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Generateur.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Wingdings" svg:font-family="Wingdings" style:font-adornments="Normal" style:font-charset="x-symbol"/>
    <style:font-face style:name="Calibri" svg:font-family="Calibri" style:font-adornments="Regular"/>
    <style:font-face style:name="Liberation Sans3" svg:font-family="'Liberation Sans'"/>
    <style:font-face style:name="Liberation Sans1" svg:font-family="'Liberation Sans'" style:font-adornments="Regular"/>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0.871cm"/>
    </style:style>
    <style:style style:name="co3" style:family="table-column">
      <style:table-column-properties fo:break-before="auto" style:column-width="0.907cm"/>
    </style:style>
    <style:style style:name="co4" style:family="table-column">
      <style:table-column-properties fo:break-before="auto" style:column-width="1.879cm"/>
    </style:style>
    <style:style style:name="co5" style:family="table-column">
      <style:table-column-properties fo:break-before="auto" style:column-width="1.603cm"/>
    </style:style>
    <style:style style:name="co6" style:family="table-column">
      <style:table-column-properties fo:break-before="auto" style:column-width="1.967cm"/>
    </style:style>
    <style:style style:name="co7" style:family="table-column">
      <style:table-column-properties fo:break-before="auto" style:column-width="3.358cm"/>
    </style:style>
    <style:style style:name="co8" style:family="table-column">
      <style:table-column-properties fo:break-before="auto" style:column-width="1.579cm"/>
    </style:style>
    <style:style style:name="co9" style:family="table-column">
      <style:table-column-properties fo:break-before="auto" style:column-width="1.33cm"/>
    </style:style>
    <style:style style:name="co10" style:family="table-column">
      <style:table-column-properties fo:break-before="auto" style:column-width="2.45cm"/>
    </style:style>
    <style:style style:name="co11" style:family="table-column">
      <style:table-column-properties fo:break-before="auto" style:column-width="1.769cm"/>
    </style:style>
    <style:style style:name="co12" style:family="table-column">
      <style:table-column-properties fo:break-before="auto" style:column-width="1.688cm"/>
    </style:style>
    <style:style style:name="co13" style:family="table-column">
      <style:table-column-properties fo:break-before="auto" style:column-width="2.477cm"/>
    </style:style>
    <style:style style:name="co14" style:family="table-column">
      <style:table-column-properties fo:break-before="auto" style:column-width="2.79cm"/>
    </style:style>
    <style:style style:name="co15" style:family="table-column">
      <style:table-column-properties fo:break-before="auto" style:column-width="1.66cm"/>
    </style:style>
    <style:style style:name="co16" style:family="table-column">
      <style:table-column-properties fo:break-before="auto" style:column-width="1.997cm"/>
    </style:style>
    <style:style style:name="co17" style:family="table-column">
      <style:table-column-properties fo:break-before="auto" style:column-width="2.258cm"/>
    </style:style>
    <style:style style:name="co18" style:family="table-column">
      <style:table-column-properties fo:break-before="auto" style:column-width="0.743cm"/>
    </style:style>
    <style:style style:name="co19" style:family="table-column">
      <style:table-column-properties fo:break-before="auto" style:column-width="1.293cm"/>
    </style:style>
    <style:style style:name="co20" style:family="table-column">
      <style:table-column-properties fo:break-before="auto" style:column-width="1.395cm"/>
    </style:style>
    <style:style style:name="co21" style:family="table-column">
      <style:table-column-properties fo:break-before="auto" style:column-width="1.259cm"/>
    </style:style>
    <style:style style:name="co22" style:family="table-column">
      <style:table-column-properties fo:break-before="auto" style:column-width="1.224cm"/>
    </style:style>
    <style:style style:name="co23" style:family="table-column">
      <style:table-column-properties fo:break-before="auto" style:column-width="1.326cm"/>
    </style:style>
    <style:style style:name="co24" style:family="table-column">
      <style:table-column-properties fo:break-before="auto" style:column-width="1.633cm"/>
    </style:style>
    <style:style style:name="co25" style:family="table-column">
      <style:table-column-properties fo:break-before="auto" style:column-width="0.762cm"/>
    </style:style>
    <style:style style:name="co26" style:family="table-column">
      <style:table-column-properties fo:break-before="auto" style:column-width="1.552cm"/>
    </style:style>
    <style:style style:name="co27" style:family="table-column">
      <style:table-column-properties fo:break-before="auto" style:column-width="1.498cm"/>
    </style:style>
    <style:style style:name="co28" style:family="table-column">
      <style:table-column-properties fo:break-before="auto" style:column-width="1.088cm"/>
    </style:style>
    <style:style style:name="co29" style:family="table-column">
      <style:table-column-properties fo:break-before="auto" style:column-width="1.034cm"/>
    </style:style>
    <style:style style:name="co30" style:family="table-column">
      <style:table-column-properties fo:break-before="auto" style:column-width="3.022cm"/>
    </style:style>
    <style:style style:name="co31" style:family="table-column">
      <style:table-column-properties fo:break-before="auto" style:column-width="1.062cm"/>
    </style:style>
    <style:style style:name="co32" style:family="table-column">
      <style:table-column-properties fo:break-before="auto" style:column-width="3.186cm"/>
    </style:style>
    <style:style style:name="co33" style:family="table-column">
      <style:table-column-properties fo:break-before="auto" style:column-width="3.029cm"/>
    </style:style>
    <style:style style:name="co34" style:family="table-column">
      <style:table-column-properties fo:break-before="auto" style:column-width="2.117cm"/>
    </style:style>
    <style:style style:name="co35" style:family="table-column">
      <style:table-column-properties fo:break-before="auto" style:column-width="3.743cm"/>
    </style:style>
    <style:style style:name="co36" style:family="table-column">
      <style:table-column-properties fo:break-before="auto" style:column-width="1.148cm"/>
    </style:style>
    <style:style style:name="co37" style:family="table-column">
      <style:table-column-properties fo:break-before="auto" style:column-width="0.538cm"/>
    </style:style>
    <style:style style:name="co38" style:family="table-column">
      <style:table-column-properties fo:break-before="auto" style:column-width="1.279cm"/>
    </style:style>
    <style:style style:name="co39" style:family="table-column">
      <style:table-column-properties fo:break-before="auto" style:column-width="0.543cm"/>
    </style:style>
    <style:style style:name="co40" style:family="table-column">
      <style:table-column-properties fo:break-before="auto" style:column-width="0.924cm"/>
    </style:style>
    <style:style style:name="co41" style:family="table-column">
      <style:table-column-properties fo:break-before="auto" style:column-width="5.046cm"/>
    </style:style>
    <style:style style:name="co42" style:family="table-column">
      <style:table-column-properties fo:break-before="auto" style:column-width="1.334cm"/>
    </style:style>
    <style:style style:name="co43" style:family="table-column">
      <style:table-column-properties fo:break-before="auto" style:column-width="0.834cm"/>
    </style:style>
    <style:style style:name="co44" style:family="table-column">
      <style:table-column-properties fo:break-before="auto" style:column-width="0.864cm"/>
    </style:style>
    <style:style style:name="co45" style:family="table-column">
      <style:table-column-properties fo:break-before="auto" style:column-width="2.519cm"/>
    </style:style>
    <style:style style:name="co46" style:family="table-column">
      <style:table-column-properties fo:break-before="auto" style:column-width="2.722cm"/>
    </style:style>
    <style:style style:name="co47" style:family="table-column">
      <style:table-column-properties fo:break-before="auto" style:column-width="1.462cm"/>
    </style:style>
    <style:style style:name="co48" style:family="table-column">
      <style:table-column-properties fo:break-before="auto" style:column-width="1.157cm"/>
    </style:style>
    <style:style style:name="co49" style:family="table-column">
      <style:table-column-properties fo:break-before="auto" style:column-width="0.393cm"/>
    </style:style>
    <style:style style:name="co50" style:family="table-column">
      <style:table-column-properties fo:break-before="auto" style:column-width="2.205cm"/>
    </style:style>
    <style:style style:name="co51" style:family="table-column">
      <style:table-column-properties fo:break-before="auto" style:column-width="2.831cm"/>
    </style:style>
    <style:style style:name="co52" style:family="table-column">
      <style:table-column-properties fo:break-before="auto" style:column-width="1.36cm"/>
    </style:style>
    <style:style style:name="co53" style:family="table-column">
      <style:table-column-properties fo:break-before="auto" style:column-width="0.817cm"/>
    </style:style>
    <style:style style:name="co54" style:family="table-column">
      <style:table-column-properties fo:break-before="auto" style:column-width="1.198cm"/>
    </style:style>
    <style:style style:name="co55" style:family="table-column">
      <style:table-column-properties fo:break-before="auto" style:column-width="2.641cm"/>
    </style:style>
    <style:style style:name="co56" style:family="table-column">
      <style:table-column-properties fo:break-before="auto" style:column-width="2.559cm"/>
    </style:style>
    <style:style style:name="co57" style:family="table-column">
      <style:table-column-properties fo:break-before="auto" style:column-width="0.967cm"/>
    </style:style>
    <style:style style:name="co58" style:family="table-column">
      <style:table-column-properties fo:break-before="auto" style:column-width="2.39cm"/>
    </style:style>
    <style:style style:name="co59" style:family="table-column">
      <style:table-column-properties fo:break-before="auto" style:column-width="1.824cm"/>
    </style:style>
    <style:style style:name="co60" style:family="table-column">
      <style:table-column-properties fo:break-before="auto" style:column-width="1.18cm"/>
    </style:style>
    <style:style style:name="co61" style:family="table-column">
      <style:table-column-properties fo:break-before="auto" style:column-width="1.191cm"/>
    </style:style>
    <style:style style:name="co62" style:family="table-column">
      <style:table-column-properties fo:break-before="auto" style:column-width="1.429cm"/>
    </style:style>
    <style:style style:name="co63" style:family="table-column">
      <style:table-column-properties fo:break-before="auto" style:column-width="0.679cm"/>
    </style:style>
    <style:style style:name="co64" style:family="table-column">
      <style:table-column-properties fo:break-before="auto" style:column-width="2.027cm"/>
    </style:style>
    <style:style style:name="co65" style:family="table-column">
      <style:table-column-properties fo:break-before="auto" style:column-width="1.21cm"/>
    </style:style>
    <style:style style:name="co66" style:family="table-column">
      <style:table-column-properties fo:break-before="auto" style:column-width="0.707cm"/>
    </style:style>
    <style:style style:name="co67" style:family="table-column">
      <style:table-column-properties fo:break-before="auto" style:column-width="1.233cm"/>
    </style:style>
    <style:style style:name="co68" style:family="table-column">
      <style:table-column-properties fo:break-before="auto" style:column-width="2.208cm"/>
    </style:style>
    <style:style style:name="co69" style:family="table-column">
      <style:table-column-properties fo:break-before="auto" style:column-width="1.663cm"/>
    </style:style>
    <style:style style:name="co70" style:family="table-column">
      <style:table-column-properties fo:break-before="auto" style:column-width="0.695cm"/>
    </style:style>
    <style:style style:name="co71" style:family="table-column">
      <style:table-column-properties fo:break-before="auto" style:column-width="3.6cm"/>
    </style:style>
    <style:style style:name="co72" style:family="table-column">
      <style:table-column-properties fo:break-before="auto" style:column-width="1.796cm"/>
    </style:style>
    <style:style style:name="co73" style:family="table-column">
      <style:table-column-properties fo:break-before="auto" style:column-width="0.953cm"/>
    </style:style>
    <style:style style:name="co74" style:family="table-column">
      <style:table-column-properties fo:break-before="auto" style:column-width="1.007cm"/>
    </style:style>
    <style:style style:name="co75" style:family="table-column">
      <style:table-column-properties fo:break-before="auto" style:column-width="0.462cm"/>
    </style:style>
    <style:style style:name="co76" style:family="table-column">
      <style:table-column-properties fo:break-before="auto" style:column-width="3.388cm"/>
    </style:style>
    <style:style style:name="co77" style:family="table-column">
      <style:table-column-properties fo:break-before="auto" style:column-width="1.422cm"/>
    </style:style>
    <style:style style:name="co78" style:family="table-column">
      <style:table-column-properties fo:break-before="auto" style:column-width="1.392cm"/>
    </style:style>
    <style:style style:name="co79" style:family="table-column">
      <style:table-column-properties fo:break-before="auto" style:column-width="2.268cm"/>
    </style:style>
    <style:style style:name="co80" style:family="table-column">
      <style:table-column-properties fo:break-before="auto" style:column-width="0.797cm"/>
    </style:style>
    <style:style style:name="co81" style:family="table-column">
      <style:table-column-properties fo:break-before="auto" style:column-width="0.725cm"/>
    </style:style>
    <style:style style:name="co82" style:family="table-column">
      <style:table-column-properties fo:break-before="auto" style:column-width="1.96cm"/>
    </style:style>
    <style:style style:name="co83" style:family="table-column">
      <style:table-column-properties fo:break-before="auto" style:column-width="2.238cm"/>
    </style:style>
    <style:style style:name="co84" style:family="table-column">
      <style:table-column-properties fo:break-before="auto" style:column-width="2.041cm"/>
    </style:style>
    <style:style style:name="co85" style:family="table-column">
      <style:table-column-properties fo:break-before="auto" style:column-width="1.933cm"/>
    </style:style>
    <style:style style:name="co86" style:family="table-column">
      <style:table-column-properties fo:break-before="auto" style:column-width="0.894cm"/>
    </style:style>
    <style:style style:name="co87" style:family="table-column">
      <style:table-column-properties fo:break-before="auto" style:column-width="1.672cm"/>
    </style:style>
    <style:style style:name="co88" style:family="table-column">
      <style:table-column-properties fo:break-before="auto" style:column-width="1.307cm"/>
    </style:style>
    <style:style style:name="co89" style:family="table-column">
      <style:table-column-properties fo:break-before="auto" style:column-width="0.734cm"/>
    </style:style>
    <style:style style:name="co90" style:family="table-column">
      <style:table-column-properties fo:break-before="auto" style:column-width="3.457cm"/>
    </style:style>
    <style:style style:name="co91" style:family="table-column">
      <style:table-column-properties fo:break-before="auto" style:column-width="2.614cm"/>
    </style:style>
    <style:style style:name="co92" style:family="table-column">
      <style:table-column-properties fo:break-before="auto" style:column-width="3.112cm"/>
    </style:style>
    <style:style style:name="co93" style:family="table-column">
      <style:table-column-properties fo:break-before="auto" style:column-width="0.653cm"/>
    </style:style>
    <style:style style:name="co94" style:family="table-column">
      <style:table-column-properties fo:break-before="auto" style:column-width="1.117cm"/>
    </style:style>
    <style:style style:name="co95" style:family="table-column">
      <style:table-column-properties fo:break-before="auto" style:column-width="2.124cm"/>
    </style:style>
    <style:style style:name="co96" style:family="table-column">
      <style:table-column-properties fo:break-before="auto" style:column-width="1.524cm"/>
    </style:style>
    <style:style style:name="co97" style:family="table-column">
      <style:table-column-properties fo:break-before="auto" style:column-width="2.069cm"/>
    </style:style>
    <style:style style:name="co98" style:family="table-column">
      <style:table-column-properties fo:break-before="auto" style:column-width="3.235cm"/>
    </style:style>
    <style:style style:name="co99" style:family="table-column">
      <style:table-column-properties fo:break-before="auto" style:column-width="2.3cm"/>
    </style:style>
    <style:style style:name="co100" style:family="table-column">
      <style:table-column-properties fo:break-before="auto" style:column-width="2.104cm"/>
    </style:style>
    <style:style style:name="co101" style:family="table-column">
      <style:table-column-properties fo:break-before="auto" style:column-width="3.967cm"/>
    </style:style>
    <style:style style:name="co102" style:family="table-column">
      <style:table-column-properties fo:break-before="auto" style:column-width="1.6cm"/>
    </style:style>
    <style:style style:name="co103" style:family="table-column">
      <style:table-column-properties fo:break-before="auto" style:column-width="0.877cm"/>
    </style:style>
    <style:style style:name="co104" style:family="table-column">
      <style:table-column-properties fo:break-before="auto" style:column-width="0.788cm"/>
    </style:style>
    <style:style style:name="co105" style:family="table-column">
      <style:table-column-properties fo:break-before="auto" style:column-width="2.505cm"/>
    </style:style>
    <style:style style:name="co106" style:family="table-column">
      <style:table-column-properties fo:break-before="auto" style:column-width="4.438cm"/>
    </style:style>
    <style:style style:name="co107" style:family="table-column">
      <style:table-column-properties fo:break-before="auto" style:column-width="0.489cm"/>
    </style:style>
    <style:style style:name="co108" style:family="table-column">
      <style:table-column-properties fo:break-before="auto" style:column-width="2.314cm"/>
    </style:style>
    <style:style style:name="co109" style:family="table-column">
      <style:table-column-properties fo:break-before="auto" style:column-width="1.905cm"/>
    </style:style>
    <style:style style:name="co110" style:family="table-column">
      <style:table-column-properties fo:break-before="auto" style:column-width="2.281cm"/>
    </style:style>
    <style:style style:name="co111" style:family="table-column">
      <style:table-column-properties fo:break-before="auto" style:column-width="2.611cm"/>
    </style:style>
    <style:style style:name="co112" style:family="table-column">
      <style:table-column-properties fo:break-before="auto" style:column-width="2.859cm"/>
    </style:style>
    <style:style style:name="co113" style:family="table-column">
      <style:table-column-properties fo:break-before="auto" style:column-width="1.743cm"/>
    </style:style>
    <style:style style:name="co114" style:family="table-column">
      <style:table-column-properties fo:break-before="auto" style:column-width="0.58cm"/>
    </style:style>
    <style:style style:name="co115" style:family="table-column">
      <style:table-column-properties fo:break-before="auto" style:column-width="0.748cm"/>
    </style:style>
    <style:style style:name="co116" style:family="table-column">
      <style:table-column-properties fo:break-before="auto" style:column-width="4.002cm"/>
    </style:style>
    <style:style style:name="co117" style:family="table-column">
      <style:table-column-properties fo:break-before="auto" style:column-width="3.24cm"/>
    </style:style>
    <style:style style:name="co118" style:family="table-column">
      <style:table-column-properties fo:break-before="auto" style:column-width="2.286cm"/>
    </style:style>
    <style:style style:name="co119" style:family="table-column">
      <style:table-column-properties fo:break-before="auto" style:column-width="1.605cm"/>
    </style:style>
    <style:style style:name="co120" style:family="table-column">
      <style:table-column-properties fo:break-before="auto" style:column-width="2.655cm"/>
    </style:style>
    <style:style style:name="co121" style:family="table-column">
      <style:table-column-properties fo:break-before="auto" style:column-width="2.26cm"/>
    </style:style>
    <style:style style:name="co122" style:family="table-column">
      <style:table-column-properties fo:break-before="auto" style:column-width="1.94cm"/>
    </style:style>
    <style:style style:name="co123" style:family="table-column">
      <style:table-column-properties fo:break-before="auto" style:column-width="0.937cm"/>
    </style:style>
    <style:style style:name="co124" style:family="table-column">
      <style:table-column-properties fo:break-before="auto" style:column-width="1.055cm"/>
    </style:style>
    <style:style style:name="co125" style:family="table-column">
      <style:table-column-properties fo:break-before="auto" style:column-width="1.369cm"/>
    </style:style>
    <style:style style:name="co126" style:family="table-column">
      <style:table-column-properties fo:break-before="auto" style:column-width="1.478cm"/>
    </style:style>
    <style:style style:name="co127" style:family="table-column">
      <style:table-column-properties fo:break-before="auto" style:column-width="1.02cm"/>
    </style:style>
    <style:style style:name="co128" style:family="table-column">
      <style:table-column-properties fo:break-before="auto" style:column-width="2.341cm"/>
    </style:style>
    <style:style style:name="co129" style:family="table-column">
      <style:table-column-properties fo:break-before="auto" style:column-width="3.212cm"/>
    </style:style>
    <style:style style:name="co130" style:family="table-column">
      <style:table-column-properties fo:break-before="auto" style:column-width="2.178cm"/>
    </style:style>
    <style:style style:name="co131" style:family="table-column">
      <style:table-column-properties fo:break-before="auto" style:column-width="0.572cm"/>
    </style:style>
    <style:style style:name="co132" style:family="table-column">
      <style:table-column-properties fo:break-before="auto" style:column-width="0.598cm"/>
    </style:style>
    <style:style style:name="co133" style:family="table-column">
      <style:table-column-properties fo:break-before="auto" style:column-width="4.764cm"/>
    </style:style>
    <style:style style:name="co134" style:family="table-column">
      <style:table-column-properties fo:break-before="auto" style:column-width="3.104cm"/>
    </style:style>
    <style:style style:name="co135" style:family="table-column">
      <style:table-column-properties fo:break-before="auto" style:column-width="2.586cm"/>
    </style:style>
    <style:style style:name="co136" style:family="table-column">
      <style:table-column-properties fo:break-before="auto" style:column-width="3.778cm"/>
    </style:style>
    <style:style style:name="co137" style:family="table-column">
      <style:table-column-properties fo:break-before="auto" style:column-width="2.096cm"/>
    </style:style>
    <style:style style:name="co138" style:family="table-column">
      <style:table-column-properties fo:break-before="auto" style:column-width="2.101cm"/>
    </style:style>
    <style:style style:name="co139" style:family="table-column">
      <style:table-column-properties fo:break-before="auto" style:column-width="3.344cm"/>
    </style:style>
    <style:style style:name="co140" style:family="table-column">
      <style:table-column-properties fo:break-before="auto" style:column-width="2.395cm"/>
    </style:style>
    <style:style style:name="co141" style:family="table-column">
      <style:table-column-properties fo:break-before="auto" style:column-width="1.857cm"/>
    </style:style>
    <style:style style:name="co142" style:family="table-column">
      <style:table-column-properties fo:break-before="auto" style:column-width="2.776cm"/>
    </style:style>
    <style:style style:name="co143" style:family="table-column">
      <style:table-column-properties fo:break-before="auto" style:column-width="1.312cm"/>
    </style:style>
    <style:style style:name="co144" style:family="table-column">
      <style:table-column-properties fo:break-before="auto" style:column-width="4.549cm"/>
    </style:style>
    <style:style style:name="co145" style:family="table-column">
      <style:table-column-properties fo:break-before="auto" style:column-width="4.688cm"/>
    </style:style>
    <style:style style:name="co146" style:family="table-column">
      <style:table-column-properties fo:break-before="auto" style:column-width="2.369cm"/>
    </style:style>
    <style:style style:name="co147" style:family="table-column">
      <style:table-column-properties fo:break-before="auto" style:column-width="1.988cm"/>
    </style:style>
    <style:style style:name="co148" style:family="table-column">
      <style:table-column-properties fo:break-before="auto" style:column-width="0.665cm"/>
    </style:style>
    <style:style style:name="co149" style:family="table-column">
      <style:table-column-properties fo:break-before="auto" style:column-width="1.669cm"/>
    </style:style>
    <style:style style:name="co150" style:family="table-column">
      <style:table-column-properties fo:break-before="auto" style:column-width="2.434cm"/>
    </style:style>
    <style:style style:name="co151" style:family="table-column">
      <style:table-column-properties fo:break-before="auto" style:column-width="1.281cm"/>
    </style:style>
    <style:style style:name="co152" style:family="table-column">
      <style:table-column-properties fo:break-before="auto" style:column-width="3.364cm"/>
    </style:style>
    <style:style style:name="co153" style:family="table-column">
      <style:table-column-properties fo:break-before="auto" style:column-width="2.85cm"/>
    </style:style>
    <style:style style:name="co154" style:family="table-column">
      <style:table-column-properties fo:break-before="auto" style:column-width="1.441cm"/>
    </style:style>
    <style:style style:name="co155" style:family="table-column">
      <style:table-column-properties fo:break-before="auto" style:column-width="3.043cm"/>
    </style:style>
    <style:style style:name="co156" style:family="table-column">
      <style:table-column-properties fo:break-before="auto" style:column-width="1.778cm"/>
    </style:style>
    <style:style style:name="co157" style:family="table-column">
      <style:table-column-properties fo:break-before="auto" style:column-width="1.833cm"/>
    </style:style>
    <style:style style:name="co158" style:family="table-column">
      <style:table-column-properties fo:break-before="auto" style:column-width="2.087cm"/>
    </style:style>
    <style:style style:name="co159" style:family="table-column">
      <style:table-column-properties fo:break-before="auto" style:column-width="2.739cm"/>
    </style:style>
    <style:style style:name="co160" style:family="table-column">
      <style:table-column-properties fo:break-before="auto" style:column-width="0.774cm"/>
    </style:style>
    <style:style style:name="co161" style:family="table-column">
      <style:table-column-properties fo:break-before="auto" style:column-width="0.55cm"/>
    </style:style>
    <style:style style:name="co162" style:family="table-column">
      <style:table-column-properties fo:break-before="auto" style:column-width="1.344cm"/>
    </style:style>
    <style:style style:name="co163" style:family="table-column">
      <style:table-column-properties fo:break-before="auto" style:column-width="0.96cm"/>
    </style:style>
    <style:style style:name="co164" style:family="table-column">
      <style:table-column-properties fo:break-before="auto" style:column-width="3.14cm"/>
    </style:style>
    <style:style style:name="co165" style:family="table-column">
      <style:table-column-properties fo:break-before="auto" style:column-width="2.886cm"/>
    </style:style>
    <style:style style:name="co166" style:family="table-column">
      <style:table-column-properties fo:break-before="auto" style:column-width="2.595cm"/>
    </style:style>
    <style:style style:name="co167" style:family="table-column">
      <style:table-column-properties fo:break-before="auto" style:column-width="1.409cm"/>
    </style:style>
    <style:style style:name="co168" style:family="table-column">
      <style:table-column-properties fo:break-before="auto" style:column-width="3.651cm"/>
    </style:style>
    <style:style style:name="co169" style:family="table-column">
      <style:table-column-properties fo:break-before="auto" style:column-width="3.427cm"/>
    </style:style>
    <style:style style:name="co170" style:family="table-column">
      <style:table-column-properties fo:break-before="auto" style:column-width="2.15cm"/>
    </style:style>
    <style:style style:name="co171" style:family="table-column">
      <style:table-column-properties fo:break-before="auto" style:column-width="3.844cm"/>
    </style:style>
    <style:style style:name="co172" style:family="table-column">
      <style:table-column-properties fo:break-before="auto" style:column-width="0.616cm"/>
    </style:style>
    <style:style style:name="co173" style:family="table-column">
      <style:table-column-properties fo:break-before="auto" style:column-width="0.711cm"/>
    </style:style>
    <style:style style:name="ro1" style:family="table-row">
      <style:table-row-properties style:row-height="1.296cm" fo:break-before="auto" style:use-optimal-row-height="false"/>
    </style:style>
    <style:style style:name="ro2" style:family="table-row">
      <style:table-row-properties style:row-height="1.3cm" fo:break-before="auto" style:use-optimal-row-height="false"/>
    </style:style>
    <style:style style:name="ro3" style:family="table-row">
      <style:table-row-properties style:row-height="1.1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cm" fo:break-before="auto" style:use-optimal-row-height="false"/>
    </style:style>
    <style:style style:name="ro6" style:family="table-row">
      <style:table-row-properties style:row-height="0.612cm" fo:break-before="auto" style:use-optimal-row-height="true"/>
    </style:style>
    <style:style style:name="ro7" style:family="table-row">
      <style:table-row-properties style:row-height="0.556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ff00"/>
    </style:style>
    <style:style style:name="ta3" style:family="table" style:master-page-name="Default">
      <style:table-properties table:display="true" style:writing-mode="lr-tb" table:tab-color="#ff9900"/>
    </style:style>
    <style:style style:name="ta4" style:family="table" style:master-page-name="Default">
      <style:table-properties table:display="true" style:writing-mode="lr-tb" table:tab-color="#009900"/>
    </style:style>
    <style:style style:name="ta5" style:family="table" style:master-page-name="Default">
      <style:table-properties table:display="true" style:writing-mode="lr-tb" table:tab-color="#3333ff"/>
    </style:style>
    <style:style style:name="ta6" style:family="table" style:master-page-name="Default">
      <style:table-properties table:display="true" style:writing-mode="lr-tb" table:tab-color="#996600"/>
    </style:style>
    <style:style style:name="ta7" style:family="table" style:master-page-name="Default">
      <style:table-properties table:display="true" style:writing-mode="lr-tb" table:tab-color="#000000"/>
    </style:style>
    <style:style style:name="ta8" style:family="table" style:master-page-name="Default">
      <style:table-properties table:display="true" style:writing-mode="lr-tb" table:tab-color="#ff3333"/>
    </style:style>
    <style:style style:name="ta9" style:family="table" style:master-page-name="Default">
      <style:table-properties table:display="fals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 %</number:text>
    </number:percentage-style>
    <number:time-style style:name="N40">
      <number:hours number:style="long"/>
      <number:text>:</number:text>
      <number:minutes number:style="long"/>
    </number:time-style>
    <number:number-style style:name="N60">
      <number:scientific-number number:decimal-places="2" number:min-decimal-places="2" number:min-integer-digits="1" number:min-exponent-digits="3" number:exponent-interval="1" number:forced-exponent-sign="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2"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61" style:family="table-cell" style:parent-style-name="Default">
      <style:table-cell-properties style:text-align-source="fix" style:repeat-content="false" fo:border="0.06pt solid #000000" style:vertical-align="middle"/>
      <style:paragraph-properties fo:text-align="start" fo:margin-left="0cm"/>
      <style:text-properties style:font-name="Liberation Sans" fo:font-size="12pt" style:font-size-asian="12pt" style:font-size-complex="12pt"/>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13" style:family="table-cell" style:parent-style-name="Default">
      <style:table-cell-properties fo:border="0.06pt solid #000000"/>
      <style:text-properties fo:font-size="12pt" style:font-size-asian="12pt" style:font-size-complex="12pt"/>
    </style:style>
    <style:style style:name="ce15" style:family="table-cell" style:parent-style-name="Default">
      <style:text-properties fo:font-size="14pt" style:font-size-asian="14pt" style:font-size-complex="14pt"/>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8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6"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90"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18" style:family="table-cell" style:parent-style-name="Default">
      <style:table-cell-properties style:text-align-source="fix" style:repeat-content="false" fo:border="0.06pt solid #000000"/>
      <style:paragraph-properties fo:text-align="start" fo:margin-left="0cm"/>
    </style:style>
    <style:style style:name="ce19" style:family="table-cell" style:parent-style-name="Default">
      <style:table-cell-properties style:text-align-source="fix" style:repeat-content="false" fo:border="0.06pt solid #000000"/>
      <style:paragraph-properties fo:text-align="start" fo:margin-left="0cm"/>
      <style:text-properties style:font-name="Liberation Sans" fo:font-size="12pt" style:font-size-asian="12pt" style:font-size-complex="12pt"/>
    </style:style>
    <style:style style:name="ce119"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21"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5pt" style:font-size-asian="11pt" style:font-size-complex="11pt"/>
    </style:style>
    <style:style style:name="ce42" style:family="table-cell" style:parent-style-name="Default">
      <style:table-cell-properties fo:border-bottom="0.06pt solid #000000" style:diagonal-bl-tr="none" style:diagonal-tl-br="none" fo:border-left="none" fo:padding="0.071c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Default">
      <style:table-cell-properties fo:border="none"/>
    </style:style>
    <style:style style:name="ce83"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89"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9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30" style:family="table-cell" style:parent-style-name="Default">
      <style:table-cell-properties fo:border-bottom="0.06pt solid #000000" fo:border-left="none" fo:border-right="none" fo:border-top="0.06pt solid #000000"/>
    </style:style>
    <style:style style:name="ce96" style:family="table-cell" style:parent-style-name="Default">
      <style:table-cell-properties fo:border-bottom="0.06pt solid #000000" fo:border-left="none" fo:border-right="none" fo:border-top="0.06pt solid #000000" style:vertical-align="middle"/>
    </style:style>
    <style:style style:name="ce35" style:family="table-cell" style:parent-style-name="Default" style:data-style-name="N136">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9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34" style:family="table-cell" style:parent-style-name="Default">
      <style:table-cell-properties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1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1" fo:font-size="14pt" style:font-name-asian="Liberation Sans1" style:font-size-asian="14pt" style:font-name-complex="Liberation Sans1"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106" style:family="table-cell" style:parent-style-name="Default" style:data-style-name="N151">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4" style:family="table-cell" style:parent-style-name="Default">
      <style:table-cell-properties fo:background-color="#00cc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29" style:family="table-cell" style:parent-style-name="Default" style:data-style-name="N138">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1" style:family="table-cell" style:parent-style-name="Default">
      <style:table-cell-properties style:text-align-source="fix" style:repeat-content="false"/>
      <style:paragraph-properties fo:text-align="start" fo:margin-left="0cm"/>
    </style:style>
    <style:style style:name="ce132"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116"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9" style:family="table-cell" style:parent-style-name="Default">
      <style:table-cell-properties fo:background-color="#3333ff"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22" style:family="table-cell" style:parent-style-name="Default">
      <style:table-cell-properties fo:border-bottom="0.06pt solid #000000" fo:border-left="0.06pt solid #000000" fo:border-right="none" fo:border-top="0.06pt solid #000000" style:vertical-align="middle"/>
      <style:text-properties fo:font-size="12pt" style:font-size-asian="12pt" style:font-size-complex="12pt"/>
    </style:style>
    <style:style style:name="ce135" style:family="table-cell" style:parent-style-name="Default" style:data-style-name="N149">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24" style:family="table-cell" style:parent-style-name="Default">
      <style:table-cell-properties fo:border-bottom="0.06pt solid #000000" style:text-align-source="fix" style:repeat-content="false" fo:border-left="none" fo:border-right="none" fo:border-top="0.06pt solid #000000" style:vertical-align="bottom"/>
      <style:paragraph-properties fo:text-align="start" fo:margin-left="0cm"/>
      <style:text-properties style:font-name="Liberation Sans" fo:font-size="14pt" style:font-size-asian="14pt" style:font-size-complex="14pt"/>
    </style:style>
    <style:style style:name="ce1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3" fo:font-size="14pt" style:font-name-asian="Liberation Sans3" style:font-size-asian="14pt" style:font-name-complex="Liberation Sans3" style:font-size-complex="14pt"/>
    </style:style>
    <style:style style:name="ce136"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7" style:family="table-cell" style:parent-style-name="Default">
      <style:table-cell-properties fo:border-bottom="0.06pt solid #000000" style:diagonal-bl-tr="none" style:diagonal-tl-br="none" fo:border-left="none" fo:padding="0.071cm" fo:border-right="none"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Default">
      <style:table-cell-properties style:vertical-align="middle"/>
      <style:text-properties fo:font-size="11pt" style:font-size-asian="11pt" style:font-size-complex="11pt"/>
    </style:style>
    <style:style style:name="ce141" style:family="table-cell" style:parent-style-name="Default">
      <style:table-cell-properties style:text-align-source="fix" style:repeat-content="false" style:vertical-align="middle"/>
      <style:paragraph-properties fo:text-align="center" fo:margin-left="0cm"/>
      <style:text-properties fo:font-size="11pt" style:font-size-asian="11pt" style:font-size-complex="11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43" style:family="table-cell" style:parent-style-name="Default">
      <style:table-cell-properties fo:border-bottom="0.06pt solid #000000" style:text-align-source="fix" style:repeat-content="false" fo:border-left="none" fo:padding-bottom="0.035cm" fo:padding-left="0.035cm" fo:padding-right="0.035cm" fo:padding-top="0.25cm" fo:border-right="none" fo:border-top="0.06pt solid #000000" style:vertical-align="top"/>
      <style:paragraph-properties fo:text-align="start" fo:margin-left="0cm"/>
      <style:text-properties style:font-name="Liberation Sans" fo:font-size="10pt" style:font-size-asian="14pt" style:font-size-complex="14pt"/>
    </style:style>
    <style:style style:name="ce144"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0.5pt" style:font-size-asian="10.5pt" style:font-size-complex="10.5pt"/>
    </style:style>
    <style:style style:name="ce146"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56"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2pt" style:font-size-asian="12pt" style:font-size-complex="12pt"/>
    </style:style>
    <style:style style:name="ce147"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4pt" style:font-size-asian="14pt" style:font-size-complex="14pt"/>
    </style:style>
    <style:style style:name="ce160" style:family="table-cell" style:parent-style-name="Default">
      <style:table-cell-properties fo:border-bottom="0.06pt solid #000000" fo:border-left="0.06pt solid #000000" fo:border-right="none" fo:border-top="0.06pt solid #000000" style:vertical-align="middle"/>
      <style:text-properties style:font-name="Liberation Sans" fo:font-size="12pt" style:font-size-asian="12pt" style:font-size-complex="12pt"/>
    </style:style>
    <style:style style:name="ce15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name-asian="Calibri" style:font-size-asian="14pt" style:font-name-complex="Calibri" style:font-size-complex="14pt"/>
    </style:style>
    <style:style style:name="ce151" style:family="table-cell" style:parent-style-name="Default">
      <style:table-cell-properties style:text-align-source="fix" style:repeat-content="false" fo:border="0.06pt solid #000000" style:vertical-align="middle"/>
      <style:paragraph-properties fo:text-align="center"/>
    </style:style>
    <style:style style:name="ce200" style:family="table-cell" style:parent-style-name="Default">
      <style:table-cell-properties fo:border-bottom="0.06pt solid #000000" fo:border-left="none" fo:border-right="0.06pt solid #000000" fo:border-top="0.06pt solid #000000" style:vertical-align="middle"/>
    </style:style>
    <style:style style:name="ce152" style:family="table-cell" style:parent-style-name="Default" style:data-style-name="N10">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164" style:family="table-cell" style:parent-style-name="Default" style:data-style-name="N146">
      <style:table-cell-properties fo:border="0.06pt solid #000000" style:vertical-align="middle"/>
      <style:text-properties style:font-name="Liberation Sans" fo:font-size="10.5pt" style:font-size-asian="10.5pt" style:font-size-complex="10.5pt"/>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1" fo:font-size="14pt" style:font-name-asian="Liberation Sans1" style:font-size-asian="14pt" style:font-name-complex="Liberation Sans1" style:font-size-complex="14pt"/>
    </style:style>
    <style:style style:name="ce167"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9" style:family="table-cell" style:parent-style-name="Default">
      <style:table-cell-properties fo:border-bottom="0.06pt solid #000000" style:diagonal-bl-tr="none" style:diagonal-tl-br="none" fo:border-left="none" fo:padding="0.071cm" fo:border-right="none" style:rotation-align="none" fo:border-top="0.06pt solid #000000"/>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8"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9" style:family="table-cell" style:parent-style-name="Default">
      <style:table-cell-properties fo:border-bottom="0.06pt solid #000000" style:diagonal-bl-tr="none" style:diagonal-tl-br="none" fo:border-left="none" fo:padding="0.071cm" fo:border-right="0.06pt solid #000000" style:rotation-align="none" fo:border-top="0.06pt solid #000000"/>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0"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71" style:family="table-cell" style:parent-style-name="Default" style:data-style-name="N15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7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fo:font-size="14pt" style:font-size-asian="14pt" style:font-size-complex="14pt"/>
    </style:style>
    <style:style style:name="ce57" style:family="table-cell" style:parent-style-name="Default">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74" style:family="table-cell" style:parent-style-name="Default" style:data-style-name="N155">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75" style:family="table-cell" style:parent-style-name="Default">
      <style:table-cell-properties style:text-align-source="fix" style:repeat-content="false"/>
      <style:paragraph-properties fo:text-align="center" fo:margin-left="0cm"/>
    </style:style>
    <style:style style:name="ce176" style:family="table-cell" style:parent-style-name="Default">
      <style:table-cell-properties fo:border-bottom="0.06pt solid #000000" fo:border-left="none" fo:border-right="none" fo:border-top="0.06pt solid #000000" style:vertical-align="middle"/>
      <style:text-properties style:font-name="Liberation Sans" fo:font-size="14pt" style:font-size-asian="14pt" style:font-size-complex="14pt"/>
    </style:style>
    <style:style style:name="ce17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style:font-name="Liberation Sans" fo:font-size="14pt" style:font-size-asian="14pt" style:font-size-complex="14pt"/>
    </style:style>
    <style:style style:name="ce178"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name-asian="Calibri" style:font-size-asian="14pt" style:font-name-complex="Calibri" style:font-size-complex="14pt"/>
    </style:style>
    <style:style style:name="ce17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180" style:family="table-cell" style:parent-style-name="Default" style:data-style-name="N153">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1"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83" style:family="table-cell" style:parent-style-name="Default" style:data-style-name="N157">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84" style:family="table-cell" style:parent-style-name="Default" style:data-style-name="N158">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85" style:family="table-cell" style:parent-style-name="Default">
      <style:table-cell-properties fo:border-bottom="0.06pt solid #000000" fo:border-left="0.06pt solid #000000" fo:border-right="none" fo:border-top="0.06pt solid #000000" style:vertical-align="middle"/>
      <style:text-properties fo:font-size="10.5pt" style:font-size-asian="10.5pt" style:font-size-complex="10.5pt"/>
    </style:style>
    <style:style style:name="ce186" style:family="table-cell" style:parent-style-name="Default">
      <style:table-cell-properties fo:border-bottom="0.06pt solid #000000" fo:border-left="none" fo:border-right="none" fo:border-top="0.06pt solid #000000" style:vertical-align="middle"/>
      <style:text-properties fo:font-size="10.5pt" style:font-size-asian="10.5pt" style:font-size-complex="10.5pt"/>
    </style:style>
    <style:style style:name="ce187" style:family="table-cell" style:parent-style-name="Default" style:data-style-name="N158">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9"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0" style:family="table-cell" style:parent-style-name="Default" style:data-style-name="N167">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91" style:family="table-cell" style:parent-style-name="Default" style:data-style-name="N160">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7"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93"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194" style:family="table-cell" style:parent-style-name="Default" style:data-style-name="N161">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5" style:family="table-cell" style:parent-style-name="Default" style:data-style-name="N162">
      <style:table-cell-properties fo:border-bottom="0.06pt solid #000000" fo:border-left="0.06pt solid #000000" fo:border-right="none" fo:border-top="0.06pt solid #000000" style:vertical-align="middle"/>
      <style:text-properties fo:font-size="14pt" style:font-size-asian="14pt" style:font-size-complex="14pt"/>
    </style:style>
    <style:style style:name="ce196" style:family="table-cell" style:parent-style-name="Default" style:data-style-name="N165">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197" style:family="table-cell" style:parent-style-name="Default" style:data-style-name="N163">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198" style:family="table-cell" style:parent-style-name="Default" style:data-style-name="N6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99" style:family="table-cell" style:parent-style-name="Default" style:data-style-name="N4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27" style:family="table-cell" style:parent-style-name="Default">
      <style:table-cell-properties style:text-align-source="fix" style:repeat-content="false" fo:background-color="transparent" fo:wrap-option="wrap" fo:border="none" fo:padding="0.499cm" style:vertical-align="middle"/>
      <style:paragraph-properties fo:text-align="center" fo:margin-left="0cm"/>
      <style:text-properties fo:color="#ffffff" fo:font-size="14pt" style:font-size-asian="14pt" style:font-size-complex="14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style>
    <style:style style:name="gr5" style:family="graphic">
      <style:graphic-properties fo:background-color="#0000ff"/>
    </style:style>
    <style:style style:name="gr6" style:family="graphic">
      <style:graphic-properties fo:background-color="#663300"/>
    </style:style>
    <style:style style:name="gr7" style:family="graphic">
      <style:graphic-properties fo:background-color="#000000"/>
    </style:style>
    <style:style style:name="gr8" style:family="graphic">
      <style:graphic-properties fo:background-color="#ff3333"/>
    </style:style>
    <style:style style:name="gr9" style:family="graphic">
      <style:graphic-properties fo:background-color="#9999ff"/>
    </style:style>
    <style:style style:name="gr10" style:family="graphic">
      <style:graphic-properties draw:stroke="solid" svg:stroke-width="0.1cm" svg:stroke-color="#000000" draw:marker-start-width="0.35cm" draw:marker-end-width="0.35cm" draw:fill="solid" draw:fill-color="#729fcf" draw:textarea-vertical-align="middle" fo:min-height="9.558cm" fo:padding-top="0.3cm" fo:padding-bottom="0.3cm" fo:padding-left="0.3cm" fo:padding-right="0.3cm"/>
      <style:paragraph-properties style:writing-mode="lr-tb"/>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loext:opacity="1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8" style:family="text">
      <style:text-properties style:font-name="Liberation Sans"/>
    </style:style>
    <style:style style:name="T9" style:family="text">
      <style:text-properties fo:font-size="14pt" style:font-size-asian="14pt" style:font-size-complex="14pt" style:text-overline-style="solid" style:text-overline-width="auto" style:text-overline-color="font-color"/>
    </style:style>
    <style:style style:name="T10"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text-position="super 58%"/>
    </style:style>
    <style:style style:name="T12" style:family="text">
      <style:text-properties style:text-position="33% 58%"/>
    </style:style>
  </office:automatic-styles>
  <office:body>
    <office:spreadsheet>
      <table:calculation-settings table:automatic-find-labels="false" table:use-regular-expressions="false" table:use-wildcards="true"/>
      <table:table table:name="Ceinture Blanche" table:style-name="ta1" table:print-ranges="'Ceinture Blanche'.A1:'Ceinture Blanche'.P44 'Ceinture Blanche'.R1:'Ceinture Blanch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cm" svg:height="0.771cm" svg:x="47.998cm" svg:y="0.623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996"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8" calcext:value-type="float">
            <text:p>8</text:p>
          </table:table-cell>
          <table:table-cell table:style-name="ce83" table:formula="of:=RAND()" office:value-type="float" office:value="0.369326450208004" calcext:value-type="float">
            <text:p>0,369326450208004</text:p>
          </table:table-cell>
          <table:table-cell table:formula="of:=RANK([.Z1];[.Z1:.Z10])+2" office:value-type="float" office:value="8" calcext:value-type="float">
            <text:p>8</text:p>
          </table:table-cell>
          <table:table-cell table:style-name="ce83" table:formula="of:=RAND()" office:value-type="float" office:value="0.738235121043026" calcext:value-type="float">
            <text:p>0,738235121043026</text:p>
          </table:table-cell>
          <table:table-cell table:number-columns-repeated="998"/>
        </table:table-row>
        <table:table-row table:style-name="ro1">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3853" calcext:value-type="string">
            <text:p>v385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X1:.X10])+2" office:value-type="float" office:value="12" calcext:value-type="float">
            <text:p>12</text:p>
          </table:table-cell>
          <table:table-cell table:style-name="ce83" table:formula="of:=RAND()" office:value-type="float" office:value="0.0303812590959639" calcext:value-type="float">
            <text:p>0,030381259095964</text:p>
          </table:table-cell>
          <table:table-cell table:formula="of:=RANK([.Z2];[.Z1:.Z10])+2" office:value-type="float" office:value="10" calcext:value-type="float">
            <text:p>10</text:p>
          </table:table-cell>
          <table:table-cell table:style-name="ce83" table:formula="of:=RAND()" office:value-type="float" office:value="0.227651094072848" calcext:value-type="float">
            <text:p>0,227651094072848</text:p>
          </table:table-cell>
          <table:table-cell table:number-columns-repeated="998"/>
        </table:table-row>
        <table:table-row table:style-name="ro2">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3853" calcext:value-type="string">
            <text:p>v3853</text:p>
          </table:table-cell>
          <table:table-cell table:style-name="ce83"/>
          <table:table-cell table:formula="of:=RANK([.X3];[.X1:.X10])+2" office:value-type="float" office:value="5" calcext:value-type="float">
            <text:p>5</text:p>
          </table:table-cell>
          <table:table-cell table:style-name="ce83" table:formula="of:=RAND()" office:value-type="float" office:value="0.647814899680033" calcext:value-type="float">
            <text:p>0,647814899680033</text:p>
          </table:table-cell>
          <table:table-cell table:formula="of:=RANK([.Z3];[.Z1:.Z10])+2" office:value-type="float" office:value="9" calcext:value-type="float">
            <text:p>9</text:p>
          </table:table-cell>
          <table:table-cell table:style-name="ce83" table:formula="of:=RAND()" office:value-type="float" office:value="0.498891602775291" calcext:value-type="float">
            <text:p>0,498891602775291</text:p>
          </table:table-cell>
          <table:table-cell table:style-name="ce83" table:formula="of:=RANK([.AB3];[.AB3:.AB8])" office:value-type="float" office:value="3" calcext:value-type="float">
            <text:p>3</text:p>
          </table:table-cell>
          <table:table-cell table:formula="of:=RAND()" office:value-type="float" office:value="0.745973266231621" calcext:value-type="float">
            <text:p>0,745973266231621</text:p>
          </table:table-cell>
          <table:table-cell table:style-name="ce83" table:number-columns-repeated="996"/>
        </table:table-row>
        <table:table-row table:style-name="ro3">
          <table:table-cell table:style-name="ce4" table:formula="of:=[.W4]" office:value-type="float" office:value="4" calcext:value-type="float">
            <text:p>4</text:p>
          </table:table-cell>
          <table:table-cell table:style-name="ce7" office:value-type="string" calcext:value-type="string">
            <text:p>×</text:p>
          </table:table-cell>
          <table:table-cell table:style-name="ce9" table:formula="of:=[.Y4]" office:value-type="float" office:value="3" calcext:value-type="float">
            <text:p>3</text:p>
          </table:table-cell>
          <table:table-cell table:style-name="ce10" office:value-type="string" calcext:value-type="string">
            <text:p>=</text:p>
          </table:table-cell>
          <table:table-cell table:style-name="ce39" table:formula="of:=IF([.S4]=&quot;diviseur&quot;;RANDBETWEEN(2;9);RANDBETWEEN(2;6)*[.H4])" office:value-type="float" office:value="100" calcext:value-type="float">
            <text:p>10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quot;diviseur&quot;;[.E4]*RANDBETWEEN(2;11);RANDBETWEEN(2;25))" office:value-type="float" office:value="25" calcext:value-type="float">
            <text:p>25</text:p>
          </table:table-cell>
          <table:table-cell table:style-name="ce50" table:formula="of:=IF([.AA4]&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4" calcext:value-type="float">
            <text:p>14</text:p>
          </table:table-cell>
          <table:table-cell table:style-name="ce10" office:value-type="string" calcext:value-type="string">
            <text:p>=</text:p>
          </table:table-cell>
          <table:table-cell table:style-name="ce90" table:formula="of:=IF([.W4]&gt;5;&quot;(-&quot;&amp;RANDBETWEEN(2;20)&amp;&quot;)&quot;;RANDBETWEEN(2;20))" office:value-type="float" office:value="7" calcext:value-type="float">
            <text:p>7</text:p>
          </table:table-cell>
          <table:table-cell table:style-name="ce40" office:value-type="string" calcext:value-type="string">
            <text:p>+</text:p>
          </table:table-cell>
          <table:table-cell table:style-name="ce119" table:formula="of:=IF([.Y4]&lt;6;&quot;(-&quot;&amp;RANDBETWEEN(2;20)&amp;&quot;)&quot;;RANDBETWEEN(2;20))" office:value-type="string" office:string-value="(-7)" calcext:value-type="string">
            <text:p>(-7)</text:p>
          </table:table-cell>
          <table:table-cell table:style-name="ce42" office:value-type="string" calcext:value-type="string">
            <text:p><text:span text:style-name="T6">"</text:span><text:span text:style-name="T7">=</text:span></text:p>
          </table:table-cell>
          <table:table-cell/>
          <table:table-cell table:style-name="ce27" table:formula="of:=[.A4]*[.C4]" office:value-type="float" office:value="12" calcext:value-type="float">
            <text:p>12</text:p>
          </table:table-cell>
          <table:table-cell table:style-name="ce27" table:formula="of:=CHOOSE([.AA4];&quot;multiple&quot;;&quot;diviseur&quot;;&quot;multiple&quot;;&quot;diviseur&quot;;&quot;multiple&quot;;&quot;diviseur&quot;)" office:value-type="string" office:string-value="multiple" calcext:value-type="string">
            <text:p>multiple</text:p>
          </table:table-cell>
          <table:table-cell table:style-name="ce35" table:formula="of:=[.K4]/IF([.I4]=&quot;50 %&quot;;2;10)" office:value-type="float" office:value="7" calcext:value-type="float">
            <text:p>7</text:p>
          </table:table-cell>
          <table:table-cell table:style-name="ce27" table:formula="of:=IF(LEFT([.M4];1)=&quot;(&quot;;MID([.M4];2;LEN([.M4])-2);[.M4])+IF(LEFT([.O4];1)=&quot;(&quot;;MID([.O4];2;LEN([.O4])-2);[.O4])" office:value-type="float" office:value="0" calcext:value-type="float">
            <text:p>0</text:p>
          </table:table-cell>
          <table:table-cell/>
          <table:table-cell table:formula="of:=RANK([.X4];[.X1:.X10])+2" office:value-type="float" office:value="4" calcext:value-type="float">
            <text:p>4</text:p>
          </table:table-cell>
          <table:table-cell table:style-name="ce83" table:formula="of:=RAND()" office:value-type="float" office:value="0.727578095934979" calcext:value-type="float">
            <text:p>0,727578095934979</text:p>
          </table:table-cell>
          <table:table-cell table:formula="of:=RANK([.Z4];[.Z1:.Z10])+2" office:value-type="float" office:value="3" calcext:value-type="float">
            <text:p>3</text:p>
          </table:table-cell>
          <table:table-cell table:style-name="ce83" table:formula="of:=RAND()" office:value-type="float" office:value="0.914370262671964" calcext:value-type="float">
            <text:p>0,914370262671964</text:p>
          </table:table-cell>
          <table:table-cell table:formula="of:=RANK([.AB4];[.AB3:.AB8])" office:value-type="float" office:value="5" calcext:value-type="float">
            <text:p>5</text:p>
          </table:table-cell>
          <table:table-cell table:formula="of:=RAND()" office:value-type="float" office:value="0.394126931360811" calcext:value-type="float">
            <text:p>0,394126931360811</text:p>
          </table:table-cell>
          <table:table-cell table:number-columns-repeated="996"/>
        </table:table-row>
        <table:table-row table:style-name="ro3">
          <table:table-cell table:style-name="ce4" table:formula="of:=[.W5]" office:value-type="float" office:value="9" calcext:value-type="float">
            <text:p>9</text:p>
          </table:table-cell>
          <table:table-cell table:style-name="ce7" office:value-type="string" calcext:value-type="string">
            <text:p>×</text:p>
          </table:table-cell>
          <table:table-cell table:style-name="ce9" table:formula="of:=[.Y5]" office:value-type="float" office:value="7" calcext:value-type="float">
            <text:p>7</text:p>
          </table:table-cell>
          <table:table-cell table:style-name="ce10" office:value-type="string" calcext:value-type="string">
            <text:p>=</text:p>
          </table:table-cell>
          <table:table-cell table:style-name="ce39" table:formula="of:=IF([.S5]=&quot;diviseur&quot;;RANDBETWEEN(2;9);RANDBETWEEN(2;6)*[.H5])" office:value-type="float" office:value="66" calcext:value-type="float">
            <text:p>6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5]=&quot;diviseur&quot;;[.E5]*RANDBETWEEN(2;11);RANDBETWEEN(2;25))" office:value-type="float" office:value="22" calcext:value-type="float">
            <text:p>22</text:p>
          </table:table-cell>
          <table:table-cell table:style-name="ce50" table:formula="of:=IF([.AA5]&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6" calcext:value-type="float">
            <text:p>16</text:p>
          </table:table-cell>
          <table:table-cell table:style-name="ce10" office:value-type="string" calcext:value-type="string">
            <text:p>=</text:p>
          </table:table-cell>
          <table:table-cell table:style-name="ce90" table:formula="of:=IF([.W5]&gt;5;&quot;(-&quot;&amp;RANDBETWEEN(2;20)&amp;&quot;)&quot;;RANDBETWEEN(2;20))" office:value-type="string" office:string-value="(-15)" calcext:value-type="string">
            <text:p>(-15)</text:p>
          </table:table-cell>
          <table:table-cell table:style-name="ce40" office:value-type="string" calcext:value-type="string">
            <text:p>+</text:p>
          </table:table-cell>
          <table:table-cell table:style-name="ce119" table:formula="of:=IF([.Y5]&lt;6;&quot;(-&quot;&amp;RANDBETWEEN(2;20)&amp;&quot;)&quot;;RANDBETWEEN(2;20))" office:value-type="float" office:value="4" calcext:value-type="float">
            <text:p>4</text:p>
          </table:table-cell>
          <table:table-cell table:style-name="ce42" office:value-type="string" calcext:value-type="string">
            <text:p><text:span text:style-name="T6">"</text:span><text:span text:style-name="T7">=</text:span></text:p>
          </table:table-cell>
          <table:table-cell/>
          <table:table-cell table:style-name="ce27" table:formula="of:=[.A5]*[.C5]" office:value-type="float" office:value="63" calcext:value-type="float">
            <text:p>63</text:p>
          </table:table-cell>
          <table:table-cell table:style-name="ce27" table:formula="of:=CHOOSE([.AA5];&quot;multiple&quot;;&quot;diviseur&quot;;&quot;multiple&quot;;&quot;diviseur&quot;;&quot;multiple&quot;;&quot;diviseur&quot;)" office:value-type="string" office:string-value="multiple" calcext:value-type="string">
            <text:p>multiple</text:p>
          </table:table-cell>
          <table:table-cell table:style-name="ce35" table:formula="of:=[.K5]/IF([.I5]=&quot;50 %&quot;;2;10)" office:value-type="float" office:value="1.6" calcext:value-type="float">
            <text:p>1,6</text:p>
          </table:table-cell>
          <table:table-cell table:style-name="ce27" table:formula="of:=IF(LEFT([.M5];1)=&quot;(&quot;;MID([.M5];2;LEN([.M5])-2);[.M5])+IF(LEFT([.O5];1)=&quot;(&quot;;MID([.O5];2;LEN([.O5])-2);[.O5])" office:value-type="float" office:value="-11" calcext:value-type="float">
            <text:p>-11</text:p>
          </table:table-cell>
          <table:table-cell/>
          <table:table-cell table:formula="of:=RANK([.X5];[.X1:.X10])+2" office:value-type="float" office:value="9" calcext:value-type="float">
            <text:p>9</text:p>
          </table:table-cell>
          <table:table-cell table:style-name="ce83" table:formula="of:=RAND()" office:value-type="float" office:value="0.150054813935342" calcext:value-type="float">
            <text:p>0,150054813935342</text:p>
          </table:table-cell>
          <table:table-cell table:formula="of:=RANK([.Z5];[.Z1:.Z10])+2" office:value-type="float" office:value="7" calcext:value-type="float">
            <text:p>7</text:p>
          </table:table-cell>
          <table:table-cell table:style-name="ce83" table:formula="of:=RAND()" office:value-type="float" office:value="0.761597548545762" calcext:value-type="float">
            <text:p>0,761597548545762</text:p>
          </table:table-cell>
          <table:table-cell table:formula="of:=RANK([.AB5];[.AB3:.AB8])" office:value-type="float" office:value="1" calcext:value-type="float">
            <text:p>1</text:p>
          </table:table-cell>
          <table:table-cell table:formula="of:=RAND()" office:value-type="float" office:value="0.932693660694953" calcext:value-type="float">
            <text:p>0,932693660694953</text:p>
          </table:table-cell>
          <table:table-cell table:number-columns-repeated="996"/>
        </table:table-row>
        <table:table-row table:style-name="ro3">
          <table:table-cell table:style-name="ce4" table:formula="of:=[.W6]" office:value-type="float" office:value="6" calcext:value-type="float">
            <text:p>6</text:p>
          </table:table-cell>
          <table:table-cell table:style-name="ce7" office:value-type="string" calcext:value-type="string">
            <text:p>×</text:p>
          </table:table-cell>
          <table:table-cell table:style-name="ce9" table:formula="of:=[.Y6]" office:value-type="float" office:value="12" calcext:value-type="float">
            <text:p>12</text:p>
          </table:table-cell>
          <table:table-cell table:style-name="ce10" office:value-type="string" calcext:value-type="string">
            <text:p>=</text:p>
          </table:table-cell>
          <table:table-cell table:style-name="ce39" table:formula="of:=IF([.S6]=&quot;diviseur&quot;;RANDBETWEEN(2;9);RANDBETWEEN(2;6)*[.H6])"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6]=&quot;diviseur&quot;;[.E6]*RANDBETWEEN(2;11);RANDBETWEEN(2;25))" office:value-type="float" office:value="90" calcext:value-type="float">
            <text:p>90</text:p>
          </table:table-cell>
          <table:table-cell table:style-name="ce50" table:formula="of:=IF([.AA6]&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29.1" calcext:value-type="float">
            <text:p>29,1</text:p>
          </table:table-cell>
          <table:table-cell table:style-name="ce10" office:value-type="string" calcext:value-type="string">
            <text:p>=</text:p>
          </table:table-cell>
          <table:table-cell table:style-name="ce90" table:formula="of:=IF([.W6]&gt;5;&quot;(-&quot;&amp;RANDBETWEEN(2;20)&amp;&quot;)&quot;;RANDBETWEEN(2;20))" office:value-type="string" office:string-value="(-9)" calcext:value-type="string">
            <text:p>(-9)</text:p>
          </table:table-cell>
          <table:table-cell table:style-name="ce40" office:value-type="string" calcext:value-type="string">
            <text:p>+</text:p>
          </table:table-cell>
          <table:table-cell table:style-name="ce119" table:formula="of:=IF([.Y6]&lt;6;&quot;(-&quot;&amp;RANDBETWEEN(2;20)&amp;&quot;)&quot;;RANDBETWEEN(2;20))" office:value-type="float" office:value="6" calcext:value-type="float">
            <text:p>6</text:p>
          </table:table-cell>
          <table:table-cell table:style-name="ce42" office:value-type="string" calcext:value-type="string">
            <text:p><text:span text:style-name="T6">"</text:span><text:span text:style-name="T7">=</text:span></text:p>
          </table:table-cell>
          <table:table-cell/>
          <table:table-cell table:style-name="ce27" table:formula="of:=[.A6]*[.C6]" office:value-type="float" office:value="72" calcext:value-type="float">
            <text:p>72</text:p>
          </table:table-cell>
          <table:table-cell table:style-name="ce27" table:formula="of:=CHOOSE([.AA6];&quot;multiple&quot;;&quot;diviseur&quot;;&quot;multiple&quot;;&quot;diviseur&quot;;&quot;multiple&quot;;&quot;diviseur&quot;)" office:value-type="string" office:string-value="diviseur" calcext:value-type="string">
            <text:p>diviseur</text:p>
          </table:table-cell>
          <table:table-cell table:style-name="ce35" table:formula="of:=[.K6]/IF([.I6]=&quot;50 %&quot;;2;10)" office:value-type="float" office:value="2.91" calcext:value-type="float">
            <text:p>2,91</text:p>
          </table:table-cell>
          <table:table-cell table:style-name="ce27" table:formula="of:=IF(LEFT([.M6];1)=&quot;(&quot;;MID([.M6];2;LEN([.M6])-2);[.M6])+IF(LEFT([.O6];1)=&quot;(&quot;;MID([.O6];2;LEN([.O6])-2);[.O6])" office:value-type="float" office:value="-3" calcext:value-type="float">
            <text:p>-3</text:p>
          </table:table-cell>
          <table:table-cell/>
          <table:table-cell table:formula="of:=RANK([.X6];[.X1:.X10])+2" office:value-type="float" office:value="6" calcext:value-type="float">
            <text:p>6</text:p>
          </table:table-cell>
          <table:table-cell table:style-name="ce83" table:formula="of:=RAND()" office:value-type="float" office:value="0.602302707778372" calcext:value-type="float">
            <text:p>0,602302707778372</text:p>
          </table:table-cell>
          <table:table-cell table:formula="of:=RANK([.Z6];[.Z1:.Z10])+2" office:value-type="float" office:value="12" calcext:value-type="float">
            <text:p>12</text:p>
          </table:table-cell>
          <table:table-cell table:style-name="ce83" table:formula="of:=RAND()" office:value-type="float" office:value="0.132998422823753" calcext:value-type="float">
            <text:p>0,132998422823753</text:p>
          </table:table-cell>
          <table:table-cell table:formula="of:=RANK([.AB6];[.AB3:.AB8])" office:value-type="float" office:value="2" calcext:value-type="float">
            <text:p>2</text:p>
          </table:table-cell>
          <table:table-cell table:formula="of:=RAND()" office:value-type="float" office:value="0.859563271692597" calcext:value-type="float">
            <text:p>0,859563271692597</text:p>
          </table:table-cell>
          <table:table-cell table:number-columns-repeated="996"/>
        </table:table-row>
        <table:table-row table:style-name="ro3">
          <table:table-cell table:style-name="ce4" table:formula="of:=[.W7]" office:value-type="float" office:value="3" calcext:value-type="float">
            <text:p>3</text:p>
          </table:table-cell>
          <table:table-cell table:style-name="ce7" office:value-type="string" calcext:value-type="string">
            <text:p>×</text:p>
          </table:table-cell>
          <table:table-cell table:style-name="ce9" table:formula="of:=[.Y7]" office:value-type="float" office:value="6" calcext:value-type="float">
            <text:p>6</text:p>
          </table:table-cell>
          <table:table-cell table:style-name="ce10" office:value-type="string" calcext:value-type="string">
            <text:p>=</text:p>
          </table:table-cell>
          <table:table-cell table:style-name="ce39" table:formula="of:=IF([.S7]=&quot;diviseur&quot;;RANDBETWEEN(2;9);RANDBETWEEN(2;6)*[.H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7]=&quot;diviseur&quot;;[.E7]*RANDBETWEEN(2;11);RANDBETWEEN(2;25))" office:value-type="float" office:value="44" calcext:value-type="float">
            <text:p>44</text:p>
          </table:table-cell>
          <table:table-cell table:style-name="ce50" table:formula="of:=IF([.AA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1" calcext:value-type="float">
            <text:p>31</text:p>
          </table:table-cell>
          <table:table-cell table:style-name="ce10" office:value-type="string" calcext:value-type="string">
            <text:p>=</text:p>
          </table:table-cell>
          <table:table-cell table:style-name="ce90" table:formula="of:=IF([.W7]&gt;5;&quot;(-&quot;&amp;RANDBETWEEN(2;20)&amp;&quot;)&quot;;RANDBETWEEN(2;20))" office:value-type="float" office:value="4" calcext:value-type="float">
            <text:p>4</text:p>
          </table:table-cell>
          <table:table-cell table:style-name="ce40" office:value-type="string" calcext:value-type="string">
            <text:p>+</text:p>
          </table:table-cell>
          <table:table-cell table:style-name="ce119" table:formula="of:=IF([.Y7]&lt;6;&quot;(-&quot;&amp;RANDBETWEEN(2;20)&amp;&quot;)&quot;;RANDBETWEEN(2;20))" office:value-type="float" office:value="9" calcext:value-type="float">
            <text:p>9</text:p>
          </table:table-cell>
          <table:table-cell table:style-name="ce42" office:value-type="string" calcext:value-type="string">
            <text:p><text:span text:style-name="T6">"</text:span><text:span text:style-name="T7">=</text:span></text:p>
          </table:table-cell>
          <table:table-cell/>
          <table:table-cell table:style-name="ce27" table:formula="of:=[.A7]*[.C7]" office:value-type="float" office:value="18" calcext:value-type="float">
            <text:p>18</text:p>
          </table:table-cell>
          <table:table-cell table:style-name="ce27" table:formula="of:=CHOOSE([.AA7];&quot;multiple&quot;;&quot;diviseur&quot;;&quot;multiple&quot;;&quot;diviseur&quot;;&quot;multiple&quot;;&quot;diviseur&quot;)" office:value-type="string" office:string-value="diviseur" calcext:value-type="string">
            <text:p>diviseur</text:p>
          </table:table-cell>
          <table:table-cell table:style-name="ce35" table:formula="of:=[.K7]/IF([.I7]=&quot;50 %&quot;;2;10)" office:value-type="float" office:value="15.5" calcext:value-type="float">
            <text:p>15,5</text:p>
          </table:table-cell>
          <table:table-cell table:style-name="ce27" table:formula="of:=IF(LEFT([.M7];1)=&quot;(&quot;;MID([.M7];2;LEN([.M7])-2);[.M7])+IF(LEFT([.O7];1)=&quot;(&quot;;MID([.O7];2;LEN([.O7])-2);[.O7])" office:value-type="float" office:value="13" calcext:value-type="float">
            <text:p>13</text:p>
          </table:table-cell>
          <table:table-cell/>
          <table:table-cell table:formula="of:=RANK([.X7];[.X1:.X10])+2" office:value-type="float" office:value="3" calcext:value-type="float">
            <text:p>3</text:p>
          </table:table-cell>
          <table:table-cell table:style-name="ce83" table:formula="of:=RAND()" office:value-type="float" office:value="0.996081247898215" calcext:value-type="float">
            <text:p>0,996081247898215</text:p>
          </table:table-cell>
          <table:table-cell table:formula="of:=RANK([.Z7];[.Z1:.Z10])+2" office:value-type="float" office:value="6" calcext:value-type="float">
            <text:p>6</text:p>
          </table:table-cell>
          <table:table-cell table:style-name="ce83" table:formula="of:=RAND()" office:value-type="float" office:value="0.815520253781837" calcext:value-type="float">
            <text:p>0,815520253781837</text:p>
          </table:table-cell>
          <table:table-cell table:formula="of:=RANK([.AB7];[.AB3:.AB8])" office:value-type="float" office:value="4" calcext:value-type="float">
            <text:p>4</text:p>
          </table:table-cell>
          <table:table-cell table:formula="of:=RAND()" office:value-type="float" office:value="0.430384783986392" calcext:value-type="float">
            <text:p>0,430384783986392</text:p>
          </table:table-cell>
          <table:table-cell table:number-columns-repeated="996"/>
        </table:table-row>
        <table:table-row table:style-name="ro3">
          <table:table-cell table:style-name="ce4" table:formula="of:=[.W8]" office:value-type="float" office:value="10" calcext:value-type="float">
            <text:p>10</text:p>
          </table:table-cell>
          <table:table-cell table:style-name="ce7" office:value-type="string" calcext:value-type="string">
            <text:p>×</text:p>
          </table:table-cell>
          <table:table-cell table:style-name="ce9" table:formula="of:=[.Y8]" office:value-type="float" office:value="11" calcext:value-type="float">
            <text:p>11</text:p>
          </table:table-cell>
          <table:table-cell table:style-name="ce10" office:value-type="string" calcext:value-type="string">
            <text:p>=</text:p>
          </table:table-cell>
          <table:table-cell table:style-name="ce39" table:formula="of:=IF([.S8]=&quot;diviseur&quot;;RANDBETWEEN(2;9);RANDBETWEEN(2;6)*[.H8])"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8]=&quot;diviseur&quot;;[.E8]*RANDBETWEEN(2;11);RANDBETWEEN(2;25))" office:value-type="float" office:value="25" calcext:value-type="float">
            <text:p>25</text:p>
          </table:table-cell>
          <table:table-cell table:style-name="ce50" table:formula="of:=IF([.AA8]&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3" calcext:value-type="float">
            <text:p>43</text:p>
          </table:table-cell>
          <table:table-cell table:style-name="ce10" office:value-type="string" calcext:value-type="string">
            <text:p>=</text:p>
          </table:table-cell>
          <table:table-cell table:style-name="ce90" table:formula="of:=IF([.W8]&gt;5;&quot;(-&quot;&amp;RANDBETWEEN(2;20)&amp;&quot;)&quot;;RANDBETWEEN(2;20))" office:value-type="string" office:string-value="(-19)" calcext:value-type="string">
            <text:p>(-19)</text:p>
          </table:table-cell>
          <table:table-cell table:style-name="ce40" office:value-type="string" calcext:value-type="string">
            <text:p>+</text:p>
          </table:table-cell>
          <table:table-cell table:style-name="ce119" table:formula="of:=IF([.Y8]&lt;6;&quot;(-&quot;&amp;RANDBETWEEN(2;20)&amp;&quot;)&quot;;RANDBETWEEN(2;20))" office:value-type="float" office:value="2" calcext:value-type="float">
            <text:p>2</text:p>
          </table:table-cell>
          <table:table-cell table:style-name="ce42" office:value-type="string" calcext:value-type="string">
            <text:p><text:span text:style-name="T6">"</text:span><text:span text:style-name="T7">=</text:span></text:p>
          </table:table-cell>
          <table:table-cell/>
          <table:table-cell table:style-name="ce27" table:formula="of:=[.A8]*[.C8]" office:value-type="float" office:value="110" calcext:value-type="float">
            <text:p>110</text:p>
          </table:table-cell>
          <table:table-cell table:style-name="ce27" table:formula="of:=CHOOSE([.AA8];&quot;multiple&quot;;&quot;diviseur&quot;;&quot;multiple&quot;;&quot;diviseur&quot;;&quot;multiple&quot;;&quot;diviseur&quot;)" office:value-type="string" office:string-value="diviseur" calcext:value-type="string">
            <text:p>diviseur</text:p>
          </table:table-cell>
          <table:table-cell table:style-name="ce35" table:formula="of:=[.K8]/IF([.I8]=&quot;50 %&quot;;2;10)" office:value-type="float" office:value="21.5" calcext:value-type="float">
            <text:p>21,5</text:p>
          </table:table-cell>
          <table:table-cell table:style-name="ce27" table:formula="of:=IF(LEFT([.M8];1)=&quot;(&quot;;MID([.M8];2;LEN([.M8])-2);[.M8])+IF(LEFT([.O8];1)=&quot;(&quot;;MID([.O8];2;LEN([.O8])-2);[.O8])" office:value-type="float" office:value="-17" calcext:value-type="float">
            <text:p>-17</text:p>
          </table:table-cell>
          <table:table-cell/>
          <table:table-cell table:formula="of:=RANK([.X8];[.X1:.X10])+2" office:value-type="float" office:value="10" calcext:value-type="float">
            <text:p>10</text:p>
          </table:table-cell>
          <table:table-cell table:style-name="ce83" table:formula="of:=RAND()" office:value-type="float" office:value="0.115907809847686" calcext:value-type="float">
            <text:p>0,115907809847686</text:p>
          </table:table-cell>
          <table:table-cell table:formula="of:=RANK([.Z8];[.Z1:.Z10])+2" office:value-type="float" office:value="11" calcext:value-type="float">
            <text:p>11</text:p>
          </table:table-cell>
          <table:table-cell table:style-name="ce83" table:formula="of:=RAND()" office:value-type="float" office:value="0.151416411946518" calcext:value-type="float">
            <text:p>0,151416411946518</text:p>
          </table:table-cell>
          <table:table-cell table:formula="of:=RANK([.AB8];[.AB3:.AB8])" office:value-type="float" office:value="6" calcext:value-type="float">
            <text:p>6</text:p>
          </table:table-cell>
          <table:table-cell table:formula="of:=RAND()" office:value-type="float" office:value="0.133413330894779" calcext:value-type="float">
            <text:p>0,133413330894779</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7" calcext:value-type="float">
            <text:p>7</text:p>
          </table:table-cell>
          <table:table-cell table:style-name="ce83" table:formula="of:=RAND()" office:value-type="float" office:value="0.597527172486156" calcext:value-type="float">
            <text:p>0,597527172486156</text:p>
          </table:table-cell>
          <table:table-cell table:formula="of:=RANK([.Z9];[.Z1:.Z10])+2" office:value-type="float" office:value="5" calcext:value-type="float">
            <text:p>5</text:p>
          </table:table-cell>
          <table:table-cell table:style-name="ce83" table:formula="of:=RAND()" office:value-type="float" office:value="0.825501524394478" calcext:value-type="float">
            <text:p>0,825501524394478</text:p>
          </table:table-cell>
          <table:table-cell table:number-columns-repeated="998"/>
        </table:table-row>
        <table:table-row table:style-name="ro4">
          <table:table-cell table:number-columns-repeated="22"/>
          <table:table-cell table:formula="of:=RANK([.X10];[.X1:.X10])+2" office:value-type="float" office:value="11" calcext:value-type="float">
            <text:p>11</text:p>
          </table:table-cell>
          <table:table-cell table:style-name="ce83" table:formula="of:=RAND()" office:value-type="float" office:value="0.10318625188458" calcext:value-type="float">
            <text:p>0,10318625188458</text:p>
          </table:table-cell>
          <table:table-cell table:formula="of:=RANK([.Z10];[.Z1:.Z10])+2" office:value-type="float" office:value="4" calcext:value-type="float">
            <text:p>4</text:p>
          </table:table-cell>
          <table:table-cell table:style-name="ce83" table:formula="of:=RAND()" office:value-type="float" office:value="0.891254071698648" calcext:value-type="float">
            <text:p>0,891254071698648</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3" table:formula="of:=RAND()" office:value-type="float" office:value="0.845342177670918" calcext:value-type="float">
            <text:p>0,845342177670918</text:p>
          </table:table-cell>
          <table:table-cell table:formula="of:=RANK([.Z12];[.Z12:.Z21])+2" office:value-type="float" office:value="6" calcext:value-type="float">
            <text:p>6</text:p>
          </table:table-cell>
          <table:table-cell table:style-name="ce83" table:formula="of:=RAND()" office:value-type="float" office:value="0.618309052698975" calcext:value-type="float">
            <text:p>0,61830905269897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3853" calcext:value-type="string">
            <text:p>v385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3" table:formula="of:=RAND()" office:value-type="float" office:value="0.801267538616141" calcext:value-type="float">
            <text:p>0,801267538616141</text:p>
          </table:table-cell>
          <table:table-cell table:formula="of:=RANK([.Z13];[.Z12:.Z21])+2" office:value-type="float" office:value="11" calcext:value-type="float">
            <text:p>11</text:p>
          </table:table-cell>
          <table:table-cell table:style-name="ce83" table:formula="of:=RAND()" office:value-type="float" office:value="0.0618336158535501" calcext:value-type="float">
            <text:p>0,06183361585355</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3853" calcext:value-type="string">
            <text:p>v3853</text:p>
          </table:table-cell>
          <table:table-cell table:style-name="ce83"/>
          <table:table-cell table:formula="of:=RANK([.X14];[.X12:.X21])+2" office:value-type="float" office:value="11" calcext:value-type="float">
            <text:p>11</text:p>
          </table:table-cell>
          <table:table-cell table:style-name="ce83" table:formula="of:=RAND()" office:value-type="float" office:value="0.0979863085050786" calcext:value-type="float">
            <text:p>0,097986308505079</text:p>
          </table:table-cell>
          <table:table-cell table:formula="of:=RANK([.Z14];[.Z12:.Z21])+2" office:value-type="float" office:value="12" calcext:value-type="float">
            <text:p>12</text:p>
          </table:table-cell>
          <table:table-cell table:style-name="ce83" table:formula="of:=RAND()" office:value-type="float" office:value="0.0424108040915796" calcext:value-type="float">
            <text:p>0,04241080409158</text:p>
          </table:table-cell>
          <table:table-cell table:style-name="ce83" table:formula="of:=RANK([.AB14];[.AB14:.AB19])" office:value-type="float" office:value="5" calcext:value-type="float">
            <text:p>5</text:p>
          </table:table-cell>
          <table:table-cell table:formula="of:=RAND()" office:value-type="float" office:value="0.0845484939216993" calcext:value-type="float">
            <text:p>0,084548493921699</text:p>
          </table:table-cell>
          <table:table-cell table:number-columns-repeated="996"/>
        </table:table-row>
        <table:table-row table:style-name="ro3">
          <table:table-cell table:style-name="ce4" table:formula="of:=[.W15]" office:value-type="float" office:value="12" calcext:value-type="float">
            <text:p>12</text:p>
          </table:table-cell>
          <table:table-cell table:style-name="ce7" office:value-type="string" calcext:value-type="string">
            <text:p>×</text:p>
          </table:table-cell>
          <table:table-cell table:style-name="ce9" table:formula="of:=[.Y15]" office:value-type="float" office:value="5" calcext:value-type="float">
            <text:p>5</text:p>
          </table:table-cell>
          <table:table-cell table:style-name="ce10" office:value-type="string" calcext:value-type="string">
            <text:p>=</text:p>
          </table:table-cell>
          <table:table-cell table:style-name="ce39" table:formula="of:=IF([.S15]=&quot;diviseur&quot;;RANDBETWEEN(2;9);RANDBETWEEN(2;6)*[.H15])"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5]=&quot;diviseur&quot;;[.E15]*RANDBETWEEN(2;11);RANDBETWEEN(2;25))" office:value-type="float" office:value="45" calcext:value-type="float">
            <text:p>45</text:p>
          </table:table-cell>
          <table:table-cell table:style-name="ce50" table:formula="of:=IF([.AA15]&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37.6" calcext:value-type="float">
            <text:p>37,6</text:p>
          </table:table-cell>
          <table:table-cell table:style-name="ce10" office:value-type="string" calcext:value-type="string">
            <text:p>=</text:p>
          </table:table-cell>
          <table:table-cell table:style-name="ce90" table:formula="of:=IF([.W15]&gt;5;&quot;(-&quot;&amp;RANDBETWEEN(2;20)&amp;&quot;)&quot;;RANDBETWEEN(2;20))" office:value-type="string" office:string-value="(-19)" calcext:value-type="string">
            <text:p>(-19)</text:p>
          </table:table-cell>
          <table:table-cell table:style-name="ce40" office:value-type="string" calcext:value-type="string">
            <text:p>+</text:p>
          </table:table-cell>
          <table:table-cell table:style-name="ce119" table:formula="of:=IF([.Y15]&lt;6;&quot;(-&quot;&amp;RANDBETWEEN(2;20)&amp;&quot;)&quot;;RANDBETWEEN(2;20))" office:value-type="string" office:string-value="(-2)" calcext:value-type="string">
            <text:p>(-2)</text:p>
          </table:table-cell>
          <table:table-cell table:style-name="ce42" office:value-type="string" calcext:value-type="string">
            <text:p><text:span text:style-name="T6">"</text:span><text:span text:style-name="T7">=</text:span></text:p>
          </table:table-cell>
          <table:table-cell/>
          <table:table-cell table:style-name="ce27" table:formula="of:=[.A15]*[.C15]" office:value-type="float" office:value="60" calcext:value-type="float">
            <text:p>60</text:p>
          </table:table-cell>
          <table:table-cell table:style-name="ce27" table:formula="of:=CHOOSE([.AA15];&quot;multiple&quot;;&quot;diviseur&quot;;&quot;multiple&quot;;&quot;diviseur&quot;;&quot;multiple&quot;;&quot;diviseur&quot;)" office:value-type="string" office:string-value="diviseur" calcext:value-type="string">
            <text:p>diviseur</text:p>
          </table:table-cell>
          <table:table-cell table:style-name="ce35" table:formula="of:=[.K15]/IF([.I15]=&quot;50 %&quot;;2;10)" office:value-type="float" office:value="3.76" calcext:value-type="float">
            <text:p>3,76</text:p>
          </table:table-cell>
          <table:table-cell table:style-name="ce27" table:formula="of:=IF(LEFT([.M15];1)=&quot;(&quot;;MID([.M15];2;LEN([.M15])-2);[.M15])+IF(LEFT([.O15];1)=&quot;(&quot;;MID([.O15];2;LEN([.O15])-2);[.O15])" office:value-type="float" office:value="-21" calcext:value-type="float">
            <text:p>-21</text:p>
          </table:table-cell>
          <table:table-cell/>
          <table:table-cell table:formula="of:=RANK([.X15];[.X12:.X21])+2" office:value-type="float" office:value="12" calcext:value-type="float">
            <text:p>12</text:p>
          </table:table-cell>
          <table:table-cell table:style-name="ce83" table:formula="of:=RAND()" office:value-type="float" office:value="0.0825915752317328" calcext:value-type="float">
            <text:p>0,082591575231733</text:p>
          </table:table-cell>
          <table:table-cell table:formula="of:=RANK([.Z15];[.Z12:.Z21])+2" office:value-type="float" office:value="5" calcext:value-type="float">
            <text:p>5</text:p>
          </table:table-cell>
          <table:table-cell table:style-name="ce83" table:formula="of:=RAND()" office:value-type="float" office:value="0.680817148346527" calcext:value-type="float">
            <text:p>0,680817148346527</text:p>
          </table:table-cell>
          <table:table-cell table:formula="of:=RANK([.AB15];[.AB14:.AB19])" office:value-type="float" office:value="2" calcext:value-type="float">
            <text:p>2</text:p>
          </table:table-cell>
          <table:table-cell table:formula="of:=RAND()" office:value-type="float" office:value="0.779286147843977" calcext:value-type="float">
            <text:p>0,779286147843977</text:p>
          </table:table-cell>
          <table:table-cell table:number-columns-repeated="996"/>
        </table:table-row>
        <table:table-row table:style-name="ro3">
          <table:table-cell table:style-name="ce4" table:formula="of:=[.W16]" office:value-type="float" office:value="9" calcext:value-type="float">
            <text:p>9</text:p>
          </table:table-cell>
          <table:table-cell table:style-name="ce7" office:value-type="string" calcext:value-type="string">
            <text:p>×</text:p>
          </table:table-cell>
          <table:table-cell table:style-name="ce9" table:formula="of:=[.Y16]" office:value-type="float" office:value="10" calcext:value-type="float">
            <text:p>10</text:p>
          </table:table-cell>
          <table:table-cell table:style-name="ce10" office:value-type="string" calcext:value-type="string">
            <text:p>=</text:p>
          </table:table-cell>
          <table:table-cell table:style-name="ce39" table:formula="of:=IF([.S16]=&quot;diviseur&quot;;RANDBETWEEN(2;9);RANDBETWEEN(2;6)*[.H16])"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6]=&quot;diviseur&quot;;[.E16]*RANDBETWEEN(2;11);RANDBETWEEN(2;25))" office:value-type="float" office:value="28" calcext:value-type="float">
            <text:p>28</text:p>
          </table:table-cell>
          <table:table-cell table:style-name="ce50" table:formula="of:=IF([.AA16]&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6.7" calcext:value-type="float">
            <text:p>36,7</text:p>
          </table:table-cell>
          <table:table-cell table:style-name="ce10" office:value-type="string" calcext:value-type="string">
            <text:p>=</text:p>
          </table:table-cell>
          <table:table-cell table:style-name="ce90" table:formula="of:=IF([.W16]&gt;5;&quot;(-&quot;&amp;RANDBETWEEN(2;20)&amp;&quot;)&quot;;RANDBETWEEN(2;20))" office:value-type="string" office:string-value="(-16)" calcext:value-type="string">
            <text:p>(-16)</text:p>
          </table:table-cell>
          <table:table-cell table:style-name="ce40" office:value-type="string" calcext:value-type="string">
            <text:p>+</text:p>
          </table:table-cell>
          <table:table-cell table:style-name="ce119" table:formula="of:=IF([.Y16]&lt;6;&quot;(-&quot;&amp;RANDBETWEEN(2;20)&amp;&quot;)&quot;;RANDBETWEEN(2;20))" office:value-type="float" office:value="7" calcext:value-type="float">
            <text:p>7</text:p>
          </table:table-cell>
          <table:table-cell table:style-name="ce42" office:value-type="string" calcext:value-type="string">
            <text:p><text:span text:style-name="T6">"</text:span><text:span text:style-name="T7">=</text:span></text:p>
          </table:table-cell>
          <table:table-cell/>
          <table:table-cell table:style-name="ce27" table:formula="of:=[.A16]*[.C16]" office:value-type="float" office:value="90" calcext:value-type="float">
            <text:p>90</text:p>
          </table:table-cell>
          <table:table-cell table:style-name="ce27" table:formula="of:=CHOOSE([.AA16];&quot;multiple&quot;;&quot;diviseur&quot;;&quot;multiple&quot;;&quot;diviseur&quot;;&quot;multiple&quot;;&quot;diviseur&quot;)" office:value-type="string" office:string-value="diviseur" calcext:value-type="string">
            <text:p>diviseur</text:p>
          </table:table-cell>
          <table:table-cell table:style-name="ce35" table:formula="of:=[.K16]/IF([.I16]=&quot;50 %&quot;;2;10)" office:value-type="float" office:value="18.35" calcext:value-type="float">
            <text:p>18,35</text:p>
          </table:table-cell>
          <table:table-cell table:style-name="ce27" table:formula="of:=IF(LEFT([.M16];1)=&quot;(&quot;;MID([.M16];2;LEN([.M16])-2);[.M16])+IF(LEFT([.O16];1)=&quot;(&quot;;MID([.O16];2;LEN([.O16])-2);[.O16])" office:value-type="float" office:value="-9" calcext:value-type="float">
            <text:p>-9</text:p>
          </table:table-cell>
          <table:table-cell/>
          <table:table-cell table:formula="of:=RANK([.X16];[.X12:.X21])+2" office:value-type="float" office:value="9" calcext:value-type="float">
            <text:p>9</text:p>
          </table:table-cell>
          <table:table-cell table:style-name="ce83" table:formula="of:=RAND()" office:value-type="float" office:value="0.642686702581767" calcext:value-type="float">
            <text:p>0,642686702581767</text:p>
          </table:table-cell>
          <table:table-cell table:formula="of:=RANK([.Z16];[.Z12:.Z21])+2" office:value-type="float" office:value="10" calcext:value-type="float">
            <text:p>10</text:p>
          </table:table-cell>
          <table:table-cell table:style-name="ce83" table:formula="of:=RAND()" office:value-type="float" office:value="0.166499227571292" calcext:value-type="float">
            <text:p>0,166499227571292</text:p>
          </table:table-cell>
          <table:table-cell table:formula="of:=RANK([.AB16];[.AB14:.AB19])" office:value-type="float" office:value="6" calcext:value-type="float">
            <text:p>6</text:p>
          </table:table-cell>
          <table:table-cell table:formula="of:=RAND()" office:value-type="float" office:value="0.0561204622746447" calcext:value-type="float">
            <text:p>0,056120462274645</text:p>
          </table:table-cell>
          <table:table-cell table:number-columns-repeated="996"/>
        </table:table-row>
        <table:table-row table:style-name="ro3">
          <table:table-cell table:style-name="ce4" table:formula="of:=[.W17]" office:value-type="float" office:value="8" calcext:value-type="float">
            <text:p>8</text:p>
          </table:table-cell>
          <table:table-cell table:style-name="ce7" office:value-type="string" calcext:value-type="string">
            <text:p>×</text:p>
          </table:table-cell>
          <table:table-cell table:style-name="ce9" table:formula="of:=[.Y17]" office:value-type="float" office:value="8" calcext:value-type="float">
            <text:p>8</text:p>
          </table:table-cell>
          <table:table-cell table:style-name="ce10" office:value-type="string" calcext:value-type="string">
            <text:p>=</text:p>
          </table:table-cell>
          <table:table-cell table:style-name="ce39" table:formula="of:=IF([.S17]=&quot;diviseur&quot;;RANDBETWEEN(2;9);RANDBETWEEN(2;6)*[.H17])" office:value-type="float" office:value="16" calcext:value-type="float">
            <text:p>1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7]=&quot;diviseur&quot;;[.E17]*RANDBETWEEN(2;11);RANDBETWEEN(2;25))" office:value-type="float" office:value="8" calcext:value-type="float">
            <text:p>8</text:p>
          </table:table-cell>
          <table:table-cell table:style-name="ce50" table:formula="of:=IF([.AA17]&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6.9" calcext:value-type="float">
            <text:p>16,9</text:p>
          </table:table-cell>
          <table:table-cell table:style-name="ce10" office:value-type="string" calcext:value-type="string">
            <text:p>=</text:p>
          </table:table-cell>
          <table:table-cell table:style-name="ce90" table:formula="of:=IF([.W17]&gt;5;&quot;(-&quot;&amp;RANDBETWEEN(2;20)&amp;&quot;)&quot;;RANDBETWEEN(2;20))" office:value-type="string" office:string-value="(-6)" calcext:value-type="string">
            <text:p>(-6)</text:p>
          </table:table-cell>
          <table:table-cell table:style-name="ce40" office:value-type="string" calcext:value-type="string">
            <text:p>+</text:p>
          </table:table-cell>
          <table:table-cell table:style-name="ce119" table:formula="of:=IF([.Y17]&lt;6;&quot;(-&quot;&amp;RANDBETWEEN(2;20)&amp;&quot;)&quot;;RANDBETWEEN(2;20))" office:value-type="float" office:value="12" calcext:value-type="float">
            <text:p>12</text:p>
          </table:table-cell>
          <table:table-cell table:style-name="ce42" office:value-type="string" calcext:value-type="string">
            <text:p><text:span text:style-name="T6">"</text:span><text:span text:style-name="T7">=</text:span></text:p>
          </table:table-cell>
          <table:table-cell/>
          <table:table-cell table:style-name="ce27" table:formula="of:=[.A17]*[.C17]" office:value-type="float" office:value="64" calcext:value-type="float">
            <text:p>64</text:p>
          </table:table-cell>
          <table:table-cell table:style-name="ce27" table:formula="of:=CHOOSE([.AA17];&quot;multiple&quot;;&quot;diviseur&quot;;&quot;multiple&quot;;&quot;diviseur&quot;;&quot;multiple&quot;;&quot;diviseur&quot;)" office:value-type="string" office:string-value="multiple" calcext:value-type="string">
            <text:p>multiple</text:p>
          </table:table-cell>
          <table:table-cell table:style-name="ce35" table:formula="of:=[.K17]/IF([.I17]=&quot;50 %&quot;;2;10)" office:value-type="float" office:value="1.69" calcext:value-type="float">
            <text:p>1,69</text:p>
          </table:table-cell>
          <table:table-cell table:style-name="ce27" table:formula="of:=IF(LEFT([.M17];1)=&quot;(&quot;;MID([.M17];2;LEN([.M17])-2);[.M17])+IF(LEFT([.O17];1)=&quot;(&quot;;MID([.O17];2;LEN([.O17])-2);[.O17])" office:value-type="float" office:value="6" calcext:value-type="float">
            <text:p>6</text:p>
          </table:table-cell>
          <table:table-cell/>
          <table:table-cell table:formula="of:=RANK([.X17];[.X12:.X21])+2" office:value-type="float" office:value="8" calcext:value-type="float">
            <text:p>8</text:p>
          </table:table-cell>
          <table:table-cell table:style-name="ce83" table:formula="of:=RAND()" office:value-type="float" office:value="0.711579831456955" calcext:value-type="float">
            <text:p>0,711579831456955</text:p>
          </table:table-cell>
          <table:table-cell table:formula="of:=RANK([.Z17];[.Z12:.Z21])+2" office:value-type="float" office:value="8" calcext:value-type="float">
            <text:p>8</text:p>
          </table:table-cell>
          <table:table-cell table:style-name="ce83" table:formula="of:=RAND()" office:value-type="float" office:value="0.363727605820742" calcext:value-type="float">
            <text:p>0,363727605820742</text:p>
          </table:table-cell>
          <table:table-cell table:formula="of:=RANK([.AB17];[.AB14:.AB19])" office:value-type="float" office:value="3" calcext:value-type="float">
            <text:p>3</text:p>
          </table:table-cell>
          <table:table-cell table:formula="of:=RAND()" office:value-type="float" office:value="0.605432552539601" calcext:value-type="float">
            <text:p>0,605432552539601</text:p>
          </table:table-cell>
          <table:table-cell table:number-columns-repeated="996"/>
        </table:table-row>
        <table:table-row table:style-name="ro3">
          <table:table-cell table:style-name="ce4" table:formula="of:=[.W18]" office:value-type="float" office:value="3" calcext:value-type="float">
            <text:p>3</text:p>
          </table:table-cell>
          <table:table-cell table:style-name="ce7" office:value-type="string" calcext:value-type="string">
            <text:p>×</text:p>
          </table:table-cell>
          <table:table-cell table:style-name="ce9" table:formula="of:=[.Y18]" office:value-type="float" office:value="4" calcext:value-type="float">
            <text:p>4</text:p>
          </table:table-cell>
          <table:table-cell table:style-name="ce10" office:value-type="string" calcext:value-type="string">
            <text:p>=</text:p>
          </table:table-cell>
          <table:table-cell table:style-name="ce39" table:formula="of:=IF([.S18]=&quot;diviseur&quot;;RANDBETWEEN(2;9);RANDBETWEEN(2;6)*[.H18])" office:value-type="float" office:value="126" calcext:value-type="float">
            <text:p>12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8]=&quot;diviseur&quot;;[.E18]*RANDBETWEEN(2;11);RANDBETWEEN(2;25))" office:value-type="float" office:value="21" calcext:value-type="float">
            <text:p>21</text:p>
          </table:table-cell>
          <table:table-cell table:style-name="ce50" table:formula="of:=IF([.AA1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2.5" calcext:value-type="float">
            <text:p>12,5</text:p>
          </table:table-cell>
          <table:table-cell table:style-name="ce10" office:value-type="string" calcext:value-type="string">
            <text:p>=</text:p>
          </table:table-cell>
          <table:table-cell table:style-name="ce90" table:formula="of:=IF([.W18]&gt;5;&quot;(-&quot;&amp;RANDBETWEEN(2;20)&amp;&quot;)&quot;;RANDBETWEEN(2;20))" office:value-type="float" office:value="18" calcext:value-type="float">
            <text:p>18</text:p>
          </table:table-cell>
          <table:table-cell table:style-name="ce40" office:value-type="string" calcext:value-type="string">
            <text:p>+</text:p>
          </table:table-cell>
          <table:table-cell table:style-name="ce119" table:formula="of:=IF([.Y18]&lt;6;&quot;(-&quot;&amp;RANDBETWEEN(2;20)&amp;&quot;)&quot;;RANDBETWEEN(2;20))" office:value-type="string" office:string-value="(-7)" calcext:value-type="string">
            <text:p>(-7)</text:p>
          </table:table-cell>
          <table:table-cell table:style-name="ce42" office:value-type="string" calcext:value-type="string">
            <text:p><text:span text:style-name="T6">"</text:span><text:span text:style-name="T7">=</text:span></text:p>
          </table:table-cell>
          <table:table-cell/>
          <table:table-cell table:style-name="ce27" table:formula="of:=[.A18]*[.C18]" office:value-type="float" office:value="12" calcext:value-type="float">
            <text:p>12</text:p>
          </table:table-cell>
          <table:table-cell table:style-name="ce27" table:formula="of:=CHOOSE([.AA18];&quot;multiple&quot;;&quot;diviseur&quot;;&quot;multiple&quot;;&quot;diviseur&quot;;&quot;multiple&quot;;&quot;diviseur&quot;)" office:value-type="string" office:string-value="multiple" calcext:value-type="string">
            <text:p>multiple</text:p>
          </table:table-cell>
          <table:table-cell table:style-name="ce35" table:formula="of:=[.K18]/IF([.I18]=&quot;50 %&quot;;2;10)" office:value-type="float" office:value="1.25" calcext:value-type="float">
            <text:p>1,25</text:p>
          </table:table-cell>
          <table:table-cell table:style-name="ce27" table:formula="of:=IF(LEFT([.M18];1)=&quot;(&quot;;MID([.M18];2;LEN([.M18])-2);[.M18])+IF(LEFT([.O18];1)=&quot;(&quot;;MID([.O18];2;LEN([.O18])-2);[.O18])" office:value-type="float" office:value="11" calcext:value-type="float">
            <text:p>11</text:p>
          </table:table-cell>
          <table:table-cell/>
          <table:table-cell table:formula="of:=RANK([.X18];[.X12:.X21])+2" office:value-type="float" office:value="3" calcext:value-type="float">
            <text:p>3</text:p>
          </table:table-cell>
          <table:table-cell table:style-name="ce83" table:formula="of:=RAND()" office:value-type="float" office:value="0.944995844633176" calcext:value-type="float">
            <text:p>0,944995844633176</text:p>
          </table:table-cell>
          <table:table-cell table:formula="of:=RANK([.Z18];[.Z12:.Z21])+2" office:value-type="float" office:value="4" calcext:value-type="float">
            <text:p>4</text:p>
          </table:table-cell>
          <table:table-cell table:style-name="ce83" table:formula="of:=RAND()" office:value-type="float" office:value="0.773139444591041" calcext:value-type="float">
            <text:p>0,773139444591041</text:p>
          </table:table-cell>
          <table:table-cell table:formula="of:=RANK([.AB18];[.AB14:.AB19])" office:value-type="float" office:value="1" calcext:value-type="float">
            <text:p>1</text:p>
          </table:table-cell>
          <table:table-cell table:formula="of:=RAND()" office:value-type="float" office:value="0.848452598844817" calcext:value-type="float">
            <text:p>0,848452598844817</text:p>
          </table:table-cell>
          <table:table-cell table:number-columns-repeated="996"/>
        </table:table-row>
        <table:table-row table:style-name="ro3">
          <table:table-cell table:style-name="ce4" table:formula="of:=[.W19]" office:value-type="float" office:value="7" calcext:value-type="float">
            <text:p>7</text:p>
          </table:table-cell>
          <table:table-cell table:style-name="ce7" office:value-type="string" calcext:value-type="string">
            <text:p>×</text:p>
          </table:table-cell>
          <table:table-cell table:style-name="ce9" table:formula="of:=[.Y19]" office:value-type="float" office:value="7" calcext:value-type="float">
            <text:p>7</text:p>
          </table:table-cell>
          <table:table-cell table:style-name="ce10" office:value-type="string" calcext:value-type="string">
            <text:p>=</text:p>
          </table:table-cell>
          <table:table-cell table:style-name="ce39" table:formula="of:=IF([.S19]=&quot;diviseur&quot;;RANDBETWEEN(2;9);RANDBETWEEN(2;6)*[.H19])"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9]=&quot;diviseur&quot;;[.E19]*RANDBETWEEN(2;11);RANDBETWEEN(2;25))" office:value-type="float" office:value="70" calcext:value-type="float">
            <text:p>70</text:p>
          </table:table-cell>
          <table:table-cell table:style-name="ce50" table:formula="of:=IF([.AA1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9" calcext:value-type="float">
            <text:p>49</text:p>
          </table:table-cell>
          <table:table-cell table:style-name="ce10" office:value-type="string" calcext:value-type="string">
            <text:p>=</text:p>
          </table:table-cell>
          <table:table-cell table:style-name="ce90" table:formula="of:=IF([.W19]&gt;5;&quot;(-&quot;&amp;RANDBETWEEN(2;20)&amp;&quot;)&quot;;RANDBETWEEN(2;20))" office:value-type="string" office:string-value="(-5)" calcext:value-type="string">
            <text:p>(-5)</text:p>
          </table:table-cell>
          <table:table-cell table:style-name="ce40" office:value-type="string" calcext:value-type="string">
            <text:p>+</text:p>
          </table:table-cell>
          <table:table-cell table:style-name="ce119" table:formula="of:=IF([.Y19]&lt;6;&quot;(-&quot;&amp;RANDBETWEEN(2;20)&amp;&quot;)&quot;;RANDBETWEEN(2;20))" office:value-type="float" office:value="3" calcext:value-type="float">
            <text:p>3</text:p>
          </table:table-cell>
          <table:table-cell table:style-name="ce42" office:value-type="string" calcext:value-type="string">
            <text:p><text:span text:style-name="T6">"</text:span><text:span text:style-name="T7">=</text:span></text:p>
          </table:table-cell>
          <table:table-cell/>
          <table:table-cell table:style-name="ce27" table:formula="of:=[.A19]*[.C19]" office:value-type="float" office:value="49" calcext:value-type="float">
            <text:p>49</text:p>
          </table:table-cell>
          <table:table-cell table:style-name="ce27" table:formula="of:=CHOOSE([.AA19];&quot;multiple&quot;;&quot;diviseur&quot;;&quot;multiple&quot;;&quot;diviseur&quot;;&quot;multiple&quot;;&quot;diviseur&quot;)" office:value-type="string" office:string-value="diviseur" calcext:value-type="string">
            <text:p>diviseur</text:p>
          </table:table-cell>
          <table:table-cell table:style-name="ce35" table:formula="of:=[.K19]/IF([.I19]=&quot;50 %&quot;;2;10)" office:value-type="float" office:value="24.5" calcext:value-type="float">
            <text:p>24,5</text:p>
          </table:table-cell>
          <table:table-cell table:style-name="ce27" table:formula="of:=IF(LEFT([.M19];1)=&quot;(&quot;;MID([.M19];2;LEN([.M19])-2);[.M19])+IF(LEFT([.O19];1)=&quot;(&quot;;MID([.O19];2;LEN([.O19])-2);[.O19])" office:value-type="float" office:value="-2" calcext:value-type="float">
            <text:p>-2</text:p>
          </table:table-cell>
          <table:table-cell/>
          <table:table-cell table:formula="of:=RANK([.X19];[.X12:.X21])+2" office:value-type="float" office:value="7" calcext:value-type="float">
            <text:p>7</text:p>
          </table:table-cell>
          <table:table-cell table:style-name="ce83" table:formula="of:=RAND()" office:value-type="float" office:value="0.782754709222517" calcext:value-type="float">
            <text:p>0,782754709222517</text:p>
          </table:table-cell>
          <table:table-cell table:formula="of:=RANK([.Z19];[.Z12:.Z21])+2" office:value-type="float" office:value="7" calcext:value-type="float">
            <text:p>7</text:p>
          </table:table-cell>
          <table:table-cell table:style-name="ce83" table:formula="of:=RAND()" office:value-type="float" office:value="0.560611538990264" calcext:value-type="float">
            <text:p>0,560611538990264</text:p>
          </table:table-cell>
          <table:table-cell table:formula="of:=RANK([.AB19];[.AB14:.AB19])" office:value-type="float" office:value="4" calcext:value-type="float">
            <text:p>4</text:p>
          </table:table-cell>
          <table:table-cell table:formula="of:=RAND()" office:value-type="float" office:value="0.230016128808157" calcext:value-type="float">
            <text:p>0,23001612880815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0" calcext:value-type="float">
            <text:p>10</text:p>
          </table:table-cell>
          <table:table-cell table:style-name="ce83" table:formula="of:=RAND()" office:value-type="float" office:value="0.587361838527708" calcext:value-type="float">
            <text:p>0,587361838527708</text:p>
          </table:table-cell>
          <table:table-cell table:formula="of:=RANK([.Z20];[.Z12:.Z21])+2" office:value-type="float" office:value="9" calcext:value-type="float">
            <text:p>9</text:p>
          </table:table-cell>
          <table:table-cell table:style-name="ce83" table:formula="of:=RAND()" office:value-type="float" office:value="0.193483625903441" calcext:value-type="float">
            <text:p>0,193483625903441</text:p>
          </table:table-cell>
          <table:table-cell table:number-columns-repeated="998"/>
        </table:table-row>
        <table:table-row table:style-name="ro4">
          <table:table-cell table:number-columns-repeated="22"/>
          <table:table-cell table:formula="of:=RANK([.X21];[.X12:.X21])+2" office:value-type="float" office:value="4" calcext:value-type="float">
            <text:p>4</text:p>
          </table:table-cell>
          <table:table-cell table:style-name="ce83" table:formula="of:=RAND()" office:value-type="float" office:value="0.877271421403763" calcext:value-type="float">
            <text:p>0,877271421403763</text:p>
          </table:table-cell>
          <table:table-cell table:formula="of:=RANK([.Z21];[.Z12:.Z21])+2" office:value-type="float" office:value="3" calcext:value-type="float">
            <text:p>3</text:p>
          </table:table-cell>
          <table:table-cell table:style-name="ce83" table:formula="of:=RAND()" office:value-type="float" office:value="0.816324500113745" calcext:value-type="float">
            <text:p>0,816324500113745</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6" calcext:value-type="float">
            <text:p>6</text:p>
          </table:table-cell>
          <table:table-cell table:style-name="ce83" table:formula="of:=RAND()" office:value-type="float" office:value="0.688359830194202" calcext:value-type="float">
            <text:p>0,688359830194202</text:p>
          </table:table-cell>
          <table:table-cell table:formula="of:=RANK([.Z23];[.Z23:.Z32])+2" office:value-type="float" office:value="5" calcext:value-type="float">
            <text:p>5</text:p>
          </table:table-cell>
          <table:table-cell table:style-name="ce83" table:formula="of:=RAND()" office:value-type="float" office:value="0.726929257465271" calcext:value-type="float">
            <text:p>0,72692925746527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3853" calcext:value-type="string">
            <text:p>v385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4];[.X23:.X32])+2" office:value-type="float" office:value="10" calcext:value-type="float">
            <text:p>10</text:p>
          </table:table-cell>
          <table:table-cell table:style-name="ce83" table:formula="of:=RAND()" office:value-type="float" office:value="0.167798927598546" calcext:value-type="float">
            <text:p>0,167798927598546</text:p>
          </table:table-cell>
          <table:table-cell table:formula="of:=RANK([.Z24];[.Z23:.Z32])+2" office:value-type="float" office:value="3" calcext:value-type="float">
            <text:p>3</text:p>
          </table:table-cell>
          <table:table-cell table:style-name="ce83" table:formula="of:=RAND()" office:value-type="float" office:value="0.873621642889559" calcext:value-type="float">
            <text:p>0,873621642889559</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3853" calcext:value-type="string">
            <text:p>v3853</text:p>
          </table:table-cell>
          <table:table-cell table:style-name="ce83"/>
          <table:table-cell table:formula="of:=RANK([.X25];[.X23:.X32])+2" office:value-type="float" office:value="4" calcext:value-type="float">
            <text:p>4</text:p>
          </table:table-cell>
          <table:table-cell table:style-name="ce83" table:formula="of:=RAND()" office:value-type="float" office:value="0.821740789758298" calcext:value-type="float">
            <text:p>0,821740789758298</text:p>
          </table:table-cell>
          <table:table-cell table:formula="of:=RANK([.Z25];[.Z23:.Z32])+2" office:value-type="float" office:value="10" calcext:value-type="float">
            <text:p>10</text:p>
          </table:table-cell>
          <table:table-cell table:style-name="ce83" table:formula="of:=RAND()" office:value-type="float" office:value="0.218818569089822" calcext:value-type="float">
            <text:p>0,218818569089822</text:p>
          </table:table-cell>
          <table:table-cell table:style-name="ce83" table:formula="of:=RANK([.AB25];[.AB25:.AB30])" office:value-type="float" office:value="6" calcext:value-type="float">
            <text:p>6</text:p>
          </table:table-cell>
          <table:table-cell table:formula="of:=RAND()" office:value-type="float" office:value="0.342381113435825" calcext:value-type="float">
            <text:p>0,342381113435825</text:p>
          </table:table-cell>
          <table:table-cell table:number-columns-repeated="996"/>
        </table:table-row>
        <table:table-row table:style-name="ro3">
          <table:table-cell table:style-name="ce4" table:formula="of:=[.W26]" office:value-type="float" office:value="12" calcext:value-type="float">
            <text:p>12</text:p>
          </table:table-cell>
          <table:table-cell table:style-name="ce7" office:value-type="string" calcext:value-type="string">
            <text:p>×</text:p>
          </table:table-cell>
          <table:table-cell table:style-name="ce9" table:formula="of:=[.Y26]" office:value-type="float" office:value="12" calcext:value-type="float">
            <text:p>12</text:p>
          </table:table-cell>
          <table:table-cell table:style-name="ce10" office:value-type="string" calcext:value-type="string">
            <text:p>=</text:p>
          </table:table-cell>
          <table:table-cell table:style-name="ce39" table:formula="of:=IF([.S26]=&quot;diviseur&quot;;RANDBETWEEN(2;9);RANDBETWEEN(2;6)*[.H26])"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6]=&quot;diviseur&quot;;[.E26]*RANDBETWEEN(2;11);RANDBETWEEN(2;25))" office:value-type="float" office:value="15" calcext:value-type="float">
            <text:p>15</text:p>
          </table:table-cell>
          <table:table-cell table:style-name="ce50" table:formula="of:=IF([.AA26]&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3" calcext:value-type="float">
            <text:p>13</text:p>
          </table:table-cell>
          <table:table-cell table:style-name="ce10" office:value-type="string" calcext:value-type="string">
            <text:p>=</text:p>
          </table:table-cell>
          <table:table-cell table:style-name="ce90" table:formula="of:=IF([.W26]&gt;5;&quot;(-&quot;&amp;RANDBETWEEN(2;20)&amp;&quot;)&quot;;RANDBETWEEN(2;20))" office:value-type="string" office:string-value="(-10)" calcext:value-type="string">
            <text:p>(-10)</text:p>
          </table:table-cell>
          <table:table-cell table:style-name="ce40" office:value-type="string" calcext:value-type="string">
            <text:p>+</text:p>
          </table:table-cell>
          <table:table-cell table:style-name="ce119" table:formula="of:=IF([.Y26]&lt;6;&quot;(-&quot;&amp;RANDBETWEEN(2;20)&amp;&quot;)&quot;;RANDBETWEEN(2;20))" office:value-type="float" office:value="5" calcext:value-type="float">
            <text:p>5</text:p>
          </table:table-cell>
          <table:table-cell table:style-name="ce42" office:value-type="string" calcext:value-type="string">
            <text:p><text:span text:style-name="T6">"</text:span><text:span text:style-name="T7">=</text:span></text:p>
          </table:table-cell>
          <table:table-cell/>
          <table:table-cell table:style-name="ce27" table:formula="of:=[.A26]*[.C26]" office:value-type="float" office:value="144" calcext:value-type="float">
            <text:p>144</text:p>
          </table:table-cell>
          <table:table-cell table:style-name="ce27" table:formula="of:=CHOOSE([.AA26];&quot;multiple&quot;;&quot;diviseur&quot;;&quot;multiple&quot;;&quot;diviseur&quot;;&quot;multiple&quot;;&quot;diviseur&quot;)" office:value-type="string" office:string-value="diviseur" calcext:value-type="string">
            <text:p>diviseur</text:p>
          </table:table-cell>
          <table:table-cell table:style-name="ce35" table:formula="of:=[.K26]/IF([.I26]=&quot;50 %&quot;;2;10)" office:value-type="float" office:value="6.5" calcext:value-type="float">
            <text:p>6,5</text:p>
          </table:table-cell>
          <table:table-cell table:style-name="ce27" table:formula="of:=IF(LEFT([.M26];1)=&quot;(&quot;;MID([.M26];2;LEN([.M26])-2);[.M26])+IF(LEFT([.O26];1)=&quot;(&quot;;MID([.O26];2;LEN([.O26])-2);[.O26])" office:value-type="float" office:value="-5" calcext:value-type="float">
            <text:p>-5</text:p>
          </table:table-cell>
          <table:table-cell/>
          <table:table-cell table:formula="of:=RANK([.X26];[.X23:.X32])+2" office:value-type="float" office:value="12" calcext:value-type="float">
            <text:p>12</text:p>
          </table:table-cell>
          <table:table-cell table:style-name="ce83" table:formula="of:=RAND()" office:value-type="float" office:value="0.0504084833897" calcext:value-type="float">
            <text:p>0,0504084833897</text:p>
          </table:table-cell>
          <table:table-cell table:formula="of:=RANK([.Z26];[.Z23:.Z32])+2" office:value-type="float" office:value="12" calcext:value-type="float">
            <text:p>12</text:p>
          </table:table-cell>
          <table:table-cell table:style-name="ce83" table:formula="of:=RAND()" office:value-type="float" office:value="0.0172392306540233" calcext:value-type="float">
            <text:p>0,017239230654023</text:p>
          </table:table-cell>
          <table:table-cell table:formula="of:=RANK([.AB26];[.AB25:.AB30])" office:value-type="float" office:value="4" calcext:value-type="float">
            <text:p>4</text:p>
          </table:table-cell>
          <table:table-cell table:formula="of:=RAND()" office:value-type="float" office:value="0.564753623673031" calcext:value-type="float">
            <text:p>0,564753623673031</text:p>
          </table:table-cell>
          <table:table-cell table:number-columns-repeated="996"/>
        </table:table-row>
        <table:table-row table:style-name="ro3">
          <table:table-cell table:style-name="ce4" table:formula="of:=[.W27]" office:value-type="float" office:value="11" calcext:value-type="float">
            <text:p>11</text:p>
          </table:table-cell>
          <table:table-cell table:style-name="ce7" office:value-type="string" calcext:value-type="string">
            <text:p>×</text:p>
          </table:table-cell>
          <table:table-cell table:style-name="ce9" table:formula="of:=[.Y27]" office:value-type="float" office:value="11" calcext:value-type="float">
            <text:p>11</text:p>
          </table:table-cell>
          <table:table-cell table:style-name="ce10" office:value-type="string" calcext:value-type="string">
            <text:p>=</text:p>
          </table:table-cell>
          <table:table-cell table:style-name="ce39" table:formula="of:=IF([.S27]=&quot;diviseur&quot;;RANDBETWEEN(2;9);RANDBETWEEN(2;6)*[.H27])" office:value-type="float" office:value="18" calcext:value-type="float">
            <text:p>18</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7]=&quot;diviseur&quot;;[.E27]*RANDBETWEEN(2;11);RANDBETWEEN(2;25))" office:value-type="float" office:value="6" calcext:value-type="float">
            <text:p>6</text:p>
          </table:table-cell>
          <table:table-cell table:style-name="ce50" table:formula="of:=IF([.AA27]&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7" calcext:value-type="float">
            <text:p>17</text:p>
          </table:table-cell>
          <table:table-cell table:style-name="ce10" office:value-type="string" calcext:value-type="string">
            <text:p>=</text:p>
          </table:table-cell>
          <table:table-cell table:style-name="ce90" table:formula="of:=IF([.W27]&gt;5;&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Y27]&lt;6;&quot;(-&quot;&amp;RANDBETWEEN(2;20)&amp;&quot;)&quot;;RANDBETWEEN(2;20))" office:value-type="float" office:value="8" calcext:value-type="float">
            <text:p>8</text:p>
          </table:table-cell>
          <table:table-cell table:style-name="ce42" office:value-type="string" calcext:value-type="string">
            <text:p><text:span text:style-name="T6">"</text:span><text:span text:style-name="T7">=</text:span></text:p>
          </table:table-cell>
          <table:table-cell/>
          <table:table-cell table:style-name="ce27" table:formula="of:=[.A27]*[.C27]" office:value-type="float" office:value="121" calcext:value-type="float">
            <text:p>121</text:p>
          </table:table-cell>
          <table:table-cell table:style-name="ce27" table:formula="of:=CHOOSE([.AA27];&quot;multiple&quot;;&quot;diviseur&quot;;&quot;multiple&quot;;&quot;diviseur&quot;;&quot;multiple&quot;;&quot;diviseur&quot;)" office:value-type="string" office:string-value="multiple" calcext:value-type="string">
            <text:p>multiple</text:p>
          </table:table-cell>
          <table:table-cell table:style-name="ce35" table:formula="of:=[.K27]/IF([.I27]=&quot;50 %&quot;;2;10)" office:value-type="float" office:value="1.7" calcext:value-type="float">
            <text:p>1,7</text:p>
          </table:table-cell>
          <table:table-cell table:style-name="ce27" table:formula="of:=IF(LEFT([.M27];1)=&quot;(&quot;;MID([.M27];2;LEN([.M27])-2);[.M27])+IF(LEFT([.O27];1)=&quot;(&quot;;MID([.O27];2;LEN([.O27])-2);[.O27])" office:value-type="float" office:value="6" calcext:value-type="float">
            <text:p>6</text:p>
          </table:table-cell>
          <table:table-cell/>
          <table:table-cell table:formula="of:=RANK([.X27];[.X23:.X32])+2" office:value-type="float" office:value="11" calcext:value-type="float">
            <text:p>11</text:p>
          </table:table-cell>
          <table:table-cell table:style-name="ce83" table:formula="of:=RAND()" office:value-type="float" office:value="0.160741715949519" calcext:value-type="float">
            <text:p>0,160741715949519</text:p>
          </table:table-cell>
          <table:table-cell table:formula="of:=RANK([.Z27];[.Z23:.Z32])+2" office:value-type="float" office:value="11" calcext:value-type="float">
            <text:p>11</text:p>
          </table:table-cell>
          <table:table-cell table:style-name="ce83" table:formula="of:=RAND()" office:value-type="float" office:value="0.123929918962718" calcext:value-type="float">
            <text:p>0,123929918962718</text:p>
          </table:table-cell>
          <table:table-cell table:formula="of:=RANK([.AB27];[.AB25:.AB30])" office:value-type="float" office:value="3" calcext:value-type="float">
            <text:p>3</text:p>
          </table:table-cell>
          <table:table-cell table:formula="of:=RAND()" office:value-type="float" office:value="0.577332664555868" calcext:value-type="float">
            <text:p>0,577332664555868</text:p>
          </table:table-cell>
          <table:table-cell table:number-columns-repeated="996"/>
        </table:table-row>
        <table:table-row table:style-name="ro3">
          <table:table-cell table:style-name="ce4" table:formula="of:=[.W28]" office:value-type="float" office:value="7" calcext:value-type="float">
            <text:p>7</text:p>
          </table:table-cell>
          <table:table-cell table:style-name="ce7" office:value-type="string" calcext:value-type="string">
            <text:p>×</text:p>
          </table:table-cell>
          <table:table-cell table:style-name="ce9" table:formula="of:=[.Y28]" office:value-type="float" office:value="6" calcext:value-type="float">
            <text:p>6</text:p>
          </table:table-cell>
          <table:table-cell table:style-name="ce10" office:value-type="string" calcext:value-type="string">
            <text:p>=</text:p>
          </table:table-cell>
          <table:table-cell table:style-name="ce39" table:formula="of:=IF([.S28]=&quot;diviseur&quot;;RANDBETWEEN(2;9);RANDBETWEEN(2;6)*[.H28])" office:value-type="float" office:value="21" calcext:value-type="float">
            <text:p>21</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8]=&quot;diviseur&quot;;[.E28]*RANDBETWEEN(2;11);RANDBETWEEN(2;25))" office:value-type="float" office:value="7" calcext:value-type="float">
            <text:p>7</text:p>
          </table:table-cell>
          <table:table-cell table:style-name="ce50" table:formula="of:=IF([.AA2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20.1" calcext:value-type="float">
            <text:p>20,1</text:p>
          </table:table-cell>
          <table:table-cell table:style-name="ce10" office:value-type="string" calcext:value-type="string">
            <text:p>=</text:p>
          </table:table-cell>
          <table:table-cell table:style-name="ce90" table:formula="of:=IF([.W28]&gt;5;&quot;(-&quot;&amp;RANDBETWEEN(2;20)&amp;&quot;)&quot;;RANDBETWEEN(2;20))" office:value-type="string" office:string-value="(-9)" calcext:value-type="string">
            <text:p>(-9)</text:p>
          </table:table-cell>
          <table:table-cell table:style-name="ce40" office:value-type="string" calcext:value-type="string">
            <text:p>+</text:p>
          </table:table-cell>
          <table:table-cell table:style-name="ce119" table:formula="of:=IF([.Y28]&lt;6;&quot;(-&quot;&amp;RANDBETWEEN(2;20)&amp;&quot;)&quot;;RANDBETWEEN(2;20))" office:value-type="float" office:value="8" calcext:value-type="float">
            <text:p>8</text:p>
          </table:table-cell>
          <table:table-cell table:style-name="ce42" office:value-type="string" calcext:value-type="string">
            <text:p><text:span text:style-name="T6">"</text:span><text:span text:style-name="T7">=</text:span></text:p>
          </table:table-cell>
          <table:table-cell/>
          <table:table-cell table:style-name="ce27" table:formula="of:=[.A28]*[.C28]" office:value-type="float" office:value="42" calcext:value-type="float">
            <text:p>42</text:p>
          </table:table-cell>
          <table:table-cell table:style-name="ce27" table:formula="of:=CHOOSE([.AA28];&quot;multiple&quot;;&quot;diviseur&quot;;&quot;multiple&quot;;&quot;diviseur&quot;;&quot;multiple&quot;;&quot;diviseur&quot;)" office:value-type="string" office:string-value="multiple" calcext:value-type="string">
            <text:p>multiple</text:p>
          </table:table-cell>
          <table:table-cell table:style-name="ce35" table:formula="of:=[.K28]/IF([.I28]=&quot;50 %&quot;;2;10)" office:value-type="float" office:value="2.01" calcext:value-type="float">
            <text:p>2,01</text:p>
          </table:table-cell>
          <table:table-cell table:style-name="ce27" table:formula="of:=IF(LEFT([.M28];1)=&quot;(&quot;;MID([.M28];2;LEN([.M28])-2);[.M28])+IF(LEFT([.O28];1)=&quot;(&quot;;MID([.O28];2;LEN([.O28])-2);[.O28])" office:value-type="float" office:value="-1" calcext:value-type="float">
            <text:p>-1</text:p>
          </table:table-cell>
          <table:table-cell/>
          <table:table-cell table:formula="of:=RANK([.X28];[.X23:.X32])+2" office:value-type="float" office:value="7" calcext:value-type="float">
            <text:p>7</text:p>
          </table:table-cell>
          <table:table-cell table:style-name="ce83" table:formula="of:=RAND()" office:value-type="float" office:value="0.556425264798169" calcext:value-type="float">
            <text:p>0,556425264798169</text:p>
          </table:table-cell>
          <table:table-cell table:formula="of:=RANK([.Z28];[.Z23:.Z32])+2" office:value-type="float" office:value="6" calcext:value-type="float">
            <text:p>6</text:p>
          </table:table-cell>
          <table:table-cell table:style-name="ce83" table:formula="of:=RAND()" office:value-type="float" office:value="0.690044219865951" calcext:value-type="float">
            <text:p>0,690044219865951</text:p>
          </table:table-cell>
          <table:table-cell table:formula="of:=RANK([.AB28];[.AB25:.AB30])" office:value-type="float" office:value="1" calcext:value-type="float">
            <text:p>1</text:p>
          </table:table-cell>
          <table:table-cell table:formula="of:=RAND()" office:value-type="float" office:value="0.947653655205953" calcext:value-type="float">
            <text:p>0,947653655205953</text:p>
          </table:table-cell>
          <table:table-cell table:number-columns-repeated="996"/>
        </table:table-row>
        <table:table-row table:style-name="ro3">
          <table:table-cell table:style-name="ce4" table:formula="of:=[.W29]" office:value-type="float" office:value="8" calcext:value-type="float">
            <text:p>8</text:p>
          </table:table-cell>
          <table:table-cell table:style-name="ce7" office:value-type="string" calcext:value-type="string">
            <text:p>×</text:p>
          </table:table-cell>
          <table:table-cell table:style-name="ce9" table:formula="of:=[.Y29]" office:value-type="float" office:value="7" calcext:value-type="float">
            <text:p>7</text:p>
          </table:table-cell>
          <table:table-cell table:style-name="ce10" office:value-type="string" calcext:value-type="string">
            <text:p>=</text:p>
          </table:table-cell>
          <table:table-cell table:style-name="ce39" table:formula="of:=IF([.S29]=&quot;diviseur&quot;;RANDBETWEEN(2;9);RANDBETWEEN(2;6)*[.H29])" office:value-type="float" office:value="24" calcext:value-type="float">
            <text:p>2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9]=&quot;diviseur&quot;;[.E29]*RANDBETWEEN(2;11);RANDBETWEEN(2;25))" office:value-type="float" office:value="12" calcext:value-type="float">
            <text:p>12</text:p>
          </table:table-cell>
          <table:table-cell table:style-name="ce50" table:formula="of:=IF([.AA2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7" calcext:value-type="float">
            <text:p>47</text:p>
          </table:table-cell>
          <table:table-cell table:style-name="ce10" office:value-type="string" calcext:value-type="string">
            <text:p>=</text:p>
          </table:table-cell>
          <table:table-cell table:style-name="ce90" table:formula="of:=IF([.W29]&gt;5;&quot;(-&quot;&amp;RANDBETWEEN(2;20)&amp;&quot;)&quot;;RANDBETWEEN(2;20))" office:value-type="string" office:string-value="(-11)" calcext:value-type="string">
            <text:p>(-11)</text:p>
          </table:table-cell>
          <table:table-cell table:style-name="ce40" office:value-type="string" calcext:value-type="string">
            <text:p>+</text:p>
          </table:table-cell>
          <table:table-cell table:style-name="ce119" table:formula="of:=IF([.Y29]&lt;6;&quot;(-&quot;&amp;RANDBETWEEN(2;20)&amp;&quot;)&quot;;RANDBETWEEN(2;20))" office:value-type="float" office:value="4" calcext:value-type="float">
            <text:p>4</text:p>
          </table:table-cell>
          <table:table-cell table:style-name="ce42" office:value-type="string" calcext:value-type="string">
            <text:p><text:span text:style-name="T6">"</text:span><text:span text:style-name="T7">=</text:span></text:p>
          </table:table-cell>
          <table:table-cell/>
          <table:table-cell table:style-name="ce27" table:formula="of:=[.A29]*[.C29]" office:value-type="float" office:value="56" calcext:value-type="float">
            <text:p>56</text:p>
          </table:table-cell>
          <table:table-cell table:style-name="ce27" table:formula="of:=CHOOSE([.AA29];&quot;multiple&quot;;&quot;diviseur&quot;;&quot;multiple&quot;;&quot;diviseur&quot;;&quot;multiple&quot;;&quot;diviseur&quot;)" office:value-type="string" office:string-value="multiple" calcext:value-type="string">
            <text:p>multiple</text:p>
          </table:table-cell>
          <table:table-cell table:style-name="ce35" table:formula="of:=[.K29]/IF([.I29]=&quot;50 %&quot;;2;10)" office:value-type="float" office:value="23.5" calcext:value-type="float">
            <text:p>23,5</text:p>
          </table:table-cell>
          <table:table-cell table:style-name="ce27" table:formula="of:=IF(LEFT([.M29];1)=&quot;(&quot;;MID([.M29];2;LEN([.M29])-2);[.M29])+IF(LEFT([.O29];1)=&quot;(&quot;;MID([.O29];2;LEN([.O29])-2);[.O29])" office:value-type="float" office:value="-7" calcext:value-type="float">
            <text:p>-7</text:p>
          </table:table-cell>
          <table:table-cell/>
          <table:table-cell table:formula="of:=RANK([.X29];[.X23:.X32])+2" office:value-type="float" office:value="8" calcext:value-type="float">
            <text:p>8</text:p>
          </table:table-cell>
          <table:table-cell table:style-name="ce83" table:formula="of:=RAND()" office:value-type="float" office:value="0.399929451096247" calcext:value-type="float">
            <text:p>0,399929451096247</text:p>
          </table:table-cell>
          <table:table-cell table:formula="of:=RANK([.Z29];[.Z23:.Z32])+2" office:value-type="float" office:value="7" calcext:value-type="float">
            <text:p>7</text:p>
          </table:table-cell>
          <table:table-cell table:style-name="ce83" table:formula="of:=RAND()" office:value-type="float" office:value="0.516128698075542" calcext:value-type="float">
            <text:p>0,516128698075542</text:p>
          </table:table-cell>
          <table:table-cell table:formula="of:=RANK([.AB29];[.AB25:.AB30])" office:value-type="float" office:value="5" calcext:value-type="float">
            <text:p>5</text:p>
          </table:table-cell>
          <table:table-cell table:formula="of:=RAND()" office:value-type="float" office:value="0.521687316352975" calcext:value-type="float">
            <text:p>0,521687316352975</text:p>
          </table:table-cell>
          <table:table-cell table:number-columns-repeated="996"/>
        </table:table-row>
        <table:table-row table:style-name="ro3">
          <table:table-cell table:style-name="ce4" table:formula="of:=[.W30]" office:value-type="float" office:value="9" calcext:value-type="float">
            <text:p>9</text:p>
          </table:table-cell>
          <table:table-cell table:style-name="ce7" office:value-type="string" calcext:value-type="string">
            <text:p>×</text:p>
          </table:table-cell>
          <table:table-cell table:style-name="ce9" table:formula="of:=[.Y30]" office:value-type="float" office:value="4" calcext:value-type="float">
            <text:p>4</text:p>
          </table:table-cell>
          <table:table-cell table:style-name="ce10" office:value-type="string" calcext:value-type="string">
            <text:p>=</text:p>
          </table:table-cell>
          <table:table-cell table:style-name="ce39" table:formula="of:=IF([.S30]=&quot;diviseur&quot;;RANDBETWEEN(2;9);RANDBETWEEN(2;6)*[.H30])"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0]=&quot;diviseur&quot;;[.E30]*RANDBETWEEN(2;11);RANDBETWEEN(2;25))" office:value-type="float" office:value="12" calcext:value-type="float">
            <text:p>12</text:p>
          </table:table-cell>
          <table:table-cell table:style-name="ce50" table:formula="of:=IF([.AA30]&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28" calcext:value-type="float">
            <text:p>28</text:p>
          </table:table-cell>
          <table:table-cell table:style-name="ce10" office:value-type="string" calcext:value-type="string">
            <text:p>=</text:p>
          </table:table-cell>
          <table:table-cell table:style-name="ce90" table:formula="of:=IF([.W30]&gt;5;&quot;(-&quot;&amp;RANDBETWEEN(2;20)&amp;&quot;)&quot;;RANDBETWEEN(2;20))" office:value-type="string" office:string-value="(-19)" calcext:value-type="string">
            <text:p>(-19)</text:p>
          </table:table-cell>
          <table:table-cell table:style-name="ce40" office:value-type="string" calcext:value-type="string">
            <text:p>+</text:p>
          </table:table-cell>
          <table:table-cell table:style-name="ce119" table:formula="of:=IF([.Y30]&lt;6;&quot;(-&quot;&amp;RANDBETWEEN(2;20)&amp;&quot;)&quot;;RANDBETWEEN(2;20))" office:value-type="string" office:string-value="(-14)" calcext:value-type="string">
            <text:p>(-14)</text:p>
          </table:table-cell>
          <table:table-cell table:style-name="ce42" office:value-type="string" calcext:value-type="string">
            <text:p><text:span text:style-name="T6">"</text:span><text:span text:style-name="T7">=</text:span></text:p>
          </table:table-cell>
          <table:table-cell/>
          <table:table-cell table:style-name="ce27" table:formula="of:=[.A30]*[.C30]" office:value-type="float" office:value="36" calcext:value-type="float">
            <text:p>36</text:p>
          </table:table-cell>
          <table:table-cell table:style-name="ce27" table:formula="of:=CHOOSE([.AA30];&quot;multiple&quot;;&quot;diviseur&quot;;&quot;multiple&quot;;&quot;diviseur&quot;;&quot;multiple&quot;;&quot;diviseur&quot;)" office:value-type="string" office:string-value="diviseur" calcext:value-type="string">
            <text:p>diviseur</text:p>
          </table:table-cell>
          <table:table-cell table:style-name="ce35" table:formula="of:=[.K30]/IF([.I30]=&quot;50 %&quot;;2;10)" office:value-type="float" office:value="2.8" calcext:value-type="float">
            <text:p>2,8</text:p>
          </table:table-cell>
          <table:table-cell table:style-name="ce27" table:formula="of:=IF(LEFT([.M30];1)=&quot;(&quot;;MID([.M30];2;LEN([.M30])-2);[.M30])+IF(LEFT([.O30];1)=&quot;(&quot;;MID([.O30];2;LEN([.O30])-2);[.O30])" office:value-type="float" office:value="-33" calcext:value-type="float">
            <text:p>-33</text:p>
          </table:table-cell>
          <table:table-cell/>
          <table:table-cell table:formula="of:=RANK([.X30];[.X23:.X32])+2" office:value-type="float" office:value="9" calcext:value-type="float">
            <text:p>9</text:p>
          </table:table-cell>
          <table:table-cell table:style-name="ce83" table:formula="of:=RAND()" office:value-type="float" office:value="0.187496130306921" calcext:value-type="float">
            <text:p>0,187496130306921</text:p>
          </table:table-cell>
          <table:table-cell table:formula="of:=RANK([.Z30];[.Z23:.Z32])+2" office:value-type="float" office:value="4" calcext:value-type="float">
            <text:p>4</text:p>
          </table:table-cell>
          <table:table-cell table:style-name="ce83" table:formula="of:=RAND()" office:value-type="float" office:value="0.869255526671412" calcext:value-type="float">
            <text:p>0,869255526671412</text:p>
          </table:table-cell>
          <table:table-cell table:formula="of:=RANK([.AB30];[.AB25:.AB30])" office:value-type="float" office:value="2" calcext:value-type="float">
            <text:p>2</text:p>
          </table:table-cell>
          <table:table-cell table:formula="of:=RAND()" office:value-type="float" office:value="0.880076805859074" calcext:value-type="float">
            <text:p>0,88007680585907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3" calcext:value-type="float">
            <text:p>3</text:p>
          </table:table-cell>
          <table:table-cell table:style-name="ce83" table:formula="of:=RAND()" office:value-type="float" office:value="0.854311831930682" calcext:value-type="float">
            <text:p>0,854311831930682</text:p>
          </table:table-cell>
          <table:table-cell table:formula="of:=RANK([.Z31];[.Z23:.Z32])+2" office:value-type="float" office:value="9" calcext:value-type="float">
            <text:p>9</text:p>
          </table:table-cell>
          <table:table-cell table:style-name="ce83" table:formula="of:=RAND()" office:value-type="float" office:value="0.271239444304637" calcext:value-type="float">
            <text:p>0,271239444304637</text:p>
          </table:table-cell>
          <table:table-cell table:number-columns-repeated="998"/>
        </table:table-row>
        <table:table-row table:style-name="ro4">
          <table:table-cell table:number-columns-repeated="22"/>
          <table:table-cell table:formula="of:=RANK([.X32];[.X23:.X32])+2" office:value-type="float" office:value="5" calcext:value-type="float">
            <text:p>5</text:p>
          </table:table-cell>
          <table:table-cell table:style-name="ce83" table:formula="of:=RAND()" office:value-type="float" office:value="0.709232141084616" calcext:value-type="float">
            <text:p>0,709232141084616</text:p>
          </table:table-cell>
          <table:table-cell table:formula="of:=RANK([.Z32];[.Z23:.Z32])+2" office:value-type="float" office:value="8" calcext:value-type="float">
            <text:p>8</text:p>
          </table:table-cell>
          <table:table-cell table:style-name="ce83" table:formula="of:=RAND()" office:value-type="float" office:value="0.479003501141724" calcext:value-type="float">
            <text:p>0,479003501141724</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1" calcext:value-type="float">
            <text:p>11</text:p>
          </table:table-cell>
          <table:table-cell table:style-name="ce83" table:formula="of:=RAND()" office:value-type="float" office:value="0.25109485617051" calcext:value-type="float">
            <text:p>0,25109485617051</text:p>
          </table:table-cell>
          <table:table-cell table:formula="of:=RANK([.Z34];[.Z34:.Z43])+2" office:value-type="float" office:value="9" calcext:value-type="float">
            <text:p>9</text:p>
          </table:table-cell>
          <table:table-cell table:style-name="ce83" table:formula="of:=RAND()" office:value-type="float" office:value="0.51910579407725" calcext:value-type="float">
            <text:p>0,5191057940772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3853" calcext:value-type="string">
            <text:p>v385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3" table:formula="of:=RAND()" office:value-type="float" office:value="0.289138674554641" calcext:value-type="float">
            <text:p>0,289138674554641</text:p>
          </table:table-cell>
          <table:table-cell table:formula="of:=RANK([.Z35];[.Z34:.Z43])+2" office:value-type="float" office:value="12" calcext:value-type="float">
            <text:p>12</text:p>
          </table:table-cell>
          <table:table-cell table:style-name="ce83" table:formula="of:=RAND()" office:value-type="float" office:value="0.108265506312263" calcext:value-type="float">
            <text:p>0,108265506312263</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3853" calcext:value-type="string">
            <text:p>v3853</text:p>
          </table:table-cell>
          <table:table-cell table:style-name="ce83"/>
          <table:table-cell table:formula="of:=RANK([.X36];[.X34:.X43])+2" office:value-type="float" office:value="9" calcext:value-type="float">
            <text:p>9</text:p>
          </table:table-cell>
          <table:table-cell table:style-name="ce83" table:formula="of:=RAND()" office:value-type="float" office:value="0.382695483337634" calcext:value-type="float">
            <text:p>0,382695483337634</text:p>
          </table:table-cell>
          <table:table-cell table:formula="of:=RANK([.Z36];[.Z34:.Z43])+2" office:value-type="float" office:value="5" calcext:value-type="float">
            <text:p>5</text:p>
          </table:table-cell>
          <table:table-cell table:style-name="ce83" table:formula="of:=RAND()" office:value-type="float" office:value="0.844737842116142" calcext:value-type="float">
            <text:p>0,844737842116142</text:p>
          </table:table-cell>
          <table:table-cell table:style-name="ce83" table:formula="of:=RANK([.AB36];[.AB36:.AB41])" office:value-type="float" office:value="2" calcext:value-type="float">
            <text:p>2</text:p>
          </table:table-cell>
          <table:table-cell table:formula="of:=RAND()" office:value-type="float" office:value="0.787850081594474" calcext:value-type="float">
            <text:p>0,787850081594474</text:p>
          </table:table-cell>
          <table:table-cell table:number-columns-repeated="996"/>
        </table:table-row>
        <table:table-row table:style-name="ro3">
          <table:table-cell table:style-name="ce4" table:formula="of:=[.W37]" office:value-type="float" office:value="8" calcext:value-type="float">
            <text:p>8</text:p>
          </table:table-cell>
          <table:table-cell table:style-name="ce7" office:value-type="string" calcext:value-type="string">
            <text:p>×</text:p>
          </table:table-cell>
          <table:table-cell table:style-name="ce9" table:formula="of:=[.Y37]" office:value-type="float" office:value="7" calcext:value-type="float">
            <text:p>7</text:p>
          </table:table-cell>
          <table:table-cell table:style-name="ce10" office:value-type="string" calcext:value-type="string">
            <text:p>=</text:p>
          </table:table-cell>
          <table:table-cell table:style-name="ce39" table:formula="of:=IF([.S37]=&quot;diviseur&quot;;RANDBETWEEN(2;9);RANDBETWEEN(2;6)*[.H37])"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7]=&quot;diviseur&quot;;[.E37]*RANDBETWEEN(2;11);RANDBETWEEN(2;25))" office:value-type="float" office:value="72" calcext:value-type="float">
            <text:p>72</text:p>
          </table:table-cell>
          <table:table-cell table:style-name="ce50" table:formula="of:=IF([.AA3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0" calcext:value-type="float">
            <text:p>10</text:p>
          </table:table-cell>
          <table:table-cell table:style-name="ce10" office:value-type="string" calcext:value-type="string">
            <text:p>=</text:p>
          </table:table-cell>
          <table:table-cell table:style-name="ce90" table:formula="of:=IF([.W37]&gt;5;&quot;(-&quot;&amp;RANDBETWEEN(2;20)&amp;&quot;)&quot;;RANDBETWEEN(2;20))" office:value-type="string" office:string-value="(-7)" calcext:value-type="string">
            <text:p>(-7)</text:p>
          </table:table-cell>
          <table:table-cell table:style-name="ce40" office:value-type="string" calcext:value-type="string">
            <text:p>+</text:p>
          </table:table-cell>
          <table:table-cell table:style-name="ce119" table:formula="of:=IF([.Y37]&lt;6;&quot;(-&quot;&amp;RANDBETWEEN(2;20)&amp;&quot;)&quot;;RANDBETWEEN(2;20))" office:value-type="float" office:value="18" calcext:value-type="float">
            <text:p>18</text:p>
          </table:table-cell>
          <table:table-cell table:style-name="ce42" office:value-type="string" calcext:value-type="string">
            <text:p><text:span text:style-name="T6">"</text:span><text:span text:style-name="T7">=</text:span></text:p>
          </table:table-cell>
          <table:table-cell/>
          <table:table-cell table:style-name="ce27" table:formula="of:=[.A37]*[.C37]" office:value-type="float" office:value="56" calcext:value-type="float">
            <text:p>56</text:p>
          </table:table-cell>
          <table:table-cell table:style-name="ce27" table:formula="of:=CHOOSE([.AA37];&quot;multiple&quot;;&quot;diviseur&quot;;&quot;multiple&quot;;&quot;diviseur&quot;;&quot;multiple&quot;;&quot;diviseur&quot;)" office:value-type="string" office:string-value="diviseur" calcext:value-type="string">
            <text:p>diviseur</text:p>
          </table:table-cell>
          <table:table-cell table:style-name="ce35" table:formula="of:=[.K37]/IF([.I37]=&quot;50 %&quot;;2;10)" office:value-type="float" office:value="5" calcext:value-type="float">
            <text:p>5</text:p>
          </table:table-cell>
          <table:table-cell table:style-name="ce27" table:formula="of:=IF(LEFT([.M37];1)=&quot;(&quot;;MID([.M37];2;LEN([.M37])-2);[.M37])+IF(LEFT([.O37];1)=&quot;(&quot;;MID([.O37];2;LEN([.O37])-2);[.O37])" office:value-type="float" office:value="11" calcext:value-type="float">
            <text:p>11</text:p>
          </table:table-cell>
          <table:table-cell/>
          <table:table-cell table:formula="of:=RANK([.X37];[.X34:.X43])+2" office:value-type="float" office:value="8" calcext:value-type="float">
            <text:p>8</text:p>
          </table:table-cell>
          <table:table-cell table:style-name="ce83" table:formula="of:=RAND()" office:value-type="float" office:value="0.394067114996569" calcext:value-type="float">
            <text:p>0,394067114996569</text:p>
          </table:table-cell>
          <table:table-cell table:formula="of:=RANK([.Z37];[.Z34:.Z43])+2" office:value-type="float" office:value="7" calcext:value-type="float">
            <text:p>7</text:p>
          </table:table-cell>
          <table:table-cell table:style-name="ce83" table:formula="of:=RAND()" office:value-type="float" office:value="0.644473953687277" calcext:value-type="float">
            <text:p>0,644473953687277</text:p>
          </table:table-cell>
          <table:table-cell table:formula="of:=RANK([.AB37];[.AB36:.AB41])" office:value-type="float" office:value="6" calcext:value-type="float">
            <text:p>6</text:p>
          </table:table-cell>
          <table:table-cell table:formula="of:=RAND()" office:value-type="float" office:value="0.155514195543615" calcext:value-type="float">
            <text:p>0,155514195543615</text:p>
          </table:table-cell>
          <table:table-cell table:number-columns-repeated="996"/>
        </table:table-row>
        <table:table-row table:style-name="ro3">
          <table:table-cell table:style-name="ce4" table:formula="of:=[.W38]" office:value-type="float" office:value="3" calcext:value-type="float">
            <text:p>3</text:p>
          </table:table-cell>
          <table:table-cell table:style-name="ce7" office:value-type="string" calcext:value-type="string">
            <text:p>×</text:p>
          </table:table-cell>
          <table:table-cell table:style-name="ce9" table:formula="of:=[.Y38]" office:value-type="float" office:value="11" calcext:value-type="float">
            <text:p>11</text:p>
          </table:table-cell>
          <table:table-cell table:style-name="ce10" office:value-type="string" calcext:value-type="string">
            <text:p>=</text:p>
          </table:table-cell>
          <table:table-cell table:style-name="ce39" table:formula="of:=IF([.S38]=&quot;diviseur&quot;;RANDBETWEEN(2;9);RANDBETWEEN(2;6)*[.H38])" office:value-type="float" office:value="84" calcext:value-type="float">
            <text:p>8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8]=&quot;diviseur&quot;;[.E38]*RANDBETWEEN(2;11);RANDBETWEEN(2;25))" office:value-type="float" office:value="14" calcext:value-type="float">
            <text:p>14</text:p>
          </table:table-cell>
          <table:table-cell table:style-name="ce50" table:formula="of:=IF([.AA3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33" calcext:value-type="float">
            <text:p>33</text:p>
          </table:table-cell>
          <table:table-cell table:style-name="ce10" office:value-type="string" calcext:value-type="string">
            <text:p>=</text:p>
          </table:table-cell>
          <table:table-cell table:style-name="ce90" table:formula="of:=IF([.W38]&gt;5;&quot;(-&quot;&amp;RANDBETWEEN(2;20)&amp;&quot;)&quot;;RANDBETWEEN(2;20))" office:value-type="float" office:value="19" calcext:value-type="float">
            <text:p>19</text:p>
          </table:table-cell>
          <table:table-cell table:style-name="ce40" office:value-type="string" calcext:value-type="string">
            <text:p>+</text:p>
          </table:table-cell>
          <table:table-cell table:style-name="ce119" table:formula="of:=IF([.Y38]&lt;6;&quot;(-&quot;&amp;RANDBETWEEN(2;20)&amp;&quot;)&quot;;RANDBETWEEN(2;20))" office:value-type="float" office:value="12" calcext:value-type="float">
            <text:p>12</text:p>
          </table:table-cell>
          <table:table-cell table:style-name="ce42" office:value-type="string" calcext:value-type="string">
            <text:p><text:span text:style-name="T6">"</text:span><text:span text:style-name="T7">=</text:span></text:p>
          </table:table-cell>
          <table:table-cell/>
          <table:table-cell table:style-name="ce27" table:formula="of:=[.A38]*[.C38]" office:value-type="float" office:value="33" calcext:value-type="float">
            <text:p>33</text:p>
          </table:table-cell>
          <table:table-cell table:style-name="ce27" table:formula="of:=CHOOSE([.AA38];&quot;multiple&quot;;&quot;diviseur&quot;;&quot;multiple&quot;;&quot;diviseur&quot;;&quot;multiple&quot;;&quot;diviseur&quot;)" office:value-type="string" office:string-value="multiple" calcext:value-type="string">
            <text:p>multiple</text:p>
          </table:table-cell>
          <table:table-cell table:style-name="ce35" table:formula="of:=[.K38]/IF([.I38]=&quot;50 %&quot;;2;10)" office:value-type="float" office:value="3.3" calcext:value-type="float">
            <text:p>3,3</text:p>
          </table:table-cell>
          <table:table-cell table:style-name="ce27" table:formula="of:=IF(LEFT([.M38];1)=&quot;(&quot;;MID([.M38];2;LEN([.M38])-2);[.M38])+IF(LEFT([.O38];1)=&quot;(&quot;;MID([.O38];2;LEN([.O38])-2);[.O38])" office:value-type="float" office:value="31" calcext:value-type="float">
            <text:p>31</text:p>
          </table:table-cell>
          <table:table-cell/>
          <table:table-cell table:formula="of:=RANK([.X38];[.X34:.X43])+2" office:value-type="float" office:value="3" calcext:value-type="float">
            <text:p>3</text:p>
          </table:table-cell>
          <table:table-cell table:style-name="ce83" table:formula="of:=RAND()" office:value-type="float" office:value="0.98421074914262" calcext:value-type="float">
            <text:p>0,98421074914262</text:p>
          </table:table-cell>
          <table:table-cell table:formula="of:=RANK([.Z38];[.Z34:.Z43])+2" office:value-type="float" office:value="11" calcext:value-type="float">
            <text:p>11</text:p>
          </table:table-cell>
          <table:table-cell table:style-name="ce83" table:formula="of:=RAND()" office:value-type="float" office:value="0.161705319695194" calcext:value-type="float">
            <text:p>0,161705319695194</text:p>
          </table:table-cell>
          <table:table-cell table:formula="of:=RANK([.AB38];[.AB36:.AB41])" office:value-type="float" office:value="1" calcext:value-type="float">
            <text:p>1</text:p>
          </table:table-cell>
          <table:table-cell table:formula="of:=RAND()" office:value-type="float" office:value="0.855881318074054" calcext:value-type="float">
            <text:p>0,855881318074054</text:p>
          </table:table-cell>
          <table:table-cell table:number-columns-repeated="996"/>
        </table:table-row>
        <table:table-row table:style-name="ro3">
          <table:table-cell table:style-name="ce4" table:formula="of:=[.W39]" office:value-type="float" office:value="4" calcext:value-type="float">
            <text:p>4</text:p>
          </table:table-cell>
          <table:table-cell table:style-name="ce7" office:value-type="string" calcext:value-type="string">
            <text:p>×</text:p>
          </table:table-cell>
          <table:table-cell table:style-name="ce9" table:formula="of:=[.Y39]" office:value-type="float" office:value="10" calcext:value-type="float">
            <text:p>10</text:p>
          </table:table-cell>
          <table:table-cell table:style-name="ce10" office:value-type="string" calcext:value-type="string">
            <text:p>=</text:p>
          </table:table-cell>
          <table:table-cell table:style-name="ce39" table:formula="of:=IF([.S39]=&quot;diviseur&quot;;RANDBETWEEN(2;9);RANDBETWEEN(2;6)*[.H39])" office:value-type="float" office:value="72" calcext:value-type="float">
            <text:p>7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9]=&quot;diviseur&quot;;[.E39]*RANDBETWEEN(2;11);RANDBETWEEN(2;25))" office:value-type="float" office:value="12" calcext:value-type="float">
            <text:p>12</text:p>
          </table:table-cell>
          <table:table-cell table:style-name="ce50" table:formula="of:=IF([.AA39]&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8.6" calcext:value-type="float">
            <text:p>48,6</text:p>
          </table:table-cell>
          <table:table-cell table:style-name="ce10" office:value-type="string" calcext:value-type="string">
            <text:p>=</text:p>
          </table:table-cell>
          <table:table-cell table:style-name="ce90" table:formula="of:=IF([.W39]&gt;5;&quot;(-&quot;&amp;RANDBETWEEN(2;20)&amp;&quot;)&quot;;RANDBETWEEN(2;20))" office:value-type="float" office:value="5" calcext:value-type="float">
            <text:p>5</text:p>
          </table:table-cell>
          <table:table-cell table:style-name="ce40" office:value-type="string" calcext:value-type="string">
            <text:p>+</text:p>
          </table:table-cell>
          <table:table-cell table:style-name="ce119" table:formula="of:=IF([.Y39]&lt;6;&quot;(-&quot;&amp;RANDBETWEEN(2;20)&amp;&quot;)&quot;;RANDBETWEEN(2;20))" office:value-type="float" office:value="16" calcext:value-type="float">
            <text:p>16</text:p>
          </table:table-cell>
          <table:table-cell table:style-name="ce42" office:value-type="string" calcext:value-type="string">
            <text:p><text:span text:style-name="T6">"</text:span><text:span text:style-name="T7">=</text:span></text:p>
          </table:table-cell>
          <table:table-cell/>
          <table:table-cell table:style-name="ce27" table:formula="of:=[.A39]*[.C39]" office:value-type="float" office:value="40" calcext:value-type="float">
            <text:p>40</text:p>
          </table:table-cell>
          <table:table-cell table:style-name="ce27" table:formula="of:=CHOOSE([.AA39];&quot;multiple&quot;;&quot;diviseur&quot;;&quot;multiple&quot;;&quot;diviseur&quot;;&quot;multiple&quot;;&quot;diviseur&quot;)" office:value-type="string" office:string-value="multiple" calcext:value-type="string">
            <text:p>multiple</text:p>
          </table:table-cell>
          <table:table-cell table:style-name="ce35" table:formula="of:=[.K39]/IF([.I39]=&quot;50 %&quot;;2;10)" office:value-type="float" office:value="4.86" calcext:value-type="float">
            <text:p>4,86</text:p>
          </table:table-cell>
          <table:table-cell table:style-name="ce27" table:formula="of:=IF(LEFT([.M39];1)=&quot;(&quot;;MID([.M39];2;LEN([.M39])-2);[.M39])+IF(LEFT([.O39];1)=&quot;(&quot;;MID([.O39];2;LEN([.O39])-2);[.O39])" office:value-type="float" office:value="21" calcext:value-type="float">
            <text:p>21</text:p>
          </table:table-cell>
          <table:table-cell/>
          <table:table-cell table:formula="of:=RANK([.X39];[.X34:.X43])+2" office:value-type="float" office:value="4" calcext:value-type="float">
            <text:p>4</text:p>
          </table:table-cell>
          <table:table-cell table:style-name="ce83" table:formula="of:=RAND()" office:value-type="float" office:value="0.92735495862255" calcext:value-type="float">
            <text:p>0,92735495862255</text:p>
          </table:table-cell>
          <table:table-cell table:formula="of:=RANK([.Z39];[.Z34:.Z43])+2" office:value-type="float" office:value="10" calcext:value-type="float">
            <text:p>10</text:p>
          </table:table-cell>
          <table:table-cell table:style-name="ce83" table:formula="of:=RAND()" office:value-type="float" office:value="0.28907698533263" calcext:value-type="float">
            <text:p>0,28907698533263</text:p>
          </table:table-cell>
          <table:table-cell table:formula="of:=RANK([.AB39];[.AB36:.AB41])" office:value-type="float" office:value="3" calcext:value-type="float">
            <text:p>3</text:p>
          </table:table-cell>
          <table:table-cell table:formula="of:=RAND()" office:value-type="float" office:value="0.545361207952383" calcext:value-type="float">
            <text:p>0,545361207952383</text:p>
          </table:table-cell>
          <table:table-cell table:number-columns-repeated="996"/>
        </table:table-row>
        <table:table-row table:style-name="ro3">
          <table:table-cell table:style-name="ce4" table:formula="of:=[.W40]" office:value-type="float" office:value="12" calcext:value-type="float">
            <text:p>12</text:p>
          </table:table-cell>
          <table:table-cell table:style-name="ce7" office:value-type="string" calcext:value-type="string">
            <text:p>×</text:p>
          </table:table-cell>
          <table:table-cell table:style-name="ce9" table:formula="of:=[.Y40]" office:value-type="float" office:value="3" calcext:value-type="float">
            <text:p>3</text:p>
          </table:table-cell>
          <table:table-cell table:style-name="ce10" office:value-type="string" calcext:value-type="string">
            <text:p>=</text:p>
          </table:table-cell>
          <table:table-cell table:style-name="ce39" table:formula="of:=IF([.S40]=&quot;diviseur&quot;;RANDBETWEEN(2;9);RANDBETWEEN(2;6)*[.H40])" office:value-type="float" office:value="120" calcext:value-type="float">
            <text:p>12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0]=&quot;diviseur&quot;;[.E40]*RANDBETWEEN(2;11);RANDBETWEEN(2;25))" office:value-type="float" office:value="24" calcext:value-type="float">
            <text:p>24</text:p>
          </table:table-cell>
          <table:table-cell table:style-name="ce50" table:formula="of:=IF([.AA40]&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6.6" calcext:value-type="float">
            <text:p>36,6</text:p>
          </table:table-cell>
          <table:table-cell table:style-name="ce10" office:value-type="string" calcext:value-type="string">
            <text:p>=</text:p>
          </table:table-cell>
          <table:table-cell table:style-name="ce90" table:formula="of:=IF([.W40]&gt;5;&quot;(-&quot;&amp;RANDBETWEEN(2;20)&amp;&quot;)&quot;;RANDBETWEEN(2;20))" office:value-type="string" office:string-value="(-12)" calcext:value-type="string">
            <text:p>(-12)</text:p>
          </table:table-cell>
          <table:table-cell table:style-name="ce40" office:value-type="string" calcext:value-type="string">
            <text:p>+</text:p>
          </table:table-cell>
          <table:table-cell table:style-name="ce119" table:formula="of:=IF([.Y40]&lt;6;&quot;(-&quot;&amp;RANDBETWEEN(2;20)&amp;&quot;)&quot;;RANDBETWEEN(2;20))" office:value-type="string" office:string-value="(-5)" calcext:value-type="string">
            <text:p>(-5)</text:p>
          </table:table-cell>
          <table:table-cell table:style-name="ce42" office:value-type="string" calcext:value-type="string">
            <text:p><text:span text:style-name="T6">"</text:span><text:span text:style-name="T7">=</text:span></text:p>
          </table:table-cell>
          <table:table-cell/>
          <table:table-cell table:style-name="ce27" table:formula="of:=[.A40]*[.C40]" office:value-type="float" office:value="36" calcext:value-type="float">
            <text:p>36</text:p>
          </table:table-cell>
          <table:table-cell table:style-name="ce27" table:formula="of:=CHOOSE([.AA40];&quot;multiple&quot;;&quot;diviseur&quot;;&quot;multiple&quot;;&quot;diviseur&quot;;&quot;multiple&quot;;&quot;diviseur&quot;)" office:value-type="string" office:string-value="multiple" calcext:value-type="string">
            <text:p>multiple</text:p>
          </table:table-cell>
          <table:table-cell table:style-name="ce35" table:formula="of:=[.K40]/IF([.I40]=&quot;50 %&quot;;2;10)" office:value-type="float" office:value="18.3" calcext:value-type="float">
            <text:p>18,3</text:p>
          </table:table-cell>
          <table:table-cell table:style-name="ce27" table:formula="of:=IF(LEFT([.M40];1)=&quot;(&quot;;MID([.M40];2;LEN([.M40])-2);[.M40])+IF(LEFT([.O40];1)=&quot;(&quot;;MID([.O40];2;LEN([.O40])-2);[.O40])" office:value-type="float" office:value="-17" calcext:value-type="float">
            <text:p>-17</text:p>
          </table:table-cell>
          <table:table-cell/>
          <table:table-cell table:formula="of:=RANK([.X40];[.X34:.X43])+2" office:value-type="float" office:value="12" calcext:value-type="float">
            <text:p>12</text:p>
          </table:table-cell>
          <table:table-cell table:style-name="ce83" table:formula="of:=RAND()" office:value-type="float" office:value="0.0523354122551854" calcext:value-type="float">
            <text:p>0,052335412255186</text:p>
          </table:table-cell>
          <table:table-cell table:formula="of:=RANK([.Z40];[.Z34:.Z43])+2" office:value-type="float" office:value="3" calcext:value-type="float">
            <text:p>3</text:p>
          </table:table-cell>
          <table:table-cell table:style-name="ce83" table:formula="of:=RAND()" office:value-type="float" office:value="0.862987817547647" calcext:value-type="float">
            <text:p>0,862987817547647</text:p>
          </table:table-cell>
          <table:table-cell table:formula="of:=RANK([.AB40];[.AB36:.AB41])" office:value-type="float" office:value="5" calcext:value-type="float">
            <text:p>5</text:p>
          </table:table-cell>
          <table:table-cell table:formula="of:=RAND()" office:value-type="float" office:value="0.339394969414656" calcext:value-type="float">
            <text:p>0,339394969414656</text:p>
          </table:table-cell>
          <table:table-cell table:number-columns-repeated="996"/>
        </table:table-row>
        <table:table-row table:style-name="ro3">
          <table:table-cell table:style-name="ce4" table:formula="of:=[.W41]" office:value-type="float" office:value="6" calcext:value-type="float">
            <text:p>6</text:p>
          </table:table-cell>
          <table:table-cell table:style-name="ce7" office:value-type="string" calcext:value-type="string">
            <text:p>×</text:p>
          </table:table-cell>
          <table:table-cell table:style-name="ce9" table:formula="of:=[.Y41]" office:value-type="float" office:value="8" calcext:value-type="float">
            <text:p>8</text:p>
          </table:table-cell>
          <table:table-cell table:style-name="ce10" office:value-type="string" calcext:value-type="string">
            <text:p>=</text:p>
          </table:table-cell>
          <table:table-cell table:style-name="ce39" table:formula="of:=IF([.S41]=&quot;diviseur&quot;;RANDBETWEEN(2;9);RANDBETWEEN(2;6)*[.H41])"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1]=&quot;diviseur&quot;;[.E41]*RANDBETWEEN(2;11);RANDBETWEEN(2;25))" office:value-type="float" office:value="77" calcext:value-type="float">
            <text:p>77</text:p>
          </table:table-cell>
          <table:table-cell table:style-name="ce50" table:formula="of:=IF([.AA41]&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9" calcext:value-type="float">
            <text:p>19</text:p>
          </table:table-cell>
          <table:table-cell table:style-name="ce10" office:value-type="string" calcext:value-type="string">
            <text:p>=</text:p>
          </table:table-cell>
          <table:table-cell table:style-name="ce90" table:formula="of:=IF([.W41]&gt;5;&quot;(-&quot;&amp;RANDBETWEEN(2;20)&amp;&quot;)&quot;;RANDBETWEEN(2;20))" office:value-type="string" office:string-value="(-18)" calcext:value-type="string">
            <text:p>(-18)</text:p>
          </table:table-cell>
          <table:table-cell table:style-name="ce40" office:value-type="string" calcext:value-type="string">
            <text:p>+</text:p>
          </table:table-cell>
          <table:table-cell table:style-name="ce119" table:formula="of:=IF([.Y41]&lt;6;&quot;(-&quot;&amp;RANDBETWEEN(2;20)&amp;&quot;)&quot;;RANDBETWEEN(2;20))" office:value-type="float" office:value="19" calcext:value-type="float">
            <text:p>19</text:p>
          </table:table-cell>
          <table:table-cell table:style-name="ce42" office:value-type="string" calcext:value-type="string">
            <text:p><text:span text:style-name="T6">"</text:span><text:span text:style-name="T7">=</text:span></text:p>
          </table:table-cell>
          <table:table-cell/>
          <table:table-cell table:style-name="ce27" table:formula="of:=[.A41]*[.C41]" office:value-type="float" office:value="48" calcext:value-type="float">
            <text:p>48</text:p>
          </table:table-cell>
          <table:table-cell table:style-name="ce27" table:formula="of:=CHOOSE([.AA41];&quot;multiple&quot;;&quot;diviseur&quot;;&quot;multiple&quot;;&quot;diviseur&quot;;&quot;multiple&quot;;&quot;diviseur&quot;)" office:value-type="string" office:string-value="diviseur" calcext:value-type="string">
            <text:p>diviseur</text:p>
          </table:table-cell>
          <table:table-cell table:style-name="ce35" table:formula="of:=[.K41]/IF([.I41]=&quot;50 %&quot;;2;10)" office:value-type="float" office:value="9.5" calcext:value-type="float">
            <text:p>9,5</text:p>
          </table:table-cell>
          <table:table-cell table:style-name="ce27" table:formula="of:=IF(LEFT([.M41];1)=&quot;(&quot;;MID([.M41];2;LEN([.M41])-2);[.M41])+IF(LEFT([.O41];1)=&quot;(&quot;;MID([.O41];2;LEN([.O41])-2);[.O41])" office:value-type="float" office:value="1" calcext:value-type="float">
            <text:p>1</text:p>
          </table:table-cell>
          <table:table-cell/>
          <table:table-cell table:formula="of:=RANK([.X41];[.X34:.X43])+2" office:value-type="float" office:value="6" calcext:value-type="float">
            <text:p>6</text:p>
          </table:table-cell>
          <table:table-cell table:style-name="ce83" table:formula="of:=RAND()" office:value-type="float" office:value="0.697207024006248" calcext:value-type="float">
            <text:p>0,697207024006248</text:p>
          </table:table-cell>
          <table:table-cell table:formula="of:=RANK([.Z41];[.Z34:.Z43])+2" office:value-type="float" office:value="8" calcext:value-type="float">
            <text:p>8</text:p>
          </table:table-cell>
          <table:table-cell table:style-name="ce83" table:formula="of:=RAND()" office:value-type="float" office:value="0.596227567932354" calcext:value-type="float">
            <text:p>0,596227567932354</text:p>
          </table:table-cell>
          <table:table-cell table:formula="of:=RANK([.AB41];[.AB36:.AB41])" office:value-type="float" office:value="4" calcext:value-type="float">
            <text:p>4</text:p>
          </table:table-cell>
          <table:table-cell table:formula="of:=RAND()" office:value-type="float" office:value="0.411839901046757" calcext:value-type="float">
            <text:p>0,41183990104675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7" calcext:value-type="float">
            <text:p>7</text:p>
          </table:table-cell>
          <table:table-cell table:style-name="ce83" table:formula="of:=RAND()" office:value-type="float" office:value="0.570395245210885" calcext:value-type="float">
            <text:p>0,570395245210885</text:p>
          </table:table-cell>
          <table:table-cell table:formula="of:=RANK([.Z42];[.Z34:.Z43])+2" office:value-type="float" office:value="6" calcext:value-type="float">
            <text:p>6</text:p>
          </table:table-cell>
          <table:table-cell table:style-name="ce83" table:formula="of:=RAND()" office:value-type="float" office:value="0.706406964652899" calcext:value-type="float">
            <text:p>0,706406964652899</text:p>
          </table:table-cell>
          <table:table-cell table:number-columns-repeated="998"/>
        </table:table-row>
        <table:table-row table:style-name="ro4">
          <table:table-cell table:number-columns-repeated="22"/>
          <table:table-cell table:formula="of:=RANK([.X43];[.X34:.X43])+2" office:value-type="float" office:value="5" calcext:value-type="float">
            <text:p>5</text:p>
          </table:table-cell>
          <table:table-cell table:style-name="ce83" table:formula="of:=RAND()" office:value-type="float" office:value="0.762090380530301" calcext:value-type="float">
            <text:p>0,762090380530301</text:p>
          </table:table-cell>
          <table:table-cell table:formula="of:=RANK([.Z43];[.Z34:.Z43])+2" office:value-type="float" office:value="4" calcext:value-type="float">
            <text:p>4</text:p>
          </table:table-cell>
          <table:table-cell table:style-name="ce83" table:formula="of:=RAND()" office:value-type="float" office:value="0.852363318972676" calcext:value-type="float">
            <text:p>0,852363318972676</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P44 'Ceinture Jaune'.R1:'Ceinture Jaun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cm" svg:height="0.749cm" svg:x="45.502cm" svg:y="0.12cm" draw:control="control2"/>
        </table:shapes>
        <table:table-column table:style-name="co24" table:default-cell-style-name="Default"/>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column table:style-name="co5" table:default-cell-style-name="Default"/>
        <table:table-column table:style-name="co22" table:default-cell-style-name="Default"/>
        <table:table-column table:style-name="co17" table:default-cell-style-name="Default"/>
        <table:table-column table:style-name="co4" table:default-cell-style-name="Default"/>
        <table:table-column table:style-name="co31" table:default-cell-style-name="Default"/>
        <table:table-column table:style-name="co12" table:default-cell-style-name="Default"/>
        <table:table-column table:style-name="co32" table:default-cell-style-name="Default"/>
        <table:table-column table:style-name="co33" table:default-cell-style-name="Default"/>
        <table:table-column table:style-name="co15" table:default-cell-style-name="Default"/>
        <table:table-column table:style-name="co34" table:default-cell-style-name="Default"/>
        <table:table-column table:style-name="co17" table:default-cell-style-name="Default"/>
        <table:table-column table:style-name="co35" table:default-cell-style-name="Default"/>
        <table:table-column table:style-name="co17" table:default-cell-style-name="Default"/>
        <table:table-column table:style-name="co18" table:default-cell-style-name="Default"/>
        <table:table-column table:style-name="co36" table:default-cell-style-name="Default"/>
        <table:table-column table:style-name="co37" table:default-cell-style-name="Default"/>
        <table:table-column table:style-name="co20" table:default-cell-style-name="Default"/>
        <table:table-column table:style-name="co17" table:number-columns-repeated="998"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8" calcext:value-type="float">
            <text:p>8</text:p>
          </table:table-cell>
          <table:table-cell table:style-name="ce83" table:formula="of:=RAND()" office:value-type="float" office:value="0.613649312099227" calcext:value-type="float">
            <text:p>0,613649312099227</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501" calcext:value-type="string">
            <text:p>v501</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X1:.X10])+2" office:value-type="float" office:value="11" calcext:value-type="float">
            <text:p>11</text:p>
          </table:table-cell>
          <table:table-cell table:style-name="ce83" table:formula="of:=RAND()" office:value-type="float" office:value="0.286210592051901" calcext:value-type="float">
            <text:p>0,286210592051901</text:p>
          </table:table-cell>
          <table:table-cell table:number-columns-repeated="1000"/>
        </table:table-row>
        <table:table-row table:style-name="ro2">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501" calcext:value-type="string">
            <text:p>v501</text:p>
          </table:table-cell>
          <table:table-cell table:style-name="ce83"/>
          <table:table-cell table:formula="of:=RANK([.X3];[.X1:.X10])+2" office:value-type="float" office:value="6" calcext:value-type="float">
            <text:p>6</text:p>
          </table:table-cell>
          <table:table-cell table:style-name="ce83" table:formula="of:=RAND()" office:value-type="float" office:value="0.685856087414322" calcext:value-type="float">
            <text:p>0,685856087414322</text:p>
          </table:table-cell>
          <table:table-cell table:style-name="ce83" table:formula="of:=RANK([.Z3];[.Z3:.Z8])" office:value-type="float" office:value="1" calcext:value-type="float">
            <text:p>1</text:p>
          </table:table-cell>
          <table:table-cell table:formula="of:=RAND()" office:value-type="float" office:value="0.861703145944698" calcext:value-type="float">
            <text:p>0,861703145944698</text:p>
          </table:table-cell>
          <table:table-cell table:style-name="ce83" table:number-columns-repeated="998"/>
        </table:table-row>
        <table:table-row table:style-name="ro3">
          <table:table-cell table:style-name="ce4" table:formula="of:=CHOOSE([.W4];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4];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44" calcext:value-type="float">
            <text:p>24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27" table:formula="of:=LOOKUP([.A4];[$'Aide à la génération'.$A$2:$'Aide à la génération'.$A$11];[$'Aide à la génération'.$B$2:$'Aide à la génération'.$B$11])" office:value-type="string" office:string-value="8×4" calcext:value-type="string">
            <text:p>8×4</text:p>
          </table:table-cell>
          <table:table-cell table:style-name="ce27" table:formula="of:=[.E4]*2&amp;&quot; ;&quot;&amp;[.E4]*5&amp;&quot; ...&quot;" office:value-type="string" office:string-value="24 ;60 ..." calcext:value-type="string">
            <text:p>24 ;60 ...</text:p>
          </table:table-cell>
          <table:table-cell table:style-name="ce106" table:formula="of:=[.K4]*[.I4]/100" office:value-type="float" office:value="97.6" calcext:value-type="float">
            <text:p>97,6</text:p>
          </table:table-cell>
          <table:table-cell table:style-name="ce35" table:formula="of:=IF(MOD([.M4];2)=0;&quot;2;&quot;;&quot;&quot;)&amp;IF(MOD([.M4];3)=0;&quot;3;&quot;;&quot;&quot;)&amp;IF(MOD([.M4];4)=0;&quot;4;&quot;;&quot;&quot;)&amp;IF(MOD([.M4];5)=0;&quot;5;&quot;;&quot;&quot;)&amp;IF(MOD([.M4];6)=0;&quot;6;&quot;;&quot;&quot;)&amp;IF(MOD([.M4];7)=0;&quot;7;&quot;;&quot;&quot;)&amp;IF(MOD([.M4];8)=0;&quot;8;&quot;;&quot;&quot;)&amp;IF(MOD([.M4];9)=0;&quot;9;&quot;;&quot;&quot;)&amp;IF(MOD([.M4];10)=0;&quot;10;&quot;;&quot;&quot;)&amp;IF(MOD([.M4];12)=0;&quot;12;&quot;;&quot;&quot;)&amp;IF(MOD([.M4];16)=0;&quot;16;&quot;;&quot;&quot;)&amp;IF(MOD([.M4];25)=0;&quot;25;&quot;;&quot;&quot;)" office:value-type="string" office:string-value="2;3;4;6;9;12;" calcext:value-type="string">
            <text:p>2;3;4;6;9;12;</text:p>
          </table:table-cell>
          <table:table-cell/>
          <table:table-cell table:formula="of:=RANK([.X4];[.X1:.X10])+2" office:value-type="float" office:value="10" calcext:value-type="float">
            <text:p>10</text:p>
          </table:table-cell>
          <table:table-cell table:style-name="ce83" table:formula="of:=RAND()" office:value-type="float" office:value="0.573156209863776" calcext:value-type="float">
            <text:p>0,573156209863776</text:p>
          </table:table-cell>
          <table:table-cell table:formula="of:=RANK([.Z4];[.Z3:.Z8])" office:value-type="float" office:value="4" calcext:value-type="float">
            <text:p>4</text:p>
          </table:table-cell>
          <table:table-cell table:formula="of:=RAND()" office:value-type="float" office:value="0.664510836227377" calcext:value-type="float">
            <text:p>0,664510836227377</text:p>
          </table:table-cell>
          <table:table-cell table:number-columns-repeated="998"/>
        </table:table-row>
        <table:table-row table:style-name="ro3">
          <table:table-cell table:style-name="ce4" table:formula="of:=CHOOSE([.W5];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5]+2" office:value-type="float" office:value="14" calcext:value-type="float">
            <text:p>14</text:p>
          </table:table-cell>
          <table:table-cell table:style-name="ce112" office:value-type="string" calcext:value-type="string">
            <text:p>:</text:p>
          </table:table-cell>
          <table:table-cell table:style-name="ce9"/>
          <table:table-cell table:style-name="ce10"/>
          <table:table-cell table:style-name="ce51" table:formula="of:=CHOOSE([.Y5];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64" calcext:value-type="float">
            <text:p>6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5];[$'Aide à la génération'.$A$2:$'Aide à la génération'.$A$11];[$'Aide à la génération'.$B$2:$'Aide à la génération'.$B$11])" office:value-type="string" office:string-value="7×7" calcext:value-type="string">
            <text:p>7×7</text:p>
          </table:table-cell>
          <table:table-cell table:style-name="ce27" table:formula="of:=[.E5]*2&amp;&quot; ;&quot;&amp;[.E5]*5&amp;&quot; ...&quot;" office:value-type="string" office:string-value="28 ;70 ..." calcext:value-type="string">
            <text:p>28 ;70 ...</text:p>
          </table:table-cell>
          <table:table-cell table:style-name="ce106" table:formula="of:=[.K5]*[.I5]/100" office:value-type="float" office:value="19.2" calcext:value-type="float">
            <text:p>19,2</text:p>
          </table:table-cell>
          <table:table-cell table:style-name="ce35" table:formula="of:=IF(MOD([.M5];2)=0;&quot;2;&quot;;&quot;&quot;)&amp;IF(MOD([.M5];3)=0;&quot;3;&quot;;&quot;&quot;)&amp;IF(MOD([.M5];4)=0;&quot;4;&quot;;&quot;&quot;)&amp;IF(MOD([.M5];5)=0;&quot;5;&quot;;&quot;&quot;)&amp;IF(MOD([.M5];6)=0;&quot;6;&quot;;&quot;&quot;)&amp;IF(MOD([.M5];7)=0;&quot;7;&quot;;&quot;&quot;)&amp;IF(MOD([.M5];8)=0;&quot;8;&quot;;&quot;&quot;)&amp;IF(MOD([.M5];9)=0;&quot;9;&quot;;&quot;&quot;)&amp;IF(MOD([.M5];10)=0;&quot;10;&quot;;&quot;&quot;)&amp;IF(MOD([.M5];12)=0;&quot;12;&quot;;&quot;&quot;)&amp;IF(MOD([.M5];16)=0;&quot;16;&quot;;&quot;&quot;)&amp;IF(MOD([.M5];25)=0;&quot;25;&quot;;&quot;&quot;)" office:value-type="string" office:string-value="2;3;4;5;6;10;12;" calcext:value-type="string">
            <text:p>2;3;4;5;6;10;12;</text:p>
          </table:table-cell>
          <table:table-cell/>
          <table:table-cell table:formula="of:=RANK([.X5];[.X1:.X10])+2" office:value-type="float" office:value="12" calcext:value-type="float">
            <text:p>12</text:p>
          </table:table-cell>
          <table:table-cell table:style-name="ce83" table:formula="of:=RAND()" office:value-type="float" office:value="0.208455282996448" calcext:value-type="float">
            <text:p>0,208455282996448</text:p>
          </table:table-cell>
          <table:table-cell table:formula="of:=RANK([.Z5];[.Z3:.Z8])" office:value-type="float" office:value="3" calcext:value-type="float">
            <text:p>3</text:p>
          </table:table-cell>
          <table:table-cell table:formula="of:=RAND()" office:value-type="float" office:value="0.743406450461929" calcext:value-type="float">
            <text:p>0,743406450461929</text:p>
          </table:table-cell>
          <table:table-cell table:number-columns-repeated="998"/>
        </table:table-row>
        <table:table-row table:style-name="ro3">
          <table:table-cell table:style-name="ce4" table:formula="of:=CHOOSE([.W6];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6]+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6];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88" calcext:value-type="float">
            <text:p>18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25" calcext:value-type="float">
            <text:p>125</text:p>
          </table:table-cell>
          <table:table-cell table:style-name="ce9" office:value-type="string" calcext:value-type="string">
            <text:p>:</text:p>
          </table:table-cell>
          <table:table-cell table:style-name="ce20"/>
          <table:table-cell table:style-name="ce10"/>
          <table:table-cell/>
          <table:table-cell table:style-name="ce27" table:formula="of:=LOOKUP([.A6];[$'Aide à la génération'.$A$2:$'Aide à la génération'.$A$11];[$'Aide à la génération'.$B$2:$'Aide à la génération'.$B$11])" office:value-type="string" office:string-value="9×6" calcext:value-type="string">
            <text:p>9×6</text:p>
          </table:table-cell>
          <table:table-cell table:style-name="ce27" table:formula="of:=[.E6]*2&amp;&quot; ;&quot;&amp;[.E6]*5&amp;&quot; ...&quot;" office:value-type="string" office:string-value="22 ;55 ..." calcext:value-type="string">
            <text:p>22 ;55 ...</text:p>
          </table:table-cell>
          <table:table-cell table:style-name="ce106" table:formula="of:=[.K6]*[.I6]/100" office:value-type="float" office:value="37.6" calcext:value-type="float">
            <text:p>37,6</text:p>
          </table:table-cell>
          <table:table-cell table:style-name="ce35" table:formula="of:=IF(MOD([.M6];2)=0;&quot;2;&quot;;&quot;&quot;)&amp;IF(MOD([.M6];3)=0;&quot;3;&quot;;&quot;&quot;)&amp;IF(MOD([.M6];4)=0;&quot;4;&quot;;&quot;&quot;)&amp;IF(MOD([.M6];5)=0;&quot;5;&quot;;&quot;&quot;)&amp;IF(MOD([.M6];6)=0;&quot;6;&quot;;&quot;&quot;)&amp;IF(MOD([.M6];7)=0;&quot;7;&quot;;&quot;&quot;)&amp;IF(MOD([.M6];8)=0;&quot;8;&quot;;&quot;&quot;)&amp;IF(MOD([.M6];9)=0;&quot;9;&quot;;&quot;&quot;)&amp;IF(MOD([.M6];10)=0;&quot;10;&quot;;&quot;&quot;)&amp;IF(MOD([.M6];12)=0;&quot;12;&quot;;&quot;&quot;)&amp;IF(MOD([.M6];16)=0;&quot;16;&quot;;&quot;&quot;)&amp;IF(MOD([.M6];25)=0;&quot;25;&quot;;&quot;&quot;)" office:value-type="string" office:string-value="5;25;" calcext:value-type="string">
            <text:p>5;25;</text:p>
          </table:table-cell>
          <table:table-cell/>
          <table:table-cell table:formula="of:=RANK([.X6];[.X1:.X10])+2" office:value-type="float" office:value="9" calcext:value-type="float">
            <text:p>9</text:p>
          </table:table-cell>
          <table:table-cell table:style-name="ce83" table:formula="of:=RAND()" office:value-type="float" office:value="0.587434732499351" calcext:value-type="float">
            <text:p>0,587434732499351</text:p>
          </table:table-cell>
          <table:table-cell table:formula="of:=RANK([.Z6];[.Z3:.Z8])" office:value-type="float" office:value="5" calcext:value-type="float">
            <text:p>5</text:p>
          </table:table-cell>
          <table:table-cell table:formula="of:=RAND()" office:value-type="float" office:value="0.416005660119665" calcext:value-type="float">
            <text:p>0,416005660119665</text:p>
          </table:table-cell>
          <table:table-cell table:number-columns-repeated="998"/>
        </table:table-row>
        <table:table-row table:style-name="ro3">
          <table:table-cell table:style-name="ce4" table:formula="of:=CHOOSE([.W7];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7]+2" office:value-type="float" office:value="9" calcext:value-type="float">
            <text:p>9</text:p>
          </table:table-cell>
          <table:table-cell table:style-name="ce112" office:value-type="string" calcext:value-type="string">
            <text:p>:</text:p>
          </table:table-cell>
          <table:table-cell table:style-name="ce9"/>
          <table:table-cell table:style-name="ce10"/>
          <table:table-cell table:style-name="ce51" table:formula="of:=CHOOSE([.Y7];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04" calcext:value-type="float">
            <text:p>30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0" calcext:value-type="float">
            <text:p>70</text:p>
          </table:table-cell>
          <table:table-cell table:style-name="ce9" office:value-type="string" calcext:value-type="string">
            <text:p>:</text:p>
          </table:table-cell>
          <table:table-cell table:style-name="ce20"/>
          <table:table-cell table:style-name="ce10"/>
          <table:table-cell/>
          <table:table-cell table:style-name="ce27" table:formula="of:=LOOKUP([.A7];[$'Aide à la génération'.$A$2:$'Aide à la génération'.$A$11];[$'Aide à la génération'.$B$2:$'Aide à la génération'.$B$11])" office:value-type="string" office:string-value="7×6" calcext:value-type="string">
            <text:p>7×6</text:p>
          </table:table-cell>
          <table:table-cell table:style-name="ce27" table:formula="of:=[.E7]*2&amp;&quot; ;&quot;&amp;[.E7]*5&amp;&quot; ...&quot;" office:value-type="string" office:string-value="18 ;45 ..." calcext:value-type="string">
            <text:p>18 ;45 ...</text:p>
          </table:table-cell>
          <table:table-cell table:style-name="ce106" table:formula="of:=[.K7]*[.I7]/100" office:value-type="float" office:value="91.2" calcext:value-type="float">
            <text:p>91,2</text:p>
          </table:table-cell>
          <table:table-cell table:style-name="ce35" table:formula="of:=IF(MOD([.M7];2)=0;&quot;2;&quot;;&quot;&quot;)&amp;IF(MOD([.M7];3)=0;&quot;3;&quot;;&quot;&quot;)&amp;IF(MOD([.M7];4)=0;&quot;4;&quot;;&quot;&quot;)&amp;IF(MOD([.M7];5)=0;&quot;5;&quot;;&quot;&quot;)&amp;IF(MOD([.M7];6)=0;&quot;6;&quot;;&quot;&quot;)&amp;IF(MOD([.M7];7)=0;&quot;7;&quot;;&quot;&quot;)&amp;IF(MOD([.M7];8)=0;&quot;8;&quot;;&quot;&quot;)&amp;IF(MOD([.M7];9)=0;&quot;9;&quot;;&quot;&quot;)&amp;IF(MOD([.M7];10)=0;&quot;10;&quot;;&quot;&quot;)&amp;IF(MOD([.M7];12)=0;&quot;12;&quot;;&quot;&quot;)&amp;IF(MOD([.M7];16)=0;&quot;16;&quot;;&quot;&quot;)&amp;IF(MOD([.M7];25)=0;&quot;25;&quot;;&quot;&quot;)" office:value-type="string" office:string-value="2;5;7;10;" calcext:value-type="string">
            <text:p>2;5;7;10;</text:p>
          </table:table-cell>
          <table:table-cell/>
          <table:table-cell table:formula="of:=RANK([.X7];[.X1:.X10])+2" office:value-type="float" office:value="7" calcext:value-type="float">
            <text:p>7</text:p>
          </table:table-cell>
          <table:table-cell table:style-name="ce83" table:formula="of:=RAND()" office:value-type="float" office:value="0.685082441604464" calcext:value-type="float">
            <text:p>0,685082441604464</text:p>
          </table:table-cell>
          <table:table-cell table:formula="of:=RANK([.Z7];[.Z3:.Z8])" office:value-type="float" office:value="6" calcext:value-type="float">
            <text:p>6</text:p>
          </table:table-cell>
          <table:table-cell table:formula="of:=RAND()" office:value-type="float" office:value="0.0116110830708477" calcext:value-type="float">
            <text:p>0,011611083070848</text:p>
          </table:table-cell>
          <table:table-cell table:number-columns-repeated="998"/>
        </table:table-row>
        <table:table-row table:style-name="ro3">
          <table:table-cell table:style-name="ce4" table:formula="of:=CHOOSE([.W8];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8]+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8];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36" calcext:value-type="float">
            <text:p>13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05" calcext:value-type="float">
            <text:p>105</text:p>
          </table:table-cell>
          <table:table-cell table:style-name="ce9" office:value-type="string" calcext:value-type="string">
            <text:p>:</text:p>
          </table:table-cell>
          <table:table-cell table:style-name="ce20"/>
          <table:table-cell table:style-name="ce10"/>
          <table:table-cell/>
          <table:table-cell table:style-name="ce27" table:formula="of:=LOOKUP([.A8];[$'Aide à la génération'.$A$2:$'Aide à la génération'.$A$11];[$'Aide à la génération'.$B$2:$'Aide à la génération'.$B$11])" office:value-type="string" office:string-value="8×8" calcext:value-type="string">
            <text:p>8×8</text:p>
          </table:table-cell>
          <table:table-cell table:style-name="ce27" table:formula="of:=[.E8]*2&amp;&quot; ;&quot;&amp;[.E8]*5&amp;&quot; ...&quot;" office:value-type="string" office:string-value="14 ;35 ..." calcext:value-type="string">
            <text:p>14 ;35 ...</text:p>
          </table:table-cell>
          <table:table-cell table:style-name="ce106" table:formula="of:=[.K8]*[.I8]/100" office:value-type="float" office:value="27.2" calcext:value-type="float">
            <text:p>27,2</text:p>
          </table:table-cell>
          <table:table-cell table:style-name="ce35" table:formula="of:=IF(MOD([.M8];2)=0;&quot;2;&quot;;&quot;&quot;)&amp;IF(MOD([.M8];3)=0;&quot;3;&quot;;&quot;&quot;)&amp;IF(MOD([.M8];4)=0;&quot;4;&quot;;&quot;&quot;)&amp;IF(MOD([.M8];5)=0;&quot;5;&quot;;&quot;&quot;)&amp;IF(MOD([.M8];6)=0;&quot;6;&quot;;&quot;&quot;)&amp;IF(MOD([.M8];7)=0;&quot;7;&quot;;&quot;&quot;)&amp;IF(MOD([.M8];8)=0;&quot;8;&quot;;&quot;&quot;)&amp;IF(MOD([.M8];9)=0;&quot;9;&quot;;&quot;&quot;)&amp;IF(MOD([.M8];10)=0;&quot;10;&quot;;&quot;&quot;)&amp;IF(MOD([.M8];12)=0;&quot;12;&quot;;&quot;&quot;)&amp;IF(MOD([.M8];16)=0;&quot;16;&quot;;&quot;&quot;)&amp;IF(MOD([.M8];25)=0;&quot;25;&quot;;&quot;&quot;)" office:value-type="string" office:string-value="3;5;7;" calcext:value-type="string">
            <text:p>3;5;7;</text:p>
          </table:table-cell>
          <table:table-cell/>
          <table:table-cell table:formula="of:=RANK([.X8];[.X1:.X10])+2" office:value-type="float" office:value="5" calcext:value-type="float">
            <text:p>5</text:p>
          </table:table-cell>
          <table:table-cell table:style-name="ce83" table:formula="of:=RAND()" office:value-type="float" office:value="0.785760452826197" calcext:value-type="float">
            <text:p>0,785760452826197</text:p>
          </table:table-cell>
          <table:table-cell table:formula="of:=RANK([.Z8];[.Z3:.Z8])" office:value-type="float" office:value="2" calcext:value-type="float">
            <text:p>2</text:p>
          </table:table-cell>
          <table:table-cell table:formula="of:=RAND()" office:value-type="float" office:value="0.81255370765201" calcext:value-type="float">
            <text:p>0,8125537076520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3" calcext:value-type="float">
            <text:p>3</text:p>
          </table:table-cell>
          <table:table-cell table:style-name="ce83" table:formula="of:=RAND()" office:value-type="float" office:value="0.948060252781222" calcext:value-type="float">
            <text:p>0,948060252781222</text:p>
          </table:table-cell>
          <table:table-cell table:number-columns-repeated="1000"/>
        </table:table-row>
        <table:table-row table:style-name="ro4">
          <table:table-cell table:number-columns-repeated="22"/>
          <table:table-cell table:formula="of:=RANK([.X10];[.X1:.X10])+2" office:value-type="float" office:value="4" calcext:value-type="float">
            <text:p>4</text:p>
          </table:table-cell>
          <table:table-cell table:style-name="ce83" table:formula="of:=RAND()" office:value-type="float" office:value="0.906103989123907" calcext:value-type="float">
            <text:p>0,906103989123907</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1" calcext:value-type="float">
            <text:p>11</text:p>
          </table:table-cell>
          <table:table-cell table:style-name="ce83" table:formula="of:=RAND()" office:value-type="float" office:value="0.159596359492068" calcext:value-type="float">
            <text:p>0,159596359492068</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501" calcext:value-type="string">
            <text:p>v501</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13];[.X12:.X21])+2" office:value-type="float" office:value="3" calcext:value-type="float">
            <text:p>3</text:p>
          </table:table-cell>
          <table:table-cell table:style-name="ce83" table:formula="of:=RAND()" office:value-type="float" office:value="0.876265467089239" calcext:value-type="float">
            <text:p>0,876265467089239</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501" calcext:value-type="string">
            <text:p>v501</text:p>
          </table:table-cell>
          <table:table-cell table:style-name="ce83"/>
          <table:table-cell table:formula="of:=RANK([.X14];[.X12:.X21])+2" office:value-type="float" office:value="9" calcext:value-type="float">
            <text:p>9</text:p>
          </table:table-cell>
          <table:table-cell table:style-name="ce83" table:formula="of:=RAND()" office:value-type="float" office:value="0.290307392814539" calcext:value-type="float">
            <text:p>0,290307392814539</text:p>
          </table:table-cell>
          <table:table-cell table:style-name="ce83" table:formula="of:=RANK([.Z14];[.Z14:.Z19])" office:value-type="float" office:value="1" calcext:value-type="float">
            <text:p>1</text:p>
          </table:table-cell>
          <table:table-cell table:formula="of:=RAND()" office:value-type="float" office:value="0.96135061520084" calcext:value-type="float">
            <text:p>0,96135061520084</text:p>
          </table:table-cell>
          <table:table-cell table:number-columns-repeated="998"/>
        </table:table-row>
        <table:table-row table:style-name="ro3">
          <table:table-cell table:style-name="ce4" table:formula="of:=CHOOSE([.W15];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5]+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15];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60" calcext:value-type="float">
            <text:p>26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80" calcext:value-type="float">
            <text:p>80</text:p>
          </table:table-cell>
          <table:table-cell table:style-name="ce9" office:value-type="string" calcext:value-type="string">
            <text:p>:</text:p>
          </table:table-cell>
          <table:table-cell table:style-name="ce20"/>
          <table:table-cell table:style-name="ce10"/>
          <table:table-cell/>
          <table:table-cell table:style-name="ce27" table:formula="of:=LOOKUP([.A15];[$'Aide à la génération'.$A$2:$'Aide à la génération'.$A$11];[$'Aide à la génération'.$B$2:$'Aide à la génération'.$B$11])" office:value-type="string" office:string-value="8×4" calcext:value-type="string">
            <text:p>8×4</text:p>
          </table:table-cell>
          <table:table-cell table:style-name="ce27" table:formula="of:=[.E15]*2&amp;&quot; ;&quot;&amp;[.E15]*5&amp;&quot; ...&quot;" office:value-type="string" office:string-value="24 ;60 ..." calcext:value-type="string">
            <text:p>24 ;60 ...</text:p>
          </table:table-cell>
          <table:table-cell table:style-name="ce106" table:formula="of:=[.K15]*[.I15]/100" office:value-type="float" office:value="104" calcext:value-type="float">
            <text:p>104</text:p>
          </table:table-cell>
          <table:table-cell table:style-name="ce35" table:formula="of:=IF(MOD([.M15];2)=0;&quot;2;&quot;;&quot;&quot;)&amp;IF(MOD([.M15];3)=0;&quot;3;&quot;;&quot;&quot;)&amp;IF(MOD([.M15];4)=0;&quot;4;&quot;;&quot;&quot;)&amp;IF(MOD([.M15];5)=0;&quot;5;&quot;;&quot;&quot;)&amp;IF(MOD([.M15];6)=0;&quot;6;&quot;;&quot;&quot;)&amp;IF(MOD([.M15];7)=0;&quot;7;&quot;;&quot;&quot;)&amp;IF(MOD([.M15];8)=0;&quot;8;&quot;;&quot;&quot;)&amp;IF(MOD([.M15];9)=0;&quot;9;&quot;;&quot;&quot;)&amp;IF(MOD([.M15];10)=0;&quot;10;&quot;;&quot;&quot;)&amp;IF(MOD([.M15];12)=0;&quot;12;&quot;;&quot;&quot;)&amp;IF(MOD([.M15];16)=0;&quot;16;&quot;;&quot;&quot;)&amp;IF(MOD([.M15];25)=0;&quot;25;&quot;;&quot;&quot;)" office:value-type="string" office:string-value="2;4;5;8;10;16;" calcext:value-type="string">
            <text:p>2;4;5;8;10;16;</text:p>
          </table:table-cell>
          <table:table-cell/>
          <table:table-cell table:formula="of:=RANK([.X15];[.X12:.X21])+2" office:value-type="float" office:value="10" calcext:value-type="float">
            <text:p>10</text:p>
          </table:table-cell>
          <table:table-cell table:style-name="ce83" table:formula="of:=RAND()" office:value-type="float" office:value="0.248280944007181" calcext:value-type="float">
            <text:p>0,248280944007181</text:p>
          </table:table-cell>
          <table:table-cell table:formula="of:=RANK([.Z15];[.Z14:.Z19])" office:value-type="float" office:value="4" calcext:value-type="float">
            <text:p>4</text:p>
          </table:table-cell>
          <table:table-cell table:formula="of:=RAND()" office:value-type="float" office:value="0.220564942443059" calcext:value-type="float">
            <text:p>0,220564942443059</text:p>
          </table:table-cell>
          <table:table-cell table:number-columns-repeated="998"/>
        </table:table-row>
        <table:table-row table:style-name="ro3">
          <table:table-cell table:style-name="ce4" table:formula="of:=CHOOSE([.W16];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6]+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16];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400" calcext:value-type="float">
            <text:p>40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90" calcext:value-type="float">
            <text:p>90</text:p>
          </table:table-cell>
          <table:table-cell table:style-name="ce9" office:value-type="string" calcext:value-type="string">
            <text:p>:</text:p>
          </table:table-cell>
          <table:table-cell table:style-name="ce20"/>
          <table:table-cell table:style-name="ce10"/>
          <table:table-cell/>
          <table:table-cell table:style-name="ce27" table:formula="of:=LOOKUP([.A16];[$'Aide à la génération'.$A$2:$'Aide à la génération'.$A$11];[$'Aide à la génération'.$B$2:$'Aide à la génération'.$B$11])" office:value-type="string" office:string-value="8×8" calcext:value-type="string">
            <text:p>8×8</text:p>
          </table:table-cell>
          <table:table-cell table:style-name="ce27" table:formula="of:=[.E16]*2&amp;&quot; ;&quot;&amp;[.E16]*5&amp;&quot; ...&quot;" office:value-type="string" office:string-value="14 ;35 ..." calcext:value-type="string">
            <text:p>14 ;35 ...</text:p>
          </table:table-cell>
          <table:table-cell table:style-name="ce106" table:formula="of:=[.K16]*[.I16]/100" office:value-type="float" office:value="120" calcext:value-type="float">
            <text:p>120</text:p>
          </table:table-cell>
          <table:table-cell table:style-name="ce35" table:formula="of:=IF(MOD([.M16];2)=0;&quot;2;&quot;;&quot;&quot;)&amp;IF(MOD([.M16];3)=0;&quot;3;&quot;;&quot;&quot;)&amp;IF(MOD([.M16];4)=0;&quot;4;&quot;;&quot;&quot;)&amp;IF(MOD([.M16];5)=0;&quot;5;&quot;;&quot;&quot;)&amp;IF(MOD([.M16];6)=0;&quot;6;&quot;;&quot;&quot;)&amp;IF(MOD([.M16];7)=0;&quot;7;&quot;;&quot;&quot;)&amp;IF(MOD([.M16];8)=0;&quot;8;&quot;;&quot;&quot;)&amp;IF(MOD([.M16];9)=0;&quot;9;&quot;;&quot;&quot;)&amp;IF(MOD([.M16];10)=0;&quot;10;&quot;;&quot;&quot;)&amp;IF(MOD([.M16];12)=0;&quot;12;&quot;;&quot;&quot;)&amp;IF(MOD([.M16];16)=0;&quot;16;&quot;;&quot;&quot;)&amp;IF(MOD([.M16];25)=0;&quot;25;&quot;;&quot;&quot;)" office:value-type="string" office:string-value="2;3;5;6;9;10;" calcext:value-type="string">
            <text:p>2;3;5;6;9;10;</text:p>
          </table:table-cell>
          <table:table-cell/>
          <table:table-cell table:formula="of:=RANK([.X16];[.X12:.X21])+2" office:value-type="float" office:value="5" calcext:value-type="float">
            <text:p>5</text:p>
          </table:table-cell>
          <table:table-cell table:style-name="ce83" table:formula="of:=RAND()" office:value-type="float" office:value="0.668933183448694" calcext:value-type="float">
            <text:p>0,668933183448694</text:p>
          </table:table-cell>
          <table:table-cell table:formula="of:=RANK([.Z16];[.Z14:.Z19])" office:value-type="float" office:value="6" calcext:value-type="float">
            <text:p>6</text:p>
          </table:table-cell>
          <table:table-cell table:formula="of:=RAND()" office:value-type="float" office:value="0.124027325401676" calcext:value-type="float">
            <text:p>0,124027325401676</text:p>
          </table:table-cell>
          <table:table-cell table:number-columns-repeated="998"/>
        </table:table-row>
        <table:table-row table:style-name="ro3">
          <table:table-cell table:style-name="ce4" table:formula="of:=CHOOSE([.W17];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7]+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1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80" calcext:value-type="float">
            <text:p>38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17];[$'Aide à la génération'.$A$2:$'Aide à la génération'.$A$11];[$'Aide à la génération'.$B$2:$'Aide à la génération'.$B$11])" office:value-type="string" office:string-value="9×7" calcext:value-type="string">
            <text:p>9×7</text:p>
          </table:table-cell>
          <table:table-cell table:style-name="ce27" table:formula="of:=[.E17]*2&amp;&quot; ;&quot;&amp;[.E17]*5&amp;&quot; ...&quot;" office:value-type="string" office:string-value="20 ;50 ..." calcext:value-type="string">
            <text:p>20 ;50 ...</text:p>
          </table:table-cell>
          <table:table-cell table:style-name="ce106" table:formula="of:=[.K17]*[.I17]/100" office:value-type="float" office:value="76" calcext:value-type="float">
            <text:p>76</text:p>
          </table:table-cell>
          <table:table-cell table:style-name="ce35" table:formula="of:=IF(MOD([.M17];2)=0;&quot;2;&quot;;&quot;&quot;)&amp;IF(MOD([.M17];3)=0;&quot;3;&quot;;&quot;&quot;)&amp;IF(MOD([.M17];4)=0;&quot;4;&quot;;&quot;&quot;)&amp;IF(MOD([.M17];5)=0;&quot;5;&quot;;&quot;&quot;)&amp;IF(MOD([.M17];6)=0;&quot;6;&quot;;&quot;&quot;)&amp;IF(MOD([.M17];7)=0;&quot;7;&quot;;&quot;&quot;)&amp;IF(MOD([.M17];8)=0;&quot;8;&quot;;&quot;&quot;)&amp;IF(MOD([.M17];9)=0;&quot;9;&quot;;&quot;&quot;)&amp;IF(MOD([.M17];10)=0;&quot;10;&quot;;&quot;&quot;)&amp;IF(MOD([.M17];12)=0;&quot;12;&quot;;&quot;&quot;)&amp;IF(MOD([.M17];16)=0;&quot;16;&quot;;&quot;&quot;)&amp;IF(MOD([.M17];25)=0;&quot;25;&quot;;&quot;&quot;)" office:value-type="string" office:string-value="2;3;4;5;6;10;12;" calcext:value-type="string">
            <text:p>2;3;4;5;6;10;12;</text:p>
          </table:table-cell>
          <table:table-cell/>
          <table:table-cell table:formula="of:=RANK([.X17];[.X12:.X21])+2" office:value-type="float" office:value="8" calcext:value-type="float">
            <text:p>8</text:p>
          </table:table-cell>
          <table:table-cell table:style-name="ce83" table:formula="of:=RAND()" office:value-type="float" office:value="0.55355387942117" calcext:value-type="float">
            <text:p>0,55355387942117</text:p>
          </table:table-cell>
          <table:table-cell table:formula="of:=RANK([.Z17];[.Z14:.Z19])" office:value-type="float" office:value="2" calcext:value-type="float">
            <text:p>2</text:p>
          </table:table-cell>
          <table:table-cell table:formula="of:=RAND()" office:value-type="float" office:value="0.852740090339667" calcext:value-type="float">
            <text:p>0,852740090339667</text:p>
          </table:table-cell>
          <table:table-cell table:number-columns-repeated="998"/>
        </table:table-row>
        <table:table-row table:style-name="ro3">
          <table:table-cell table:style-name="ce4" table:formula="of:=CHOOSE([.W18];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8]+2" office:value-type="float" office:value="14" calcext:value-type="float">
            <text:p>14</text:p>
          </table:table-cell>
          <table:table-cell table:style-name="ce112" office:value-type="string" calcext:value-type="string">
            <text:p>:</text:p>
          </table:table-cell>
          <table:table-cell table:style-name="ce9"/>
          <table:table-cell table:style-name="ce10"/>
          <table:table-cell table:style-name="ce51" table:formula="of:=CHOOSE([.Y18];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76" calcext:value-type="float">
            <text:p>7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75" calcext:value-type="float">
            <text:p>175</text:p>
          </table:table-cell>
          <table:table-cell table:style-name="ce9" office:value-type="string" calcext:value-type="string">
            <text:p>:</text:p>
          </table:table-cell>
          <table:table-cell table:style-name="ce20"/>
          <table:table-cell table:style-name="ce10"/>
          <table:table-cell/>
          <table:table-cell table:style-name="ce27" table:formula="of:=LOOKUP([.A18];[$'Aide à la génération'.$A$2:$'Aide à la génération'.$A$11];[$'Aide à la génération'.$B$2:$'Aide à la génération'.$B$11])" office:value-type="string" office:string-value="7×7" calcext:value-type="string">
            <text:p>7×7</text:p>
          </table:table-cell>
          <table:table-cell table:style-name="ce27" table:formula="of:=[.E18]*2&amp;&quot; ;&quot;&amp;[.E18]*5&amp;&quot; ...&quot;" office:value-type="string" office:string-value="28 ;70 ..." calcext:value-type="string">
            <text:p>28 ;70 ...</text:p>
          </table:table-cell>
          <table:table-cell table:style-name="ce106" table:formula="of:=[.K18]*[.I18]/100" office:value-type="float" office:value="15.2" calcext:value-type="float">
            <text:p>15,2</text:p>
          </table:table-cell>
          <table:table-cell table:style-name="ce35" table:formula="of:=IF(MOD([.M18];2)=0;&quot;2;&quot;;&quot;&quot;)&amp;IF(MOD([.M18];3)=0;&quot;3;&quot;;&quot;&quot;)&amp;IF(MOD([.M18];4)=0;&quot;4;&quot;;&quot;&quot;)&amp;IF(MOD([.M18];5)=0;&quot;5;&quot;;&quot;&quot;)&amp;IF(MOD([.M18];6)=0;&quot;6;&quot;;&quot;&quot;)&amp;IF(MOD([.M18];7)=0;&quot;7;&quot;;&quot;&quot;)&amp;IF(MOD([.M18];8)=0;&quot;8;&quot;;&quot;&quot;)&amp;IF(MOD([.M18];9)=0;&quot;9;&quot;;&quot;&quot;)&amp;IF(MOD([.M18];10)=0;&quot;10;&quot;;&quot;&quot;)&amp;IF(MOD([.M18];12)=0;&quot;12;&quot;;&quot;&quot;)&amp;IF(MOD([.M18];16)=0;&quot;16;&quot;;&quot;&quot;)&amp;IF(MOD([.M18];25)=0;&quot;25;&quot;;&quot;&quot;)" office:value-type="string" office:string-value="5;7;25;" calcext:value-type="string">
            <text:p>5;7;25;</text:p>
          </table:table-cell>
          <table:table-cell/>
          <table:table-cell table:formula="of:=RANK([.X18];[.X12:.X21])+2" office:value-type="float" office:value="12" calcext:value-type="float">
            <text:p>12</text:p>
          </table:table-cell>
          <table:table-cell table:style-name="ce83" table:formula="of:=RAND()" office:value-type="float" office:value="0.0914083067716884" calcext:value-type="float">
            <text:p>0,091408306771688</text:p>
          </table:table-cell>
          <table:table-cell table:formula="of:=RANK([.Z18];[.Z14:.Z19])" office:value-type="float" office:value="5" calcext:value-type="float">
            <text:p>5</text:p>
          </table:table-cell>
          <table:table-cell table:formula="of:=RAND()" office:value-type="float" office:value="0.135962660276628" calcext:value-type="float">
            <text:p>0,135962660276628</text:p>
          </table:table-cell>
          <table:table-cell table:number-columns-repeated="998"/>
        </table:table-row>
        <table:table-row table:style-name="ro3">
          <table:table-cell table:style-name="ce4" table:formula="of:=CHOOSE([.W19];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9]+2" office:value-type="float" office:value="6" calcext:value-type="float">
            <text:p>6</text:p>
          </table:table-cell>
          <table:table-cell table:style-name="ce112" office:value-type="string" calcext:value-type="string">
            <text:p>:</text:p>
          </table:table-cell>
          <table:table-cell table:style-name="ce9"/>
          <table:table-cell table:style-name="ce10"/>
          <table:table-cell table:style-name="ce51" table:formula="of:=CHOOSE([.Y19];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32" calcext:value-type="float">
            <text:p>13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48" calcext:value-type="float">
            <text:p>48</text:p>
          </table:table-cell>
          <table:table-cell table:style-name="ce9" office:value-type="string" calcext:value-type="string">
            <text:p>:</text:p>
          </table:table-cell>
          <table:table-cell table:style-name="ce20"/>
          <table:table-cell table:style-name="ce10"/>
          <table:table-cell/>
          <table:table-cell table:style-name="ce27" table:formula="of:=LOOKUP([.A19];[$'Aide à la génération'.$A$2:$'Aide à la génération'.$A$11];[$'Aide à la génération'.$B$2:$'Aide à la génération'.$B$11])" office:value-type="string" office:string-value="8×7" calcext:value-type="string">
            <text:p>8×7</text:p>
          </table:table-cell>
          <table:table-cell table:style-name="ce27" table:formula="of:=[.E19]*2&amp;&quot; ;&quot;&amp;[.E19]*5&amp;&quot; ...&quot;" office:value-type="string" office:string-value="12 ;30 ..." calcext:value-type="string">
            <text:p>12 ;30 ...</text:p>
          </table:table-cell>
          <table:table-cell table:style-name="ce106" table:formula="of:=[.K19]*[.I19]/100" office:value-type="float" office:value="39.6" calcext:value-type="float">
            <text:p>39,6</text:p>
          </table:table-cell>
          <table:table-cell table:style-name="ce35" table:formula="of:=IF(MOD([.M19];2)=0;&quot;2;&quot;;&quot;&quot;)&amp;IF(MOD([.M19];3)=0;&quot;3;&quot;;&quot;&quot;)&amp;IF(MOD([.M19];4)=0;&quot;4;&quot;;&quot;&quot;)&amp;IF(MOD([.M19];5)=0;&quot;5;&quot;;&quot;&quot;)&amp;IF(MOD([.M19];6)=0;&quot;6;&quot;;&quot;&quot;)&amp;IF(MOD([.M19];7)=0;&quot;7;&quot;;&quot;&quot;)&amp;IF(MOD([.M19];8)=0;&quot;8;&quot;;&quot;&quot;)&amp;IF(MOD([.M19];9)=0;&quot;9;&quot;;&quot;&quot;)&amp;IF(MOD([.M19];10)=0;&quot;10;&quot;;&quot;&quot;)&amp;IF(MOD([.M19];12)=0;&quot;12;&quot;;&quot;&quot;)&amp;IF(MOD([.M19];16)=0;&quot;16;&quot;;&quot;&quot;)&amp;IF(MOD([.M19];25)=0;&quot;25;&quot;;&quot;&quot;)" office:value-type="string" office:string-value="2;3;4;6;8;12;16;" calcext:value-type="string">
            <text:p>2;3;4;6;8;12;16;</text:p>
          </table:table-cell>
          <table:table-cell/>
          <table:table-cell table:formula="of:=RANK([.X19];[.X12:.X21])+2" office:value-type="float" office:value="4" calcext:value-type="float">
            <text:p>4</text:p>
          </table:table-cell>
          <table:table-cell table:style-name="ce83" table:formula="of:=RAND()" office:value-type="float" office:value="0.776639414861341" calcext:value-type="float">
            <text:p>0,776639414861341</text:p>
          </table:table-cell>
          <table:table-cell table:formula="of:=RANK([.Z19];[.Z14:.Z19])" office:value-type="float" office:value="3" calcext:value-type="float">
            <text:p>3</text:p>
          </table:table-cell>
          <table:table-cell table:formula="of:=RAND()" office:value-type="float" office:value="0.236449725570269" calcext:value-type="float">
            <text:p>0,23644972557026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7" calcext:value-type="float">
            <text:p>7</text:p>
          </table:table-cell>
          <table:table-cell table:style-name="ce83" table:formula="of:=RAND()" office:value-type="float" office:value="0.616768855139023" calcext:value-type="float">
            <text:p>0,616768855139023</text:p>
          </table:table-cell>
          <table:table-cell table:number-columns-repeated="1000"/>
        </table:table-row>
        <table:table-row table:style-name="ro4">
          <table:table-cell table:number-columns-repeated="22"/>
          <table:table-cell table:formula="of:=RANK([.X21];[.X12:.X21])+2" office:value-type="float" office:value="6" calcext:value-type="float">
            <text:p>6</text:p>
          </table:table-cell>
          <table:table-cell table:style-name="ce83" table:formula="of:=RAND()" office:value-type="float" office:value="0.620798703795718" calcext:value-type="float">
            <text:p>0,620798703795718</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7" calcext:value-type="float">
            <text:p>7</text:p>
          </table:table-cell>
          <table:table-cell table:style-name="ce83" table:formula="of:=RAND()" office:value-type="float" office:value="0.492360746182168" calcext:value-type="float">
            <text:p>0,492360746182168</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501" calcext:value-type="string">
            <text:p>v501</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4];[.X23:.X32])+2" office:value-type="float" office:value="5" calcext:value-type="float">
            <text:p>5</text:p>
          </table:table-cell>
          <table:table-cell table:style-name="ce83" table:formula="of:=RAND()" office:value-type="float" office:value="0.64356800842307" calcext:value-type="float">
            <text:p>0,64356800842307</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501" calcext:value-type="string">
            <text:p>v501</text:p>
          </table:table-cell>
          <table:table-cell table:style-name="ce83"/>
          <table:table-cell table:formula="of:=RANK([.X25];[.X23:.X32])+2" office:value-type="float" office:value="12" calcext:value-type="float">
            <text:p>12</text:p>
          </table:table-cell>
          <table:table-cell table:style-name="ce83" table:formula="of:=RAND()" office:value-type="float" office:value="0.350419813459323" calcext:value-type="float">
            <text:p>0,350419813459323</text:p>
          </table:table-cell>
          <table:table-cell table:style-name="ce83" table:formula="of:=RANK([.Z25];[.Z25:.Z30])" office:value-type="float" office:value="3" calcext:value-type="float">
            <text:p>3</text:p>
          </table:table-cell>
          <table:table-cell table:formula="of:=RAND()" office:value-type="float" office:value="0.708332045182607" calcext:value-type="float">
            <text:p>0,708332045182607</text:p>
          </table:table-cell>
          <table:table-cell table:number-columns-repeated="998"/>
        </table:table-row>
        <table:table-row table:style-name="ro3">
          <table:table-cell table:style-name="ce4" table:formula="of:=CHOOSE([.W26];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6]+2" office:value-type="float" office:value="13" calcext:value-type="float">
            <text:p>13</text:p>
          </table:table-cell>
          <table:table-cell table:style-name="ce112" office:value-type="string" calcext:value-type="string">
            <text:p>:</text:p>
          </table:table-cell>
          <table:table-cell table:style-name="ce9"/>
          <table:table-cell table:style-name="ce10"/>
          <table:table-cell table:style-name="ce51" table:formula="of:=CHOOSE([.Y26];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0" calcext:value-type="float">
            <text:p>2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8" calcext:value-type="float">
            <text:p>18</text:p>
          </table:table-cell>
          <table:table-cell table:style-name="ce9" office:value-type="string" calcext:value-type="string">
            <text:p>:</text:p>
          </table:table-cell>
          <table:table-cell table:style-name="ce20"/>
          <table:table-cell table:style-name="ce10"/>
          <table:table-cell/>
          <table:table-cell table:style-name="ce27" table:formula="of:=LOOKUP([.A26];[$'Aide à la génération'.$A$2:$'Aide à la génération'.$A$11];[$'Aide à la génération'.$B$2:$'Aide à la génération'.$B$11])" office:value-type="string" office:string-value="9×8" calcext:value-type="string">
            <text:p>9×8</text:p>
          </table:table-cell>
          <table:table-cell table:style-name="ce27" table:formula="of:=[.E26]*2&amp;&quot; ;&quot;&amp;[.E26]*5&amp;&quot; ...&quot;" office:value-type="string" office:string-value="26 ;65 ..." calcext:value-type="string">
            <text:p>26 ;65 ...</text:p>
          </table:table-cell>
          <table:table-cell table:style-name="ce106" table:formula="of:=[.K26]*[.I26]/100" office:value-type="float" office:value="6" calcext:value-type="float">
            <text:p>6</text:p>
          </table:table-cell>
          <table:table-cell table:style-name="ce35" table:formula="of:=IF(MOD([.M26];2)=0;&quot;2;&quot;;&quot;&quot;)&amp;IF(MOD([.M26];3)=0;&quot;3;&quot;;&quot;&quot;)&amp;IF(MOD([.M26];4)=0;&quot;4;&quot;;&quot;&quot;)&amp;IF(MOD([.M26];5)=0;&quot;5;&quot;;&quot;&quot;)&amp;IF(MOD([.M26];6)=0;&quot;6;&quot;;&quot;&quot;)&amp;IF(MOD([.M26];7)=0;&quot;7;&quot;;&quot;&quot;)&amp;IF(MOD([.M26];8)=0;&quot;8;&quot;;&quot;&quot;)&amp;IF(MOD([.M26];9)=0;&quot;9;&quot;;&quot;&quot;)&amp;IF(MOD([.M26];10)=0;&quot;10;&quot;;&quot;&quot;)&amp;IF(MOD([.M26];12)=0;&quot;12;&quot;;&quot;&quot;)&amp;IF(MOD([.M26];16)=0;&quot;16;&quot;;&quot;&quot;)&amp;IF(MOD([.M26];25)=0;&quot;25;&quot;;&quot;&quot;)" office:value-type="string" office:string-value="2;3;6;9;" calcext:value-type="string">
            <text:p>2;3;6;9;</text:p>
          </table:table-cell>
          <table:table-cell/>
          <table:table-cell table:formula="of:=RANK([.X26];[.X23:.X32])+2" office:value-type="float" office:value="11" calcext:value-type="float">
            <text:p>11</text:p>
          </table:table-cell>
          <table:table-cell table:style-name="ce83" table:formula="of:=RAND()" office:value-type="float" office:value="0.369720121821483" calcext:value-type="float">
            <text:p>0,369720121821483</text:p>
          </table:table-cell>
          <table:table-cell table:formula="of:=RANK([.Z26];[.Z25:.Z30])" office:value-type="float" office:value="6" calcext:value-type="float">
            <text:p>6</text:p>
          </table:table-cell>
          <table:table-cell table:formula="of:=RAND()" office:value-type="float" office:value="0.151984983290372" calcext:value-type="float">
            <text:p>0,151984983290372</text:p>
          </table:table-cell>
          <table:table-cell table:number-columns-repeated="998"/>
        </table:table-row>
        <table:table-row table:style-name="ro3">
          <table:table-cell table:style-name="ce4" table:formula="of:=CHOOSE([.W27];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7]+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27];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56" calcext:value-type="float">
            <text:p>5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0" calcext:value-type="float">
            <text:p>70</text:p>
          </table:table-cell>
          <table:table-cell table:style-name="ce9" office:value-type="string" calcext:value-type="string">
            <text:p>:</text:p>
          </table:table-cell>
          <table:table-cell table:style-name="ce20"/>
          <table:table-cell table:style-name="ce10"/>
          <table:table-cell/>
          <table:table-cell table:style-name="ce27" table:formula="of:=LOOKUP([.A27];[$'Aide à la génération'.$A$2:$'Aide à la génération'.$A$11];[$'Aide à la génération'.$B$2:$'Aide à la génération'.$B$11])" office:value-type="string" office:string-value="9×6" calcext:value-type="string">
            <text:p>9×6</text:p>
          </table:table-cell>
          <table:table-cell table:style-name="ce27" table:formula="of:=[.E27]*2&amp;&quot; ;&quot;&amp;[.E27]*5&amp;&quot; ...&quot;" office:value-type="string" office:string-value="22 ;55 ..." calcext:value-type="string">
            <text:p>22 ;55 ...</text:p>
          </table:table-cell>
          <table:table-cell table:style-name="ce106" table:formula="of:=[.K27]*[.I27]/100" office:value-type="float" office:value="22.4" calcext:value-type="float">
            <text:p>22,4</text:p>
          </table:table-cell>
          <table:table-cell table:style-name="ce35" table:formula="of:=IF(MOD([.M27];2)=0;&quot;2;&quot;;&quot;&quot;)&amp;IF(MOD([.M27];3)=0;&quot;3;&quot;;&quot;&quot;)&amp;IF(MOD([.M27];4)=0;&quot;4;&quot;;&quot;&quot;)&amp;IF(MOD([.M27];5)=0;&quot;5;&quot;;&quot;&quot;)&amp;IF(MOD([.M27];6)=0;&quot;6;&quot;;&quot;&quot;)&amp;IF(MOD([.M27];7)=0;&quot;7;&quot;;&quot;&quot;)&amp;IF(MOD([.M27];8)=0;&quot;8;&quot;;&quot;&quot;)&amp;IF(MOD([.M27];9)=0;&quot;9;&quot;;&quot;&quot;)&amp;IF(MOD([.M27];10)=0;&quot;10;&quot;;&quot;&quot;)&amp;IF(MOD([.M27];12)=0;&quot;12;&quot;;&quot;&quot;)&amp;IF(MOD([.M27];16)=0;&quot;16;&quot;;&quot;&quot;)&amp;IF(MOD([.M27];25)=0;&quot;25;&quot;;&quot;&quot;)" office:value-type="string" office:string-value="2;5;7;10;" calcext:value-type="string">
            <text:p>2;5;7;10;</text:p>
          </table:table-cell>
          <table:table-cell/>
          <table:table-cell table:formula="of:=RANK([.X27];[.X23:.X32])+2" office:value-type="float" office:value="9" calcext:value-type="float">
            <text:p>9</text:p>
          </table:table-cell>
          <table:table-cell table:style-name="ce83" table:formula="of:=RAND()" office:value-type="float" office:value="0.456568296661594" calcext:value-type="float">
            <text:p>0,456568296661594</text:p>
          </table:table-cell>
          <table:table-cell table:formula="of:=RANK([.Z27];[.Z25:.Z30])" office:value-type="float" office:value="4" calcext:value-type="float">
            <text:p>4</text:p>
          </table:table-cell>
          <table:table-cell table:formula="of:=RAND()" office:value-type="float" office:value="0.610564908689998" calcext:value-type="float">
            <text:p>0,610564908689998</text:p>
          </table:table-cell>
          <table:table-cell table:number-columns-repeated="998"/>
        </table:table-row>
        <table:table-row table:style-name="ro3">
          <table:table-cell table:style-name="ce4" table:formula="of:=CHOOSE([.W28];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8]+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28];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56" calcext:value-type="float">
            <text:p>5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210" calcext:value-type="float">
            <text:p>210</text:p>
          </table:table-cell>
          <table:table-cell table:style-name="ce9" office:value-type="string" calcext:value-type="string">
            <text:p>:</text:p>
          </table:table-cell>
          <table:table-cell table:style-name="ce20"/>
          <table:table-cell table:style-name="ce10"/>
          <table:table-cell/>
          <table:table-cell table:style-name="ce27" table:formula="of:=LOOKUP([.A28];[$'Aide à la génération'.$A$2:$'Aide à la génération'.$A$11];[$'Aide à la génération'.$B$2:$'Aide à la génération'.$B$11])" office:value-type="string" office:string-value="9×7" calcext:value-type="string">
            <text:p>9×7</text:p>
          </table:table-cell>
          <table:table-cell table:style-name="ce27" table:formula="of:=[.E28]*2&amp;&quot; ;&quot;&amp;[.E28]*5&amp;&quot; ...&quot;" office:value-type="string" office:string-value="20 ;50 ..." calcext:value-type="string">
            <text:p>20 ;50 ...</text:p>
          </table:table-cell>
          <table:table-cell table:style-name="ce106" table:formula="of:=[.K28]*[.I28]/100" office:value-type="float" office:value="11.2" calcext:value-type="float">
            <text:p>11,2</text:p>
          </table:table-cell>
          <table:table-cell table:style-name="ce35" table:formula="of:=IF(MOD([.M28];2)=0;&quot;2;&quot;;&quot;&quot;)&amp;IF(MOD([.M28];3)=0;&quot;3;&quot;;&quot;&quot;)&amp;IF(MOD([.M28];4)=0;&quot;4;&quot;;&quot;&quot;)&amp;IF(MOD([.M28];5)=0;&quot;5;&quot;;&quot;&quot;)&amp;IF(MOD([.M28];6)=0;&quot;6;&quot;;&quot;&quot;)&amp;IF(MOD([.M28];7)=0;&quot;7;&quot;;&quot;&quot;)&amp;IF(MOD([.M28];8)=0;&quot;8;&quot;;&quot;&quot;)&amp;IF(MOD([.M28];9)=0;&quot;9;&quot;;&quot;&quot;)&amp;IF(MOD([.M28];10)=0;&quot;10;&quot;;&quot;&quot;)&amp;IF(MOD([.M28];12)=0;&quot;12;&quot;;&quot;&quot;)&amp;IF(MOD([.M28];16)=0;&quot;16;&quot;;&quot;&quot;)&amp;IF(MOD([.M28];25)=0;&quot;25;&quot;;&quot;&quot;)" office:value-type="string" office:string-value="2;3;5;6;7;10;" calcext:value-type="string">
            <text:p>2;3;5;6;7;10;</text:p>
          </table:table-cell>
          <table:table-cell/>
          <table:table-cell table:formula="of:=RANK([.X28];[.X23:.X32])+2" office:value-type="float" office:value="8" calcext:value-type="float">
            <text:p>8</text:p>
          </table:table-cell>
          <table:table-cell table:style-name="ce83" table:formula="of:=RAND()" office:value-type="float" office:value="0.476332718249395" calcext:value-type="float">
            <text:p>0,476332718249395</text:p>
          </table:table-cell>
          <table:table-cell table:formula="of:=RANK([.Z28];[.Z25:.Z30])" office:value-type="float" office:value="2" calcext:value-type="float">
            <text:p>2</text:p>
          </table:table-cell>
          <table:table-cell table:formula="of:=RAND()" office:value-type="float" office:value="0.929500964233008" calcext:value-type="float">
            <text:p>0,929500964233008</text:p>
          </table:table-cell>
          <table:table-cell table:number-columns-repeated="998"/>
        </table:table-row>
        <table:table-row table:style-name="ro3">
          <table:table-cell table:style-name="ce4" table:formula="of:=CHOOSE([.W29];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9]+2" office:value-type="float" office:value="5" calcext:value-type="float">
            <text:p>5</text:p>
          </table:table-cell>
          <table:table-cell table:style-name="ce112" office:value-type="string" calcext:value-type="string">
            <text:p>:</text:p>
          </table:table-cell>
          <table:table-cell table:style-name="ce9"/>
          <table:table-cell table:style-name="ce10"/>
          <table:table-cell table:style-name="ce51" table:formula="of:=CHOOSE([.Y29];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68" calcext:value-type="float">
            <text:p>16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29];[$'Aide à la génération'.$A$2:$'Aide à la génération'.$A$11];[$'Aide à la génération'.$B$2:$'Aide à la génération'.$B$11])" office:value-type="string" office:string-value="7×5" calcext:value-type="string">
            <text:p>7×5</text:p>
          </table:table-cell>
          <table:table-cell table:style-name="ce27" table:formula="of:=[.E29]*2&amp;&quot; ;&quot;&amp;[.E29]*5&amp;&quot; ...&quot;" office:value-type="string" office:string-value="10 ;25 ..." calcext:value-type="string">
            <text:p>10 ;25 ...</text:p>
          </table:table-cell>
          <table:table-cell table:style-name="ce106" table:formula="of:=[.K29]*[.I29]/100" office:value-type="float" office:value="16.8" calcext:value-type="float">
            <text:p>16,8</text:p>
          </table:table-cell>
          <table:table-cell table:style-name="ce35" table:formula="of:=IF(MOD([.M29];2)=0;&quot;2;&quot;;&quot;&quot;)&amp;IF(MOD([.M29];3)=0;&quot;3;&quot;;&quot;&quot;)&amp;IF(MOD([.M29];4)=0;&quot;4;&quot;;&quot;&quot;)&amp;IF(MOD([.M29];5)=0;&quot;5;&quot;;&quot;&quot;)&amp;IF(MOD([.M29];6)=0;&quot;6;&quot;;&quot;&quot;)&amp;IF(MOD([.M29];7)=0;&quot;7;&quot;;&quot;&quot;)&amp;IF(MOD([.M29];8)=0;&quot;8;&quot;;&quot;&quot;)&amp;IF(MOD([.M29];9)=0;&quot;9;&quot;;&quot;&quot;)&amp;IF(MOD([.M29];10)=0;&quot;10;&quot;;&quot;&quot;)&amp;IF(MOD([.M29];12)=0;&quot;12;&quot;;&quot;&quot;)&amp;IF(MOD([.M29];16)=0;&quot;16;&quot;;&quot;&quot;)&amp;IF(MOD([.M29];25)=0;&quot;25;&quot;;&quot;&quot;)" office:value-type="string" office:string-value="2;3;4;5;6;10;12;" calcext:value-type="string">
            <text:p>2;3;4;5;6;10;12;</text:p>
          </table:table-cell>
          <table:table-cell/>
          <table:table-cell table:formula="of:=RANK([.X29];[.X23:.X32])+2" office:value-type="float" office:value="3" calcext:value-type="float">
            <text:p>3</text:p>
          </table:table-cell>
          <table:table-cell table:style-name="ce83" table:formula="of:=RAND()" office:value-type="float" office:value="0.918002280382066" calcext:value-type="float">
            <text:p>0,918002280382066</text:p>
          </table:table-cell>
          <table:table-cell table:formula="of:=RANK([.Z29];[.Z25:.Z30])" office:value-type="float" office:value="1" calcext:value-type="float">
            <text:p>1</text:p>
          </table:table-cell>
          <table:table-cell table:formula="of:=RAND()" office:value-type="float" office:value="0.947198380331586" calcext:value-type="float">
            <text:p>0,947198380331586</text:p>
          </table:table-cell>
          <table:table-cell table:number-columns-repeated="998"/>
        </table:table-row>
        <table:table-row table:style-name="ro3">
          <table:table-cell table:style-name="ce4" table:formula="of:=CHOOSE([.W30];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0]+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30];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88" calcext:value-type="float">
            <text:p>28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27" table:formula="of:=LOOKUP([.A30];[$'Aide à la génération'.$A$2:$'Aide à la génération'.$A$11];[$'Aide à la génération'.$B$2:$'Aide à la génération'.$B$11])" office:value-type="string" office:string-value="8×4" calcext:value-type="string">
            <text:p>8×4</text:p>
          </table:table-cell>
          <table:table-cell table:style-name="ce27" table:formula="of:=[.E30]*2&amp;&quot; ;&quot;&amp;[.E30]*5&amp;&quot; ...&quot;" office:value-type="string" office:string-value="24 ;60 ..." calcext:value-type="string">
            <text:p>24 ;60 ...</text:p>
          </table:table-cell>
          <table:table-cell table:style-name="ce106" table:formula="of:=[.K30]*[.I30]/100" office:value-type="float" office:value="57.6" calcext:value-type="float">
            <text:p>57,6</text:p>
          </table:table-cell>
          <table:table-cell table:style-name="ce35" table:formula="of:=IF(MOD([.M30];2)=0;&quot;2;&quot;;&quot;&quot;)&amp;IF(MOD([.M30];3)=0;&quot;3;&quot;;&quot;&quot;)&amp;IF(MOD([.M30];4)=0;&quot;4;&quot;;&quot;&quot;)&amp;IF(MOD([.M30];5)=0;&quot;5;&quot;;&quot;&quot;)&amp;IF(MOD([.M30];6)=0;&quot;6;&quot;;&quot;&quot;)&amp;IF(MOD([.M30];7)=0;&quot;7;&quot;;&quot;&quot;)&amp;IF(MOD([.M30];8)=0;&quot;8;&quot;;&quot;&quot;)&amp;IF(MOD([.M30];9)=0;&quot;9;&quot;;&quot;&quot;)&amp;IF(MOD([.M30];10)=0;&quot;10;&quot;;&quot;&quot;)&amp;IF(MOD([.M30];12)=0;&quot;12;&quot;;&quot;&quot;)&amp;IF(MOD([.M30];16)=0;&quot;16;&quot;;&quot;&quot;)&amp;IF(MOD([.M30];25)=0;&quot;25;&quot;;&quot;&quot;)" office:value-type="string" office:string-value="3;5;9;" calcext:value-type="string">
            <text:p>3;5;9;</text:p>
          </table:table-cell>
          <table:table-cell/>
          <table:table-cell table:formula="of:=RANK([.X30];[.X23:.X32])+2" office:value-type="float" office:value="10" calcext:value-type="float">
            <text:p>10</text:p>
          </table:table-cell>
          <table:table-cell table:style-name="ce83" table:formula="of:=RAND()" office:value-type="float" office:value="0.42034949348408" calcext:value-type="float">
            <text:p>0,42034949348408</text:p>
          </table:table-cell>
          <table:table-cell table:formula="of:=RANK([.Z30];[.Z25:.Z30])" office:value-type="float" office:value="5" calcext:value-type="float">
            <text:p>5</text:p>
          </table:table-cell>
          <table:table-cell table:formula="of:=RAND()" office:value-type="float" office:value="0.279915461030482" calcext:value-type="float">
            <text:p>0,27991546103048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6" calcext:value-type="float">
            <text:p>6</text:p>
          </table:table-cell>
          <table:table-cell table:style-name="ce83" table:formula="of:=RAND()" office:value-type="float" office:value="0.559018254015834" calcext:value-type="float">
            <text:p>0,559018254015834</text:p>
          </table:table-cell>
          <table:table-cell table:number-columns-repeated="1000"/>
        </table:table-row>
        <table:table-row table:style-name="ro4">
          <table:table-cell table:number-columns-repeated="22"/>
          <table:table-cell table:formula="of:=RANK([.X32];[.X23:.X32])+2" office:value-type="float" office:value="4" calcext:value-type="float">
            <text:p>4</text:p>
          </table:table-cell>
          <table:table-cell table:style-name="ce83" table:formula="of:=RAND()" office:value-type="float" office:value="0.778648019477471" calcext:value-type="float">
            <text:p>0,778648019477471</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5" calcext:value-type="float">
            <text:p>5</text:p>
          </table:table-cell>
          <table:table-cell table:style-name="ce83" table:formula="of:=RAND()" office:value-type="float" office:value="0.870798579979162" calcext:value-type="float">
            <text:p>0,870798579979162</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501" calcext:value-type="string">
            <text:p>v501</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35];[.X34:.X43])+2" office:value-type="float" office:value="4" calcext:value-type="float">
            <text:p>4</text:p>
          </table:table-cell>
          <table:table-cell table:style-name="ce83" table:formula="of:=RAND()" office:value-type="float" office:value="0.906805262419893" calcext:value-type="float">
            <text:p>0,906805262419893</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501" calcext:value-type="string">
            <text:p>v501</text:p>
          </table:table-cell>
          <table:table-cell table:style-name="ce83"/>
          <table:table-cell table:formula="of:=RANK([.X36];[.X34:.X43])+2" office:value-type="float" office:value="10" calcext:value-type="float">
            <text:p>10</text:p>
          </table:table-cell>
          <table:table-cell table:style-name="ce83" table:formula="of:=RAND()" office:value-type="float" office:value="0.412660466661221" calcext:value-type="float">
            <text:p>0,412660466661221</text:p>
          </table:table-cell>
          <table:table-cell table:style-name="ce83" table:formula="of:=RANK([.Z36];[.Z36:.Z41])" office:value-type="float" office:value="3" calcext:value-type="float">
            <text:p>3</text:p>
          </table:table-cell>
          <table:table-cell table:formula="of:=RAND()" office:value-type="float" office:value="0.361069287083437" calcext:value-type="float">
            <text:p>0,361069287083437</text:p>
          </table:table-cell>
          <table:table-cell table:number-columns-repeated="998"/>
        </table:table-row>
        <table:table-row table:style-name="ro3">
          <table:table-cell table:style-name="ce4" table:formula="of:=CHOOSE([.W37];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7]+2" office:value-type="float" office:value="8" calcext:value-type="float">
            <text:p>8</text:p>
          </table:table-cell>
          <table:table-cell table:style-name="ce112" office:value-type="string" calcext:value-type="string">
            <text:p>:</text:p>
          </table:table-cell>
          <table:table-cell table:style-name="ce9"/>
          <table:table-cell table:style-name="ce10"/>
          <table:table-cell table:style-name="ce51" table:formula="of:=CHOOSE([.Y37];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04" calcext:value-type="float">
            <text:p>30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68" calcext:value-type="float">
            <text:p>168</text:p>
          </table:table-cell>
          <table:table-cell table:style-name="ce9" office:value-type="string" calcext:value-type="string">
            <text:p>:</text:p>
          </table:table-cell>
          <table:table-cell table:style-name="ce20"/>
          <table:table-cell table:style-name="ce10"/>
          <table:table-cell/>
          <table:table-cell table:style-name="ce27" table:formula="of:=LOOKUP([.A37];[$'Aide à la génération'.$A$2:$'Aide à la génération'.$A$11];[$'Aide à la génération'.$B$2:$'Aide à la génération'.$B$11])" office:value-type="string" office:string-value="7×4" calcext:value-type="string">
            <text:p>7×4</text:p>
          </table:table-cell>
          <table:table-cell table:style-name="ce27" table:formula="of:=[.E37]*2&amp;&quot; ;&quot;&amp;[.E37]*5&amp;&quot; ...&quot;" office:value-type="string" office:string-value="16 ;40 ..." calcext:value-type="string">
            <text:p>16 ;40 ...</text:p>
          </table:table-cell>
          <table:table-cell table:style-name="ce106" table:formula="of:=[.K37]*[.I37]/100" office:value-type="float" office:value="121.6" calcext:value-type="float">
            <text:p>121,6</text:p>
          </table:table-cell>
          <table:table-cell table:style-name="ce35" table:formula="of:=IF(MOD([.M37];2)=0;&quot;2;&quot;;&quot;&quot;)&amp;IF(MOD([.M37];3)=0;&quot;3;&quot;;&quot;&quot;)&amp;IF(MOD([.M37];4)=0;&quot;4;&quot;;&quot;&quot;)&amp;IF(MOD([.M37];5)=0;&quot;5;&quot;;&quot;&quot;)&amp;IF(MOD([.M37];6)=0;&quot;6;&quot;;&quot;&quot;)&amp;IF(MOD([.M37];7)=0;&quot;7;&quot;;&quot;&quot;)&amp;IF(MOD([.M37];8)=0;&quot;8;&quot;;&quot;&quot;)&amp;IF(MOD([.M37];9)=0;&quot;9;&quot;;&quot;&quot;)&amp;IF(MOD([.M37];10)=0;&quot;10;&quot;;&quot;&quot;)&amp;IF(MOD([.M37];12)=0;&quot;12;&quot;;&quot;&quot;)&amp;IF(MOD([.M37];16)=0;&quot;16;&quot;;&quot;&quot;)&amp;IF(MOD([.M37];25)=0;&quot;25;&quot;;&quot;&quot;)" office:value-type="string" office:string-value="2;3;4;6;7;8;12;" calcext:value-type="string">
            <text:p>2;3;4;6;7;8;12;</text:p>
          </table:table-cell>
          <table:table-cell/>
          <table:table-cell table:formula="of:=RANK([.X37];[.X34:.X43])+2" office:value-type="float" office:value="6" calcext:value-type="float">
            <text:p>6</text:p>
          </table:table-cell>
          <table:table-cell table:style-name="ce83" table:formula="of:=RAND()" office:value-type="float" office:value="0.696430467454719" calcext:value-type="float">
            <text:p>0,696430467454719</text:p>
          </table:table-cell>
          <table:table-cell table:formula="of:=RANK([.Z37];[.Z36:.Z41])" office:value-type="float" office:value="4" calcext:value-type="float">
            <text:p>4</text:p>
          </table:table-cell>
          <table:table-cell table:formula="of:=RAND()" office:value-type="float" office:value="0.25952573400831" calcext:value-type="float">
            <text:p>0,25952573400831</text:p>
          </table:table-cell>
          <table:table-cell table:number-columns-repeated="998"/>
        </table:table-row>
        <table:table-row table:style-name="ro3">
          <table:table-cell table:style-name="ce4" table:formula="of:=CHOOSE([.W38];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8]+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38];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12" calcext:value-type="float">
            <text:p>31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50" calcext:value-type="float">
            <text:p>150</text:p>
          </table:table-cell>
          <table:table-cell table:style-name="ce9" office:value-type="string" calcext:value-type="string">
            <text:p>:</text:p>
          </table:table-cell>
          <table:table-cell table:style-name="ce20"/>
          <table:table-cell table:style-name="ce10"/>
          <table:table-cell/>
          <table:table-cell table:style-name="ce27" table:formula="of:=LOOKUP([.A38];[$'Aide à la génération'.$A$2:$'Aide à la génération'.$A$11];[$'Aide à la génération'.$B$2:$'Aide à la génération'.$B$11])" office:value-type="string" office:string-value="9×6" calcext:value-type="string">
            <text:p>9×6</text:p>
          </table:table-cell>
          <table:table-cell table:style-name="ce27" table:formula="of:=[.E38]*2&amp;&quot; ;&quot;&amp;[.E38]*5&amp;&quot; ...&quot;" office:value-type="string" office:string-value="22 ;55 ..." calcext:value-type="string">
            <text:p>22 ;55 ...</text:p>
          </table:table-cell>
          <table:table-cell table:style-name="ce106" table:formula="of:=[.K38]*[.I38]/100" office:value-type="float" office:value="31.2" calcext:value-type="float">
            <text:p>31,2</text:p>
          </table:table-cell>
          <table:table-cell table:style-name="ce35" table:formula="of:=IF(MOD([.M38];2)=0;&quot;2;&quot;;&quot;&quot;)&amp;IF(MOD([.M38];3)=0;&quot;3;&quot;;&quot;&quot;)&amp;IF(MOD([.M38];4)=0;&quot;4;&quot;;&quot;&quot;)&amp;IF(MOD([.M38];5)=0;&quot;5;&quot;;&quot;&quot;)&amp;IF(MOD([.M38];6)=0;&quot;6;&quot;;&quot;&quot;)&amp;IF(MOD([.M38];7)=0;&quot;7;&quot;;&quot;&quot;)&amp;IF(MOD([.M38];8)=0;&quot;8;&quot;;&quot;&quot;)&amp;IF(MOD([.M38];9)=0;&quot;9;&quot;;&quot;&quot;)&amp;IF(MOD([.M38];10)=0;&quot;10;&quot;;&quot;&quot;)&amp;IF(MOD([.M38];12)=0;&quot;12;&quot;;&quot;&quot;)&amp;IF(MOD([.M38];16)=0;&quot;16;&quot;;&quot;&quot;)&amp;IF(MOD([.M38];25)=0;&quot;25;&quot;;&quot;&quot;)" office:value-type="string" office:string-value="2;3;5;6;10;25;" calcext:value-type="string">
            <text:p>2;3;5;6;10;25;</text:p>
          </table:table-cell>
          <table:table-cell/>
          <table:table-cell table:formula="of:=RANK([.X38];[.X34:.X43])+2" office:value-type="float" office:value="9" calcext:value-type="float">
            <text:p>9</text:p>
          </table:table-cell>
          <table:table-cell table:style-name="ce83" table:formula="of:=RAND()" office:value-type="float" office:value="0.523597014552186" calcext:value-type="float">
            <text:p>0,523597014552186</text:p>
          </table:table-cell>
          <table:table-cell table:formula="of:=RANK([.Z38];[.Z36:.Z41])" office:value-type="float" office:value="1" calcext:value-type="float">
            <text:p>1</text:p>
          </table:table-cell>
          <table:table-cell table:formula="of:=RAND()" office:value-type="float" office:value="0.717628900668525" calcext:value-type="float">
            <text:p>0,717628900668525</text:p>
          </table:table-cell>
          <table:table-cell table:number-columns-repeated="998"/>
        </table:table-row>
        <table:table-row table:style-name="ro3">
          <table:table-cell table:style-name="ce4" table:formula="of:=CHOOSE([.W39];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9]+2" office:value-type="float" office:value="9" calcext:value-type="float">
            <text:p>9</text:p>
          </table:table-cell>
          <table:table-cell table:style-name="ce112" office:value-type="string" calcext:value-type="string">
            <text:p>:</text:p>
          </table:table-cell>
          <table:table-cell table:style-name="ce9"/>
          <table:table-cell table:style-name="ce10"/>
          <table:table-cell table:style-name="ce51" table:formula="of:=CHOOSE([.Y39];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60" calcext:value-type="float">
            <text:p>36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27" calcext:value-type="float">
            <text:p>27</text:p>
          </table:table-cell>
          <table:table-cell table:style-name="ce9" office:value-type="string" calcext:value-type="string">
            <text:p>:</text:p>
          </table:table-cell>
          <table:table-cell table:style-name="ce20"/>
          <table:table-cell table:style-name="ce10"/>
          <table:table-cell/>
          <table:table-cell table:style-name="ce27" table:formula="of:=LOOKUP([.A39];[$'Aide à la génération'.$A$2:$'Aide à la génération'.$A$11];[$'Aide à la génération'.$B$2:$'Aide à la génération'.$B$11])" office:value-type="string" office:string-value="7×6" calcext:value-type="string">
            <text:p>7×6</text:p>
          </table:table-cell>
          <table:table-cell table:style-name="ce27" table:formula="of:=[.E39]*2&amp;&quot; ;&quot;&amp;[.E39]*5&amp;&quot; ...&quot;" office:value-type="string" office:string-value="18 ;45 ..." calcext:value-type="string">
            <text:p>18 ;45 ...</text:p>
          </table:table-cell>
          <table:table-cell table:style-name="ce106" table:formula="of:=[.K39]*[.I39]/100" office:value-type="float" office:value="72" calcext:value-type="float">
            <text:p>72</text:p>
          </table:table-cell>
          <table:table-cell table:style-name="ce35" table:formula="of:=IF(MOD([.M39];2)=0;&quot;2;&quot;;&quot;&quot;)&amp;IF(MOD([.M39];3)=0;&quot;3;&quot;;&quot;&quot;)&amp;IF(MOD([.M39];4)=0;&quot;4;&quot;;&quot;&quot;)&amp;IF(MOD([.M39];5)=0;&quot;5;&quot;;&quot;&quot;)&amp;IF(MOD([.M39];6)=0;&quot;6;&quot;;&quot;&quot;)&amp;IF(MOD([.M39];7)=0;&quot;7;&quot;;&quot;&quot;)&amp;IF(MOD([.M39];8)=0;&quot;8;&quot;;&quot;&quot;)&amp;IF(MOD([.M39];9)=0;&quot;9;&quot;;&quot;&quot;)&amp;IF(MOD([.M39];10)=0;&quot;10;&quot;;&quot;&quot;)&amp;IF(MOD([.M39];12)=0;&quot;12;&quot;;&quot;&quot;)&amp;IF(MOD([.M39];16)=0;&quot;16;&quot;;&quot;&quot;)&amp;IF(MOD([.M39];25)=0;&quot;25;&quot;;&quot;&quot;)" office:value-type="string" office:string-value="3;9;" calcext:value-type="string">
            <text:p>3;9;</text:p>
          </table:table-cell>
          <table:table-cell/>
          <table:table-cell table:formula="of:=RANK([.X39];[.X34:.X43])+2" office:value-type="float" office:value="7" calcext:value-type="float">
            <text:p>7</text:p>
          </table:table-cell>
          <table:table-cell table:style-name="ce83" table:formula="of:=RAND()" office:value-type="float" office:value="0.66683067993059" calcext:value-type="float">
            <text:p>0,66683067993059</text:p>
          </table:table-cell>
          <table:table-cell table:formula="of:=RANK([.Z39];[.Z36:.Z41])" office:value-type="float" office:value="5" calcext:value-type="float">
            <text:p>5</text:p>
          </table:table-cell>
          <table:table-cell table:formula="of:=RAND()" office:value-type="float" office:value="0.119083888034118" calcext:value-type="float">
            <text:p>0,119083888034118</text:p>
          </table:table-cell>
          <table:table-cell table:number-columns-repeated="998"/>
        </table:table-row>
        <table:table-row table:style-name="ro3">
          <table:table-cell table:style-name="ce4" table:formula="of:=CHOOSE([.W40];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0]+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40];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92" calcext:value-type="float">
            <text:p>9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84" calcext:value-type="float">
            <text:p>84</text:p>
          </table:table-cell>
          <table:table-cell table:style-name="ce9" office:value-type="string" calcext:value-type="string">
            <text:p>:</text:p>
          </table:table-cell>
          <table:table-cell table:style-name="ce20"/>
          <table:table-cell table:style-name="ce10"/>
          <table:table-cell/>
          <table:table-cell table:style-name="ce27" table:formula="of:=LOOKUP([.A40];[$'Aide à la génération'.$A$2:$'Aide à la génération'.$A$11];[$'Aide à la génération'.$B$2:$'Aide à la génération'.$B$11])" office:value-type="string" office:string-value="9×7" calcext:value-type="string">
            <text:p>9×7</text:p>
          </table:table-cell>
          <table:table-cell table:style-name="ce27" table:formula="of:=[.E40]*2&amp;&quot; ;&quot;&amp;[.E40]*5&amp;&quot; ...&quot;" office:value-type="string" office:string-value="20 ;50 ..." calcext:value-type="string">
            <text:p>20 ;50 ...</text:p>
          </table:table-cell>
          <table:table-cell table:style-name="ce106" table:formula="of:=[.K40]*[.I40]/100" office:value-type="float" office:value="27.6" calcext:value-type="float">
            <text:p>27,6</text:p>
          </table:table-cell>
          <table:table-cell table:style-name="ce35" table:formula="of:=IF(MOD([.M40];2)=0;&quot;2;&quot;;&quot;&quot;)&amp;IF(MOD([.M40];3)=0;&quot;3;&quot;;&quot;&quot;)&amp;IF(MOD([.M40];4)=0;&quot;4;&quot;;&quot;&quot;)&amp;IF(MOD([.M40];5)=0;&quot;5;&quot;;&quot;&quot;)&amp;IF(MOD([.M40];6)=0;&quot;6;&quot;;&quot;&quot;)&amp;IF(MOD([.M40];7)=0;&quot;7;&quot;;&quot;&quot;)&amp;IF(MOD([.M40];8)=0;&quot;8;&quot;;&quot;&quot;)&amp;IF(MOD([.M40];9)=0;&quot;9;&quot;;&quot;&quot;)&amp;IF(MOD([.M40];10)=0;&quot;10;&quot;;&quot;&quot;)&amp;IF(MOD([.M40];12)=0;&quot;12;&quot;;&quot;&quot;)&amp;IF(MOD([.M40];16)=0;&quot;16;&quot;;&quot;&quot;)&amp;IF(MOD([.M40];25)=0;&quot;25;&quot;;&quot;&quot;)" office:value-type="string" office:string-value="2;3;4;6;7;12;" calcext:value-type="string">
            <text:p>2;3;4;6;7;12;</text:p>
          </table:table-cell>
          <table:table-cell/>
          <table:table-cell table:formula="of:=RANK([.X40];[.X34:.X43])+2" office:value-type="float" office:value="8" calcext:value-type="float">
            <text:p>8</text:p>
          </table:table-cell>
          <table:table-cell table:style-name="ce83" table:formula="of:=RAND()" office:value-type="float" office:value="0.623487894436958" calcext:value-type="float">
            <text:p>0,623487894436958</text:p>
          </table:table-cell>
          <table:table-cell table:formula="of:=RANK([.Z40];[.Z36:.Z41])" office:value-type="float" office:value="6" calcext:value-type="float">
            <text:p>6</text:p>
          </table:table-cell>
          <table:table-cell table:formula="of:=RAND()" office:value-type="float" office:value="0.0405249016884908" calcext:value-type="float">
            <text:p>0,040524901688491</text:p>
          </table:table-cell>
          <table:table-cell table:number-columns-repeated="998"/>
        </table:table-row>
        <table:table-row table:style-name="ro3">
          <table:table-cell table:style-name="ce4" table:formula="of:=CHOOSE([.W41];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1]+2" office:value-type="float" office:value="13" calcext:value-type="float">
            <text:p>13</text:p>
          </table:table-cell>
          <table:table-cell table:style-name="ce112" office:value-type="string" calcext:value-type="string">
            <text:p>:</text:p>
          </table:table-cell>
          <table:table-cell table:style-name="ce9"/>
          <table:table-cell table:style-name="ce10"/>
          <table:table-cell table:style-name="ce51" table:formula="of:=CHOOSE([.Y41];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40" calcext:value-type="float">
            <text:p>24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00" calcext:value-type="float">
            <text:p>100</text:p>
          </table:table-cell>
          <table:table-cell table:style-name="ce9" office:value-type="string" calcext:value-type="string">
            <text:p>:</text:p>
          </table:table-cell>
          <table:table-cell table:style-name="ce20"/>
          <table:table-cell table:style-name="ce10"/>
          <table:table-cell/>
          <table:table-cell table:style-name="ce27" table:formula="of:=LOOKUP([.A41];[$'Aide à la génération'.$A$2:$'Aide à la génération'.$A$11];[$'Aide à la génération'.$B$2:$'Aide à la génération'.$B$11])" office:value-type="string" office:string-value="9×8" calcext:value-type="string">
            <text:p>9×8</text:p>
          </table:table-cell>
          <table:table-cell table:style-name="ce27" table:formula="of:=[.E41]*2&amp;&quot; ;&quot;&amp;[.E41]*5&amp;&quot; ...&quot;" office:value-type="string" office:string-value="26 ;65 ..." calcext:value-type="string">
            <text:p>26 ;65 ...</text:p>
          </table:table-cell>
          <table:table-cell table:style-name="ce106" table:formula="of:=[.K41]*[.I41]/100" office:value-type="float" office:value="48" calcext:value-type="float">
            <text:p>48</text:p>
          </table:table-cell>
          <table:table-cell table:style-name="ce35" table:formula="of:=IF(MOD([.M41];2)=0;&quot;2;&quot;;&quot;&quot;)&amp;IF(MOD([.M41];3)=0;&quot;3;&quot;;&quot;&quot;)&amp;IF(MOD([.M41];4)=0;&quot;4;&quot;;&quot;&quot;)&amp;IF(MOD([.M41];5)=0;&quot;5;&quot;;&quot;&quot;)&amp;IF(MOD([.M41];6)=0;&quot;6;&quot;;&quot;&quot;)&amp;IF(MOD([.M41];7)=0;&quot;7;&quot;;&quot;&quot;)&amp;IF(MOD([.M41];8)=0;&quot;8;&quot;;&quot;&quot;)&amp;IF(MOD([.M41];9)=0;&quot;9;&quot;;&quot;&quot;)&amp;IF(MOD([.M41];10)=0;&quot;10;&quot;;&quot;&quot;)&amp;IF(MOD([.M41];12)=0;&quot;12;&quot;;&quot;&quot;)&amp;IF(MOD([.M41];16)=0;&quot;16;&quot;;&quot;&quot;)&amp;IF(MOD([.M41];25)=0;&quot;25;&quot;;&quot;&quot;)" office:value-type="string" office:string-value="2;4;5;10;25;" calcext:value-type="string">
            <text:p>2;4;5;10;25;</text:p>
          </table:table-cell>
          <table:table-cell/>
          <table:table-cell table:formula="of:=RANK([.X41];[.X34:.X43])+2" office:value-type="float" office:value="11" calcext:value-type="float">
            <text:p>11</text:p>
          </table:table-cell>
          <table:table-cell table:style-name="ce83" table:formula="of:=RAND()" office:value-type="float" office:value="0.290291517322658" calcext:value-type="float">
            <text:p>0,290291517322658</text:p>
          </table:table-cell>
          <table:table-cell table:formula="of:=RANK([.Z41];[.Z36:.Z41])" office:value-type="float" office:value="2" calcext:value-type="float">
            <text:p>2</text:p>
          </table:table-cell>
          <table:table-cell table:formula="of:=RAND()" office:value-type="float" office:value="0.433523467083882" calcext:value-type="float">
            <text:p>0,43352346708388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83" table:formula="of:=RAND()" office:value-type="float" office:value="0.949393519974235" calcext:value-type="float">
            <text:p>0,949393519974235</text:p>
          </table:table-cell>
          <table:table-cell table:number-columns-repeated="1000"/>
        </table:table-row>
        <table:table-row table:style-name="ro4">
          <table:table-cell table:number-columns-repeated="22"/>
          <table:table-cell table:formula="of:=RANK([.X43];[.X34:.X43])+2" office:value-type="float" office:value="12" calcext:value-type="float">
            <text:p>12</text:p>
          </table:table-cell>
          <table:table-cell table:style-name="ce83" table:formula="of:=RAND()" office:value-type="float" office:value="0.179386770413753" calcext:value-type="float">
            <text:p>0,179386770413753</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P44 'Ceinture Orange'.R1:'Ceinture Orang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language=Basic&amp;location=document" xlink:type="simple"/>
              </office:event-listeners>
            </form:button>
          </form:form>
        </office:forms>
        <table:shapes>
          <draw:control draw:z-index="0" draw:style-name="gr3" draw:text-style-name="P1" svg:width="1.651cm" svg:height="0.749cm" svg:x="42.627cm" svg:y="0.584cm" draw:control="control3"/>
        </table:shapes>
        <table:table-column table:style-name="co38" table:default-cell-style-name="Default"/>
        <table:table-column table:style-name="co39" table:default-cell-style-name="Default"/>
        <table:table-column table:style-name="co40" table:default-cell-style-name="Default"/>
        <table:table-column table:style-name="co27"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31" table:default-cell-style-name="Default"/>
        <table:table-column table:style-name="co43" table:default-cell-style-name="Default"/>
        <table:table-column table:style-name="co44" table:default-cell-style-name="Default"/>
        <table:table-column table:style-name="co17" table:default-cell-style-name="Default"/>
        <table:table-column table:style-name="co11" table:default-cell-style-name="Default"/>
        <table:table-column table:style-name="co31" table:default-cell-style-name="Default"/>
        <table:table-column table:style-name="co12" table:default-cell-style-name="Default"/>
        <table:table-column table:style-name="co32" table:default-cell-style-name="Default"/>
        <table:table-column table:style-name="co10" table:default-cell-style-name="Default"/>
        <table:table-column table:style-name="co15" table:default-cell-style-name="Default"/>
        <table:table-column table:style-name="co45" table:default-cell-style-name="Default"/>
        <table:table-column table:style-name="co24" table:default-cell-style-name="Default"/>
        <table:table-column table:style-name="co46" table:default-cell-style-name="Default"/>
        <table:table-column table:style-name="co47" table:default-cell-style-name="Default"/>
        <table:table-column table:style-name="co18" table:default-cell-style-name="Default"/>
        <table:table-column table:style-name="co28" table:default-cell-style-name="Default"/>
        <table:table-column table:style-name="co37" table:default-cell-style-name="Default"/>
        <table:table-column table:style-name="co48" table:default-cell-style-name="Default"/>
        <table:table-column table:style-name="co17" table:number-columns-repeated="998"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3" table:formula="of:=RAND()" office:value-type="float" office:value="0.946406600196734" calcext:value-type="float">
            <text:p>0,946406600196734</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8370" calcext:value-type="string">
            <text:p>v8370</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X1:.X10])+2" office:value-type="float" office:value="4" calcext:value-type="float">
            <text:p>4</text:p>
          </table:table-cell>
          <table:table-cell table:style-name="ce83" table:formula="of:=RAND()" office:value-type="float" office:value="0.77724320930989" calcext:value-type="float">
            <text:p>0,77724320930989</text:p>
          </table:table-cell>
          <table:table-cell table:number-columns-repeated="1000"/>
        </table:table-row>
        <table:table-row table:style-name="ro1">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8370" calcext:value-type="string">
            <text:p>v8370</text:p>
          </table:table-cell>
          <table:table-cell table:style-name="ce83"/>
          <table:table-cell table:formula="of:=RANK([.X3];[.X1:.X10])+2" office:value-type="float" office:value="5" calcext:value-type="float">
            <text:p>5</text:p>
          </table:table-cell>
          <table:table-cell table:style-name="ce83" table:formula="of:=RAND()" office:value-type="float" office:value="0.737760102531088" calcext:value-type="float">
            <text:p>0,737760102531088</text:p>
          </table:table-cell>
          <table:table-cell table:style-name="ce83" table:formula="of:=RANK([.Z3];[.Z3:.Z8])" office:value-type="float" office:value="4" calcext:value-type="float">
            <text:p>4</text:p>
          </table:table-cell>
          <table:table-cell table:style-name="ce83" table:formula="of:=RAND()" office:value-type="float" office:value="0.668461297423388" calcext:value-type="float">
            <text:p>0,668461297423388</text:p>
          </table:table-cell>
          <table:table-cell table:style-name="ce83" table:number-columns-repeated="998"/>
        </table:table-row>
        <table:table-row table:style-name="ro3">
          <table:table-cell table:style-name="ce4" table:formula="of:=[.W4]"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Y3]+1)*[.Y4]" office:value-type="float" office:value="120" calcext:value-type="float">
            <text:p>120</text:p>
          </table:table-cell>
          <table:table-cell table:style-name="ce9" office:value-type="string" calcext:value-type="string">
            <text:p>=</text:p>
          </table:table-cell>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4" table:formula="of:=ROUND(RAND()*CHOOSE([.Y3];10;100;1000;10;100;1000);RANDBETWEEN(1;3))" office:value-type="float" office:value="1.45" calcext:value-type="float">
            <text:p>1,45</text:p>
          </table:table-cell>
          <table:table-cell table:style-name="ce7" office:value-type="string" calcext:value-type="string">
            <text:p>×</text:p>
          </table:table-cell>
          <table:table-cell table:style-name="ce20" table:formula="of:=CHOOSE([.Y4];&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2" office:value-type="float" office:value="49" calcext:value-type="float">
            <text:p>49</text:p>
          </table:table-cell>
          <table:table-cell table:style-name="ce27" table:formula="of:=FACTEURSPREMIERS([.E4])" office:value-type="string" office:string-value="2^3 * 3*5" calcext:value-type="string">
            <text:p>2^3 * 3*5</text:p>
          </table:table-cell>
          <table:table-cell table:style-name="ce27" table:formula="of:=[.G4]+IF([.H4]=&quot;+&quot;;[.I4];-[.I4])+IF([.J4]=&quot;+&quot;;[.K4];-[.K4])" office:value-type="float" office:value="-7" calcext:value-type="float">
            <text:p>-7</text:p>
          </table:table-cell>
          <table:table-cell table:style-name="ce43" table:formula="of:=[.M4]*[.O4]" office:value-type="float" office:value="1450" calcext:value-type="float">
            <text:p>1 450</text:p>
          </table:table-cell>
          <table:table-cell/>
          <table:table-cell table:formula="of:=RANK([.X4];[.X1:.X10])+2" office:value-type="float" office:value="7" calcext:value-type="float">
            <text:p>7</text:p>
          </table:table-cell>
          <table:table-cell table:style-name="ce83" table:formula="of:=RAND()" office:value-type="float" office:value="0.658633850094785" calcext:value-type="float">
            <text:p>0,658633850094785</text:p>
          </table:table-cell>
          <table:table-cell table:formula="of:=RANK([.Z4];[.Z3:.Z8])" office:value-type="float" office:value="6" calcext:value-type="float">
            <text:p>6</text:p>
          </table:table-cell>
          <table:table-cell table:style-name="ce83" table:formula="of:=RAND()" office:value-type="float" office:value="0.0117439794748364" calcext:value-type="float">
            <text:p>0,011743979474836</text:p>
          </table:table-cell>
          <table:table-cell table:number-columns-repeated="998"/>
        </table:table-row>
        <table:table-row table:style-name="ro3">
          <table:table-cell table:style-name="ce4" table:formula="of:=[.W5]"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4]*([.Y4]+1)*[.Y5]" office:value-type="float" office:value="84" calcext:value-type="float">
            <text:p>84</text:p>
          </table:table-cell>
          <table:table-cell table:style-name="ce9" office:value-type="string" calcext:value-type="string">
            <text: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style-name="ce4" table:formula="of:=ROUND(RAND()*CHOOSE([.Y4];10;100;1000;10;100;1000);RANDBETWEEN(1;3))" office:value-type="float" office:value="130.91" calcext:value-type="float">
            <text:p>130,91</text:p>
          </table:table-cell>
          <table:table-cell table:style-name="ce7" office:value-type="string" calcext:value-type="string">
            <text:p>×</text:p>
          </table:table-cell>
          <table:table-cell table:style-name="ce20" table:formula="of:=CHOOSE([.Y5];&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2" office:value-type="float" office:value="64" calcext:value-type="float">
            <text:p>64</text:p>
          </table:table-cell>
          <table:table-cell table:style-name="ce27" table:formula="of:=FACTEURSPREMIERS([.E5])" office:value-type="string" office:string-value="2^2 * 3*7" calcext:value-type="string">
            <text:p>2^2 * 3*7</text:p>
          </table:table-cell>
          <table:table-cell table:style-name="ce27" table:formula="of:=[.G5]+IF([.H5]=&quot;+&quot;;[.I5];-[.I5])+IF([.J5]=&quot;+&quot;;[.K5];-[.K5])" office:value-type="float" office:value="-25" calcext:value-type="float">
            <text:p>-25</text:p>
          </table:table-cell>
          <table:table-cell table:style-name="ce43" table:formula="of:=[.M5]*[.O5]" office:value-type="float" office:value="13091" calcext:value-type="float">
            <text:p>13 091</text:p>
          </table:table-cell>
          <table:table-cell/>
          <table:table-cell table:formula="of:=RANK([.X5];[.X1:.X10])+2" office:value-type="float" office:value="8" calcext:value-type="float">
            <text:p>8</text:p>
          </table:table-cell>
          <table:table-cell table:style-name="ce83" table:formula="of:=RAND()" office:value-type="float" office:value="0.622960201845657" calcext:value-type="float">
            <text:p>0,622960201845657</text:p>
          </table:table-cell>
          <table:table-cell table:formula="of:=RANK([.Z5];[.Z3:.Z8])" office:value-type="float" office:value="2" calcext:value-type="float">
            <text:p>2</text:p>
          </table:table-cell>
          <table:table-cell table:style-name="ce83" table:formula="of:=RAND()" office:value-type="float" office:value="0.799942739270359" calcext:value-type="float">
            <text:p>0,799942739270359</text:p>
          </table:table-cell>
          <table:table-cell table:number-columns-repeated="998"/>
        </table:table-row>
        <table:table-row table:style-name="ro3">
          <table:table-cell table:style-name="ce4" table:formula="of:=[.W6]"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5]*([.Y5]+1)*[.Y6]" office:value-type="float" office:value="6" calcext:value-type="float">
            <text:p>6</text:p>
          </table:table-cell>
          <table:table-cell table:style-name="ce9" office:value-type="string" calcext:value-type="string">
            <text:p>=</text:p>
          </table:table-cell>
          <table:table-cell table:style-name="ce4" table:formula="of:=CHOOSE(ROUND(RAND())+1;-1;1)*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4" table:formula="of:=ROUND(RAND()*CHOOSE([.Y5];10;100;1000;10;100;1000);RANDBETWEEN(1;3))" office:value-type="float" office:value="42.238" calcext:value-type="float">
            <text:p>42,238</text:p>
          </table:table-cell>
          <table:table-cell table:style-name="ce7" office:value-type="string" calcext:value-type="string">
            <text:p>×</text:p>
          </table:table-cell>
          <table:table-cell table:style-name="ce20" table:formula="of:=CHOOSE([.Y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2" office:value-type="float" office:value="144" calcext:value-type="float">
            <text:p>144</text:p>
          </table:table-cell>
          <table:table-cell table:style-name="ce27" table:formula="of:=FACTEURSPREMIERS([.E6])" office:value-type="string" office:string-value="2*3" calcext:value-type="string">
            <text:p>2*3</text:p>
          </table:table-cell>
          <table:table-cell table:style-name="ce27" table:formula="of:=[.G6]+IF([.H6]=&quot;+&quot;;[.I6];-[.I6])+IF([.J6]=&quot;+&quot;;[.K6];-[.K6])" office:value-type="float" office:value="-70" calcext:value-type="float">
            <text:p>-70</text:p>
          </table:table-cell>
          <table:table-cell table:style-name="ce43" table:formula="of:=[.M6]*[.O6]" office:value-type="float" office:value="422.38" calcext:value-type="float">
            <text:p>422,38</text:p>
          </table:table-cell>
          <table:table-cell/>
          <table:table-cell table:formula="of:=RANK([.X6];[.X1:.X10])+2" office:value-type="float" office:value="12" calcext:value-type="float">
            <text:p>12</text:p>
          </table:table-cell>
          <table:table-cell table:style-name="ce83" table:formula="of:=RAND()" office:value-type="float" office:value="0.030902206870532" calcext:value-type="float">
            <text:p>0,030902206870532</text:p>
          </table:table-cell>
          <table:table-cell table:formula="of:=RANK([.Z6];[.Z3:.Z8])" office:value-type="float" office:value="1" calcext:value-type="float">
            <text:p>1</text:p>
          </table:table-cell>
          <table:table-cell table:style-name="ce83" table:formula="of:=RAND()" office:value-type="float" office:value="0.88810332726451" calcext:value-type="float">
            <text:p>0,88810332726451</text:p>
          </table:table-cell>
          <table:table-cell table:number-columns-repeated="998"/>
        </table:table-row>
        <table:table-row table:style-name="ro3">
          <table:table-cell table:style-name="ce4" table:formula="of:=[.W7]"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6]*([.Y6]+1)*[.Y7]" office:value-type="float" office:value="10" calcext:value-type="float">
            <text:p>10</text:p>
          </table:table-cell>
          <table:table-cell table:style-name="ce9" office:value-type="string" calcext:value-type="string">
            <text:p>=</text:p>
          </table:table-cell>
          <table:table-cell table:style-name="ce4" table:formula="of:=CHOOSE(ROUND(RAND())+1;-1;1)*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10" office:value-type="string" calcext:value-type="string">
            <text:p>=</text:p>
          </table:table-cell>
          <table:table-cell table:style-name="ce4" table:formula="of:=ROUND(RAND()*CHOOSE([.Y6];10;100;1000;10;100;1000);RANDBETWEEN(1;3))" office:value-type="float" office:value="3" calcext:value-type="float">
            <text:p>3</text:p>
          </table:table-cell>
          <table:table-cell table:style-name="ce7" office:value-type="string" calcext:value-type="string">
            <text:p>×</text:p>
          </table:table-cell>
          <table:table-cell table:style-name="ce20" table:formula="of:=CHOOSE([.Y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7]^2" office:value-type="float" office:value="121" calcext:value-type="float">
            <text:p>121</text:p>
          </table:table-cell>
          <table:table-cell table:style-name="ce27" table:formula="of:=FACTEURSPREMIERS([.E7])" office:value-type="string" office:string-value="2*5" calcext:value-type="string">
            <text:p>2*5</text:p>
          </table:table-cell>
          <table:table-cell table:style-name="ce27" table:formula="of:=[.G7]+IF([.H7]=&quot;+&quot;;[.I7];-[.I7])+IF([.J7]=&quot;+&quot;;[.K7];-[.K7])" office:value-type="float" office:value="1" calcext:value-type="float">
            <text:p>1</text:p>
          </table:table-cell>
          <table:table-cell table:style-name="ce43" table:formula="of:=[.M7]*[.O7]" office:value-type="float" office:value="300" calcext:value-type="float">
            <text:p>300</text:p>
          </table:table-cell>
          <table:table-cell/>
          <table:table-cell table:formula="of:=RANK([.X7];[.X1:.X10])+2" office:value-type="float" office:value="11" calcext:value-type="float">
            <text:p>11</text:p>
          </table:table-cell>
          <table:table-cell table:style-name="ce83" table:formula="of:=RAND()" office:value-type="float" office:value="0.0808850390255451" calcext:value-type="float">
            <text:p>0,080885039025545</text:p>
          </table:table-cell>
          <table:table-cell table:formula="of:=RANK([.Z7];[.Z3:.Z8])" office:value-type="float" office:value="5" calcext:value-type="float">
            <text:p>5</text:p>
          </table:table-cell>
          <table:table-cell table:style-name="ce83" table:formula="of:=RAND()" office:value-type="float" office:value="0.015912478595603" calcext:value-type="float">
            <text:p>0,015912478595603</text:p>
          </table:table-cell>
          <table:table-cell table:number-columns-repeated="998"/>
        </table:table-row>
        <table:table-row table:style-name="ro3">
          <table:table-cell table:style-name="ce4" table:formula="of:=[.W8]"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7]*([.Y7]+1)*[.Y8]" office:value-type="float" office:value="90" calcext:value-type="float">
            <text:p>90</text:p>
          </table:table-cell>
          <table:table-cell table:style-name="ce9" office:value-type="string" calcext:value-type="string">
            <text: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4" table:formula="of:=ROUND(RAND()*CHOOSE([.Y7];10;100;1000;10;100;1000);RANDBETWEEN(1;3))" office:value-type="float" office:value="31.9" calcext:value-type="float">
            <text:p>31,9</text:p>
          </table:table-cell>
          <table:table-cell table:style-name="ce7" office:value-type="string" calcext:value-type="string">
            <text:p>×</text:p>
          </table:table-cell>
          <table:table-cell table:style-name="ce20" table:formula="of:=CHOOSE([.Y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2" office:value-type="float" office:value="100" calcext:value-type="float">
            <text:p>100</text:p>
          </table:table-cell>
          <table:table-cell table:style-name="ce27" table:formula="of:=FACTEURSPREMIERS([.E8])" office:value-type="string" office:string-value="2 * 3^2*5" calcext:value-type="string">
            <text:p>2 * 3^2*5</text:p>
          </table:table-cell>
          <table:table-cell table:style-name="ce27" table:formula="of:=[.G8]+IF([.H8]=&quot;+&quot;;[.I8];-[.I8])+IF([.J8]=&quot;+&quot;;[.K8];-[.K8])" office:value-type="float" office:value="-16" calcext:value-type="float">
            <text:p>-16</text:p>
          </table:table-cell>
          <table:table-cell table:style-name="ce43" table:formula="of:=[.M8]*[.O8]" office:value-type="float" office:value="31900" calcext:value-type="float">
            <text:p>31 900</text:p>
          </table:table-cell>
          <table:table-cell/>
          <table:table-cell table:formula="of:=RANK([.X8];[.X1:.X10])+2" office:value-type="float" office:value="10" calcext:value-type="float">
            <text:p>10</text:p>
          </table:table-cell>
          <table:table-cell table:style-name="ce83" table:formula="of:=RAND()" office:value-type="float" office:value="0.458500098752197" calcext:value-type="float">
            <text:p>0,458500098752197</text:p>
          </table:table-cell>
          <table:table-cell table:formula="of:=RANK([.Z8];[.Z3:.Z8])" office:value-type="float" office:value="3" calcext:value-type="float">
            <text:p>3</text:p>
          </table:table-cell>
          <table:table-cell table:style-name="ce83" table:formula="of:=RAND()" office:value-type="float" office:value="0.705261921196567" calcext:value-type="float">
            <text:p>0,705261921196567</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6" calcext:value-type="float">
            <text:p>6</text:p>
          </table:table-cell>
          <table:table-cell table:style-name="ce83" table:formula="of:=RAND()" office:value-type="float" office:value="0.669198702049855" calcext:value-type="float">
            <text:p>0,669198702049855</text:p>
          </table:table-cell>
          <table:table-cell table:number-columns-repeated="1000"/>
        </table:table-row>
        <table:table-row table:style-name="ro4">
          <table:table-cell table:number-columns-repeated="22"/>
          <table:table-cell table:formula="of:=RANK([.X10];[.X1:.X10])+2" office:value-type="float" office:value="9" calcext:value-type="float">
            <text:p>9</text:p>
          </table:table-cell>
          <table:table-cell table:style-name="ce83" table:formula="of:=RAND()" office:value-type="float" office:value="0.501342080357507" calcext:value-type="float">
            <text:p>0,501342080357507</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83" table:formula="of:=RAND()" office:value-type="float" office:value="0.432008925520615" calcext:value-type="float">
            <text:p>0,432008925520615</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8370" calcext:value-type="string">
            <text:p>v8370</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13];[.X12:.X21])+2" office:value-type="float" office:value="11" calcext:value-type="float">
            <text:p>11</text:p>
          </table:table-cell>
          <table:table-cell table:style-name="ce83" table:formula="of:=RAND()" office:value-type="float" office:value="0.211829246897276" calcext:value-type="float">
            <text:p>0,211829246897276</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8370" calcext:value-type="string">
            <text:p>v8370</text:p>
          </table:table-cell>
          <table:table-cell table:style-name="ce83"/>
          <table:table-cell table:formula="of:=RANK([.X14];[.X12:.X21])+2" office:value-type="float" office:value="10" calcext:value-type="float">
            <text:p>10</text:p>
          </table:table-cell>
          <table:table-cell table:style-name="ce83" table:formula="of:=RAND()" office:value-type="float" office:value="0.353464227614098" calcext:value-type="float">
            <text:p>0,353464227614098</text:p>
          </table:table-cell>
          <table:table-cell table:style-name="ce83" table:formula="of:=RANK([.Z14];[.Z14:.Z19])" office:value-type="float" office:value="3" calcext:value-type="float">
            <text:p>3</text:p>
          </table:table-cell>
          <table:table-cell table:style-name="ce83" table:formula="of:=RAND()" office:value-type="float" office:value="0.464774581592999" calcext:value-type="float">
            <text:p>0,464774581592999</text:p>
          </table:table-cell>
          <table:table-cell table:number-columns-repeated="998"/>
        </table:table-row>
        <table:table-row table:style-name="ro3">
          <table:table-cell table:style-name="ce4" table:formula="of:=[.W15]"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4]*([.Y14]+1)*[.Y15]" office:value-type="float" office:value="72" calcext:value-type="float">
            <text:p>72</text:p>
          </table:table-cell>
          <table:table-cell table:style-name="ce9" office:value-type="string" calcext:value-type="string">
            <text:p>=</text:p>
          </table:table-cell>
          <table:table-cell table:style-name="ce4" table:formula="of:=CHOOSE(ROUND(RAND())+1;-1;1)*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4" table:formula="of:=ROUND(RAND()*CHOOSE([.Y14];10;100;1000;10;100;1000);RANDBETWEEN(1;3))" office:value-type="float" office:value="739.2" calcext:value-type="float">
            <text:p>739,2</text:p>
          </table:table-cell>
          <table:table-cell table:style-name="ce7" office:value-type="string" calcext:value-type="string">
            <text:p>×</text:p>
          </table:table-cell>
          <table:table-cell table:style-name="ce20" table:formula="of:=CHOOSE([.Y15];&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2" office:value-type="float" office:value="144" calcext:value-type="float">
            <text:p>144</text:p>
          </table:table-cell>
          <table:table-cell table:style-name="ce27" table:formula="of:=FACTEURSPREMIERS([.E15])" office:value-type="string" office:string-value="2^3 * 3^2" calcext:value-type="string">
            <text:p>2^3 * 3^2</text:p>
          </table:table-cell>
          <table:table-cell table:style-name="ce27" table:formula="of:=[.G15]+IF([.H15]=&quot;+&quot;;[.I15];-[.I15])+IF([.J15]=&quot;+&quot;;[.K15];-[.K15])" office:value-type="float" office:value="35" calcext:value-type="float">
            <text:p>35</text:p>
          </table:table-cell>
          <table:table-cell table:style-name="ce43" table:formula="of:=[.M15]*[.O15]" office:value-type="float" office:value="739200" calcext:value-type="float">
            <text:p>739 200</text:p>
          </table:table-cell>
          <table:table-cell/>
          <table:table-cell table:formula="of:=RANK([.X15];[.X12:.X21])+2" office:value-type="float" office:value="12" calcext:value-type="float">
            <text:p>12</text:p>
          </table:table-cell>
          <table:table-cell table:style-name="ce83" table:formula="of:=RAND()" office:value-type="float" office:value="0.0247239358423076" calcext:value-type="float">
            <text:p>0,024723935842308</text:p>
          </table:table-cell>
          <table:table-cell table:formula="of:=RANK([.Z15];[.Z14:.Z19])" office:value-type="float" office:value="6" calcext:value-type="float">
            <text:p>6</text:p>
          </table:table-cell>
          <table:table-cell table:style-name="ce83" table:formula="of:=RAND()" office:value-type="float" office:value="0.0025581622920005" calcext:value-type="float">
            <text:p>0,002558162292001</text:p>
          </table:table-cell>
          <table:table-cell table:number-columns-repeated="998"/>
        </table:table-row>
        <table:table-row table:style-name="ro3">
          <table:table-cell table:style-name="ce4" table:formula="of:=[.W16]"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5]*([.Y15]+1)*[.Y16]" office:value-type="float" office:value="42" calcext:value-type="float">
            <text:p>42</text:p>
          </table:table-cell>
          <table:table-cell table:style-name="ce9" office:value-type="string" calcext:value-type="string">
            <text: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4" table:formula="of:=ROUND(RAND()*CHOOSE([.Y15];10;100;1000;10;100;1000);RANDBETWEEN(1;3))" office:value-type="float" office:value="210.06" calcext:value-type="float">
            <text:p>210,06</text:p>
          </table:table-cell>
          <table:table-cell table:style-name="ce7" office:value-type="string" calcext:value-type="string">
            <text:p>×</text:p>
          </table:table-cell>
          <table:table-cell table:style-name="ce20" table:formula="of:=CHOOSE([.Y1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2" office:value-type="float" office:value="36" calcext:value-type="float">
            <text:p>36</text:p>
          </table:table-cell>
          <table:table-cell table:style-name="ce27" table:formula="of:=FACTEURSPREMIERS([.E16])" office:value-type="string" office:string-value="2 * 3*7" calcext:value-type="string">
            <text:p>2 * 3*7</text:p>
          </table:table-cell>
          <table:table-cell table:style-name="ce27" table:formula="of:=[.G16]+IF([.H16]=&quot;+&quot;;[.I16];-[.I16])+IF([.J16]=&quot;+&quot;;[.K16];-[.K16])" office:value-type="float" office:value="-17" calcext:value-type="float">
            <text:p>-17</text:p>
          </table:table-cell>
          <table:table-cell table:style-name="ce43" table:formula="of:=[.M16]*[.O16]" office:value-type="float" office:value="2100.6" calcext:value-type="float">
            <text:p>2 100,6</text:p>
          </table:table-cell>
          <table:table-cell/>
          <table:table-cell table:formula="of:=RANK([.X16];[.X12:.X21])+2" office:value-type="float" office:value="6" calcext:value-type="float">
            <text:p>6</text:p>
          </table:table-cell>
          <table:table-cell table:style-name="ce83" table:formula="of:=RAND()" office:value-type="float" office:value="0.59746328959382" calcext:value-type="float">
            <text:p>0,59746328959382</text:p>
          </table:table-cell>
          <table:table-cell table:formula="of:=RANK([.Z16];[.Z14:.Z19])" office:value-type="float" office:value="1" calcext:value-type="float">
            <text:p>1</text:p>
          </table:table-cell>
          <table:table-cell table:style-name="ce83" table:formula="of:=RAND()" office:value-type="float" office:value="0.926289482796157" calcext:value-type="float">
            <text:p>0,926289482796157</text:p>
          </table:table-cell>
          <table:table-cell table:number-columns-repeated="998"/>
        </table:table-row>
        <table:table-row table:style-name="ro3">
          <table:table-cell table:style-name="ce4" table:formula="of:=[.W17]" office:value-type="float" office:value="5" calcext:value-type="float">
            <text:p>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6]*([.Y16]+1)*[.Y17]" office:value-type="float" office:value="4" calcext:value-type="float">
            <text:p>4</text:p>
          </table:table-cell>
          <table:table-cell table:style-name="ce9" office:value-type="string" calcext:value-type="string">
            <text: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4" table:formula="of:=ROUND(RAND()*CHOOSE([.Y16];10;100;1000;10;100;1000);RANDBETWEEN(1;3))" office:value-type="float" office:value="8.68" calcext:value-type="float">
            <text:p>8,68</text:p>
          </table:table-cell>
          <table:table-cell table:style-name="ce7" office:value-type="string" calcext:value-type="string">
            <text:p>×</text:p>
          </table:table-cell>
          <table:table-cell table:style-name="ce20" table:formula="of:=CHOOSE([.Y1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7]^2" office:value-type="float" office:value="25" calcext:value-type="float">
            <text:p>25</text:p>
          </table:table-cell>
          <table:table-cell table:style-name="ce27" table:formula="of:=FACTEURSPREMIERS([.E17])" office:value-type="string" office:string-value="2^2" calcext:value-type="string">
            <text:p>2^2</text:p>
          </table:table-cell>
          <table:table-cell table:style-name="ce27" table:formula="of:=[.G17]+IF([.H17]=&quot;+&quot;;[.I17];-[.I17])+IF([.J17]=&quot;+&quot;;[.K17];-[.K17])" office:value-type="float" office:value="12" calcext:value-type="float">
            <text:p>12</text:p>
          </table:table-cell>
          <table:table-cell table:style-name="ce43" table:formula="of:=[.M17]*[.O17]" office:value-type="float" office:value="868" calcext:value-type="float">
            <text:p>868</text:p>
          </table:table-cell>
          <table:table-cell/>
          <table:table-cell table:formula="of:=RANK([.X17];[.X12:.X21])+2" office:value-type="float" office:value="5" calcext:value-type="float">
            <text:p>5</text:p>
          </table:table-cell>
          <table:table-cell table:style-name="ce83" table:formula="of:=RAND()" office:value-type="float" office:value="0.794089000987948" calcext:value-type="float">
            <text:p>0,794089000987948</text:p>
          </table:table-cell>
          <table:table-cell table:formula="of:=RANK([.Z17];[.Z14:.Z19])" office:value-type="float" office:value="2" calcext:value-type="float">
            <text:p>2</text:p>
          </table:table-cell>
          <table:table-cell table:style-name="ce83" table:formula="of:=RAND()" office:value-type="float" office:value="0.589845493737403" calcext:value-type="float">
            <text:p>0,589845493737403</text:p>
          </table:table-cell>
          <table:table-cell table:number-columns-repeated="998"/>
        </table:table-row>
        <table:table-row table:style-name="ro3">
          <table:table-cell table:style-name="ce4" table:formula="of:=[.W18]"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7]*([.Y17]+1)*[.Y18]" office:value-type="float" office:value="30" calcext:value-type="float">
            <text:p>30</text:p>
          </table:table-cell>
          <table:table-cell table:style-name="ce9" office:value-type="string" calcext:value-type="string">
            <text: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4" table:formula="of:=ROUND(RAND()*CHOOSE([.Y17];10;100;1000;10;100;1000);RANDBETWEEN(1;3))" office:value-type="float" office:value="46.3" calcext:value-type="float">
            <text:p>46,3</text:p>
          </table:table-cell>
          <table:table-cell table:style-name="ce7" office:value-type="string" calcext:value-type="string">
            <text:p>×</text:p>
          </table:table-cell>
          <table:table-cell table:style-name="ce20" table:formula="of:=CHOOSE([.Y18];&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8]^2" office:value-type="float" office:value="16" calcext:value-type="float">
            <text:p>16</text:p>
          </table:table-cell>
          <table:table-cell table:style-name="ce27" table:formula="of:=FACTEURSPREMIERS([.E18])" office:value-type="string" office:string-value="2 * 3*5" calcext:value-type="string">
            <text:p>2 * 3*5</text:p>
          </table:table-cell>
          <table:table-cell table:style-name="ce27" table:formula="of:=[.G18]+IF([.H18]=&quot;+&quot;;[.I18];-[.I18])+IF([.J18]=&quot;+&quot;;[.K18];-[.K18])" office:value-type="float" office:value="-15" calcext:value-type="float">
            <text:p>-15</text:p>
          </table:table-cell>
          <table:table-cell table:style-name="ce43" table:formula="of:=[.M18]*[.O18]" office:value-type="float" office:value="4630" calcext:value-type="float">
            <text:p>4 630</text:p>
          </table:table-cell>
          <table:table-cell/>
          <table:table-cell table:formula="of:=RANK([.X18];[.X12:.X21])+2" office:value-type="float" office:value="4" calcext:value-type="float">
            <text:p>4</text:p>
          </table:table-cell>
          <table:table-cell table:style-name="ce83" table:formula="of:=RAND()" office:value-type="float" office:value="0.867966155623656" calcext:value-type="float">
            <text:p>0,867966155623656</text:p>
          </table:table-cell>
          <table:table-cell table:formula="of:=RANK([.Z18];[.Z14:.Z19])" office:value-type="float" office:value="5" calcext:value-type="float">
            <text:p>5</text:p>
          </table:table-cell>
          <table:table-cell table:style-name="ce83" table:formula="of:=RAND()" office:value-type="float" office:value="0.0247827474200989" calcext:value-type="float">
            <text:p>0,024782747420099</text:p>
          </table:table-cell>
          <table:table-cell table:number-columns-repeated="998"/>
        </table:table-row>
        <table:table-row table:style-name="ro3">
          <table:table-cell table:style-name="ce4" table:formula="of:=[.W19]"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8]*([.Y18]+1)*[.Y19]" office:value-type="float" office:value="120" calcext:value-type="float">
            <text:p>120</text:p>
          </table:table-cell>
          <table:table-cell table:style-name="ce9" office:value-type="string" calcext:value-type="string">
            <text: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4" table:formula="of:=ROUND(RAND()*CHOOSE([.Y18];10;100;1000;10;100;1000);RANDBETWEEN(1;3))" office:value-type="float" office:value="44.28" calcext:value-type="float">
            <text:p>44,28</text:p>
          </table:table-cell>
          <table:table-cell table:style-name="ce7" office:value-type="string" calcext:value-type="string">
            <text:p>×</text:p>
          </table:table-cell>
          <table:table-cell table:style-name="ce20" table:formula="of:=CHOOSE([.Y19];&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9]^2" office:value-type="float" office:value="49" calcext:value-type="float">
            <text:p>49</text:p>
          </table:table-cell>
          <table:table-cell table:style-name="ce27" table:formula="of:=FACTEURSPREMIERS([.E19])" office:value-type="string" office:string-value="2^3 * 3*5" calcext:value-type="string">
            <text:p>2^3 * 3*5</text:p>
          </table:table-cell>
          <table:table-cell table:style-name="ce27" table:formula="of:=[.G19]+IF([.H19]=&quot;+&quot;;[.I19];-[.I19])+IF([.J19]=&quot;+&quot;;[.K19];-[.K19])" office:value-type="float" office:value="7" calcext:value-type="float">
            <text:p>7</text:p>
          </table:table-cell>
          <table:table-cell table:style-name="ce43" table:formula="of:=[.M19]*[.O19]" office:value-type="float" office:value="442.8" calcext:value-type="float">
            <text:p>442,8</text:p>
          </table:table-cell>
          <table:table-cell/>
          <table:table-cell table:formula="of:=RANK([.X19];[.X12:.X21])+2" office:value-type="float" office:value="7" calcext:value-type="float">
            <text:p>7</text:p>
          </table:table-cell>
          <table:table-cell table:style-name="ce83" table:formula="of:=RAND()" office:value-type="float" office:value="0.476602277816739" calcext:value-type="float">
            <text:p>0,476602277816739</text:p>
          </table:table-cell>
          <table:table-cell table:formula="of:=RANK([.Z19];[.Z14:.Z19])" office:value-type="float" office:value="4" calcext:value-type="float">
            <text:p>4</text:p>
          </table:table-cell>
          <table:table-cell table:style-name="ce83" table:formula="of:=RAND()" office:value-type="float" office:value="0.309945935504362" calcext:value-type="float">
            <text:p>0,30994593550436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3" calcext:value-type="float">
            <text:p>3</text:p>
          </table:table-cell>
          <table:table-cell table:style-name="ce83" table:formula="of:=RAND()" office:value-type="float" office:value="0.877411225127615" calcext:value-type="float">
            <text:p>0,877411225127615</text:p>
          </table:table-cell>
          <table:table-cell table:number-columns-repeated="1000"/>
        </table:table-row>
        <table:table-row table:style-name="ro4">
          <table:table-cell table:number-columns-repeated="22"/>
          <table:table-cell table:formula="of:=RANK([.X21];[.X12:.X21])+2" office:value-type="float" office:value="9" calcext:value-type="float">
            <text:p>9</text:p>
          </table:table-cell>
          <table:table-cell table:style-name="ce83" table:formula="of:=RAND()" office:value-type="float" office:value="0.422041876795207" calcext:value-type="float">
            <text:p>0,422041876795207</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7" calcext:value-type="float">
            <text:p>7</text:p>
          </table:table-cell>
          <table:table-cell table:style-name="ce83" table:formula="of:=RAND()" office:value-type="float" office:value="0.460502478637325" calcext:value-type="float">
            <text:p>0,460502478637325</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8370" calcext:value-type="string">
            <text:p>v8370</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4];[.X23:.X32])+2" office:value-type="float" office:value="8" calcext:value-type="float">
            <text:p>8</text:p>
          </table:table-cell>
          <table:table-cell table:style-name="ce83" table:formula="of:=RAND()" office:value-type="float" office:value="0.414768846930219" calcext:value-type="float">
            <text:p>0,414768846930219</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8370" calcext:value-type="string">
            <text:p>v8370</text:p>
          </table:table-cell>
          <table:table-cell table:style-name="ce83"/>
          <table:table-cell table:formula="of:=RANK([.X25];[.X23:.X32])+2" office:value-type="float" office:value="12" calcext:value-type="float">
            <text:p>12</text:p>
          </table:table-cell>
          <table:table-cell table:style-name="ce83" table:formula="of:=RAND()" office:value-type="float" office:value="0.0710432665153458" calcext:value-type="float">
            <text:p>0,071043266515346</text:p>
          </table:table-cell>
          <table:table-cell table:style-name="ce83" table:formula="of:=RANK([.Z25];[.Z25:.Z30])" office:value-type="float" office:value="4" calcext:value-type="float">
            <text:p>4</text:p>
          </table:table-cell>
          <table:table-cell table:style-name="ce83" table:formula="of:=RAND()" office:value-type="float" office:value="0.473476164569137" calcext:value-type="float">
            <text:p>0,473476164569137</text:p>
          </table:table-cell>
          <table:table-cell table:number-columns-repeated="998"/>
        </table:table-row>
        <table:table-row table:style-name="ro3">
          <table:table-cell table:style-name="ce4" table:formula="of:=[.W26]" office:value-type="float" office:value="5" calcext:value-type="float">
            <text:p>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5]*([.Y25]+1)*[.Y26]" office:value-type="float" office:value="60" calcext:value-type="float">
            <text:p>60</text:p>
          </table:table-cell>
          <table:table-cell table:style-name="ce9" office:value-type="string" calcext:value-type="string">
            <text:p>=</text:p>
          </table:table-cell>
          <table:table-cell table:style-name="ce4" table:formula="of:=CHOOSE(ROUND(RAND())+1;-1;1)*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4" table:formula="of:=ROUND(RAND()*CHOOSE([.Y25];10;100;1000;10;100;1000);RANDBETWEEN(1;3))" office:value-type="float" office:value="7.456" calcext:value-type="float">
            <text:p>7,456</text:p>
          </table:table-cell>
          <table:table-cell table:style-name="ce7" office:value-type="string" calcext:value-type="string">
            <text:p>×</text:p>
          </table:table-cell>
          <table:table-cell table:style-name="ce20" table:formula="of:=CHOOSE([.Y2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2" office:value-type="float" office:value="25" calcext:value-type="float">
            <text:p>25</text:p>
          </table:table-cell>
          <table:table-cell table:style-name="ce27" table:formula="of:=FACTEURSPREMIERS([.E26])" office:value-type="string" office:string-value="2^2 * 3*5" calcext:value-type="string">
            <text:p>2^2 * 3*5</text:p>
          </table:table-cell>
          <table:table-cell table:style-name="ce27" table:formula="of:=[.G26]+IF([.H26]=&quot;+&quot;;[.I26];-[.I26])+IF([.J26]=&quot;+&quot;;[.K26];-[.K26])" office:value-type="float" office:value="-51" calcext:value-type="float">
            <text:p>-51</text:p>
          </table:table-cell>
          <table:table-cell table:style-name="ce43" table:formula="of:=[.M26]*[.O26]" office:value-type="float" office:value="7456" calcext:value-type="float">
            <text:p>7 456</text:p>
          </table:table-cell>
          <table:table-cell/>
          <table:table-cell table:formula="of:=RANK([.X26];[.X23:.X32])+2" office:value-type="float" office:value="5" calcext:value-type="float">
            <text:p>5</text:p>
          </table:table-cell>
          <table:table-cell table:style-name="ce83" table:formula="of:=RAND()" office:value-type="float" office:value="0.78050019165192" calcext:value-type="float">
            <text:p>0,78050019165192</text:p>
          </table:table-cell>
          <table:table-cell table:formula="of:=RANK([.Z26];[.Z25:.Z30])" office:value-type="float" office:value="3" calcext:value-type="float">
            <text:p>3</text:p>
          </table:table-cell>
          <table:table-cell table:style-name="ce83" table:formula="of:=RAND()" office:value-type="float" office:value="0.529168164995405" calcext:value-type="float">
            <text:p>0,529168164995405</text:p>
          </table:table-cell>
          <table:table-cell table:number-columns-repeated="998"/>
        </table:table-row>
        <table:table-row table:style-name="ro3">
          <table:table-cell table:style-name="ce4" table:formula="of:=[.W27]"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6]*([.Y26]+1)*[.Y27]" office:value-type="float" office:value="12" calcext:value-type="float">
            <text:p>12</text:p>
          </table:table-cell>
          <table:table-cell table:style-name="ce9" office:value-type="string" calcext:value-type="string">
            <text: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10" office:value-type="string" calcext:value-type="string">
            <text:p>=</text:p>
          </table:table-cell>
          <table:table-cell table:style-name="ce4" table:formula="of:=ROUND(RAND()*CHOOSE([.Y26];10;100;1000;10;100;1000);RANDBETWEEN(1;3))" office:value-type="float" office:value="810.7" calcext:value-type="float">
            <text:p>810,7</text:p>
          </table:table-cell>
          <table:table-cell table:style-name="ce7" office:value-type="string" calcext:value-type="string">
            <text:p>×</text:p>
          </table:table-cell>
          <table:table-cell table:style-name="ce20" table:formula="of:=CHOOSE([.Y2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2" office:value-type="float" office:value="9" calcext:value-type="float">
            <text:p>9</text:p>
          </table:table-cell>
          <table:table-cell table:style-name="ce27" table:formula="of:=FACTEURSPREMIERS([.E27])" office:value-type="string" office:string-value="2^2*3" calcext:value-type="string">
            <text:p>2^2*3</text:p>
          </table:table-cell>
          <table:table-cell table:style-name="ce27" table:formula="of:=[.G27]+IF([.H27]=&quot;+&quot;;[.I27];-[.I27])+IF([.J27]=&quot;+&quot;;[.K27];-[.K27])" office:value-type="float" office:value="-16" calcext:value-type="float">
            <text:p>-16</text:p>
          </table:table-cell>
          <table:table-cell table:style-name="ce43" table:formula="of:=[.M27]*[.O27]" office:value-type="float" office:value="8107" calcext:value-type="float">
            <text:p>8 107</text:p>
          </table:table-cell>
          <table:table-cell/>
          <table:table-cell table:formula="of:=RANK([.X27];[.X23:.X32])+2" office:value-type="float" office:value="3" calcext:value-type="float">
            <text:p>3</text:p>
          </table:table-cell>
          <table:table-cell table:style-name="ce83" table:formula="of:=RAND()" office:value-type="float" office:value="0.925911123517328" calcext:value-type="float">
            <text:p>0,925911123517328</text:p>
          </table:table-cell>
          <table:table-cell table:formula="of:=RANK([.Z27];[.Z25:.Z30])" office:value-type="float" office:value="1" calcext:value-type="float">
            <text:p>1</text:p>
          </table:table-cell>
          <table:table-cell table:style-name="ce83" table:formula="of:=RAND()" office:value-type="float" office:value="0.772709814586411" calcext:value-type="float">
            <text:p>0,772709814586411</text:p>
          </table:table-cell>
          <table:table-cell table:number-columns-repeated="998"/>
        </table:table-row>
        <table:table-row table:style-name="ro3">
          <table:table-cell table:style-name="ce4" table:formula="of:=[.W28]"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7]*([.Y27]+1)*[.Y28]" office:value-type="float" office:value="4" calcext:value-type="float">
            <text:p>4</text:p>
          </table:table-cell>
          <table:table-cell table:style-name="ce9" office:value-type="string" calcext:value-type="string">
            <text:p>=</text:p>
          </table:table-cell>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4" table:formula="of:=ROUND(RAND()*CHOOSE([.Y27];10;100;1000;10;100;1000);RANDBETWEEN(1;3))" office:value-type="float" office:value="0.8" calcext:value-type="float">
            <text:p>0,8</text:p>
          </table:table-cell>
          <table:table-cell table:style-name="ce7" office:value-type="string" calcext:value-type="string">
            <text:p>×</text:p>
          </table:table-cell>
          <table:table-cell table:style-name="ce20" table:formula="of:=CHOOSE([.Y28];&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8]^2" office:value-type="float" office:value="16" calcext:value-type="float">
            <text:p>16</text:p>
          </table:table-cell>
          <table:table-cell table:style-name="ce27" table:formula="of:=FACTEURSPREMIERS([.E28])" office:value-type="string" office:string-value="2^2" calcext:value-type="string">
            <text:p>2^2</text:p>
          </table:table-cell>
          <table:table-cell table:style-name="ce27" table:formula="of:=[.G28]+IF([.H28]=&quot;+&quot;;[.I28];-[.I28])+IF([.J28]=&quot;+&quot;;[.K28];-[.K28])" office:value-type="float" office:value="-21" calcext:value-type="float">
            <text:p>-21</text:p>
          </table:table-cell>
          <table:table-cell table:style-name="ce43" table:formula="of:=[.M28]*[.O28]" office:value-type="float" office:value="80" calcext:value-type="float">
            <text:p>80</text:p>
          </table:table-cell>
          <table:table-cell/>
          <table:table-cell table:formula="of:=RANK([.X28];[.X23:.X32])+2" office:value-type="float" office:value="4" calcext:value-type="float">
            <text:p>4</text:p>
          </table:table-cell>
          <table:table-cell table:style-name="ce83" table:formula="of:=RAND()" office:value-type="float" office:value="0.90754829340115" calcext:value-type="float">
            <text:p>0,90754829340115</text:p>
          </table:table-cell>
          <table:table-cell table:formula="of:=RANK([.Z28];[.Z25:.Z30])" office:value-type="float" office:value="2" calcext:value-type="float">
            <text:p>2</text:p>
          </table:table-cell>
          <table:table-cell table:style-name="ce83" table:formula="of:=RAND()" office:value-type="float" office:value="0.578253233298603" calcext:value-type="float">
            <text:p>0,578253233298603</text:p>
          </table:table-cell>
          <table:table-cell table:number-columns-repeated="998"/>
        </table:table-row>
        <table:table-row table:style-name="ro3">
          <table:table-cell table:style-name="ce4" table:formula="of:=[.W29]"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8]*([.Y28]+1)*[.Y29]" office:value-type="float" office:value="30" calcext:value-type="float">
            <text:p>30</text:p>
          </table:table-cell>
          <table:table-cell table:style-name="ce9" office:value-type="string" calcext:value-type="string">
            <text: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4" table:formula="of:=ROUND(RAND()*CHOOSE([.Y28];10;100;1000;10;100;1000);RANDBETWEEN(1;3))" office:value-type="float" office:value="99.304" calcext:value-type="float">
            <text:p>99,304</text:p>
          </table:table-cell>
          <table:table-cell table:style-name="ce7" office:value-type="string" calcext:value-type="string">
            <text:p>×</text:p>
          </table:table-cell>
          <table:table-cell table:style-name="ce20" table:formula="of:=CHOOSE([.Y29];&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9]^2" office:value-type="float" office:value="36" calcext:value-type="float">
            <text:p>36</text:p>
          </table:table-cell>
          <table:table-cell table:style-name="ce27" table:formula="of:=FACTEURSPREMIERS([.E29])" office:value-type="string" office:string-value="2 * 3*5" calcext:value-type="string">
            <text:p>2 * 3*5</text:p>
          </table:table-cell>
          <table:table-cell table:style-name="ce27" table:formula="of:=[.G29]+IF([.H29]=&quot;+&quot;;[.I29];-[.I29])+IF([.J29]=&quot;+&quot;;[.K29];-[.K29])" office:value-type="float" office:value="3" calcext:value-type="float">
            <text:p>3</text:p>
          </table:table-cell>
          <table:table-cell table:style-name="ce43" table:formula="of:=[.M29]*[.O29]" office:value-type="float" office:value="9930.4" calcext:value-type="float">
            <text:p>9 930,4</text:p>
          </table:table-cell>
          <table:table-cell/>
          <table:table-cell table:formula="of:=RANK([.X29];[.X23:.X32])+2" office:value-type="float" office:value="6" calcext:value-type="float">
            <text:p>6</text:p>
          </table:table-cell>
          <table:table-cell table:style-name="ce83" table:formula="of:=RAND()" office:value-type="float" office:value="0.641643900970567" calcext:value-type="float">
            <text:p>0,641643900970567</text:p>
          </table:table-cell>
          <table:table-cell table:formula="of:=RANK([.Z29];[.Z25:.Z30])" office:value-type="float" office:value="5" calcext:value-type="float">
            <text:p>5</text:p>
          </table:table-cell>
          <table:table-cell table:style-name="ce83" table:formula="of:=RAND()" office:value-type="float" office:value="0.469829111029441" calcext:value-type="float">
            <text:p>0,469829111029441</text:p>
          </table:table-cell>
          <table:table-cell table:number-columns-repeated="998"/>
        </table:table-row>
        <table:table-row table:style-name="ro3">
          <table:table-cell table:style-name="ce4" table:formula="of:=[.W3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9]*([.Y29]+1)*[.Y30]" office:value-type="float" office:value="180" calcext:value-type="float">
            <text:p>180</text:p>
          </table:table-cell>
          <table:table-cell table:style-name="ce9" office:value-type="string" calcext:value-type="string">
            <text: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10" office:value-type="string" calcext:value-type="string">
            <text:p>=</text:p>
          </table:table-cell>
          <table:table-cell table:style-name="ce4" table:formula="of:=ROUND(RAND()*CHOOSE([.Y29];10;100;1000;10;100;1000);RANDBETWEEN(1;3))" office:value-type="float" office:value="44.44" calcext:value-type="float">
            <text:p>44,44</text:p>
          </table:table-cell>
          <table:table-cell table:style-name="ce7" office:value-type="string" calcext:value-type="string">
            <text:p>×</text:p>
          </table:table-cell>
          <table:table-cell table:style-name="ce20" table:formula="of:=CHOOSE([.Y30];&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0]^2" office:value-type="float" office:value="121" calcext:value-type="float">
            <text:p>121</text:p>
          </table:table-cell>
          <table:table-cell table:style-name="ce27" table:formula="of:=FACTEURSPREMIERS([.E30])" office:value-type="string" office:string-value="2^2 * 3^2*5" calcext:value-type="string">
            <text:p>2^2 * 3^2*5</text:p>
          </table:table-cell>
          <table:table-cell table:style-name="ce27" table:formula="of:=[.G30]+IF([.H30]=&quot;+&quot;;[.I30];-[.I30])+IF([.J30]=&quot;+&quot;;[.K30];-[.K30])" office:value-type="float" office:value="-46" calcext:value-type="float">
            <text:p>-46</text:p>
          </table:table-cell>
          <table:table-cell table:style-name="ce43" table:formula="of:=[.M30]*[.O30]" office:value-type="float" office:value="44440" calcext:value-type="float">
            <text:p>44 440</text:p>
          </table:table-cell>
          <table:table-cell/>
          <table:table-cell table:formula="of:=RANK([.X30];[.X23:.X32])+2" office:value-type="float" office:value="11" calcext:value-type="float">
            <text:p>11</text:p>
          </table:table-cell>
          <table:table-cell table:style-name="ce83" table:formula="of:=RAND()" office:value-type="float" office:value="0.185143665681949" calcext:value-type="float">
            <text:p>0,185143665681949</text:p>
          </table:table-cell>
          <table:table-cell table:formula="of:=RANK([.Z30];[.Z25:.Z30])" office:value-type="float" office:value="6" calcext:value-type="float">
            <text:p>6</text:p>
          </table:table-cell>
          <table:table-cell table:style-name="ce83" table:formula="of:=RAND()" office:value-type="float" office:value="0.399703002581731" calcext:value-type="float">
            <text:p>0,39970300258173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0" calcext:value-type="float">
            <text:p>10</text:p>
          </table:table-cell>
          <table:table-cell table:style-name="ce83" table:formula="of:=RAND()" office:value-type="float" office:value="0.300427866666141" calcext:value-type="float">
            <text:p>0,300427866666141</text:p>
          </table:table-cell>
          <table:table-cell table:number-columns-repeated="1000"/>
        </table:table-row>
        <table:table-row table:style-name="ro4">
          <table:table-cell table:number-columns-repeated="22"/>
          <table:table-cell table:formula="of:=RANK([.X32];[.X23:.X32])+2" office:value-type="float" office:value="9" calcext:value-type="float">
            <text:p>9</text:p>
          </table:table-cell>
          <table:table-cell table:style-name="ce83" table:formula="of:=RAND()" office:value-type="float" office:value="0.406695758918723" calcext:value-type="float">
            <text:p>0,406695758918723</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3" table:formula="of:=RAND()" office:value-type="float" office:value="0.704227796788885" calcext:value-type="float">
            <text:p>0,704227796788885</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8370" calcext:value-type="string">
            <text:p>v8370</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83" table:formula="of:=RAND()" office:value-type="float" office:value="0.111515849360898" calcext:value-type="float">
            <text:p>0,111515849360898</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8370" calcext:value-type="string">
            <text:p>v8370</text:p>
          </table:table-cell>
          <table:table-cell table:style-name="ce83"/>
          <table:table-cell table:formula="of:=RANK([.X36];[.X34:.X43])+2" office:value-type="float" office:value="9" calcext:value-type="float">
            <text:p>9</text:p>
          </table:table-cell>
          <table:table-cell table:style-name="ce83" table:formula="of:=RAND()" office:value-type="float" office:value="0.443859253910348" calcext:value-type="float">
            <text:p>0,443859253910348</text:p>
          </table:table-cell>
          <table:table-cell table:style-name="ce83" table:formula="of:=RANK([.Z36];[.Z36:.Z41])" office:value-type="float" office:value="1" calcext:value-type="float">
            <text:p>1</text:p>
          </table:table-cell>
          <table:table-cell table:style-name="ce83" table:formula="of:=RAND()" office:value-type="float" office:value="0.924665517351773" calcext:value-type="float">
            <text:p>0,924665517351773</text:p>
          </table:table-cell>
          <table:table-cell table:number-columns-repeated="998"/>
        </table:table-row>
        <table:table-row table:style-name="ro3">
          <table:table-cell table:style-name="ce4" table:formula="of:=[.W37]"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6]*([.Y36]+1)*[.Y37]" office:value-type="float" office:value="4" calcext:value-type="float">
            <text:p>4</text:p>
          </table:table-cell>
          <table:table-cell table:style-name="ce9" office:value-type="string" calcext:value-type="string">
            <text:p>=</text:p>
          </table:table-cell>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10" office:value-type="string" calcext:value-type="string">
            <text:p>=</text:p>
          </table:table-cell>
          <table:table-cell table:style-name="ce4" table:formula="of:=ROUND(RAND()*CHOOSE([.Y36];10;100;1000;10;100;1000);RANDBETWEEN(1;3))" office:value-type="float" office:value="0.3" calcext:value-type="float">
            <text:p>0,3</text:p>
          </table:table-cell>
          <table:table-cell table:style-name="ce7" office:value-type="string" calcext:value-type="string">
            <text:p>×</text:p>
          </table:table-cell>
          <table:table-cell table:style-name="ce20" table:formula="of:=CHOOSE([.Y3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7]^2" office:value-type="float" office:value="9" calcext:value-type="float">
            <text:p>9</text:p>
          </table:table-cell>
          <table:table-cell table:style-name="ce27" table:formula="of:=FACTEURSPREMIERS([.E37])" office:value-type="string" office:string-value="2^2" calcext:value-type="string">
            <text:p>2^2</text:p>
          </table:table-cell>
          <table:table-cell table:style-name="ce27" table:formula="of:=[.G37]+IF([.H37]=&quot;+&quot;;[.I37];-[.I37])+IF([.J37]=&quot;+&quot;;[.K37];-[.K37])" office:value-type="float" office:value="-56" calcext:value-type="float">
            <text:p>-56</text:p>
          </table:table-cell>
          <table:table-cell table:style-name="ce43" table:formula="of:=[.M37]*[.O37]" office:value-type="float" office:value="30" calcext:value-type="float">
            <text:p>30</text:p>
          </table:table-cell>
          <table:table-cell/>
          <table:table-cell table:formula="of:=RANK([.X37];[.X34:.X43])+2" office:value-type="float" office:value="3" calcext:value-type="float">
            <text:p>3</text:p>
          </table:table-cell>
          <table:table-cell table:style-name="ce83" table:formula="of:=RAND()" office:value-type="float" office:value="0.798085993179944" calcext:value-type="float">
            <text:p>0,798085993179944</text:p>
          </table:table-cell>
          <table:table-cell table:formula="of:=RANK([.Z37];[.Z36:.Z41])" office:value-type="float" office:value="2" calcext:value-type="float">
            <text:p>2</text:p>
          </table:table-cell>
          <table:table-cell table:style-name="ce83" table:formula="of:=RAND()" office:value-type="float" office:value="0.742757201052755" calcext:value-type="float">
            <text:p>0,742757201052755</text:p>
          </table:table-cell>
          <table:table-cell table:number-columns-repeated="998"/>
        </table:table-row>
        <table:table-row table:style-name="ro3">
          <table:table-cell table:style-name="ce4" table:formula="of:=[.W38]"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7]*([.Y37]+1)*[.Y38]" office:value-type="float" office:value="18" calcext:value-type="float">
            <text:p>18</text:p>
          </table:table-cell>
          <table:table-cell table:style-name="ce9" office:value-type="string" calcext:value-type="string">
            <text:p>=</text:p>
          </table:table-cell>
          <table:table-cell table:style-name="ce4" table:formula="of:=CHOOSE(ROUND(RAND())+1;-1;1)*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4" table:formula="of:=ROUND(RAND()*CHOOSE([.Y37];10;100;1000;10;100;1000);RANDBETWEEN(1;3))" office:value-type="float" office:value="44.1" calcext:value-type="float">
            <text:p>44,1</text:p>
          </table:table-cell>
          <table:table-cell table:style-name="ce7" office:value-type="string" calcext:value-type="string">
            <text:p>×</text:p>
          </table:table-cell>
          <table:table-cell table:style-name="ce20" table:formula="of:=CHOOSE([.Y3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2" office:value-type="float" office:value="100" calcext:value-type="float">
            <text:p>100</text:p>
          </table:table-cell>
          <table:table-cell table:style-name="ce27" table:formula="of:=FACTEURSPREMIERS([.E38])" office:value-type="string" office:string-value="2 * 3^2" calcext:value-type="string">
            <text:p>2 * 3^2</text:p>
          </table:table-cell>
          <table:table-cell table:style-name="ce27" table:formula="of:=[.G38]+IF([.H38]=&quot;+&quot;;[.I38];-[.I38])+IF([.J38]=&quot;+&quot;;[.K38];-[.K38])" office:value-type="float" office:value="-3" calcext:value-type="float">
            <text:p>-3</text:p>
          </table:table-cell>
          <table:table-cell table:style-name="ce43" table:formula="of:=[.M38]*[.O38]" office:value-type="float" office:value="44100" calcext:value-type="float">
            <text:p>44 100</text:p>
          </table:table-cell>
          <table:table-cell/>
          <table:table-cell table:formula="of:=RANK([.X38];[.X34:.X43])+2" office:value-type="float" office:value="10" calcext:value-type="float">
            <text:p>10</text:p>
          </table:table-cell>
          <table:table-cell table:style-name="ce83" table:formula="of:=RAND()" office:value-type="float" office:value="0.165903300591433" calcext:value-type="float">
            <text:p>0,165903300591433</text:p>
          </table:table-cell>
          <table:table-cell table:formula="of:=RANK([.Z38];[.Z36:.Z41])" office:value-type="float" office:value="3" calcext:value-type="float">
            <text:p>3</text:p>
          </table:table-cell>
          <table:table-cell table:style-name="ce83" table:formula="of:=RAND()" office:value-type="float" office:value="0.733698382701346" calcext:value-type="float">
            <text:p>0,733698382701346</text:p>
          </table:table-cell>
          <table:table-cell table:number-columns-repeated="998"/>
        </table:table-row>
        <table:table-row table:style-name="ro3">
          <table:table-cell table:style-name="ce4" table:formula="of:=[.W39]"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8]*([.Y38]+1)*[.Y39]" office:value-type="float" office:value="60" calcext:value-type="float">
            <text:p>60</text:p>
          </table:table-cell>
          <table:table-cell table:style-name="ce9"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10" office:value-type="string" calcext:value-type="string">
            <text:p>=</text:p>
          </table:table-cell>
          <table:table-cell table:style-name="ce4" table:formula="of:=ROUND(RAND()*CHOOSE([.Y38];10;100;1000;10;100;1000);RANDBETWEEN(1;3))" office:value-type="float" office:value="4.568" calcext:value-type="float">
            <text:p>4,568</text:p>
          </table:table-cell>
          <table:table-cell table:style-name="ce7" office:value-type="string" calcext:value-type="string">
            <text:p>×</text:p>
          </table:table-cell>
          <table:table-cell table:style-name="ce20" table:formula="of:=CHOOSE([.Y39];&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2" office:value-type="float" office:value="64" calcext:value-type="float">
            <text:p>64</text:p>
          </table:table-cell>
          <table:table-cell table:style-name="ce27" table:formula="of:=FACTEURSPREMIERS([.E39])" office:value-type="string" office:string-value="2^2 * 3*5" calcext:value-type="string">
            <text:p>2^2 * 3*5</text:p>
          </table:table-cell>
          <table:table-cell table:style-name="ce27" table:formula="of:=[.G39]+IF([.H39]=&quot;+&quot;;[.I39];-[.I39])+IF([.J39]=&quot;+&quot;;[.K39];-[.K39])" office:value-type="float" office:value="21" calcext:value-type="float">
            <text:p>21</text:p>
          </table:table-cell>
          <table:table-cell table:style-name="ce43" table:formula="of:=[.M39]*[.O39]" office:value-type="float" office:value="456.8" calcext:value-type="float">
            <text:p>456,8</text:p>
          </table:table-cell>
          <table:table-cell/>
          <table:table-cell table:formula="of:=RANK([.X39];[.X34:.X43])+2" office:value-type="float" office:value="8" calcext:value-type="float">
            <text:p>8</text:p>
          </table:table-cell>
          <table:table-cell table:style-name="ce83" table:formula="of:=RAND()" office:value-type="float" office:value="0.508460523854149" calcext:value-type="float">
            <text:p>0,508460523854149</text:p>
          </table:table-cell>
          <table:table-cell table:formula="of:=RANK([.Z39];[.Z36:.Z41])" office:value-type="float" office:value="5" calcext:value-type="float">
            <text:p>5</text:p>
          </table:table-cell>
          <table:table-cell table:style-name="ce83" table:formula="of:=RAND()" office:value-type="float" office:value="0.445996769852066" calcext:value-type="float">
            <text:p>0,445996769852066</text:p>
          </table:table-cell>
          <table:table-cell table:number-columns-repeated="998"/>
        </table:table-row>
        <table:table-row table:style-name="ro3">
          <table:table-cell table:style-name="ce4" table:formula="of:=[.W40]"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9]*([.Y39]+1)*[.Y40]" office:value-type="float" office:value="180" calcext:value-type="float">
            <text:p>180</text:p>
          </table:table-cell>
          <table:table-cell table:style-name="ce9" office:value-type="string" calcext:value-type="string">
            <text:p>=</text:p>
          </table:table-cell>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4" table:formula="of:=ROUND(RAND()*CHOOSE([.Y39];10;100;1000;10;100;1000);RANDBETWEEN(1;3))" office:value-type="float" office:value="81.5" calcext:value-type="float">
            <text:p>81,5</text:p>
          </table:table-cell>
          <table:table-cell table:style-name="ce7" office:value-type="string" calcext:value-type="string">
            <text:p>×</text:p>
          </table:table-cell>
          <table:table-cell table:style-name="ce20" table:formula="of:=CHOOSE([.Y40];&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0]^2" office:value-type="float" office:value="144" calcext:value-type="float">
            <text:p>144</text:p>
          </table:table-cell>
          <table:table-cell table:style-name="ce27" table:formula="of:=FACTEURSPREMIERS([.E40])" office:value-type="string" office:string-value="2^2 * 3^2*5" calcext:value-type="string">
            <text:p>2^2 * 3^2*5</text:p>
          </table:table-cell>
          <table:table-cell table:style-name="ce27" table:formula="of:=[.G40]+IF([.H40]=&quot;+&quot;;[.I40];-[.I40])+IF([.J40]=&quot;+&quot;;[.K40];-[.K40])" office:value-type="float" office:value="15" calcext:value-type="float">
            <text:p>15</text:p>
          </table:table-cell>
          <table:table-cell table:style-name="ce43" table:formula="of:=[.M40]*[.O40]" office:value-type="float" office:value="81500" calcext:value-type="float">
            <text:p>81 500</text:p>
          </table:table-cell>
          <table:table-cell/>
          <table:table-cell table:formula="of:=RANK([.X40];[.X34:.X43])+2" office:value-type="float" office:value="12" calcext:value-type="float">
            <text:p>12</text:p>
          </table:table-cell>
          <table:table-cell table:style-name="ce83" table:formula="of:=RAND()" office:value-type="float" office:value="0.0463542843625648" calcext:value-type="float">
            <text:p>0,046354284362565</text:p>
          </table:table-cell>
          <table:table-cell table:formula="of:=RANK([.Z40];[.Z36:.Z41])" office:value-type="float" office:value="6" calcext:value-type="float">
            <text:p>6</text:p>
          </table:table-cell>
          <table:table-cell table:style-name="ce83" table:formula="of:=RAND()" office:value-type="float" office:value="0.0948021486121529" calcext:value-type="float">
            <text:p>0,094802148612153</text:p>
          </table:table-cell>
          <table:table-cell table:number-columns-repeated="998"/>
        </table:table-row>
        <table:table-row table:style-name="ro3">
          <table:table-cell table:style-name="ce4" table:formula="of:=[.W41]"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40]*([.Y40]+1)*[.Y41]" office:value-type="float" office:value="168" calcext:value-type="float">
            <text:p>168</text:p>
          </table:table-cell>
          <table:table-cell table:style-name="ce9" office:value-type="string" calcext:value-type="string">
            <text:p>=</text:p>
          </table:table-cell>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4" table:formula="of:=ROUND(RAND()*CHOOSE([.Y40];10;100;1000;10;100;1000);RANDBETWEEN(1;3))" office:value-type="float" office:value="260.7" calcext:value-type="float">
            <text:p>260,7</text:p>
          </table:table-cell>
          <table:table-cell table:style-name="ce7" office:value-type="string" calcext:value-type="string">
            <text:p>×</text:p>
          </table:table-cell>
          <table:table-cell table:style-name="ce20" table:formula="of:=CHOOSE([.Y41];&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2" office:value-type="float" office:value="49" calcext:value-type="float">
            <text:p>49</text:p>
          </table:table-cell>
          <table:table-cell table:style-name="ce27" table:formula="of:=FACTEURSPREMIERS([.E41])" office:value-type="string" office:string-value="2^3 * 3*7" calcext:value-type="string">
            <text:p>2^3 * 3*7</text:p>
          </table:table-cell>
          <table:table-cell table:style-name="ce27" table:formula="of:=[.G41]+IF([.H41]=&quot;+&quot;;[.I41];-[.I41])+IF([.J41]=&quot;+&quot;;[.K41];-[.K41])" office:value-type="float" office:value="-12" calcext:value-type="float">
            <text:p>-12</text:p>
          </table:table-cell>
          <table:table-cell table:style-name="ce43" table:formula="of:=[.M41]*[.O41]" office:value-type="float" office:value="2607" calcext:value-type="float">
            <text:p>2 607</text:p>
          </table:table-cell>
          <table:table-cell/>
          <table:table-cell table:formula="of:=RANK([.X41];[.X34:.X43])+2" office:value-type="float" office:value="7" calcext:value-type="float">
            <text:p>7</text:p>
          </table:table-cell>
          <table:table-cell table:style-name="ce83" table:formula="of:=RAND()" office:value-type="float" office:value="0.513349276693591" calcext:value-type="float">
            <text:p>0,513349276693591</text:p>
          </table:table-cell>
          <table:table-cell table:formula="of:=RANK([.Z41];[.Z36:.Z41])" office:value-type="float" office:value="4" calcext:value-type="float">
            <text:p>4</text:p>
          </table:table-cell>
          <table:table-cell table:style-name="ce83" table:formula="of:=RAND()" office:value-type="float" office:value="0.499327113074641" calcext:value-type="float">
            <text:p>0,49932711307464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5" calcext:value-type="float">
            <text:p>5</text:p>
          </table:table-cell>
          <table:table-cell table:style-name="ce83" table:formula="of:=RAND()" office:value-type="float" office:value="0.641705700431479" calcext:value-type="float">
            <text:p>0,641705700431479</text:p>
          </table:table-cell>
          <table:table-cell table:number-columns-repeated="1000"/>
        </table:table-row>
        <table:table-row table:style-name="ro4">
          <table:table-cell table:number-columns-repeated="22"/>
          <table:table-cell table:formula="of:=RANK([.X43];[.X34:.X43])+2" office:value-type="float" office:value="6" calcext:value-type="float">
            <text:p>6</text:p>
          </table:table-cell>
          <table:table-cell table:style-name="ce83" table:formula="of:=RAND()" office:value-type="float" office:value="0.600683562718044" calcext:value-type="float">
            <text:p>0,600683562718044</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Verte" table:style-name="ta4" table:print-ranges="'Ceinture Verte'.A1:'Ceinture Verte'.P44 'Ceinture Verte'.R1:'Ceinture Vert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language=Basic&amp;location=document" xlink:type="simple"/>
              </office:event-listeners>
            </form:button>
          </form:form>
        </office:forms>
        <table:shapes>
          <draw:control draw:z-index="0" draw:style-name="gr4" draw:text-style-name="P2" svg:width="1.651cm" svg:height="0.749cm" svg:x="45.177cm" svg:y="0.12cm" draw:control="control4"/>
        </table:shapes>
        <table:table-column table:style-name="co22" table:default-cell-style-name="Default"/>
        <table:table-column table:style-name="co49" table:default-cell-style-name="Default"/>
        <table:table-column table:style-name="co40" table:default-cell-style-name="Default"/>
        <table:table-column table:style-name="co4" table:default-cell-style-name="Default"/>
        <table:table-column table:style-name="co50" table:default-cell-style-name="Default"/>
        <table:table-column table:style-name="co28" table:default-cell-style-name="Default"/>
        <table:table-column table:style-name="co29"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2" table:default-cell-style-name="Default"/>
        <table:table-column table:style-name="co32" table:default-cell-style-name="Default"/>
        <table:table-column table:style-name="co33" table:default-cell-style-name="Default"/>
        <table:table-column table:style-name="co15" table:default-cell-style-name="Default"/>
        <table:table-column table:style-name="co58" table:default-cell-style-name="Default"/>
        <table:table-column table:style-name="co59" table:default-cell-style-name="Default"/>
        <table:table-column table:style-name="co46" table:default-cell-style-name="Default"/>
        <table:table-column table:style-name="co22" table:default-cell-style-name="Default"/>
        <table:table-column table:style-name="co18" table:default-cell-style-name="Default"/>
        <table:table-column table:style-name="co60" table:default-cell-style-name="Default"/>
        <table:table-column table:style-name="co61" table:default-cell-style-name="Default"/>
        <table:table-column table:style-name="co62" table:default-cell-style-name="Default"/>
        <table:table-column table:style-name="co17" table:number-columns-repeated="996" table:default-cell-style-name="Default"/>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0" calcext:value-type="float">
            <text:p>10</text:p>
          </table:table-cell>
          <table:table-cell table:style-name="ce83" table:formula="of:=RAND()" office:value-type="float" office:value="0.383553743920233" calcext:value-type="float">
            <text:p>0,383553743920233</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6654" calcext:value-type="string">
            <text:p>v665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X1:.X10])+2" office:value-type="float" office:value="8" calcext:value-type="float">
            <text:p>8</text:p>
          </table:table-cell>
          <table:table-cell table:style-name="ce83" table:formula="of:=RAND()" office:value-type="float" office:value="0.536758624935192" calcext:value-type="float">
            <text:p>0,536758624935192</text:p>
          </table:table-cell>
          <table:table-cell table:number-columns-repeated="998"/>
        </table:table-row>
        <table:table-row table:style-name="ro1">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6654" calcext:value-type="string">
            <text:p>v6654</text:p>
          </table:table-cell>
          <table:table-cell table:style-name="ce83"/>
          <table:table-cell table:formula="of:=RANK([.X3];[.X1:.X10])+2" office:value-type="float" office:value="9" calcext:value-type="float">
            <text:p>9</text:p>
          </table:table-cell>
          <table:table-cell table:style-name="ce83" table:formula="of:=RAND()" office:value-type="float" office:value="0.5134277840188" calcext:value-type="float">
            <text:p>0,5134277840188</text:p>
          </table:table-cell>
          <table:table-cell table:style-name="ce83" table:formula="of:=RANK([.Z3];[.Z3:.Z8])" office:value-type="float" office:value="3" calcext:value-type="float">
            <text:p>3</text:p>
          </table:table-cell>
          <table:table-cell table:style-name="ce83" table:formula="of:=RAND()" office:value-type="float" office:value="0.745586453028264" calcext:value-type="float">
            <text:p>0,745586453028264</text:p>
          </table:table-cell>
          <table:table-cell table:style-name="ce83" table:number-columns-repeated="996"/>
        </table:table-row>
        <table:table-row table:style-name="ro3">
          <table:table-cell table:style-name="ce129" table:formula="of:=[.W4]+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2.7" calcext:value-type="float">
            <text:p>2,7</text:p>
          </table:table-cell>
          <table:table-cell table:style-name="ce40" table:formula="of:=CHOOSE([.W4];&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4]&lt;5;&quot;m&quot;;IF(AND([.W4]&gt;4;[.W4]&lt;9);&quot;L&quot;;&quot;g&quot;))" office:value-type="string" office:string-value="m" calcext:value-type="string">
            <text:p>m</text:p>
          </table:table-cell>
          <table:table-cell table:style-name="ce4" table:formula="of:=RANDBETWEEN(2;12)*IF([.Y4]&gt;3;1;-1)" office:value-type="float" office:value="4" calcext:value-type="float">
            <text:p>4</text:p>
          </table:table-cell>
          <table:table-cell table:style-name="ce7" office:value-type="string" calcext:value-type="string">
            <text:p>×</text:p>
          </table:table-cell>
          <table:table-cell table:style-name="ce116" table:formula="of:=IF([.Y3]&lt;4;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Y3];10;100;1000;10;100;1000);RANDBETWEEN(1;3))" office:value-type="float" office:value="914.2" calcext:value-type="float">
            <text:p>914,2</text:p>
          </table:table-cell>
          <table:table-cell table:style-name="ce7" office:value-type="string" calcext:value-type="string">
            <text:p>÷</text:p>
          </table:table-cell>
          <table:table-cell table:style-name="ce20" table:formula="of:=CHOOSE([.Y4];&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2" office:value-type="float" office:value="144" calcext:value-type="float">
            <text:p>144</text:p>
          </table:table-cell>
          <table:table-cell table:style-name="ce48" table:formula="of:=[.E4]*(CHOOSE([.W4];0;0.01;0.001;1000;0.001;100;0.1;0.01;1000;0.1;0.001;10))&amp;&quot; &quot;&amp;[.H4]" office:value-type="string" office:string-value="2700 m" calcext:value-type="string">
            <text:p>2700 m</text:p>
          </table:table-cell>
          <table:table-cell table:style-name="ce27" table:formula="of:=[.I4]*[.K4]" office:value-type="float" office:value="8" calcext:value-type="float">
            <text:p>8</text:p>
          </table:table-cell>
          <table:table-cell table:style-name="ce48" table:formula="of:=[.M4]/[.O4]" office:value-type="float" office:value="91.42" calcext:value-type="float">
            <text:p>91,42</text:p>
          </table:table-cell>
          <table:table-cell/>
          <table:table-cell table:formula="of:=RANK([.X4];[.X1:.X10])+2" office:value-type="float" office:value="4" calcext:value-type="float">
            <text:p>4</text:p>
          </table:table-cell>
          <table:table-cell table:style-name="ce83" table:formula="of:=RAND()" office:value-type="float" office:value="0.891617315988924" calcext:value-type="float">
            <text:p>0,891617315988924</text:p>
          </table:table-cell>
          <table:table-cell table:formula="of:=RANK([.Z4];[.Z3:.Z8])" office:value-type="float" office:value="4" calcext:value-type="float">
            <text:p>4</text:p>
          </table:table-cell>
          <table:table-cell table:style-name="ce83" table:formula="of:=RAND()" office:value-type="float" office:value="0.658716161695203" calcext:value-type="float">
            <text:p>0,658716161695203</text:p>
          </table:table-cell>
          <table:table-cell table:number-columns-repeated="996"/>
        </table:table-row>
        <table:table-row table:style-name="ro3">
          <table:table-cell table:style-name="ce129" table:formula="of:=[.W5]+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7.9" calcext:value-type="float">
            <text:p>97,9</text:p>
          </table:table-cell>
          <table:table-cell table:style-name="ce40" table:formula="of:=CHOOSE([.W5];&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5]&lt;5;&quot;m&quot;;IF(AND([.W5]&gt;4;[.W5]&lt;9);&quot;L&quot;;&quot;g&quot;))" office:value-type="string" office:string-value="m" calcext:value-type="string">
            <text:p>m</text:p>
          </table:table-cell>
          <table:table-cell table:style-name="ce4" table:formula="of:=RANDBETWEEN(2;12)*IF([.Y5]&gt;3;1;-1)" office:value-type="float" office:value="-3" calcext:value-type="float">
            <text:p>-3</text:p>
          </table:table-cell>
          <table:table-cell table:style-name="ce7" office:value-type="string" calcext:value-type="string">
            <text:p>×</text:p>
          </table:table-cell>
          <table:table-cell table:style-name="ce116" table:formula="of:=IF([.Y4]&lt;4;RANDBETWEEN(2;12);&quot;(-&quot;&amp;RANDBETWEEN(2;12)&amp;&quot;)&quot;)" office:value-type="string" office:string-value="(-5)" calcext:value-type="string">
            <text:p>(-5)</text:p>
          </table:table-cell>
          <table:table-cell table:style-name="ce10" office:value-type="string" calcext:value-type="string">
            <text:p>=</text:p>
          </table:table-cell>
          <table:table-cell table:style-name="ce4" table:formula="of:=ROUND(RAND()*CHOOSE([.Y4];10;100;1000;10;100;1000);RANDBETWEEN(1;3))" office:value-type="float" office:value="4.078" calcext:value-type="float">
            <text:p>4,078</text:p>
          </table:table-cell>
          <table:table-cell table:style-name="ce7" office:value-type="string" calcext:value-type="string">
            <text:p>÷</text:p>
          </table:table-cell>
          <table:table-cell table:style-name="ce20" table:formula="of:=CHOOSE([.Y5];&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2" office:value-type="float" office:value="121" calcext:value-type="float">
            <text:p>121</text:p>
          </table:table-cell>
          <table:table-cell table:style-name="ce48" table:formula="of:=[.E5]*(CHOOSE([.W5];0;0.01;0.001;1000;0.001;100;0.1;0.01;1000;0.1;0.001;10))&amp;&quot; &quot;&amp;[.H5]" office:value-type="string" office:string-value="0,0979 m" calcext:value-type="string">
            <text:p>0,0979 m</text:p>
          </table:table-cell>
          <table:table-cell table:style-name="ce27" table:formula="of:=[.I5]*[.K5]" office:value-type="string" office:string-value="" calcext:value-type="error">
            <text:p>#VALEUR !</text:p>
          </table:table-cell>
          <table:table-cell table:style-name="ce48" table:formula="of:=[.M5]/[.O5]" office:value-type="float" office:value="0.4078" calcext:value-type="float">
            <text:p>0,4078</text:p>
          </table:table-cell>
          <table:table-cell/>
          <table:table-cell table:formula="of:=RANK([.X5];[.X1:.X10])+2" office:value-type="float" office:value="3" calcext:value-type="float">
            <text:p>3</text:p>
          </table:table-cell>
          <table:table-cell table:style-name="ce83" table:formula="of:=RAND()" office:value-type="float" office:value="0.972568758900315" calcext:value-type="float">
            <text:p>0,972568758900315</text:p>
          </table:table-cell>
          <table:table-cell table:formula="of:=RANK([.Z5];[.Z3:.Z8])" office:value-type="float" office:value="1" calcext:value-type="float">
            <text:p>1</text:p>
          </table:table-cell>
          <table:table-cell table:style-name="ce83" table:formula="of:=RAND()" office:value-type="float" office:value="0.894096967535657" calcext:value-type="float">
            <text:p>0,894096967535657</text:p>
          </table:table-cell>
          <table:table-cell table:number-columns-repeated="996"/>
        </table:table-row>
        <table:table-row table:style-name="ro3">
          <table:table-cell table:style-name="ce129" table:formula="of:=[.W6]+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6];&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6]&lt;5;&quot;m&quot;;IF(AND([.W6]&gt;4;[.W6]&lt;9);&quot;L&quot;;&quot;g&quot;))" office:value-type="string" office:string-value="g" calcext:value-type="string">
            <text:p>g</text:p>
          </table:table-cell>
          <table:table-cell table:style-name="ce4" table:formula="of:=RANDBETWEEN(2;12)*IF([.Y6]&gt;3;1;-1)" office:value-type="float" office:value="2" calcext:value-type="float">
            <text:p>2</text:p>
          </table:table-cell>
          <table:table-cell table:style-name="ce7" office:value-type="string" calcext:value-type="string">
            <text:p>×</text:p>
          </table:table-cell>
          <table:table-cell table:style-name="ce116" table:formula="of:=IF([.Y5]&lt;4;RANDBETWEEN(2;12);&quot;(-&quot;&amp;RANDBETWEEN(2;12)&amp;&quot;)&quot;)" office:value-type="float" office:value="12" calcext:value-type="float">
            <text:p>12</text:p>
          </table:table-cell>
          <table:table-cell table:style-name="ce10" office:value-type="string" calcext:value-type="string">
            <text:p>=</text:p>
          </table:table-cell>
          <table:table-cell table:style-name="ce4" table:formula="of:=ROUND(RAND()*CHOOSE([.Y5];10;100;1000;10;100;1000);RANDBETWEEN(1;3))" office:value-type="float" office:value="8.254" calcext:value-type="float">
            <text:p>8,254</text:p>
          </table:table-cell>
          <table:table-cell table:style-name="ce7" office:value-type="string" calcext:value-type="string">
            <text:p>÷</text:p>
          </table:table-cell>
          <table:table-cell table:style-name="ce20" table:formula="of:=CHOOSE([.Y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6]^2" office:value-type="float" office:value="400" calcext:value-type="float">
            <text:p>400</text:p>
          </table:table-cell>
          <table:table-cell table:style-name="ce48" table:formula="of:=[.E6]*(CHOOSE([.W6];0;0.01;0.001;1000;0.001;100;0.1;0.01;1000;0.1;0.001;10))&amp;&quot; &quot;&amp;[.H6]" office:value-type="string" office:string-value="1000 g" calcext:value-type="string">
            <text:p>1000 g</text:p>
          </table:table-cell>
          <table:table-cell table:style-name="ce27" table:formula="of:=[.I6]*[.K6]" office:value-type="float" office:value="24" calcext:value-type="float">
            <text:p>24</text:p>
          </table:table-cell>
          <table:table-cell table:style-name="ce48" table:formula="of:=[.M6]/[.O6]" office:value-type="float" office:value="0.008254" calcext:value-type="float">
            <text:p>0,008254</text:p>
          </table:table-cell>
          <table:table-cell/>
          <table:table-cell table:formula="of:=RANK([.X6];[.X1:.X10])+2" office:value-type="float" office:value="12" calcext:value-type="float">
            <text:p>12</text:p>
          </table:table-cell>
          <table:table-cell table:style-name="ce83" table:formula="of:=RAND()" office:value-type="float" office:value="0.183801816611247" calcext:value-type="float">
            <text:p>0,183801816611247</text:p>
          </table:table-cell>
          <table:table-cell table:formula="of:=RANK([.Z6];[.Z3:.Z8])" office:value-type="float" office:value="6" calcext:value-type="float">
            <text:p>6</text:p>
          </table:table-cell>
          <table:table-cell table:style-name="ce83" table:formula="of:=RAND()" office:value-type="float" office:value="0.364071638435278" calcext:value-type="float">
            <text:p>0,364071638435278</text:p>
          </table:table-cell>
          <table:table-cell table:number-columns-repeated="996"/>
        </table:table-row>
        <table:table-row table:style-name="ro3">
          <table:table-cell table:style-name="ce129" table:formula="of:=[.W7]+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7];&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7]&lt;5;&quot;m&quot;;IF(AND([.W7]&gt;4;[.W7]&lt;9);&quot;L&quot;;&quot;g&quot;))" office:value-type="string" office:string-value="L" calcext:value-type="string">
            <text:p>L</text:p>
          </table:table-cell>
          <table:table-cell table:style-name="ce4" table:formula="of:=RANDBETWEEN(2;12)*IF([.Y7]&gt;3;1;-1)" office:value-type="float" office:value="-5" calcext:value-type="float">
            <text:p>-5</text:p>
          </table:table-cell>
          <table:table-cell table:style-name="ce7" office:value-type="string" calcext:value-type="string">
            <text:p>×</text:p>
          </table:table-cell>
          <table:table-cell table:style-name="ce116" table:formula="of:=IF([.Y6]&lt;4;RANDBETWEEN(2;12);&quot;(-&quot;&amp;RANDBETWEEN(2;12)&amp;&quot;)&quot;)" office:value-type="string" office:string-value="(-4)" calcext:value-type="string">
            <text:p>(-4)</text:p>
          </table:table-cell>
          <table:table-cell table:style-name="ce10" office:value-type="string" calcext:value-type="string">
            <text:p>=</text:p>
          </table:table-cell>
          <table:table-cell table:style-name="ce4" table:formula="of:=ROUND(RAND()*CHOOSE([.Y6];10;100;1000;10;100;1000);RANDBETWEEN(1;3))" office:value-type="float" office:value="22.14" calcext:value-type="float">
            <text:p>22,14</text:p>
          </table:table-cell>
          <table:table-cell table:style-name="ce7" office:value-type="string" calcext:value-type="string">
            <text:p>÷</text:p>
          </table:table-cell>
          <table:table-cell table:style-name="ce20" table:formula="of:=CHOOSE([.Y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7]^2" office:value-type="float" office:value="225" calcext:value-type="float">
            <text:p>225</text:p>
          </table:table-cell>
          <table:table-cell table:style-name="ce48" table:formula="of:=[.E7]*(CHOOSE([.W7];0;0.01;0.001;1000;0.001;100;0.1;0.01;1000;0.1;0.001;10))&amp;&quot; &quot;&amp;[.H7]" office:value-type="string" office:string-value="1 L" calcext:value-type="string">
            <text:p>1 L</text:p>
          </table:table-cell>
          <table:table-cell table:style-name="ce27" table:formula="of:=[.I7]*[.K7]" office:value-type="string" office:string-value="" calcext:value-type="error">
            <text:p>#VALEUR !</text:p>
          </table:table-cell>
          <table:table-cell table:style-name="ce48" table:formula="of:=[.M7]/[.O7]" office:value-type="float" office:value="0.2214" calcext:value-type="float">
            <text:p>0,2214</text:p>
          </table:table-cell>
          <table:table-cell/>
          <table:table-cell table:formula="of:=RANK([.X7];[.X1:.X10])+2" office:value-type="float" office:value="7" calcext:value-type="float">
            <text:p>7</text:p>
          </table:table-cell>
          <table:table-cell table:style-name="ce83" table:formula="of:=RAND()" office:value-type="float" office:value="0.615439741099174" calcext:value-type="float">
            <text:p>0,615439741099174</text:p>
          </table:table-cell>
          <table:table-cell table:formula="of:=RANK([.Z7];[.Z3:.Z8])" office:value-type="float" office:value="2" calcext:value-type="float">
            <text:p>2</text:p>
          </table:table-cell>
          <table:table-cell table:style-name="ce83" table:formula="of:=RAND()" office:value-type="float" office:value="0.880265703803029" calcext:value-type="float">
            <text:p>0,880265703803029</text:p>
          </table:table-cell>
          <table:table-cell table:number-columns-repeated="996"/>
        </table:table-row>
        <table:table-row table:style-name="ro3">
          <table:table-cell table:style-name="ce129" table:formula="of:=[.W8]+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00" calcext:value-type="float">
            <text:p>900</text:p>
          </table:table-cell>
          <table:table-cell table:style-name="ce40" table:formula="of:=CHOOSE([.W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8]&lt;5;&quot;m&quot;;IF(AND([.W8]&gt;4;[.W8]&lt;9);&quot;L&quot;;&quot;g&quot;))" office:value-type="string" office:string-value="L" calcext:value-type="string">
            <text:p>L</text:p>
          </table:table-cell>
          <table:table-cell table:style-name="ce4" table:formula="of:=RANDBETWEEN(2;12)*IF([.Y8]&gt;3;1;-1)" office:value-type="float" office:value="2" calcext:value-type="float">
            <text:p>2</text:p>
          </table:table-cell>
          <table:table-cell table:style-name="ce7" office:value-type="string" calcext:value-type="string">
            <text:p>×</text:p>
          </table:table-cell>
          <table:table-cell table:style-name="ce116" table:formula="of:=IF([.Y7]&lt;4;RANDBETWEEN(2;12);&quot;(-&quot;&amp;RANDBETWEEN(2;12)&amp;&quot;)&quot;)" office:value-type="float" office:value="6" calcext:value-type="float">
            <text:p>6</text:p>
          </table:table-cell>
          <table:table-cell table:style-name="ce10" office:value-type="string" calcext:value-type="string">
            <text:p>=</text:p>
          </table:table-cell>
          <table:table-cell table:style-name="ce4" table:formula="of:=ROUND(RAND()*CHOOSE([.Y7];10;100;1000;10;100;1000);RANDBETWEEN(1;3))" office:value-type="float" office:value="51.49" calcext:value-type="float">
            <text:p>51,49</text:p>
          </table:table-cell>
          <table:table-cell table:style-name="ce7" office:value-type="string" calcext:value-type="string">
            <text:p>÷</text:p>
          </table:table-cell>
          <table:table-cell table:style-name="ce20" table:formula="of:=CHOOSE([.Y8];&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2" office:value-type="float" office:value="169" calcext:value-type="float">
            <text:p>169</text:p>
          </table:table-cell>
          <table:table-cell table:style-name="ce48" table:formula="of:=[.E8]*(CHOOSE([.W8];0;0.01;0.001;1000;0.001;100;0.1;0.01;1000;0.1;0.001;10))&amp;&quot; &quot;&amp;[.H8]" office:value-type="string" office:string-value="0,9 L" calcext:value-type="string">
            <text:p>0,9 L</text:p>
          </table:table-cell>
          <table:table-cell table:style-name="ce27" table:formula="of:=[.I8]*[.K8]" office:value-type="float" office:value="12" calcext:value-type="float">
            <text:p>12</text:p>
          </table:table-cell>
          <table:table-cell table:style-name="ce48" table:formula="of:=[.M8]/[.O8]" office:value-type="float" office:value="0.5149" calcext:value-type="float">
            <text:p>0,5149</text:p>
          </table:table-cell>
          <table:table-cell/>
          <table:table-cell table:formula="of:=RANK([.X8];[.X1:.X10])+2" office:value-type="float" office:value="5" calcext:value-type="float">
            <text:p>5</text:p>
          </table:table-cell>
          <table:table-cell table:style-name="ce83" table:formula="of:=RAND()" office:value-type="float" office:value="0.798296407096576" calcext:value-type="float">
            <text:p>0,798296407096576</text:p>
          </table:table-cell>
          <table:table-cell table:formula="of:=RANK([.Z8];[.Z3:.Z8])" office:value-type="float" office:value="5" calcext:value-type="float">
            <text:p>5</text:p>
          </table:table-cell>
          <table:table-cell table:style-name="ce83" table:formula="of:=RAND()" office:value-type="float" office:value="0.498457896934498" calcext:value-type="float">
            <text:p>0,49845789693449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1" calcext:value-type="float">
            <text:p>11</text:p>
          </table:table-cell>
          <table:table-cell table:style-name="ce83" table:formula="of:=RAND()" office:value-type="float" office:value="0.199778003680342" calcext:value-type="float">
            <text:p>0,199778003680342</text:p>
          </table:table-cell>
          <table:table-cell table:number-columns-repeated="998"/>
        </table:table-row>
        <table:table-row table:style-name="ro4">
          <table:table-cell table:number-columns-repeated="22"/>
          <table:table-cell table:formula="of:=RANK([.X10];[.X1:.X10])+2" office:value-type="float" office:value="6" calcext:value-type="float">
            <text:p>6</text:p>
          </table:table-cell>
          <table:table-cell table:style-name="ce83" table:formula="of:=RAND()" office:value-type="float" office:value="0.700883850325478" calcext:value-type="float">
            <text:p>0,700883850325478</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6" calcext:value-type="float">
            <text:p>6</text:p>
          </table:table-cell>
          <table:table-cell table:style-name="ce83" table:formula="of:=RAND()" office:value-type="float" office:value="0.685559858850671" calcext:value-type="float">
            <text:p>0,68555985885067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6654" calcext:value-type="string">
            <text:p>v665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13];[.X12:.X21])+2" office:value-type="float" office:value="11" calcext:value-type="float">
            <text:p>11</text:p>
          </table:table-cell>
          <table:table-cell table:style-name="ce83" table:formula="of:=RAND()" office:value-type="float" office:value="0.149259963245315" calcext:value-type="float">
            <text:p>0,149259963245315</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6654" calcext:value-type="string">
            <text:p>v6654</text:p>
          </table:table-cell>
          <table:table-cell table:style-name="ce83"/>
          <table:table-cell table:formula="of:=RANK([.X14];[.X12:.X21])+2" office:value-type="float" office:value="12" calcext:value-type="float">
            <text:p>12</text:p>
          </table:table-cell>
          <table:table-cell table:style-name="ce83" table:formula="of:=RAND()" office:value-type="float" office:value="0.0368841149332286" calcext:value-type="float">
            <text:p>0,036884114933229</text:p>
          </table:table-cell>
          <table:table-cell table:style-name="ce83" table:formula="of:=RANK([.Z14];[.Z14:.Z19])" office:value-type="float" office:value="5" calcext:value-type="float">
            <text:p>5</text:p>
          </table:table-cell>
          <table:table-cell table:style-name="ce83" table:formula="of:=RAND()" office:value-type="float" office:value="0.0299073628899575" calcext:value-type="float">
            <text:p>0,029907362889958</text:p>
          </table:table-cell>
          <table:table-cell table:number-columns-repeated="996"/>
        </table:table-row>
        <table:table-row table:style-name="ro3">
          <table:table-cell table:style-name="ce129" table:formula="of:=[.W15]+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9.69" calcext:value-type="float">
            <text:p>79,69</text:p>
          </table:table-cell>
          <table:table-cell table:style-name="ce40" table:formula="of:=CHOOSE([.W15];&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15]&lt;5;&quot;m&quot;;IF(AND([.W15]&gt;4;[.W15]&lt;9);&quot;L&quot;;&quot;g&quot;))" office:value-type="string" office:string-value="L" calcext:value-type="string">
            <text:p>L</text:p>
          </table:table-cell>
          <table:table-cell table:style-name="ce4" table:formula="of:=RANDBETWEEN(2;12)*IF([.Y15]&gt;3;1;-1)" office:value-type="float" office:value="-3" calcext:value-type="float">
            <text:p>-3</text:p>
          </table:table-cell>
          <table:table-cell table:style-name="ce7" office:value-type="string" calcext:value-type="string">
            <text:p>×</text:p>
          </table:table-cell>
          <table:table-cell table:style-name="ce116" table:formula="of:=IF([.Y14]&lt;4;RANDBETWEEN(2;12);&quot;(-&quot;&amp;RANDBETWEEN(2;12)&amp;&quot;)&quot;)" office:value-type="string" office:string-value="(-2)" calcext:value-type="string">
            <text:p>(-2)</text:p>
          </table:table-cell>
          <table:table-cell table:style-name="ce10" office:value-type="string" calcext:value-type="string">
            <text:p>=</text:p>
          </table:table-cell>
          <table:table-cell table:style-name="ce4" table:formula="of:=ROUND(RAND()*CHOOSE([.Y14];10;100;1000;10;100;1000);RANDBETWEEN(1;3))" office:value-type="float" office:value="95.3" calcext:value-type="float">
            <text:p>95,3</text:p>
          </table:table-cell>
          <table:table-cell table:style-name="ce7" office:value-type="string" calcext:value-type="string">
            <text:p>÷</text:p>
          </table:table-cell>
          <table:table-cell table:style-name="ce20" table:formula="of:=CHOOSE([.Y15];&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2" office:value-type="float" office:value="169" calcext:value-type="float">
            <text:p>169</text:p>
          </table:table-cell>
          <table:table-cell table:style-name="ce48" table:formula="of:=[.E15]*(CHOOSE([.W15];0;0.01;0.001;1000;0.001;100;0.1;0.01;1000;0.1;0.001;10))&amp;&quot; &quot;&amp;[.H15]" office:value-type="string" office:string-value="0,07969 L" calcext:value-type="string">
            <text:p>0,07969 L</text:p>
          </table:table-cell>
          <table:table-cell table:style-name="ce27" table:formula="of:=[.I15]*[.K15]" office:value-type="string" office:string-value="" calcext:value-type="error">
            <text:p>#VALEUR !</text:p>
          </table:table-cell>
          <table:table-cell table:style-name="ce48" table:formula="of:=[.M15]/[.O15]" office:value-type="float" office:value="0.0953" calcext:value-type="float">
            <text:p>0,0953</text:p>
          </table:table-cell>
          <table:table-cell/>
          <table:table-cell table:formula="of:=RANK([.X15];[.X12:.X21])+2" office:value-type="float" office:value="5" calcext:value-type="float">
            <text:p>5</text:p>
          </table:table-cell>
          <table:table-cell table:style-name="ce83" table:formula="of:=RAND()" office:value-type="float" office:value="0.735739356293482" calcext:value-type="float">
            <text:p>0,735739356293482</text:p>
          </table:table-cell>
          <table:table-cell table:formula="of:=RANK([.Z15];[.Z14:.Z19])" office:value-type="float" office:value="3" calcext:value-type="float">
            <text:p>3</text:p>
          </table:table-cell>
          <table:table-cell table:style-name="ce83" table:formula="of:=RAND()" office:value-type="float" office:value="0.619568277865267" calcext:value-type="float">
            <text:p>0,619568277865267</text:p>
          </table:table-cell>
          <table:table-cell table:number-columns-repeated="996"/>
        </table:table-row>
        <table:table-row table:style-name="ro3">
          <table:table-cell table:style-name="ce129" table:formula="of:=[.W16]+8"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6];&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16]&lt;5;&quot;m&quot;;IF(AND([.W16]&gt;4;[.W16]&lt;9);&quot;L&quot;;&quot;g&quot;))" office:value-type="string" office:string-value="L" calcext:value-type="string">
            <text:p>L</text:p>
          </table:table-cell>
          <table:table-cell table:style-name="ce4" table:formula="of:=RANDBETWEEN(2;12)*IF([.Y16]&gt;3;1;-1)" office:value-type="float" office:value="-12" calcext:value-type="float">
            <text:p>-12</text:p>
          </table:table-cell>
          <table:table-cell table:style-name="ce7" office:value-type="string" calcext:value-type="string">
            <text:p>×</text:p>
          </table:table-cell>
          <table:table-cell table:style-name="ce116" table:formula="of:=IF([.Y15]&lt;4;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Y15];10;100;1000;10;100;1000);RANDBETWEEN(1;3))" office:value-type="float" office:value="40.35" calcext:value-type="float">
            <text:p>40,35</text:p>
          </table:table-cell>
          <table:table-cell table:style-name="ce7" office:value-type="string" calcext:value-type="string">
            <text:p>÷</text:p>
          </table:table-cell>
          <table:table-cell table:style-name="ce20" table:formula="of:=CHOOSE([.Y16];&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6]^2" office:value-type="float" office:value="256" calcext:value-type="float">
            <text:p>256</text:p>
          </table:table-cell>
          <table:table-cell table:style-name="ce48" table:formula="of:=[.E16]*(CHOOSE([.W16];0;0.01;0.001;1000;0.001;100;0.1;0.01;1000;0.1;0.001;10))&amp;&quot; &quot;&amp;[.H16]" office:value-type="string" office:string-value="0,1 L" calcext:value-type="string">
            <text:p>0,1 L</text:p>
          </table:table-cell>
          <table:table-cell table:style-name="ce27" table:formula="of:=[.I16]*[.K16]" office:value-type="float" office:value="-24" calcext:value-type="float">
            <text:p>-24</text:p>
          </table:table-cell>
          <table:table-cell table:style-name="ce48" table:formula="of:=[.M16]/[.O16]" office:value-type="float" office:value="0.4035" calcext:value-type="float">
            <text:p>0,4035</text:p>
          </table:table-cell>
          <table:table-cell/>
          <table:table-cell table:formula="of:=RANK([.X16];[.X12:.X21])+2" office:value-type="float" office:value="8" calcext:value-type="float">
            <text:p>8</text:p>
          </table:table-cell>
          <table:table-cell table:style-name="ce83" table:formula="of:=RAND()" office:value-type="float" office:value="0.315590723523743" calcext:value-type="float">
            <text:p>0,315590723523743</text:p>
          </table:table-cell>
          <table:table-cell table:formula="of:=RANK([.Z16];[.Z14:.Z19])" office:value-type="float" office:value="2" calcext:value-type="float">
            <text:p>2</text:p>
          </table:table-cell>
          <table:table-cell table:style-name="ce83" table:formula="of:=RAND()" office:value-type="float" office:value="0.765683894838102" calcext:value-type="float">
            <text:p>0,765683894838102</text:p>
          </table:table-cell>
          <table:table-cell table:number-columns-repeated="996"/>
        </table:table-row>
        <table:table-row table:style-name="ro3">
          <table:table-cell table:style-name="ce129" table:formula="of:=[.W17]+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92.85" calcext:value-type="float">
            <text:p>392,85</text:p>
          </table:table-cell>
          <table:table-cell table:style-name="ce40" table:formula="of:=CHOOSE([.W1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17]&lt;5;&quot;m&quot;;IF(AND([.W17]&gt;4;[.W17]&lt;9);&quot;L&quot;;&quot;g&quot;))" office:value-type="string" office:string-value="g" calcext:value-type="string">
            <text:p>g</text:p>
          </table:table-cell>
          <table:table-cell table:style-name="ce4" table:formula="of:=RANDBETWEEN(2;12)*IF([.Y17]&gt;3;1;-1)" office:value-type="float" office:value="-6" calcext:value-type="float">
            <text:p>-6</text:p>
          </table:table-cell>
          <table:table-cell table:style-name="ce7" office:value-type="string" calcext:value-type="string">
            <text:p>×</text:p>
          </table:table-cell>
          <table:table-cell table:style-name="ce116" table:formula="of:=IF([.Y16]&lt;4;RANDBETWEEN(2;12);&quot;(-&quot;&amp;RANDBETWEEN(2;12)&amp;&quot;)&quot;)" office:value-type="float" office:value="4" calcext:value-type="float">
            <text:p>4</text:p>
          </table:table-cell>
          <table:table-cell table:style-name="ce10" office:value-type="string" calcext:value-type="string">
            <text:p>=</text:p>
          </table:table-cell>
          <table:table-cell table:style-name="ce4" table:formula="of:=ROUND(RAND()*CHOOSE([.Y16];10;100;1000;10;100;1000);RANDBETWEEN(1;3))" office:value-type="float" office:value="50.1" calcext:value-type="float">
            <text:p>50,1</text:p>
          </table:table-cell>
          <table:table-cell table:style-name="ce7" office:value-type="string" calcext:value-type="string">
            <text:p>÷</text:p>
          </table:table-cell>
          <table:table-cell table:style-name="ce20" table:formula="of:=CHOOSE([.Y1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2" office:value-type="float" office:value="324" calcext:value-type="float">
            <text:p>324</text:p>
          </table:table-cell>
          <table:table-cell table:style-name="ce48" table:formula="of:=[.E17]*(CHOOSE([.W17];0;0.01;0.001;1000;0.001;100;0.1;0.01;1000;0.1;0.001;10))&amp;&quot; &quot;&amp;[.H17]" office:value-type="string" office:string-value="39,285 g" calcext:value-type="string">
            <text:p>39,285 g</text:p>
          </table:table-cell>
          <table:table-cell table:style-name="ce27" table:formula="of:=[.I17]*[.K17]" office:value-type="float" office:value="-24" calcext:value-type="float">
            <text:p>-24</text:p>
          </table:table-cell>
          <table:table-cell table:style-name="ce48" table:formula="of:=[.M17]/[.O17]" office:value-type="float" office:value="5.01" calcext:value-type="float">
            <text:p>5,01</text:p>
          </table:table-cell>
          <table:table-cell/>
          <table:table-cell table:formula="of:=RANK([.X17];[.X12:.X21])+2" office:value-type="float" office:value="10" calcext:value-type="float">
            <text:p>10</text:p>
          </table:table-cell>
          <table:table-cell table:style-name="ce83" table:formula="of:=RAND()" office:value-type="float" office:value="0.228992770657565" calcext:value-type="float">
            <text:p>0,228992770657565</text:p>
          </table:table-cell>
          <table:table-cell table:formula="of:=RANK([.Z17];[.Z14:.Z19])" office:value-type="float" office:value="1" calcext:value-type="float">
            <text:p>1</text:p>
          </table:table-cell>
          <table:table-cell table:style-name="ce83" table:formula="of:=RAND()" office:value-type="float" office:value="0.83220840285701" calcext:value-type="float">
            <text:p>0,83220840285701</text:p>
          </table:table-cell>
          <table:table-cell table:number-columns-repeated="996"/>
        </table:table-row>
        <table:table-row table:style-name="ro3">
          <table:table-cell table:style-name="ce129" table:formula="of:=[.W18]+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 calcext:value-type="float">
            <text:p>1</text:p>
          </table:table-cell>
          <table:table-cell table:style-name="ce40" table:formula="of:=CHOOSE([.W18];&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18]&lt;5;&quot;m&quot;;IF(AND([.W18]&gt;4;[.W18]&lt;9);&quot;L&quot;;&quot;g&quot;))" office:value-type="string" office:string-value="m" calcext:value-type="string">
            <text:p>m</text:p>
          </table:table-cell>
          <table:table-cell table:style-name="ce4" table:formula="of:=RANDBETWEEN(2;12)*IF([.Y18]&gt;3;1;-1)" office:value-type="float" office:value="6" calcext:value-type="float">
            <text:p>6</text:p>
          </table:table-cell>
          <table:table-cell table:style-name="ce7" office:value-type="string" calcext:value-type="string">
            <text:p>×</text:p>
          </table:table-cell>
          <table:table-cell table:style-name="ce116" table:formula="of:=IF([.Y17]&lt;4;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Y17];10;100;1000;10;100;1000);RANDBETWEEN(1;3))" office:value-type="float" office:value="8.52" calcext:value-type="float">
            <text:p>8,52</text:p>
          </table:table-cell>
          <table:table-cell table:style-name="ce7" office:value-type="string" calcext:value-type="string">
            <text:p>÷</text:p>
          </table:table-cell>
          <table:table-cell table:style-name="ce20" table:formula="of:=CHOOSE([.Y18];&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8]^2" office:value-type="float" office:value="121" calcext:value-type="float">
            <text:p>121</text:p>
          </table:table-cell>
          <table:table-cell table:style-name="ce48" table:formula="of:=[.E18]*(CHOOSE([.W18];0;0.01;0.001;1000;0.001;100;0.1;0.01;1000;0.1;0.001;10))&amp;&quot; &quot;&amp;[.H18]" office:value-type="string" office:string-value="0,001 m" calcext:value-type="string">
            <text:p>0,001 m</text:p>
          </table:table-cell>
          <table:table-cell table:style-name="ce27" table:formula="of:=[.I18]*[.K18]" office:value-type="float" office:value="12" calcext:value-type="float">
            <text:p>12</text:p>
          </table:table-cell>
          <table:table-cell table:style-name="ce48" table:formula="of:=[.M18]/[.O18]" office:value-type="float" office:value="0.852" calcext:value-type="float">
            <text:p>0,852</text:p>
          </table:table-cell>
          <table:table-cell/>
          <table:table-cell table:formula="of:=RANK([.X18];[.X12:.X21])+2" office:value-type="float" office:value="3" calcext:value-type="float">
            <text:p>3</text:p>
          </table:table-cell>
          <table:table-cell table:style-name="ce83" table:formula="of:=RAND()" office:value-type="float" office:value="0.828033635528227" calcext:value-type="float">
            <text:p>0,828033635528227</text:p>
          </table:table-cell>
          <table:table-cell table:formula="of:=RANK([.Z18];[.Z14:.Z19])" office:value-type="float" office:value="4" calcext:value-type="float">
            <text:p>4</text:p>
          </table:table-cell>
          <table:table-cell table:style-name="ce83" table:formula="of:=RAND()" office:value-type="float" office:value="0.424150569550699" calcext:value-type="float">
            <text:p>0,424150569550699</text:p>
          </table:table-cell>
          <table:table-cell table:number-columns-repeated="996"/>
        </table:table-row>
        <table:table-row table:style-name="ro3">
          <table:table-cell table:style-name="ce129" table:formula="of:=[.W19]+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 calcext:value-type="float">
            <text:p>4</text:p>
          </table:table-cell>
          <table:table-cell table:style-name="ce40" table:formula="of:=CHOOSE([.W19];&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19]&lt;5;&quot;m&quot;;IF(AND([.W19]&gt;4;[.W19]&lt;9);&quot;L&quot;;&quot;g&quot;))" office:value-type="string" office:string-value="g" calcext:value-type="string">
            <text:p>g</text:p>
          </table:table-cell>
          <table:table-cell table:style-name="ce4" table:formula="of:=RANDBETWEEN(2;12)*IF([.Y19]&gt;3;1;-1)" office:value-type="float" office:value="2" calcext:value-type="float">
            <text:p>2</text:p>
          </table:table-cell>
          <table:table-cell table:style-name="ce7" office:value-type="string" calcext:value-type="string">
            <text:p>×</text:p>
          </table:table-cell>
          <table:table-cell table:style-name="ce116" table:formula="of:=IF([.Y18]&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18];10;100;1000;10;100;1000);RANDBETWEEN(1;3))" office:value-type="float" office:value="8.369" calcext:value-type="float">
            <text:p>8,369</text:p>
          </table:table-cell>
          <table:table-cell table:style-name="ce7" office:value-type="string" calcext:value-type="string">
            <text:p>÷</text:p>
          </table:table-cell>
          <table:table-cell table:style-name="ce20" table:formula="of:=CHOOSE([.Y1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9]^2" office:value-type="float" office:value="289" calcext:value-type="float">
            <text:p>289</text:p>
          </table:table-cell>
          <table:table-cell table:style-name="ce48" table:formula="of:=[.E19]*(CHOOSE([.W19];0;0.01;0.001;1000;0.001;100;0.1;0.01;1000;0.1;0.001;10))&amp;&quot; &quot;&amp;[.H19]" office:value-type="string" office:string-value="4000 g" calcext:value-type="string">
            <text:p>4000 g</text:p>
          </table:table-cell>
          <table:table-cell table:style-name="ce27" table:formula="of:=[.I19]*[.K19]" office:value-type="string" office:string-value="" calcext:value-type="error">
            <text:p>#VALEUR !</text:p>
          </table:table-cell>
          <table:table-cell table:style-name="ce48" table:formula="of:=[.M19]/[.O19]" office:value-type="float" office:value="0.008369" calcext:value-type="float">
            <text:p>0,008369</text:p>
          </table:table-cell>
          <table:table-cell/>
          <table:table-cell table:formula="of:=RANK([.X19];[.X12:.X21])+2" office:value-type="float" office:value="9" calcext:value-type="float">
            <text:p>9</text:p>
          </table:table-cell>
          <table:table-cell table:style-name="ce83" table:formula="of:=RAND()" office:value-type="float" office:value="0.281985943204686" calcext:value-type="float">
            <text:p>0,281985943204686</text:p>
          </table:table-cell>
          <table:table-cell table:formula="of:=RANK([.Z19];[.Z14:.Z19])" office:value-type="float" office:value="6" calcext:value-type="float">
            <text:p>6</text:p>
          </table:table-cell>
          <table:table-cell table:style-name="ce83" table:formula="of:=RAND()" office:value-type="float" office:value="0.0171075128671611" calcext:value-type="float">
            <text:p>0,01710751286716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4" calcext:value-type="float">
            <text:p>4</text:p>
          </table:table-cell>
          <table:table-cell table:style-name="ce83" table:formula="of:=RAND()" office:value-type="float" office:value="0.80481861396066" calcext:value-type="float">
            <text:p>0,80481861396066</text:p>
          </table:table-cell>
          <table:table-cell table:number-columns-repeated="998"/>
        </table:table-row>
        <table:table-row table:style-name="ro4">
          <table:table-cell table:number-columns-repeated="22"/>
          <table:table-cell table:formula="of:=RANK([.X21];[.X12:.X21])+2" office:value-type="float" office:value="7" calcext:value-type="float">
            <text:p>7</text:p>
          </table:table-cell>
          <table:table-cell table:style-name="ce83" table:formula="of:=RAND()" office:value-type="float" office:value="0.434188902868485" calcext:value-type="float">
            <text:p>0,434188902868485</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6" calcext:value-type="float">
            <text:p>6</text:p>
          </table:table-cell>
          <table:table-cell table:style-name="ce83" table:formula="of:=RAND()" office:value-type="float" office:value="0.751843583226224" calcext:value-type="float">
            <text:p>0,75184358322622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6654" calcext:value-type="string">
            <text:p>v665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4];[.X23:.X32])+2" office:value-type="float" office:value="7" calcext:value-type="float">
            <text:p>7</text:p>
          </table:table-cell>
          <table:table-cell table:style-name="ce83" table:formula="of:=RAND()" office:value-type="float" office:value="0.445916759163871" calcext:value-type="float">
            <text:p>0,445916759163871</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6654" calcext:value-type="string">
            <text:p>v6654</text:p>
          </table:table-cell>
          <table:table-cell table:style-name="ce83"/>
          <table:table-cell table:formula="of:=RANK([.X25];[.X23:.X32])+2" office:value-type="float" office:value="4" calcext:value-type="float">
            <text:p>4</text:p>
          </table:table-cell>
          <table:table-cell table:style-name="ce83" table:formula="of:=RAND()" office:value-type="float" office:value="0.816686065843121" calcext:value-type="float">
            <text:p>0,816686065843121</text:p>
          </table:table-cell>
          <table:table-cell table:style-name="ce83" table:formula="of:=RANK([.Z25];[.Z25:.Z30])" office:value-type="float" office:value="5" calcext:value-type="float">
            <text:p>5</text:p>
          </table:table-cell>
          <table:table-cell table:style-name="ce83" table:formula="of:=RAND()" office:value-type="float" office:value="0.210912733273934" calcext:value-type="float">
            <text:p>0,210912733273934</text:p>
          </table:table-cell>
          <table:table-cell table:number-columns-repeated="996"/>
        </table:table-row>
        <table:table-row table:style-name="ro3">
          <table:table-cell table:style-name="ce129" table:formula="of:=[.W26]+8"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26];&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26]&lt;5;&quot;m&quot;;IF(AND([.W26]&gt;4;[.W26]&lt;9);&quot;L&quot;;&quot;g&quot;))" office:value-type="string" office:string-value="L" calcext:value-type="string">
            <text:p>L</text:p>
          </table:table-cell>
          <table:table-cell table:style-name="ce4" table:formula="of:=RANDBETWEEN(2;12)*IF([.Y26]&gt;3;1;-1)" office:value-type="float" office:value="5" calcext:value-type="float">
            <text:p>5</text:p>
          </table:table-cell>
          <table:table-cell table:style-name="ce7" office:value-type="string" calcext:value-type="string">
            <text:p>×</text:p>
          </table:table-cell>
          <table:table-cell table:style-name="ce116" table:formula="of:=IF([.Y25]&lt;4;RANDBETWEEN(2;12);&quot;(-&quot;&amp;RANDBETWEEN(2;12)&amp;&quot;)&quot;)" office:value-type="string" office:string-value="(-3)" calcext:value-type="string">
            <text:p>(-3)</text:p>
          </table:table-cell>
          <table:table-cell table:style-name="ce10" office:value-type="string" calcext:value-type="string">
            <text:p>=</text:p>
          </table:table-cell>
          <table:table-cell table:style-name="ce4" table:formula="of:=ROUND(RAND()*CHOOSE([.Y25];10;100;1000;10;100;1000);RANDBETWEEN(1;3))" office:value-type="float" office:value="77.82" calcext:value-type="float">
            <text:p>77,82</text:p>
          </table:table-cell>
          <table:table-cell table:style-name="ce7" office:value-type="string" calcext:value-type="string">
            <text:p>÷</text:p>
          </table:table-cell>
          <table:table-cell table:style-name="ce20" table:formula="of:=CHOOSE([.Y2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2" office:value-type="float" office:value="256" calcext:value-type="float">
            <text:p>256</text:p>
          </table:table-cell>
          <table:table-cell table:style-name="ce48" table:formula="of:=[.E26]*(CHOOSE([.W26];0;0.01;0.001;1000;0.001;100;0.1;0.01;1000;0.1;0.001;10))&amp;&quot; &quot;&amp;[.H26]" office:value-type="string" office:string-value="0,1 L" calcext:value-type="string">
            <text:p>0,1 L</text:p>
          </table:table-cell>
          <table:table-cell table:style-name="ce27" table:formula="of:=[.I26]*[.K26]" office:value-type="string" office:string-value="" calcext:value-type="error">
            <text:p>#VALEUR !</text:p>
          </table:table-cell>
          <table:table-cell table:style-name="ce48" table:formula="of:=[.M26]/[.O26]" office:value-type="float" office:value="7.782" calcext:value-type="float">
            <text:p>7,782</text:p>
          </table:table-cell>
          <table:table-cell/>
          <table:table-cell table:formula="of:=RANK([.X26];[.X23:.X32])+2" office:value-type="float" office:value="8" calcext:value-type="float">
            <text:p>8</text:p>
          </table:table-cell>
          <table:table-cell table:style-name="ce83" table:formula="of:=RAND()" office:value-type="float" office:value="0.349759475728442" calcext:value-type="float">
            <text:p>0,349759475728442</text:p>
          </table:table-cell>
          <table:table-cell table:formula="of:=RANK([.Z26];[.Z25:.Z30])" office:value-type="float" office:value="4" calcext:value-type="float">
            <text:p>4</text:p>
          </table:table-cell>
          <table:table-cell table:style-name="ce83" table:formula="of:=RAND()" office:value-type="float" office:value="0.38650014975428" calcext:value-type="float">
            <text:p>0,38650014975428</text:p>
          </table:table-cell>
          <table:table-cell table:number-columns-repeated="996"/>
        </table:table-row>
        <table:table-row table:style-name="ro3">
          <table:table-cell table:style-name="ce129" table:formula="of:=[.W27]+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99.4" calcext:value-type="float">
            <text:p>499,4</text:p>
          </table:table-cell>
          <table:table-cell table:style-name="ce40" table:formula="of:=CHOOSE([.W2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27]&lt;5;&quot;m&quot;;IF(AND([.W27]&gt;4;[.W27]&lt;9);&quot;L&quot;;&quot;g&quot;))" office:value-type="string" office:string-value="g" calcext:value-type="string">
            <text:p>g</text:p>
          </table:table-cell>
          <table:table-cell table:style-name="ce4" table:formula="of:=RANDBETWEEN(2;12)*IF([.Y27]&gt;3;1;-1)" office:value-type="float" office:value="-3" calcext:value-type="float">
            <text:p>-3</text:p>
          </table:table-cell>
          <table:table-cell table:style-name="ce7" office:value-type="string" calcext:value-type="string">
            <text:p>×</text:p>
          </table:table-cell>
          <table:table-cell table:style-name="ce116" table:formula="of:=IF([.Y26]&lt;4;RANDBETWEEN(2;12);&quot;(-&quot;&amp;RANDBETWEEN(2;12)&amp;&quot;)&quot;)" office:value-type="string" office:string-value="(-5)" calcext:value-type="string">
            <text:p>(-5)</text:p>
          </table:table-cell>
          <table:table-cell table:style-name="ce10" office:value-type="string" calcext:value-type="string">
            <text:p>=</text:p>
          </table:table-cell>
          <table:table-cell table:style-name="ce4" table:formula="of:=ROUND(RAND()*CHOOSE([.Y26];10;100;1000;10;100;1000);RANDBETWEEN(1;3))" office:value-type="float" office:value="1.141" calcext:value-type="float">
            <text:p>1,141</text:p>
          </table:table-cell>
          <table:table-cell table:style-name="ce7" office:value-type="string" calcext:value-type="string">
            <text:p>÷</text:p>
          </table:table-cell>
          <table:table-cell table:style-name="ce20" table:formula="of:=CHOOSE([.Y2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7]^2" office:value-type="float" office:value="324" calcext:value-type="float">
            <text:p>324</text:p>
          </table:table-cell>
          <table:table-cell table:style-name="ce48" table:formula="of:=[.E27]*(CHOOSE([.W27];0;0.01;0.001;1000;0.001;100;0.1;0.01;1000;0.1;0.001;10))&amp;&quot; &quot;&amp;[.H27]" office:value-type="string" office:string-value="49,94 g" calcext:value-type="string">
            <text:p>49,94 g</text:p>
          </table:table-cell>
          <table:table-cell table:style-name="ce27" table:formula="of:=[.I27]*[.K27]" office:value-type="string" office:string-value="" calcext:value-type="error">
            <text:p>#VALEUR !</text:p>
          </table:table-cell>
          <table:table-cell table:style-name="ce48" table:formula="of:=[.M27]/[.O27]" office:value-type="float" office:value="0.01141" calcext:value-type="float">
            <text:p>0,01141</text:p>
          </table:table-cell>
          <table:table-cell/>
          <table:table-cell table:formula="of:=RANK([.X27];[.X23:.X32])+2" office:value-type="float" office:value="10" calcext:value-type="float">
            <text:p>10</text:p>
          </table:table-cell>
          <table:table-cell table:style-name="ce83" table:formula="of:=RAND()" office:value-type="float" office:value="0.15103205314464" calcext:value-type="float">
            <text:p>0,15103205314464</text:p>
          </table:table-cell>
          <table:table-cell table:formula="of:=RANK([.Z27];[.Z25:.Z30])" office:value-type="float" office:value="2" calcext:value-type="float">
            <text:p>2</text:p>
          </table:table-cell>
          <table:table-cell table:style-name="ce83" table:formula="of:=RAND()" office:value-type="float" office:value="0.71977836850492" calcext:value-type="float">
            <text:p>0,71977836850492</text:p>
          </table:table-cell>
          <table:table-cell table:number-columns-repeated="996"/>
        </table:table-row>
        <table:table-row table:style-name="ro3">
          <table:table-cell table:style-name="ce129" table:formula="of:=[.W28]+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4" calcext:value-type="float">
            <text:p>7,4</text:p>
          </table:table-cell>
          <table:table-cell table:style-name="ce40" table:formula="of:=CHOOSE([.W2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28]&lt;5;&quot;m&quot;;IF(AND([.W28]&gt;4;[.W28]&lt;9);&quot;L&quot;;&quot;g&quot;))" office:value-type="string" office:string-value="L" calcext:value-type="string">
            <text:p>L</text:p>
          </table:table-cell>
          <table:table-cell table:style-name="ce4" table:formula="of:=RANDBETWEEN(2;12)*IF([.Y28]&gt;3;1;-1)" office:value-type="float" office:value="10" calcext:value-type="float">
            <text:p>10</text:p>
          </table:table-cell>
          <table:table-cell table:style-name="ce7" office:value-type="string" calcext:value-type="string">
            <text:p>×</text:p>
          </table:table-cell>
          <table:table-cell table:style-name="ce116" table:formula="of:=IF([.Y27]&lt;4;RANDBETWEEN(2;12);&quot;(-&quot;&amp;RANDBETWEEN(2;12)&amp;&quot;)&quot;)" office:value-type="float" office:value="7" calcext:value-type="float">
            <text:p>7</text:p>
          </table:table-cell>
          <table:table-cell table:style-name="ce10" office:value-type="string" calcext:value-type="string">
            <text:p>=</text:p>
          </table:table-cell>
          <table:table-cell table:style-name="ce4" table:formula="of:=ROUND(RAND()*CHOOSE([.Y27];10;100;1000;10;100;1000);RANDBETWEEN(1;3))" office:value-type="float" office:value="45.1" calcext:value-type="float">
            <text:p>45,1</text:p>
          </table:table-cell>
          <table:table-cell table:style-name="ce7" office:value-type="string" calcext:value-type="string">
            <text:p>÷</text:p>
          </table:table-cell>
          <table:table-cell table:style-name="ce20" table:formula="of:=CHOOSE([.Y2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8]^2" office:value-type="float" office:value="169" calcext:value-type="float">
            <text:p>169</text:p>
          </table:table-cell>
          <table:table-cell table:style-name="ce48" table:formula="of:=[.E28]*(CHOOSE([.W28];0;0.01;0.001;1000;0.001;100;0.1;0.01;1000;0.1;0.001;10))&amp;&quot; &quot;&amp;[.H28]" office:value-type="string" office:string-value="0,0074 L" calcext:value-type="string">
            <text:p>0,0074 L</text:p>
          </table:table-cell>
          <table:table-cell table:style-name="ce27" table:formula="of:=[.I28]*[.K28]" office:value-type="float" office:value="70" calcext:value-type="float">
            <text:p>70</text:p>
          </table:table-cell>
          <table:table-cell table:style-name="ce48" table:formula="of:=[.M28]/[.O28]" office:value-type="float" office:value="0.0451" calcext:value-type="float">
            <text:p>0,0451</text:p>
          </table:table-cell>
          <table:table-cell/>
          <table:table-cell table:formula="of:=RANK([.X28];[.X23:.X32])+2" office:value-type="float" office:value="5" calcext:value-type="float">
            <text:p>5</text:p>
          </table:table-cell>
          <table:table-cell table:style-name="ce83" table:formula="of:=RAND()" office:value-type="float" office:value="0.760706316742157" calcext:value-type="float">
            <text:p>0,760706316742157</text:p>
          </table:table-cell>
          <table:table-cell table:formula="of:=RANK([.Z28];[.Z25:.Z30])" office:value-type="float" office:value="6" calcext:value-type="float">
            <text:p>6</text:p>
          </table:table-cell>
          <table:table-cell table:style-name="ce83" table:formula="of:=RAND()" office:value-type="float" office:value="0.0274100732036655" calcext:value-type="float">
            <text:p>0,027410073203666</text:p>
          </table:table-cell>
          <table:table-cell table:number-columns-repeated="996"/>
        </table:table-row>
        <table:table-row table:style-name="ro3">
          <table:table-cell table:style-name="ce129" table:formula="of:=[.W29]+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 calcext:value-type="float">
            <text:p>3</text:p>
          </table:table-cell>
          <table:table-cell table:style-name="ce40" table:formula="of:=CHOOSE([.W29];&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29]&lt;5;&quot;m&quot;;IF(AND([.W29]&gt;4;[.W29]&lt;9);&quot;L&quot;;&quot;g&quot;))" office:value-type="string" office:string-value="g" calcext:value-type="string">
            <text:p>g</text:p>
          </table:table-cell>
          <table:table-cell table:style-name="ce4" table:formula="of:=RANDBETWEEN(2;12)*IF([.Y29]&gt;3;1;-1)" office:value-type="float" office:value="-8" calcext:value-type="float">
            <text:p>-8</text:p>
          </table:table-cell>
          <table:table-cell table:style-name="ce7" office:value-type="string" calcext:value-type="string">
            <text:p>×</text:p>
          </table:table-cell>
          <table:table-cell table:style-name="ce116" table:formula="of:=IF([.Y28]&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28];10;100;1000;10;100;1000);RANDBETWEEN(1;3))" office:value-type="float" office:value="361.738" calcext:value-type="float">
            <text:p>361,738</text:p>
          </table:table-cell>
          <table:table-cell table:style-name="ce7" office:value-type="string" calcext:value-type="string">
            <text:p>÷</text:p>
          </table:table-cell>
          <table:table-cell table:style-name="ce20" table:formula="of:=CHOOSE([.Y2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9]^2" office:value-type="float" office:value="400" calcext:value-type="float">
            <text:p>400</text:p>
          </table:table-cell>
          <table:table-cell table:style-name="ce48" table:formula="of:=[.E29]*(CHOOSE([.W29];0;0.01;0.001;1000;0.001;100;0.1;0.01;1000;0.1;0.001;10))&amp;&quot; &quot;&amp;[.H29]" office:value-type="string" office:string-value="30 g" calcext:value-type="string">
            <text:p>30 g</text:p>
          </table:table-cell>
          <table:table-cell table:style-name="ce27" table:formula="of:=[.I29]*[.K29]" office:value-type="string" office:string-value="" calcext:value-type="error">
            <text:p>#VALEUR !</text:p>
          </table:table-cell>
          <table:table-cell table:style-name="ce48" table:formula="of:=[.M29]/[.O29]" office:value-type="float" office:value="0.361738" calcext:value-type="float">
            <text:p>0,361738</text:p>
          </table:table-cell>
          <table:table-cell/>
          <table:table-cell table:formula="of:=RANK([.X29];[.X23:.X32])+2" office:value-type="float" office:value="12" calcext:value-type="float">
            <text:p>12</text:p>
          </table:table-cell>
          <table:table-cell table:style-name="ce83" table:formula="of:=RAND()" office:value-type="float" office:value="0.06972993219266" calcext:value-type="float">
            <text:p>0,06972993219266</text:p>
          </table:table-cell>
          <table:table-cell table:formula="of:=RANK([.Z29];[.Z25:.Z30])" office:value-type="float" office:value="3" calcext:value-type="float">
            <text:p>3</text:p>
          </table:table-cell>
          <table:table-cell table:style-name="ce83" table:formula="of:=RAND()" office:value-type="float" office:value="0.476560684554387" calcext:value-type="float">
            <text:p>0,476560684554387</text:p>
          </table:table-cell>
          <table:table-cell table:number-columns-repeated="996"/>
        </table:table-row>
        <table:table-row table:style-name="ro3">
          <table:table-cell table:style-name="ce129" table:formula="of:=[.W30]+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51" calcext:value-type="float">
            <text:p>751</text:p>
          </table:table-cell>
          <table:table-cell table:style-name="ce40" table:formula="of:=CHOOSE([.W30];&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30]&lt;5;&quot;m&quot;;IF(AND([.W30]&gt;4;[.W30]&lt;9);&quot;L&quot;;&quot;g&quot;))" office:value-type="string" office:string-value="g" calcext:value-type="string">
            <text:p>g</text:p>
          </table:table-cell>
          <table:table-cell table:style-name="ce4" table:formula="of:=RANDBETWEEN(2;12)*IF([.Y30]&gt;3;1;-1)" office:value-type="float" office:value="-9" calcext:value-type="float">
            <text:p>-9</text:p>
          </table:table-cell>
          <table:table-cell table:style-name="ce7" office:value-type="string" calcext:value-type="string">
            <text:p>×</text:p>
          </table:table-cell>
          <table:table-cell table:style-name="ce116" table:formula="of:=IF([.Y29]&lt;4;RANDBETWEEN(2;12);&quot;(-&quot;&amp;RANDBETWEEN(2;12)&amp;&quot;)&quot;)" office:value-type="float" office:value="11" calcext:value-type="float">
            <text:p>11</text:p>
          </table:table-cell>
          <table:table-cell table:style-name="ce10" office:value-type="string" calcext:value-type="string">
            <text:p>=</text:p>
          </table:table-cell>
          <table:table-cell table:style-name="ce4" table:formula="of:=ROUND(RAND()*CHOOSE([.Y29];10;100;1000;10;100;1000);RANDBETWEEN(1;3))" office:value-type="float" office:value="821.636" calcext:value-type="float">
            <text:p>821,636</text:p>
          </table:table-cell>
          <table:table-cell table:style-name="ce7" office:value-type="string" calcext:value-type="string">
            <text:p>÷</text:p>
          </table:table-cell>
          <table:table-cell table:style-name="ce20" table:formula="of:=CHOOSE([.Y30];&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0]^2" office:value-type="float" office:value="289" calcext:value-type="float">
            <text:p>289</text:p>
          </table:table-cell>
          <table:table-cell table:style-name="ce48" table:formula="of:=[.E30]*(CHOOSE([.W30];0;0.01;0.001;1000;0.001;100;0.1;0.01;1000;0.1;0.001;10))&amp;&quot; &quot;&amp;[.H30]" office:value-type="string" office:string-value="751000 g" calcext:value-type="string">
            <text:p>751000 g</text:p>
          </table:table-cell>
          <table:table-cell table:style-name="ce27" table:formula="of:=[.I30]*[.K30]" office:value-type="float" office:value="-99" calcext:value-type="float">
            <text:p>-99</text:p>
          </table:table-cell>
          <table:table-cell table:style-name="ce48" table:formula="of:=[.M30]/[.O30]" office:value-type="float" office:value="82.1636" calcext:value-type="float">
            <text:p>82,1636</text:p>
          </table:table-cell>
          <table:table-cell/>
          <table:table-cell table:formula="of:=RANK([.X30];[.X23:.X32])+2" office:value-type="float" office:value="9" calcext:value-type="float">
            <text:p>9</text:p>
          </table:table-cell>
          <table:table-cell table:style-name="ce83" table:formula="of:=RAND()" office:value-type="float" office:value="0.188287317388902" calcext:value-type="float">
            <text:p>0,188287317388902</text:p>
          </table:table-cell>
          <table:table-cell table:formula="of:=RANK([.Z30];[.Z25:.Z30])" office:value-type="float" office:value="1" calcext:value-type="float">
            <text:p>1</text:p>
          </table:table-cell>
          <table:table-cell table:style-name="ce83" table:formula="of:=RAND()" office:value-type="float" office:value="0.889667843785568" calcext:value-type="float">
            <text:p>0,88966784378556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3" calcext:value-type="float">
            <text:p>3</text:p>
          </table:table-cell>
          <table:table-cell table:style-name="ce83" table:formula="of:=RAND()" office:value-type="float" office:value="0.94505085507631" calcext:value-type="float">
            <text:p>0,94505085507631</text:p>
          </table:table-cell>
          <table:table-cell table:number-columns-repeated="998"/>
        </table:table-row>
        <table:table-row table:style-name="ro4">
          <table:table-cell table:number-columns-repeated="22"/>
          <table:table-cell table:formula="of:=RANK([.X32];[.X23:.X32])+2" office:value-type="float" office:value="11" calcext:value-type="float">
            <text:p>11</text:p>
          </table:table-cell>
          <table:table-cell table:style-name="ce83" table:formula="of:=RAND()" office:value-type="float" office:value="0.0720526861531497" calcext:value-type="float">
            <text:p>0,07205268615315</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7" calcext:value-type="float">
            <text:p>7</text:p>
          </table:table-cell>
          <table:table-cell table:style-name="ce83" table:formula="of:=RAND()" office:value-type="float" office:value="0.602197854900638" calcext:value-type="float">
            <text:p>0,602197854900638</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6654" calcext:value-type="string">
            <text:p>v665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83" table:formula="of:=RAND()" office:value-type="float" office:value="0.335990880416182" calcext:value-type="float">
            <text:p>0,335990880416182</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6654" calcext:value-type="string">
            <text:p>v6654</text:p>
          </table:table-cell>
          <table:table-cell table:style-name="ce83"/>
          <table:table-cell table:formula="of:=RANK([.X36];[.X34:.X43])+2" office:value-type="float" office:value="5" calcext:value-type="float">
            <text:p>5</text:p>
          </table:table-cell>
          <table:table-cell table:style-name="ce83" table:formula="of:=RAND()" office:value-type="float" office:value="0.790047869329049" calcext:value-type="float">
            <text:p>0,790047869329049</text:p>
          </table:table-cell>
          <table:table-cell table:style-name="ce83" table:formula="of:=RANK([.Z36];[.Z36:.Z41])" office:value-type="float" office:value="3" calcext:value-type="float">
            <text:p>3</text:p>
          </table:table-cell>
          <table:table-cell table:style-name="ce83" table:formula="of:=RAND()" office:value-type="float" office:value="0.767362803449252" calcext:value-type="float">
            <text:p>0,767362803449252</text:p>
          </table:table-cell>
          <table:table-cell table:number-columns-repeated="996"/>
        </table:table-row>
        <table:table-row table:style-name="ro3">
          <table:table-cell table:style-name="ce129" table:formula="of:=[.W37]+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0" calcext:value-type="float">
            <text:p>70</text:p>
          </table:table-cell>
          <table:table-cell table:style-name="ce40" table:formula="of:=CHOOSE([.W3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37]&lt;5;&quot;m&quot;;IF(AND([.W37]&gt;4;[.W37]&lt;9);&quot;L&quot;;&quot;g&quot;))" office:value-type="string" office:string-value="g" calcext:value-type="string">
            <text:p>g</text:p>
          </table:table-cell>
          <table:table-cell table:style-name="ce4" table:formula="of:=RANDBETWEEN(2;12)*IF([.Y37]&gt;3;1;-1)" office:value-type="float" office:value="-7" calcext:value-type="float">
            <text:p>-7</text:p>
          </table:table-cell>
          <table:table-cell table:style-name="ce7" office:value-type="string" calcext:value-type="string">
            <text:p>×</text:p>
          </table:table-cell>
          <table:table-cell table:style-name="ce116" table:formula="of:=IF([.Y36]&lt;4;RANDBETWEEN(2;12);&quot;(-&quot;&amp;RANDBETWEEN(2;12)&amp;&quot;)&quot;)" office:value-type="float" office:value="3" calcext:value-type="float">
            <text:p>3</text:p>
          </table:table-cell>
          <table:table-cell table:style-name="ce10" office:value-type="string" calcext:value-type="string">
            <text:p>=</text:p>
          </table:table-cell>
          <table:table-cell table:style-name="ce4" table:formula="of:=ROUND(RAND()*CHOOSE([.Y36];10;100;1000;10;100;1000);RANDBETWEEN(1;3))" office:value-type="float" office:value="421.54" calcext:value-type="float">
            <text:p>421,54</text:p>
          </table:table-cell>
          <table:table-cell table:style-name="ce7" office:value-type="string" calcext:value-type="string">
            <text:p>÷</text:p>
          </table:table-cell>
          <table:table-cell table:style-name="ce20" table:formula="of:=CHOOSE([.Y3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2" office:value-type="float" office:value="324" calcext:value-type="float">
            <text:p>324</text:p>
          </table:table-cell>
          <table:table-cell table:style-name="ce48" table:formula="of:=[.E37]*(CHOOSE([.W37];0;0.01;0.001;1000;0.001;100;0.1;0.01;1000;0.1;0.001;10))&amp;&quot; &quot;&amp;[.H37]" office:value-type="string" office:string-value="7 g" calcext:value-type="string">
            <text:p>7 g</text:p>
          </table:table-cell>
          <table:table-cell table:style-name="ce27" table:formula="of:=[.I37]*[.K37]" office:value-type="float" office:value="-21" calcext:value-type="float">
            <text:p>-21</text:p>
          </table:table-cell>
          <table:table-cell table:style-name="ce48" table:formula="of:=[.M37]/[.O37]" office:value-type="float" office:value="42.154" calcext:value-type="float">
            <text:p>42,154</text:p>
          </table:table-cell>
          <table:table-cell/>
          <table:table-cell table:formula="of:=RANK([.X37];[.X34:.X43])+2" office:value-type="float" office:value="10" calcext:value-type="float">
            <text:p>10</text:p>
          </table:table-cell>
          <table:table-cell table:style-name="ce83" table:formula="of:=RAND()" office:value-type="float" office:value="0.474186327637953" calcext:value-type="float">
            <text:p>0,474186327637953</text:p>
          </table:table-cell>
          <table:table-cell table:formula="of:=RANK([.Z37];[.Z36:.Z41])" office:value-type="float" office:value="1" calcext:value-type="float">
            <text:p>1</text:p>
          </table:table-cell>
          <table:table-cell table:style-name="ce83" table:formula="of:=RAND()" office:value-type="float" office:value="0.876646251380935" calcext:value-type="float">
            <text:p>0,876646251380935</text:p>
          </table:table-cell>
          <table:table-cell table:number-columns-repeated="996"/>
        </table:table-row>
        <table:table-row table:style-name="ro3">
          <table:table-cell table:style-name="ce129" table:formula="of:=[.W38]+8"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47.08" calcext:value-type="float">
            <text:p>347,08</text:p>
          </table:table-cell>
          <table:table-cell table:style-name="ce40" table:formula="of:=CHOOSE([.W38];&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38]&lt;5;&quot;m&quot;;IF(AND([.W38]&gt;4;[.W38]&lt;9);&quot;L&quot;;&quot;g&quot;))" office:value-type="string" office:string-value="L" calcext:value-type="string">
            <text:p>L</text:p>
          </table:table-cell>
          <table:table-cell table:style-name="ce4" table:formula="of:=RANDBETWEEN(2;12)*IF([.Y38]&gt;3;1;-1)" office:value-type="float" office:value="11" calcext:value-type="float">
            <text:p>11</text:p>
          </table:table-cell>
          <table:table-cell table:style-name="ce7" office:value-type="string" calcext:value-type="string">
            <text:p>×</text:p>
          </table:table-cell>
          <table:table-cell table:style-name="ce116" table:formula="of:=IF([.Y37]&lt;4;RANDBETWEEN(2;12);&quot;(-&quot;&amp;RANDBETWEEN(2;12)&amp;&quot;)&quot;)" office:value-type="float" office:value="5" calcext:value-type="float">
            <text:p>5</text:p>
          </table:table-cell>
          <table:table-cell table:style-name="ce10" office:value-type="string" calcext:value-type="string">
            <text:p>=</text:p>
          </table:table-cell>
          <table:table-cell table:style-name="ce4" table:formula="of:=ROUND(RAND()*CHOOSE([.Y37];10;100;1000;10;100;1000);RANDBETWEEN(1;3))" office:value-type="float" office:value="8.41" calcext:value-type="float">
            <text:p>8,41</text:p>
          </table:table-cell>
          <table:table-cell table:style-name="ce7" office:value-type="string" calcext:value-type="string">
            <text:p>÷</text:p>
          </table:table-cell>
          <table:table-cell table:style-name="ce20" table:formula="of:=CHOOSE([.Y3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2" office:value-type="float" office:value="256" calcext:value-type="float">
            <text:p>256</text:p>
          </table:table-cell>
          <table:table-cell table:style-name="ce48" table:formula="of:=[.E38]*(CHOOSE([.W38];0;0.01;0.001;1000;0.001;100;0.1;0.01;1000;0.1;0.001;10))&amp;&quot; &quot;&amp;[.H38]" office:value-type="string" office:string-value="3,4708 L" calcext:value-type="string">
            <text:p>3,4708 L</text:p>
          </table:table-cell>
          <table:table-cell table:style-name="ce27" table:formula="of:=[.I38]*[.K38]" office:value-type="float" office:value="55" calcext:value-type="float">
            <text:p>55</text:p>
          </table:table-cell>
          <table:table-cell table:style-name="ce48" table:formula="of:=[.M38]/[.O38]" office:value-type="float" office:value="0.00841" calcext:value-type="float">
            <text:p>0,00841</text:p>
          </table:table-cell>
          <table:table-cell/>
          <table:table-cell table:formula="of:=RANK([.X38];[.X34:.X43])+2" office:value-type="float" office:value="8" calcext:value-type="float">
            <text:p>8</text:p>
          </table:table-cell>
          <table:table-cell table:style-name="ce83" table:formula="of:=RAND()" office:value-type="float" office:value="0.600696424587485" calcext:value-type="float">
            <text:p>0,600696424587485</text:p>
          </table:table-cell>
          <table:table-cell table:formula="of:=RANK([.Z38];[.Z36:.Z41])" office:value-type="float" office:value="6" calcext:value-type="float">
            <text:p>6</text:p>
          </table:table-cell>
          <table:table-cell table:style-name="ce83" table:formula="of:=RAND()" office:value-type="float" office:value="0.0747440658084705" calcext:value-type="float">
            <text:p>0,074744065808471</text:p>
          </table:table-cell>
          <table:table-cell table:number-columns-repeated="996"/>
        </table:table-row>
        <table:table-row table:style-name="ro3">
          <table:table-cell table:style-name="ce129" table:formula="of:=[.W39]+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87.9" calcext:value-type="float">
            <text:p>187,9</text:p>
          </table:table-cell>
          <table:table-cell table:style-name="ce40" table:formula="of:=CHOOSE([.W39];&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39]&lt;5;&quot;m&quot;;IF(AND([.W39]&gt;4;[.W39]&lt;9);&quot;L&quot;;&quot;g&quot;))" office:value-type="string" office:string-value="m" calcext:value-type="string">
            <text:p>m</text:p>
          </table:table-cell>
          <table:table-cell table:style-name="ce4" table:formula="of:=RANDBETWEEN(2;12)*IF([.Y39]&gt;3;1;-1)" office:value-type="float" office:value="2" calcext:value-type="float">
            <text:p>2</text:p>
          </table:table-cell>
          <table:table-cell table:style-name="ce7" office:value-type="string" calcext:value-type="string">
            <text:p>×</text:p>
          </table:table-cell>
          <table:table-cell table:style-name="ce116" table:formula="of:=IF([.Y38]&lt;4;RANDBETWEEN(2;12);&quot;(-&quot;&amp;RANDBETWEEN(2;12)&amp;&quot;)&quot;)" office:value-type="string" office:string-value="(-7)" calcext:value-type="string">
            <text:p>(-7)</text:p>
          </table:table-cell>
          <table:table-cell table:style-name="ce10" office:value-type="string" calcext:value-type="string">
            <text:p>=</text:p>
          </table:table-cell>
          <table:table-cell table:style-name="ce4" table:formula="of:=ROUND(RAND()*CHOOSE([.Y38];10;100;1000;10;100;1000);RANDBETWEEN(1;3))" office:value-type="float" office:value="159.3" calcext:value-type="float">
            <text:p>159,3</text:p>
          </table:table-cell>
          <table:table-cell table:style-name="ce7" office:value-type="string" calcext:value-type="string">
            <text:p>÷</text:p>
          </table:table-cell>
          <table:table-cell table:style-name="ce20" table:formula="of:=CHOOSE([.Y39];&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2" office:value-type="float" office:value="144" calcext:value-type="float">
            <text:p>144</text:p>
          </table:table-cell>
          <table:table-cell table:style-name="ce48" table:formula="of:=[.E39]*(CHOOSE([.W39];0;0.01;0.001;1000;0.001;100;0.1;0.01;1000;0.1;0.001;10))&amp;&quot; &quot;&amp;[.H39]" office:value-type="string" office:string-value="187900 m" calcext:value-type="string">
            <text:p>187900 m</text:p>
          </table:table-cell>
          <table:table-cell table:style-name="ce27" table:formula="of:=[.I39]*[.K39]" office:value-type="string" office:string-value="" calcext:value-type="error">
            <text:p>#VALEUR !</text:p>
          </table:table-cell>
          <table:table-cell table:style-name="ce48" table:formula="of:=[.M39]/[.O39]" office:value-type="float" office:value="1.593" calcext:value-type="float">
            <text:p>1,593</text:p>
          </table:table-cell>
          <table:table-cell/>
          <table:table-cell table:formula="of:=RANK([.X39];[.X34:.X43])+2" office:value-type="float" office:value="4" calcext:value-type="float">
            <text:p>4</text:p>
          </table:table-cell>
          <table:table-cell table:style-name="ce83" table:formula="of:=RAND()" office:value-type="float" office:value="0.866306956701995" calcext:value-type="float">
            <text:p>0,866306956701995</text:p>
          </table:table-cell>
          <table:table-cell table:formula="of:=RANK([.Z39];[.Z36:.Z41])" office:value-type="float" office:value="5" calcext:value-type="float">
            <text:p>5</text:p>
          </table:table-cell>
          <table:table-cell table:style-name="ce83" table:formula="of:=RAND()" office:value-type="float" office:value="0.106821045849591" calcext:value-type="float">
            <text:p>0,106821045849591</text:p>
          </table:table-cell>
          <table:table-cell table:number-columns-repeated="996"/>
        </table:table-row>
        <table:table-row table:style-name="ro3">
          <table:table-cell table:style-name="ce129" table:formula="of:=[.W40]+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53" calcext:value-type="float">
            <text:p>0,53</text:p>
          </table:table-cell>
          <table:table-cell table:style-name="ce40" table:formula="of:=CHOOSE([.W40];&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40]&lt;5;&quot;m&quot;;IF(AND([.W40]&gt;4;[.W40]&lt;9);&quot;L&quot;;&quot;g&quot;))" office:value-type="string" office:string-value="m" calcext:value-type="string">
            <text:p>m</text:p>
          </table:table-cell>
          <table:table-cell table:style-name="ce4" table:formula="of:=RANDBETWEEN(2;12)*IF([.Y40]&gt;3;1;-1)" office:value-type="float" office:value="-5" calcext:value-type="float">
            <text:p>-5</text:p>
          </table:table-cell>
          <table:table-cell table:style-name="ce7" office:value-type="string" calcext:value-type="string">
            <text:p>×</text:p>
          </table:table-cell>
          <table:table-cell table:style-name="ce116" table:formula="of:=IF([.Y39]&lt;4;RANDBETWEEN(2;12);&quot;(-&quot;&amp;RANDBETWEEN(2;12)&amp;&quot;)&quot;)" office:value-type="string" office:string-value="(-5)" calcext:value-type="string">
            <text:p>(-5)</text:p>
          </table:table-cell>
          <table:table-cell table:style-name="ce10" office:value-type="string" calcext:value-type="string">
            <text:p>=</text:p>
          </table:table-cell>
          <table:table-cell table:style-name="ce4" table:formula="of:=ROUND(RAND()*CHOOSE([.Y39];10;100;1000;10;100;1000);RANDBETWEEN(1;3))" office:value-type="float" office:value="94.75" calcext:value-type="float">
            <text:p>94,75</text:p>
          </table:table-cell>
          <table:table-cell table:style-name="ce7" office:value-type="string" calcext:value-type="string">
            <text:p>÷</text:p>
          </table:table-cell>
          <table:table-cell table:style-name="ce20" table:formula="of:=CHOOSE([.Y4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0]^2" office:value-type="float" office:value="121" calcext:value-type="float">
            <text:p>121</text:p>
          </table:table-cell>
          <table:table-cell table:style-name="ce48" table:formula="of:=[.E40]*(CHOOSE([.W40];0;0.01;0.001;1000;0.001;100;0.1;0.01;1000;0.1;0.001;10))&amp;&quot; &quot;&amp;[.H40]" office:value-type="string" office:string-value="0,00053 m" calcext:value-type="string">
            <text:p>0,00053 m</text:p>
          </table:table-cell>
          <table:table-cell table:style-name="ce27" table:formula="of:=[.I40]*[.K40]" office:value-type="string" office:string-value="" calcext:value-type="error">
            <text:p>#VALEUR !</text:p>
          </table:table-cell>
          <table:table-cell table:style-name="ce48" table:formula="of:=[.M40]/[.O40]" office:value-type="float" office:value="0.9475" calcext:value-type="float">
            <text:p>0,9475</text:p>
          </table:table-cell>
          <table:table-cell/>
          <table:table-cell table:formula="of:=RANK([.X40];[.X34:.X43])+2" office:value-type="float" office:value="3" calcext:value-type="float">
            <text:p>3</text:p>
          </table:table-cell>
          <table:table-cell table:style-name="ce83" table:formula="of:=RAND()" office:value-type="float" office:value="0.874626678671091" calcext:value-type="float">
            <text:p>0,874626678671091</text:p>
          </table:table-cell>
          <table:table-cell table:formula="of:=RANK([.Z40];[.Z36:.Z41])" office:value-type="float" office:value="2" calcext:value-type="float">
            <text:p>2</text:p>
          </table:table-cell>
          <table:table-cell table:style-name="ce83" table:formula="of:=RAND()" office:value-type="float" office:value="0.793085129271123" calcext:value-type="float">
            <text:p>0,793085129271123</text:p>
          </table:table-cell>
          <table:table-cell table:number-columns-repeated="996"/>
        </table:table-row>
        <table:table-row table:style-name="ro3">
          <table:table-cell table:style-name="ce129" table:formula="of:=[.W41]+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2" calcext:value-type="float">
            <text:p>7,2</text:p>
          </table:table-cell>
          <table:table-cell table:style-name="ce40" table:formula="of:=CHOOSE([.W41];&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41]&lt;5;&quot;m&quot;;IF(AND([.W41]&gt;4;[.W41]&lt;9);&quot;L&quot;;&quot;g&quot;))" office:value-type="string" office:string-value="g" calcext:value-type="string">
            <text:p>g</text:p>
          </table:table-cell>
          <table:table-cell table:style-name="ce4" table:formula="of:=RANDBETWEEN(2;12)*IF([.Y41]&gt;3;1;-1)" office:value-type="float" office:value="5" calcext:value-type="float">
            <text:p>5</text:p>
          </table:table-cell>
          <table:table-cell table:style-name="ce7" office:value-type="string" calcext:value-type="string">
            <text:p>×</text:p>
          </table:table-cell>
          <table:table-cell table:style-name="ce116" table:formula="of:=IF([.Y40]&lt;4;RANDBETWEEN(2;12);&quot;(-&quot;&amp;RANDBETWEEN(2;12)&amp;&quot;)&quot;)" office:value-type="float" office:value="4" calcext:value-type="float">
            <text:p>4</text:p>
          </table:table-cell>
          <table:table-cell table:style-name="ce10" office:value-type="string" calcext:value-type="string">
            <text:p>=</text:p>
          </table:table-cell>
          <table:table-cell table:style-name="ce4" table:formula="of:=ROUND(RAND()*CHOOSE([.Y40];10;100;1000;10;100;1000);RANDBETWEEN(1;3))" office:value-type="float" office:value="0.07" calcext:value-type="float">
            <text:p>0,07</text:p>
          </table:table-cell>
          <table:table-cell table:style-name="ce7" office:value-type="string" calcext:value-type="string">
            <text:p>÷</text:p>
          </table:table-cell>
          <table:table-cell table:style-name="ce20" table:formula="of:=CHOOSE([.Y41];&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2" office:value-type="float" office:value="289" calcext:value-type="float">
            <text:p>289</text:p>
          </table:table-cell>
          <table:table-cell table:style-name="ce48" table:formula="of:=[.E41]*(CHOOSE([.W41];0;0.01;0.001;1000;0.001;100;0.1;0.01;1000;0.1;0.001;10))&amp;&quot; &quot;&amp;[.H41]" office:value-type="string" office:string-value="7200 g" calcext:value-type="string">
            <text:p>7200 g</text:p>
          </table:table-cell>
          <table:table-cell table:style-name="ce27" table:formula="of:=[.I41]*[.K41]" office:value-type="float" office:value="20" calcext:value-type="float">
            <text:p>20</text:p>
          </table:table-cell>
          <table:table-cell table:style-name="ce48" table:formula="of:=[.M41]/[.O41]" office:value-type="float" office:value="0.007" calcext:value-type="float">
            <text:p>0,007</text:p>
          </table:table-cell>
          <table:table-cell/>
          <table:table-cell table:formula="of:=RANK([.X41];[.X34:.X43])+2" office:value-type="float" office:value="9" calcext:value-type="float">
            <text:p>9</text:p>
          </table:table-cell>
          <table:table-cell table:style-name="ce83" table:formula="of:=RAND()" office:value-type="float" office:value="0.529577838032943" calcext:value-type="float">
            <text:p>0,529577838032943</text:p>
          </table:table-cell>
          <table:table-cell table:formula="of:=RANK([.Z41];[.Z36:.Z41])" office:value-type="float" office:value="4" calcext:value-type="float">
            <text:p>4</text:p>
          </table:table-cell>
          <table:table-cell table:style-name="ce83" table:formula="of:=RAND()" office:value-type="float" office:value="0.282186783507524" calcext:value-type="float">
            <text:p>0,28218678350752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2" calcext:value-type="float">
            <text:p>12</text:p>
          </table:table-cell>
          <table:table-cell table:style-name="ce83" table:formula="of:=RAND()" office:value-type="float" office:value="0.0929316990161794" calcext:value-type="float">
            <text:p>0,092931699016179</text:p>
          </table:table-cell>
          <table:table-cell table:number-columns-repeated="998"/>
        </table:table-row>
        <table:table-row table:style-name="ro4">
          <table:table-cell table:number-columns-repeated="22"/>
          <table:table-cell table:formula="of:=RANK([.X43];[.X34:.X43])+2" office:value-type="float" office:value="6" calcext:value-type="float">
            <text:p>6</text:p>
          </table:table-cell>
          <table:table-cell table:style-name="ce83" table:formula="of:=RAND()" office:value-type="float" office:value="0.61085440644518" calcext:value-type="float">
            <text:p>0,61085440644518</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Bleue 1" table:style-name="ta5" table:print-ranges="'Ceinture Bleue 1'.A1:'Ceinture Bleue 1'.R44 'Ceinture Bleue 1'.T1:'Ceinture Bleue 1'.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1?language=Basic&amp;location=document" xlink:type="simple"/>
              </office:event-listeners>
            </form:button>
          </form:form>
        </office:forms>
        <table:shapes>
          <draw:control draw:z-index="0" draw:style-name="gr5" draw:text-style-name="P2" svg:width="1.651cm" svg:height="0.749cm" svg:x="45.049cm" svg:y="0.282cm" draw:control="control5"/>
        </table:shapes>
        <table:table-column table:style-name="co52" table:default-cell-style-name="Default"/>
        <table:table-column table:style-name="co2" table:default-cell-style-name="Default"/>
        <table:table-column table:style-name="co1" table:default-cell-style-name="Default"/>
        <table:table-column table:style-name="co63" table:default-cell-style-name="Default"/>
        <table:table-column table:style-name="co64" table:default-cell-style-name="Default"/>
        <table:table-column table:style-name="co53" table:default-cell-style-name="Default"/>
        <table:table-column table:style-name="co24" table:default-cell-style-name="Default"/>
        <table:table-column table:style-name="co32" table:default-cell-style-name="Default"/>
        <table:table-column table:style-name="co65" table:default-cell-style-name="Default"/>
        <table:table-column table:style-name="co66" table:default-cell-style-name="Default"/>
        <table:table-column table:style-name="co38" table:default-cell-style-name="Default"/>
        <table:table-column table:style-name="co63" table:default-cell-style-name="Default"/>
        <table:table-column table:style-name="co67" table:default-cell-style-name="Default"/>
        <table:table-column table:style-name="co68" table:default-cell-style-name="Default"/>
        <table:table-column table:style-name="co69" table:default-cell-style-name="Default"/>
        <table:table-column table:style-name="co26" table:default-cell-style-name="Default"/>
        <table:table-column table:style-name="co70" table:default-cell-style-name="Default"/>
        <table:table-column table:style-name="co71" table:default-cell-style-name="Default"/>
        <table:table-column table:style-name="co17" table:default-cell-style-name="Default"/>
        <table:table-column table:style-name="co72" table:default-cell-style-name="Default"/>
        <table:table-column table:style-name="co46" table:default-cell-style-name="Default"/>
        <table:table-column table:style-name="co16" table:default-cell-style-name="Default"/>
        <table:table-column table:style-name="co7" table:default-cell-style-name="Default"/>
        <table:table-column table:style-name="co20" table:default-cell-style-name="Default"/>
        <table:table-column table:style-name="co18" table:default-cell-style-name="Default"/>
        <table:table-column table:style-name="co60" table:default-cell-style-name="Default"/>
        <table:table-column table:style-name="co73" table:default-cell-style-name="Default"/>
        <table:table-column table:style-name="co20" table:default-cell-style-name="Default"/>
        <table:table-column table:style-name="co17" table:number-columns-repeated="996" table:default-cell-style-name="Default"/>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5" calcext:value-type="float">
            <text:p>5</text:p>
          </table:table-cell>
          <table:table-cell table:style-name="ce83" table:formula="of:=RAND()" office:value-type="float" office:value="0.645132445761182" calcext:value-type="float">
            <text:p>0,645132445761182</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8273" calcext:value-type="string">
            <text:p>v827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2];[.Z1:.Z10])+2" office:value-type="float" office:value="11" calcext:value-type="float">
            <text:p>11</text:p>
          </table:table-cell>
          <table:table-cell table:style-name="ce83" table:formula="of:=RAND()" office:value-type="float" office:value="0.185244758593806" calcext:value-type="float">
            <text:p>0,185244758593806</text:p>
          </table:table-cell>
          <table:table-cell table:number-columns-repeated="998"/>
        </table:table-row>
        <table:table-row table:style-name="ro1">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1]" office:value-type="string" office:string-value="AA" calcext:value-type="string">
            <text:p>AA</text:p>
          </table:table-cell>
          <table:table-cell table:style-name="ce96"/>
          <table:table-cell table:style-name="ce99" table:formula="of:=[.R2]" office:value-type="string" office:string-value="v8273" calcext:value-type="string">
            <text:p>v8273</text:p>
          </table:table-cell>
          <table:table-cell table:style-name="ce83"/>
          <table:table-cell table:formula="of:=RANK([.Z3];[.Z1:.Z10])+2" office:value-type="float" office:value="4" calcext:value-type="float">
            <text:p>4</text:p>
          </table:table-cell>
          <table:table-cell table:style-name="ce83" table:formula="of:=RAND()" office:value-type="float" office:value="0.66427041448466" calcext:value-type="float">
            <text:p>0,66427041448466</text:p>
          </table:table-cell>
          <table:table-cell table:style-name="ce83" table:formula="of:=RANK([.AB3];[.AB3:.AB8])" office:value-type="float" office:value="4" calcext:value-type="float">
            <text:p>4</text:p>
          </table:table-cell>
          <table:table-cell table:style-name="ce83" table:formula="of:=RAND()" office:value-type="float" office:value="0.633622105791631" calcext:value-type="float">
            <text:p>0,633622105791631</text:p>
          </table:table-cell>
          <table:table-cell table:style-name="ce83" table:number-columns-repeated="996"/>
        </table:table-row>
        <table:table-row table:style-name="ro3">
          <table:table-cell table:style-name="ce4" table:formula="of:=([.Y4]+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10;100;1000;10;100;1000);RANDBETWEEN(1;3))" office:value-type="float" office:value="8.53" calcext:value-type="float">
            <text:p>8,53</text:p>
          </table:table-cell>
          <table:table-cell table:style-name="ce7" office:value-type="string" calcext:value-type="string">
            <text:p>×</text:p>
          </table:table-cell>
          <table:table-cell table:style-name="ce9" table:formula="of:=CHOOSE([.AA4];&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11)" calcext:value-type="string">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3)" calcext:value-type="string">
            <text:p>(-3)</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4];&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3&amp;&quot;²&quot;" office:value-type="string" office:string-value="10²" calcext:value-type="string">
            <text:p>10²</text:p>
          </table:table-cell>
          <table:table-cell table:style-name="ce135" table:formula="of:=[.E4]*[.G4]" office:value-type="float" office:value="0.853" calcext:value-type="float">
            <text:p>0,853</text:p>
          </table:table-cell>
          <table:table-cell table:style-name="ce27" table:formula="of:=[.I4]*[.K4]*[.M4]" office:value-type="string" office:string-value="" calcext:value-type="error">
            <text:p>#VALEUR !</text:p>
          </table:table-cell>
          <table:table-cell table:style-name="ce48" table:formula="of:=[.O4]*CHOOSE([.Y4];0;0.01;0.0001;0.000001;1000000;10000;100;0.000001;0.0001;0.01;100;10000;1000000)&amp;&quot; &quot;&amp;[.R4]" office:value-type="string" office:string-value="1000 m²" calcext:value-type="string">
            <text:p>1000 m²</text:p>
          </table:table-cell>
          <table:table-cell/>
          <table:table-cell table:formula="of:=RANK([.Z4];[.Z1:.Z10])+2" office:value-type="float" office:value="7" calcext:value-type="float">
            <text:p>7</text:p>
          </table:table-cell>
          <table:table-cell table:style-name="ce83" table:formula="of:=RAND()" office:value-type="float" office:value="0.619908853346624" calcext:value-type="float">
            <text:p>0,619908853346624</text:p>
          </table:table-cell>
          <table:table-cell table:formula="of:=RANK([.AB4];[.AB3:.AB8])" office:value-type="float" office:value="1" calcext:value-type="float">
            <text:p>1</text:p>
          </table:table-cell>
          <table:table-cell table:style-name="ce83" table:formula="of:=RAND()" office:value-type="float" office:value="0.968083132729079" calcext:value-type="float">
            <text:p>0,968083132729079</text:p>
          </table:table-cell>
          <table:table-cell table:number-columns-repeated="996"/>
        </table:table-row>
        <table:table-row table:style-name="ro3">
          <table:table-cell table:style-name="ce4" table:formula="of:=([.Y5]+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4];10;100;1000;10;100;1000);RANDBETWEEN(1;3))" office:value-type="float" office:value="8.4" calcext:value-type="float">
            <text:p>8,4</text:p>
          </table:table-cell>
          <table:table-cell table:style-name="ce7" office:value-type="string" calcext:value-type="string">
            <text:p>×</text:p>
          </table:table-cell>
          <table:table-cell table:style-name="ce9" table:formula="of:=CHOOSE([.AA5];&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10" office:value-type="string" calcext:value-type="string">
            <text:p>=</text:p>
          </table:table-cell>
          <table:table-cell table:style-name="ce51" table:formula="of:=ROUNDUP(RAND()*1000/CHOOSE(RANDBETWEEN(1;4);1;10;100;1000);RANDBETWEEN(-2;2))" office:value-type="float" office:value="93.73" calcext:value-type="float">
            <text:p>93,73</text:p>
          </table:table-cell>
          <table:table-cell table:style-name="ce40" table:formula="of:=CHOOSE([.Y5];&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5]+3&amp;&quot;²&quot;" office:value-type="string" office:string-value="11²" calcext:value-type="string">
            <text:p>11²</text:p>
          </table:table-cell>
          <table:table-cell table:style-name="ce135" table:formula="of:=[.E5]*[.G5]" office:value-type="float" office:value="0.084" calcext:value-type="float">
            <text:p>0,084</text:p>
          </table:table-cell>
          <table:table-cell table:style-name="ce27" table:formula="of:=[.I5]*[.K5]*[.M5]" office:value-type="float" office:value="-32" calcext:value-type="float">
            <text:p>-32</text:p>
          </table:table-cell>
          <table:table-cell table:style-name="ce48" table:formula="of:=[.O5]*CHOOSE([.Y5];0;0.01;0.0001;0.000001;1000000;10000;100;0.000001;0.0001;0.01;100;10000;1000000)&amp;&quot; &quot;&amp;[.R5]" office:value-type="string" office:string-value="0,00009373 m²" calcext:value-type="string">
            <text:p>0,00009373 m²</text:p>
          </table:table-cell>
          <table:table-cell/>
          <table:table-cell table:formula="of:=RANK([.Z5];[.Z1:.Z10])+2" office:value-type="float" office:value="8" calcext:value-type="float">
            <text:p>8</text:p>
          </table:table-cell>
          <table:table-cell table:style-name="ce83" table:formula="of:=RAND()" office:value-type="float" office:value="0.299035718551445" calcext:value-type="float">
            <text:p>0,299035718551445</text:p>
          </table:table-cell>
          <table:table-cell table:formula="of:=RANK([.AB5];[.AB3:.AB8])" office:value-type="float" office:value="2" calcext:value-type="float">
            <text:p>2</text:p>
          </table:table-cell>
          <table:table-cell table:style-name="ce83" table:formula="of:=RAND()" office:value-type="float" office:value="0.823903068767617" calcext:value-type="float">
            <text:p>0,823903068767617</text:p>
          </table:table-cell>
          <table:table-cell table:number-columns-repeated="996"/>
        </table:table-row>
        <table:table-row table:style-name="ro3">
          <table:table-cell table:style-name="ce4" table:formula="of:=([.Y6]+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5];10;100;1000;10;100;1000);RANDBETWEEN(1;3))" office:value-type="float" office:value="81.469" calcext:value-type="float">
            <text:p>81,469</text:p>
          </table:table-cell>
          <table:table-cell table:style-name="ce7" office:value-type="string" calcext:value-type="string">
            <text:p>×</text:p>
          </table:table-cell>
          <table:table-cell table:style-name="ce9" table:formula="of:=CHOOSE([.AA6];&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6]+3&amp;&quot;²&quot;" office:value-type="string" office:string-value="9²" calcext:value-type="string">
            <text:p>9²</text:p>
          </table:table-cell>
          <table:table-cell table:style-name="ce135" table:formula="of:=[.E6]*[.G6]" office:value-type="float" office:value="0.081469" calcext:value-type="float">
            <text:p>0,081469</text:p>
          </table:table-cell>
          <table:table-cell table:style-name="ce27" table:formula="of:=[.I6]*[.K6]*[.M6]" office:value-type="string" office:string-value="" calcext:value-type="error">
            <text:p>#VALEUR !</text:p>
          </table:table-cell>
          <table:table-cell table:style-name="ce48" table:formula="of:=[.O6]*CHOOSE([.Y6];0;0.01;0.0001;0.000001;1000000;10000;100;0.000001;0.0001;0.01;100;10000;1000000)&amp;&quot; &quot;&amp;[.R6]" office:value-type="string" office:string-value="1000000 m²" calcext:value-type="string">
            <text:p>1000000 m²</text:p>
          </table:table-cell>
          <table:table-cell/>
          <table:table-cell table:formula="of:=RANK([.Z6];[.Z1:.Z10])+2" office:value-type="float" office:value="6" calcext:value-type="float">
            <text:p>6</text:p>
          </table:table-cell>
          <table:table-cell table:style-name="ce83" table:formula="of:=RAND()" office:value-type="float" office:value="0.623660502679977" calcext:value-type="float">
            <text:p>0,623660502679977</text:p>
          </table:table-cell>
          <table:table-cell table:formula="of:=RANK([.AB6];[.AB3:.AB8])" office:value-type="float" office:value="3" calcext:value-type="float">
            <text:p>3</text:p>
          </table:table-cell>
          <table:table-cell table:style-name="ce83" table:formula="of:=RAND()" office:value-type="float" office:value="0.751756667824472" calcext:value-type="float">
            <text:p>0,751756667824472</text:p>
          </table:table-cell>
          <table:table-cell table:number-columns-repeated="996"/>
        </table:table-row>
        <table:table-row table:style-name="ro3">
          <table:table-cell table:style-name="ce4" table:formula="of:=([.Y7]+3)^2" office:value-type="float" office:value="36" calcext:value-type="float">
            <text:p>3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6];10;100;1000;10;100;1000);RANDBETWEEN(1;3))" office:value-type="float" office:value="379.9" calcext:value-type="float">
            <text:p>379,9</text:p>
          </table:table-cell>
          <table:table-cell table:style-name="ce7" office:value-type="string" calcext:value-type="string">
            <text:p>×</text:p>
          </table:table-cell>
          <table:table-cell table:style-name="ce9" table:formula="of:=CHOOSE([.AA7];&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7]+3&amp;&quot;²&quot;" office:value-type="string" office:string-value="6²" calcext:value-type="string">
            <text:p>6²</text:p>
          </table:table-cell>
          <table:table-cell table:style-name="ce135" table:formula="of:=[.E7]*[.G7]" office:value-type="float" office:value="3.799" calcext:value-type="float">
            <text:p>3,799</text:p>
          </table:table-cell>
          <table:table-cell table:style-name="ce27" table:formula="of:=[.I7]*[.K7]*[.M7]" office:value-type="string" office:string-value="" calcext:value-type="error">
            <text:p>#VALEUR !</text:p>
          </table:table-cell>
          <table:table-cell table:style-name="ce48" table:formula="of:=[.O7]*CHOOSE([.Y7];0;0.01;0.0001;0.000001;1000000;10000;100;0.000001;0.0001;0.01;100;10000;1000000)&amp;&quot; &quot;&amp;[.R7]" office:value-type="string" office:string-value="0,001 m²" calcext:value-type="string">
            <text:p>0,001 m²</text:p>
          </table:table-cell>
          <table:table-cell/>
          <table:table-cell table:formula="of:=RANK([.Z7];[.Z1:.Z10])+2" office:value-type="float" office:value="3" calcext:value-type="float">
            <text:p>3</text:p>
          </table:table-cell>
          <table:table-cell table:style-name="ce83" table:formula="of:=RAND()" office:value-type="float" office:value="0.966452043231617" calcext:value-type="float">
            <text:p>0,966452043231617</text:p>
          </table:table-cell>
          <table:table-cell table:formula="of:=RANK([.AB7];[.AB3:.AB8])" office:value-type="float" office:value="5" calcext:value-type="float">
            <text:p>5</text:p>
          </table:table-cell>
          <table:table-cell table:style-name="ce83" table:formula="of:=RAND()" office:value-type="float" office:value="0.400964224926001" calcext:value-type="float">
            <text:p>0,400964224926001</text:p>
          </table:table-cell>
          <table:table-cell table:number-columns-repeated="996"/>
        </table:table-row>
        <table:table-row table:style-name="ro3">
          <table:table-cell table:style-name="ce4" table:formula="of:=([.Y8]+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7];10;100;1000;10;100;1000);RANDBETWEEN(1;3))" office:value-type="float" office:value="57.4" calcext:value-type="float">
            <text:p>57,4</text:p>
          </table:table-cell>
          <table:table-cell table:style-name="ce7" office:value-type="string" calcext:value-type="string">
            <text:p>×</text:p>
          </table:table-cell>
          <table:table-cell table:style-name="ce9" table:formula="of:=CHOOSE([.AA8];&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10" office:value-type="string" calcext:value-type="string">
            <text:p>=</text:p>
          </table:table-cell>
          <table:table-cell table:style-name="ce51" table:formula="of:=ROUNDUP(RAND()*1000/CHOOSE(RANDBETWEEN(1;4);1;10;100;1000);RANDBETWEEN(-2;2))" office:value-type="float" office:value="60" calcext:value-type="float">
            <text:p>60</text:p>
          </table:table-cell>
          <table:table-cell table:style-name="ce40" table:formula="of:=CHOOSE([.Y8];&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8]+3&amp;&quot;²&quot;" office:value-type="string" office:string-value="13²" calcext:value-type="string">
            <text:p>13²</text:p>
          </table:table-cell>
          <table:table-cell table:style-name="ce135" table:formula="of:=[.E8]*[.G8]" office:value-type="float" office:value="0.0574" calcext:value-type="float">
            <text:p>0,0574</text:p>
          </table:table-cell>
          <table:table-cell table:style-name="ce27" table:formula="of:=[.I8]*[.K8]*[.M8]" office:value-type="string" office:string-value="" calcext:value-type="error">
            <text:p>#VALEUR !</text:p>
          </table:table-cell>
          <table:table-cell table:style-name="ce48" table:formula="of:=[.O8]*CHOOSE([.Y8];0;0.01;0.0001;0.000001;1000000;10000;100;0.000001;0.0001;0.01;100;10000;1000000)&amp;&quot; &quot;&amp;[.R8]" office:value-type="string" office:string-value="0,6 m²" calcext:value-type="string">
            <text:p>0,6 m²</text:p>
          </table:table-cell>
          <table:table-cell/>
          <table:table-cell table:formula="of:=RANK([.Z8];[.Z1:.Z10])+2" office:value-type="float" office:value="10" calcext:value-type="float">
            <text:p>10</text:p>
          </table:table-cell>
          <table:table-cell table:style-name="ce83" table:formula="of:=RAND()" office:value-type="float" office:value="0.199957849002831" calcext:value-type="float">
            <text:p>0,199957849002831</text:p>
          </table:table-cell>
          <table:table-cell table:formula="of:=RANK([.AB8];[.AB3:.AB8])" office:value-type="float" office:value="6" calcext:value-type="float">
            <text:p>6</text:p>
          </table:table-cell>
          <table:table-cell table:style-name="ce83" table:formula="of:=RAND()" office:value-type="float" office:value="0.296906201168595" calcext:value-type="float">
            <text:p>0,29690620116859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12" calcext:value-type="float">
            <text:p>12</text:p>
          </table:table-cell>
          <table:table-cell table:style-name="ce83" table:formula="of:=RAND()" office:value-type="float" office:value="0.0115568073312636" calcext:value-type="float">
            <text:p>0,011556807331264</text:p>
          </table:table-cell>
          <table:table-cell table:number-columns-repeated="998"/>
        </table:table-row>
        <table:table-row table:style-name="ro4">
          <table:table-cell table:number-columns-repeated="24"/>
          <table:table-cell table:formula="of:=RANK([.Z10];[.Z1:.Z10])+2" office:value-type="float" office:value="9" calcext:value-type="float">
            <text:p>9</text:p>
          </table:table-cell>
          <table:table-cell table:style-name="ce83" table:formula="of:=RAND()" office:value-type="float" office:value="0.28834686907269" calcext:value-type="float">
            <text:p>0,28834686907269</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3" calcext:value-type="float">
            <text:p>3</text:p>
          </table:table-cell>
          <table:table-cell table:style-name="ce83" table:formula="of:=RAND()" office:value-type="float" office:value="0.910413424918366" calcext:value-type="float">
            <text:p>0,91041342491836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8273" calcext:value-type="string">
            <text:p>v827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13];[.Z12:.Z21])+2" office:value-type="float" office:value="10" calcext:value-type="float">
            <text:p>10</text:p>
          </table:table-cell>
          <table:table-cell table:style-name="ce83" table:formula="of:=RAND()" office:value-type="float" office:value="0.216013559310513" calcext:value-type="float">
            <text:p>0,216013559310513</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12]" office:value-type="string" office:string-value="AB" calcext:value-type="string">
            <text:p>AB</text:p>
          </table:table-cell>
          <table:table-cell table:style-name="ce96"/>
          <table:table-cell table:style-name="ce99" table:formula="of:=[.R13]" office:value-type="string" office:string-value="v8273" calcext:value-type="string">
            <text:p>v8273</text:p>
          </table:table-cell>
          <table:table-cell table:style-name="ce83"/>
          <table:table-cell table:formula="of:=RANK([.Z14];[.Z12:.Z21])+2" office:value-type="float" office:value="5" calcext:value-type="float">
            <text:p>5</text:p>
          </table:table-cell>
          <table:table-cell table:style-name="ce83" table:formula="of:=RAND()" office:value-type="float" office:value="0.85199450720056" calcext:value-type="float">
            <text:p>0,85199450720056</text:p>
          </table:table-cell>
          <table:table-cell table:style-name="ce83" table:formula="of:=RANK([.AB14];[.AB14:.AB19])" office:value-type="float" office:value="4" calcext:value-type="float">
            <text:p>4</text:p>
          </table:table-cell>
          <table:table-cell table:style-name="ce83" table:formula="of:=RAND()" office:value-type="float" office:value="0.368481244105867" calcext:value-type="float">
            <text:p>0,368481244105867</text:p>
          </table:table-cell>
          <table:table-cell table:number-columns-repeated="996"/>
        </table:table-row>
        <table:table-row table:style-name="ro3">
          <table:table-cell table:style-name="ce4" table:formula="of:=([.Y15]+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4];10;100;1000;10;100;1000);RANDBETWEEN(1;3))" office:value-type="float" office:value="5.408" calcext:value-type="float">
            <text:p>5,408</text:p>
          </table:table-cell>
          <table:table-cell table:style-name="ce7" office:value-type="string" calcext:value-type="string">
            <text:p>×</text:p>
          </table:table-cell>
          <table:table-cell table:style-name="ce9" table:formula="of:=CHOOSE([.AA15];&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5)" calcext:value-type="string">
            <text:p>(-5)</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15];&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5]+3&amp;&quot;²&quot;" office:value-type="string" office:string-value="7²" calcext:value-type="string">
            <text:p>7²</text:p>
          </table:table-cell>
          <table:table-cell table:style-name="ce135" table:formula="of:=[.E15]*[.G15]" office:value-type="float" office:value="0.005408" calcext:value-type="float">
            <text:p>0,005408</text:p>
          </table:table-cell>
          <table:table-cell table:style-name="ce27" table:formula="of:=[.I15]*[.K15]*[.M15]" office:value-type="string" office:string-value="" calcext:value-type="error">
            <text:p>#VALEUR !</text:p>
          </table:table-cell>
          <table:table-cell table:style-name="ce48" table:formula="of:=[.O15]*CHOOSE([.Y15];0;0.01;0.0001;0.000001;1000000;10000;100;0.000001;0.0001;0.01;100;10000;1000000)&amp;&quot; &quot;&amp;[.R15]" office:value-type="string" office:string-value="0,0001 m²" calcext:value-type="string">
            <text:p>0,0001 m²</text:p>
          </table:table-cell>
          <table:table-cell/>
          <table:table-cell table:formula="of:=RANK([.Z15];[.Z12:.Z21])+2" office:value-type="float" office:value="4" calcext:value-type="float">
            <text:p>4</text:p>
          </table:table-cell>
          <table:table-cell table:style-name="ce83" table:formula="of:=RAND()" office:value-type="float" office:value="0.896613337290187" calcext:value-type="float">
            <text:p>0,896613337290187</text:p>
          </table:table-cell>
          <table:table-cell table:formula="of:=RANK([.AB15];[.AB14:.AB19])" office:value-type="float" office:value="3" calcext:value-type="float">
            <text:p>3</text:p>
          </table:table-cell>
          <table:table-cell table:style-name="ce83" table:formula="of:=RAND()" office:value-type="float" office:value="0.431101413849402" calcext:value-type="float">
            <text:p>0,431101413849402</text:p>
          </table:table-cell>
          <table:table-cell table:number-columns-repeated="996"/>
        </table:table-row>
        <table:table-row table:style-name="ro3">
          <table:table-cell table:style-name="ce4" table:formula="of:=([.Y16]+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15];10;100;1000;10;100;1000);RANDBETWEEN(1;3))" office:value-type="float" office:value="54.4" calcext:value-type="float">
            <text:p>54,4</text:p>
          </table:table-cell>
          <table:table-cell table:style-name="ce7" office:value-type="string" calcext:value-type="string">
            <text:p>×</text:p>
          </table:table-cell>
          <table:table-cell table:style-name="ce9" table:formula="of:=CHOOSE([.AA16];&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2)" calcext:value-type="string">
            <text:p>(-2)</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740" calcext:value-type="float">
            <text:p>740</text:p>
          </table:table-cell>
          <table:table-cell table:style-name="ce40" table:formula="of:=CHOOSE([.Y1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6]+3&amp;&quot;²&quot;" office:value-type="string" office:string-value="9²" calcext:value-type="string">
            <text:p>9²</text:p>
          </table:table-cell>
          <table:table-cell table:style-name="ce135" table:formula="of:=[.E16]*[.G16]" office:value-type="float" office:value="5.44" calcext:value-type="float">
            <text:p>5,44</text:p>
          </table:table-cell>
          <table:table-cell table:style-name="ce27" table:formula="of:=[.I16]*[.K16]*[.M16]" office:value-type="string" office:string-value="" calcext:value-type="error">
            <text:p>#VALEUR !</text:p>
          </table:table-cell>
          <table:table-cell table:style-name="ce48" table:formula="of:=[.O16]*CHOOSE([.Y16];0;0.01;0.0001;0.000001;1000000;10000;100;0.000001;0.0001;0.01;100;10000;1000000)&amp;&quot; &quot;&amp;[.R16]" office:value-type="string" office:string-value="7400000 m²" calcext:value-type="string">
            <text:p>7400000 m²</text:p>
          </table:table-cell>
          <table:table-cell/>
          <table:table-cell table:formula="of:=RANK([.Z16];[.Z12:.Z21])+2" office:value-type="float" office:value="6" calcext:value-type="float">
            <text:p>6</text:p>
          </table:table-cell>
          <table:table-cell table:style-name="ce83" table:formula="of:=RAND()" office:value-type="float" office:value="0.742376514867314" calcext:value-type="float">
            <text:p>0,742376514867314</text:p>
          </table:table-cell>
          <table:table-cell table:formula="of:=RANK([.AB16];[.AB14:.AB19])" office:value-type="float" office:value="1" calcext:value-type="float">
            <text:p>1</text:p>
          </table:table-cell>
          <table:table-cell table:style-name="ce83" table:formula="of:=RAND()" office:value-type="float" office:value="0.776051671704877" calcext:value-type="float">
            <text:p>0,776051671704877</text:p>
          </table:table-cell>
          <table:table-cell table:number-columns-repeated="996"/>
        </table:table-row>
        <table:table-row table:style-name="ro3">
          <table:table-cell table:style-name="ce4" table:formula="of:=([.Y17]+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6];10;100;1000;10;100;1000);RANDBETWEEN(1;3))" office:value-type="float" office:value="4.59" calcext:value-type="float">
            <text:p>4,59</text:p>
          </table:table-cell>
          <table:table-cell table:style-name="ce7" office:value-type="string" calcext:value-type="string">
            <text:p>×</text:p>
          </table:table-cell>
          <table:table-cell table:style-name="ce9" table:formula="of:=CHOOSE([.AA17];&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1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7]+3&amp;&quot;²&quot;" office:value-type="string" office:string-value="11²" calcext:value-type="string">
            <text:p>11²</text:p>
          </table:table-cell>
          <table:table-cell table:style-name="ce135" table:formula="of:=[.E17]*[.G17]" office:value-type="float" office:value="0.00459" calcext:value-type="float">
            <text:p>0,00459</text:p>
          </table:table-cell>
          <table:table-cell table:style-name="ce27" table:formula="of:=[.I17]*[.K17]*[.M17]" office:value-type="float" office:value="264" calcext:value-type="float">
            <text:p>264</text:p>
          </table:table-cell>
          <table:table-cell table:style-name="ce48" table:formula="of:=[.O17]*CHOOSE([.Y17];0;0.01;0.0001;0.000001;1000000;10000;100;0.000001;0.0001;0.01;100;10000;1000000)&amp;&quot; &quot;&amp;[.R17]" office:value-type="string" office:string-value="0,00001 m²" calcext:value-type="string">
            <text:p>0,00001 m²</text:p>
          </table:table-cell>
          <table:table-cell/>
          <table:table-cell table:formula="of:=RANK([.Z17];[.Z12:.Z21])+2" office:value-type="float" office:value="8" calcext:value-type="float">
            <text:p>8</text:p>
          </table:table-cell>
          <table:table-cell table:style-name="ce83" table:formula="of:=RAND()" office:value-type="float" office:value="0.347613312085131" calcext:value-type="float">
            <text:p>0,347613312085131</text:p>
          </table:table-cell>
          <table:table-cell table:formula="of:=RANK([.AB17];[.AB14:.AB19])" office:value-type="float" office:value="6" calcext:value-type="float">
            <text:p>6</text:p>
          </table:table-cell>
          <table:table-cell table:style-name="ce83" table:formula="of:=RAND()" office:value-type="float" office:value="0.129622459830809" calcext:value-type="float">
            <text:p>0,129622459830809</text:p>
          </table:table-cell>
          <table:table-cell table:number-columns-repeated="996"/>
        </table:table-row>
        <table:table-row table:style-name="ro3">
          <table:table-cell table:style-name="ce4" table:formula="of:=([.Y18]+3)^2" office:value-type="float" office:value="196" calcext:value-type="float">
            <text:p>19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17];10;100;1000;10;100;1000);RANDBETWEEN(1;3))" office:value-type="float" office:value="706.757" calcext:value-type="float">
            <text:p>706,757</text:p>
          </table:table-cell>
          <table:table-cell table:style-name="ce7" office:value-type="string" calcext:value-type="string">
            <text:p>×</text:p>
          </table:table-cell>
          <table:table-cell table:style-name="ce9" table:formula="of:=CHOOSE([.AA18];&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2)" calcext:value-type="string">
            <text:p>(-2)</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30" calcext:value-type="float">
            <text:p>30</text:p>
          </table:table-cell>
          <table:table-cell table:style-name="ce40" table:formula="of:=CHOOSE([.Y18];&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8]+3&amp;&quot;²&quot;" office:value-type="string" office:string-value="14²" calcext:value-type="string">
            <text:p>14²</text:p>
          </table:table-cell>
          <table:table-cell table:style-name="ce135" table:formula="of:=[.E18]*[.G18]" office:value-type="float" office:value="7.06757" calcext:value-type="float">
            <text:p>7,06757</text:p>
          </table:table-cell>
          <table:table-cell table:style-name="ce27" table:formula="of:=[.I18]*[.K18]*[.M18]" office:value-type="string" office:string-value="" calcext:value-type="error">
            <text:p>#VALEUR !</text:p>
          </table:table-cell>
          <table:table-cell table:style-name="ce48" table:formula="of:=[.O18]*CHOOSE([.Y18];0;0.01;0.0001;0.000001;1000000;10000;100;0.000001;0.0001;0.01;100;10000;1000000)&amp;&quot; &quot;&amp;[.R18]" office:value-type="string" office:string-value="3000 m²" calcext:value-type="string">
            <text:p>3000 m²</text:p>
          </table:table-cell>
          <table:table-cell/>
          <table:table-cell table:formula="of:=RANK([.Z18];[.Z12:.Z21])+2" office:value-type="float" office:value="11" calcext:value-type="float">
            <text:p>11</text:p>
          </table:table-cell>
          <table:table-cell table:style-name="ce83" table:formula="of:=RAND()" office:value-type="float" office:value="0.170042731266598" calcext:value-type="float">
            <text:p>0,170042731266598</text:p>
          </table:table-cell>
          <table:table-cell table:formula="of:=RANK([.AB18];[.AB14:.AB19])" office:value-type="float" office:value="2" calcext:value-type="float">
            <text:p>2</text:p>
          </table:table-cell>
          <table:table-cell table:style-name="ce83" table:formula="of:=RAND()" office:value-type="float" office:value="0.478692635741402" calcext:value-type="float">
            <text:p>0,478692635741402</text:p>
          </table:table-cell>
          <table:table-cell table:number-columns-repeated="996"/>
        </table:table-row>
        <table:table-row table:style-name="ro3">
          <table:table-cell table:style-name="ce4" table:formula="of:=([.Y19]+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8];10;100;1000;10;100;1000);RANDBETWEEN(1;3))" office:value-type="float" office:value="95.3" calcext:value-type="float">
            <text:p>95,3</text:p>
          </table:table-cell>
          <table:table-cell table:style-name="ce7" office:value-type="string" calcext:value-type="string">
            <text:p>×</text:p>
          </table:table-cell>
          <table:table-cell table:style-name="ce9" table:formula="of:=CHOOSE([.AA19];&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7)" calcext:value-type="string">
            <text:p>(-7)</text:p>
          </table:table-cell>
          <table:table-cell table:style-name="ce7" office:value-type="string" calcext:value-type="string">
            <text:p>×</text:p>
          </table:table-cell>
          <table:table-cell table:style-name="ce116" table:formula="of:=IF(ROUND(RAND());RANDBETWEEN(2;12);&quot;(-&quot;&amp;RANDBETWEEN(2;12)&amp;&quot;)&quot;)" office:value-type="float" office:value="6" calcext:value-type="float">
            <text:p>6</text:p>
          </table:table-cell>
          <table:table-cell table:style-name="ce10"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Y1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9]+3&amp;&quot;²&quot;" office:value-type="string" office:string-value="10²" calcext:value-type="string">
            <text:p>10²</text:p>
          </table:table-cell>
          <table:table-cell table:style-name="ce135" table:formula="of:=[.E19]*[.G19]" office:value-type="float" office:value="0.953" calcext:value-type="float">
            <text:p>0,953</text:p>
          </table:table-cell>
          <table:table-cell table:style-name="ce27" table:formula="of:=[.I19]*[.K19]*[.M19]" office:value-type="string" office:string-value="" calcext:value-type="error">
            <text:p>#VALEUR !</text:p>
          </table:table-cell>
          <table:table-cell table:style-name="ce48" table:formula="of:=[.O19]*CHOOSE([.Y19];0;0.01;0.0001;0.000001;1000000;10000;100;0.000001;0.0001;0.01;100;10000;1000000)&amp;&quot; &quot;&amp;[.R19]" office:value-type="string" office:string-value="100 m²" calcext:value-type="string">
            <text:p>100 m²</text:p>
          </table:table-cell>
          <table:table-cell/>
          <table:table-cell table:formula="of:=RANK([.Z19];[.Z12:.Z21])+2" office:value-type="float" office:value="7" calcext:value-type="float">
            <text:p>7</text:p>
          </table:table-cell>
          <table:table-cell table:style-name="ce83" table:formula="of:=RAND()" office:value-type="float" office:value="0.374567554552703" calcext:value-type="float">
            <text:p>0,374567554552703</text:p>
          </table:table-cell>
          <table:table-cell table:formula="of:=RANK([.AB19];[.AB14:.AB19])" office:value-type="float" office:value="5" calcext:value-type="float">
            <text:p>5</text:p>
          </table:table-cell>
          <table:table-cell table:style-name="ce83" table:formula="of:=RAND()" office:value-type="float" office:value="0.228189208200001" calcext:value-type="float">
            <text:p>0,22818920820000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9" calcext:value-type="float">
            <text:p>9</text:p>
          </table:table-cell>
          <table:table-cell table:style-name="ce83" table:formula="of:=RAND()" office:value-type="float" office:value="0.260449458725552" calcext:value-type="float">
            <text:p>0,260449458725552</text:p>
          </table:table-cell>
          <table:table-cell table:number-columns-repeated="998"/>
        </table:table-row>
        <table:table-row table:style-name="ro4">
          <table:table-cell table:number-columns-repeated="24"/>
          <table:table-cell table:formula="of:=RANK([.Z21];[.Z12:.Z21])+2" office:value-type="float" office:value="12" calcext:value-type="float">
            <text:p>12</text:p>
          </table:table-cell>
          <table:table-cell table:style-name="ce83" table:formula="of:=RAND()" office:value-type="float" office:value="0.10946958771836" calcext:value-type="float">
            <text:p>0,10946958771836</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4" calcext:value-type="float">
            <text:p>4</text:p>
          </table:table-cell>
          <table:table-cell table:style-name="ce83" table:formula="of:=RAND()" office:value-type="float" office:value="0.928750043013202" calcext:value-type="float">
            <text:p>0,928750043013202</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8273" calcext:value-type="string">
            <text:p>v827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24];[.Z23:.Z32])+2" office:value-type="float" office:value="8" calcext:value-type="float">
            <text:p>8</text:p>
          </table:table-cell>
          <table:table-cell table:style-name="ce83" table:formula="of:=RAND()" office:value-type="float" office:value="0.302846908857503" calcext:value-type="float">
            <text:p>0,302846908857503</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23]" office:value-type="string" office:string-value="AC" calcext:value-type="string">
            <text:p>AC</text:p>
          </table:table-cell>
          <table:table-cell table:style-name="ce96"/>
          <table:table-cell table:style-name="ce99" table:formula="of:=[.R24]" office:value-type="string" office:string-value="v8273" calcext:value-type="string">
            <text:p>v8273</text:p>
          </table:table-cell>
          <table:table-cell table:style-name="ce83"/>
          <table:table-cell table:formula="of:=RANK([.Z25];[.Z23:.Z32])+2" office:value-type="float" office:value="5" calcext:value-type="float">
            <text:p>5</text:p>
          </table:table-cell>
          <table:table-cell table:style-name="ce83" table:formula="of:=RAND()" office:value-type="float" office:value="0.923813582715507" calcext:value-type="float">
            <text:p>0,923813582715507</text:p>
          </table:table-cell>
          <table:table-cell table:style-name="ce83" table:formula="of:=RANK([.AB25];[.AB25:.AB30])" office:value-type="float" office:value="4" calcext:value-type="float">
            <text:p>4</text:p>
          </table:table-cell>
          <table:table-cell table:style-name="ce83" table:formula="of:=RAND()" office:value-type="float" office:value="0.489780764436013" calcext:value-type="float">
            <text:p>0,489780764436013</text:p>
          </table:table-cell>
          <table:table-cell table:number-columns-repeated="996"/>
        </table:table-row>
        <table:table-row table:style-name="ro3">
          <table:table-cell table:style-name="ce4" table:formula="of:=([.Y26]+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5];10;100;1000;10;100;1000);RANDBETWEEN(1;3))" office:value-type="float" office:value="6.7" calcext:value-type="float">
            <text:p>6,7</text:p>
          </table:table-cell>
          <table:table-cell table:style-name="ce7" office:value-type="string" calcext:value-type="string">
            <text:p>×</text:p>
          </table:table-cell>
          <table:table-cell table:style-name="ce9" table:formula="of:=CHOOSE([.AA26];&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7" office:value-type="string" calcext:value-type="string">
            <text:p>×</text:p>
          </table:table-cell>
          <table:table-cell table:style-name="ce116" table:formula="of:=IF(ROUND(RAND());RANDBETWEEN(2;12);&quot;(-&quot;&amp;RANDBETWEEN(2;12)&amp;&quot;)&quot;)" office:value-type="float" office:value="12" calcext:value-type="float">
            <text:p>12</text:p>
          </table:table-cell>
          <table:table-cell table:style-name="ce10" office:value-type="string" calcext:value-type="string">
            <text:p>=</text:p>
          </table:table-cell>
          <table:table-cell table:style-name="ce51" table:formula="of:=ROUNDUP(RAND()*1000/CHOOSE(RANDBETWEEN(1;4);1;10;100;1000);RANDBETWEEN(-2;2))" office:value-type="float" office:value="69.7" calcext:value-type="float">
            <text:p>69,7</text:p>
          </table:table-cell>
          <table:table-cell table:style-name="ce40" table:formula="of:=CHOOSE([.Y2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6]+3&amp;&quot;²&quot;" office:value-type="string" office:string-value="9²" calcext:value-type="string">
            <text:p>9²</text:p>
          </table:table-cell>
          <table:table-cell table:style-name="ce135" table:formula="of:=[.E26]*[.G26]" office:value-type="float" office:value="0.067" calcext:value-type="float">
            <text:p>0,067</text:p>
          </table:table-cell>
          <table:table-cell table:style-name="ce27" table:formula="of:=[.I26]*[.K26]*[.M26]" office:value-type="string" office:string-value="" calcext:value-type="error">
            <text:p>#VALEUR !</text:p>
          </table:table-cell>
          <table:table-cell table:style-name="ce48" table:formula="of:=[.O26]*CHOOSE([.Y26];0;0.01;0.0001;0.000001;1000000;10000;100;0.000001;0.0001;0.01;100;10000;1000000)&amp;&quot; &quot;&amp;[.R26]" office:value-type="string" office:string-value="697000 m²" calcext:value-type="string">
            <text:p>697000 m²</text:p>
          </table:table-cell>
          <table:table-cell/>
          <table:table-cell table:formula="of:=RANK([.Z26];[.Z23:.Z32])+2" office:value-type="float" office:value="6" calcext:value-type="float">
            <text:p>6</text:p>
          </table:table-cell>
          <table:table-cell table:style-name="ce83" table:formula="of:=RAND()" office:value-type="float" office:value="0.647507305928633" calcext:value-type="float">
            <text:p>0,647507305928633</text:p>
          </table:table-cell>
          <table:table-cell table:formula="of:=RANK([.AB26];[.AB25:.AB30])" office:value-type="float" office:value="5" calcext:value-type="float">
            <text:p>5</text:p>
          </table:table-cell>
          <table:table-cell table:style-name="ce83" table:formula="of:=RAND()" office:value-type="float" office:value="0.397986709732532" calcext:value-type="float">
            <text:p>0,397986709732532</text:p>
          </table:table-cell>
          <table:table-cell table:number-columns-repeated="996"/>
        </table:table-row>
        <table:table-row table:style-name="ro3">
          <table:table-cell table:style-name="ce4" table:formula="of:=([.Y27]+3)^2" office:value-type="float" office:value="144" calcext:value-type="float">
            <text:p>14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26];10;100;1000;10;100;1000);RANDBETWEEN(1;3))" office:value-type="float" office:value="25" calcext:value-type="float">
            <text:p>25</text:p>
          </table:table-cell>
          <table:table-cell table:style-name="ce7" office:value-type="string" calcext:value-type="string">
            <text:p>×</text:p>
          </table:table-cell>
          <table:table-cell table:style-name="ce9" table:formula="of:=CHOOSE([.AA27];&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51" table:formula="of:=ROUNDUP(RAND()*1000/CHOOSE(RANDBETWEEN(1;4);1;10;100;1000);RANDBETWEEN(-2;2))" office:value-type="float" office:value="66.16" calcext:value-type="float">
            <text:p>66,16</text:p>
          </table:table-cell>
          <table:table-cell table:style-name="ce40" table:formula="of:=CHOOSE([.Y2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7]+3&amp;&quot;²&quot;" office:value-type="string" office:string-value="12²" calcext:value-type="string">
            <text:p>12²</text:p>
          </table:table-cell>
          <table:table-cell table:style-name="ce135" table:formula="of:=[.E27]*[.G27]" office:value-type="float" office:value="0.025" calcext:value-type="float">
            <text:p>0,025</text:p>
          </table:table-cell>
          <table:table-cell table:style-name="ce27" table:formula="of:=[.I27]*[.K27]*[.M27]" office:value-type="string" office:string-value="" calcext:value-type="error">
            <text:p>#VALEUR !</text:p>
          </table:table-cell>
          <table:table-cell table:style-name="ce48" table:formula="of:=[.O27]*CHOOSE([.Y27];0;0.01;0.0001;0.000001;1000000;10000;100;0.000001;0.0001;0.01;100;10000;1000000)&amp;&quot; &quot;&amp;[.R27]" office:value-type="string" office:string-value="0,006616 m²" calcext:value-type="string">
            <text:p>0,006616 m²</text:p>
          </table:table-cell>
          <table:table-cell/>
          <table:table-cell table:formula="of:=RANK([.Z27];[.Z23:.Z32])+2" office:value-type="float" office:value="9" calcext:value-type="float">
            <text:p>9</text:p>
          </table:table-cell>
          <table:table-cell table:style-name="ce83" table:formula="of:=RAND()" office:value-type="float" office:value="0.217323957847625" calcext:value-type="float">
            <text:p>0,217323957847625</text:p>
          </table:table-cell>
          <table:table-cell table:formula="of:=RANK([.AB27];[.AB25:.AB30])" office:value-type="float" office:value="3" calcext:value-type="float">
            <text:p>3</text:p>
          </table:table-cell>
          <table:table-cell table:style-name="ce83" table:formula="of:=RAND()" office:value-type="float" office:value="0.797512559236769" calcext:value-type="float">
            <text:p>0,797512559236769</text:p>
          </table:table-cell>
          <table:table-cell table:number-columns-repeated="996"/>
        </table:table-row>
        <table:table-row table:style-name="ro3">
          <table:table-cell table:style-name="ce4" table:formula="of:=([.Y28]+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7];10;100;1000;10;100;1000);RANDBETWEEN(1;3))" office:value-type="float" office:value="100.8" calcext:value-type="float">
            <text:p>100,8</text:p>
          </table:table-cell>
          <table:table-cell table:style-name="ce7" office:value-type="string" calcext:value-type="string">
            <text:p>×</text:p>
          </table:table-cell>
          <table:table-cell table:style-name="ce9" table:formula="of:=CHOOSE([.AA28];&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159.99" calcext:value-type="float">
            <text:p>159,99</text:p>
          </table:table-cell>
          <table:table-cell table:style-name="ce40" table:formula="of:=CHOOSE([.Y2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8]+3&amp;&quot;²&quot;" office:value-type="string" office:string-value="6²" calcext:value-type="string">
            <text:p>6²</text:p>
          </table:table-cell>
          <table:table-cell table:style-name="ce135" table:formula="of:=[.E28]*[.G28]" office:value-type="float" office:value="10.08" calcext:value-type="float">
            <text:p>10,08</text:p>
          </table:table-cell>
          <table:table-cell table:style-name="ce27" table:formula="of:=[.I28]*[.K28]*[.M28]" office:value-type="string" office:string-value="" calcext:value-type="error">
            <text:p>#VALEUR !</text:p>
          </table:table-cell>
          <table:table-cell table:style-name="ce48" table:formula="of:=[.O28]*CHOOSE([.Y28];0;0.01;0.0001;0.000001;1000000;10000;100;0.000001;0.0001;0.01;100;10000;1000000)&amp;&quot; &quot;&amp;[.R28]" office:value-type="string" office:string-value="0,015999 m²" calcext:value-type="string">
            <text:p>0,015999 m²</text:p>
          </table:table-cell>
          <table:table-cell/>
          <table:table-cell table:formula="of:=RANK([.Z28];[.Z23:.Z32])+2" office:value-type="float" office:value="3" calcext:value-type="float">
            <text:p>3</text:p>
          </table:table-cell>
          <table:table-cell table:style-name="ce83" table:formula="of:=RAND()" office:value-type="float" office:value="0.938922538977521" calcext:value-type="float">
            <text:p>0,938922538977521</text:p>
          </table:table-cell>
          <table:table-cell table:formula="of:=RANK([.AB28];[.AB25:.AB30])" office:value-type="float" office:value="1" calcext:value-type="float">
            <text:p>1</text:p>
          </table:table-cell>
          <table:table-cell table:style-name="ce83" table:formula="of:=RAND()" office:value-type="float" office:value="0.951639740370382" calcext:value-type="float">
            <text:p>0,951639740370382</text:p>
          </table:table-cell>
          <table:table-cell table:number-columns-repeated="996"/>
        </table:table-row>
        <table:table-row table:style-name="ro3">
          <table:table-cell table:style-name="ce4" table:formula="of:=([.Y29]+3)^2" office:value-type="float" office:value="100" calcext:value-type="float">
            <text:p>100</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28];10;100;1000;10;100;1000);RANDBETWEEN(1;3))" office:value-type="float" office:value="3.3" calcext:value-type="float">
            <text:p>3,3</text:p>
          </table:table-cell>
          <table:table-cell table:style-name="ce7" office:value-type="string" calcext:value-type="string">
            <text:p>×</text:p>
          </table:table-cell>
          <table:table-cell table:style-name="ce9" table:formula="of:=CHOOSE([.AA29];&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300" calcext:value-type="float">
            <text:p>300</text:p>
          </table:table-cell>
          <table:table-cell table:style-name="ce40" table:formula="of:=CHOOSE([.Y2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9]+3&amp;&quot;²&quot;" office:value-type="string" office:string-value="10²" calcext:value-type="string">
            <text:p>10²</text:p>
          </table:table-cell>
          <table:table-cell table:style-name="ce135" table:formula="of:=[.E29]*[.G29]" office:value-type="float" office:value="0.0033" calcext:value-type="float">
            <text:p>0,0033</text:p>
          </table:table-cell>
          <table:table-cell table:style-name="ce27" table:formula="of:=[.I29]*[.K29]*[.M29]" office:value-type="string" office:string-value="" calcext:value-type="error">
            <text:p>#VALEUR !</text:p>
          </table:table-cell>
          <table:table-cell table:style-name="ce48" table:formula="of:=[.O29]*CHOOSE([.Y29];0;0.01;0.0001;0.000001;1000000;10000;100;0.000001;0.0001;0.01;100;10000;1000000)&amp;&quot; &quot;&amp;[.R29]" office:value-type="string" office:string-value="30000 m²" calcext:value-type="string">
            <text:p>30000 m²</text:p>
          </table:table-cell>
          <table:table-cell/>
          <table:table-cell table:formula="of:=RANK([.Z29];[.Z23:.Z32])+2" office:value-type="float" office:value="7" calcext:value-type="float">
            <text:p>7</text:p>
          </table:table-cell>
          <table:table-cell table:style-name="ce83" table:formula="of:=RAND()" office:value-type="float" office:value="0.324325575605287" calcext:value-type="float">
            <text:p>0,324325575605287</text:p>
          </table:table-cell>
          <table:table-cell table:formula="of:=RANK([.AB29];[.AB25:.AB30])" office:value-type="float" office:value="6" calcext:value-type="float">
            <text:p>6</text:p>
          </table:table-cell>
          <table:table-cell table:style-name="ce83" table:formula="of:=RAND()" office:value-type="float" office:value="0.366087166693774" calcext:value-type="float">
            <text:p>0,366087166693774</text:p>
          </table:table-cell>
          <table:table-cell table:number-columns-repeated="996"/>
        </table:table-row>
        <table:table-row table:style-name="ro3">
          <table:table-cell table:style-name="ce4" table:formula="of:=([.Y30]+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9];10;100;1000;10;100;1000);RANDBETWEEN(1;3))" office:value-type="float" office:value="786.7" calcext:value-type="float">
            <text:p>786,7</text:p>
          </table:table-cell>
          <table:table-cell table:style-name="ce7" office:value-type="string" calcext:value-type="string">
            <text:p>×</text:p>
          </table:table-cell>
          <table:table-cell table:style-name="ce9" table:formula="of:=CHOOSE([.AA30];&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11)" calcext:value-type="string">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Y30];&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0]+3&amp;&quot;²&quot;" office:value-type="string" office:string-value="13²" calcext:value-type="string">
            <text:p>13²</text:p>
          </table:table-cell>
          <table:table-cell table:style-name="ce135" table:formula="of:=[.E30]*[.G30]" office:value-type="float" office:value="7.867" calcext:value-type="float">
            <text:p>7,867</text:p>
          </table:table-cell>
          <table:table-cell table:style-name="ce27" table:formula="of:=[.I30]*[.K30]*[.M30]" office:value-type="string" office:string-value="" calcext:value-type="error">
            <text:p>#VALEUR !</text:p>
          </table:table-cell>
          <table:table-cell table:style-name="ce48" table:formula="of:=[.O30]*CHOOSE([.Y30];0;0.01;0.0001;0.000001;1000000;10000;100;0.000001;0.0001;0.01;100;10000;1000000)&amp;&quot; &quot;&amp;[.R30]" office:value-type="string" office:string-value="0,01 m²" calcext:value-type="string">
            <text:p>0,01 m²</text:p>
          </table:table-cell>
          <table:table-cell/>
          <table:table-cell table:formula="of:=RANK([.Z30];[.Z23:.Z32])+2" office:value-type="float" office:value="10" calcext:value-type="float">
            <text:p>10</text:p>
          </table:table-cell>
          <table:table-cell table:style-name="ce83" table:formula="of:=RAND()" office:value-type="float" office:value="0.21508559290335" calcext:value-type="float">
            <text:p>0,21508559290335</text:p>
          </table:table-cell>
          <table:table-cell table:formula="of:=RANK([.AB30];[.AB25:.AB30])" office:value-type="float" office:value="2" calcext:value-type="float">
            <text:p>2</text:p>
          </table:table-cell>
          <table:table-cell table:style-name="ce83" table:formula="of:=RAND()" office:value-type="float" office:value="0.864455140190568" calcext:value-type="float">
            <text:p>0,86445514019056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11" calcext:value-type="float">
            <text:p>11</text:p>
          </table:table-cell>
          <table:table-cell table:style-name="ce83" table:formula="of:=RAND()" office:value-type="float" office:value="0.173981099132549" calcext:value-type="float">
            <text:p>0,173981099132549</text:p>
          </table:table-cell>
          <table:table-cell table:number-columns-repeated="998"/>
        </table:table-row>
        <table:table-row table:style-name="ro4">
          <table:table-cell table:number-columns-repeated="24"/>
          <table:table-cell table:formula="of:=RANK([.Z32];[.Z23:.Z32])+2" office:value-type="float" office:value="12" calcext:value-type="float">
            <text:p>12</text:p>
          </table:table-cell>
          <table:table-cell table:style-name="ce83" table:formula="of:=RAND()" office:value-type="float" office:value="0.0932001340393503" calcext:value-type="float">
            <text:p>0,09320013403935</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7" calcext:value-type="float">
            <text:p>7</text:p>
          </table:table-cell>
          <table:table-cell table:style-name="ce83" table:formula="of:=RAND()" office:value-type="float" office:value="0.692779022432651" calcext:value-type="float">
            <text:p>0,69277902243265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8273" calcext:value-type="string">
            <text:p>v827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35];[.Z34:.Z43])+2" office:value-type="float" office:value="8" calcext:value-type="float">
            <text:p>8</text:p>
          </table:table-cell>
          <table:table-cell table:style-name="ce83" table:formula="of:=RAND()" office:value-type="float" office:value="0.678488909147222" calcext:value-type="float">
            <text:p>0,678488909147222</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34]" office:value-type="string" office:string-value="AD" calcext:value-type="string">
            <text:p>AD</text:p>
          </table:table-cell>
          <table:table-cell table:style-name="ce96"/>
          <table:table-cell table:style-name="ce99" table:formula="of:=[.R35]" office:value-type="string" office:string-value="v8273" calcext:value-type="string">
            <text:p>v8273</text:p>
          </table:table-cell>
          <table:table-cell table:style-name="ce83"/>
          <table:table-cell table:formula="of:=RANK([.Z36];[.Z34:.Z43])+2" office:value-type="float" office:value="12" calcext:value-type="float">
            <text:p>12</text:p>
          </table:table-cell>
          <table:table-cell table:style-name="ce83" table:formula="of:=RAND()" office:value-type="float" office:value="0.0934283210589607" calcext:value-type="float">
            <text:p>0,093428321058961</text:p>
          </table:table-cell>
          <table:table-cell table:style-name="ce83" table:formula="of:=RANK([.AB36];[.AB36:.AB41])" office:value-type="float" office:value="1" calcext:value-type="float">
            <text:p>1</text:p>
          </table:table-cell>
          <table:table-cell table:style-name="ce83" table:formula="of:=RAND()" office:value-type="float" office:value="0.518659435683172" calcext:value-type="float">
            <text:p>0,518659435683172</text:p>
          </table:table-cell>
          <table:table-cell table:number-columns-repeated="996"/>
        </table:table-row>
        <table:table-row table:style-name="ro3">
          <table:table-cell table:style-name="ce4" table:formula="of:=([.Y37]+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6];10;100;1000;10;100;1000);RANDBETWEEN(1;3))" office:value-type="float" office:value="4.43" calcext:value-type="float">
            <text:p>4,43</text:p>
          </table:table-cell>
          <table:table-cell table:style-name="ce7" office:value-type="string" calcext:value-type="string">
            <text:p>×</text:p>
          </table:table-cell>
          <table:table-cell table:style-name="ce9" table:formula="of:=CHOOSE([.AA37];&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7)" calcext:value-type="string">
            <text:p>(-7)</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321" calcext:value-type="float">
            <text:p>321</text:p>
          </table:table-cell>
          <table:table-cell table:style-name="ce40" table:formula="of:=CHOOSE([.Y37];&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7]+3&amp;&quot;²&quot;" office:value-type="string" office:string-value="14²" calcext:value-type="string">
            <text:p>14²</text:p>
          </table:table-cell>
          <table:table-cell table:style-name="ce135" table:formula="of:=[.E37]*[.G37]" office:value-type="float" office:value="0.443" calcext:value-type="float">
            <text:p>0,443</text:p>
          </table:table-cell>
          <table:table-cell table:style-name="ce27" table:formula="of:=[.I37]*[.K37]*[.M37]" office:value-type="string" office:string-value="" calcext:value-type="error">
            <text:p>#VALEUR !</text:p>
          </table:table-cell>
          <table:table-cell table:style-name="ce48" table:formula="of:=[.O37]*CHOOSE([.Y37];0;0.01;0.0001;0.000001;1000000;10000;100;0.000001;0.0001;0.01;100;10000;1000000)&amp;&quot; &quot;&amp;[.R37]" office:value-type="string" office:string-value="32100 m²" calcext:value-type="string">
            <text:p>32100 m²</text:p>
          </table:table-cell>
          <table:table-cell/>
          <table:table-cell table:formula="of:=RANK([.Z37];[.Z34:.Z43])+2" office:value-type="float" office:value="11" calcext:value-type="float">
            <text:p>11</text:p>
          </table:table-cell>
          <table:table-cell table:style-name="ce83" table:formula="of:=RAND()" office:value-type="float" office:value="0.147853413123915" calcext:value-type="float">
            <text:p>0,147853413123915</text:p>
          </table:table-cell>
          <table:table-cell table:formula="of:=RANK([.AB37];[.AB36:.AB41])" office:value-type="float" office:value="4" calcext:value-type="float">
            <text:p>4</text:p>
          </table:table-cell>
          <table:table-cell table:style-name="ce83" table:formula="of:=RAND()" office:value-type="float" office:value="0.232804545860564" calcext:value-type="float">
            <text:p>0,232804545860564</text:p>
          </table:table-cell>
          <table:table-cell table:number-columns-repeated="996"/>
        </table:table-row>
        <table:table-row table:style-name="ro3">
          <table:table-cell table:style-name="ce4" table:formula="of:=([.Y38]+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37];10;100;1000;10;100;1000);RANDBETWEEN(1;3))" office:value-type="float" office:value="1.31" calcext:value-type="float">
            <text:p>1,31</text:p>
          </table:table-cell>
          <table:table-cell table:style-name="ce7" office:value-type="string" calcext:value-type="string">
            <text:p>×</text:p>
          </table:table-cell>
          <table:table-cell table:style-name="ce9" table:formula="of:=CHOOSE([.AA38];&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11)" calcext:value-type="string">
            <text:p>(-11)</text:p>
          </table:table-cell>
          <table:table-cell table:style-name="ce10" office:value-type="string" calcext:value-type="string">
            <text:p>=</text:p>
          </table:table-cell>
          <table:table-cell table:style-name="ce51" table:formula="of:=ROUNDUP(RAND()*1000/CHOOSE(RANDBETWEEN(1;4);1;10;100;1000);RANDBETWEEN(-2;2))" office:value-type="float" office:value="296.9" calcext:value-type="float">
            <text:p>296,9</text:p>
          </table:table-cell>
          <table:table-cell table:style-name="ce40" table:formula="of:=CHOOSE([.Y38];&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8]+3&amp;&quot;²&quot;" office:value-type="string" office:string-value="7²" calcext:value-type="string">
            <text:p>7²</text:p>
          </table:table-cell>
          <table:table-cell table:style-name="ce135" table:formula="of:=[.E38]*[.G38]" office:value-type="float" office:value="0.00131" calcext:value-type="float">
            <text:p>0,00131</text:p>
          </table:table-cell>
          <table:table-cell table:style-name="ce27" table:formula="of:=[.I38]*[.K38]*[.M38]" office:value-type="string" office:string-value="" calcext:value-type="error">
            <text:p>#VALEUR !</text:p>
          </table:table-cell>
          <table:table-cell table:style-name="ce48" table:formula="of:=[.O38]*CHOOSE([.Y38];0;0.01;0.0001;0.000001;1000000;10000;100;0.000001;0.0001;0.01;100;10000;1000000)&amp;&quot; &quot;&amp;[.R38]" office:value-type="string" office:string-value="0,0002969 m²" calcext:value-type="string">
            <text:p>0,0002969 m²</text:p>
          </table:table-cell>
          <table:table-cell/>
          <table:table-cell table:formula="of:=RANK([.Z38];[.Z34:.Z43])+2" office:value-type="float" office:value="4" calcext:value-type="float">
            <text:p>4</text:p>
          </table:table-cell>
          <table:table-cell table:style-name="ce83" table:formula="of:=RAND()" office:value-type="float" office:value="0.814965492647063" calcext:value-type="float">
            <text:p>0,814965492647063</text:p>
          </table:table-cell>
          <table:table-cell table:formula="of:=RANK([.AB38];[.AB36:.AB41])" office:value-type="float" office:value="6" calcext:value-type="float">
            <text:p>6</text:p>
          </table:table-cell>
          <table:table-cell table:style-name="ce83" table:formula="of:=RAND()" office:value-type="float" office:value="0.0889606147735099" calcext:value-type="float">
            <text:p>0,08896061477351</text:p>
          </table:table-cell>
          <table:table-cell table:number-columns-repeated="996"/>
        </table:table-row>
        <table:table-row table:style-name="ro3">
          <table:table-cell table:style-name="ce4" table:formula="of:=([.Y39]+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8];10;100;1000;10;100;1000);RANDBETWEEN(1;3))" office:value-type="float" office:value="445.156" calcext:value-type="float">
            <text:p>445,156</text:p>
          </table:table-cell>
          <table:table-cell table:style-name="ce7" office:value-type="string" calcext:value-type="string">
            <text:p>×</text:p>
          </table:table-cell>
          <table:table-cell table:style-name="ce9" table:formula="of:=CHOOSE([.AA39];&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39];&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9]+3&amp;&quot;²&quot;" office:value-type="string" office:string-value="12²" calcext:value-type="string">
            <text:p>12²</text:p>
          </table:table-cell>
          <table:table-cell table:style-name="ce135" table:formula="of:=[.E39]*[.G39]" office:value-type="float" office:value="0.445156" calcext:value-type="float">
            <text:p>0,445156</text:p>
          </table:table-cell>
          <table:table-cell table:style-name="ce27" table:formula="of:=[.I39]*[.K39]*[.M39]" office:value-type="string" office:string-value="" calcext:value-type="error">
            <text:p>#VALEUR !</text:p>
          </table:table-cell>
          <table:table-cell table:style-name="ce48" table:formula="of:=[.O39]*CHOOSE([.Y39];0;0.01;0.0001;0.000001;1000000;10000;100;0.000001;0.0001;0.01;100;10000;1000000)&amp;&quot; &quot;&amp;[.R39]" office:value-type="string" office:string-value="0,01 m²" calcext:value-type="string">
            <text:p>0,01 m²</text:p>
          </table:table-cell>
          <table:table-cell/>
          <table:table-cell table:formula="of:=RANK([.Z39];[.Z34:.Z43])+2" office:value-type="float" office:value="9" calcext:value-type="float">
            <text:p>9</text:p>
          </table:table-cell>
          <table:table-cell table:style-name="ce83" table:formula="of:=RAND()" office:value-type="float" office:value="0.678480140431439" calcext:value-type="float">
            <text:p>0,678480140431439</text:p>
          </table:table-cell>
          <table:table-cell table:formula="of:=RANK([.AB39];[.AB36:.AB41])" office:value-type="float" office:value="3" calcext:value-type="float">
            <text:p>3</text:p>
          </table:table-cell>
          <table:table-cell table:style-name="ce83" table:formula="of:=RAND()" office:value-type="float" office:value="0.270084444216784" calcext:value-type="float">
            <text:p>0,270084444216784</text:p>
          </table:table-cell>
          <table:table-cell table:number-columns-repeated="996"/>
        </table:table-row>
        <table:table-row table:style-name="ro3">
          <table:table-cell table:style-name="ce4" table:formula="of:=([.Y40]+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39];10;100;1000;10;100;1000);RANDBETWEEN(1;3))" office:value-type="float" office:value="29.5" calcext:value-type="float">
            <text:p>29,5</text:p>
          </table:table-cell>
          <table:table-cell table:style-name="ce7" office:value-type="string" calcext:value-type="string">
            <text:p>×</text:p>
          </table:table-cell>
          <table:table-cell table:style-name="ce9" table:formula="of:=CHOOSE([.AA40];&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3" calcext:value-type="float">
            <text:p>3</text:p>
          </table:table-cell>
          <table:table-cell table:style-name="ce10" office:value-type="string" calcext:value-type="string">
            <text:p>=</text:p>
          </table:table-cell>
          <table:table-cell table:style-name="ce51" table:formula="of:=ROUNDUP(RAND()*1000/CHOOSE(RANDBETWEEN(1;4);1;10;100;1000);RANDBETWEEN(-2;2))" office:value-type="float" office:value="0.4" calcext:value-type="float">
            <text:p>0,4</text:p>
          </table:table-cell>
          <table:table-cell table:style-name="ce40" table:formula="of:=CHOOSE([.Y40];&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0]+3&amp;&quot;²&quot;" office:value-type="string" office:string-value="13²" calcext:value-type="string">
            <text:p>13²</text:p>
          </table:table-cell>
          <table:table-cell table:style-name="ce135" table:formula="of:=[.E40]*[.G40]" office:value-type="float" office:value="0.295" calcext:value-type="float">
            <text:p>0,295</text:p>
          </table:table-cell>
          <table:table-cell table:style-name="ce27" table:formula="of:=[.I40]*[.K40]*[.M40]" office:value-type="float" office:value="36" calcext:value-type="float">
            <text:p>36</text:p>
          </table:table-cell>
          <table:table-cell table:style-name="ce48" table:formula="of:=[.O40]*CHOOSE([.Y40];0;0.01;0.0001;0.000001;1000000;10000;100;0.000001;0.0001;0.01;100;10000;1000000)&amp;&quot; &quot;&amp;[.R40]" office:value-type="string" office:string-value="0,004 m²" calcext:value-type="string">
            <text:p>0,004 m²</text:p>
          </table:table-cell>
          <table:table-cell/>
          <table:table-cell table:formula="of:=RANK([.Z40];[.Z34:.Z43])+2" office:value-type="float" office:value="10" calcext:value-type="float">
            <text:p>10</text:p>
          </table:table-cell>
          <table:table-cell table:style-name="ce83" table:formula="of:=RAND()" office:value-type="float" office:value="0.248493004493236" calcext:value-type="float">
            <text:p>0,248493004493236</text:p>
          </table:table-cell>
          <table:table-cell table:formula="of:=RANK([.AB40];[.AB36:.AB41])" office:value-type="float" office:value="5" calcext:value-type="float">
            <text:p>5</text:p>
          </table:table-cell>
          <table:table-cell table:style-name="ce83" table:formula="of:=RAND()" office:value-type="float" office:value="0.0899238207766563" calcext:value-type="float">
            <text:p>0,089923820776656</text:p>
          </table:table-cell>
          <table:table-cell table:number-columns-repeated="996"/>
        </table:table-row>
        <table:table-row table:style-name="ro3">
          <table:table-cell table:style-name="ce4" table:formula="of:=([.Y41]+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40];10;100;1000;10;100;1000);RANDBETWEEN(1;3))" office:value-type="float" office:value="68.5" calcext:value-type="float">
            <text:p>68,5</text:p>
          </table:table-cell>
          <table:table-cell table:style-name="ce7" office:value-type="string" calcext:value-type="string">
            <text:p>×</text:p>
          </table:table-cell>
          <table:table-cell table:style-name="ce9" table:formula="of:=CHOOSE([.AA41];&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10" office:value-type="string" calcext:value-type="string">
            <text:p>=</text:p>
          </table:table-cell>
          <table:table-cell table:style-name="ce51" table:formula="of:=ROUNDUP(RAND()*1000/CHOOSE(RANDBETWEEN(1;4);1;10;100;1000);RANDBETWEEN(-2;2))" office:value-type="float" office:value="700" calcext:value-type="float">
            <text:p>700</text:p>
          </table:table-cell>
          <table:table-cell table:style-name="ce40" table:formula="of:=CHOOSE([.Y41];&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1]+3&amp;&quot;²&quot;" office:value-type="string" office:string-value="9²" calcext:value-type="string">
            <text:p>9²</text:p>
          </table:table-cell>
          <table:table-cell table:style-name="ce135" table:formula="of:=[.E41]*[.G41]" office:value-type="float" office:value="0.685" calcext:value-type="float">
            <text:p>0,685</text:p>
          </table:table-cell>
          <table:table-cell table:style-name="ce27" table:formula="of:=[.I41]*[.K41]*[.M41]" office:value-type="string" office:string-value="" calcext:value-type="error">
            <text:p>#VALEUR !</text:p>
          </table:table-cell>
          <table:table-cell table:style-name="ce48" table:formula="of:=[.O41]*CHOOSE([.Y41];0;0.01;0.0001;0.000001;1000000;10000;100;0.000001;0.0001;0.01;100;10000;1000000)&amp;&quot; &quot;&amp;[.R41]" office:value-type="string" office:string-value="7000000 m²" calcext:value-type="string">
            <text:p>7000000 m²</text:p>
          </table:table-cell>
          <table:table-cell/>
          <table:table-cell table:formula="of:=RANK([.Z41];[.Z34:.Z43])+2" office:value-type="float" office:value="6" calcext:value-type="float">
            <text:p>6</text:p>
          </table:table-cell>
          <table:table-cell table:style-name="ce83" table:formula="of:=RAND()" office:value-type="float" office:value="0.751298763833605" calcext:value-type="float">
            <text:p>0,751298763833605</text:p>
          </table:table-cell>
          <table:table-cell table:formula="of:=RANK([.AB41];[.AB36:.AB41])" office:value-type="float" office:value="2" calcext:value-type="float">
            <text:p>2</text:p>
          </table:table-cell>
          <table:table-cell table:style-name="ce83" table:formula="of:=RAND()" office:value-type="float" office:value="0.461910968970544" calcext:value-type="float">
            <text:p>0,46191096897054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3" calcext:value-type="float">
            <text:p>3</text:p>
          </table:table-cell>
          <table:table-cell table:style-name="ce83" table:formula="of:=RAND()" office:value-type="float" office:value="0.901648364375764" calcext:value-type="float">
            <text:p>0,901648364375764</text:p>
          </table:table-cell>
          <table:table-cell table:number-columns-repeated="998"/>
        </table:table-row>
        <table:table-row table:style-name="ro4">
          <table:table-cell table:number-columns-repeated="24"/>
          <table:table-cell table:formula="of:=RANK([.Z43];[.Z34:.Z43])+2" office:value-type="float" office:value="5" calcext:value-type="float">
            <text:p>5</text:p>
          </table:table-cell>
          <table:table-cell table:style-name="ce83" table:formula="of:=RAND()" office:value-type="float" office:value="0.766657815695888" calcext:value-type="float">
            <text:p>0,766657815695888</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Bleue 2" table:style-name="ta5" table:print-ranges="'Ceinture Bleue 2'.A1:'Ceinture Bleue 2'.U44 'Ceinture Bleue 2'.W1:'Ceinture Bleue 2'.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2?language=Basic&amp;location=document" xlink:type="simple"/>
              </office:event-listeners>
            </form:button>
          </form:form>
        </office:forms>
        <table:shapes>
          <draw:control draw:z-index="0" draw:style-name="gr5" draw:text-style-name="P2" svg:width="1.651cm" svg:height="0.749cm" svg:x="47.96cm" svg:y="0.823cm" draw:control="control6"/>
        </table:shapes>
        <table:table-column table:style-name="co74" table:default-cell-style-name="Default"/>
        <table:table-column table:style-name="co75" table:default-cell-style-name="Default"/>
        <table:table-column table:style-name="co1" table:default-cell-style-name="Default"/>
        <table:table-column table:style-name="co22" table:default-cell-style-name="Default"/>
        <table:table-column table:style-name="co76" table:default-cell-style-name="Default"/>
        <table:table-column table:style-name="co77" table:default-cell-style-name="Default"/>
        <table:table-column table:style-name="co78" table:default-cell-style-name="Default"/>
        <table:table-column table:style-name="co77" table:default-cell-style-name="Default"/>
        <table:table-column table:style-name="co79" table:default-cell-style-name="Default"/>
        <table:table-column table:style-name="co65" table:default-cell-style-name="Default"/>
        <table:table-column table:style-name="co70" table:default-cell-style-name="Default"/>
        <table:table-column table:style-name="co36" table:default-cell-style-name="Default"/>
        <table:table-column table:style-name="co80" table:default-cell-style-name="Default"/>
        <table:table-column table:style-name="co36" table:default-cell-style-name="Default"/>
        <table:table-column table:style-name="co81" table:default-cell-style-name="Default"/>
        <table:table-column table:style-name="co28" table:default-cell-style-name="Default"/>
        <table:table-column table:style-name="co82" table:default-cell-style-name="Default"/>
        <table:table-column table:style-name="co32" table:default-cell-style-name="Default"/>
        <table:table-column table:style-name="co83" table:default-cell-style-name="Default"/>
        <table:table-column table:style-name="co70" table:default-cell-style-name="Default"/>
        <table:table-column table:style-name="co84" table:default-cell-style-name="Default"/>
        <table:table-column table:style-name="co17" table:default-cell-style-name="Default"/>
        <table:table-column table:style-name="co72" table:default-cell-style-name="Default"/>
        <table:table-column table:style-name="co85" table:default-cell-style-name="Default"/>
        <table:table-column table:style-name="co12" table:default-cell-style-name="Default"/>
        <table:table-column table:style-name="co4" table:default-cell-style-name="Default"/>
        <table:table-column table:style-name="co17" table:default-cell-style-name="Default"/>
        <table:table-column table:style-name="co18" table:default-cell-style-name="Default"/>
        <table:table-column table:style-name="co86" table:default-cell-style-name="Default"/>
        <table:table-column table:style-name="co28" table:number-columns-repeated="3" table:default-cell-style-name="Default"/>
        <table:table-column table:style-name="co17" table:number-columns-repeated="992" table:default-cell-style-name="Default"/>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C1];[.AC1:.AC10])+5" office:value-type="float" office:value="7" calcext:value-type="float">
            <text:p>7</text:p>
          </table:table-cell>
          <table:table-cell table:style-name="ce83" table:formula="of:=RAND()" office:value-type="float" office:value="0.855584891459321" calcext:value-type="float">
            <text:p>0,855584891459321</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5228" calcext:value-type="string">
            <text:p>v522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2];[.AC1:.AC10])+5" office:value-type="float" office:value="13" calcext:value-type="float">
            <text:p>13</text:p>
          </table:table-cell>
          <table:table-cell table:style-name="ce83" table:formula="of:=RAND()" office:value-type="float" office:value="0.0887342688658047" calcext:value-type="float">
            <text:p>0,088734268865805</text:p>
          </table:table-cell>
          <table:table-cell table:style-name="ce15"/>
          <table:table-cell table:number-columns-repeated="994"/>
        </table:table-row>
        <table:table-row table:style-name="ro1">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1]" office:value-type="string" office:string-value="AA" calcext:value-type="string">
            <text:p>AA</text:p>
          </table:table-cell>
          <table:table-cell table:style-name="ce96"/>
          <table:table-cell table:style-name="ce99" table:formula="of:=[.U2]" office:value-type="string" office:string-value="v5228" calcext:value-type="string">
            <text:p>v5228</text:p>
          </table:table-cell>
          <table:table-cell table:style-name="ce83"/>
          <table:table-cell table:formula="of:=RANK([.AC3];[.AC1:.AC10])+5" office:value-type="float" office:value="14" calcext:value-type="float">
            <text:p>14</text:p>
          </table:table-cell>
          <table:table-cell table:style-name="ce83" table:formula="of:=RAND()" office:value-type="float" office:value="0.0855751921773889" calcext:value-type="float">
            <text:p>0,085575192177389</text:p>
          </table:table-cell>
          <table:table-cell table:style-name="ce15"/>
          <table:table-cell table:style-name="ce83" table:number-columns-repeated="994"/>
        </table:table-row>
        <table:table-row table:style-name="ro3">
          <table:table-cell table:style-name="ce4" table:formula="of:=[.AB4]+IF([.AB4]&gt;10;IF(ROUND(RAND());[.AB4]-11;[.AB4]-10);0)" office:value-type="float" office:value="14" calcext:value-type="float">
            <text:p>14</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52" calcext:value-type="float">
            <text:p>52</text:p>
          </table:table-cell>
          <table:table-cell table:style-name="ce121" office:value-type="string" calcext:value-type="string">
            <text:p>l=</text:p>
          </table:table-cell>
          <table:table-cell table:style-name="ce41" table:formula="of:=ROUND(RAND()*100)/CHOOSE(RANDBETWEEN(1;2);1;10)" office:value-type="float" office:value="5.6" calcext:value-type="float">
            <text:p>5,6</text:p>
          </table:table-cell>
          <table:table-cell table:style-name="ce10" office:value-type="string" calcext:value-type="string">
            <text:p>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quot;x + &quot;&amp;[.AD4]" office:value-type="string" office:string-value="x + 3" calcext:value-type="string">
            <text:p>x + 3</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4]*[.A4]" office:value-type="float" office:value="196" calcext:value-type="float">
            <text:p>196</text:p>
          </table:table-cell>
          <table:table-cell table:style-name="ce135" table:formula="of:=[.F4]*2+[.H4]*2&amp;&quot; cm&quot;" office:value-type="string" office:string-value="115,2 cm" calcext:value-type="string">
            <text:p>115,2 cm</text:p>
          </table:table-cell>
          <table:table-cell table:style-name="ce27" table:formula="of:=[.J4]+IF([.K4]=&quot;+&quot;;[.L4];-[.L4])+IF([.M4]=&quot;+&quot;;[.N4];-[.N4])+IF([.O4]=&quot;+&quot;;[.P4];-[.P4])" office:value-type="float" office:value="-25" calcext:value-type="float">
            <text:p>-25</text:p>
          </table:table-cell>
          <table:table-cell table:style-name="ce48" table:formula="of:=[.T4]+[.AD4]" office:value-type="float" office:value="6" calcext:value-type="float">
            <text:p>6</text:p>
          </table:table-cell>
          <table:table-cell/>
          <table:table-cell table:formula="of:=RANK([.AC4];[.AC1:.AC10])+5" office:value-type="float" office:value="12" calcext:value-type="float">
            <text:p>12</text:p>
          </table:table-cell>
          <table:table-cell table:style-name="ce83" table:formula="of:=RAND()" office:value-type="float" office:value="0.210830941405085" calcext:value-type="float">
            <text:p>0,210830941405085</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4)" office:value-type="float" office:value="3" calcext:value-type="float">
            <text:p>3</text:p>
          </table:table-cell>
          <table:table-cell table:number-columns-repeated="992"/>
        </table:table-row>
        <table:table-row table:style-name="ro3">
          <table:table-cell table:style-name="ce4" table:formula="of:=[.AB5]+IF([.AB5]&gt;10;IF(ROUND(RAND());[.AB5]-11;[.AB5]-10))" office:value-type="float" office:value="9" calcext:value-type="float">
            <text:p>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0.5" calcext:value-type="float">
            <text:p>0,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136" table:formula="of:=[.AE5]&amp;&quot;x + &quot;&amp;[.AD5]" office:value-type="string" office:string-value="5x + 2" calcext:value-type="string">
            <text:p>5x + 2</text:p>
          </table:table-cell>
          <table:table-cell table:style-name="ce137" office:value-type="string" calcext:value-type="string">
            <text:p>pour x =</text:p>
          </table:table-cell>
          <table:table-cell table:style-name="ce138" table:formula="of:=RANDBETWEEN(0;9)" office:value-type="float" office:value="5" calcext:value-type="float">
            <text:p>5</text:p>
          </table:table-cell>
          <table:table-cell table:style-name="ce56" office:value-type="string" calcext:value-type="string">
            <text:p>:</text:p>
          </table:table-cell>
          <table:table-cell/>
          <table:table-cell table:style-name="ce27" table:formula="of:=[.A5]*[.A5]" office:value-type="float" office:value="81" calcext:value-type="float">
            <text:p>81</text:p>
          </table:table-cell>
          <table:table-cell table:style-name="ce135" table:formula="of:=[.F5]*4&amp;&quot; cm&quot;" office:value-type="string" office:string-value="2 cm" calcext:value-type="string">
            <text:p>2 cm</text:p>
          </table:table-cell>
          <table:table-cell table:style-name="ce27" table:formula="of:=[.J5]+IF([.K5]=&quot;+&quot;;[.L5];-[.L5])+IF([.M5]=&quot;+&quot;;[.N5];-[.N5])+IF([.O5]=&quot;+&quot;;[.P5];-[.P5])" office:value-type="float" office:value="24" calcext:value-type="float">
            <text:p>24</text:p>
          </table:table-cell>
          <table:table-cell table:style-name="ce48" table:formula="of:=[.AE5]*[.T5]+[.AD5]" office:value-type="float" office:value="27" calcext:value-type="float">
            <text:p>27</text:p>
          </table:table-cell>
          <table:table-cell/>
          <table:table-cell table:formula="of:=RANK([.AC5];[.AC1:.AC10])+5" office:value-type="float" office:value="9" calcext:value-type="float">
            <text:p>9</text:p>
          </table:table-cell>
          <table:table-cell table:style-name="ce83" table:formula="of:=RAND()" office:value-type="float" office:value="0.589321410933219" calcext:value-type="float">
            <text:p>0,589321410933219</text:p>
          </table:table-cell>
          <table:table-cell table:style-name="ce140" table:formula="of:=RANDBETWEEN(2;13)" office:value-type="float" office:value="2" calcext:value-type="float">
            <text:p>2</text:p>
          </table:table-cell>
          <table:table-cell table:style-name="ce141" table:formula="of:=RANDBETWEEN(2;5)" office:value-type="float" office:value="5" calcext:value-type="float">
            <text:p>5</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6]+IF([.AB6]&gt;10;IF(ROUND(RAND());[.AB6]-11;[.AB6]-1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42" calcext:value-type="float">
            <text:p>4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quot;-&quot;&amp;[.AE6]&amp;&quot;x - &quot;&amp;[.AD6]" office:value-type="string" office:string-value="-4x - 13" calcext:value-type="string">
            <text:p>-4x - 13</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6]*[.A6]" office:value-type="float" office:value="64" calcext:value-type="float">
            <text:p>64</text:p>
          </table:table-cell>
          <table:table-cell table:style-name="ce135" table:formula="of:=[.F6]*4&amp;&quot; cm&quot;" office:value-type="string" office:string-value="168 cm" calcext:value-type="string">
            <text:p>168 cm</text:p>
          </table:table-cell>
          <table:table-cell table:style-name="ce27" table:formula="of:=[.J6]+IF([.K6]=&quot;+&quot;;[.L6];-[.L6])+IF([.M6]=&quot;+&quot;;[.N6];-[.N6])+IF([.O6]=&quot;+&quot;;[.P6];-[.P6])" office:value-type="float" office:value="-7" calcext:value-type="float">
            <text:p>-7</text:p>
          </table:table-cell>
          <table:table-cell table:style-name="ce48" table:formula="of:=-[.AE6]*[.T6]-[.AD6]" office:value-type="float" office:value="-25" calcext:value-type="float">
            <text:p>-25</text:p>
          </table:table-cell>
          <table:table-cell/>
          <table:table-cell table:formula="of:=RANK([.AC6];[.AC1:.AC10])+5" office:value-type="float" office:value="8" calcext:value-type="float">
            <text:p>8</text:p>
          </table:table-cell>
          <table:table-cell table:style-name="ce83" table:formula="of:=RAND()" office:value-type="float" office:value="0.763762808420376" calcext:value-type="float">
            <text:p>0,763762808420376</text:p>
          </table:table-cell>
          <table:table-cell table:style-name="ce140" table:formula="of:=RANDBETWEEN(2;13)" office:value-type="float" office:value="13" calcext:value-type="float">
            <text:p>13</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4" table:formula="of:=[.AB7]+IF([.AB7]&gt;10;IF(ROUND(RAND());[.AB7]-11;[.AB7]-10))" office:value-type="float" office:value="12" calcext:value-type="float">
            <text:p>12</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7.5" calcext:value-type="float">
            <text:p>7,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10" office:value-type="string" calcext:value-type="string">
            <text:p>=</text:p>
          </table:table-cell>
          <table:table-cell table:style-name="ce136" table:formula="of:=&quot;x² + x + &quot;&amp;[.AD7]" office:value-type="string" office:string-value="x² + x + 13" calcext:value-type="string">
            <text:p>x² + x + 13</text:p>
          </table:table-cell>
          <table:table-cell table:style-name="ce137" office:value-type="string" calcext:value-type="string">
            <text:p>pour x =</text:p>
          </table:table-cell>
          <table:table-cell table:style-name="ce138" table:formula="of:=RANDBETWEEN(0;5)" office:value-type="float" office:value="5" calcext:value-type="float">
            <text:p>5</text:p>
          </table:table-cell>
          <table:table-cell table:style-name="ce56" office:value-type="string" calcext:value-type="string">
            <text:p>:</text:p>
          </table:table-cell>
          <table:table-cell/>
          <table:table-cell table:style-name="ce27" table:formula="of:=[.A7]*[.A7]" office:value-type="float" office:value="144" calcext:value-type="float">
            <text:p>144</text:p>
          </table:table-cell>
          <table:table-cell table:style-name="ce135" table:formula="of:=[.F7]*3&amp;&quot; cm&quot;" office:value-type="string" office:string-value="22,5 cm" calcext:value-type="string">
            <text:p>22,5 cm</text:p>
          </table:table-cell>
          <table:table-cell table:style-name="ce27" table:formula="of:=[.J7]+IF([.K7]=&quot;+&quot;;[.L7];-[.L7])+IF([.M7]=&quot;+&quot;;[.N7];-[.N7])+IF([.O7]=&quot;+&quot;;[.P7];-[.P7])" office:value-type="float" office:value="-19" calcext:value-type="float">
            <text:p>-19</text:p>
          </table:table-cell>
          <table:table-cell table:style-name="ce48" table:formula="of:=[.T7]*[.T7]+[.T7]+[.AD7]" office:value-type="float" office:value="43" calcext:value-type="float">
            <text:p>43</text:p>
          </table:table-cell>
          <table:table-cell/>
          <table:table-cell table:formula="of:=RANK([.AC7];[.AC1:.AC10])+5" office:value-type="float" office:value="11" calcext:value-type="float">
            <text:p>11</text:p>
          </table:table-cell>
          <table:table-cell table:style-name="ce83" table:formula="of:=RAND()" office:value-type="float" office:value="0.314163614364563" calcext:value-type="float">
            <text:p>0,314163614364563</text:p>
          </table:table-cell>
          <table:table-cell table:style-name="ce140" table:formula="of:=RANDBETWEEN(2;13)" office:value-type="float" office:value="13" calcext:value-type="float">
            <text:p>13</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4" table:formula="of:=[.AB8]+IF([.AB8]&gt;10;IF(ROUND(RAND());[.AB8]-11;[.AB8]-10))" office:value-type="float" office:value="10" calcext:value-type="float">
            <text:p>1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7" calcext:value-type="float">
            <text:p>7</text:p>
          </table:table-cell>
          <table:table-cell table:style-name="ce47" office:value-type="string" calcext:value-type="string">
            <text:p>b=c= </text:p>
          </table:table-cell>
          <table:table-cell table:style-name="ce41" table:formula="of:=ROUND(RAND()*100)/CHOOSE(RANDBETWEEN(1;2);1;10)" office:value-type="float" office:value="65" calcext:value-type="float">
            <text:p>65</text:p>
          </table:table-cell>
          <table:table-cell table:style-name="ce10" office:value-type="string" calcext:value-type="string">
            <text:p>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136" table:formula="of:=[.AE8]&amp;&quot;x² - &quot;&amp;[.AF8]&amp;&quot;x + &quot;&amp;[.AD8]" office:value-type="string" office:string-value="5x² - 3x + 12" calcext:value-type="string">
            <text:p>5x² - 3x + 12</text:p>
          </table:table-cell>
          <table:table-cell table:style-name="ce137" office:value-type="string" calcext:value-type="string">
            <text:p>pour x =</text:p>
          </table:table-cell>
          <table:table-cell table:style-name="ce138" table:formula="of:=RANDBETWEEN(0;5)" office:value-type="float" office:value="4" calcext:value-type="float">
            <text:p>4</text:p>
          </table:table-cell>
          <table:table-cell table:style-name="ce56" office:value-type="string" calcext:value-type="string">
            <text:p>:</text:p>
          </table:table-cell>
          <table:table-cell/>
          <table:table-cell table:style-name="ce27" table:formula="of:=[.A8]*[.A8]" office:value-type="float" office:value="100" calcext:value-type="float">
            <text:p>100</text:p>
          </table:table-cell>
          <table:table-cell table:style-name="ce135" table:formula="of:=[.F8]+[.H8]*2&amp;&quot; cm&quot;" office:value-type="string" office:string-value="137 cm" calcext:value-type="string">
            <text:p>137 cm</text:p>
          </table:table-cell>
          <table:table-cell table:style-name="ce27" table:formula="of:=[.J8]+IF([.K8]=&quot;+&quot;;[.L8];-[.L8])+IF([.M8]=&quot;+&quot;;[.N8];-[.N8])+IF([.O8]=&quot;+&quot;;[.P8];-[.P8])" office:value-type="float" office:value="-49" calcext:value-type="float">
            <text:p>-49</text:p>
          </table:table-cell>
          <table:table-cell table:style-name="ce48" table:formula="of:=[.AE8]*[.T8]*[.T8]-[.AF8]*[.T8]+[.AD8]" office:value-type="float" office:value="80" calcext:value-type="float">
            <text:p>80</text:p>
          </table:table-cell>
          <table:table-cell/>
          <table:table-cell table:formula="of:=RANK([.AC8];[.AC1:.AC10])+5" office:value-type="float" office:value="10" calcext:value-type="float">
            <text:p>10</text:p>
          </table:table-cell>
          <table:table-cell table:style-name="ce83" table:formula="of:=RAND()" office:value-type="float" office:value="0.372423592046584" calcext:value-type="float">
            <text:p>0,372423592046584</text:p>
          </table:table-cell>
          <table:table-cell table:style-name="ce140" table:formula="of:=RANDBETWEEN(2;13)" office:value-type="float" office:value="12" calcext:value-type="float">
            <text:p>12</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9];[.AC1:.AC10])+5" office:value-type="float" office:value="15" calcext:value-type="float">
            <text:p>15</text:p>
          </table:table-cell>
          <table:table-cell table:style-name="ce83" table:formula="of:=RAND()" office:value-type="float" office:value="0.0095241988455036" calcext:value-type="float">
            <text:p>0,009524198845504</text:p>
          </table:table-cell>
          <table:table-cell table:style-name="ce15"/>
          <table:table-cell table:number-columns-repeated="994"/>
        </table:table-row>
        <table:table-row table:style-name="ro6">
          <table:table-cell table:number-columns-repeated="27"/>
          <table:table-cell table:formula="of:=RANK([.AC10];[.AC1:.AC10])+5" office:value-type="float" office:value="6" calcext:value-type="float">
            <text:p>6</text:p>
          </table:table-cell>
          <table:table-cell table:style-name="ce83" table:formula="of:=RAND()" office:value-type="float" office:value="0.868122006580358" calcext:value-type="float">
            <text:p>0,868122006580358</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C12];[.AC12:.AC21])+5" office:value-type="float" office:value="6" calcext:value-type="float">
            <text:p>6</text:p>
          </table:table-cell>
          <table:table-cell table:style-name="ce83" table:formula="of:=RAND()" office:value-type="float" office:value="0.468788042530814" calcext:value-type="float">
            <text:p>0,468788042530814</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5228" calcext:value-type="string">
            <text:p>v522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13];[.AC12:.AC21])+5" office:value-type="float" office:value="7" calcext:value-type="float">
            <text:p>7</text:p>
          </table:table-cell>
          <table:table-cell table:style-name="ce83" table:formula="of:=RAND()" office:value-type="float" office:value="0.455970003216147" calcext:value-type="float">
            <text:p>0,455970003216147</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12]" office:value-type="string" office:string-value="AB" calcext:value-type="string">
            <text:p>AB</text:p>
          </table:table-cell>
          <table:table-cell table:style-name="ce96"/>
          <table:table-cell table:style-name="ce99" table:formula="of:=[.U13]" office:value-type="string" office:string-value="v5228" calcext:value-type="string">
            <text:p>v5228</text:p>
          </table:table-cell>
          <table:table-cell table:style-name="ce83"/>
          <table:table-cell table:formula="of:=RANK([.AC14];[.AC12:.AC21])+5" office:value-type="float" office:value="13" calcext:value-type="float">
            <text:p>13</text:p>
          </table:table-cell>
          <table:table-cell table:style-name="ce83" table:formula="of:=RAND()" office:value-type="float" office:value="0.0395809103962895" calcext:value-type="float">
            <text:p>0,03958091039629</text:p>
          </table:table-cell>
          <table:table-cell table:style-name="ce15"/>
          <table:table-cell table:style-name="ce83" table:number-columns-repeated="2"/>
          <table:table-cell table:number-columns-repeated="992"/>
        </table:table-row>
        <table:table-row table:style-name="ro3">
          <table:table-cell table:style-name="ce4" table:formula="of:=[.AB15]+IF([.AB15]&gt;10;IF(ROUND(RAND());[.AB15]-11;[.AB15]-10);0)" office:value-type="float" office:value="14" calcext:value-type="float">
            <text:p>14</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17" calcext:value-type="float">
            <text:p>17</text:p>
          </table:table-cell>
          <table:table-cell table:style-name="ce121" office:value-type="string" calcext:value-type="string">
            <text:p>l=</text:p>
          </table:table-cell>
          <table:table-cell table:style-name="ce41" table:formula="of:=ROUND(RAND()*100)/CHOOSE(RANDBETWEEN(1;2);1;10)" office:value-type="float" office:value="1.1" calcext:value-type="float">
            <text:p>1,1</text:p>
          </table:table-cell>
          <table:table-cell table:style-name="ce10" office:value-type="string" calcext:value-type="string">
            <text:p>p=</text:p>
          </table:table-cell>
          <table:table-cell table:style-name="ce4" table:formula="of:=CHOOSE(ROUND(RAND())+1;-1;1)*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136" table:formula="of:=&quot;x + &quot;&amp;[.AD15]" office:value-type="string" office:string-value="x + 4" calcext:value-type="string">
            <text:p>x + 4</text:p>
          </table:table-cell>
          <table:table-cell table:style-name="ce137" office:value-type="string" calcext:value-type="string">
            <text:p>pour x =</text:p>
          </table:table-cell>
          <table:table-cell table:style-name="ce138" table:formula="of:=RANDBETWEEN(0;9)" office:value-type="float" office:value="9" calcext:value-type="float">
            <text:p>9</text:p>
          </table:table-cell>
          <table:table-cell table:style-name="ce56" office:value-type="string" calcext:value-type="string">
            <text:p>:</text:p>
          </table:table-cell>
          <table:table-cell/>
          <table:table-cell table:style-name="ce27" table:formula="of:=[.A15]*[.A15]" office:value-type="float" office:value="196" calcext:value-type="float">
            <text:p>196</text:p>
          </table:table-cell>
          <table:table-cell table:style-name="ce135" table:formula="of:=[.F15]*2+[.H15]*2&amp;&quot; cm&quot;" office:value-type="string" office:string-value="36,2 cm" calcext:value-type="string">
            <text:p>36,2 cm</text:p>
          </table:table-cell>
          <table:table-cell table:style-name="ce27" table:formula="of:=[.J15]+IF([.K15]=&quot;+&quot;;[.L15];-[.L15])+IF([.M15]=&quot;+&quot;;[.N15];-[.N15])+IF([.O15]=&quot;+&quot;;[.P15];-[.P15])" office:value-type="float" office:value="-25" calcext:value-type="float">
            <text:p>-25</text:p>
          </table:table-cell>
          <table:table-cell table:style-name="ce48" table:formula="of:=[.T15]+[.AD15]" office:value-type="float" office:value="13" calcext:value-type="float">
            <text:p>13</text:p>
          </table:table-cell>
          <table:table-cell/>
          <table:table-cell table:formula="of:=RANK([.AC15];[.AC12:.AC21])+5" office:value-type="float" office:value="12" calcext:value-type="float">
            <text:p>12</text:p>
          </table:table-cell>
          <table:table-cell table:style-name="ce83" table:formula="of:=RAND()" office:value-type="float" office:value="0.0860108705081567" calcext:value-type="float">
            <text:p>0,086010870508157</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4)" office:value-type="float" office:value="2" calcext:value-type="float">
            <text:p>2</text:p>
          </table:table-cell>
          <table:table-cell table:number-columns-repeated="992"/>
        </table:table-row>
        <table:table-row table:style-name="ro3">
          <table:table-cell table:style-name="ce4" table:formula="of:=[.AB16]+IF([.AB16]&gt;10;IF(ROUND(RAND());[.AB16]-11;[.AB16]-10))" office:value-type="float" office:value="18" calcext:value-type="float">
            <text:p>1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25" calcext:value-type="float">
            <text:p>2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136" table:formula="of:=[.AE16]&amp;&quot;x + &quot;&amp;[.AD16]" office:value-type="string" office:string-value="4x + 3" calcext:value-type="string">
            <text:p>4x + 3</text:p>
          </table:table-cell>
          <table:table-cell table:style-name="ce137" office:value-type="string" calcext:value-type="string">
            <text:p>pour x =</text:p>
          </table:table-cell>
          <table:table-cell table:style-name="ce138" table:formula="of:=RANDBETWEEN(0;9)" office:value-type="float" office:value="5" calcext:value-type="float">
            <text:p>5</text:p>
          </table:table-cell>
          <table:table-cell table:style-name="ce56" office:value-type="string" calcext:value-type="string">
            <text:p>:</text:p>
          </table:table-cell>
          <table:table-cell/>
          <table:table-cell table:style-name="ce27" table:formula="of:=[.A16]*[.A16]" office:value-type="float" office:value="324" calcext:value-type="float">
            <text:p>324</text:p>
          </table:table-cell>
          <table:table-cell table:style-name="ce135" table:formula="of:=[.F16]*4&amp;&quot; cm&quot;" office:value-type="string" office:string-value="100 cm" calcext:value-type="string">
            <text:p>100 cm</text:p>
          </table:table-cell>
          <table:table-cell table:style-name="ce27" table:formula="of:=[.J16]+IF([.K16]=&quot;+&quot;;[.L16];-[.L16])+IF([.M16]=&quot;+&quot;;[.N16];-[.N16])+IF([.O16]=&quot;+&quot;;[.P16];-[.P16])" office:value-type="float" office:value="-8" calcext:value-type="float">
            <text:p>-8</text:p>
          </table:table-cell>
          <table:table-cell table:style-name="ce48" table:formula="of:=[.AE16]*[.T16]+[.AD16]" office:value-type="float" office:value="23" calcext:value-type="float">
            <text:p>23</text:p>
          </table:table-cell>
          <table:table-cell/>
          <table:table-cell table:formula="of:=RANK([.AC16];[.AC12:.AC21])+5" office:value-type="float" office:value="14" calcext:value-type="float">
            <text:p>14</text:p>
          </table:table-cell>
          <table:table-cell table:style-name="ce83" table:formula="of:=RAND()" office:value-type="float" office:value="0.0278395356289913" calcext:value-type="float">
            <text:p>0,027839535628991</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17]+IF([.AB17]&gt;10;IF(ROUND(RAND());[.AB17]-11;[.AB17]-1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2.6" calcext:value-type="float">
            <text:p>2,6</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136" table:formula="of:=&quot;-&quot;&amp;[.AE17]&amp;&quot;x - &quot;&amp;[.AD17]" office:value-type="string" office:string-value="-3x - 3" calcext:value-type="string">
            <text:p>-3x - 3</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17]*[.A17]" office:value-type="float" office:value="64" calcext:value-type="float">
            <text:p>64</text:p>
          </table:table-cell>
          <table:table-cell table:style-name="ce135" table:formula="of:=[.F17]*4&amp;&quot; cm&quot;" office:value-type="string" office:string-value="10,4 cm" calcext:value-type="string">
            <text:p>10,4 cm</text:p>
          </table:table-cell>
          <table:table-cell table:style-name="ce27" table:formula="of:=[.J17]+IF([.K17]=&quot;+&quot;;[.L17];-[.L17])+IF([.M17]=&quot;+&quot;;[.N17];-[.N17])+IF([.O17]=&quot;+&quot;;[.P17];-[.P17])" office:value-type="float" office:value="-74" calcext:value-type="float">
            <text:p>-74</text:p>
          </table:table-cell>
          <table:table-cell table:style-name="ce48" table:formula="of:=-[.AE17]*[.T17]-[.AD17]" office:value-type="float" office:value="-12" calcext:value-type="float">
            <text:p>-12</text:p>
          </table:table-cell>
          <table:table-cell/>
          <table:table-cell table:formula="of:=RANK([.AC17];[.AC12:.AC21])+5" office:value-type="float" office:value="8" calcext:value-type="float">
            <text:p>8</text:p>
          </table:table-cell>
          <table:table-cell table:style-name="ce83" table:formula="of:=RAND()" office:value-type="float" office:value="0.406813774606875" calcext:value-type="float">
            <text:p>0,406813774606875</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18]+IF([.AB18]&gt;10;IF(ROUND(RAND());[.AB18]-11;[.AB18]-10))" office:value-type="float" office:value="20" calcext:value-type="float">
            <text:p>2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62" calcext:value-type="float">
            <text:p>6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136" table:formula="of:=&quot;x² + x + &quot;&amp;[.AD18]" office:value-type="string" office:string-value="x² + x + 4" calcext:value-type="string">
            <text:p>x² + x + 4</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table-cell table:style-name="ce27" table:formula="of:=[.A18]*[.A18]" office:value-type="float" office:value="400" calcext:value-type="float">
            <text:p>400</text:p>
          </table:table-cell>
          <table:table-cell table:style-name="ce135" table:formula="of:=[.F18]*3&amp;&quot; cm&quot;" office:value-type="string" office:string-value="186 cm" calcext:value-type="string">
            <text:p>186 cm</text:p>
          </table:table-cell>
          <table:table-cell table:style-name="ce27" table:formula="of:=[.J18]+IF([.K18]=&quot;+&quot;;[.L18];-[.L18])+IF([.M18]=&quot;+&quot;;[.N18];-[.N18])+IF([.O18]=&quot;+&quot;;[.P18];-[.P18])" office:value-type="float" office:value="15" calcext:value-type="float">
            <text:p>15</text:p>
          </table:table-cell>
          <table:table-cell table:style-name="ce48" table:formula="of:=[.T18]*[.T18]+[.T18]+[.AD18]" office:value-type="float" office:value="6" calcext:value-type="float">
            <text:p>6</text:p>
          </table:table-cell>
          <table:table-cell/>
          <table:table-cell table:formula="of:=RANK([.AC18];[.AC12:.AC21])+5" office:value-type="float" office:value="15" calcext:value-type="float">
            <text:p>15</text:p>
          </table:table-cell>
          <table:table-cell table:style-name="ce83" table:formula="of:=RAND()" office:value-type="float" office:value="0.00438112801008126" calcext:value-type="float">
            <text:p>0,004381128010081</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19]+IF([.AB19]&gt;10;IF(ROUND(RAND());[.AB19]-11;[.AB19]-10))" office:value-type="float" office:value="9" calcext:value-type="float">
            <text:p>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0.9" calcext:value-type="float">
            <text:p>0,9</text:p>
          </table:table-cell>
          <table:table-cell table:style-name="ce47" office:value-type="string" calcext:value-type="string">
            <text:p>b=c= </text:p>
          </table:table-cell>
          <table:table-cell table:style-name="ce41" table:formula="of:=ROUND(RAND()*100)/CHOOSE(RANDBETWEEN(1;2);1;10)" office:value-type="float" office:value="3.7" calcext:value-type="float">
            <text:p>3,7</text:p>
          </table:table-cell>
          <table:table-cell table:style-name="ce10" office:value-type="string" calcext:value-type="string">
            <text:p>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136" table:formula="of:=[.AE19]&amp;&quot;x² - &quot;&amp;[.AF19]&amp;&quot;x + &quot;&amp;[.AD19]" office:value-type="string" office:string-value="2x² - 4x + 6" calcext:value-type="string">
            <text:p>2x² - 4x + 6</text:p>
          </table:table-cell>
          <table:table-cell table:style-name="ce137" office:value-type="string" calcext:value-type="string">
            <text:p>pour x =</text:p>
          </table:table-cell>
          <table:table-cell table:style-name="ce138" table:formula="of:=RANDBETWEEN(0;5)" office:value-type="float" office:value="4" calcext:value-type="float">
            <text:p>4</text:p>
          </table:table-cell>
          <table:table-cell table:style-name="ce56" office:value-type="string" calcext:value-type="string">
            <text:p>:</text:p>
          </table:table-cell>
          <table:table-cell/>
          <table:table-cell table:style-name="ce27" table:formula="of:=[.A19]*[.A19]" office:value-type="float" office:value="81" calcext:value-type="float">
            <text:p>81</text:p>
          </table:table-cell>
          <table:table-cell table:style-name="ce135" table:formula="of:=[.F19]+[.H19]*2&amp;&quot; cm&quot;" office:value-type="string" office:string-value="8,3 cm" calcext:value-type="string">
            <text:p>8,3 cm</text:p>
          </table:table-cell>
          <table:table-cell table:style-name="ce27" table:formula="of:=[.J19]+IF([.K19]=&quot;+&quot;;[.L19];-[.L19])+IF([.M19]=&quot;+&quot;;[.N19];-[.N19])+IF([.O19]=&quot;+&quot;;[.P19];-[.P19])" office:value-type="float" office:value="10" calcext:value-type="float">
            <text:p>10</text:p>
          </table:table-cell>
          <table:table-cell table:style-name="ce48" table:formula="of:=[.AE19]*[.T19]*[.T19]-[.AF19]*[.T19]+[.AD19]" office:value-type="float" office:value="22" calcext:value-type="float">
            <text:p>22</text:p>
          </table:table-cell>
          <table:table-cell/>
          <table:table-cell table:formula="of:=RANK([.AC19];[.AC12:.AC21])+5" office:value-type="float" office:value="9" calcext:value-type="float">
            <text:p>9</text:p>
          </table:table-cell>
          <table:table-cell table:style-name="ce83" table:formula="of:=RAND()" office:value-type="float" office:value="0.38876053412343" calcext:value-type="float">
            <text:p>0,38876053412343</text:p>
          </table:table-cell>
          <table:table-cell table:style-name="ce140" table:formula="of:=RANDBETWEEN(2;13)" office:value-type="float" office:value="6" calcext:value-type="float">
            <text:p>6</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20];[.AC12:.AC21])+5" office:value-type="float" office:value="10" calcext:value-type="float">
            <text:p>10</text:p>
          </table:table-cell>
          <table:table-cell table:style-name="ce83" table:formula="of:=RAND()" office:value-type="float" office:value="0.355725358083954" calcext:value-type="float">
            <text:p>0,355725358083954</text:p>
          </table:table-cell>
          <table:table-cell table:style-name="ce15"/>
          <table:table-cell table:number-columns-repeated="994"/>
        </table:table-row>
        <table:table-row table:style-name="ro6">
          <table:table-cell table:number-columns-repeated="27"/>
          <table:table-cell table:formula="of:=RANK([.AC21];[.AC12:.AC21])+5" office:value-type="float" office:value="11" calcext:value-type="float">
            <text:p>11</text:p>
          </table:table-cell>
          <table:table-cell table:style-name="ce83" table:formula="of:=RAND()" office:value-type="float" office:value="0.0992389487553367" calcext:value-type="float">
            <text:p>0,099238948755337</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C23];[.AC23:.AC32])+5" office:value-type="float" office:value="15" calcext:value-type="float">
            <text:p>15</text:p>
          </table:table-cell>
          <table:table-cell table:style-name="ce83" table:formula="of:=RAND()" office:value-type="float" office:value="0.101603794544659" calcext:value-type="float">
            <text:p>0,101603794544659</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5228" calcext:value-type="string">
            <text:p>v522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24];[.AC23:.AC32])+5" office:value-type="float" office:value="12" calcext:value-type="float">
            <text:p>12</text:p>
          </table:table-cell>
          <table:table-cell table:style-name="ce83" table:formula="of:=RAND()" office:value-type="float" office:value="0.424096395788357" calcext:value-type="float">
            <text:p>0,424096395788357</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23]" office:value-type="string" office:string-value="AC" calcext:value-type="string">
            <text:p>AC</text:p>
          </table:table-cell>
          <table:table-cell table:style-name="ce96"/>
          <table:table-cell table:style-name="ce99" table:formula="of:=[.U24]" office:value-type="string" office:string-value="v5228" calcext:value-type="string">
            <text:p>v5228</text:p>
          </table:table-cell>
          <table:table-cell table:style-name="ce83"/>
          <table:table-cell table:formula="of:=RANK([.AC25];[.AC23:.AC32])+5" office:value-type="float" office:value="10" calcext:value-type="float">
            <text:p>10</text:p>
          </table:table-cell>
          <table:table-cell table:style-name="ce83" table:formula="of:=RAND()" office:value-type="float" office:value="0.476699915454074" calcext:value-type="float">
            <text:p>0,476699915454074</text:p>
          </table:table-cell>
          <table:table-cell table:style-name="ce15"/>
          <table:table-cell table:style-name="ce83" table:number-columns-repeated="2"/>
          <table:table-cell table:number-columns-repeated="992"/>
        </table:table-row>
        <table:table-row table:style-name="ro3">
          <table:table-cell table:style-name="ce4" table:formula="of:=[.AB26]+IF([.AB26]&gt;10;IF(ROUND(RAND());[.AB26]-11;[.AB26]-10);0)" office:value-type="float" office:value="7" calcext:value-type="float">
            <text:p>7</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81" calcext:value-type="float">
            <text:p>81</text:p>
          </table:table-cell>
          <table:table-cell table:style-name="ce121" office:value-type="string" calcext:value-type="string">
            <text:p>l=</text:p>
          </table:table-cell>
          <table:table-cell table:style-name="ce41" table:formula="of:=ROUND(RAND()*100)/CHOOSE(RANDBETWEEN(1;2);1;10)" office:value-type="float" office:value="49" calcext:value-type="float">
            <text:p>49</text:p>
          </table:table-cell>
          <table:table-cell table:style-name="ce10" office:value-type="string" calcext:value-type="string">
            <text:p>p=</text:p>
          </table:table-cell>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136" table:formula="of:=&quot;x + &quot;&amp;[.AD26]" office:value-type="string" office:string-value="x + 8" calcext:value-type="string">
            <text:p>x + 8</text:p>
          </table:table-cell>
          <table:table-cell table:style-name="ce137" office:value-type="string" calcext:value-type="string">
            <text:p>pour x =</text:p>
          </table:table-cell>
          <table:table-cell table:style-name="ce138" table:formula="of:=RANDBETWEEN(0;9)" office:value-type="float" office:value="5" calcext:value-type="float">
            <text:p>5</text:p>
          </table:table-cell>
          <table:table-cell table:style-name="ce56" office:value-type="string" calcext:value-type="string">
            <text:p>:</text:p>
          </table:table-cell>
          <table:table-cell/>
          <table:table-cell table:style-name="ce27" table:formula="of:=[.A26]*[.A26]" office:value-type="float" office:value="49" calcext:value-type="float">
            <text:p>49</text:p>
          </table:table-cell>
          <table:table-cell table:style-name="ce135" table:formula="of:=[.F26]*2+[.H26]*2&amp;&quot; cm&quot;" office:value-type="string" office:string-value="260 cm" calcext:value-type="string">
            <text:p>260 cm</text:p>
          </table:table-cell>
          <table:table-cell table:style-name="ce27" table:formula="of:=[.J26]+IF([.K26]=&quot;+&quot;;[.L26];-[.L26])+IF([.M26]=&quot;+&quot;;[.N26];-[.N26])+IF([.O26]=&quot;+&quot;;[.P26];-[.P26])" office:value-type="float" office:value="65" calcext:value-type="float">
            <text:p>65</text:p>
          </table:table-cell>
          <table:table-cell table:style-name="ce48" table:formula="of:=[.T26]+[.AD26]" office:value-type="float" office:value="13" calcext:value-type="float">
            <text:p>13</text:p>
          </table:table-cell>
          <table:table-cell/>
          <table:table-cell table:formula="of:=RANK([.AC26];[.AC23:.AC32])+5" office:value-type="float" office:value="7" calcext:value-type="float">
            <text:p>7</text:p>
          </table:table-cell>
          <table:table-cell table:style-name="ce83" table:formula="of:=RAND()" office:value-type="float" office:value="0.863649107870845" calcext:value-type="float">
            <text:p>0,863649107870845</text:p>
          </table:table-cell>
          <table:table-cell table:style-name="ce140" table:formula="of:=RANDBETWEEN(2;13)" office:value-type="float" office:value="8" calcext:value-type="float">
            <text:p>8</text:p>
          </table:table-cell>
          <table:table-cell table:style-name="ce141" table:formula="of:=RANDBETWEEN(2;5)" office:value-type="float" office:value="4" calcext:value-type="float">
            <text:p>4</text:p>
          </table:table-cell>
          <table:table-cell table:style-name="ce141" table:formula="of:=RANDBETWEEN(2;4)" office:value-type="float" office:value="3" calcext:value-type="float">
            <text:p>3</text:p>
          </table:table-cell>
          <table:table-cell table:number-columns-repeated="992"/>
        </table:table-row>
        <table:table-row table:style-name="ro3">
          <table:table-cell table:style-name="ce4" table:formula="of:=[.AB27]+IF([.AB27]&gt;10;IF(ROUND(RAND());[.AB27]-11;[.AB27]-10))" office:value-type="float" office:value="18" calcext:value-type="float">
            <text:p>1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8.6" calcext:value-type="float">
            <text:p>8,6</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AE27]&amp;&quot;x + &quot;&amp;[.AD27]" office:value-type="string" office:string-value="5x + 11" calcext:value-type="string">
            <text:p>5x + 11</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27]*[.A27]" office:value-type="float" office:value="324" calcext:value-type="float">
            <text:p>324</text:p>
          </table:table-cell>
          <table:table-cell table:style-name="ce135" table:formula="of:=[.F27]*4&amp;&quot; cm&quot;" office:value-type="string" office:string-value="34,4 cm" calcext:value-type="string">
            <text:p>34,4 cm</text:p>
          </table:table-cell>
          <table:table-cell table:style-name="ce27" table:formula="of:=[.J27]+IF([.K27]=&quot;+&quot;;[.L27];-[.L27])+IF([.M27]=&quot;+&quot;;[.N27];-[.N27])+IF([.O27]=&quot;+&quot;;[.P27];-[.P27])" office:value-type="float" office:value="-60" calcext:value-type="float">
            <text:p>-60</text:p>
          </table:table-cell>
          <table:table-cell table:style-name="ce48" table:formula="of:=[.AE27]*[.T27]+[.AD27]" office:value-type="float" office:value="26" calcext:value-type="float">
            <text:p>26</text:p>
          </table:table-cell>
          <table:table-cell/>
          <table:table-cell table:formula="of:=RANK([.AC27];[.AC23:.AC32])+5" office:value-type="float" office:value="14" calcext:value-type="float">
            <text:p>14</text:p>
          </table:table-cell>
          <table:table-cell table:style-name="ce83" table:formula="of:=RAND()" office:value-type="float" office:value="0.235260022624581" calcext:value-type="float">
            <text:p>0,235260022624581</text:p>
          </table:table-cell>
          <table:table-cell table:style-name="ce140" table:formula="of:=RANDBETWEEN(2;13)" office:value-type="float" office:value="11" calcext:value-type="float">
            <text:p>11</text:p>
          </table:table-cell>
          <table:table-cell table:style-name="ce141" table:formula="of:=RANDBETWEEN(2;5)" office:value-type="float" office:value="5" calcext:value-type="float">
            <text:p>5</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28]+IF([.AB28]&gt;10;IF(ROUND(RAND());[.AB28]-11;[.AB28]-1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5" calcext:value-type="float">
            <text:p>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quot;-&quot;&amp;[.AE28]&amp;&quot;x - &quot;&amp;[.AD28]" office:value-type="string" office:string-value="-3x - 12" calcext:value-type="string">
            <text:p>-3x - 12</text:p>
          </table:table-cell>
          <table:table-cell table:style-name="ce137" office:value-type="string" calcext:value-type="string">
            <text:p>pour x =</text:p>
          </table:table-cell>
          <table:table-cell table:style-name="ce138" table:formula="of:=RANDBETWEEN(0;9)" office:value-type="float" office:value="2" calcext:value-type="float">
            <text:p>2</text:p>
          </table:table-cell>
          <table:table-cell table:style-name="ce56" office:value-type="string" calcext:value-type="string">
            <text:p>:</text:p>
          </table:table-cell>
          <table:table-cell/>
          <table:table-cell table:style-name="ce27" table:formula="of:=[.A28]*[.A28]" office:value-type="float" office:value="64" calcext:value-type="float">
            <text:p>64</text:p>
          </table:table-cell>
          <table:table-cell table:style-name="ce135" table:formula="of:=[.F28]*4&amp;&quot; cm&quot;" office:value-type="string" office:string-value="20 cm" calcext:value-type="string">
            <text:p>20 cm</text:p>
          </table:table-cell>
          <table:table-cell table:style-name="ce27" table:formula="of:=[.J28]+IF([.K28]=&quot;+&quot;;[.L28];-[.L28])+IF([.M28]=&quot;+&quot;;[.N28];-[.N28])+IF([.O28]=&quot;+&quot;;[.P28];-[.P28])" office:value-type="float" office:value="-33" calcext:value-type="float">
            <text:p>-33</text:p>
          </table:table-cell>
          <table:table-cell table:style-name="ce48" table:formula="of:=-[.AE28]*[.T28]-[.AD28]" office:value-type="float" office:value="-18" calcext:value-type="float">
            <text:p>-18</text:p>
          </table:table-cell>
          <table:table-cell/>
          <table:table-cell table:formula="of:=RANK([.AC28];[.AC23:.AC32])+5" office:value-type="float" office:value="8" calcext:value-type="float">
            <text:p>8</text:p>
          </table:table-cell>
          <table:table-cell table:style-name="ce83" table:formula="of:=RAND()" office:value-type="float" office:value="0.785329904187337" calcext:value-type="float">
            <text:p>0,785329904187337</text:p>
          </table:table-cell>
          <table:table-cell table:style-name="ce140" table:formula="of:=RANDBETWEEN(2;13)" office:value-type="float" office:value="12" calcext:value-type="float">
            <text:p>12</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29]+IF([.AB29]&gt;10;IF(ROUND(RAND());[.AB29]-11;[.AB29]-10))" office:value-type="float" office:value="12" calcext:value-type="float">
            <text:p>12</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9.3" calcext:value-type="float">
            <text:p>9,3</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136" table:formula="of:=&quot;x² + x + &quot;&amp;[.AD29]" office:value-type="string" office:string-value="x² + x + 2" calcext:value-type="string">
            <text:p>x² + x + 2</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29]*[.A29]" office:value-type="float" office:value="144" calcext:value-type="float">
            <text:p>144</text:p>
          </table:table-cell>
          <table:table-cell table:style-name="ce135" table:formula="of:=[.F29]*3&amp;&quot; cm&quot;" office:value-type="string" office:string-value="27,9 cm" calcext:value-type="string">
            <text:p>27,9 cm</text:p>
          </table:table-cell>
          <table:table-cell table:style-name="ce27" table:formula="of:=[.J29]+IF([.K29]=&quot;+&quot;;[.L29];-[.L29])+IF([.M29]=&quot;+&quot;;[.N29];-[.N29])+IF([.O29]=&quot;+&quot;;[.P29];-[.P29])" office:value-type="float" office:value="24" calcext:value-type="float">
            <text:p>24</text:p>
          </table:table-cell>
          <table:table-cell table:style-name="ce48" table:formula="of:=[.T29]*[.T29]+[.T29]+[.AD29]" office:value-type="float" office:value="14" calcext:value-type="float">
            <text:p>14</text:p>
          </table:table-cell>
          <table:table-cell/>
          <table:table-cell table:formula="of:=RANK([.AC29];[.AC23:.AC32])+5" office:value-type="float" office:value="11" calcext:value-type="float">
            <text:p>11</text:p>
          </table:table-cell>
          <table:table-cell table:style-name="ce83" table:formula="of:=RAND()" office:value-type="float" office:value="0.433075653038459" calcext:value-type="float">
            <text:p>0,433075653038459</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30]+IF([.AB30]&gt;10;IF(ROUND(RAND());[.AB30]-11;[.AB30]-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0.1" calcext:value-type="float">
            <text:p>0,1</text:p>
          </table:table-cell>
          <table:table-cell table:style-name="ce47" office:value-type="string" calcext:value-type="string">
            <text:p>b=c= </text:p>
          </table:table-cell>
          <table:table-cell table:style-name="ce41" table:formula="of:=ROUND(RAND()*100)/CHOOSE(RANDBETWEEN(1;2);1;10)" office:value-type="float" office:value="36" calcext:value-type="float">
            <text:p>36</text:p>
          </table:table-cell>
          <table:table-cell table:style-name="ce10" office:value-type="string" calcext:value-type="string">
            <text:p>p=</text:p>
          </table:table-cell>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136" table:formula="of:=[.AE30]&amp;&quot;x² - &quot;&amp;[.AF30]&amp;&quot;x + &quot;&amp;[.AD30]" office:value-type="string" office:string-value="2x² - 5x + 7" calcext:value-type="string">
            <text:p>2x² - 5x + 7</text:p>
          </table:table-cell>
          <table:table-cell table:style-name="ce137" office:value-type="string" calcext:value-type="string">
            <text:p>pour x =</text:p>
          </table:table-cell>
          <table:table-cell table:style-name="ce138" table:formula="of:=RANDBETWEEN(0;5)" office:value-type="float" office:value="0" calcext:value-type="float">
            <text:p>0</text:p>
          </table:table-cell>
          <table:table-cell table:style-name="ce56" office:value-type="string" calcext:value-type="string">
            <text:p>:</text:p>
          </table:table-cell>
          <table:table-cell/>
          <table:table-cell table:style-name="ce27" table:formula="of:=[.A30]*[.A30]" office:value-type="float" office:value="36" calcext:value-type="float">
            <text:p>36</text:p>
          </table:table-cell>
          <table:table-cell table:style-name="ce135" table:formula="of:=[.F30]+[.H30]*2&amp;&quot; cm&quot;" office:value-type="string" office:string-value="72,1 cm" calcext:value-type="string">
            <text:p>72,1 cm</text:p>
          </table:table-cell>
          <table:table-cell table:style-name="ce27" table:formula="of:=[.J30]+IF([.K30]=&quot;+&quot;;[.L30];-[.L30])+IF([.M30]=&quot;+&quot;;[.N30];-[.N30])+IF([.O30]=&quot;+&quot;;[.P30];-[.P30])" office:value-type="float" office:value="26" calcext:value-type="float">
            <text:p>26</text:p>
          </table:table-cell>
          <table:table-cell table:style-name="ce48" table:formula="of:=[.AE30]*[.T30]*[.T30]-[.AF30]*[.T30]+[.AD30]" office:value-type="float" office:value="7" calcext:value-type="float">
            <text:p>7</text:p>
          </table:table-cell>
          <table:table-cell/>
          <table:table-cell table:formula="of:=RANK([.AC30];[.AC23:.AC32])+5" office:value-type="float" office:value="6" calcext:value-type="float">
            <text:p>6</text:p>
          </table:table-cell>
          <table:table-cell table:style-name="ce83" table:formula="of:=RAND()" office:value-type="float" office:value="0.92668350575456" calcext:value-type="float">
            <text:p>0,92668350575456</text:p>
          </table:table-cell>
          <table:table-cell table:style-name="ce140" table:formula="of:=RANDBETWEEN(2;13)" office:value-type="float" office:value="7" calcext:value-type="float">
            <text:p>7</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31];[.AC23:.AC32])+5" office:value-type="float" office:value="13" calcext:value-type="float">
            <text:p>13</text:p>
          </table:table-cell>
          <table:table-cell table:style-name="ce83" table:formula="of:=RAND()" office:value-type="float" office:value="0.411079185885173" calcext:value-type="float">
            <text:p>0,411079185885173</text:p>
          </table:table-cell>
          <table:table-cell table:style-name="ce15"/>
          <table:table-cell table:number-columns-repeated="994"/>
        </table:table-row>
        <table:table-row table:style-name="ro6">
          <table:table-cell table:number-columns-repeated="27"/>
          <table:table-cell table:formula="of:=RANK([.AC32];[.AC23:.AC32])+5" office:value-type="float" office:value="9" calcext:value-type="float">
            <text:p>9</text:p>
          </table:table-cell>
          <table:table-cell table:style-name="ce83" table:formula="of:=RAND()" office:value-type="float" office:value="0.535003641676699" calcext:value-type="float">
            <text:p>0,535003641676699</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C34];[.AC34:.AC43])+5" office:value-type="float" office:value="15" calcext:value-type="float">
            <text:p>15</text:p>
          </table:table-cell>
          <table:table-cell table:style-name="ce83" table:formula="of:=RAND()" office:value-type="float" office:value="0.0483999675666112" calcext:value-type="float">
            <text:p>0,048399967566611</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5228" calcext:value-type="string">
            <text:p>v522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35];[.AC34:.AC43])+5" office:value-type="float" office:value="10" calcext:value-type="float">
            <text:p>10</text:p>
          </table:table-cell>
          <table:table-cell table:style-name="ce83" table:formula="of:=RAND()" office:value-type="float" office:value="0.470413494830724" calcext:value-type="float">
            <text:p>0,470413494830724</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34]" office:value-type="string" office:string-value="AD" calcext:value-type="string">
            <text:p>AD</text:p>
          </table:table-cell>
          <table:table-cell table:style-name="ce96"/>
          <table:table-cell table:style-name="ce99" table:formula="of:=[.U35]" office:value-type="string" office:string-value="v5228" calcext:value-type="string">
            <text:p>v5228</text:p>
          </table:table-cell>
          <table:table-cell table:style-name="ce83"/>
          <table:table-cell table:formula="of:=RANK([.AC36];[.AC34:.AC43])+5" office:value-type="float" office:value="11" calcext:value-type="float">
            <text:p>11</text:p>
          </table:table-cell>
          <table:table-cell table:style-name="ce83" table:formula="of:=RAND()" office:value-type="float" office:value="0.338630187367999" calcext:value-type="float">
            <text:p>0,338630187367999</text:p>
          </table:table-cell>
          <table:table-cell table:style-name="ce15"/>
          <table:table-cell table:style-name="ce83" table:number-columns-repeated="2"/>
          <table:table-cell table:number-columns-repeated="992"/>
        </table:table-row>
        <table:table-row table:style-name="ro3">
          <table:table-cell table:style-name="ce4" table:formula="of:=[.AB37]+IF([.AB37]&gt;10;IF(ROUND(RAND());[.AB37]-11;[.AB37]-10);0)" office:value-type="float" office:value="9" calcext:value-type="float">
            <text:p>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5.9" calcext:value-type="float">
            <text:p>5,9</text:p>
          </table:table-cell>
          <table:table-cell table:style-name="ce121" office:value-type="string" calcext:value-type="string">
            <text:p>l=</text:p>
          </table:table-cell>
          <table:table-cell table:style-name="ce41" table:formula="of:=ROUND(RAND()*100)/CHOOSE(RANDBETWEEN(1;2);1;10)" office:value-type="float" office:value="2.8" calcext:value-type="float">
            <text:p>2,8</text:p>
          </table:table-cell>
          <table:table-cell table:style-name="ce10" office:value-type="string" calcext:value-type="string">
            <text:p>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136" table:formula="of:=&quot;x + &quot;&amp;[.AD37]" office:value-type="string" office:string-value="x + 3" calcext:value-type="string">
            <text:p>x + 3</text:p>
          </table:table-cell>
          <table:table-cell table:style-name="ce137" office:value-type="string" calcext:value-type="string">
            <text:p>pour x =</text:p>
          </table:table-cell>
          <table:table-cell table:style-name="ce138" table:formula="of:=RANDBETWEEN(0;9)" office:value-type="float" office:value="4" calcext:value-type="float">
            <text:p>4</text:p>
          </table:table-cell>
          <table:table-cell table:style-name="ce56" office:value-type="string" calcext:value-type="string">
            <text:p>:</text:p>
          </table:table-cell>
          <table:table-cell/>
          <table:table-cell table:style-name="ce27" table:formula="of:=[.A37]*[.A37]" office:value-type="float" office:value="81" calcext:value-type="float">
            <text:p>81</text:p>
          </table:table-cell>
          <table:table-cell table:style-name="ce135" table:formula="of:=[.F37]*2+[.H37]*2&amp;&quot; cm&quot;" office:value-type="string" office:string-value="17,4 cm" calcext:value-type="string">
            <text:p>17,4 cm</text:p>
          </table:table-cell>
          <table:table-cell table:style-name="ce27" table:formula="of:=[.J37]+IF([.K37]=&quot;+&quot;;[.L37];-[.L37])+IF([.M37]=&quot;+&quot;;[.N37];-[.N37])+IF([.O37]=&quot;+&quot;;[.P37];-[.P37])" office:value-type="float" office:value="0" calcext:value-type="float">
            <text:p>0</text:p>
          </table:table-cell>
          <table:table-cell table:style-name="ce48" table:formula="of:=[.T37]+[.AD37]" office:value-type="float" office:value="7" calcext:value-type="float">
            <text:p>7</text:p>
          </table:table-cell>
          <table:table-cell/>
          <table:table-cell table:formula="of:=RANK([.AC37];[.AC34:.AC43])+5" office:value-type="float" office:value="9" calcext:value-type="float">
            <text:p>9</text:p>
          </table:table-cell>
          <table:table-cell table:style-name="ce83" table:formula="of:=RAND()" office:value-type="float" office:value="0.508055564777489" calcext:value-type="float">
            <text:p>0,508055564777489</text:p>
          </table:table-cell>
          <table:table-cell table:style-name="ce140" table:formula="of:=RANDBETWEEN(2;13)" office:value-type="float" office:value="3" calcext:value-type="float">
            <text:p>3</text:p>
          </table:table-cell>
          <table:table-cell table:style-name="ce141" table:formula="of:=RANDBETWEEN(2;5)" office:value-type="float" office:value="2" calcext:value-type="float">
            <text:p>2</text:p>
          </table:table-cell>
          <table:table-cell table:style-name="ce141" table:formula="of:=RANDBETWEEN(2;4)" office:value-type="float" office:value="3" calcext:value-type="float">
            <text:p>3</text:p>
          </table:table-cell>
          <table:table-cell table:number-columns-repeated="992"/>
        </table:table-row>
        <table:table-row table:style-name="ro3">
          <table:table-cell table:style-name="ce4" table:formula="of:=[.AB38]+IF([.AB38]&gt;10;IF(ROUND(RAND());[.AB38]-11;[.AB38]-10))" office:value-type="float" office:value="18" calcext:value-type="float">
            <text:p>1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53" calcext:value-type="float">
            <text:p>53</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36" table:formula="of:=[.AE38]&amp;&quot;x + &quot;&amp;[.AD38]" office:value-type="string" office:string-value="5x + 2" calcext:value-type="string">
            <text:p>5x + 2</text:p>
          </table:table-cell>
          <table:table-cell table:style-name="ce137" office:value-type="string" calcext:value-type="string">
            <text:p>pour x =</text:p>
          </table:table-cell>
          <table:table-cell table:style-name="ce138" table:formula="of:=RANDBETWEEN(0;9)" office:value-type="float" office:value="5" calcext:value-type="float">
            <text:p>5</text:p>
          </table:table-cell>
          <table:table-cell table:style-name="ce56" office:value-type="string" calcext:value-type="string">
            <text:p>:</text:p>
          </table:table-cell>
          <table:table-cell/>
          <table:table-cell table:style-name="ce27" table:formula="of:=[.A38]*[.A38]" office:value-type="float" office:value="324" calcext:value-type="float">
            <text:p>324</text:p>
          </table:table-cell>
          <table:table-cell table:style-name="ce135" table:formula="of:=[.F38]*4&amp;&quot; cm&quot;" office:value-type="string" office:string-value="212 cm" calcext:value-type="string">
            <text:p>212 cm</text:p>
          </table:table-cell>
          <table:table-cell table:style-name="ce27" table:formula="of:=[.J38]+IF([.K38]=&quot;+&quot;;[.L38];-[.L38])+IF([.M38]=&quot;+&quot;;[.N38];-[.N38])+IF([.O38]=&quot;+&quot;;[.P38];-[.P38])" office:value-type="float" office:value="11" calcext:value-type="float">
            <text:p>11</text:p>
          </table:table-cell>
          <table:table-cell table:style-name="ce48" table:formula="of:=[.AE38]*[.T38]+[.AD38]" office:value-type="float" office:value="27" calcext:value-type="float">
            <text:p>27</text:p>
          </table:table-cell>
          <table:table-cell/>
          <table:table-cell table:formula="of:=RANK([.AC38];[.AC34:.AC43])+5" office:value-type="float" office:value="14" calcext:value-type="float">
            <text:p>14</text:p>
          </table:table-cell>
          <table:table-cell table:style-name="ce83" table:formula="of:=RAND()" office:value-type="float" office:value="0.127294680573469" calcext:value-type="float">
            <text:p>0,127294680573469</text:p>
          </table:table-cell>
          <table:table-cell table:style-name="ce140" table:formula="of:=RANDBETWEEN(2;13)" office:value-type="float" office:value="2" calcext:value-type="float">
            <text:p>2</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39]+IF([.AB39]&gt;10;IF(ROUND(RAND());[.AB39]-11;[.AB39]-10))" office:value-type="float" office:value="15" calcext:value-type="float">
            <text:p>15</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8.6" calcext:value-type="float">
            <text:p>8,6</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style-name="ce136" table:formula="of:=&quot;-&quot;&amp;[.AE39]&amp;&quot;x - &quot;&amp;[.AD39]" office:value-type="string" office:string-value="-4x - 3" calcext:value-type="string">
            <text:p>-4x - 3</text:p>
          </table:table-cell>
          <table:table-cell table:style-name="ce137" office:value-type="string" calcext:value-type="string">
            <text:p>pour x =</text:p>
          </table:table-cell>
          <table:table-cell table:style-name="ce138" table:formula="of:=RANDBETWEEN(0;9)" office:value-type="float" office:value="7" calcext:value-type="float">
            <text:p>7</text:p>
          </table:table-cell>
          <table:table-cell table:style-name="ce56" office:value-type="string" calcext:value-type="string">
            <text:p>:</text:p>
          </table:table-cell>
          <table:table-cell/>
          <table:table-cell table:style-name="ce27" table:formula="of:=[.A39]*[.A39]" office:value-type="float" office:value="225" calcext:value-type="float">
            <text:p>225</text:p>
          </table:table-cell>
          <table:table-cell table:style-name="ce135" table:formula="of:=[.F39]*4&amp;&quot; cm&quot;" office:value-type="string" office:string-value="34,4 cm" calcext:value-type="string">
            <text:p>34,4 cm</text:p>
          </table:table-cell>
          <table:table-cell table:style-name="ce27" table:formula="of:=[.J39]+IF([.K39]=&quot;+&quot;;[.L39];-[.L39])+IF([.M39]=&quot;+&quot;;[.N39];-[.N39])+IF([.O39]=&quot;+&quot;;[.P39];-[.P39])" office:value-type="float" office:value="78" calcext:value-type="float">
            <text:p>78</text:p>
          </table:table-cell>
          <table:table-cell table:style-name="ce48" table:formula="of:=-[.AE39]*[.T39]-[.AD39]" office:value-type="float" office:value="-31" calcext:value-type="float">
            <text:p>-31</text:p>
          </table:table-cell>
          <table:table-cell/>
          <table:table-cell table:formula="of:=RANK([.AC39];[.AC34:.AC43])+5" office:value-type="float" office:value="13" calcext:value-type="float">
            <text:p>13</text:p>
          </table:table-cell>
          <table:table-cell table:style-name="ce83" table:formula="of:=RAND()" office:value-type="float" office:value="0.289227325204478" calcext:value-type="float">
            <text:p>0,289227325204478</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4" table:formula="of:=[.AB40]+IF([.AB40]&gt;10;IF(ROUND(RAND());[.AB40]-11;[.AB40]-1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1.2" calcext:value-type="float">
            <text:p>1,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136" table:formula="of:=&quot;x² + x + &quot;&amp;[.AD40]" office:value-type="string" office:string-value="x² + x + 2" calcext:value-type="string">
            <text:p>x² + x + 2</text:p>
          </table:table-cell>
          <table:table-cell table:style-name="ce137" office:value-type="string" calcext:value-type="string">
            <text:p>pour x =</text:p>
          </table:table-cell>
          <table:table-cell table:style-name="ce138" table:formula="of:=RANDBETWEEN(0;5)" office:value-type="float" office:value="5" calcext:value-type="float">
            <text:p>5</text:p>
          </table:table-cell>
          <table:table-cell table:style-name="ce56" office:value-type="string" calcext:value-type="string">
            <text:p>:</text:p>
          </table:table-cell>
          <table:table-cell/>
          <table:table-cell table:style-name="ce27" table:formula="of:=[.A40]*[.A40]" office:value-type="float" office:value="64" calcext:value-type="float">
            <text:p>64</text:p>
          </table:table-cell>
          <table:table-cell table:style-name="ce135" table:formula="of:=[.F40]*3&amp;&quot; cm&quot;" office:value-type="string" office:string-value="3,6 cm" calcext:value-type="string">
            <text:p>3,6 cm</text:p>
          </table:table-cell>
          <table:table-cell table:style-name="ce27" table:formula="of:=[.J40]+IF([.K40]=&quot;+&quot;;[.L40];-[.L40])+IF([.M40]=&quot;+&quot;;[.N40];-[.N40])+IF([.O40]=&quot;+&quot;;[.P40];-[.P40])" office:value-type="float" office:value="41" calcext:value-type="float">
            <text:p>41</text:p>
          </table:table-cell>
          <table:table-cell table:style-name="ce48" table:formula="of:=[.T40]*[.T40]+[.T40]+[.AD40]" office:value-type="float" office:value="32" calcext:value-type="float">
            <text:p>32</text:p>
          </table:table-cell>
          <table:table-cell/>
          <table:table-cell table:formula="of:=RANK([.AC40];[.AC34:.AC43])+5" office:value-type="float" office:value="8" calcext:value-type="float">
            <text:p>8</text:p>
          </table:table-cell>
          <table:table-cell table:style-name="ce83" table:formula="of:=RAND()" office:value-type="float" office:value="0.58531659710177" calcext:value-type="float">
            <text:p>0,58531659710177</text:p>
          </table:table-cell>
          <table:table-cell table:style-name="ce140" table:formula="of:=RANDBETWEEN(2;13)" office:value-type="float" office:value="2" calcext:value-type="float">
            <text:p>2</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41]+IF([.AB41]&gt;10;IF(ROUND(RAND());[.AB41]-11;[.AB41]-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36" calcext:value-type="float">
            <text:p>36</text:p>
          </table:table-cell>
          <table:table-cell table:style-name="ce47" office:value-type="string" calcext:value-type="string">
            <text:p>b=c= </text:p>
          </table:table-cell>
          <table:table-cell table:style-name="ce41" table:formula="of:=ROUND(RAND()*100)/CHOOSE(RANDBETWEEN(1;2);1;10)" office:value-type="float" office:value="65" calcext:value-type="float">
            <text:p>65</text:p>
          </table:table-cell>
          <table:table-cell table:style-name="ce10" office:value-type="string" calcext:value-type="string">
            <text:p>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136" table:formula="of:=[.AE41]&amp;&quot;x² - &quot;&amp;[.AF41]&amp;&quot;x + &quot;&amp;[.AD41]" office:value-type="string" office:string-value="5x² - 5x + 6" calcext:value-type="string">
            <text:p>5x² - 5x + 6</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41]*[.A41]" office:value-type="float" office:value="36" calcext:value-type="float">
            <text:p>36</text:p>
          </table:table-cell>
          <table:table-cell table:style-name="ce135" table:formula="of:=[.F41]+[.H41]*2&amp;&quot; cm&quot;" office:value-type="string" office:string-value="166 cm" calcext:value-type="string">
            <text:p>166 cm</text:p>
          </table:table-cell>
          <table:table-cell table:style-name="ce27" table:formula="of:=[.J41]+IF([.K41]=&quot;+&quot;;[.L41];-[.L41])+IF([.M41]=&quot;+&quot;;[.N41];-[.N41])+IF([.O41]=&quot;+&quot;;[.P41];-[.P41])" office:value-type="float" office:value="20" calcext:value-type="float">
            <text:p>20</text:p>
          </table:table-cell>
          <table:table-cell table:style-name="ce48" table:formula="of:=[.AE41]*[.T41]*[.T41]-[.AF41]*[.T41]+[.AD41]" office:value-type="float" office:value="36" calcext:value-type="float">
            <text:p>36</text:p>
          </table:table-cell>
          <table:table-cell/>
          <table:table-cell table:formula="of:=RANK([.AC41];[.AC34:.AC43])+5" office:value-type="float" office:value="6" calcext:value-type="float">
            <text:p>6</text:p>
          </table:table-cell>
          <table:table-cell table:style-name="ce83" table:formula="of:=RAND()" office:value-type="float" office:value="0.751119098359739" calcext:value-type="float">
            <text:p>0,751119098359739</text:p>
          </table:table-cell>
          <table:table-cell table:style-name="ce140" table:formula="of:=RANDBETWEEN(2;13)" office:value-type="float" office:value="6" calcext:value-type="float">
            <text:p>6</text:p>
          </table:table-cell>
          <table:table-cell table:style-name="ce141" table:formula="of:=RANDBETWEEN(2;5)" office:value-type="float" office:value="5" calcext:value-type="float">
            <text:p>5</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42];[.AC34:.AC43])+5" office:value-type="float" office:value="12" calcext:value-type="float">
            <text:p>12</text:p>
          </table:table-cell>
          <table:table-cell table:style-name="ce83" table:formula="of:=RAND()" office:value-type="float" office:value="0.309287910198105" calcext:value-type="float">
            <text:p>0,309287910198105</text:p>
          </table:table-cell>
          <table:table-cell table:style-name="ce15"/>
          <table:table-cell table:number-columns-repeated="994"/>
        </table:table-row>
        <table:table-row table:style-name="ro6">
          <table:table-cell table:number-columns-repeated="27"/>
          <table:table-cell table:formula="of:=RANK([.AC43];[.AC34:.AC43])+5" office:value-type="float" office:value="7" calcext:value-type="float">
            <text:p>7</text:p>
          </table:table-cell>
          <table:table-cell table:style-name="ce83" table:formula="of:=RAND()" office:value-type="float" office:value="0.704041686830725" calcext:value-type="float">
            <text:p>0,704041686830725</text:p>
          </table:table-cell>
          <table:table-cell table:style-name="ce15"/>
          <table:table-cell table:number-columns-repeated="99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1" table:style-name="ta6" table:print-ranges="'Ceinture Marron 1'.A1:'Ceinture Marron 1'.Q44 'Ceinture Marron 1'.S1:'Ceinture Marron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1?language=Basic&amp;location=document" xlink:type="simple"/>
              </office:event-listeners>
            </form:button>
          </form:form>
        </office:forms>
        <table:shapes>
          <draw:control draw:z-index="0" draw:style-name="gr6" draw:text-style-name="P2" svg:width="1.651cm" svg:height="0.749cm" svg:x="54.008cm" svg:y="0.595cm" draw:control="control7"/>
        </table:shapes>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84" table:default-cell-style-name="Default"/>
        <table:table-column table:style-name="co28" table:default-cell-style-name="Default"/>
        <table:table-column table:style-name="co29" table:default-cell-style-name="Default"/>
        <table:table-column table:style-name="co91" table:default-cell-style-name="Default"/>
        <table:table-column table:style-name="co92" table:default-cell-style-name="Default"/>
        <table:table-column table:style-name="co73" table:default-cell-style-name="Default"/>
        <table:table-column table:style-name="co93" table:default-cell-style-name="Default"/>
        <table:table-column table:style-name="co94" table:default-cell-style-name="Default"/>
        <table:table-column table:style-name="co95" table:default-cell-style-name="Default"/>
        <table:table-column table:style-name="co26" table:default-cell-style-name="Default"/>
        <table:table-column table:style-name="co96" table:default-cell-style-name="Default"/>
        <table:table-column table:style-name="co97" table:default-cell-style-name="Default"/>
        <table:table-column table:style-name="co32" table:default-cell-style-name="Default"/>
        <table:table-column table:style-name="co46"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8" table:default-cell-style-name="Default"/>
        <table:table-column table:style-name="co103" table:default-cell-style-name="Default"/>
        <table:table-column table:style-name="co104" table:number-columns-repeated="4" table:default-cell-style-name="Default"/>
        <table:table-column table:style-name="co37" table:default-cell-style-name="Default"/>
        <table:table-column table:style-name="co21" table:default-cell-style-name="Default"/>
        <table:table-column table:style-name="co17" table:number-columns-repeated="992" table:default-cell-style-name="Default"/>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6" calcext:value-type="float">
            <text:p>6</text:p>
          </table:table-cell>
          <table:table-cell table:style-name="ce83" table:formula="of:=RAND()" office:value-type="float" office:value="0.843899219317203" calcext:value-type="float">
            <text:p>0,843899219317203</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4011" calcext:value-type="string">
            <text:p>v4011</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2];[.Y1:.Y10])+2" office:value-type="float" office:value="5" calcext:value-type="float">
            <text:p>5</text:p>
          </table:table-cell>
          <table:table-cell table:style-name="ce83" table:formula="of:=RAND()" office:value-type="float" office:value="0.864995373745514" calcext:value-type="float">
            <text:p>0,864995373745514</text:p>
          </table:table-cell>
          <table:table-cell table:number-columns-repeated="998"/>
        </table:table-row>
        <table:table-row table:style-name="ro1">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1]" office:value-type="string" office:string-value="AA" calcext:value-type="string">
            <text:p>AA</text:p>
          </table:table-cell>
          <table:table-cell table:style-name="ce96"/>
          <table:table-cell table:style-name="ce99" table:formula="of:=[.Q2]" office:value-type="string" office:string-value="v4011" calcext:value-type="string">
            <text:p>v4011</text:p>
          </table:table-cell>
          <table:table-cell table:style-name="ce83"/>
          <table:table-cell table:formula="of:=RANK([.Y3];[.Y1:.Y10])+2" office:value-type="float" office:value="10" calcext:value-type="float">
            <text:p>10</text:p>
          </table:table-cell>
          <table:table-cell table:style-name="ce83" table:formula="of:=RAND()" office:value-type="float" office:value="0.303585707032304" calcext:value-type="float">
            <text:p>0,303585707032304</text:p>
          </table:table-cell>
          <table:table-cell/>
          <table:table-cell table:style-name="ce83" table:number-columns-repeated="3"/>
          <table:table-cell table:style-name="ce83" table:formula="of:=RANK([.AE3];[.AE3:.AE8])" office:value-type="float" office:value="6" calcext:value-type="float">
            <text:p>6</text:p>
          </table:table-cell>
          <table:table-cell table:style-name="ce83" table:formula="of:=RAND()" office:value-type="float" office:value="0.0812184209565101" calcext:value-type="float">
            <text:p>0,08121842095651</text:p>
          </table:table-cell>
          <table:table-cell table:style-name="ce83" table:number-columns-repeated="992"/>
        </table:table-row>
        <table:table-row table:style-name="ro3">
          <table:table-cell table:style-name="ce51" table:formula="of:=ROUND(RAND()*9.9+1;QUOTIENT([.AD4]+1;2))" office:value-type="float" office:value="6.87" calcext:value-type="float">
            <text:p>6,87</text:p>
          </table:table-cell>
          <table:table-cell table:style-name="ce40" office:value-type="string" calcext:value-type="string">
            <text:p>×10</text:p>
          </table:table-cell>
          <table:table-cell table:style-name="ce143" table:formula="of:=[.AD4]*(RANDBETWEEN(0;1)*2-1)" office:value-type="float" office:value="4" calcext:value-type="float">
            <text:p>4</text:p>
          </table:table-cell>
          <table:table-cell table:style-name="ce42" office:value-type="string" calcext:value-type="string">
            <text:p>=</text:p>
          </table:table-cell>
          <table:table-cell table:style-name="ce144" table:formula="of:=&quot;x+&quot;&amp;[.Z4]&amp;&quot;x&quot;" office:value-type="string" office:string-value="x+7x" calcext:value-type="string" table:number-columns-spanned="3" table:number-rows-spanned="1">
            <text:p>x+7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20" calcext:value-type="float">
            <text:p>20</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X4];&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0^([.C4])" office:value-type="float" office:value="68700" calcext:value-type="float">
            <text:p>68 700</text:p>
          </table:table-cell>
          <table:table-cell table:style-name="ce156" table:formula="of:=(1+[.Z4])&amp;&quot;x&quot;" office:value-type="string" office:string-value="8x" calcext:value-type="string">
            <text:p>8x</text:p>
          </table:table-cell>
          <table:table-cell table:style-name="ce147" table:formula="of:=[.J4]^2&amp;&quot; cm²&quot;" office:value-type="string" office:string-value="400 cm²" calcext:value-type="string">
            <text:p>400 cm²</text:p>
          </table:table-cell>
          <table:table-cell table:style-name="ce156" table:formula="of:=[.N4]*CHOOSE([.X4];0;0.000000001;0.000001;0.001;1000000000;1000000;1000;0.1;0.01;0.001;0.0001;0.00001;0.000001)&amp;&quot; &quot;&amp;[.Q4]" office:value-type="string" office:string-value="0,001 m³" calcext:value-type="string">
            <text:p>0,001 m³</text:p>
          </table:table-cell>
          <table:table-cell/>
          <table:table-cell table:formula="of:=RANK([.Y4];[.Y1:.Y10])+2" office:value-type="float" office:value="11" calcext:value-type="float">
            <text:p>11</text:p>
          </table:table-cell>
          <table:table-cell table:style-name="ce83" table:formula="of:=RAND()" office:value-type="float" office:value="0.218245014651404" calcext:value-type="float">
            <text:p>0,218245014651404</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formula="of:=RANK([.AE4];[.AE3:.AE8])" office:value-type="float" office:value="4" calcext:value-type="float">
            <text:p>4</text:p>
          </table:table-cell>
          <table:table-cell table:style-name="ce83" table:formula="of:=RAND()" office:value-type="float" office:value="0.269005201524533" calcext:value-type="float">
            <text:p>0,269005201524533</text:p>
          </table:table-cell>
          <table:table-cell table:number-columns-repeated="992"/>
        </table:table-row>
        <table:table-row table:style-name="ro3">
          <table:table-cell table:style-name="ce51" table:formula="of:=ROUND(RAND()*9.9+1;QUOTIENT([.AD5]+1;2))" office:value-type="float" office:value="3.4" calcext:value-type="float">
            <text:p>3,4</text:p>
          </table:table-cell>
          <table:table-cell table:style-name="ce40" office:value-type="string" calcext:value-type="string">
            <text:p>×10</text:p>
          </table:table-cell>
          <table:table-cell table:style-name="ce143" table:formula="of:=[.AD5]*(RANDBETWEEN(0;1)*2-1)" office:value-type="float" office:value="-2" calcext:value-type="float">
            <text:p>-2</text:p>
          </table:table-cell>
          <table:table-cell table:style-name="ce42" office:value-type="string" calcext:value-type="string">
            <text:p>=</text:p>
          </table:table-cell>
          <table:table-cell table:style-name="ce144" table:formula="of:=[.Z5]&amp;&quot;x+&quot;&amp;[.AA5]&amp;&quot;+&quot;&amp;[.AB5]&amp;&quot;x&quot;" office:value-type="string" office:string-value="2x+8+7x" calcext:value-type="string" table:number-columns-spanned="3" table:number-rows-spanned="1">
            <text:p>2x+8+7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 office:value-type="float" office:value="9" calcext:value-type="float">
            <text:p>9</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5];&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5]*10^([.C5])" office:value-type="float" office:value="0.034" calcext:value-type="float">
            <text:p>0,034</text:p>
          </table:table-cell>
          <table:table-cell table:style-name="ce156" table:formula="of:=([.Z5]+[.AB5])&amp;&quot;x+&quot;&amp;[.AA5]" office:value-type="string" office:string-value="9x+8" calcext:value-type="string">
            <text:p>9x+8</text:p>
          </table:table-cell>
          <table:table-cell table:style-name="ce147" table:formula="of:=[.J5]*[.L5]&amp;&quot; cm²&quot;" office:value-type="string" office:string-value="72 cm²" calcext:value-type="string">
            <text:p>72 cm²</text:p>
          </table:table-cell>
          <table:table-cell table:style-name="ce156" table:formula="of:=[.N5]*CHOOSE([.X5];0;0.000000001;0.000001;0.001;1000000000;1000000;1000;0.1;0.01;0.001;0.0001;0.00001;0.000001)&amp;&quot; &quot;&amp;[.Q5]" office:value-type="string" office:string-value="0,1 m³" calcext:value-type="string">
            <text:p>0,1 m³</text:p>
          </table:table-cell>
          <table:table-cell/>
          <table:table-cell table:formula="of:=RANK([.Y5];[.Y1:.Y10])+2" office:value-type="float" office:value="4" calcext:value-type="float">
            <text:p>4</text:p>
          </table:table-cell>
          <table:table-cell table:style-name="ce83" table:formula="of:=RAND()" office:value-type="float" office:value="0.884920529834144" calcext:value-type="float">
            <text:p>0,884920529834144</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formula="of:=RANK([.AE5];[.AE3:.AE8])" office:value-type="float" office:value="2" calcext:value-type="float">
            <text:p>2</text:p>
          </table:table-cell>
          <table:table-cell table:style-name="ce83" table:formula="of:=RAND()" office:value-type="float" office:value="0.409488310994299" calcext:value-type="float">
            <text:p>0,409488310994299</text:p>
          </table:table-cell>
          <table:table-cell table:number-columns-repeated="992"/>
        </table:table-row>
        <table:table-row table:style-name="ro3">
          <table:table-cell table:style-name="ce51" table:formula="of:=ROUND(RAND()*9.9+1;QUOTIENT([.AD6]+1;2))" office:value-type="float" office:value="3.65" calcext:value-type="float">
            <text:p>3,65</text:p>
          </table:table-cell>
          <table:table-cell table:style-name="ce40" office:value-type="string" calcext:value-type="string">
            <text:p>×10</text:p>
          </table:table-cell>
          <table:table-cell table:style-name="ce143" table:formula="of:=[.AD6]*(RANDBETWEEN(0;1)*2-1)" office:value-type="float" office:value="3" calcext:value-type="float">
            <text:p>3</text:p>
          </table:table-cell>
          <table:table-cell table:style-name="ce42" office:value-type="string" calcext:value-type="string">
            <text:p>=</text:p>
          </table:table-cell>
          <table:table-cell table:style-name="ce144" table:formula="of:=[.Z6]&amp;&quot;x+&quot;&amp;[.AA6]&amp;&quot;+&quot;&amp;[.AB6]&amp;&quot;x+&quot;&amp;[.AC6]" office:value-type="string" office:string-value="9x+8+9x+6" calcext:value-type="string" table:number-columns-spanned="3" table:number-rows-spanned="1">
            <text:p>9x+8+9x+6</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0" calcext:value-type="float">
            <text:p>10</text:p>
          </table:table-cell>
          <table:table-cell table:style-name="ce41" office:value-type="string" calcext:value-type="string">
            <text:p>et</text:p>
          </table:table-cell>
          <table:table-cell table:style-name="ce40" table:formula="of:=RANDBETWEEN(1;12)" office:value-type="float" office:value="5" calcext:value-type="float">
            <text:p>5</text:p>
          </table:table-cell>
          <table:table-cell table:style-name="ce42" office:value-type="string" calcext:value-type="string">
            <text:p>:</text:p>
          </table:table-cell>
          <table:table-cell table:style-name="ce51" table:formula="of:=ROUNDUP(RAND()*1000/CHOOSE(RANDBETWEEN(1;4);1;10;100;1000);RANDBETWEEN(-2;2))" office:value-type="float" office:value="357.39" calcext:value-type="float">
            <text:p>357,39</text:p>
          </table:table-cell>
          <table:table-cell table:style-name="ce40" table:formula="of:=CHOOSE([.X6];&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6]*10^([.C6])" office:value-type="float" office:value="3650" calcext:value-type="float">
            <text:p>3 650</text:p>
          </table:table-cell>
          <table:table-cell table:style-name="ce156" table:formula="of:=([.Z6]+[.AB6])&amp;&quot;x+&quot;&amp;([.AA6]+[.AC6])" office:value-type="string" office:string-value="18x+14" calcext:value-type="string">
            <text:p>18x+14</text:p>
          </table:table-cell>
          <table:table-cell table:style-name="ce147" table:formula="of:=[.J6]*[.L6]/2&amp;&quot; cm²&quot;" office:value-type="string" office:string-value="25 cm²" calcext:value-type="string">
            <text:p>25 cm²</text:p>
          </table:table-cell>
          <table:table-cell table:style-name="ce156" table:formula="of:=[.N6]*CHOOSE([.X6];0;0.000000001;0.000001;0.001;1000000000;1000000;1000;0.1;0.01;0.001;0.0001;0.00001;0.000001)&amp;&quot; &quot;&amp;[.Q6]" office:value-type="string" office:string-value="0,0035739 m³" calcext:value-type="string">
            <text:p>0,0035739 m³</text:p>
          </table:table-cell>
          <table:table-cell/>
          <table:table-cell table:formula="of:=RANK([.Y6];[.Y1:.Y10])+2" office:value-type="float" office:value="12" calcext:value-type="float">
            <text:p>12</text:p>
          </table:table-cell>
          <table:table-cell table:style-name="ce83" table:formula="of:=RAND()" office:value-type="float" office:value="0.0868966391833739" calcext:value-type="float">
            <text:p>0,086896639183374</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formula="of:=RANK([.AE6];[.AE3:.AE8])" office:value-type="float" office:value="3" calcext:value-type="float">
            <text:p>3</text:p>
          </table:table-cell>
          <table:table-cell table:style-name="ce83" table:formula="of:=RAND()" office:value-type="float" office:value="0.392852934365025" calcext:value-type="float">
            <text:p>0,392852934365025</text:p>
          </table:table-cell>
          <table:table-cell table:number-columns-repeated="992"/>
        </table:table-row>
        <table:table-row table:style-name="ro3">
          <table:table-cell table:style-name="ce51" table:formula="of:=ROUND(RAND()*9.9+1;QUOTIENT([.AD7]+1;2))" office:value-type="float" office:value="7.287" calcext:value-type="float">
            <text:p>7,287</text:p>
          </table:table-cell>
          <table:table-cell table:style-name="ce40" office:value-type="string" calcext:value-type="string">
            <text:p>×10</text:p>
          </table:table-cell>
          <table:table-cell table:style-name="ce143" table:formula="of:=[.AD7]*(RANDBETWEEN(0;1)*2-1)" office:value-type="float" office:value="-5" calcext:value-type="float">
            <text:p>-5</text:p>
          </table:table-cell>
          <table:table-cell table:style-name="ce42" office:value-type="string" calcext:value-type="string">
            <text:p>=</text:p>
          </table:table-cell>
          <table:table-cell table:style-name="ce145" table:formula="of:=[.Z7]&amp;&quot;x²+&quot;&amp;[.AA7]&amp;&quot;x+&quot;&amp;[.AB7]&amp;&quot;x²+&quot;&amp;[.AC7]" office:value-type="string" office:string-value="3x²+2x+4x²+8" calcext:value-type="string" table:number-columns-spanned="3" table:number-rows-spanned="1">
            <text:p>3x²+2x+4x²+8</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9" calcext:value-type="float">
            <text:p>0,9</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7];&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7]*10^([.C7])" office:value-type="float" office:value="0.00007287" calcext:value-type="float">
            <text:p>0,00007287</text:p>
          </table:table-cell>
          <table:table-cell table:style-name="ce156" table:formula="of:=([.Z7]+[.AB7])&amp;&quot;x²+&quot;&amp;[.AA7]&amp;&quot;x+&quot;&amp;[.AC7]" office:value-type="string" office:string-value="7x²+2x+8" calcext:value-type="string">
            <text:p>7x²+2x+8</text:p>
          </table:table-cell>
          <table:table-cell table:style-name="ce147" table:formula="of:=[.J7]*[.L7]&amp;&quot; cm²&quot;" office:value-type="string" office:string-value="3,6 cm²" calcext:value-type="string">
            <text:p>3,6 cm²</text:p>
          </table:table-cell>
          <table:table-cell table:style-name="ce156" table:formula="of:=[.N7]*CHOOSE([.X7];0;0.000000001;0.000001;0.001;1000000000;1000000;1000;0.1;0.01;0.001;0.0001;0.00001;0.000001)&amp;&quot; &quot;&amp;[.Q7]" office:value-type="string" office:string-value="0,0001 m³" calcext:value-type="string">
            <text:p>0,0001 m³</text:p>
          </table:table-cell>
          <table:table-cell/>
          <table:table-cell table:formula="of:=RANK([.Y7];[.Y1:.Y10])+2" office:value-type="float" office:value="3" calcext:value-type="float">
            <text:p>3</text:p>
          </table:table-cell>
          <table:table-cell table:style-name="ce83" table:formula="of:=RAND()" office:value-type="float" office:value="0.964731940603015" calcext:value-type="float">
            <text:p>0,964731940603015</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E7];[.AE3:.AE8])" office:value-type="float" office:value="5" calcext:value-type="float">
            <text:p>5</text:p>
          </table:table-cell>
          <table:table-cell table:style-name="ce83" table:formula="of:=RAND()" office:value-type="float" office:value="0.111545762741645" calcext:value-type="float">
            <text:p>0,111545762741645</text:p>
          </table:table-cell>
          <table:table-cell table:number-columns-repeated="992"/>
        </table:table-row>
        <table:table-row table:style-name="ro3">
          <table:table-cell table:style-name="ce51" table:formula="of:=ROUND(RAND()*9.9+1;QUOTIENT([.AD8]+1;2))" office:value-type="float" office:value="6.6" calcext:value-type="float">
            <text:p>6,6</text:p>
          </table:table-cell>
          <table:table-cell table:style-name="ce40" office:value-type="string" calcext:value-type="string">
            <text:p>×10</text:p>
          </table:table-cell>
          <table:table-cell table:style-name="ce143" table:formula="of:=[.AD8]*(RANDBETWEEN(0;1)*2-1)" office:value-type="float" office:value="-1" calcext:value-type="float">
            <text:p>-1</text:p>
          </table:table-cell>
          <table:table-cell table:style-name="ce42" office:value-type="string" calcext:value-type="string">
            <text:p>=</text:p>
          </table:table-cell>
          <table:table-cell table:style-name="ce144" table:formula="of:=[.Z8]&amp;&quot;x²+&quot;&amp;[.AA8]&amp;&quot;x+&quot;&amp;[.AB8]&amp;&quot;x²+&quot;&amp;[.AC8]&amp;&quot;x&quot;" office:value-type="string" office:string-value="5x²+9x+8x²+5x" calcext:value-type="string" table:number-columns-spanned="3" table:number-rows-spanned="1">
            <text:p>5x²+9x+8x²+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10" office:value-type="float" office:value="0.4" calcext:value-type="float">
            <text:p>0,4</text:p>
          </table:table-cell>
          <table:table-cell table:style-name="ce42" office:value-type="string" calcext:value-type="string">
            <text:p>:</text:p>
          </table:table-cell>
          <table:table-cell table:style-name="ce51" table:formula="of:=ROUNDUP(RAND()*1000/CHOOSE(RANDBETWEEN(1;4);1;10;100;1000);RANDBETWEEN(-2;2))" office:value-type="float" office:value="0.6" calcext:value-type="float">
            <text:p>0,6</text:p>
          </table:table-cell>
          <table:table-cell table:style-name="ce40" table:formula="of:=CHOOSE([.X8];&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8]*10^([.C8])" office:value-type="float" office:value="0.66" calcext:value-type="float">
            <text:p>0,66</text:p>
          </table:table-cell>
          <table:table-cell table:style-name="ce156" table:formula="of:=([.Z8]+[.AB8])&amp;&quot;x²+&quot;&amp;([.AA8]+[.AC8])&amp;&quot;x&quot;" office:value-type="string" office:string-value="13x²+14x" calcext:value-type="string">
            <text:p>13x²+14x</text:p>
          </table:table-cell>
          <table:table-cell table:style-name="ce147" table:formula="of:=[.J8]*[.L8]/2&amp;&quot; cm²&quot;" office:value-type="string" office:string-value="0,2 cm²" calcext:value-type="string">
            <text:p>0,2 cm²</text:p>
          </table:table-cell>
          <table:table-cell table:style-name="ce156" table:formula="of:=[.N8]*CHOOSE([.X8];0;0.000000001;0.000001;0.001;1000000000;1000000;1000;0.1;0.01;0.001;0.0001;0.00001;0.000001)&amp;&quot; &quot;&amp;[.Q8]" office:value-type="string" office:string-value="0,06 m³" calcext:value-type="string">
            <text:p>0,06 m³</text:p>
          </table:table-cell>
          <table:table-cell/>
          <table:table-cell table:formula="of:=RANK([.Y8];[.Y1:.Y10])+2" office:value-type="float" office:value="8" calcext:value-type="float">
            <text:p>8</text:p>
          </table:table-cell>
          <table:table-cell table:style-name="ce83" table:formula="of:=RAND()" office:value-type="float" office:value="0.761084971742218" calcext:value-type="float">
            <text:p>0,761084971742218</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formula="of:=RANK([.AE8];[.AE3:.AE8])" office:value-type="float" office:value="1" calcext:value-type="float">
            <text:p>1</text:p>
          </table:table-cell>
          <table:table-cell table:style-name="ce83" table:formula="of:=RAND()" office:value-type="float" office:value="0.966164752964584" calcext:value-type="float">
            <text:p>0,96616475296458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9];[.Y1:.Y10])+2" office:value-type="float" office:value="7" calcext:value-type="float">
            <text:p>7</text:p>
          </table:table-cell>
          <table:table-cell table:style-name="ce83" table:formula="of:=RAND()" office:value-type="float" office:value="0.842091699531408" calcext:value-type="float">
            <text:p>0,842091699531408</text:p>
          </table:table-cell>
          <table:table-cell table:number-columns-repeated="998"/>
        </table:table-row>
        <table:table-row table:style-name="ro4">
          <table:table-cell table:number-columns-repeated="23"/>
          <table:table-cell table:formula="of:=RANK([.Y10];[.Y1:.Y10])+2" office:value-type="float" office:value="9" calcext:value-type="float">
            <text:p>9</text:p>
          </table:table-cell>
          <table:table-cell table:style-name="ce83" table:formula="of:=RAND()" office:value-type="float" office:value="0.447646428665836" calcext:value-type="float">
            <text:p>0,447646428665836</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10" calcext:value-type="float">
            <text:p>10</text:p>
          </table:table-cell>
          <table:table-cell table:style-name="ce83" table:formula="of:=RAND()" office:value-type="float" office:value="0.0945131810451236" calcext:value-type="float">
            <text:p>0,09451318104512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4011" calcext:value-type="string">
            <text:p>v4011</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13];[.Y12:.Y21])+2" office:value-type="float" office:value="5" calcext:value-type="float">
            <text:p>5</text:p>
          </table:table-cell>
          <table:table-cell table:style-name="ce83" table:formula="of:=RAND()" office:value-type="float" office:value="0.716459268735604" calcext:value-type="float">
            <text:p>0,716459268735604</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12]" office:value-type="string" office:string-value="AB" calcext:value-type="string">
            <text:p>AB</text:p>
          </table:table-cell>
          <table:table-cell table:style-name="ce96"/>
          <table:table-cell table:style-name="ce99" table:formula="of:=[.Q13]" office:value-type="string" office:string-value="v4011" calcext:value-type="string">
            <text:p>v4011</text:p>
          </table:table-cell>
          <table:table-cell table:style-name="ce83"/>
          <table:table-cell table:formula="of:=RANK([.Y14];[.Y12:.Y21])+2" office:value-type="float" office:value="9" calcext:value-type="float">
            <text:p>9</text:p>
          </table:table-cell>
          <table:table-cell table:style-name="ce83" table:formula="of:=RAND()" office:value-type="float" office:value="0.16965842573415" calcext:value-type="float">
            <text:p>0,16965842573415</text:p>
          </table:table-cell>
          <table:table-cell/>
          <table:table-cell table:style-name="ce83" table:number-columns-repeated="3"/>
          <table:table-cell table:style-name="ce83" table:formula="of:=RANK([.AE14];[.AE14:.AE19])" office:value-type="float" office:value="2" calcext:value-type="float">
            <text:p>2</text:p>
          </table:table-cell>
          <table:table-cell table:style-name="ce83" table:formula="of:=RAND()" office:value-type="float" office:value="0.516488718948697" calcext:value-type="float">
            <text:p>0,516488718948697</text:p>
          </table:table-cell>
          <table:table-cell table:number-columns-repeated="992"/>
        </table:table-row>
        <table:table-row table:style-name="ro3">
          <table:table-cell table:style-name="ce51" table:formula="of:=ROUND(RAND()*9.9+1;QUOTIENT([.AD15]+1;2))" office:value-type="float" office:value="4.358" calcext:value-type="float">
            <text:p>4,358</text:p>
          </table:table-cell>
          <table:table-cell table:style-name="ce40" office:value-type="string" calcext:value-type="string">
            <text:p>×10</text:p>
          </table:table-cell>
          <table:table-cell table:style-name="ce143" table:formula="of:=[.AD15]*(RANDBETWEEN(0;1)*2-1)" office:value-type="float" office:value="5" calcext:value-type="float">
            <text:p>5</text:p>
          </table:table-cell>
          <table:table-cell table:style-name="ce42" office:value-type="string" calcext:value-type="string">
            <text:p>=</text:p>
          </table:table-cell>
          <table:table-cell table:style-name="ce144" table:formula="of:=&quot;x+&quot;&amp;[.Z15]&amp;&quot;x&quot;" office:value-type="string" office:string-value="x+2x" calcext:value-type="string" table:number-columns-spanned="3" table:number-rows-spanned="1">
            <text:p>x+2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20" calcext:value-type="float">
            <text:p>20</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530.9" calcext:value-type="float">
            <text:p>530,9</text:p>
          </table:table-cell>
          <table:table-cell table:style-name="ce40" table:formula="of:=CHOOSE([.X15];&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5]*10^([.C15])" office:value-type="float" office:value="435800" calcext:value-type="float">
            <text:p>435 800</text:p>
          </table:table-cell>
          <table:table-cell table:style-name="ce156" table:formula="of:=(1+[.Z15])&amp;&quot;x&quot;" office:value-type="string" office:string-value="3x" calcext:value-type="string">
            <text:p>3x</text:p>
          </table:table-cell>
          <table:table-cell table:style-name="ce147" table:formula="of:=[.J15]^2&amp;&quot; cm²&quot;" office:value-type="string" office:string-value="400 cm²" calcext:value-type="string">
            <text:p>400 cm²</text:p>
          </table:table-cell>
          <table:table-cell table:style-name="ce156" table:formula="of:=[.N15]*CHOOSE([.X15];0;0.000000001;0.000001;0.001;1000000000;1000000;1000;0.1;0.01;0.001;0.0001;0.00001;0.000001)&amp;&quot; &quot;&amp;[.Q15]" office:value-type="string" office:string-value="530900000 m³" calcext:value-type="string">
            <text:p>530900000 m³</text:p>
          </table:table-cell>
          <table:table-cell/>
          <table:table-cell table:formula="of:=RANK([.Y15];[.Y12:.Y21])+2" office:value-type="float" office:value="6" calcext:value-type="float">
            <text:p>6</text:p>
          </table:table-cell>
          <table:table-cell table:style-name="ce83" table:formula="of:=RAND()" office:value-type="float" office:value="0.432840040044302" calcext:value-type="float">
            <text:p>0,432840040044302</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formula="of:=RANK([.AE15];[.AE14:.AE19])" office:value-type="float" office:value="5" calcext:value-type="float">
            <text:p>5</text:p>
          </table:table-cell>
          <table:table-cell table:style-name="ce83" table:formula="of:=RAND()" office:value-type="float" office:value="0.133024849426265" calcext:value-type="float">
            <text:p>0,133024849426265</text:p>
          </table:table-cell>
          <table:table-cell table:number-columns-repeated="992"/>
        </table:table-row>
        <table:table-row table:style-name="ro3">
          <table:table-cell table:style-name="ce51" table:formula="of:=ROUND(RAND()*9.9+1;QUOTIENT([.AD16]+1;2))" office:value-type="float" office:value="10.8" calcext:value-type="float">
            <text:p>10,8</text:p>
          </table:table-cell>
          <table:table-cell table:style-name="ce40" office:value-type="string" calcext:value-type="string">
            <text:p>×10</text:p>
          </table:table-cell>
          <table:table-cell table:style-name="ce143" table:formula="of:=[.AD16]*(RANDBETWEEN(0;1)*2-1)" office:value-type="float" office:value="1" calcext:value-type="float">
            <text:p>1</text:p>
          </table:table-cell>
          <table:table-cell table:style-name="ce42" office:value-type="string" calcext:value-type="string">
            <text:p>=</text:p>
          </table:table-cell>
          <table:table-cell table:style-name="ce144" table:formula="of:=[.Z16]&amp;&quot;x+&quot;&amp;[.AA16]&amp;&quot;+&quot;&amp;[.AB16]&amp;&quot;x&quot;" office:value-type="string" office:string-value="3x+3+9x" calcext:value-type="string" table:number-columns-spanned="3" table:number-rows-spanned="1">
            <text:p>3x+3+9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12" calcext:value-type="float">
            <text:p>12</text:p>
          </table:table-cell>
          <table:table-cell table:style-name="ce42" office:value-type="string" calcext:value-type="string">
            <text:p>:</text:p>
          </table:table-cell>
          <table:table-cell table:style-name="ce51" table:formula="of:=ROUNDUP(RAND()*1000/CHOOSE(RANDBETWEEN(1;4);1;10;100;1000);RANDBETWEEN(-2;2))" office:value-type="float" office:value="738.48" calcext:value-type="float">
            <text:p>738,48</text:p>
          </table:table-cell>
          <table:table-cell table:style-name="ce40" table:formula="of:=CHOOSE([.X16];&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6]*10^([.C16])" office:value-type="float" office:value="108" calcext:value-type="float">
            <text:p>108</text:p>
          </table:table-cell>
          <table:table-cell table:style-name="ce156" table:formula="of:=([.Z16]+[.AB16])&amp;&quot;x+&quot;&amp;[.AA16]" office:value-type="string" office:string-value="12x+3" calcext:value-type="string">
            <text:p>12x+3</text:p>
          </table:table-cell>
          <table:table-cell table:style-name="ce147" table:formula="of:=[.J16]*[.L16]&amp;&quot; cm²&quot;" office:value-type="string" office:string-value="144 cm²" calcext:value-type="string">
            <text:p>144 cm²</text:p>
          </table:table-cell>
          <table:table-cell table:style-name="ce156" table:formula="of:=[.N16]*CHOOSE([.X16];0;0.000000001;0.000001;0.001;1000000000;1000000;1000;0.1;0.01;0.001;0.0001;0.00001;0.000001)&amp;&quot; &quot;&amp;[.Q16]" office:value-type="string" office:string-value="0,73848 m³" calcext:value-type="string">
            <text:p>0,73848 m³</text:p>
          </table:table-cell>
          <table:table-cell/>
          <table:table-cell table:formula="of:=RANK([.Y16];[.Y12:.Y21])+2" office:value-type="float" office:value="4" calcext:value-type="float">
            <text:p>4</text:p>
          </table:table-cell>
          <table:table-cell table:style-name="ce83" table:formula="of:=RAND()" office:value-type="float" office:value="0.781122102888558" calcext:value-type="float">
            <text:p>0,781122102888558</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formula="of:=RANK([.AE16];[.AE14:.AE19])" office:value-type="float" office:value="1" calcext:value-type="float">
            <text:p>1</text:p>
          </table:table-cell>
          <table:table-cell table:style-name="ce83" table:formula="of:=RAND()" office:value-type="float" office:value="0.843141875726562" calcext:value-type="float">
            <text:p>0,843141875726562</text:p>
          </table:table-cell>
          <table:table-cell table:number-columns-repeated="992"/>
        </table:table-row>
        <table:table-row table:style-name="ro3">
          <table:table-cell table:style-name="ce51" table:formula="of:=ROUND(RAND()*9.9+1;QUOTIENT([.AD17]+1;2))" office:value-type="float" office:value="4.236" calcext:value-type="float">
            <text:p>4,236</text:p>
          </table:table-cell>
          <table:table-cell table:style-name="ce40" office:value-type="string" calcext:value-type="string">
            <text:p>×10</text:p>
          </table:table-cell>
          <table:table-cell table:style-name="ce143" table:formula="of:=[.AD17]*(RANDBETWEEN(0;1)*2-1)" office:value-type="float" office:value="6" calcext:value-type="float">
            <text:p>6</text:p>
          </table:table-cell>
          <table:table-cell table:style-name="ce42" office:value-type="string" calcext:value-type="string">
            <text:p>=</text:p>
          </table:table-cell>
          <table:table-cell table:style-name="ce144" table:formula="of:=[.Z17]&amp;&quot;x+&quot;&amp;[.AA17]&amp;&quot;+&quot;&amp;[.AB17]&amp;&quot;x+&quot;&amp;[.AC17]" office:value-type="string" office:string-value="9x+5+4x+8" calcext:value-type="string" table:number-columns-spanned="3" table:number-rows-spanned="1">
            <text:p>9x+5+4x+8</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5" calcext:value-type="float">
            <text:p>5</text:p>
          </table:table-cell>
          <table:table-cell table:style-name="ce42" office:value-type="string" calcext:value-type="string">
            <text:p>:</text:p>
          </table:table-cell>
          <table:table-cell table:style-name="ce51" table:formula="of:=ROUNDUP(RAND()*1000/CHOOSE(RANDBETWEEN(1;4);1;10;100;1000);RANDBETWEEN(-2;2))" office:value-type="float" office:value="80" calcext:value-type="float">
            <text:p>80</text:p>
          </table:table-cell>
          <table:table-cell table:style-name="ce40" table:formula="of:=CHOOSE([.X17];&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7]*10^([.C17])" office:value-type="float" office:value="4236000" calcext:value-type="float">
            <text:p>4 236 000</text:p>
          </table:table-cell>
          <table:table-cell table:style-name="ce156" table:formula="of:=([.Z17]+[.AB17])&amp;&quot;x+&quot;&amp;([.AA17]+[.AC17])" office:value-type="string" office:string-value="13x+13" calcext:value-type="string">
            <text:p>13x+13</text:p>
          </table:table-cell>
          <table:table-cell table:style-name="ce147" table:formula="of:=[.J17]*[.L17]/2&amp;&quot; cm²&quot;" office:value-type="string" office:string-value="30 cm²" calcext:value-type="string">
            <text:p>30 cm²</text:p>
          </table:table-cell>
          <table:table-cell table:style-name="ce156" table:formula="of:=[.N17]*CHOOSE([.X17];0;0.000000001;0.000001;0.001;1000000000;1000000;1000;0.1;0.01;0.001;0.0001;0.00001;0.000001)&amp;&quot; &quot;&amp;[.Q17]" office:value-type="string" office:string-value="0,008 m³" calcext:value-type="string">
            <text:p>0,008 m³</text:p>
          </table:table-cell>
          <table:table-cell/>
          <table:table-cell table:formula="of:=RANK([.Y17];[.Y12:.Y21])+2" office:value-type="float" office:value="11" calcext:value-type="float">
            <text:p>11</text:p>
          </table:table-cell>
          <table:table-cell table:style-name="ce83" table:formula="of:=RAND()" office:value-type="float" office:value="0.0752771329371009" calcext:value-type="float">
            <text:p>0,075277132937101</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E17];[.AE14:.AE19])" office:value-type="float" office:value="6" calcext:value-type="float">
            <text:p>6</text:p>
          </table:table-cell>
          <table:table-cell table:style-name="ce83" table:formula="of:=RAND()" office:value-type="float" office:value="0.107234689999078" calcext:value-type="float">
            <text:p>0,107234689999078</text:p>
          </table:table-cell>
          <table:table-cell table:number-columns-repeated="992"/>
        </table:table-row>
        <table:table-row table:style-name="ro3">
          <table:table-cell table:style-name="ce51" table:formula="of:=ROUND(RAND()*9.9+1;QUOTIENT([.AD18]+1;2))" office:value-type="float" office:value="8.31" calcext:value-type="float">
            <text:p>8,31</text:p>
          </table:table-cell>
          <table:table-cell table:style-name="ce40" office:value-type="string" calcext:value-type="string">
            <text:p>×10</text:p>
          </table:table-cell>
          <table:table-cell table:style-name="ce143" table:formula="of:=[.AD18]*(RANDBETWEEN(0;1)*2-1)" office:value-type="float" office:value="3" calcext:value-type="float">
            <text:p>3</text:p>
          </table:table-cell>
          <table:table-cell table:style-name="ce42" office:value-type="string" calcext:value-type="string">
            <text:p>=</text:p>
          </table:table-cell>
          <table:table-cell table:style-name="ce145" table:formula="of:=[.Z18]&amp;&quot;x²+&quot;&amp;[.AA18]&amp;&quot;x+&quot;&amp;[.AB18]&amp;&quot;x²+&quot;&amp;[.AC18]" office:value-type="string" office:string-value="9x²+4x+2x²+2" calcext:value-type="string" table:number-columns-spanned="3" table:number-rows-spanned="1">
            <text:p>9x²+4x+2x²+2</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10" office:value-type="float" office:value="0.1" calcext:value-type="float">
            <text:p>0,1</text:p>
          </table:table-cell>
          <table:table-cell table:style-name="ce42" office:value-type="string" calcext:value-type="string">
            <text:p>:</text:p>
          </table:table-cell>
          <table:table-cell table:style-name="ce51" table:formula="of:=ROUNDUP(RAND()*1000/CHOOSE(RANDBETWEEN(1;4);1;10;100;1000);RANDBETWEEN(-2;2))" office:value-type="float" office:value="0.6" calcext:value-type="float">
            <text:p>0,6</text:p>
          </table:table-cell>
          <table:table-cell table:style-name="ce40" table:formula="of:=CHOOSE([.X18];&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8]*10^([.C18])" office:value-type="float" office:value="8310" calcext:value-type="float">
            <text:p>8 310</text:p>
          </table:table-cell>
          <table:table-cell table:style-name="ce156" table:formula="of:=([.Z18]+[.AB18])&amp;&quot;x²+&quot;&amp;[.AA18]&amp;&quot;x+&quot;&amp;[.AC18]" office:value-type="string" office:string-value="11x²+4x+2" calcext:value-type="string">
            <text:p>11x²+4x+2</text:p>
          </table:table-cell>
          <table:table-cell table:style-name="ce147" table:formula="of:=[.J18]*[.L18]&amp;&quot; cm²&quot;" office:value-type="string" office:string-value="0,1 cm²" calcext:value-type="string">
            <text:p>0,1 cm²</text:p>
          </table:table-cell>
          <table:table-cell table:style-name="ce156" table:formula="of:=[.N18]*CHOOSE([.X18];0;0.000000001;0.000001;0.001;1000000000;1000000;1000;0.1;0.01;0.001;0.0001;0.00001;0.000001)&amp;&quot; &quot;&amp;[.Q18]" office:value-type="string" office:string-value="600 m³" calcext:value-type="string">
            <text:p>600 m³</text:p>
          </table:table-cell>
          <table:table-cell/>
          <table:table-cell table:formula="of:=RANK([.Y18];[.Y12:.Y21])+2" office:value-type="float" office:value="7" calcext:value-type="float">
            <text:p>7</text:p>
          </table:table-cell>
          <table:table-cell table:style-name="ce83" table:formula="of:=RAND()" office:value-type="float" office:value="0.347974707419433" calcext:value-type="float">
            <text:p>0,347974707419433</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formula="of:=RANK([.AE18];[.AE14:.AE19])" office:value-type="float" office:value="3" calcext:value-type="float">
            <text:p>3</text:p>
          </table:table-cell>
          <table:table-cell table:style-name="ce83" table:formula="of:=RAND()" office:value-type="float" office:value="0.175949398205695" calcext:value-type="float">
            <text:p>0,175949398205695</text:p>
          </table:table-cell>
          <table:table-cell table:number-columns-repeated="992"/>
        </table:table-row>
        <table:table-row table:style-name="ro3">
          <table:table-cell table:style-name="ce51" table:formula="of:=ROUND(RAND()*9.9+1;QUOTIENT([.AD19]+1;2))" office:value-type="float" office:value="1.68" calcext:value-type="float">
            <text:p>1,68</text:p>
          </table:table-cell>
          <table:table-cell table:style-name="ce40" office:value-type="string" calcext:value-type="string">
            <text:p>×10</text:p>
          </table:table-cell>
          <table:table-cell table:style-name="ce143" table:formula="of:=[.AD19]*(RANDBETWEEN(0;1)*2-1)" office:value-type="float" office:value="-4" calcext:value-type="float">
            <text:p>-4</text:p>
          </table:table-cell>
          <table:table-cell table:style-name="ce42" office:value-type="string" calcext:value-type="string">
            <text:p>=</text:p>
          </table:table-cell>
          <table:table-cell table:style-name="ce144" table:formula="of:=[.Z19]&amp;&quot;x²+&quot;&amp;[.AA19]&amp;&quot;x+&quot;&amp;[.AB19]&amp;&quot;x²+&quot;&amp;[.AC19]&amp;&quot;x&quot;" office:value-type="string" office:string-value="2x²+9x+5x²+9x" calcext:value-type="string" table:number-columns-spanned="3" table:number-rows-spanned="1">
            <text:p>2x²+9x+5x²+9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10" office:value-type="float" office:value="1.2" calcext:value-type="float">
            <text:p>1,2</text:p>
          </table:table-cell>
          <table:table-cell table:style-name="ce42" office:value-type="string" calcext:value-type="string">
            <text:p>:</text:p>
          </table:table-cell>
          <table:table-cell table:style-name="ce51" table:formula="of:=ROUNDUP(RAND()*1000/CHOOSE(RANDBETWEEN(1;4);1;10;100;1000);RANDBETWEEN(-2;2))" office:value-type="float" office:value="40" calcext:value-type="float">
            <text:p>40</text:p>
          </table:table-cell>
          <table:table-cell table:style-name="ce40" table:formula="of:=CHOOSE([.X19];&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9]*10^([.C19])" office:value-type="float" office:value="0.000168" calcext:value-type="float">
            <text:p>0,000168</text:p>
          </table:table-cell>
          <table:table-cell table:style-name="ce156" table:formula="of:=([.Z19]+[.AB19])&amp;&quot;x²+&quot;&amp;([.AA19]+[.AC19])&amp;&quot;x&quot;" office:value-type="string" office:string-value="7x²+18x" calcext:value-type="string">
            <text:p>7x²+18x</text:p>
          </table:table-cell>
          <table:table-cell table:style-name="ce147" table:formula="of:=[.J19]*[.L19]/2&amp;&quot; cm²&quot;" office:value-type="string" office:string-value="1,8 cm²" calcext:value-type="string">
            <text:p>1,8 cm²</text:p>
          </table:table-cell>
          <table:table-cell table:style-name="ce156" table:formula="of:=[.N19]*CHOOSE([.X19];0;0.000000001;0.000001;0.001;1000000000;1000000;1000;0.1;0.01;0.001;0.0001;0.00001;0.000001)&amp;&quot; &quot;&amp;[.Q19]" office:value-type="string" office:string-value="4 m³" calcext:value-type="string">
            <text:p>4 m³</text:p>
          </table:table-cell>
          <table:table-cell/>
          <table:table-cell table:formula="of:=RANK([.Y19];[.Y12:.Y21])+2" office:value-type="float" office:value="8" calcext:value-type="float">
            <text:p>8</text:p>
          </table:table-cell>
          <table:table-cell table:style-name="ce83" table:formula="of:=RAND()" office:value-type="float" office:value="0.252021125626318" calcext:value-type="float">
            <text:p>0,252021125626318</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formula="of:=RANK([.AE19];[.AE14:.AE19])" office:value-type="float" office:value="4" calcext:value-type="float">
            <text:p>4</text:p>
          </table:table-cell>
          <table:table-cell table:style-name="ce83" table:formula="of:=RAND()" office:value-type="float" office:value="0.163123704897935" calcext:value-type="float">
            <text:p>0,16312370489793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20];[.Y12:.Y21])+2" office:value-type="float" office:value="3" calcext:value-type="float">
            <text:p>3</text:p>
          </table:table-cell>
          <table:table-cell table:style-name="ce83" table:formula="of:=RAND()" office:value-type="float" office:value="0.798820321437955" calcext:value-type="float">
            <text:p>0,798820321437955</text:p>
          </table:table-cell>
          <table:table-cell table:number-columns-repeated="998"/>
        </table:table-row>
        <table:table-row table:style-name="ro4">
          <table:table-cell table:number-columns-repeated="23"/>
          <table:table-cell table:formula="of:=RANK([.Y21];[.Y12:.Y21])+2" office:value-type="float" office:value="12" calcext:value-type="float">
            <text:p>12</text:p>
          </table:table-cell>
          <table:table-cell table:style-name="ce83" table:formula="of:=RAND()" office:value-type="float" office:value="0.0323444378979984" calcext:value-type="float">
            <text:p>0,032344437897998</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12" calcext:value-type="float">
            <text:p>12</text:p>
          </table:table-cell>
          <table:table-cell table:style-name="ce83" table:formula="of:=RAND()" office:value-type="float" office:value="0.0360474283946519" calcext:value-type="float">
            <text:p>0,036047428394652</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4011" calcext:value-type="string">
            <text:p>v4011</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24];[.Y23:.Y32])+2" office:value-type="float" office:value="6" calcext:value-type="float">
            <text:p>6</text:p>
          </table:table-cell>
          <table:table-cell table:style-name="ce83" table:formula="of:=RAND()" office:value-type="float" office:value="0.713217259858677" calcext:value-type="float">
            <text:p>0,713217259858677</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23]" office:value-type="string" office:string-value="AC" calcext:value-type="string">
            <text:p>AC</text:p>
          </table:table-cell>
          <table:table-cell table:style-name="ce96"/>
          <table:table-cell table:style-name="ce99" table:formula="of:=[.Q24]" office:value-type="string" office:string-value="v4011" calcext:value-type="string">
            <text:p>v4011</text:p>
          </table:table-cell>
          <table:table-cell table:style-name="ce83"/>
          <table:table-cell table:formula="of:=RANK([.Y25];[.Y23:.Y32])+2" office:value-type="float" office:value="5" calcext:value-type="float">
            <text:p>5</text:p>
          </table:table-cell>
          <table:table-cell table:style-name="ce83" table:formula="of:=RAND()" office:value-type="float" office:value="0.759169610509683" calcext:value-type="float">
            <text:p>0,759169610509683</text:p>
          </table:table-cell>
          <table:table-cell/>
          <table:table-cell table:style-name="ce83" table:number-columns-repeated="3"/>
          <table:table-cell table:style-name="ce83" table:formula="of:=RANK([.AE25];[.AE25:.AE30])" office:value-type="float" office:value="3" calcext:value-type="float">
            <text:p>3</text:p>
          </table:table-cell>
          <table:table-cell table:style-name="ce83" table:formula="of:=RAND()" office:value-type="float" office:value="0.553377574079923" calcext:value-type="float">
            <text:p>0,553377574079923</text:p>
          </table:table-cell>
          <table:table-cell table:number-columns-repeated="992"/>
        </table:table-row>
        <table:table-row table:style-name="ro3">
          <table:table-cell table:style-name="ce51" table:formula="of:=ROUND(RAND()*9.9+1;QUOTIENT([.AD26]+1;2))" office:value-type="float" office:value="5.476" calcext:value-type="float">
            <text:p>5,476</text:p>
          </table:table-cell>
          <table:table-cell table:style-name="ce40" office:value-type="string" calcext:value-type="string">
            <text:p>×10</text:p>
          </table:table-cell>
          <table:table-cell table:style-name="ce143" table:formula="of:=[.AD26]*(RANDBETWEEN(0;1)*2-1)" office:value-type="float" office:value="5" calcext:value-type="float">
            <text:p>5</text:p>
          </table:table-cell>
          <table:table-cell table:style-name="ce42" office:value-type="string" calcext:value-type="string">
            <text:p>=</text:p>
          </table:table-cell>
          <table:table-cell table:style-name="ce144" table:formula="of:=&quot;x+&quot;&amp;[.Z26]&amp;&quot;x&quot;" office:value-type="string" office:string-value="x+4x" calcext:value-type="string" table:number-columns-spanned="3" table:number-rows-spanned="1">
            <text:p>x+4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6" calcext:value-type="float">
            <text:p>16</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X26];&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6]*10^([.C26])" office:value-type="float" office:value="547600" calcext:value-type="float">
            <text:p>547 600</text:p>
          </table:table-cell>
          <table:table-cell table:style-name="ce156" table:formula="of:=(1+[.Z26])&amp;&quot;x&quot;" office:value-type="string" office:string-value="5x" calcext:value-type="string">
            <text:p>5x</text:p>
          </table:table-cell>
          <table:table-cell table:style-name="ce147" table:formula="of:=[.J26]^2&amp;&quot; cm²&quot;" office:value-type="string" office:string-value="256 cm²" calcext:value-type="string">
            <text:p>256 cm²</text:p>
          </table:table-cell>
          <table:table-cell table:style-name="ce156" table:formula="of:=[.N26]*CHOOSE([.X26];0;0.000000001;0.000001;0.001;1000000000;1000000;1000;0.1;0.01;0.001;0.0001;0.00001;0.000001)&amp;&quot; &quot;&amp;[.Q26]" office:value-type="string" office:string-value="100000 m³" calcext:value-type="string">
            <text:p>100000 m³</text:p>
          </table:table-cell>
          <table:table-cell/>
          <table:table-cell table:formula="of:=RANK([.Y26];[.Y23:.Y32])+2" office:value-type="float" office:value="7" calcext:value-type="float">
            <text:p>7</text:p>
          </table:table-cell>
          <table:table-cell table:style-name="ce83" table:formula="of:=RAND()" office:value-type="float" office:value="0.530882714519586" calcext:value-type="float">
            <text:p>0,530882714519586</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formula="of:=RANK([.AE26];[.AE25:.AE30])" office:value-type="float" office:value="5" calcext:value-type="float">
            <text:p>5</text:p>
          </table:table-cell>
          <table:table-cell table:style-name="ce83" table:formula="of:=RAND()" office:value-type="float" office:value="0.204637204345818" calcext:value-type="float">
            <text:p>0,204637204345818</text:p>
          </table:table-cell>
          <table:table-cell table:number-columns-repeated="992"/>
        </table:table-row>
        <table:table-row table:style-name="ro3">
          <table:table-cell table:style-name="ce51" table:formula="of:=ROUND(RAND()*9.9+1;QUOTIENT([.AD27]+1;2))" office:value-type="float" office:value="7" calcext:value-type="float">
            <text:p>7</text:p>
          </table:table-cell>
          <table:table-cell table:style-name="ce40" office:value-type="string" calcext:value-type="string">
            <text:p>×10</text:p>
          </table:table-cell>
          <table:table-cell table:style-name="ce143" table:formula="of:=[.AD27]*(RANDBETWEEN(0;1)*2-1)" office:value-type="float" office:value="-1" calcext:value-type="float">
            <text:p>-1</text:p>
          </table:table-cell>
          <table:table-cell table:style-name="ce42" office:value-type="string" calcext:value-type="string">
            <text:p>=</text:p>
          </table:table-cell>
          <table:table-cell table:style-name="ce144" table:formula="of:=[.Z27]&amp;&quot;x+&quot;&amp;[.AA27]&amp;&quot;+&quot;&amp;[.AB27]&amp;&quot;x&quot;" office:value-type="string" office:string-value="3x+3+6x" calcext:value-type="string" table:number-columns-spanned="3" table:number-rows-spanned="1">
            <text:p>3x+3+6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10" calcext:value-type="float">
            <text:p>10</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27];&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7]*10^([.C27])" office:value-type="float" office:value="0.7" calcext:value-type="float">
            <text:p>0,7</text:p>
          </table:table-cell>
          <table:table-cell table:style-name="ce156" table:formula="of:=([.Z27]+[.AB27])&amp;&quot;x+&quot;&amp;[.AA27]" office:value-type="string" office:string-value="9x+3" calcext:value-type="string">
            <text:p>9x+3</text:p>
          </table:table-cell>
          <table:table-cell table:style-name="ce147" table:formula="of:=[.J27]*[.L27]&amp;&quot; cm²&quot;" office:value-type="string" office:string-value="50 cm²" calcext:value-type="string">
            <text:p>50 cm²</text:p>
          </table:table-cell>
          <table:table-cell table:style-name="ce156" table:formula="of:=[.N27]*CHOOSE([.X27];0;0.000000001;0.000001;0.001;1000000000;1000000;1000;0.1;0.01;0.001;0.0001;0.00001;0.000001)&amp;&quot; &quot;&amp;[.Q27]" office:value-type="string" office:string-value="1 m³" calcext:value-type="string">
            <text:p>1 m³</text:p>
          </table:table-cell>
          <table:table-cell/>
          <table:table-cell table:formula="of:=RANK([.Y27];[.Y23:.Y32])+2" office:value-type="float" office:value="9" calcext:value-type="float">
            <text:p>9</text:p>
          </table:table-cell>
          <table:table-cell table:style-name="ce83" table:formula="of:=RAND()" office:value-type="float" office:value="0.441550476454342" calcext:value-type="float">
            <text:p>0,441550476454342</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formula="of:=RANK([.AE27];[.AE25:.AE30])" office:value-type="float" office:value="1" calcext:value-type="float">
            <text:p>1</text:p>
          </table:table-cell>
          <table:table-cell table:style-name="ce83" table:formula="of:=RAND()" office:value-type="float" office:value="0.926584212362814" calcext:value-type="float">
            <text:p>0,926584212362814</text:p>
          </table:table-cell>
          <table:table-cell table:number-columns-repeated="992"/>
        </table:table-row>
        <table:table-row table:style-name="ro3">
          <table:table-cell table:style-name="ce51" table:formula="of:=ROUND(RAND()*9.9+1;QUOTIENT([.AD28]+1;2))" office:value-type="float" office:value="9.2" calcext:value-type="float">
            <text:p>9,2</text:p>
          </table:table-cell>
          <table:table-cell table:style-name="ce40" office:value-type="string" calcext:value-type="string">
            <text:p>×10</text:p>
          </table:table-cell>
          <table:table-cell table:style-name="ce143" table:formula="of:=[.AD28]*(RANDBETWEEN(0;1)*2-1)" office:value-type="float" office:value="-2" calcext:value-type="float">
            <text:p>-2</text:p>
          </table:table-cell>
          <table:table-cell table:style-name="ce42" office:value-type="string" calcext:value-type="string">
            <text:p>=</text:p>
          </table:table-cell>
          <table:table-cell table:style-name="ce144" table:formula="of:=[.Z28]&amp;&quot;x+&quot;&amp;[.AA28]&amp;&quot;+&quot;&amp;[.AB28]&amp;&quot;x+&quot;&amp;[.AC28]" office:value-type="string" office:string-value="5x+3+7x+2" calcext:value-type="string" table:number-columns-spanned="3" table:number-rows-spanned="1">
            <text:p>5x+3+7x+2</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12" calcext:value-type="float">
            <text:p>12</text:p>
          </table:table-cell>
          <table:table-cell table:style-name="ce42" office:value-type="string" calcext:value-type="string">
            <text:p>:</text:p>
          </table:table-cell>
          <table:table-cell table:style-name="ce51" table:formula="of:=ROUNDUP(RAND()*1000/CHOOSE(RANDBETWEEN(1;4);1;10;100;1000);RANDBETWEEN(-2;2))" office:value-type="float" office:value="61" calcext:value-type="float">
            <text:p>61</text:p>
          </table:table-cell>
          <table:table-cell table:style-name="ce40" table:formula="of:=CHOOSE([.X28];&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8]*10^([.C28])" office:value-type="float" office:value="0.092" calcext:value-type="float">
            <text:p>0,092</text:p>
          </table:table-cell>
          <table:table-cell table:style-name="ce156" table:formula="of:=([.Z28]+[.AB28])&amp;&quot;x+&quot;&amp;([.AA28]+[.AC28])" office:value-type="string" office:string-value="12x+5" calcext:value-type="string">
            <text:p>12x+5</text:p>
          </table:table-cell>
          <table:table-cell table:style-name="ce147" table:formula="of:=[.J28]*[.L28]/2&amp;&quot; cm²&quot;" office:value-type="string" office:string-value="30 cm²" calcext:value-type="string">
            <text:p>30 cm²</text:p>
          </table:table-cell>
          <table:table-cell table:style-name="ce156" table:formula="of:=[.N28]*CHOOSE([.X28];0;0.000000001;0.000001;0.001;1000000000;1000000;1000;0.1;0.01;0.001;0.0001;0.00001;0.000001)&amp;&quot; &quot;&amp;[.Q28]" office:value-type="string" office:string-value="0,061 m³" calcext:value-type="string">
            <text:p>0,061 m³</text:p>
          </table:table-cell>
          <table:table-cell/>
          <table:table-cell table:formula="of:=RANK([.Y28];[.Y23:.Y32])+2" office:value-type="float" office:value="10" calcext:value-type="float">
            <text:p>10</text:p>
          </table:table-cell>
          <table:table-cell table:style-name="ce83" table:formula="of:=RAND()" office:value-type="float" office:value="0.252924610949545" calcext:value-type="float">
            <text:p>0,252924610949545</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formula="of:=RANK([.AE28];[.AE25:.AE30])" office:value-type="float" office:value="2" calcext:value-type="float">
            <text:p>2</text:p>
          </table:table-cell>
          <table:table-cell table:style-name="ce83" table:formula="of:=RAND()" office:value-type="float" office:value="0.843025511588204" calcext:value-type="float">
            <text:p>0,843025511588204</text:p>
          </table:table-cell>
          <table:table-cell table:number-columns-repeated="992"/>
        </table:table-row>
        <table:table-row table:style-name="ro3">
          <table:table-cell table:style-name="ce51" table:formula="of:=ROUND(RAND()*9.9+1;QUOTIENT([.AD29]+1;2))" office:value-type="float" office:value="1.36" calcext:value-type="float">
            <text:p>1,36</text:p>
          </table:table-cell>
          <table:table-cell table:style-name="ce40" office:value-type="string" calcext:value-type="string">
            <text:p>×10</text:p>
          </table:table-cell>
          <table:table-cell table:style-name="ce143" table:formula="of:=[.AD29]*(RANDBETWEEN(0;1)*2-1)" office:value-type="float" office:value="4" calcext:value-type="float">
            <text:p>4</text:p>
          </table:table-cell>
          <table:table-cell table:style-name="ce42" office:value-type="string" calcext:value-type="string">
            <text:p>=</text:p>
          </table:table-cell>
          <table:table-cell table:style-name="ce145" table:formula="of:=[.Z29]&amp;&quot;x²+&quot;&amp;[.AA29]&amp;&quot;x+&quot;&amp;[.AB29]&amp;&quot;x²+&quot;&amp;[.AC29]" office:value-type="string" office:string-value="8x²+3x+5x²+9" calcext:value-type="string" table:number-columns-spanned="3" table:number-rows-spanned="1">
            <text:p>8x²+3x+5x²+9</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10" office:value-type="float" office:value="1.1" calcext:value-type="float">
            <text:p>1,1</text:p>
          </table:table-cell>
          <table:table-cell table:style-name="ce42" office:value-type="string" calcext:value-type="string">
            <text:p>:</text:p>
          </table:table-cell>
          <table:table-cell table:style-name="ce51" table:formula="of:=ROUNDUP(RAND()*1000/CHOOSE(RANDBETWEEN(1;4);1;10;100;1000);RANDBETWEEN(-2;2))" office:value-type="float" office:value="0.2" calcext:value-type="float">
            <text:p>0,2</text:p>
          </table:table-cell>
          <table:table-cell table:style-name="ce40" table:formula="of:=CHOOSE([.X29];&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9]*10^([.C29])" office:value-type="float" office:value="13600" calcext:value-type="float">
            <text:p>13 600</text:p>
          </table:table-cell>
          <table:table-cell table:style-name="ce156" table:formula="of:=([.Z29]+[.AB29])&amp;&quot;x²+&quot;&amp;[.AA29]&amp;&quot;x+&quot;&amp;[.AC29]" office:value-type="string" office:string-value="13x²+3x+9" calcext:value-type="string">
            <text:p>13x²+3x+9</text:p>
          </table:table-cell>
          <table:table-cell table:style-name="ce147" table:formula="of:=[.J29]*[.L29]&amp;&quot; cm²&quot;" office:value-type="string" office:string-value="9,9 cm²" calcext:value-type="string">
            <text:p>9,9 cm²</text:p>
          </table:table-cell>
          <table:table-cell table:style-name="ce156" table:formula="of:=[.N29]*CHOOSE([.X29];0;0.000000001;0.000001;0.001;1000000000;1000000;1000;0.1;0.01;0.001;0.0001;0.00001;0.000001)&amp;&quot; &quot;&amp;[.Q29]" office:value-type="string" office:string-value="0,02 m³" calcext:value-type="string">
            <text:p>0,02 m³</text:p>
          </table:table-cell>
          <table:table-cell/>
          <table:table-cell table:formula="of:=RANK([.Y29];[.Y23:.Y32])+2" office:value-type="float" office:value="8" calcext:value-type="float">
            <text:p>8</text:p>
          </table:table-cell>
          <table:table-cell table:style-name="ce83" table:formula="of:=RAND()" office:value-type="float" office:value="0.449290778043176" calcext:value-type="float">
            <text:p>0,449290778043176</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formula="of:=RANK([.AE29];[.AE25:.AE30])" office:value-type="float" office:value="4" calcext:value-type="float">
            <text:p>4</text:p>
          </table:table-cell>
          <table:table-cell table:style-name="ce83" table:formula="of:=RAND()" office:value-type="float" office:value="0.415122568590317" calcext:value-type="float">
            <text:p>0,415122568590317</text:p>
          </table:table-cell>
          <table:table-cell table:number-columns-repeated="992"/>
        </table:table-row>
        <table:table-row table:style-name="ro3">
          <table:table-cell table:style-name="ce51" table:formula="of:=ROUND(RAND()*9.9+1;QUOTIENT([.AD30]+1;2))" office:value-type="float" office:value="4.331" calcext:value-type="float">
            <text:p>4,331</text:p>
          </table:table-cell>
          <table:table-cell table:style-name="ce40" office:value-type="string" calcext:value-type="string">
            <text:p>×10</text:p>
          </table:table-cell>
          <table:table-cell table:style-name="ce143" table:formula="of:=[.AD30]*(RANDBETWEEN(0;1)*2-1)" office:value-type="float" office:value="-6" calcext:value-type="float">
            <text:p>-6</text:p>
          </table:table-cell>
          <table:table-cell table:style-name="ce42" office:value-type="string" calcext:value-type="string">
            <text:p>=</text:p>
          </table:table-cell>
          <table:table-cell table:style-name="ce144" table:formula="of:=[.Z30]&amp;&quot;x²+&quot;&amp;[.AA30]&amp;&quot;x+&quot;&amp;[.AB30]&amp;&quot;x²+&quot;&amp;[.AC30]&amp;&quot;x&quot;" office:value-type="string" office:string-value="5x²+8x+2x²+5x" calcext:value-type="string" table:number-columns-spanned="3" table:number-rows-spanned="1">
            <text:p>5x²+8x+2x²+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10" office:value-type="float" office:value="0.2" calcext:value-type="float">
            <text:p>0,2</text:p>
          </table:table-cell>
          <table:table-cell table:style-name="ce42" office:value-type="string" calcext:value-type="string">
            <text:p>:</text:p>
          </table:table-cell>
          <table:table-cell table:style-name="ce51" table:formula="of:=ROUNDUP(RAND()*1000/CHOOSE(RANDBETWEEN(1;4);1;10;100;1000);RANDBETWEEN(-2;2))" office:value-type="float" office:value="0.37" calcext:value-type="float">
            <text:p>0,37</text:p>
          </table:table-cell>
          <table:table-cell table:style-name="ce40" table:formula="of:=CHOOSE([.X30];&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0]*10^([.C30])" office:value-type="float" office:value="0.000004331" calcext:value-type="float">
            <text:p>0,000004331</text:p>
          </table:table-cell>
          <table:table-cell table:style-name="ce156" table:formula="of:=([.Z30]+[.AB30])&amp;&quot;x²+&quot;&amp;([.AA30]+[.AC30])&amp;&quot;x&quot;" office:value-type="string" office:string-value="7x²+13x" calcext:value-type="string">
            <text:p>7x²+13x</text:p>
          </table:table-cell>
          <table:table-cell table:style-name="ce147" table:formula="of:=[.J30]*[.L30]/2&amp;&quot; cm²&quot;" office:value-type="string" office:string-value="0,5 cm²" calcext:value-type="string">
            <text:p>0,5 cm²</text:p>
          </table:table-cell>
          <table:table-cell table:style-name="ce156" table:formula="of:=[.N30]*CHOOSE([.X30];0;0.000000001;0.000001;0.001;1000000000;1000000;1000;0.1;0.01;0.001;0.0001;0.00001;0.000001)&amp;&quot; &quot;&amp;[.Q30]" office:value-type="string" office:string-value="0,000037 m³" calcext:value-type="string">
            <text:p>0,000037 m³</text:p>
          </table:table-cell>
          <table:table-cell/>
          <table:table-cell table:formula="of:=RANK([.Y30];[.Y23:.Y32])+2" office:value-type="float" office:value="11" calcext:value-type="float">
            <text:p>11</text:p>
          </table:table-cell>
          <table:table-cell table:style-name="ce83" table:formula="of:=RAND()" office:value-type="float" office:value="0.159099420361903" calcext:value-type="float">
            <text:p>0,159099420361903</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formula="of:=RANK([.AE30];[.AE25:.AE30])" office:value-type="float" office:value="6" calcext:value-type="float">
            <text:p>6</text:p>
          </table:table-cell>
          <table:table-cell table:style-name="ce83" table:formula="of:=RAND()" office:value-type="float" office:value="0.108566703746851" calcext:value-type="float">
            <text:p>0,108566703746851</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31];[.Y23:.Y32])+2" office:value-type="float" office:value="3" calcext:value-type="float">
            <text:p>3</text:p>
          </table:table-cell>
          <table:table-cell table:style-name="ce83" table:formula="of:=RAND()" office:value-type="float" office:value="0.991459058481966" calcext:value-type="float">
            <text:p>0,991459058481966</text:p>
          </table:table-cell>
          <table:table-cell table:number-columns-repeated="998"/>
        </table:table-row>
        <table:table-row table:style-name="ro4">
          <table:table-cell table:number-columns-repeated="23"/>
          <table:table-cell table:formula="of:=RANK([.Y32];[.Y23:.Y32])+2" office:value-type="float" office:value="4" calcext:value-type="float">
            <text:p>4</text:p>
          </table:table-cell>
          <table:table-cell table:style-name="ce83" table:formula="of:=RAND()" office:value-type="float" office:value="0.843670725524586" calcext:value-type="float">
            <text:p>0,843670725524586</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4" calcext:value-type="float">
            <text:p>4</text:p>
          </table:table-cell>
          <table:table-cell table:style-name="ce83" table:formula="of:=RAND()" office:value-type="float" office:value="0.924398386117674" calcext:value-type="float">
            <text:p>0,92439838611767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4011" calcext:value-type="string">
            <text:p>v4011</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35];[.Y34:.Y43])+2" office:value-type="float" office:value="11" calcext:value-type="float">
            <text:p>11</text:p>
          </table:table-cell>
          <table:table-cell table:style-name="ce83" table:formula="of:=RAND()" office:value-type="float" office:value="0.263126969483824" calcext:value-type="float">
            <text:p>0,263126969483824</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34]" office:value-type="string" office:string-value="AD" calcext:value-type="string">
            <text:p>AD</text:p>
          </table:table-cell>
          <table:table-cell table:style-name="ce96"/>
          <table:table-cell table:style-name="ce99" table:formula="of:=[.Q35]" office:value-type="string" office:string-value="v4011" calcext:value-type="string">
            <text:p>v4011</text:p>
          </table:table-cell>
          <table:table-cell table:style-name="ce83"/>
          <table:table-cell table:formula="of:=RANK([.Y36];[.Y34:.Y43])+2" office:value-type="float" office:value="9" calcext:value-type="float">
            <text:p>9</text:p>
          </table:table-cell>
          <table:table-cell table:style-name="ce83" table:formula="of:=RAND()" office:value-type="float" office:value="0.431552521758429" calcext:value-type="float">
            <text:p>0,431552521758429</text:p>
          </table:table-cell>
          <table:table-cell/>
          <table:table-cell table:style-name="ce83" table:number-columns-repeated="3"/>
          <table:table-cell table:style-name="ce83" table:formula="of:=RANK([.AE36];[.AE36:.AE41])" office:value-type="float" office:value="4" calcext:value-type="float">
            <text:p>4</text:p>
          </table:table-cell>
          <table:table-cell table:style-name="ce83" table:formula="of:=RAND()" office:value-type="float" office:value="0.360964218894026" calcext:value-type="float">
            <text:p>0,360964218894026</text:p>
          </table:table-cell>
          <table:table-cell table:number-columns-repeated="992"/>
        </table:table-row>
        <table:table-row table:style-name="ro3">
          <table:table-cell table:style-name="ce51" table:formula="of:=ROUND(RAND()*9.9+1;QUOTIENT([.AD37]+1;2))" office:value-type="float" office:value="9.503" calcext:value-type="float">
            <text:p>9,503</text:p>
          </table:table-cell>
          <table:table-cell table:style-name="ce40" office:value-type="string" calcext:value-type="string">
            <text:p>×10</text:p>
          </table:table-cell>
          <table:table-cell table:style-name="ce143" table:formula="of:=[.AD37]*(RANDBETWEEN(0;1)*2-1)" office:value-type="float" office:value="6" calcext:value-type="float">
            <text:p>6</text:p>
          </table:table-cell>
          <table:table-cell table:style-name="ce42" office:value-type="string" calcext:value-type="string">
            <text:p>=</text:p>
          </table:table-cell>
          <table:table-cell table:style-name="ce144" table:formula="of:=&quot;x+&quot;&amp;[.Z37]&amp;&quot;x&quot;" office:value-type="string" office:string-value="x+4x" calcext:value-type="string" table:number-columns-spanned="3" table:number-rows-spanned="1">
            <text:p>x+4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2" calcext:value-type="float">
            <text:p>12</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0.96" calcext:value-type="float">
            <text:p>0,96</text:p>
          </table:table-cell>
          <table:table-cell table:style-name="ce40" table:formula="of:=CHOOSE([.X37];&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7]*10^([.C37])" office:value-type="float" office:value="9503000" calcext:value-type="float">
            <text:p>9 503 000</text:p>
          </table:table-cell>
          <table:table-cell table:style-name="ce156" table:formula="of:=(1+[.Z37])&amp;&quot;x&quot;" office:value-type="string" office:string-value="5x" calcext:value-type="string">
            <text:p>5x</text:p>
          </table:table-cell>
          <table:table-cell table:style-name="ce147" table:formula="of:=[.J37]^2&amp;&quot; cm²&quot;" office:value-type="string" office:string-value="144 cm²" calcext:value-type="string">
            <text:p>144 cm²</text:p>
          </table:table-cell>
          <table:table-cell table:style-name="ce156" table:formula="of:=[.N37]*CHOOSE([.X37];0;0.000000001;0.000001;0.001;1000000000;1000000;1000;0.1;0.01;0.001;0.0001;0.00001;0.000001)&amp;&quot; &quot;&amp;[.Q37]" office:value-type="string" office:string-value="960 m³" calcext:value-type="string">
            <text:p>960 m³</text:p>
          </table:table-cell>
          <table:table-cell/>
          <table:table-cell table:formula="of:=RANK([.Y37];[.Y34:.Y43])+2" office:value-type="float" office:value="7" calcext:value-type="float">
            <text:p>7</text:p>
          </table:table-cell>
          <table:table-cell table:style-name="ce83" table:formula="of:=RAND()" office:value-type="float" office:value="0.496071771138839" calcext:value-type="float">
            <text:p>0,496071771138839</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formula="of:=RANK([.AE37];[.AE36:.AE41])" office:value-type="float" office:value="6" calcext:value-type="float">
            <text:p>6</text:p>
          </table:table-cell>
          <table:table-cell table:style-name="ce83" table:formula="of:=RAND()" office:value-type="float" office:value="0.000208438203438304" calcext:value-type="float">
            <text:p>0,000208438203438</text:p>
          </table:table-cell>
          <table:table-cell table:number-columns-repeated="992"/>
        </table:table-row>
        <table:table-row table:style-name="ro3">
          <table:table-cell table:style-name="ce51" table:formula="of:=ROUND(RAND()*9.9+1;QUOTIENT([.AD38]+1;2))" office:value-type="float" office:value="9.57" calcext:value-type="float">
            <text:p>9,57</text:p>
          </table:table-cell>
          <table:table-cell table:style-name="ce40" office:value-type="string" calcext:value-type="string">
            <text:p>×10</text:p>
          </table:table-cell>
          <table:table-cell table:style-name="ce143" table:formula="of:=[.AD38]*(RANDBETWEEN(0;1)*2-1)" office:value-type="float" office:value="-3" calcext:value-type="float">
            <text:p>-3</text:p>
          </table:table-cell>
          <table:table-cell table:style-name="ce42" office:value-type="string" calcext:value-type="string">
            <text:p>=</text:p>
          </table:table-cell>
          <table:table-cell table:style-name="ce144" table:formula="of:=[.Z38]&amp;&quot;x+&quot;&amp;[.AA38]&amp;&quot;+&quot;&amp;[.AB38]&amp;&quot;x&quot;" office:value-type="string" office:string-value="9x+5+4x" calcext:value-type="string" table:number-columns-spanned="3" table:number-rows-spanned="1">
            <text:p>9x+5+4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3" calcext:value-type="float">
            <text:p>3</text:p>
          </table:table-cell>
          <table:table-cell table:style-name="ce42" office:value-type="string" calcext:value-type="string">
            <text:p>:</text:p>
          </table:table-cell>
          <table:table-cell table:style-name="ce51" table:formula="of:=ROUNDUP(RAND()*1000/CHOOSE(RANDBETWEEN(1;4);1;10;100;1000);RANDBETWEEN(-2;2))" office:value-type="float" office:value="80" calcext:value-type="float">
            <text:p>80</text:p>
          </table:table-cell>
          <table:table-cell table:style-name="ce40" table:formula="of:=CHOOSE([.X38];&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8]*10^([.C38])" office:value-type="float" office:value="0.00957" calcext:value-type="float">
            <text:p>0,00957</text:p>
          </table:table-cell>
          <table:table-cell table:style-name="ce156" table:formula="of:=([.Z38]+[.AB38])&amp;&quot;x+&quot;&amp;[.AA38]" office:value-type="string" office:string-value="13x+5" calcext:value-type="string">
            <text:p>13x+5</text:p>
          </table:table-cell>
          <table:table-cell table:style-name="ce147" table:formula="of:=[.J38]*[.L38]&amp;&quot; cm²&quot;" office:value-type="string" office:string-value="36 cm²" calcext:value-type="string">
            <text:p>36 cm²</text:p>
          </table:table-cell>
          <table:table-cell table:style-name="ce156" table:formula="of:=[.N38]*CHOOSE([.X38];0;0.000000001;0.000001;0.001;1000000000;1000000;1000;0.1;0.01;0.001;0.0001;0.00001;0.000001)&amp;&quot; &quot;&amp;[.Q38]" office:value-type="string" office:string-value="0,08 m³" calcext:value-type="string">
            <text:p>0,08 m³</text:p>
          </table:table-cell>
          <table:table-cell/>
          <table:table-cell table:formula="of:=RANK([.Y38];[.Y34:.Y43])+2" office:value-type="float" office:value="10" calcext:value-type="float">
            <text:p>10</text:p>
          </table:table-cell>
          <table:table-cell table:style-name="ce83" table:formula="of:=RAND()" office:value-type="float" office:value="0.293590080920549" calcext:value-type="float">
            <text:p>0,293590080920549</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formula="of:=RANK([.AE38];[.AE36:.AE41])" office:value-type="float" office:value="3" calcext:value-type="float">
            <text:p>3</text:p>
          </table:table-cell>
          <table:table-cell table:style-name="ce83" table:formula="of:=RAND()" office:value-type="float" office:value="0.470218208797349" calcext:value-type="float">
            <text:p>0,470218208797349</text:p>
          </table:table-cell>
          <table:table-cell table:number-columns-repeated="992"/>
        </table:table-row>
        <table:table-row table:style-name="ro3">
          <table:table-cell table:style-name="ce51" table:formula="of:=ROUND(RAND()*9.9+1;QUOTIENT([.AD39]+1;2))" office:value-type="float" office:value="2.3" calcext:value-type="float">
            <text:p>2,3</text:p>
          </table:table-cell>
          <table:table-cell table:style-name="ce40" office:value-type="string" calcext:value-type="string">
            <text:p>×10</text:p>
          </table:table-cell>
          <table:table-cell table:style-name="ce143" table:formula="of:=[.AD39]*(RANDBETWEEN(0;1)*2-1)" office:value-type="float" office:value="-2" calcext:value-type="float">
            <text:p>-2</text:p>
          </table:table-cell>
          <table:table-cell table:style-name="ce42" office:value-type="string" calcext:value-type="string">
            <text:p>=</text:p>
          </table:table-cell>
          <table:table-cell table:style-name="ce144" table:formula="of:=[.Z39]&amp;&quot;x+&quot;&amp;[.AA39]&amp;&quot;+&quot;&amp;[.AB39]&amp;&quot;x+&quot;&amp;[.AC39]" office:value-type="string" office:string-value="9x+8+2x+9" calcext:value-type="string" table:number-columns-spanned="3" table:number-rows-spanned="1">
            <text:p>9x+8+2x+9</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7" calcext:value-type="float">
            <text:p>7</text:p>
          </table:table-cell>
          <table:table-cell table:style-name="ce41" office:value-type="string" calcext:value-type="string">
            <text:p>et</text:p>
          </table:table-cell>
          <table:table-cell table:style-name="ce40" table:formula="of:=RANDBETWEEN(1;12)" office:value-type="float" office:value="3" calcext:value-type="float">
            <text:p>3</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39];&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9]*10^([.C39])" office:value-type="float" office:value="0.023" calcext:value-type="float">
            <text:p>0,023</text:p>
          </table:table-cell>
          <table:table-cell table:style-name="ce156" table:formula="of:=([.Z39]+[.AB39])&amp;&quot;x+&quot;&amp;([.AA39]+[.AC39])" office:value-type="string" office:string-value="11x+17" calcext:value-type="string">
            <text:p>11x+17</text:p>
          </table:table-cell>
          <table:table-cell table:style-name="ce147" table:formula="of:=[.J39]*[.L39]/2&amp;&quot; cm²&quot;" office:value-type="string" office:string-value="10,5 cm²" calcext:value-type="string">
            <text:p>10,5 cm²</text:p>
          </table:table-cell>
          <table:table-cell table:style-name="ce156" table:formula="of:=[.N39]*CHOOSE([.X39];0;0.000000001;0.000001;0.001;1000000000;1000000;1000;0.1;0.01;0.001;0.0001;0.00001;0.000001)&amp;&quot; &quot;&amp;[.Q39]" office:value-type="string" office:string-value="0,001 m³" calcext:value-type="string">
            <text:p>0,001 m³</text:p>
          </table:table-cell>
          <table:table-cell/>
          <table:table-cell table:formula="of:=RANK([.Y39];[.Y34:.Y43])+2" office:value-type="float" office:value="12" calcext:value-type="float">
            <text:p>12</text:p>
          </table:table-cell>
          <table:table-cell table:style-name="ce83" table:formula="of:=RAND()" office:value-type="float" office:value="0.143504812191227" calcext:value-type="float">
            <text:p>0,143504812191227</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formula="of:=RANK([.AE39];[.AE36:.AE41])" office:value-type="float" office:value="2" calcext:value-type="float">
            <text:p>2</text:p>
          </table:table-cell>
          <table:table-cell table:style-name="ce83" table:formula="of:=RAND()" office:value-type="float" office:value="0.480544891194205" calcext:value-type="float">
            <text:p>0,480544891194205</text:p>
          </table:table-cell>
          <table:table-cell table:number-columns-repeated="992"/>
        </table:table-row>
        <table:table-row table:style-name="ro3">
          <table:table-cell table:style-name="ce51" table:formula="of:=ROUND(RAND()*9.9+1;QUOTIENT([.AD40]+1;2))" office:value-type="float" office:value="1.1" calcext:value-type="float">
            <text:p>1,1</text:p>
          </table:table-cell>
          <table:table-cell table:style-name="ce40" office:value-type="string" calcext:value-type="string">
            <text:p>×10</text:p>
          </table:table-cell>
          <table:table-cell table:style-name="ce143" table:formula="of:=[.AD40]*(RANDBETWEEN(0;1)*2-1)" office:value-type="float" office:value="1" calcext:value-type="float">
            <text:p>1</text:p>
          </table:table-cell>
          <table:table-cell table:style-name="ce42" office:value-type="string" calcext:value-type="string">
            <text:p>=</text:p>
          </table:table-cell>
          <table:table-cell table:style-name="ce145" table:formula="of:=[.Z40]&amp;&quot;x²+&quot;&amp;[.AA40]&amp;&quot;x+&quot;&amp;[.AB40]&amp;&quot;x²+&quot;&amp;[.AC40]" office:value-type="string" office:string-value="7x²+7x+9x²+6" calcext:value-type="string" table:number-columns-spanned="3" table:number-rows-spanned="1">
            <text:p>7x²+7x+9x²+6</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10" office:value-type="float" office:value="0.2" calcext:value-type="float">
            <text:p>0,2</text:p>
          </table:table-cell>
          <table:table-cell table:style-name="ce42" office:value-type="string" calcext:value-type="string">
            <text:p>:</text:p>
          </table:table-cell>
          <table:table-cell table:style-name="ce51" table:formula="of:=ROUNDUP(RAND()*1000/CHOOSE(RANDBETWEEN(1;4);1;10;100;1000);RANDBETWEEN(-2;2))" office:value-type="float" office:value="34.46" calcext:value-type="float">
            <text:p>34,46</text:p>
          </table:table-cell>
          <table:table-cell table:style-name="ce40" table:formula="of:=CHOOSE([.X40];&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0]*10^([.C40])" office:value-type="float" office:value="11" calcext:value-type="float">
            <text:p>11</text:p>
          </table:table-cell>
          <table:table-cell table:style-name="ce156" table:formula="of:=([.Z40]+[.AB40])&amp;&quot;x²+&quot;&amp;[.AA40]&amp;&quot;x+&quot;&amp;[.AC40]" office:value-type="string" office:string-value="16x²+7x+6" calcext:value-type="string">
            <text:p>16x²+7x+6</text:p>
          </table:table-cell>
          <table:table-cell table:style-name="ce147" table:formula="of:=[.J40]*[.L40]&amp;&quot; cm²&quot;" office:value-type="string" office:string-value="2,4 cm²" calcext:value-type="string">
            <text:p>2,4 cm²</text:p>
          </table:table-cell>
          <table:table-cell table:style-name="ce156" table:formula="of:=[.N40]*CHOOSE([.X40];0;0.000000001;0.000001;0.001;1000000000;1000000;1000;0.1;0.01;0.001;0.0001;0.00001;0.000001)&amp;&quot; &quot;&amp;[.Q40]" office:value-type="string" office:string-value="0,00003446 m³" calcext:value-type="string">
            <text:p>0,00003446 m³</text:p>
          </table:table-cell>
          <table:table-cell/>
          <table:table-cell table:formula="of:=RANK([.Y40];[.Y34:.Y43])+2" office:value-type="float" office:value="3" calcext:value-type="float">
            <text:p>3</text:p>
          </table:table-cell>
          <table:table-cell table:style-name="ce83" table:formula="of:=RAND()" office:value-type="float" office:value="0.936694267201083" calcext:value-type="float">
            <text:p>0,936694267201083</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formula="of:=RANK([.AE40];[.AE36:.AE41])" office:value-type="float" office:value="1" calcext:value-type="float">
            <text:p>1</text:p>
          </table:table-cell>
          <table:table-cell table:style-name="ce83" table:formula="of:=RAND()" office:value-type="float" office:value="0.870460583722772" calcext:value-type="float">
            <text:p>0,870460583722772</text:p>
          </table:table-cell>
          <table:table-cell table:number-columns-repeated="992"/>
        </table:table-row>
        <table:table-row table:style-name="ro3">
          <table:table-cell table:style-name="ce51" table:formula="of:=ROUND(RAND()*9.9+1;QUOTIENT([.AD41]+1;2))" office:value-type="float" office:value="2.693" calcext:value-type="float">
            <text:p>2,693</text:p>
          </table:table-cell>
          <table:table-cell table:style-name="ce40" office:value-type="string" calcext:value-type="string">
            <text:p>×10</text:p>
          </table:table-cell>
          <table:table-cell table:style-name="ce143" table:formula="of:=[.AD41]*(RANDBETWEEN(0;1)*2-1)" office:value-type="float" office:value="-5" calcext:value-type="float">
            <text:p>-5</text:p>
          </table:table-cell>
          <table:table-cell table:style-name="ce42" office:value-type="string" calcext:value-type="string">
            <text:p>=</text:p>
          </table:table-cell>
          <table:table-cell table:style-name="ce144" table:formula="of:=[.Z41]&amp;&quot;x²+&quot;&amp;[.AA41]&amp;&quot;x+&quot;&amp;[.AB41]&amp;&quot;x²+&quot;&amp;[.AC41]&amp;&quot;x&quot;" office:value-type="string" office:string-value="2x²+8x+8x²+7x" calcext:value-type="string" table:number-columns-spanned="3" table:number-rows-spanned="1">
            <text:p>2x²+8x+8x²+7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41];&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10^([.C41])" office:value-type="float" office:value="0.00002693" calcext:value-type="float">
            <text:p>0,00002693</text:p>
          </table:table-cell>
          <table:table-cell table:style-name="ce156" table:formula="of:=([.Z41]+[.AB41])&amp;&quot;x²+&quot;&amp;([.AA41]+[.AC41])&amp;&quot;x&quot;" office:value-type="string" office:string-value="10x²+15x" calcext:value-type="string">
            <text:p>10x²+15x</text:p>
          </table:table-cell>
          <table:table-cell table:style-name="ce147" table:formula="of:=[.J41]*[.L41]/2&amp;&quot; cm²&quot;" office:value-type="string" office:string-value="3 cm²" calcext:value-type="string">
            <text:p>3 cm²</text:p>
          </table:table-cell>
          <table:table-cell table:style-name="ce156" table:formula="of:=[.N41]*CHOOSE([.X41];0;0.000000001;0.000001;0.001;1000000000;1000000;1000;0.1;0.01;0.001;0.0001;0.00001;0.000001)&amp;&quot; &quot;&amp;[.Q41]" office:value-type="string" office:string-value="1 m³" calcext:value-type="string">
            <text:p>1 m³</text:p>
          </table:table-cell>
          <table:table-cell/>
          <table:table-cell table:formula="of:=RANK([.Y41];[.Y34:.Y43])+2" office:value-type="float" office:value="8" calcext:value-type="float">
            <text:p>8</text:p>
          </table:table-cell>
          <table:table-cell table:style-name="ce83" table:formula="of:=RAND()" office:value-type="float" office:value="0.431797696953037" calcext:value-type="float">
            <text:p>0,431797696953037</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formula="of:=RANK([.AE41];[.AE36:.AE41])" office:value-type="float" office:value="5" calcext:value-type="float">
            <text:p>5</text:p>
          </table:table-cell>
          <table:table-cell table:style-name="ce83" table:formula="of:=RAND()" office:value-type="float" office:value="0.330686873687028" calcext:value-type="float">
            <text:p>0,330686873687028</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42];[.Y34:.Y43])+2" office:value-type="float" office:value="5" calcext:value-type="float">
            <text:p>5</text:p>
          </table:table-cell>
          <table:table-cell table:style-name="ce83" table:formula="of:=RAND()" office:value-type="float" office:value="0.687276265118289" calcext:value-type="float">
            <text:p>0,687276265118289</text:p>
          </table:table-cell>
          <table:table-cell table:number-columns-repeated="998"/>
        </table:table-row>
        <table:table-row table:style-name="ro4">
          <table:table-cell table:number-columns-repeated="23"/>
          <table:table-cell table:formula="of:=RANK([.Y43];[.Y34:.Y43])+2" office:value-type="float" office:value="6" calcext:value-type="float">
            <text:p>6</text:p>
          </table:table-cell>
          <table:table-cell table:style-name="ce83" table:formula="of:=RAND()" office:value-type="float" office:value="0.588723164794288" calcext:value-type="float">
            <text:p>0,588723164794288</text:p>
          </table:table-cell>
          <table:table-cell table:number-columns-repeated="998"/>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Ceinture Marron 2" table:style-name="ta6" table:print-ranges="'Ceinture Marron 2'.A1:'Ceinture Marron 2'.S44 'Ceinture Marron 2'.U1:'Ceinture Marron 2'.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2?language=Basic&amp;location=document" xlink:type="simple"/>
              </office:event-listeners>
            </form:button>
          </form:form>
        </office:forms>
        <table:shapes>
          <draw:control draw:z-index="0" draw:style-name="gr6" draw:text-style-name="P2" svg:width="1.651cm" svg:height="0.749cm" svg:x="52.534cm" svg:y="0.409cm" draw:control="control8"/>
        </table:shapes>
        <table:table-column table:style-name="co10" table:default-cell-style-name="Default"/>
        <table:table-column table:style-name="co93" table:default-cell-style-name="Default"/>
        <table:table-column table:style-name="co89" table:default-cell-style-name="Default"/>
        <table:table-column table:style-name="co105" table:number-columns-repeated="2" table:default-cell-style-name="Default"/>
        <table:table-column table:style-name="co28" table:default-cell-style-name="Default"/>
        <table:table-column table:style-name="co29" table:default-cell-style-name="Default"/>
        <table:table-column table:style-name="co96" table:default-cell-style-name="Default"/>
        <table:table-column table:style-name="co106" table:default-cell-style-name="Default"/>
        <table:table-column table:style-name="co73" table:default-cell-style-name="Default"/>
        <table:table-column table:style-name="co107" table:default-cell-style-name="Default"/>
        <table:table-column table:style-name="co2" table:default-cell-style-name="Default"/>
        <table:table-column table:style-name="co89" table:default-cell-style-name="Default"/>
        <table:table-column table:style-name="co94" table:default-cell-style-name="Default"/>
        <table:table-column table:style-name="co108" table:default-cell-style-name="Default"/>
        <table:table-column table:style-name="co109" table:default-cell-style-name="Default"/>
        <table:table-column table:style-name="co96" table:default-cell-style-name="Default"/>
        <table:table-column table:style-name="co31" table:default-cell-style-name="Default"/>
        <table:table-column table:style-name="co108" table:default-cell-style-name="Default"/>
        <table:table-column table:style-name="co110" table:default-cell-style-name="Default"/>
        <table:table-column table:style-name="co111" table:default-cell-style-name="Default"/>
        <table:table-column table:style-name="co112" table:default-cell-style-name="Default"/>
        <table:table-column table:style-name="co13" table:default-cell-style-name="Default"/>
        <table:table-column table:style-name="co113" table:default-cell-style-name="Default"/>
        <table:table-column table:style-name="co19" table:default-cell-style-name="Default"/>
        <table:table-column table:style-name="co18" table:default-cell-style-name="Default"/>
        <table:table-column table:style-name="co103" table:default-cell-style-name="Default"/>
        <table:table-column table:style-name="co104" table:number-columns-repeated="3" table:default-cell-style-name="Default"/>
        <table:table-column table:style-name="co37" table:default-cell-style-name="Default"/>
        <table:table-column table:style-name="co22" table:default-cell-style-name="Default"/>
        <table:table-column table:style-name="co17" table:number-columns-repeated="992" table:default-cell-style-name="Default"/>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10" calcext:value-type="float">
            <text:p>10</text:p>
          </table:table-cell>
          <table:table-cell table:style-name="ce83" table:formula="of:=RAND()" office:value-type="float" office:value="0.216695088724935" calcext:value-type="float">
            <text:p>0,216695088724935</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5142" calcext:value-type="string">
            <text:p>v5142</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2];[.AA1:.AA10])+2" office:value-type="float" office:value="11" calcext:value-type="float">
            <text:p>11</text:p>
          </table:table-cell>
          <table:table-cell table:style-name="ce83" table:formula="of:=RAND()" office:value-type="float" office:value="0.211676963082587" calcext:value-type="float">
            <text:p>0,211676963082587</text:p>
          </table:table-cell>
          <table:table-cell table:number-columns-repeated="997"/>
        </table:table-row>
        <table:table-row table:style-name="ro1">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1]" office:value-type="string" office:string-value="AA" calcext:value-type="string">
            <text:p>AA</text:p>
          </table:table-cell>
          <table:table-cell table:style-name="ce96"/>
          <table:table-cell table:style-name="ce99" table:formula="of:=[.S2]" office:value-type="string" office:string-value="v5142" calcext:value-type="string">
            <text:p>v5142</text:p>
          </table:table-cell>
          <table:table-cell table:style-name="ce83"/>
          <table:table-cell table:formula="of:=RANK([.AA3];[.AA1:.AA10])+2" office:value-type="float" office:value="12" calcext:value-type="float">
            <text:p>12</text:p>
          </table:table-cell>
          <table:table-cell table:style-name="ce83" table:formula="of:=RAND()" office:value-type="float" office:value="0.136709863994521" calcext:value-type="float">
            <text:p>0,136709863994521</text:p>
          </table:table-cell>
          <table:table-cell/>
          <table:table-cell table:style-name="ce83" table:number-columns-repeated="2"/>
          <table:table-cell table:style-name="ce83" table:formula="of:=RANK([.AF3];[.AF3:.AF8])" office:value-type="float" office:value="1" calcext:value-type="float">
            <text:p>1</text:p>
          </table:table-cell>
          <table:table-cell table:style-name="ce83" table:formula="of:=RAND()" office:value-type="float" office:value="0.897390047307207" calcext:value-type="float">
            <text:p>0,897390047307207</text:p>
          </table:table-cell>
          <table:table-cell table:style-name="ce83" table:number-columns-repeated="992"/>
        </table:table-row>
        <table:table-row table:style-name="ro3">
          <table:table-cell table:style-name="ce160" table:formula="of:=ROUNDUP(RAND()*10000;RANDBETWEEN(-3;0))/CHOOSE([.AE4];0.1;0.01;0.0001;10000;100000;1000000)" office:value-type="float" office:value="49000000" calcext:value-type="float">
            <text:p>49000000</text:p>
          </table:table-cell>
          <table:table-cell table:style-name="ce40" office:value-type="string" calcext:value-type="string">
            <text:p>=</text:p>
          </table:table-cell>
          <table:table-cell table:style-name="ce41"/>
          <table:table-cell table:style-name="ce42"/>
          <table:table-cell table:style-name="ce144" table:formula="of:=[.AB4]&amp;&quot;(x+&quot;&amp;[.AC4]&amp;&quot;)&quot;" office:value-type="string" office:string-value="5(x+5)" calcext:value-type="string">
            <text:p>5(x+5)</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4" calcext:value-type="float">
            <text:p>4</text:p>
          </table:table-cell>
          <table:table-cell table:style-name="ce150" office:value-type="string" calcext:value-type="string">
            <text:p>;</text:p>
          </table:table-cell>
          <table:table-cell table:style-name="ce40" table:formula="of:=RANDBETWEEN(1;5)" office:value-type="float" office:value="5" calcext:value-type="float">
            <text:p>5</text:p>
          </table:table-cell>
          <table:table-cell table:style-name="ce40" office:value-type="string" calcext:value-type="string">
            <text:p>;</text:p>
          </table:table-cell>
          <table:table-cell table:style-name="ce41" table:formula="of:=RANDBETWEEN(1;6)" office:value-type="float" office:value="2" calcext:value-type="float">
            <text:p>2</text:p>
          </table:table-cell>
          <table:table-cell table:style-name="ce200" office:value-type="string" calcext:value-type="string">
            <text:p>:</text:p>
          </table:table-cell>
          <table:table-cell table:style-name="ce152" table:formula="of:=IF([.AE4]&gt;3;0.25;0.75)" office:value-type="percentage" office:value="0.75" calcext:value-type="percentage">
            <text:p>75 %</text:p>
          </table:table-cell>
          <table:table-cell table:style-name="ce40" office:value-type="string" calcext:value-type="string">
            <text:p>de</text:p>
          </table:table-cell>
          <table:table-cell table:style-name="ce41" table:formula="of:=4*([.AE4]*3-2+RANDBETWEEN(0;2))" office:value-type="float" office:value="28" calcext:value-type="float">
            <text:p>28</text:p>
          </table:table-cell>
          <table:table-cell table:style-name="ce56" office:value-type="string" calcext:value-type="string">
            <text:p>=</text:p>
          </table:table-cell>
          <table:table-cell/>
          <table:table-cell table:style-name="ce164" table:formula="of:=[.A4]" office:value-type="float" office:value="49000000" calcext:value-type="float">
            <text:p>4,9E+7</text:p>
          </table:table-cell>
          <table:table-cell table:style-name="ce147" table:formula="of:=[.AB4]&amp;&quot;x+&quot;&amp;([.AB4]*[.AC4])" office:value-type="string" office:string-value="5x+25" calcext:value-type="string">
            <text:p>5x+25</text:p>
          </table:table-cell>
          <table:table-cell table:style-name="ce147" table:formula="of:=[.J4]*[.L4]*[.N4]&amp;&quot; cm³&quot;" office:value-type="string" office:string-value="40 cm³" calcext:value-type="string">
            <text:p>40 cm³</text:p>
          </table:table-cell>
          <table:table-cell table:style-name="ce147" table:formula="of:=[.P4]*[.R4]" office:value-type="float" office:value="21" calcext:value-type="float">
            <text:p>21</text:p>
          </table:table-cell>
          <table:table-cell/>
          <table:table-cell table:formula="of:=RANK([.AA4];[.AA1:.AA10])+2" office:value-type="float" office:value="4" calcext:value-type="float">
            <text:p>4</text:p>
          </table:table-cell>
          <table:table-cell table:style-name="ce83" table:formula="of:=RAND()" office:value-type="float" office:value="0.775817035017241" calcext:value-type="float">
            <text:p>0,775817035017241</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formula="of:=RANK([.AF4];[.AF3:.AF8])" office:value-type="float" office:value="3" calcext:value-type="float">
            <text:p>3</text:p>
          </table:table-cell>
          <table:table-cell table:style-name="ce83" table:formula="of:=RAND()" office:value-type="float" office:value="0.575429815942901" calcext:value-type="float">
            <text:p>0,575429815942901</text:p>
          </table:table-cell>
          <table:table-cell table:number-columns-repeated="992"/>
        </table:table-row>
        <table:table-row table:style-name="ro3">
          <table:table-cell table:style-name="ce160" table:formula="of:=ROUNDUP(RAND()*10000;RANDBETWEEN(-3;0))/CHOOSE([.AE5];0.1;0.01;0.0001;10000;100000;1000000)" office:value-type="float" office:value="0.4045" calcext:value-type="float">
            <text:p>0,4045</text:p>
          </table:table-cell>
          <table:table-cell table:style-name="ce40" office:value-type="string" calcext:value-type="string">
            <text:p>=</text:p>
          </table:table-cell>
          <table:table-cell table:style-name="ce41"/>
          <table:table-cell table:style-name="ce42"/>
          <table:table-cell table:style-name="ce144" table:formula="of:=[.AB5]&amp;&quot;(&quot;&amp;[.AC5]&amp;&quot;x+&quot;&amp;[.AD5]&amp;&quot;)&quot;" office:value-type="string" office:string-value="4(7x+7)" calcext:value-type="string">
            <text:p>4(7x+7)</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10" office:value-type="float" office:value="0.6" calcext:value-type="float">
            <text:p>0,6</text:p>
          </table:table-cell>
          <table:table-cell table:style-name="ce200" office:value-type="string" calcext:value-type="string">
            <text:p>:</text:p>
          </table:table-cell>
          <table:table-cell table:style-name="ce152" table:formula="of:=IF([.AE5]&gt;3;0.25;0.75)" office:value-type="percentage" office:value="0.25" calcext:value-type="percentage">
            <text:p>25 %</text:p>
          </table:table-cell>
          <table:table-cell table:style-name="ce40" office:value-type="string" calcext:value-type="string">
            <text:p>de</text:p>
          </table:table-cell>
          <table:table-cell table:style-name="ce41" table:formula="of:=4*([.AE5]*3-2+RANDBETWEEN(0;2))" office:value-type="float" office:value="48" calcext:value-type="float">
            <text:p>48</text:p>
          </table:table-cell>
          <table:table-cell table:style-name="ce56" office:value-type="string" calcext:value-type="string">
            <text:p>=</text:p>
          </table:table-cell>
          <table:table-cell/>
          <table:table-cell table:style-name="ce164" table:formula="of:=[.A5]" office:value-type="float" office:value="0.4045" calcext:value-type="float">
            <text:p>4,045E-1</text:p>
          </table:table-cell>
          <table:table-cell table:style-name="ce147" table:formula="of:=[.AB5]*[.AC5]&amp;&quot;x+&quot;&amp;[.AB5]*[.AD5]" office:value-type="string" office:string-value="28x+28" calcext:value-type="string">
            <text:p>28x+28</text:p>
          </table:table-cell>
          <table:table-cell table:style-name="ce147" table:formula="of:=[.J5]*[.L5]*[.N5]&amp;&quot; cm³&quot;" office:value-type="string" office:string-value="3,6 cm³" calcext:value-type="string">
            <text:p>3,6 cm³</text:p>
          </table:table-cell>
          <table:table-cell table:style-name="ce147" table:formula="of:=[.P5]*[.R5]" office:value-type="float" office:value="12" calcext:value-type="float">
            <text:p>12</text:p>
          </table:table-cell>
          <table:table-cell/>
          <table:table-cell table:formula="of:=RANK([.AA5];[.AA1:.AA10])+2" office:value-type="float" office:value="9" calcext:value-type="float">
            <text:p>9</text:p>
          </table:table-cell>
          <table:table-cell table:style-name="ce83" table:formula="of:=RAND()" office:value-type="float" office:value="0.274417724659539" calcext:value-type="float">
            <text:p>0,274417724659539</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K([.AF5];[.AF3:.AF8])" office:value-type="float" office:value="4" calcext:value-type="float">
            <text:p>4</text:p>
          </table:table-cell>
          <table:table-cell table:style-name="ce83" table:formula="of:=RAND()" office:value-type="float" office:value="0.365772130715952" calcext:value-type="float">
            <text:p>0,365772130715952</text:p>
          </table:table-cell>
          <table:table-cell table:number-columns-repeated="992"/>
        </table:table-row>
        <table:table-row table:style-name="ro3">
          <table:table-cell table:style-name="ce160" table:formula="of:=ROUNDUP(RAND()*10000;RANDBETWEEN(-3;0))/CHOOSE([.AE6];0.1;0.01;0.0001;10000;100000;1000000)" office:value-type="float" office:value="500000" calcext:value-type="float">
            <text:p>500000</text:p>
          </table:table-cell>
          <table:table-cell table:style-name="ce40" office:value-type="string" calcext:value-type="string">
            <text:p>=</text:p>
          </table:table-cell>
          <table:table-cell table:style-name="ce41"/>
          <table:table-cell table:style-name="ce42"/>
          <table:table-cell table:style-name="ce144" table:formula="of:=[.AB6]&amp;&quot;(&quot;&amp;[.AC6]&amp;&quot;x-&quot;&amp;[.AD6]&amp;&quot;)&quot;" office:value-type="string" office:string-value="3(5x-3)" calcext:value-type="string">
            <text:p>3(5x-3)</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4" calcext:value-type="float">
            <text:p>0,4</text:p>
          </table:table-cell>
          <table:table-cell table:style-name="ce150" office:value-type="string" calcext:value-type="string">
            <text:p>;</text:p>
          </table:table-cell>
          <table:table-cell table:style-name="ce40" table:formula="of:=RANDBETWEEN(1;6)" office:value-type="float" office:value="3" calcext:value-type="float">
            <text:p>3</text:p>
          </table:table-cell>
          <table:table-cell table:style-name="ce40" office:value-type="string" calcext:value-type="string">
            <text:p>;</text:p>
          </table:table-cell>
          <table:table-cell table:style-name="ce41" table:formula="of:=RANDBETWEEN(1;5)" office:value-type="float" office:value="4" calcext:value-type="float">
            <text:p>4</text:p>
          </table:table-cell>
          <table:table-cell table:style-name="ce200" office:value-type="string" calcext:value-type="string">
            <text:p>:</text:p>
          </table:table-cell>
          <table:table-cell table:style-name="ce152" table:formula="of:=IF([.AE6]&gt;3;0.25;0.75)" office:value-type="percentage" office:value="0.75" calcext:value-type="percentage">
            <text:p>75 %</text:p>
          </table:table-cell>
          <table:table-cell table:style-name="ce40" office:value-type="string" calcext:value-type="string">
            <text:p>de</text:p>
          </table:table-cell>
          <table:table-cell table:style-name="ce41" table:formula="of:=4*([.AE6]*3-2+RANDBETWEEN(0;2))" office:value-type="float" office:value="24" calcext:value-type="float">
            <text:p>24</text:p>
          </table:table-cell>
          <table:table-cell table:style-name="ce56" office:value-type="string" calcext:value-type="string">
            <text:p>=</text:p>
          </table:table-cell>
          <table:table-cell/>
          <table:table-cell table:style-name="ce164" table:formula="of:=[.A6]" office:value-type="float" office:value="500000" calcext:value-type="float">
            <text:p>5E+5</text:p>
          </table:table-cell>
          <table:table-cell table:style-name="ce147" table:formula="of:=[.AB6]*[.AC6]&amp;&quot;x-&quot;&amp;[.AB6]*[.AD6]" office:value-type="string" office:string-value="15x-9" calcext:value-type="string">
            <text:p>15x-9</text:p>
          </table:table-cell>
          <table:table-cell table:style-name="ce147" table:formula="of:=[.J6]*[.L6]*[.N6]&amp;&quot; cm³&quot;" office:value-type="string" office:string-value="4,8 cm³" calcext:value-type="string">
            <text:p>4,8 cm³</text:p>
          </table:table-cell>
          <table:table-cell table:style-name="ce147" table:formula="of:=[.P6]*[.R6]" office:value-type="float" office:value="18" calcext:value-type="float">
            <text:p>18</text:p>
          </table:table-cell>
          <table:table-cell/>
          <table:table-cell table:formula="of:=RANK([.AA6];[.AA1:.AA10])+2" office:value-type="float" office:value="6" calcext:value-type="float">
            <text:p>6</text:p>
          </table:table-cell>
          <table:table-cell table:style-name="ce83" table:formula="of:=RAND()" office:value-type="float" office:value="0.533672339049813" calcext:value-type="float">
            <text:p>0,533672339049813</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formula="of:=RANK([.AF6];[.AF3:.AF8])" office:value-type="float" office:value="2" calcext:value-type="float">
            <text:p>2</text:p>
          </table:table-cell>
          <table:table-cell table:style-name="ce83" table:formula="of:=RAND()" office:value-type="float" office:value="0.832760971234564" calcext:value-type="float">
            <text:p>0,832760971234564</text:p>
          </table:table-cell>
          <table:table-cell table:number-columns-repeated="992"/>
        </table:table-row>
        <table:table-row table:style-name="ro3">
          <table:table-cell table:style-name="ce160" table:formula="of:=ROUNDUP(RAND()*10000;RANDBETWEEN(-3;0))/CHOOSE([.AE7];0.1;0.01;0.0001;10000;100000;1000000)" office:value-type="float" office:value="0.0871" calcext:value-type="float">
            <text:p>0,0871</text:p>
          </table:table-cell>
          <table:table-cell table:style-name="ce40" office:value-type="string" calcext:value-type="string">
            <text:p>=</text:p>
          </table:table-cell>
          <table:table-cell table:style-name="ce41"/>
          <table:table-cell table:style-name="ce42"/>
          <table:table-cell table:style-name="ce144" table:formula="of:=[.AB7]&amp;&quot;x(&quot;&amp;[.AC7]&amp;&quot;x+&quot;&amp;[.AD7]&amp;&quot;)&quot;" office:value-type="string" office:string-value="9x(5x+7)" calcext:value-type="string">
            <text:p>9x(5x+7)</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6" calcext:value-type="float">
            <text:p>6</text:p>
          </table:table-cell>
          <table:table-cell table:style-name="ce150" office:value-type="string" calcext:value-type="string">
            <text:p>;</text:p>
          </table:table-cell>
          <table:table-cell table:style-name="ce40" table:formula="of:=RANDBETWEEN(1;5)/10" office:value-type="float" office:value="0.3" calcext:value-type="float">
            <text:p>0,3</text:p>
          </table:table-cell>
          <table:table-cell table:style-name="ce40" office:value-type="string" calcext:value-type="string">
            <text:p>;</text:p>
          </table:table-cell>
          <table:table-cell table:style-name="ce41" table:formula="of:=RANDBETWEEN(1;5)" office:value-type="float" office:value="2" calcext:value-type="float">
            <text:p>2</text:p>
          </table:table-cell>
          <table:table-cell table:style-name="ce200" office:value-type="string" calcext:value-type="string">
            <text:p>:</text:p>
          </table:table-cell>
          <table:table-cell table:style-name="ce152" table:formula="of:=IF([.AE7]&gt;3;0.25;0.75)" office:value-type="percentage" office:value="0.25" calcext:value-type="percentage">
            <text:p>25 %</text:p>
          </table:table-cell>
          <table:table-cell table:style-name="ce40" office:value-type="string" calcext:value-type="string">
            <text:p>de</text:p>
          </table:table-cell>
          <table:table-cell table:style-name="ce41" table:formula="of:=4*([.AE7]*3-2+RANDBETWEEN(0;2))" office:value-type="float" office:value="56" calcext:value-type="float">
            <text:p>56</text:p>
          </table:table-cell>
          <table:table-cell table:style-name="ce56" office:value-type="string" calcext:value-type="string">
            <text:p>=</text:p>
          </table:table-cell>
          <table:table-cell/>
          <table:table-cell table:style-name="ce164" table:formula="of:=[.A7]" office:value-type="float" office:value="0.0871" calcext:value-type="float">
            <text:p>8,71E-2</text:p>
          </table:table-cell>
          <table:table-cell table:style-name="ce147" table:formula="of:=[.AB7]*[.AC7]&amp;&quot;x²+&quot;&amp;[.AB7]*[.AD7]&amp;&quot;x&quot;" office:value-type="string" office:string-value="45x²+63x" calcext:value-type="string">
            <text:p>45x²+63x</text:p>
          </table:table-cell>
          <table:table-cell table:style-name="ce147" table:formula="of:=[.J7]*[.L7]*[.N7]&amp;&quot; cm³&quot;" office:value-type="string" office:string-value="3,6 cm³" calcext:value-type="string">
            <text:p>3,6 cm³</text:p>
          </table:table-cell>
          <table:table-cell table:style-name="ce147" table:formula="of:=[.P7]*[.R7]" office:value-type="float" office:value="14" calcext:value-type="float">
            <text:p>14</text:p>
          </table:table-cell>
          <table:table-cell/>
          <table:table-cell table:formula="of:=RANK([.AA7];[.AA1:.AA10])+2" office:value-type="float" office:value="5" calcext:value-type="float">
            <text:p>5</text:p>
          </table:table-cell>
          <table:table-cell table:style-name="ce83" table:formula="of:=RAND()" office:value-type="float" office:value="0.652486256965049" calcext:value-type="float">
            <text:p>0,652486256965049</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formula="of:=RANK([.AF7];[.AF3:.AF8])" office:value-type="float" office:value="5" calcext:value-type="float">
            <text:p>5</text:p>
          </table:table-cell>
          <table:table-cell table:style-name="ce83" table:formula="of:=RAND()" office:value-type="float" office:value="0.245405798267802" calcext:value-type="float">
            <text:p>0,245405798267802</text:p>
          </table:table-cell>
          <table:table-cell table:number-columns-repeated="992"/>
        </table:table-row>
        <table:table-row table:style-name="ro3">
          <table:table-cell table:style-name="ce160" table:formula="of:=ROUNDUP(RAND()*10000;RANDBETWEEN(-3;0))/CHOOSE([.AE8];0.1;0.01;0.0001;10000;100000;1000000)" office:value-type="float" office:value="0.008845" calcext:value-type="float">
            <text:p>0,008845</text:p>
          </table:table-cell>
          <table:table-cell table:style-name="ce40" office:value-type="string" calcext:value-type="string">
            <text:p>=</text:p>
          </table:table-cell>
          <table:table-cell table:style-name="ce41"/>
          <table:table-cell table:style-name="ce42"/>
          <table:table-cell table:style-name="ce144" table:formula="of:=[.AB8]&amp;&quot;x(&quot;&amp;[.AC8]&amp;&quot;-&quot;&amp;[.AD8]&amp;&quot;x)&quot;" office:value-type="string" office:string-value="9x(9-8x)" calcext:value-type="string">
            <text:p>9x(9-8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5" calcext:value-type="float">
            <text:p>0,5</text:p>
          </table:table-cell>
          <table:table-cell table:style-name="ce150" office:value-type="string" calcext:value-type="string">
            <text:p>;</text:p>
          </table:table-cell>
          <table:table-cell table:style-name="ce40" table:formula="of:=RANDBETWEEN(2;6)" office:value-type="float" office:value="6" calcext:value-type="float">
            <text:p>6</text:p>
          </table:table-cell>
          <table:table-cell table:style-name="ce40" office:value-type="string" calcext:value-type="string">
            <text:p>;</text:p>
          </table:table-cell>
          <table:table-cell table:style-name="ce41" table:formula="of:=RANDBETWEEN(2;5)/10" office:value-type="float" office:value="0.2" calcext:value-type="float">
            <text:p>0,2</text:p>
          </table:table-cell>
          <table:table-cell table:style-name="ce200" office:value-type="string" calcext:value-type="string">
            <text:p>:</text:p>
          </table:table-cell>
          <table:table-cell table:style-name="ce152" table:formula="of:=IF([.AE8]&gt;3;0.25;0.75)" office:value-type="percentage" office:value="0.25" calcext:value-type="percentage">
            <text:p>25 %</text:p>
          </table:table-cell>
          <table:table-cell table:style-name="ce40" office:value-type="string" calcext:value-type="string">
            <text:p>de</text:p>
          </table:table-cell>
          <table:table-cell table:style-name="ce41" table:formula="of:=4*([.AE8]*3-2+RANDBETWEEN(0;2))" office:value-type="float" office:value="64" calcext:value-type="float">
            <text:p>64</text:p>
          </table:table-cell>
          <table:table-cell table:style-name="ce56" office:value-type="string" calcext:value-type="string">
            <text:p>=</text:p>
          </table:table-cell>
          <table:table-cell/>
          <table:table-cell table:style-name="ce164" table:formula="of:=[.A8]" office:value-type="float" office:value="0.008845" calcext:value-type="float">
            <text:p>8,845E-3</text:p>
          </table:table-cell>
          <table:table-cell table:style-name="ce147" table:formula="of:=[.AB8]*[.AC8]&amp;&quot;x-&quot;&amp;[.AB8]*[.AD8]&amp;&quot;x²&quot;" office:value-type="string" office:string-value="81x-72x²" calcext:value-type="string">
            <text:p>81x-72x²</text:p>
          </table:table-cell>
          <table:table-cell table:style-name="ce147" table:formula="of:=[.J8]*[.L8]*[.N8]&amp;&quot; cm³&quot;" office:value-type="string" office:string-value="0,6 cm³" calcext:value-type="string">
            <text:p>0,6 cm³</text:p>
          </table:table-cell>
          <table:table-cell table:style-name="ce147" table:formula="of:=[.P8]*[.R8]" office:value-type="float" office:value="16" calcext:value-type="float">
            <text:p>16</text:p>
          </table:table-cell>
          <table:table-cell/>
          <table:table-cell table:formula="of:=RANK([.AA8];[.AA1:.AA10])+2" office:value-type="float" office:value="8" calcext:value-type="float">
            <text:p>8</text:p>
          </table:table-cell>
          <table:table-cell table:style-name="ce83" table:formula="of:=RAND()" office:value-type="float" office:value="0.365488666741969" calcext:value-type="float">
            <text:p>0,365488666741969</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formula="of:=RANK([.AF8];[.AF3:.AF8])" office:value-type="float" office:value="6" calcext:value-type="float">
            <text:p>6</text:p>
          </table:table-cell>
          <table:table-cell table:style-name="ce83" table:formula="of:=RAND()" office:value-type="float" office:value="0.103618479075841" calcext:value-type="float">
            <text:p>0,103618479075841</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9];[.AA1:.AA10])+2" office:value-type="float" office:value="7" calcext:value-type="float">
            <text:p>7</text:p>
          </table:table-cell>
          <table:table-cell table:style-name="ce83" table:formula="of:=RAND()" office:value-type="float" office:value="0.381154184498174" calcext:value-type="float">
            <text:p>0,381154184498174</text:p>
          </table:table-cell>
          <table:table-cell table:number-columns-repeated="997"/>
        </table:table-row>
        <table:table-row table:style-name="ro4">
          <table:table-cell table:number-columns-repeated="25"/>
          <table:table-cell table:formula="of:=RANK([.AA10];[.AA1:.AA10])+2" office:value-type="float" office:value="3" calcext:value-type="float">
            <text:p>3</text:p>
          </table:table-cell>
          <table:table-cell table:style-name="ce83" table:formula="of:=RAND()" office:value-type="float" office:value="0.872540200332473" calcext:value-type="float">
            <text:p>0,872540200332473</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4" calcext:value-type="float">
            <text:p>4</text:p>
          </table:table-cell>
          <table:table-cell table:style-name="ce83" table:formula="of:=RAND()" office:value-type="float" office:value="0.915554663449244" calcext:value-type="float">
            <text:p>0,915554663449244</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5142" calcext:value-type="string">
            <text:p>v5142</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13];[.AA12:.AA21])+2" office:value-type="float" office:value="6" calcext:value-type="float">
            <text:p>6</text:p>
          </table:table-cell>
          <table:table-cell table:style-name="ce83" table:formula="of:=RAND()" office:value-type="float" office:value="0.55159331228516" calcext:value-type="float">
            <text:p>0,55159331228516</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12]" office:value-type="string" office:string-value="AB" calcext:value-type="string">
            <text:p>AB</text:p>
          </table:table-cell>
          <table:table-cell table:style-name="ce96"/>
          <table:table-cell table:style-name="ce99" table:formula="of:=[.S13]" office:value-type="string" office:string-value="v5142" calcext:value-type="string">
            <text:p>v5142</text:p>
          </table:table-cell>
          <table:table-cell table:style-name="ce83"/>
          <table:table-cell table:formula="of:=RANK([.AA14];[.AA12:.AA21])+2" office:value-type="float" office:value="12" calcext:value-type="float">
            <text:p>12</text:p>
          </table:table-cell>
          <table:table-cell table:style-name="ce83" table:formula="of:=RAND()" office:value-type="float" office:value="0.00377122698498288" calcext:value-type="float">
            <text:p>0,003771226984983</text:p>
          </table:table-cell>
          <table:table-cell/>
          <table:table-cell table:style-name="ce83" table:number-columns-repeated="2"/>
          <table:table-cell table:style-name="ce83" table:formula="of:=RANK([.AF14];[.AF14:.AF19])" office:value-type="float" office:value="5" calcext:value-type="float">
            <text:p>5</text:p>
          </table:table-cell>
          <table:table-cell table:style-name="ce83" table:formula="of:=RAND()" office:value-type="float" office:value="0.0450598786004975" calcext:value-type="float">
            <text:p>0,045059878600498</text:p>
          </table:table-cell>
          <table:table-cell table:number-columns-repeated="992"/>
        </table:table-row>
        <table:table-row table:style-name="ro3">
          <table:table-cell table:style-name="ce160" table:formula="of:=ROUNDUP(RAND()*10000;RANDBETWEEN(-3;0))/CHOOSE([.AE15];0.1;0.01;0.0001;10000;100000;1000000)" office:value-type="float" office:value="0.488" calcext:value-type="float">
            <text:p>0,488</text:p>
          </table:table-cell>
          <table:table-cell table:style-name="ce40" office:value-type="string" calcext:value-type="string">
            <text:p>=</text:p>
          </table:table-cell>
          <table:table-cell table:style-name="ce41"/>
          <table:table-cell table:style-name="ce42"/>
          <table:table-cell table:style-name="ce144" table:formula="of:=[.AB15]&amp;&quot;(x+&quot;&amp;[.AC15]&amp;&quot;)&quot;" office:value-type="string" office:string-value="6(x+7)" calcext:value-type="string">
            <text:p>6(x+7)</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4" calcext:value-type="float">
            <text:p>4</text:p>
          </table:table-cell>
          <table:table-cell table:style-name="ce40" office:value-type="string" calcext:value-type="string">
            <text:p>;</text:p>
          </table:table-cell>
          <table:table-cell table:style-name="ce41" table:formula="of:=RANDBETWEEN(1;6)" office:value-type="float" office:value="4" calcext:value-type="float">
            <text:p>4</text:p>
          </table:table-cell>
          <table:table-cell table:style-name="ce200" office:value-type="string" calcext:value-type="string">
            <text:p>:</text:p>
          </table:table-cell>
          <table:table-cell table:style-name="ce152" table:formula="of:=IF([.AE15]&gt;3;0.25;0.75)" office:value-type="percentage" office:value="0.25" calcext:value-type="percentage">
            <text:p>25 %</text:p>
          </table:table-cell>
          <table:table-cell table:style-name="ce40" office:value-type="string" calcext:value-type="string">
            <text:p>de</text:p>
          </table:table-cell>
          <table:table-cell table:style-name="ce41" table:formula="of:=4*([.AE15]*3-2+RANDBETWEEN(0;2))" office:value-type="float" office:value="48" calcext:value-type="float">
            <text:p>48</text:p>
          </table:table-cell>
          <table:table-cell table:style-name="ce56" office:value-type="string" calcext:value-type="string">
            <text:p>=</text:p>
          </table:table-cell>
          <table:table-cell/>
          <table:table-cell table:style-name="ce164" table:formula="of:=[.A15]" office:value-type="float" office:value="0.488" calcext:value-type="float">
            <text:p>4,88E-1</text:p>
          </table:table-cell>
          <table:table-cell table:style-name="ce147" table:formula="of:=[.AB15]&amp;&quot;x+&quot;&amp;([.AB15]*[.AC15])" office:value-type="string" office:string-value="6x+42" calcext:value-type="string">
            <text:p>6x+42</text:p>
          </table:table-cell>
          <table:table-cell table:style-name="ce147" table:formula="of:=[.J15]*[.L15]*[.N15]&amp;&quot; cm³&quot;" office:value-type="string" office:string-value="32 cm³" calcext:value-type="string">
            <text:p>32 cm³</text:p>
          </table:table-cell>
          <table:table-cell table:style-name="ce147" table:formula="of:=[.P15]*[.R15]" office:value-type="float" office:value="12" calcext:value-type="float">
            <text:p>12</text:p>
          </table:table-cell>
          <table:table-cell/>
          <table:table-cell table:formula="of:=RANK([.AA15];[.AA12:.AA21])+2" office:value-type="float" office:value="9" calcext:value-type="float">
            <text:p>9</text:p>
          </table:table-cell>
          <table:table-cell table:style-name="ce83" table:formula="of:=RAND()" office:value-type="float" office:value="0.344798506105002" calcext:value-type="float">
            <text:p>0,344798506105002</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formula="of:=RANK([.AF15];[.AF14:.AF19])" office:value-type="float" office:value="4" calcext:value-type="float">
            <text:p>4</text:p>
          </table:table-cell>
          <table:table-cell table:style-name="ce83" table:formula="of:=RAND()" office:value-type="float" office:value="0.135992835170845" calcext:value-type="float">
            <text:p>0,135992835170845</text:p>
          </table:table-cell>
          <table:table-cell table:number-columns-repeated="992"/>
        </table:table-row>
        <table:table-row table:style-name="ro3">
          <table:table-cell table:style-name="ce160" table:formula="of:=ROUNDUP(RAND()*10000;RANDBETWEEN(-3;0))/CHOOSE([.AE16];0.1;0.01;0.0001;10000;100000;1000000)" office:value-type="float" office:value="87700" calcext:value-type="float">
            <text:p>87700</text:p>
          </table:table-cell>
          <table:table-cell table:style-name="ce40" office:value-type="string" calcext:value-type="string">
            <text:p>=</text:p>
          </table:table-cell>
          <table:table-cell table:style-name="ce41"/>
          <table:table-cell table:style-name="ce42"/>
          <table:table-cell table:style-name="ce144" table:formula="of:=[.AB16]&amp;&quot;(&quot;&amp;[.AC16]&amp;&quot;x+&quot;&amp;[.AD16]&amp;&quot;)&quot;" office:value-type="string" office:string-value="5(4x+8)" calcext:value-type="string">
            <text:p>5(4x+8)</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1" calcext:value-type="float">
            <text:p>1</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10" office:value-type="float" office:value="0.4" calcext:value-type="float">
            <text:p>0,4</text:p>
          </table:table-cell>
          <table:table-cell table:style-name="ce200" office:value-type="string" calcext:value-type="string">
            <text:p>:</text:p>
          </table:table-cell>
          <table:table-cell table:style-name="ce152" table:formula="of:=IF([.AE16]&gt;3;0.25;0.75)" office:value-type="percentage" office:value="0.75" calcext:value-type="percentage">
            <text:p>75 %</text:p>
          </table:table-cell>
          <table:table-cell table:style-name="ce40" office:value-type="string" calcext:value-type="string">
            <text:p>de</text:p>
          </table:table-cell>
          <table:table-cell table:style-name="ce41" table:formula="of:=4*([.AE16]*3-2+RANDBETWEEN(0;2))" office:value-type="float" office:value="8" calcext:value-type="float">
            <text:p>8</text:p>
          </table:table-cell>
          <table:table-cell table:style-name="ce56" office:value-type="string" calcext:value-type="string">
            <text:p>=</text:p>
          </table:table-cell>
          <table:table-cell/>
          <table:table-cell table:style-name="ce164" table:formula="of:=[.A16]" office:value-type="float" office:value="87700" calcext:value-type="float">
            <text:p>8,77E+4</text:p>
          </table:table-cell>
          <table:table-cell table:style-name="ce147" table:formula="of:=[.AB16]*[.AC16]&amp;&quot;x+&quot;&amp;[.AB16]*[.AD16]" office:value-type="string" office:string-value="20x+40" calcext:value-type="string">
            <text:p>20x+40</text:p>
          </table:table-cell>
          <table:table-cell table:style-name="ce147" table:formula="of:=[.J16]*[.L16]*[.N16]&amp;&quot; cm³&quot;" office:value-type="string" office:string-value="0,4 cm³" calcext:value-type="string">
            <text:p>0,4 cm³</text:p>
          </table:table-cell>
          <table:table-cell table:style-name="ce147" table:formula="of:=[.P16]*[.R16]" office:value-type="float" office:value="6" calcext:value-type="float">
            <text:p>6</text:p>
          </table:table-cell>
          <table:table-cell/>
          <table:table-cell table:formula="of:=RANK([.AA16];[.AA12:.AA21])+2" office:value-type="float" office:value="5" calcext:value-type="float">
            <text:p>5</text:p>
          </table:table-cell>
          <table:table-cell table:style-name="ce83" table:formula="of:=RAND()" office:value-type="float" office:value="0.732370106428925" calcext:value-type="float">
            <text:p>0,732370106428925</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F16];[.AF14:.AF19])" office:value-type="float" office:value="1" calcext:value-type="float">
            <text:p>1</text:p>
          </table:table-cell>
          <table:table-cell table:style-name="ce83" table:formula="of:=RAND()" office:value-type="float" office:value="0.662855374493807" calcext:value-type="float">
            <text:p>0,662855374493807</text:p>
          </table:table-cell>
          <table:table-cell table:number-columns-repeated="992"/>
        </table:table-row>
        <table:table-row table:style-name="ro3">
          <table:table-cell table:style-name="ce160" table:formula="of:=ROUNDUP(RAND()*10000;RANDBETWEEN(-3;0))/CHOOSE([.AE17];0.1;0.01;0.0001;10000;100000;1000000)" office:value-type="float" office:value="281000" calcext:value-type="float">
            <text:p>281000</text:p>
          </table:table-cell>
          <table:table-cell table:style-name="ce40" office:value-type="string" calcext:value-type="string">
            <text:p>=</text:p>
          </table:table-cell>
          <table:table-cell table:style-name="ce41"/>
          <table:table-cell table:style-name="ce42"/>
          <table:table-cell table:style-name="ce144" table:formula="of:=[.AB17]&amp;&quot;(&quot;&amp;[.AC17]&amp;&quot;x-&quot;&amp;[.AD17]&amp;&quot;)&quot;" office:value-type="string" office:string-value="5(7x-5)" calcext:value-type="string">
            <text:p>5(7x-5)</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3" calcext:value-type="float">
            <text:p>0,3</text:p>
          </table:table-cell>
          <table:table-cell table:style-name="ce150" office:value-type="string" calcext:value-type="string">
            <text:p>;</text:p>
          </table:table-cell>
          <table:table-cell table:style-name="ce40" table:formula="of:=RANDBETWEEN(1;6)" office:value-type="float" office:value="6" calcext:value-type="float">
            <text:p>6</text:p>
          </table:table-cell>
          <table:table-cell table:style-name="ce40" office:value-type="string" calcext:value-type="string">
            <text:p>;</text:p>
          </table:table-cell>
          <table:table-cell table:style-name="ce41" table:formula="of:=RANDBETWEEN(1;5)" office:value-type="float" office:value="4" calcext:value-type="float">
            <text:p>4</text:p>
          </table:table-cell>
          <table:table-cell table:style-name="ce200" office:value-type="string" calcext:value-type="string">
            <text:p>:</text:p>
          </table:table-cell>
          <table:table-cell table:style-name="ce152" table:formula="of:=IF([.AE17]&gt;3;0.25;0.75)" office:value-type="percentage" office:value="0.75" calcext:value-type="percentage">
            <text:p>75 %</text:p>
          </table:table-cell>
          <table:table-cell table:style-name="ce40" office:value-type="string" calcext:value-type="string">
            <text:p>de</text:p>
          </table:table-cell>
          <table:table-cell table:style-name="ce41" table:formula="of:=4*([.AE17]*3-2+RANDBETWEEN(0;2))" office:value-type="float" office:value="16" calcext:value-type="float">
            <text:p>16</text:p>
          </table:table-cell>
          <table:table-cell table:style-name="ce56" office:value-type="string" calcext:value-type="string">
            <text:p>=</text:p>
          </table:table-cell>
          <table:table-cell/>
          <table:table-cell table:style-name="ce164" table:formula="of:=[.A17]" office:value-type="float" office:value="281000" calcext:value-type="float">
            <text:p>2,81E+5</text:p>
          </table:table-cell>
          <table:table-cell table:style-name="ce147" table:formula="of:=[.AB17]*[.AC17]&amp;&quot;x-&quot;&amp;[.AB17]*[.AD17]" office:value-type="string" office:string-value="35x-25" calcext:value-type="string">
            <text:p>35x-25</text:p>
          </table:table-cell>
          <table:table-cell table:style-name="ce147" table:formula="of:=[.J17]*[.L17]*[.N17]&amp;&quot; cm³&quot;" office:value-type="string" office:string-value="7,2 cm³" calcext:value-type="string">
            <text:p>7,2 cm³</text:p>
          </table:table-cell>
          <table:table-cell table:style-name="ce147" table:formula="of:=[.P17]*[.R17]" office:value-type="float" office:value="12" calcext:value-type="float">
            <text:p>12</text:p>
          </table:table-cell>
          <table:table-cell/>
          <table:table-cell table:formula="of:=RANK([.AA17];[.AA12:.AA21])+2" office:value-type="float" office:value="11" calcext:value-type="float">
            <text:p>11</text:p>
          </table:table-cell>
          <table:table-cell table:style-name="ce83" table:formula="of:=RAND()" office:value-type="float" office:value="0.0117691858930812" calcext:value-type="float">
            <text:p>0,011769185893081</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formula="of:=RANK([.AF17];[.AF14:.AF19])" office:value-type="float" office:value="2" calcext:value-type="float">
            <text:p>2</text:p>
          </table:table-cell>
          <table:table-cell table:style-name="ce83" table:formula="of:=RAND()" office:value-type="float" office:value="0.540904980766898" calcext:value-type="float">
            <text:p>0,540904980766898</text:p>
          </table:table-cell>
          <table:table-cell table:number-columns-repeated="992"/>
        </table:table-row>
        <table:table-row table:style-name="ro3">
          <table:table-cell table:style-name="ce160" table:formula="of:=ROUNDUP(RAND()*10000;RANDBETWEEN(-3;0))/CHOOSE([.AE18];0.1;0.01;0.0001;10000;100000;1000000)" office:value-type="float" office:value="0.008" calcext:value-type="float">
            <text:p>0,008</text:p>
          </table:table-cell>
          <table:table-cell table:style-name="ce40" office:value-type="string" calcext:value-type="string">
            <text:p>=</text:p>
          </table:table-cell>
          <table:table-cell table:style-name="ce41"/>
          <table:table-cell table:style-name="ce42"/>
          <table:table-cell table:style-name="ce144" table:formula="of:=[.AB18]&amp;&quot;x(&quot;&amp;[.AC18]&amp;&quot;x+&quot;&amp;[.AD18]&amp;&quot;)&quot;" office:value-type="string" office:string-value="9x(8x+8)" calcext:value-type="string">
            <text:p>9x(8x+8)</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3" calcext:value-type="float">
            <text:p>3</text:p>
          </table:table-cell>
          <table:table-cell table:style-name="ce150" office:value-type="string" calcext:value-type="string">
            <text:p>;</text:p>
          </table:table-cell>
          <table:table-cell table:style-name="ce40" table:formula="of:=RANDBETWEEN(1;5)/10" office:value-type="float" office:value="0.4" calcext:value-type="float">
            <text:p>0,4</text:p>
          </table:table-cell>
          <table:table-cell table:style-name="ce40" office:value-type="string" calcext:value-type="string">
            <text:p>;</text:p>
          </table:table-cell>
          <table:table-cell table:style-name="ce41" table:formula="of:=RANDBETWEEN(1;5)" office:value-type="float" office:value="1" calcext:value-type="float">
            <text:p>1</text:p>
          </table:table-cell>
          <table:table-cell table:style-name="ce200" office:value-type="string" calcext:value-type="string">
            <text:p>:</text:p>
          </table:table-cell>
          <table:table-cell table:style-name="ce152" table:formula="of:=IF([.AE18]&gt;3;0.25;0.75)" office:value-type="percentage" office:value="0.25" calcext:value-type="percentage">
            <text:p>25 %</text:p>
          </table:table-cell>
          <table:table-cell table:style-name="ce40" office:value-type="string" calcext:value-type="string">
            <text:p>de</text:p>
          </table:table-cell>
          <table:table-cell table:style-name="ce41" table:formula="of:=4*([.AE18]*3-2+RANDBETWEEN(0;2))" office:value-type="float" office:value="72" calcext:value-type="float">
            <text:p>72</text:p>
          </table:table-cell>
          <table:table-cell table:style-name="ce56" office:value-type="string" calcext:value-type="string">
            <text:p>=</text:p>
          </table:table-cell>
          <table:table-cell/>
          <table:table-cell table:style-name="ce164" table:formula="of:=[.A18]" office:value-type="float" office:value="0.008" calcext:value-type="float">
            <text:p>8E-3</text:p>
          </table:table-cell>
          <table:table-cell table:style-name="ce147" table:formula="of:=[.AB18]*[.AC18]&amp;&quot;x²+&quot;&amp;[.AB18]*[.AD18]&amp;&quot;x&quot;" office:value-type="string" office:string-value="72x²+72x" calcext:value-type="string">
            <text:p>72x²+72x</text:p>
          </table:table-cell>
          <table:table-cell table:style-name="ce147" table:formula="of:=[.J18]*[.L18]*[.N18]&amp;&quot; cm³&quot;" office:value-type="string" office:string-value="1,2 cm³" calcext:value-type="string">
            <text:p>1,2 cm³</text:p>
          </table:table-cell>
          <table:table-cell table:style-name="ce147" table:formula="of:=[.P18]*[.R18]" office:value-type="float" office:value="18" calcext:value-type="float">
            <text:p>18</text:p>
          </table:table-cell>
          <table:table-cell/>
          <table:table-cell table:formula="of:=RANK([.AA18];[.AA12:.AA21])+2" office:value-type="float" office:value="10" calcext:value-type="float">
            <text:p>10</text:p>
          </table:table-cell>
          <table:table-cell table:style-name="ce83" table:formula="of:=RAND()" office:value-type="float" office:value="0.246451268530411" calcext:value-type="float">
            <text:p>0,246451268530411</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formula="of:=RANK([.AF18];[.AF14:.AF19])" office:value-type="float" office:value="6" calcext:value-type="float">
            <text:p>6</text:p>
          </table:table-cell>
          <table:table-cell table:style-name="ce83" table:formula="of:=RAND()" office:value-type="float" office:value="0.0304089024251596" calcext:value-type="float">
            <text:p>0,03040890242516</text:p>
          </table:table-cell>
          <table:table-cell table:number-columns-repeated="992"/>
        </table:table-row>
        <table:table-row table:style-name="ro3">
          <table:table-cell table:style-name="ce160" table:formula="of:=ROUNDUP(RAND()*10000;RANDBETWEEN(-3;0))/CHOOSE([.AE19];0.1;0.01;0.0001;10000;100000;1000000)" office:value-type="float" office:value="35390000" calcext:value-type="float">
            <text:p>35390000</text:p>
          </table:table-cell>
          <table:table-cell table:style-name="ce40" office:value-type="string" calcext:value-type="string">
            <text:p>=</text:p>
          </table:table-cell>
          <table:table-cell table:style-name="ce41"/>
          <table:table-cell table:style-name="ce42"/>
          <table:table-cell table:style-name="ce144" table:formula="of:=[.AB19]&amp;&quot;x(&quot;&amp;[.AC19]&amp;&quot;-&quot;&amp;[.AD19]&amp;&quot;x)&quot;" office:value-type="string" office:string-value="5x(8-6x)" calcext:value-type="string">
            <text:p>5x(8-6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3" calcext:value-type="float">
            <text:p>0,3</text:p>
          </table:table-cell>
          <table:table-cell table:style-name="ce150" office:value-type="string" calcext:value-type="string">
            <text:p>;</text:p>
          </table:table-cell>
          <table:table-cell table:style-name="ce40" table:formula="of:=RANDBETWEEN(2;6)" office:value-type="float" office:value="5" calcext:value-type="float">
            <text:p>5</text:p>
          </table:table-cell>
          <table:table-cell table:style-name="ce40" office:value-type="string" calcext:value-type="string">
            <text:p>;</text:p>
          </table:table-cell>
          <table:table-cell table:style-name="ce41" table:formula="of:=RANDBETWEEN(2;5)/10" office:value-type="float" office:value="0.5" calcext:value-type="float">
            <text:p>0,5</text:p>
          </table:table-cell>
          <table:table-cell table:style-name="ce200" office:value-type="string" calcext:value-type="string">
            <text:p>:</text:p>
          </table:table-cell>
          <table:table-cell table:style-name="ce152" table:formula="of:=IF([.AE19]&gt;3;0.25;0.75)" office:value-type="percentage" office:value="0.75" calcext:value-type="percentage">
            <text:p>75 %</text:p>
          </table:table-cell>
          <table:table-cell table:style-name="ce40" office:value-type="string" calcext:value-type="string">
            <text:p>de</text:p>
          </table:table-cell>
          <table:table-cell table:style-name="ce41" table:formula="of:=4*([.AE19]*3-2+RANDBETWEEN(0;2))" office:value-type="float" office:value="28" calcext:value-type="float">
            <text:p>28</text:p>
          </table:table-cell>
          <table:table-cell table:style-name="ce56" office:value-type="string" calcext:value-type="string">
            <text:p>=</text:p>
          </table:table-cell>
          <table:table-cell/>
          <table:table-cell table:style-name="ce164" table:formula="of:=[.A19]" office:value-type="float" office:value="35390000" calcext:value-type="float">
            <text:p>3,539E+7</text:p>
          </table:table-cell>
          <table:table-cell table:style-name="ce147" table:formula="of:=[.AB19]*[.AC19]&amp;&quot;x-&quot;&amp;[.AB19]*[.AD19]&amp;&quot;x²&quot;" office:value-type="string" office:string-value="40x-30x²" calcext:value-type="string">
            <text:p>40x-30x²</text:p>
          </table:table-cell>
          <table:table-cell table:style-name="ce147" table:formula="of:=[.J19]*[.L19]*[.N19]&amp;&quot; cm³&quot;" office:value-type="string" office:string-value="0,75 cm³" calcext:value-type="string">
            <text:p>0,75 cm³</text:p>
          </table:table-cell>
          <table:table-cell table:style-name="ce147" table:formula="of:=[.P19]*[.R19]" office:value-type="float" office:value="21" calcext:value-type="float">
            <text:p>21</text:p>
          </table:table-cell>
          <table:table-cell/>
          <table:table-cell table:formula="of:=RANK([.AA19];[.AA12:.AA21])+2" office:value-type="float" office:value="8" calcext:value-type="float">
            <text:p>8</text:p>
          </table:table-cell>
          <table:table-cell table:style-name="ce83" table:formula="of:=RAND()" office:value-type="float" office:value="0.347616525896203" calcext:value-type="float">
            <text:p>0,347616525896203</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formula="of:=RANK([.AF19];[.AF14:.AF19])" office:value-type="float" office:value="3" calcext:value-type="float">
            <text:p>3</text:p>
          </table:table-cell>
          <table:table-cell table:style-name="ce83" table:formula="of:=RAND()" office:value-type="float" office:value="0.451870952280455" calcext:value-type="float">
            <text:p>0,45187095228045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20];[.AA12:.AA21])+2" office:value-type="float" office:value="3" calcext:value-type="float">
            <text:p>3</text:p>
          </table:table-cell>
          <table:table-cell table:style-name="ce83" table:formula="of:=RAND()" office:value-type="float" office:value="0.978635957404429" calcext:value-type="float">
            <text:p>0,978635957404429</text:p>
          </table:table-cell>
          <table:table-cell table:number-columns-repeated="997"/>
        </table:table-row>
        <table:table-row table:style-name="ro4">
          <table:table-cell table:number-columns-repeated="25"/>
          <table:table-cell table:formula="of:=RANK([.AA21];[.AA12:.AA21])+2" office:value-type="float" office:value="7" calcext:value-type="float">
            <text:p>7</text:p>
          </table:table-cell>
          <table:table-cell table:style-name="ce83" table:formula="of:=RAND()" office:value-type="float" office:value="0.493150430652404" calcext:value-type="float">
            <text:p>0,493150430652404</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9" calcext:value-type="float">
            <text:p>9</text:p>
          </table:table-cell>
          <table:table-cell table:style-name="ce83" table:formula="of:=RAND()" office:value-type="float" office:value="0.153789445819132" calcext:value-type="float">
            <text:p>0,153789445819132</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5142" calcext:value-type="string">
            <text:p>v5142</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24];[.AA23:.AA32])+2" office:value-type="float" office:value="4" calcext:value-type="float">
            <text:p>4</text:p>
          </table:table-cell>
          <table:table-cell table:style-name="ce83" table:formula="of:=RAND()" office:value-type="float" office:value="0.737585360727833" calcext:value-type="float">
            <text:p>0,737585360727833</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23]" office:value-type="string" office:string-value="AC" calcext:value-type="string">
            <text:p>AC</text:p>
          </table:table-cell>
          <table:table-cell table:style-name="ce96"/>
          <table:table-cell table:style-name="ce99" table:formula="of:=[.S24]" office:value-type="string" office:string-value="v5142" calcext:value-type="string">
            <text:p>v5142</text:p>
          </table:table-cell>
          <table:table-cell table:style-name="ce83"/>
          <table:table-cell table:formula="of:=RANK([.AA25];[.AA23:.AA32])+2" office:value-type="float" office:value="5" calcext:value-type="float">
            <text:p>5</text:p>
          </table:table-cell>
          <table:table-cell table:style-name="ce83" table:formula="of:=RAND()" office:value-type="float" office:value="0.730472423416389" calcext:value-type="float">
            <text:p>0,730472423416389</text:p>
          </table:table-cell>
          <table:table-cell/>
          <table:table-cell table:style-name="ce83" table:number-columns-repeated="2"/>
          <table:table-cell table:style-name="ce83" table:formula="of:=RANK([.AF25];[.AF25:.AF30])" office:value-type="float" office:value="6" calcext:value-type="float">
            <text:p>6</text:p>
          </table:table-cell>
          <table:table-cell table:style-name="ce83" table:formula="of:=RAND()" office:value-type="float" office:value="0.0247429569546434" calcext:value-type="float">
            <text:p>0,024742956954643</text:p>
          </table:table-cell>
          <table:table-cell table:number-columns-repeated="992"/>
        </table:table-row>
        <table:table-row table:style-name="ro3">
          <table:table-cell table:style-name="ce160" table:formula="of:=ROUNDUP(RAND()*10000;RANDBETWEEN(-3;0))/CHOOSE([.AE26];0.1;0.01;0.0001;10000;100000;1000000)" office:value-type="float" office:value="43200000" calcext:value-type="float">
            <text:p>43200000</text:p>
          </table:table-cell>
          <table:table-cell table:style-name="ce40" office:value-type="string" calcext:value-type="string">
            <text:p>=</text:p>
          </table:table-cell>
          <table:table-cell table:style-name="ce41"/>
          <table:table-cell table:style-name="ce42"/>
          <table:table-cell table:style-name="ce144" table:formula="of:=[.AB26]&amp;&quot;(x+&quot;&amp;[.AC26]&amp;&quot;)&quot;" office:value-type="string" office:string-value="6(x+9)" calcext:value-type="string">
            <text:p>6(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4" calcext:value-type="float">
            <text:p>4</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 office:value-type="float" office:value="6" calcext:value-type="float">
            <text:p>6</text:p>
          </table:table-cell>
          <table:table-cell table:style-name="ce200" office:value-type="string" calcext:value-type="string">
            <text:p>:</text:p>
          </table:table-cell>
          <table:table-cell table:style-name="ce152" table:formula="of:=IF([.AE26]&gt;3;0.25;0.75)" office:value-type="percentage" office:value="0.75" calcext:value-type="percentage">
            <text:p>75 %</text:p>
          </table:table-cell>
          <table:table-cell table:style-name="ce40" office:value-type="string" calcext:value-type="string">
            <text:p>de</text:p>
          </table:table-cell>
          <table:table-cell table:style-name="ce41" table:formula="of:=4*([.AE26]*3-2+RANDBETWEEN(0;2))" office:value-type="float" office:value="28" calcext:value-type="float">
            <text:p>28</text:p>
          </table:table-cell>
          <table:table-cell table:style-name="ce56" office:value-type="string" calcext:value-type="string">
            <text:p>=</text:p>
          </table:table-cell>
          <table:table-cell/>
          <table:table-cell table:style-name="ce164" table:formula="of:=[.A26]" office:value-type="float" office:value="43200000" calcext:value-type="float">
            <text:p>4,32E+7</text:p>
          </table:table-cell>
          <table:table-cell table:style-name="ce147" table:formula="of:=[.AB26]&amp;&quot;x+&quot;&amp;([.AB26]*[.AC26])" office:value-type="string" office:string-value="6x+54" calcext:value-type="string">
            <text:p>6x+54</text:p>
          </table:table-cell>
          <table:table-cell table:style-name="ce147" table:formula="of:=[.J26]*[.L26]*[.N26]&amp;&quot; cm³&quot;" office:value-type="string" office:string-value="24 cm³" calcext:value-type="string">
            <text:p>24 cm³</text:p>
          </table:table-cell>
          <table:table-cell table:style-name="ce147" table:formula="of:=[.P26]*[.R26]" office:value-type="float" office:value="21" calcext:value-type="float">
            <text:p>21</text:p>
          </table:table-cell>
          <table:table-cell/>
          <table:table-cell table:formula="of:=RANK([.AA26];[.AA23:.AA32])+2" office:value-type="float" office:value="11" calcext:value-type="float">
            <text:p>11</text:p>
          </table:table-cell>
          <table:table-cell table:style-name="ce83" table:formula="of:=RAND()" office:value-type="float" office:value="0.120111042757953" calcext:value-type="float">
            <text:p>0,120111042757953</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formula="of:=RANK([.AF26];[.AF25:.AF30])" office:value-type="float" office:value="3" calcext:value-type="float">
            <text:p>3</text:p>
          </table:table-cell>
          <table:table-cell table:style-name="ce83" table:formula="of:=RAND()" office:value-type="float" office:value="0.489490844220873" calcext:value-type="float">
            <text:p>0,489490844220873</text:p>
          </table:table-cell>
          <table:table-cell table:number-columns-repeated="992"/>
        </table:table-row>
        <table:table-row table:style-name="ro3">
          <table:table-cell table:style-name="ce160" table:formula="of:=ROUNDUP(RAND()*10000;RANDBETWEEN(-3;0))/CHOOSE([.AE27];0.1;0.01;0.0001;10000;100000;1000000)" office:value-type="float" office:value="20500" calcext:value-type="float">
            <text:p>20500</text:p>
          </table:table-cell>
          <table:table-cell table:style-name="ce40" office:value-type="string" calcext:value-type="string">
            <text:p>=</text:p>
          </table:table-cell>
          <table:table-cell table:style-name="ce41"/>
          <table:table-cell table:style-name="ce42"/>
          <table:table-cell table:style-name="ce144" table:formula="of:=[.AB27]&amp;&quot;(&quot;&amp;[.AC27]&amp;&quot;x+&quot;&amp;[.AD27]&amp;&quot;)&quot;" office:value-type="string" office:string-value="6(9x+8)" calcext:value-type="string">
            <text:p>6(9x+8)</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1" calcext:value-type="float">
            <text:p>1</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10" office:value-type="float" office:value="0.4" calcext:value-type="float">
            <text:p>0,4</text:p>
          </table:table-cell>
          <table:table-cell table:style-name="ce200" office:value-type="string" calcext:value-type="string">
            <text:p>:</text:p>
          </table:table-cell>
          <table:table-cell table:style-name="ce152" table:formula="of:=IF([.AE27]&gt;3;0.25;0.75)" office:value-type="percentage" office:value="0.75" calcext:value-type="percentage">
            <text:p>75 %</text:p>
          </table:table-cell>
          <table:table-cell table:style-name="ce40" office:value-type="string" calcext:value-type="string">
            <text:p>de</text:p>
          </table:table-cell>
          <table:table-cell table:style-name="ce41" table:formula="of:=4*([.AE27]*3-2+RANDBETWEEN(0;2))" office:value-type="float" office:value="20" calcext:value-type="float">
            <text:p>20</text:p>
          </table:table-cell>
          <table:table-cell table:style-name="ce56" office:value-type="string" calcext:value-type="string">
            <text:p>=</text:p>
          </table:table-cell>
          <table:table-cell/>
          <table:table-cell table:style-name="ce164" table:formula="of:=[.A27]" office:value-type="float" office:value="20500" calcext:value-type="float">
            <text:p>2,05E+4</text:p>
          </table:table-cell>
          <table:table-cell table:style-name="ce147" table:formula="of:=[.AB27]*[.AC27]&amp;&quot;x+&quot;&amp;[.AB27]*[.AD27]" office:value-type="string" office:string-value="54x+48" calcext:value-type="string">
            <text:p>54x+48</text:p>
          </table:table-cell>
          <table:table-cell table:style-name="ce147" table:formula="of:=[.J27]*[.L27]*[.N27]&amp;&quot; cm³&quot;" office:value-type="string" office:string-value="0,4 cm³" calcext:value-type="string">
            <text:p>0,4 cm³</text:p>
          </table:table-cell>
          <table:table-cell table:style-name="ce147" table:formula="of:=[.P27]*[.R27]" office:value-type="float" office:value="15" calcext:value-type="float">
            <text:p>15</text:p>
          </table:table-cell>
          <table:table-cell/>
          <table:table-cell table:formula="of:=RANK([.AA27];[.AA23:.AA32])+2" office:value-type="float" office:value="8" calcext:value-type="float">
            <text:p>8</text:p>
          </table:table-cell>
          <table:table-cell table:style-name="ce83" table:formula="of:=RAND()" office:value-type="float" office:value="0.27351417998907" calcext:value-type="float">
            <text:p>0,27351417998907</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formula="of:=RANK([.AF27];[.AF25:.AF30])" office:value-type="float" office:value="2" calcext:value-type="float">
            <text:p>2</text:p>
          </table:table-cell>
          <table:table-cell table:style-name="ce83" table:formula="of:=RAND()" office:value-type="float" office:value="0.73688612366446" calcext:value-type="float">
            <text:p>0,73688612366446</text:p>
          </table:table-cell>
          <table:table-cell table:number-columns-repeated="992"/>
        </table:table-row>
        <table:table-row table:style-name="ro3">
          <table:table-cell table:style-name="ce160" table:formula="of:=ROUNDUP(RAND()*10000;RANDBETWEEN(-3;0))/CHOOSE([.AE28];0.1;0.01;0.0001;10000;100000;1000000)" office:value-type="float" office:value="21550" calcext:value-type="float">
            <text:p>21550</text:p>
          </table:table-cell>
          <table:table-cell table:style-name="ce40" office:value-type="string" calcext:value-type="string">
            <text:p>=</text:p>
          </table:table-cell>
          <table:table-cell table:style-name="ce41"/>
          <table:table-cell table:style-name="ce42"/>
          <table:table-cell table:style-name="ce144" table:formula="of:=[.AB28]&amp;&quot;(&quot;&amp;[.AC28]&amp;&quot;x-&quot;&amp;[.AD28]&amp;&quot;)&quot;" office:value-type="string" office:string-value="3(2x-3)" calcext:value-type="string">
            <text:p>3(2x-3)</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2" calcext:value-type="float">
            <text:p>0,2</text:p>
          </table:table-cell>
          <table:table-cell table:style-name="ce150" office:value-type="string" calcext:value-type="string">
            <text:p>;</text:p>
          </table:table-cell>
          <table:table-cell table:style-name="ce40" table:formula="of:=RANDBETWEEN(1;6)" office:value-type="float" office:value="1" calcext:value-type="float">
            <text:p>1</text:p>
          </table:table-cell>
          <table:table-cell table:style-name="ce40" office:value-type="string" calcext:value-type="string">
            <text:p>;</text:p>
          </table:table-cell>
          <table:table-cell table:style-name="ce41" table:formula="of:=RANDBETWEEN(1;5)" office:value-type="float" office:value="4" calcext:value-type="float">
            <text:p>4</text:p>
          </table:table-cell>
          <table:table-cell table:style-name="ce200" office:value-type="string" calcext:value-type="string">
            <text:p>:</text:p>
          </table:table-cell>
          <table:table-cell table:style-name="ce152" table:formula="of:=IF([.AE28]&gt;3;0.25;0.75)" office:value-type="percentage" office:value="0.75" calcext:value-type="percentage">
            <text:p>75 %</text:p>
          </table:table-cell>
          <table:table-cell table:style-name="ce40" office:value-type="string" calcext:value-type="string">
            <text:p>de</text:p>
          </table:table-cell>
          <table:table-cell table:style-name="ce41" table:formula="of:=4*([.AE28]*3-2+RANDBETWEEN(0;2))" office:value-type="float" office:value="8" calcext:value-type="float">
            <text:p>8</text:p>
          </table:table-cell>
          <table:table-cell table:style-name="ce56" office:value-type="string" calcext:value-type="string">
            <text:p>=</text:p>
          </table:table-cell>
          <table:table-cell/>
          <table:table-cell table:style-name="ce164" table:formula="of:=[.A28]" office:value-type="float" office:value="21550" calcext:value-type="float">
            <text:p>2,155E+4</text:p>
          </table:table-cell>
          <table:table-cell table:style-name="ce147" table:formula="of:=[.AB28]*[.AC28]&amp;&quot;x-&quot;&amp;[.AB28]*[.AD28]" office:value-type="string" office:string-value="6x-9" calcext:value-type="string">
            <text:p>6x-9</text:p>
          </table:table-cell>
          <table:table-cell table:style-name="ce147" table:formula="of:=[.J28]*[.L28]*[.N28]&amp;&quot; cm³&quot;" office:value-type="string" office:string-value="0,8 cm³" calcext:value-type="string">
            <text:p>0,8 cm³</text:p>
          </table:table-cell>
          <table:table-cell table:style-name="ce147" table:formula="of:=[.P28]*[.R28]" office:value-type="float" office:value="6" calcext:value-type="float">
            <text:p>6</text:p>
          </table:table-cell>
          <table:table-cell/>
          <table:table-cell table:formula="of:=RANK([.AA28];[.AA23:.AA32])+2" office:value-type="float" office:value="6" calcext:value-type="float">
            <text:p>6</text:p>
          </table:table-cell>
          <table:table-cell table:style-name="ce83" table:formula="of:=RAND()" office:value-type="float" office:value="0.616428626574023" calcext:value-type="float">
            <text:p>0,616428626574023</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formula="of:=RANK([.AF28];[.AF25:.AF30])" office:value-type="float" office:value="1" calcext:value-type="float">
            <text:p>1</text:p>
          </table:table-cell>
          <table:table-cell table:style-name="ce83" table:formula="of:=RAND()" office:value-type="float" office:value="0.885998842010221" calcext:value-type="float">
            <text:p>0,885998842010221</text:p>
          </table:table-cell>
          <table:table-cell table:number-columns-repeated="992"/>
        </table:table-row>
        <table:table-row table:style-name="ro3">
          <table:table-cell table:style-name="ce160" table:formula="of:=ROUNDUP(RAND()*10000;RANDBETWEEN(-3;0))/CHOOSE([.AE29];0.1;0.01;0.0001;10000;100000;1000000)" office:value-type="float" office:value="0.06026" calcext:value-type="float">
            <text:p>0,06026</text:p>
          </table:table-cell>
          <table:table-cell table:style-name="ce40" office:value-type="string" calcext:value-type="string">
            <text:p>=</text:p>
          </table:table-cell>
          <table:table-cell table:style-name="ce41"/>
          <table:table-cell table:style-name="ce42"/>
          <table:table-cell table:style-name="ce144" table:formula="of:=[.AB29]&amp;&quot;x(&quot;&amp;[.AC29]&amp;&quot;x+&quot;&amp;[.AD29]&amp;&quot;)&quot;" office:value-type="string" office:string-value="2x(7x+8)" calcext:value-type="string">
            <text:p>2x(7x+8)</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2" calcext:value-type="float">
            <text:p>2</text:p>
          </table:table-cell>
          <table:table-cell table:style-name="ce150" office:value-type="string" calcext:value-type="string">
            <text:p>;</text:p>
          </table:table-cell>
          <table:table-cell table:style-name="ce40" table:formula="of:=RANDBETWEEN(1;5)/10" office:value-type="float" office:value="0.4" calcext:value-type="float">
            <text:p>0,4</text:p>
          </table:table-cell>
          <table:table-cell table:style-name="ce40" office:value-type="string" calcext:value-type="string">
            <text:p>;</text:p>
          </table:table-cell>
          <table:table-cell table:style-name="ce41" table:formula="of:=RANDBETWEEN(1;5)" office:value-type="float" office:value="2" calcext:value-type="float">
            <text:p>2</text:p>
          </table:table-cell>
          <table:table-cell table:style-name="ce200" office:value-type="string" calcext:value-type="string">
            <text:p>:</text:p>
          </table:table-cell>
          <table:table-cell table:style-name="ce152" table:formula="of:=IF([.AE29]&gt;3;0.25;0.75)" office:value-type="percentage" office:value="0.25" calcext:value-type="percentage">
            <text:p>25 %</text:p>
          </table:table-cell>
          <table:table-cell table:style-name="ce40" office:value-type="string" calcext:value-type="string">
            <text:p>de</text:p>
          </table:table-cell>
          <table:table-cell table:style-name="ce41" table:formula="of:=4*([.AE29]*3-2+RANDBETWEEN(0;2))" office:value-type="float" office:value="52" calcext:value-type="float">
            <text:p>52</text:p>
          </table:table-cell>
          <table:table-cell table:style-name="ce56" office:value-type="string" calcext:value-type="string">
            <text:p>=</text:p>
          </table:table-cell>
          <table:table-cell/>
          <table:table-cell table:style-name="ce164" table:formula="of:=[.A29]" office:value-type="float" office:value="0.06026" calcext:value-type="float">
            <text:p>6,026E-2</text:p>
          </table:table-cell>
          <table:table-cell table:style-name="ce147" table:formula="of:=[.AB29]*[.AC29]&amp;&quot;x²+&quot;&amp;[.AB29]*[.AD29]&amp;&quot;x&quot;" office:value-type="string" office:string-value="14x²+16x" calcext:value-type="string">
            <text:p>14x²+16x</text:p>
          </table:table-cell>
          <table:table-cell table:style-name="ce147" table:formula="of:=[.J29]*[.L29]*[.N29]&amp;&quot; cm³&quot;" office:value-type="string" office:string-value="1,6 cm³" calcext:value-type="string">
            <text:p>1,6 cm³</text:p>
          </table:table-cell>
          <table:table-cell table:style-name="ce147" table:formula="of:=[.P29]*[.R29]" office:value-type="float" office:value="13" calcext:value-type="float">
            <text:p>13</text:p>
          </table:table-cell>
          <table:table-cell/>
          <table:table-cell table:formula="of:=RANK([.AA29];[.AA23:.AA32])+2" office:value-type="float" office:value="3" calcext:value-type="float">
            <text:p>3</text:p>
          </table:table-cell>
          <table:table-cell table:style-name="ce83" table:formula="of:=RAND()" office:value-type="float" office:value="0.931798438256648" calcext:value-type="float">
            <text:p>0,931798438256648</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formula="of:=RANK([.AF29];[.AF25:.AF30])" office:value-type="float" office:value="5" calcext:value-type="float">
            <text:p>5</text:p>
          </table:table-cell>
          <table:table-cell table:style-name="ce83" table:formula="of:=RAND()" office:value-type="float" office:value="0.109438766608827" calcext:value-type="float">
            <text:p>0,109438766608827</text:p>
          </table:table-cell>
          <table:table-cell table:number-columns-repeated="992"/>
        </table:table-row>
        <table:table-row table:style-name="ro3">
          <table:table-cell table:style-name="ce160" table:formula="of:=ROUNDUP(RAND()*10000;RANDBETWEEN(-3;0))/CHOOSE([.AE30];0.1;0.01;0.0001;10000;100000;1000000)" office:value-type="float" office:value="0.767" calcext:value-type="float">
            <text:p>0,767</text:p>
          </table:table-cell>
          <table:table-cell table:style-name="ce40" office:value-type="string" calcext:value-type="string">
            <text:p>=</text:p>
          </table:table-cell>
          <table:table-cell table:style-name="ce41"/>
          <table:table-cell table:style-name="ce42"/>
          <table:table-cell table:style-name="ce144" table:formula="of:=[.AB30]&amp;&quot;x(&quot;&amp;[.AC30]&amp;&quot;-&quot;&amp;[.AD30]&amp;&quot;x)&quot;" office:value-type="string" office:string-value="5x(8-6x)" calcext:value-type="string">
            <text:p>5x(8-6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5" calcext:value-type="float">
            <text:p>0,5</text:p>
          </table:table-cell>
          <table:table-cell table:style-name="ce150" office:value-type="string" calcext:value-type="string">
            <text:p>;</text:p>
          </table:table-cell>
          <table:table-cell table:style-name="ce40" table:formula="of:=RANDBETWEEN(2;6)" office:value-type="float" office:value="5" calcext:value-type="float">
            <text:p>5</text:p>
          </table:table-cell>
          <table:table-cell table:style-name="ce40" office:value-type="string" calcext:value-type="string">
            <text:p>;</text:p>
          </table:table-cell>
          <table:table-cell table:style-name="ce41" table:formula="of:=RANDBETWEEN(2;5)/10" office:value-type="float" office:value="0.4" calcext:value-type="float">
            <text:p>0,4</text:p>
          </table:table-cell>
          <table:table-cell table:style-name="ce200" office:value-type="string" calcext:value-type="string">
            <text:p>:</text:p>
          </table:table-cell>
          <table:table-cell table:style-name="ce152" table:formula="of:=IF([.AE30]&gt;3;0.25;0.75)" office:value-type="percentage" office:value="0.25" calcext:value-type="percentage">
            <text:p>25 %</text:p>
          </table:table-cell>
          <table:table-cell table:style-name="ce40" office:value-type="string" calcext:value-type="string">
            <text:p>de</text:p>
          </table:table-cell>
          <table:table-cell table:style-name="ce41" table:formula="of:=4*([.AE30]*3-2+RANDBETWEEN(0;2))" office:value-type="float" office:value="44" calcext:value-type="float">
            <text:p>44</text:p>
          </table:table-cell>
          <table:table-cell table:style-name="ce56" office:value-type="string" calcext:value-type="string">
            <text:p>=</text:p>
          </table:table-cell>
          <table:table-cell/>
          <table:table-cell table:style-name="ce164" table:formula="of:=[.A30]" office:value-type="float" office:value="0.767" calcext:value-type="float">
            <text:p>7,67E-1</text:p>
          </table:table-cell>
          <table:table-cell table:style-name="ce147" table:formula="of:=[.AB30]*[.AC30]&amp;&quot;x-&quot;&amp;[.AB30]*[.AD30]&amp;&quot;x²&quot;" office:value-type="string" office:string-value="40x-30x²" calcext:value-type="string">
            <text:p>40x-30x²</text:p>
          </table:table-cell>
          <table:table-cell table:style-name="ce147" table:formula="of:=[.J30]*[.L30]*[.N30]&amp;&quot; cm³&quot;" office:value-type="string" office:string-value="1 cm³" calcext:value-type="string">
            <text:p>1 cm³</text:p>
          </table:table-cell>
          <table:table-cell table:style-name="ce147" table:formula="of:=[.P30]*[.R30]" office:value-type="float" office:value="11" calcext:value-type="float">
            <text:p>11</text:p>
          </table:table-cell>
          <table:table-cell/>
          <table:table-cell table:formula="of:=RANK([.AA30];[.AA23:.AA32])+2" office:value-type="float" office:value="10" calcext:value-type="float">
            <text:p>10</text:p>
          </table:table-cell>
          <table:table-cell table:style-name="ce83" table:formula="of:=RAND()" office:value-type="float" office:value="0.151277924949401" calcext:value-type="float">
            <text:p>0,151277924949401</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formula="of:=RANK([.AF30];[.AF25:.AF30])" office:value-type="float" office:value="4" calcext:value-type="float">
            <text:p>4</text:p>
          </table:table-cell>
          <table:table-cell table:style-name="ce83" table:formula="of:=RAND()" office:value-type="float" office:value="0.442236128192414" calcext:value-type="float">
            <text:p>0,44223612819241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31];[.AA23:.AA32])+2" office:value-type="float" office:value="7" calcext:value-type="float">
            <text:p>7</text:p>
          </table:table-cell>
          <table:table-cell table:style-name="ce83" table:formula="of:=RAND()" office:value-type="float" office:value="0.512207486465495" calcext:value-type="float">
            <text:p>0,512207486465495</text:p>
          </table:table-cell>
          <table:table-cell table:number-columns-repeated="997"/>
        </table:table-row>
        <table:table-row table:style-name="ro4">
          <table:table-cell table:number-columns-repeated="25"/>
          <table:table-cell table:formula="of:=RANK([.AA32];[.AA23:.AA32])+2" office:value-type="float" office:value="12" calcext:value-type="float">
            <text:p>12</text:p>
          </table:table-cell>
          <table:table-cell table:style-name="ce83" table:formula="of:=RAND()" office:value-type="float" office:value="0.112882864884452" calcext:value-type="float">
            <text:p>0,112882864884452</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8" calcext:value-type="float">
            <text:p>8</text:p>
          </table:table-cell>
          <table:table-cell table:style-name="ce83" table:formula="of:=RAND()" office:value-type="float" office:value="0.563144552724494" calcext:value-type="float">
            <text:p>0,563144552724494</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5142" calcext:value-type="string">
            <text:p>v5142</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35];[.AA34:.AA43])+2" office:value-type="float" office:value="11" calcext:value-type="float">
            <text:p>11</text:p>
          </table:table-cell>
          <table:table-cell table:style-name="ce83" table:formula="of:=RAND()" office:value-type="float" office:value="0.295308053778198" calcext:value-type="float">
            <text:p>0,295308053778198</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34]" office:value-type="string" office:string-value="AD" calcext:value-type="string">
            <text:p>AD</text:p>
          </table:table-cell>
          <table:table-cell table:style-name="ce96"/>
          <table:table-cell table:style-name="ce99" table:formula="of:=[.S35]" office:value-type="string" office:string-value="v5142" calcext:value-type="string">
            <text:p>v5142</text:p>
          </table:table-cell>
          <table:table-cell table:style-name="ce83"/>
          <table:table-cell table:formula="of:=RANK([.AA36];[.AA34:.AA43])+2" office:value-type="float" office:value="4" calcext:value-type="float">
            <text:p>4</text:p>
          </table:table-cell>
          <table:table-cell table:style-name="ce83" table:formula="of:=RAND()" office:value-type="float" office:value="0.825285989884478" calcext:value-type="float">
            <text:p>0,825285989884478</text:p>
          </table:table-cell>
          <table:table-cell/>
          <table:table-cell table:style-name="ce83" table:number-columns-repeated="2"/>
          <table:table-cell table:style-name="ce83" table:formula="of:=RANK([.AF36];[.AF36:.AF41])" office:value-type="float" office:value="6" calcext:value-type="float">
            <text:p>6</text:p>
          </table:table-cell>
          <table:table-cell table:style-name="ce83" table:formula="of:=RAND()" office:value-type="float" office:value="0.0782546494772504" calcext:value-type="float">
            <text:p>0,078254649477251</text:p>
          </table:table-cell>
          <table:table-cell table:number-columns-repeated="992"/>
        </table:table-row>
        <table:table-row table:style-name="ro3">
          <table:table-cell table:style-name="ce160" table:formula="of:=ROUNDUP(RAND()*10000;RANDBETWEEN(-3;0))/CHOOSE([.AE37];0.1;0.01;0.0001;10000;100000;1000000)" office:value-type="float" office:value="28700000" calcext:value-type="float">
            <text:p>28700000</text:p>
          </table:table-cell>
          <table:table-cell table:style-name="ce40" office:value-type="string" calcext:value-type="string">
            <text:p>=</text:p>
          </table:table-cell>
          <table:table-cell table:style-name="ce41"/>
          <table:table-cell table:style-name="ce42"/>
          <table:table-cell table:style-name="ce144" table:formula="of:=[.AB37]&amp;&quot;(x+&quot;&amp;[.AC37]&amp;&quot;)&quot;" office:value-type="string" office:string-value="5(x+3)" calcext:value-type="string">
            <text:p>5(x+3)</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1" calcext:value-type="float">
            <text:p>1</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 office:value-type="float" office:value="2" calcext:value-type="float">
            <text:p>2</text:p>
          </table:table-cell>
          <table:table-cell table:style-name="ce200" office:value-type="string" calcext:value-type="string">
            <text:p>:</text:p>
          </table:table-cell>
          <table:table-cell table:style-name="ce152" table:formula="of:=IF([.AE37]&gt;3;0.25;0.75)" office:value-type="percentage" office:value="0.75" calcext:value-type="percentage">
            <text:p>75 %</text:p>
          </table:table-cell>
          <table:table-cell table:style-name="ce40" office:value-type="string" calcext:value-type="string">
            <text:p>de</text:p>
          </table:table-cell>
          <table:table-cell table:style-name="ce41" table:formula="of:=4*([.AE37]*3-2+RANDBETWEEN(0;2))" office:value-type="float" office:value="32" calcext:value-type="float">
            <text:p>32</text:p>
          </table:table-cell>
          <table:table-cell table:style-name="ce56" office:value-type="string" calcext:value-type="string">
            <text:p>=</text:p>
          </table:table-cell>
          <table:table-cell/>
          <table:table-cell table:style-name="ce164" table:formula="of:=[.A37]" office:value-type="float" office:value="28700000" calcext:value-type="float">
            <text:p>2,87E+7</text:p>
          </table:table-cell>
          <table:table-cell table:style-name="ce147" table:formula="of:=[.AB37]&amp;&quot;x+&quot;&amp;([.AB37]*[.AC37])" office:value-type="string" office:string-value="5x+15" calcext:value-type="string">
            <text:p>5x+15</text:p>
          </table:table-cell>
          <table:table-cell table:style-name="ce147" table:formula="of:=[.J37]*[.L37]*[.N37]&amp;&quot; cm³&quot;" office:value-type="string" office:string-value="6 cm³" calcext:value-type="string">
            <text:p>6 cm³</text:p>
          </table:table-cell>
          <table:table-cell table:style-name="ce147" table:formula="of:=[.P37]*[.R37]" office:value-type="float" office:value="24" calcext:value-type="float">
            <text:p>24</text:p>
          </table:table-cell>
          <table:table-cell/>
          <table:table-cell table:formula="of:=RANK([.AA37];[.AA34:.AA43])+2" office:value-type="float" office:value="5" calcext:value-type="float">
            <text:p>5</text:p>
          </table:table-cell>
          <table:table-cell table:style-name="ce83" table:formula="of:=RAND()" office:value-type="float" office:value="0.803668279409447" calcext:value-type="float">
            <text:p>0,803668279409447</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formula="of:=RANK([.AF37];[.AF36:.AF41])" office:value-type="float" office:value="3" calcext:value-type="float">
            <text:p>3</text:p>
          </table:table-cell>
          <table:table-cell table:style-name="ce83" table:formula="of:=RAND()" office:value-type="float" office:value="0.691167827255457" calcext:value-type="float">
            <text:p>0,691167827255457</text:p>
          </table:table-cell>
          <table:table-cell table:number-columns-repeated="992"/>
        </table:table-row>
        <table:table-row table:style-name="ro3">
          <table:table-cell table:style-name="ce160" table:formula="of:=ROUNDUP(RAND()*10000;RANDBETWEEN(-3;0))/CHOOSE([.AE38];0.1;0.01;0.0001;10000;100000;1000000)" office:value-type="float" office:value="700000" calcext:value-type="float">
            <text:p>700000</text:p>
          </table:table-cell>
          <table:table-cell table:style-name="ce40" office:value-type="string" calcext:value-type="string">
            <text:p>=</text:p>
          </table:table-cell>
          <table:table-cell table:style-name="ce41"/>
          <table:table-cell table:style-name="ce42"/>
          <table:table-cell table:style-name="ce144" table:formula="of:=[.AB38]&amp;&quot;(&quot;&amp;[.AC38]&amp;&quot;x+&quot;&amp;[.AD38]&amp;&quot;)&quot;" office:value-type="string" office:string-value="5(7x+9)" calcext:value-type="string">
            <text:p>5(7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5" calcext:value-type="float">
            <text:p>5</text:p>
          </table:table-cell>
          <table:table-cell table:style-name="ce150" office:value-type="string" calcext:value-type="string">
            <text:p>;</text:p>
          </table:table-cell>
          <table:table-cell table:style-name="ce40" table:formula="of:=RANDBETWEEN(1;5)" office:value-type="float" office:value="5" calcext:value-type="float">
            <text:p>5</text:p>
          </table:table-cell>
          <table:table-cell table:style-name="ce40" office:value-type="string" calcext:value-type="string">
            <text:p>;</text:p>
          </table:table-cell>
          <table:table-cell table:style-name="ce41" table:formula="of:=RANDBETWEEN(1;6)/10" office:value-type="float" office:value="0.6" calcext:value-type="float">
            <text:p>0,6</text:p>
          </table:table-cell>
          <table:table-cell table:style-name="ce200" office:value-type="string" calcext:value-type="string">
            <text:p>:</text:p>
          </table:table-cell>
          <table:table-cell table:style-name="ce152" table:formula="of:=IF([.AE38]&gt;3;0.25;0.75)" office:value-type="percentage" office:value="0.75" calcext:value-type="percentage">
            <text:p>75 %</text:p>
          </table:table-cell>
          <table:table-cell table:style-name="ce40" office:value-type="string" calcext:value-type="string">
            <text:p>de</text:p>
          </table:table-cell>
          <table:table-cell table:style-name="ce41" table:formula="of:=4*([.AE38]*3-2+RANDBETWEEN(0;2))" office:value-type="float" office:value="20" calcext:value-type="float">
            <text:p>20</text:p>
          </table:table-cell>
          <table:table-cell table:style-name="ce56" office:value-type="string" calcext:value-type="string">
            <text:p>=</text:p>
          </table:table-cell>
          <table:table-cell/>
          <table:table-cell table:style-name="ce164" table:formula="of:=[.A38]" office:value-type="float" office:value="700000" calcext:value-type="float">
            <text:p>7E+5</text:p>
          </table:table-cell>
          <table:table-cell table:style-name="ce147" table:formula="of:=[.AB38]*[.AC38]&amp;&quot;x+&quot;&amp;[.AB38]*[.AD38]" office:value-type="string" office:string-value="35x+45" calcext:value-type="string">
            <text:p>35x+45</text:p>
          </table:table-cell>
          <table:table-cell table:style-name="ce147" table:formula="of:=[.J38]*[.L38]*[.N38]&amp;&quot; cm³&quot;" office:value-type="string" office:string-value="15 cm³" calcext:value-type="string">
            <text:p>15 cm³</text:p>
          </table:table-cell>
          <table:table-cell table:style-name="ce147" table:formula="of:=[.P38]*[.R38]" office:value-type="float" office:value="15" calcext:value-type="float">
            <text:p>15</text:p>
          </table:table-cell>
          <table:table-cell/>
          <table:table-cell table:formula="of:=RANK([.AA38];[.AA34:.AA43])+2" office:value-type="float" office:value="9" calcext:value-type="float">
            <text:p>9</text:p>
          </table:table-cell>
          <table:table-cell table:style-name="ce83" table:formula="of:=RAND()" office:value-type="float" office:value="0.416856183315067" calcext:value-type="float">
            <text:p>0,416856183315067</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formula="of:=RANK([.AF38];[.AF36:.AF41])" office:value-type="float" office:value="2" calcext:value-type="float">
            <text:p>2</text:p>
          </table:table-cell>
          <table:table-cell table:style-name="ce83" table:formula="of:=RAND()" office:value-type="float" office:value="0.963991478732691" calcext:value-type="float">
            <text:p>0,963991478732691</text:p>
          </table:table-cell>
          <table:table-cell table:number-columns-repeated="992"/>
        </table:table-row>
        <table:table-row table:style-name="ro3">
          <table:table-cell table:style-name="ce160" table:formula="of:=ROUNDUP(RAND()*10000;RANDBETWEEN(-3;0))/CHOOSE([.AE39];0.1;0.01;0.0001;10000;100000;1000000)" office:value-type="float" office:value="0.05" calcext:value-type="float">
            <text:p>0,05</text:p>
          </table:table-cell>
          <table:table-cell table:style-name="ce40" office:value-type="string" calcext:value-type="string">
            <text:p>=</text:p>
          </table:table-cell>
          <table:table-cell table:style-name="ce41"/>
          <table:table-cell table:style-name="ce42"/>
          <table:table-cell table:style-name="ce144" table:formula="of:=[.AB39]&amp;&quot;(&quot;&amp;[.AC39]&amp;&quot;x-&quot;&amp;[.AD39]&amp;&quot;)&quot;" office:value-type="string" office:string-value="8(3x-4)" calcext:value-type="string">
            <text:p>8(3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3" calcext:value-type="float">
            <text:p>0,3</text:p>
          </table:table-cell>
          <table:table-cell table:style-name="ce150" office:value-type="string" calcext:value-type="string">
            <text:p>;</text:p>
          </table:table-cell>
          <table:table-cell table:style-name="ce40" table:formula="of:=RANDBETWEEN(1;6)" office:value-type="float" office:value="3" calcext:value-type="float">
            <text:p>3</text:p>
          </table:table-cell>
          <table:table-cell table:style-name="ce40" office:value-type="string" calcext:value-type="string">
            <text:p>;</text:p>
          </table:table-cell>
          <table:table-cell table:style-name="ce41" table:formula="of:=RANDBETWEEN(1;5)" office:value-type="float" office:value="4" calcext:value-type="float">
            <text:p>4</text:p>
          </table:table-cell>
          <table:table-cell table:style-name="ce200" office:value-type="string" calcext:value-type="string">
            <text:p>:</text:p>
          </table:table-cell>
          <table:table-cell table:style-name="ce152" table:formula="of:=IF([.AE39]&gt;3;0.25;0.75)" office:value-type="percentage" office:value="0.25" calcext:value-type="percentage">
            <text:p>25 %</text:p>
          </table:table-cell>
          <table:table-cell table:style-name="ce40" office:value-type="string" calcext:value-type="string">
            <text:p>de</text:p>
          </table:table-cell>
          <table:table-cell table:style-name="ce41" table:formula="of:=4*([.AE39]*3-2+RANDBETWEEN(0;2))" office:value-type="float" office:value="52" calcext:value-type="float">
            <text:p>52</text:p>
          </table:table-cell>
          <table:table-cell table:style-name="ce56" office:value-type="string" calcext:value-type="string">
            <text:p>=</text:p>
          </table:table-cell>
          <table:table-cell/>
          <table:table-cell table:style-name="ce164" table:formula="of:=[.A39]" office:value-type="float" office:value="0.05" calcext:value-type="float">
            <text:p>5E-2</text:p>
          </table:table-cell>
          <table:table-cell table:style-name="ce147" table:formula="of:=[.AB39]*[.AC39]&amp;&quot;x-&quot;&amp;[.AB39]*[.AD39]" office:value-type="string" office:string-value="24x-32" calcext:value-type="string">
            <text:p>24x-32</text:p>
          </table:table-cell>
          <table:table-cell table:style-name="ce147" table:formula="of:=[.J39]*[.L39]*[.N39]&amp;&quot; cm³&quot;" office:value-type="string" office:string-value="3,6 cm³" calcext:value-type="string">
            <text:p>3,6 cm³</text:p>
          </table:table-cell>
          <table:table-cell table:style-name="ce147" table:formula="of:=[.P39]*[.R39]" office:value-type="float" office:value="13" calcext:value-type="float">
            <text:p>13</text:p>
          </table:table-cell>
          <table:table-cell/>
          <table:table-cell table:formula="of:=RANK([.AA39];[.AA34:.AA43])+2" office:value-type="float" office:value="12" calcext:value-type="float">
            <text:p>12</text:p>
          </table:table-cell>
          <table:table-cell table:style-name="ce83" table:formula="of:=RAND()" office:value-type="float" office:value="0.0439099202380742" calcext:value-type="float">
            <text:p>0,043909920238074</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formula="of:=RANK([.AF39];[.AF36:.AF41])" office:value-type="float" office:value="5" calcext:value-type="float">
            <text:p>5</text:p>
          </table:table-cell>
          <table:table-cell table:style-name="ce83" table:formula="of:=RAND()" office:value-type="float" office:value="0.170064726692397" calcext:value-type="float">
            <text:p>0,170064726692397</text:p>
          </table:table-cell>
          <table:table-cell table:number-columns-repeated="992"/>
        </table:table-row>
        <table:table-row table:style-name="ro3">
          <table:table-cell table:style-name="ce160" table:formula="of:=ROUNDUP(RAND()*10000;RANDBETWEEN(-3;0))/CHOOSE([.AE40];0.1;0.01;0.0001;10000;100000;1000000)" office:value-type="float" office:value="0.4" calcext:value-type="float">
            <text:p>0,4</text:p>
          </table:table-cell>
          <table:table-cell table:style-name="ce40" office:value-type="string" calcext:value-type="string">
            <text:p>=</text:p>
          </table:table-cell>
          <table:table-cell table:style-name="ce41"/>
          <table:table-cell table:style-name="ce42"/>
          <table:table-cell table:style-name="ce144" table:formula="of:=[.AB40]&amp;&quot;x(&quot;&amp;[.AC40]&amp;&quot;x+&quot;&amp;[.AD40]&amp;&quot;)&quot;" office:value-type="string" office:string-value="8x(4x+4)" calcext:value-type="string">
            <text:p>8x(4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1" calcext:value-type="float">
            <text:p>1</text:p>
          </table:table-cell>
          <table:table-cell table:style-name="ce150" office:value-type="string" calcext:value-type="string">
            <text:p>;</text:p>
          </table:table-cell>
          <table:table-cell table:style-name="ce40" table:formula="of:=RANDBETWEEN(1;5)/10" office:value-type="float" office:value="0.3" calcext:value-type="float">
            <text:p>0,3</text:p>
          </table:table-cell>
          <table:table-cell table:style-name="ce40" office:value-type="string" calcext:value-type="string">
            <text:p>;</text:p>
          </table:table-cell>
          <table:table-cell table:style-name="ce41" table:formula="of:=RANDBETWEEN(1;5)" office:value-type="float" office:value="1" calcext:value-type="float">
            <text:p>1</text:p>
          </table:table-cell>
          <table:table-cell table:style-name="ce200" office:value-type="string" calcext:value-type="string">
            <text:p>:</text:p>
          </table:table-cell>
          <table:table-cell table:style-name="ce152" table:formula="of:=IF([.AE40]&gt;3;0.25;0.75)" office:value-type="percentage" office:value="0.25" calcext:value-type="percentage">
            <text:p>25 %</text:p>
          </table:table-cell>
          <table:table-cell table:style-name="ce40" office:value-type="string" calcext:value-type="string">
            <text:p>de</text:p>
          </table:table-cell>
          <table:table-cell table:style-name="ce41" table:formula="of:=4*([.AE40]*3-2+RANDBETWEEN(0;2))" office:value-type="float" office:value="44" calcext:value-type="float">
            <text:p>44</text:p>
          </table:table-cell>
          <table:table-cell table:style-name="ce56" office:value-type="string" calcext:value-type="string">
            <text:p>=</text:p>
          </table:table-cell>
          <table:table-cell/>
          <table:table-cell table:style-name="ce164" table:formula="of:=[.A40]" office:value-type="float" office:value="0.4" calcext:value-type="float">
            <text:p>4E-1</text:p>
          </table:table-cell>
          <table:table-cell table:style-name="ce147" table:formula="of:=[.AB40]*[.AC40]&amp;&quot;x²+&quot;&amp;[.AB40]*[.AD40]&amp;&quot;x&quot;" office:value-type="string" office:string-value="32x²+32x" calcext:value-type="string">
            <text:p>32x²+32x</text:p>
          </table:table-cell>
          <table:table-cell table:style-name="ce147" table:formula="of:=[.J40]*[.L40]*[.N40]&amp;&quot; cm³&quot;" office:value-type="string" office:string-value="0,3 cm³" calcext:value-type="string">
            <text:p>0,3 cm³</text:p>
          </table:table-cell>
          <table:table-cell table:style-name="ce147" table:formula="of:=[.P40]*[.R40]" office:value-type="float" office:value="11" calcext:value-type="float">
            <text:p>11</text:p>
          </table:table-cell>
          <table:table-cell/>
          <table:table-cell table:formula="of:=RANK([.AA40];[.AA34:.AA43])+2" office:value-type="float" office:value="3" calcext:value-type="float">
            <text:p>3</text:p>
          </table:table-cell>
          <table:table-cell table:style-name="ce83" table:formula="of:=RAND()" office:value-type="float" office:value="0.969405728214218" calcext:value-type="float">
            <text:p>0,969405728214218</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formula="of:=RANK([.AF40];[.AF36:.AF41])" office:value-type="float" office:value="4" calcext:value-type="float">
            <text:p>4</text:p>
          </table:table-cell>
          <table:table-cell table:style-name="ce83" table:formula="of:=RAND()" office:value-type="float" office:value="0.656058829050974" calcext:value-type="float">
            <text:p>0,656058829050974</text:p>
          </table:table-cell>
          <table:table-cell table:number-columns-repeated="992"/>
        </table:table-row>
        <table:table-row table:style-name="ro3">
          <table:table-cell table:style-name="ce160" table:formula="of:=ROUNDUP(RAND()*10000;RANDBETWEEN(-3;0))/CHOOSE([.AE41];0.1;0.01;0.0001;10000;100000;1000000)" office:value-type="float" office:value="84000" calcext:value-type="float">
            <text:p>84000</text:p>
          </table:table-cell>
          <table:table-cell table:style-name="ce40" office:value-type="string" calcext:value-type="string">
            <text:p>=</text:p>
          </table:table-cell>
          <table:table-cell table:style-name="ce41"/>
          <table:table-cell table:style-name="ce42"/>
          <table:table-cell table:style-name="ce144" table:formula="of:=[.AB41]&amp;&quot;x(&quot;&amp;[.AC41]&amp;&quot;-&quot;&amp;[.AD41]&amp;&quot;x)&quot;" office:value-type="string" office:string-value="7x(4-6x)" calcext:value-type="string">
            <text:p>7x(4-6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5" calcext:value-type="float">
            <text:p>0,5</text:p>
          </table:table-cell>
          <table:table-cell table:style-name="ce150" office:value-type="string" calcext:value-type="string">
            <text:p>;</text:p>
          </table:table-cell>
          <table:table-cell table:style-name="ce40" table:formula="of:=RANDBETWEEN(2;6)" office:value-type="float" office:value="6" calcext:value-type="float">
            <text:p>6</text:p>
          </table:table-cell>
          <table:table-cell table:style-name="ce40" office:value-type="string" calcext:value-type="string">
            <text:p>;</text:p>
          </table:table-cell>
          <table:table-cell table:style-name="ce41" table:formula="of:=RANDBETWEEN(2;5)/10" office:value-type="float" office:value="0.5" calcext:value-type="float">
            <text:p>0,5</text:p>
          </table:table-cell>
          <table:table-cell table:style-name="ce200" office:value-type="string" calcext:value-type="string">
            <text:p>:</text:p>
          </table:table-cell>
          <table:table-cell table:style-name="ce152" table:formula="of:=IF([.AE41]&gt;3;0.25;0.75)" office:value-type="percentage" office:value="0.75" calcext:value-type="percentage">
            <text:p>75 %</text:p>
          </table:table-cell>
          <table:table-cell table:style-name="ce40" office:value-type="string" calcext:value-type="string">
            <text:p>de</text:p>
          </table:table-cell>
          <table:table-cell table:style-name="ce41" table:formula="of:=4*([.AE41]*3-2+RANDBETWEEN(0;2))" office:value-type="float" office:value="8" calcext:value-type="float">
            <text:p>8</text:p>
          </table:table-cell>
          <table:table-cell table:style-name="ce56" office:value-type="string" calcext:value-type="string">
            <text:p>=</text:p>
          </table:table-cell>
          <table:table-cell/>
          <table:table-cell table:style-name="ce164" table:formula="of:=[.A41]" office:value-type="float" office:value="84000" calcext:value-type="float">
            <text:p>8,4E+4</text:p>
          </table:table-cell>
          <table:table-cell table:style-name="ce147" table:formula="of:=[.AB41]*[.AC41]&amp;&quot;x-&quot;&amp;[.AB41]*[.AD41]&amp;&quot;x²&quot;" office:value-type="string" office:string-value="28x-42x²" calcext:value-type="string">
            <text:p>28x-42x²</text:p>
          </table:table-cell>
          <table:table-cell table:style-name="ce147" table:formula="of:=[.J41]*[.L41]*[.N41]&amp;&quot; cm³&quot;" office:value-type="string" office:string-value="1,5 cm³" calcext:value-type="string">
            <text:p>1,5 cm³</text:p>
          </table:table-cell>
          <table:table-cell table:style-name="ce147" table:formula="of:=[.P41]*[.R41]" office:value-type="float" office:value="6" calcext:value-type="float">
            <text:p>6</text:p>
          </table:table-cell>
          <table:table-cell/>
          <table:table-cell table:formula="of:=RANK([.AA41];[.AA34:.AA43])+2" office:value-type="float" office:value="6" calcext:value-type="float">
            <text:p>6</text:p>
          </table:table-cell>
          <table:table-cell table:style-name="ce83" table:formula="of:=RAND()" office:value-type="float" office:value="0.59233991112396" calcext:value-type="float">
            <text:p>0,59233991112396</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formula="of:=RANK([.AF41];[.AF36:.AF41])" office:value-type="float" office:value="1" calcext:value-type="float">
            <text:p>1</text:p>
          </table:table-cell>
          <table:table-cell table:style-name="ce83" table:formula="of:=RAND()" office:value-type="float" office:value="0.978040896152652" calcext:value-type="float">
            <text:p>0,97804089615265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42];[.AA34:.AA43])+2" office:value-type="float" office:value="7" calcext:value-type="float">
            <text:p>7</text:p>
          </table:table-cell>
          <table:table-cell table:style-name="ce83" table:formula="of:=RAND()" office:value-type="float" office:value="0.586687827060879" calcext:value-type="float">
            <text:p>0,586687827060879</text:p>
          </table:table-cell>
          <table:table-cell table:number-columns-repeated="997"/>
        </table:table-row>
        <table:table-row table:style-name="ro4">
          <table:table-cell table:number-columns-repeated="25"/>
          <table:table-cell table:formula="of:=RANK([.AA43];[.AA34:.AA43])+2" office:value-type="float" office:value="10" calcext:value-type="float">
            <text:p>10</text:p>
          </table:table-cell>
          <table:table-cell table:style-name="ce83" table:formula="of:=RAND()" office:value-type="float" office:value="0.334128089268343" calcext:value-type="float">
            <text:p>0,334128089268343</text:p>
          </table:table-cell>
          <table:table-cell table:number-columns-repeated="997"/>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1" table:style-name="ta7" table:print-ranges="'Ceinture Noire 1'.A1:'Ceinture Noire 1'.Q44 'Ceinture Noire 1'.S1:'Ceinture Noire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7" draw:text-style-name="P2" svg:width="1.651cm" svg:height="0.749cm" svg:x="53.884cm" svg:y="0.377cm" draw:control="control9"/>
        </table:shapes>
        <table:table-column table:style-name="co22" table:default-cell-style-name="Default"/>
        <table:table-column table:style-name="co2" table:default-cell-style-name="Default"/>
        <table:table-column table:style-name="co88" table:default-cell-style-name="Default"/>
        <table:table-column table:style-name="co15" table:default-cell-style-name="Default"/>
        <table:table-column table:style-name="co29"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97" table:default-cell-style-name="Default"/>
        <table:table-column table:style-name="co94" table:default-cell-style-name="Default"/>
        <table:table-column table:style-name="co118" table:default-cell-style-name="Default"/>
        <table:table-column table:style-name="co119" table:default-cell-style-name="Default"/>
        <table:table-column table:style-name="co109" table:default-cell-style-name="Default"/>
        <table:table-column table:style-name="co54" table:default-cell-style-name="Default"/>
        <table:table-column table:style-name="co82" table:default-cell-style-name="Default"/>
        <table:table-column table:style-name="co32" table:default-cell-style-name="Default"/>
        <table:table-column table:style-name="co120" table:default-cell-style-name="Default"/>
        <table:table-column table:style-name="co72" table:default-cell-style-name="Default"/>
        <table:table-column table:style-name="co121" table:default-cell-style-name="Default"/>
        <table:table-column table:style-name="co52" table:default-cell-style-name="Default"/>
        <table:table-column table:style-name="co46" table:default-cell-style-name="Default"/>
        <table:table-column table:style-name="co122" table:default-cell-style-name="Default"/>
        <table:table-column table:style-name="co18" table:default-cell-style-name="Default"/>
        <table:table-column table:style-name="co123" table:default-cell-style-name="Default"/>
        <table:table-column table:style-name="co124" table:default-cell-style-name="Default"/>
        <table:table-column table:style-name="co125" table:number-columns-repeated="2" table:default-cell-style-name="Default"/>
        <table:table-column table:style-name="co126" table:default-cell-style-name="Default"/>
        <table:table-column table:style-name="co48" table:default-cell-style-name="Default"/>
        <table:table-column table:style-name="co127" table:default-cell-style-name="Default"/>
        <table:table-column table:style-name="co17" table:number-columns-repeated="992" table:default-cell-style-name="Default"/>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12" calcext:value-type="float">
            <text:p>12</text:p>
          </table:table-cell>
          <table:table-cell table:style-name="ce83" table:formula="of:=RAND()" office:value-type="float" office:value="0.0605013079087102" calcext:value-type="float">
            <text:p>0,0605013079087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uot;v&quot;&amp;ROUND(RAND()*10000;0)" office:value-type="string" office:string-value="v3948" calcext:value-type="string">
            <text:p>v3948</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Y1:.Y10])+2" office:value-type="float" office:value="9" calcext:value-type="float">
            <text:p>9</text:p>
          </table:table-cell>
          <table:table-cell table:style-name="ce83" table:formula="of:=RAND()" office:value-type="float" office:value="0.335458456893018" calcext:value-type="float">
            <text:p>0,335458456893018</text:p>
          </table:table-cell>
          <table:table-cell table:number-columns-repeated="998"/>
        </table:table-row>
        <table:table-row table:style-name="ro1">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1]" office:value-type="string" office:string-value="AA" calcext:value-type="string">
            <text:p>AA</text:p>
          </table:table-cell>
          <table:table-cell table:style-name="ce96"/>
          <table:table-cell table:style-name="ce99" table:formula="of:=[.Q2]" office:value-type="string" office:string-value="v3948" calcext:value-type="string">
            <text:p>v3948</text:p>
          </table:table-cell>
          <table:table-cell table:style-name="ce83"/>
          <table:table-cell table:formula="of:=RANK([.Y3];[.Y1:.Y10])+2" office:value-type="float" office:value="7" calcext:value-type="float">
            <text:p>7</text:p>
          </table:table-cell>
          <table:table-cell table:style-name="ce83" table:formula="of:=RAND()" office:value-type="float" office:value="0.555214613662237" calcext:value-type="float">
            <text:p>0,555214613662237</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3];[.AE3:.AE8])" office:value-type="float" office:value="4" calcext:value-type="float">
            <text:p>4</text:p>
          </table:table-cell>
          <table:table-cell table:style-name="ce83" table:formula="of:=RAND()" office:value-type="float" office:value="0.560395154281364" calcext:value-type="float">
            <text:p>0,560395154281364</text:p>
          </table:table-cell>
          <table:table-cell table:style-name="ce83" table:number-columns-repeated="992"/>
        </table:table-row>
        <table:table-row table:style-name="ro3">
          <table:table-cell table:style-name="ce4"/>
          <table:table-cell table:style-name="ce14" office:value-type="string" calcext:value-type="string">
            <text:p>≤</text:p>
          </table:table-cell>
          <table:table-cell table:style-name="ce14" table:formula="of:=&quot;√&quot;&amp;[.Z4]" office:value-type="string" office:string-value="√207" calcext:value-type="string">
            <text:p>√207</text:p>
          </table:table-cell>
          <table:table-cell table:style-name="ce41" office:value-type="string" calcext:value-type="string">
            <text:p>&lt;</text:p>
          </table:table-cell>
          <table:table-cell table:style-name="ce4" table:formula="of:=[.AD4]*4-3+RANDBETWEEN(0;3)+10" office:value-type="float" office:value="32" calcext:value-type="float">
            <text:p>32</text:p>
          </table:table-cell>
          <table:table-cell table:style-name="ce7" office:value-type="string" calcext:value-type="string">
            <text:p>÷</text:p>
          </table:table-cell>
          <table:table-cell table:style-name="ce9" table:formula="of:=[.X4]-1" office:value-type="float" office:value="2" calcext:value-type="float">
            <text:p>2</text:p>
          </table:table-cell>
          <table:table-cell table:style-name="ce10" office:value-type="string" calcext:value-type="string">
            <text:p>Q= <text:s text:c="7"/>R=</text:p>
          </table:table-cell>
          <table:table-cell table:style-name="ce167" table:formula="of:=&quot;x + &quot;&amp;[.AA4]" office:value-type="string" office:string-value="x + 9" calcext:value-type="string">
            <text:p>x + 9</text:p>
          </table:table-cell>
          <table:table-cell table:style-name="ce149" office:value-type="string" calcext:value-type="string">
            <text:p>pour x =</text:p>
          </table:table-cell>
          <table:table-cell table:style-name="ce168" table:formula="of:=-RANDBETWEEN(0;9)" office:value-type="float" office:value="-7" calcext:value-type="float">
            <text:p>-7</text:p>
          </table:table-cell>
          <table:table-cell table:style-name="ce169"/>
          <table:table-cell table:style-name="ce50" office:value-type="string" calcext:value-type="string">
            <text:p>b=</text:p>
          </table:table-cell>
          <table:table-cell table:style-name="ce170" table:formula="of:=RANDBETWEEN(1;20)" office:value-type="float" office:value="12" calcext:value-type="float">
            <text:p>12 cm²</text:p>
          </table:table-cell>
          <table:table-cell table:style-name="ce47" office:value-type="string" calcext:value-type="string">
            <text:p>h=</text:p>
          </table:table-cell>
          <table:table-cell table:style-name="ce171" table:formula="of:=RANDBETWEEN(1;20)" office:value-type="float" office:value="7" calcext:value-type="float">
            <text:p>7 cm</text:p>
          </table:table-cell>
          <table:table-cell table:style-name="ce172" office:value-type="string" calcext:value-type="string">
            <text:p>V = </text:p>
          </table:table-cell>
          <table:table-cell/>
          <table:table-cell table:style-name="ce147" table:formula="of:=ROUNDDOWN(SQRT([.Z4]))&amp;&quot;;&quot;&amp;(ROUNDDOWN(SQRT([.Z4]))+1)" office:value-type="string" office:string-value="14;15" calcext:value-type="string">
            <text:p>14;15</text:p>
          </table:table-cell>
          <table:table-cell table:style-name="ce57" table:formula="of:=&quot;Q=&quot;&amp;QUOTIENT([.E4];[.G4])&amp;&quot;  R=&quot;&amp;MOD([.E4];[.G4])" office:value-type="string" office:string-value="Q=16  R=0" calcext:value-type="string">
            <text:p>Q=16 <text:s/>R=0</text:p>
          </table:table-cell>
          <table:table-cell table:style-name="ce57" table:formula="of:=[.K4]+[.AA4]" office:value-type="float" office:value="2" calcext:value-type="float">
            <text:p>2</text:p>
          </table:table-cell>
          <table:table-cell table:style-name="ce174" table:formula="of:=[.N4]*[.P4]" office:value-type="float" office:value="84" calcext:value-type="float">
            <text:p>84 cm³</text:p>
          </table:table-cell>
          <table:table-cell/>
          <table:table-cell table:formula="of:=RANK([.Y4];[.Y1:.Y10])+2" office:value-type="float" office:value="3" calcext:value-type="float">
            <text:p>3</text:p>
          </table:table-cell>
          <table:table-cell table:style-name="ce83" table:formula="of:=RAND()" office:value-type="float" office:value="0.946684936214865" calcext:value-type="float">
            <text:p>0,946684936214865</text:p>
          </table:table-cell>
          <table:table-cell table:formula="of:=([.AD4]*35-34)+RANDBETWEEN(0;34)" office:value-type="float" office:value="207" calcext:value-type="float">
            <text:p>207</text:p>
          </table:table-cell>
          <table:table-cell table:style-name="ce15" table:formula="of:=RANDBETWEEN(1;9)" office:value-type="float" office:value="9" calcext:value-type="float">
            <text:p>9</text:p>
          </table:table-cell>
          <table:table-cell table:style-name="ce175" table:formula="of:=RANDBETWEEN(2;5)" office:value-type="float" office:value="3" calcext:value-type="float">
            <text:p>3</text:p>
          </table:table-cell>
          <table:table-cell table:style-name="ce175" table:formula="of:=RANDBETWEEN(2;4)" office:value-type="float" office:value="3" calcext:value-type="float">
            <text:p>3</text:p>
          </table:table-cell>
          <table:table-cell table:formula="of:=RANK([.AE4];[.AE3:.AE8])" office:value-type="float" office:value="6" calcext:value-type="float">
            <text:p>6</text:p>
          </table:table-cell>
          <table:table-cell table:style-name="ce83" table:formula="of:=RAND()" office:value-type="float" office:value="0.225964612887155" calcext:value-type="float">
            <text:p>0,22596461288715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5]" office:value-type="string" office:string-value="√51" calcext:value-type="string">
            <text:p>√51</text:p>
          </table:table-cell>
          <table:table-cell table:style-name="ce41" office:value-type="string" calcext:value-type="string">
            <text:p>&lt;</text:p>
          </table:table-cell>
          <table:table-cell table:style-name="ce4" table:formula="of:=[.AD5]*4-3+RANDBETWEEN(0;3)+10" office:value-type="float" office:value="16" calcext:value-type="float">
            <text:p>16</text:p>
          </table:table-cell>
          <table:table-cell table:style-name="ce7" office:value-type="string" calcext:value-type="string">
            <text:p>÷</text:p>
          </table:table-cell>
          <table:table-cell table:style-name="ce9" table:formula="of:=[.X5]-1" office:value-type="float" office:value="10" calcext:value-type="float">
            <text:p>10</text:p>
          </table:table-cell>
          <table:table-cell table:style-name="ce10" office:value-type="string" calcext:value-type="string">
            <text:p>Q= <text:s text:c="7"/>R=</text:p>
          </table:table-cell>
          <table:table-cell table:style-name="ce167" table:formula="of:=[.AB5]&amp;&quot;x + &quot;&amp;[.AA5]" office:value-type="string" office:string-value="5x + 7" calcext:value-type="string">
            <text:p>5x + 7</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0" calcext:value-type="float">
            <text:p>10 cm²</text:p>
          </table:table-cell>
          <table:table-cell table:style-name="ce47" office:value-type="string" calcext:value-type="string">
            <text:p>h=</text:p>
          </table:table-cell>
          <table:table-cell table:style-name="ce171" table:formula="of:=RANDBETWEEN(1;20)" office:value-type="float" office:value="2" calcext:value-type="float">
            <text:p>2 cm</text:p>
          </table:table-cell>
          <table:table-cell table:style-name="ce172" office:value-type="string" calcext:value-type="string">
            <text:p>V = </text:p>
          </table:table-cell>
          <table:table-cell/>
          <table:table-cell table:style-name="ce147" table:formula="of:=ROUNDDOWN(SQRT([.Z5]))&amp;&quot;;&quot;&amp;(ROUNDDOWN(SQRT([.Z5]))+1)" office:value-type="string" office:string-value="7;8" calcext:value-type="string">
            <text:p>7;8</text:p>
          </table:table-cell>
          <table:table-cell table:style-name="ce57" table:formula="of:=&quot;Q=&quot;&amp;QUOTIENT([.E5];[.G5])&amp;&quot;  R=&quot;&amp;MOD([.E5];[.G5])" office:value-type="string" office:string-value="Q=1  R=6" calcext:value-type="string">
            <text:p>Q=1 <text:s/>R=6</text:p>
          </table:table-cell>
          <table:table-cell table:style-name="ce57" table:formula="of:=[.AB5]*[.K5]+[.AA5]" office:value-type="float" office:value="-38" calcext:value-type="float">
            <text:p>-38</text:p>
          </table:table-cell>
          <table:table-cell table:style-name="ce174" table:formula="of:=[.N5]*[.P5]" office:value-type="float" office:value="20" calcext:value-type="float">
            <text:p>20 cm³</text:p>
          </table:table-cell>
          <table:table-cell/>
          <table:table-cell table:formula="of:=RANK([.Y5];[.Y1:.Y10])+2" office:value-type="float" office:value="11" calcext:value-type="float">
            <text:p>11</text:p>
          </table:table-cell>
          <table:table-cell table:style-name="ce83" table:formula="of:=RAND()" office:value-type="float" office:value="0.175434010074925" calcext:value-type="float">
            <text:p>0,175434010074925</text:p>
          </table:table-cell>
          <table:table-cell table:formula="of:=([.AD5]*35-34)+RANDBETWEEN(0;34)" office:value-type="float" office:value="51" calcext:value-type="float">
            <text:p>51</text:p>
          </table:table-cell>
          <table:table-cell table:style-name="ce15" table:formula="of:=RANDBETWEEN(1;9)" office:value-type="float" office:value="7" calcext:value-type="float">
            <text:p>7</text:p>
          </table:table-cell>
          <table:table-cell table:style-name="ce175" table:formula="of:=RANDBETWEEN(2;5)" office:value-type="float" office:value="5" calcext:value-type="float">
            <text:p>5</text:p>
          </table:table-cell>
          <table:table-cell table:style-name="ce175" table:formula="of:=RANDBETWEEN(2;5)" office:value-type="float" office:value="3" calcext:value-type="float">
            <text:p>3</text:p>
          </table:table-cell>
          <table:table-cell table:formula="of:=RANK([.AE5];[.AE3:.AE8])" office:value-type="float" office:value="2" calcext:value-type="float">
            <text:p>2</text:p>
          </table:table-cell>
          <table:table-cell table:style-name="ce83" table:formula="of:=RAND()" office:value-type="float" office:value="0.717953238001393" calcext:value-type="float">
            <text:p>0,71795323800139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6]" office:value-type="string" office:string-value="√24" calcext:value-type="string">
            <text:p>√24</text:p>
          </table:table-cell>
          <table:table-cell table:style-name="ce41" office:value-type="string" calcext:value-type="string">
            <text:p>&lt;</text:p>
          </table:table-cell>
          <table:table-cell table:style-name="ce4" table:formula="of:=[.AD6]*4-3+RANDBETWEEN(0;3)+10" office:value-type="float" office:value="13" calcext:value-type="float">
            <text:p>13</text:p>
          </table:table-cell>
          <table:table-cell table:style-name="ce7" office:value-type="string" calcext:value-type="string">
            <text:p>÷</text:p>
          </table:table-cell>
          <table:table-cell table:style-name="ce9" table:formula="of:=[.X6]-1" office:value-type="float" office:value="7" calcext:value-type="float">
            <text:p>7</text:p>
          </table:table-cell>
          <table:table-cell table:style-name="ce10" office:value-type="string" calcext:value-type="string">
            <text:p>Q= <text:s text:c="7"/>R=</text:p>
          </table:table-cell>
          <table:table-cell table:style-name="ce167" table:formula="of:=&quot;-&quot;&amp;[.AB6]&amp;&quot;x - &quot;&amp;[.AA6]" office:value-type="string" office:string-value="-4x - 4" calcext:value-type="string">
            <text:p>-4x - 4</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12" calcext:value-type="float">
            <text:p>12 cm²</text:p>
          </table:table-cell>
          <table:table-cell table:style-name="ce47" office:value-type="string" calcext:value-type="string">
            <text:p>h=</text:p>
          </table:table-cell>
          <table:table-cell table:style-name="ce171" table:formula="of:=RANDBETWEEN(1;20)" office:value-type="float" office:value="5" calcext:value-type="float">
            <text:p>5 cm</text:p>
          </table:table-cell>
          <table:table-cell table:style-name="ce172" office:value-type="string" calcext:value-type="string">
            <text:p>V = </text:p>
          </table:table-cell>
          <table:table-cell/>
          <table:table-cell table:style-name="ce147" table:formula="of:=ROUNDDOWN(SQRT([.Z6]))&amp;&quot;;&quot;&amp;(ROUNDDOWN(SQRT([.Z6]))+1)" office:value-type="string" office:string-value="4;5" calcext:value-type="string">
            <text:p>4;5</text:p>
          </table:table-cell>
          <table:table-cell table:style-name="ce57" table:formula="of:=&quot;Q=&quot;&amp;QUOTIENT([.E6];[.G6])&amp;&quot;  R=&quot;&amp;MOD([.E6];[.G6])" office:value-type="string" office:string-value="Q=1  R=6" calcext:value-type="string">
            <text:p>Q=1 <text:s/>R=6</text:p>
          </table:table-cell>
          <table:table-cell table:style-name="ce57" table:formula="of:=-[.AB6]*[.K6]-[.AA6]" office:value-type="float" office:value="16" calcext:value-type="float">
            <text:p>16</text:p>
          </table:table-cell>
          <table:table-cell table:style-name="ce174" table:formula="of:=[.N6]*[.P6]" office:value-type="float" office:value="60" calcext:value-type="float">
            <text:p>60 cm³</text:p>
          </table:table-cell>
          <table:table-cell/>
          <table:table-cell table:formula="of:=RANK([.Y6];[.Y1:.Y10])+2" office:value-type="float" office:value="8" calcext:value-type="float">
            <text:p>8</text:p>
          </table:table-cell>
          <table:table-cell table:style-name="ce83" table:formula="of:=RAND()" office:value-type="float" office:value="0.363755741518414" calcext:value-type="float">
            <text:p>0,363755741518414</text:p>
          </table:table-cell>
          <table:table-cell table:formula="of:=([.AD6]*35-34)+RANDBETWEEN(0;34)" office:value-type="float" office:value="24" calcext:value-type="float">
            <text:p>24</text:p>
          </table:table-cell>
          <table:table-cell table:style-name="ce15" table:formula="of:=RANDBETWEEN(1;9)" office:value-type="float" office:value="4" calcext:value-type="float">
            <text:p>4</text:p>
          </table:table-cell>
          <table:table-cell table:style-name="ce175" table:formula="of:=RANDBETWEEN(2;5)" office:value-type="float" office:value="4" calcext:value-type="float">
            <text:p>4</text:p>
          </table:table-cell>
          <table:table-cell table:style-name="ce175" table:formula="of:=RANDBETWEEN(2;5)" office:value-type="float" office:value="2" calcext:value-type="float">
            <text:p>2</text:p>
          </table:table-cell>
          <table:table-cell table:formula="of:=RANK([.AE6];[.AE3:.AE8])" office:value-type="float" office:value="1" calcext:value-type="float">
            <text:p>1</text:p>
          </table:table-cell>
          <table:table-cell table:style-name="ce83" table:formula="of:=RAND()" office:value-type="float" office:value="0.88309699481575" calcext:value-type="float">
            <text:p>0,8830969948157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7]" office:value-type="string" office:string-value="√155" calcext:value-type="string">
            <text:p>√155</text:p>
          </table:table-cell>
          <table:table-cell table:style-name="ce41" office:value-type="string" calcext:value-type="string">
            <text:p>&lt;</text:p>
          </table:table-cell>
          <table:table-cell table:style-name="ce4" table:formula="of:=[.AD7]*4-3+RANDBETWEEN(0;3)+10" office:value-type="float" office:value="28" calcext:value-type="float">
            <text:p>28</text:p>
          </table:table-cell>
          <table:table-cell table:style-name="ce7" office:value-type="string" calcext:value-type="string">
            <text:p>÷</text:p>
          </table:table-cell>
          <table:table-cell table:style-name="ce9" table:formula="of:=[.X7]-1" office:value-type="float" office:value="3" calcext:value-type="float">
            <text:p>3</text:p>
          </table:table-cell>
          <table:table-cell table:style-name="ce10" office:value-type="string" calcext:value-type="string">
            <text:p>Q= <text:s text:c="7"/>R=</text:p>
          </table:table-cell>
          <table:table-cell table:style-name="ce167" table:formula="of:=&quot;x² - x - &quot;&amp;[.AA7]" office:value-type="string" office:string-value="x² - x - 2" calcext:value-type="string">
            <text:p>x² - x - 2</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2" calcext:value-type="float">
            <text:p>2 cm²</text:p>
          </table:table-cell>
          <table:table-cell table:style-name="ce47" office:value-type="string" calcext:value-type="string">
            <text:p>h=</text:p>
          </table:table-cell>
          <table:table-cell table:style-name="ce171" table:formula="of:=RANDBETWEEN(1;20)" office:value-type="float" office:value="11" calcext:value-type="float">
            <text:p>11 cm</text:p>
          </table:table-cell>
          <table:table-cell table:style-name="ce172" office:value-type="string" calcext:value-type="string">
            <text:p>V = </text:p>
          </table:table-cell>
          <table:table-cell/>
          <table:table-cell table:style-name="ce147" table:formula="of:=ROUNDDOWN(SQRT([.Z7]))&amp;&quot;;&quot;&amp;(ROUNDDOWN(SQRT([.Z7]))+1)" office:value-type="string" office:string-value="12;13" calcext:value-type="string">
            <text:p>12;13</text:p>
          </table:table-cell>
          <table:table-cell table:style-name="ce57" table:formula="of:=&quot;Q=&quot;&amp;QUOTIENT([.E7];[.G7])&amp;&quot;  R=&quot;&amp;MOD([.E7];[.G7])" office:value-type="string" office:string-value="Q=9  R=1" calcext:value-type="string">
            <text:p>Q=9 <text:s/>R=1</text:p>
          </table:table-cell>
          <table:table-cell table:style-name="ce57" table:formula="of:=[.K7]^2-[.K7]-[.AA7]" office:value-type="float" office:value="28" calcext:value-type="float">
            <text:p>28</text:p>
          </table:table-cell>
          <table:table-cell table:style-name="ce174" table:formula="of:=[.N7]*[.P7]" office:value-type="float" office:value="22" calcext:value-type="float">
            <text:p>22 cm³</text:p>
          </table:table-cell>
          <table:table-cell/>
          <table:table-cell table:formula="of:=RANK([.Y7];[.Y1:.Y10])+2" office:value-type="float" office:value="4" calcext:value-type="float">
            <text:p>4</text:p>
          </table:table-cell>
          <table:table-cell table:style-name="ce83" table:formula="of:=RAND()" office:value-type="float" office:value="0.913347351743936" calcext:value-type="float">
            <text:p>0,913347351743936</text:p>
          </table:table-cell>
          <table:table-cell table:formula="of:=([.AD7]*35-34)+RANDBETWEEN(0;34)" office:value-type="float" office:value="155" calcext:value-type="float">
            <text:p>155</text:p>
          </table:table-cell>
          <table:table-cell table:style-name="ce15" table:formula="of:=RANDBETWEEN(1;9)" office:value-type="float" office:value="2" calcext:value-type="float">
            <text:p>2</text:p>
          </table:table-cell>
          <table:table-cell table:style-name="ce175" table:formula="of:=RANDBETWEEN(2;5)" office:value-type="float" office:value="3" calcext:value-type="float">
            <text:p>3</text:p>
          </table:table-cell>
          <table:table-cell table:style-name="ce175" table:formula="of:=RANDBETWEEN(2;5)" office:value-type="float" office:value="3" calcext:value-type="float">
            <text:p>3</text:p>
          </table:table-cell>
          <table:table-cell table:formula="of:=RANK([.AE7];[.AE3:.AE8])" office:value-type="float" office:value="5" calcext:value-type="float">
            <text:p>5</text:p>
          </table:table-cell>
          <table:table-cell table:style-name="ce83" table:formula="of:=RAND()" office:value-type="float" office:value="0.323597494297401" calcext:value-type="float">
            <text:p>0,32359749429740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8]" office:value-type="string" office:string-value="√96" calcext:value-type="string">
            <text:p>√96</text:p>
          </table:table-cell>
          <table:table-cell table:style-name="ce41" office:value-type="string" calcext:value-type="string">
            <text:p>&lt;</text:p>
          </table:table-cell>
          <table:table-cell table:style-name="ce4" table:formula="of:=[.AD8]*4-3+RANDBETWEEN(0;3)+10" office:value-type="float" office:value="19" calcext:value-type="float">
            <text:p>19</text:p>
          </table:table-cell>
          <table:table-cell table:style-name="ce7" office:value-type="string" calcext:value-type="string">
            <text:p>÷</text:p>
          </table:table-cell>
          <table:table-cell table:style-name="ce9" table:formula="of:=[.X8]-1" office:value-type="float" office:value="5" calcext:value-type="float">
            <text:p>5</text:p>
          </table:table-cell>
          <table:table-cell table:style-name="ce10" office:value-type="string" calcext:value-type="string">
            <text:p>Q= <text:s text:c="7"/>R=</text:p>
          </table:table-cell>
          <table:table-cell table:style-name="ce167" table:formula="of:=[.AC8]&amp;&quot;x² - &quot;&amp;[.AB8]&amp;&quot;x + &quot;&amp;[.AA8]" office:value-type="string" office:string-value="3x² - 3x + 8" calcext:value-type="string">
            <text:p>3x² - 3x + 8</text:p>
          </table:table-cell>
          <table:table-cell table:style-name="ce149" office:value-type="string" calcext:value-type="string">
            <text:p>pour x =</text:p>
          </table:table-cell>
          <table:table-cell table:style-name="ce168" table:formula="of:=-RANDBETWEEN(1;4)"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3" calcext:value-type="float">
            <text:p>3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8]))&amp;&quot;;&quot;&amp;(ROUNDDOWN(SQRT([.Z8]))+1)" office:value-type="string" office:string-value="9;10" calcext:value-type="string">
            <text:p>9;10</text:p>
          </table:table-cell>
          <table:table-cell table:style-name="ce57" table:formula="of:=&quot;Q=&quot;&amp;QUOTIENT([.E8];[.G8])&amp;&quot;  R=&quot;&amp;MOD([.E8];[.G8])" office:value-type="string" office:string-value="Q=3  R=4" calcext:value-type="string">
            <text:p>Q=3 <text:s/>R=4</text:p>
          </table:table-cell>
          <table:table-cell table:style-name="ce57" table:formula="of:=[.AC8]*[.K8]^2-[.AB8]*[.K8]+[.AA8]" office:value-type="float" office:value="68" calcext:value-type="float">
            <text:p>68</text:p>
          </table:table-cell>
          <table:table-cell table:style-name="ce174" table:formula="of:=[.N8]*[.P8]" office:value-type="float" office:value="24" calcext:value-type="float">
            <text:p>24 cm³</text:p>
          </table:table-cell>
          <table:table-cell/>
          <table:table-cell table:formula="of:=RANK([.Y8];[.Y1:.Y10])+2" office:value-type="float" office:value="6" calcext:value-type="float">
            <text:p>6</text:p>
          </table:table-cell>
          <table:table-cell table:style-name="ce83" table:formula="of:=RAND()" office:value-type="float" office:value="0.861767433798438" calcext:value-type="float">
            <text:p>0,861767433798438</text:p>
          </table:table-cell>
          <table:table-cell table:formula="of:=([.AD8]*35-34)+RANDBETWEEN(0;34)" office:value-type="float" office:value="96" calcext:value-type="float">
            <text:p>96</text:p>
          </table:table-cell>
          <table:table-cell table:style-name="ce15" table:formula="of:=RANDBETWEEN(1;9)" office:value-type="float" office:value="8" calcext:value-type="float">
            <text:p>8</text:p>
          </table:table-cell>
          <table:table-cell table:style-name="ce175" table:formula="of:=RANDBETWEEN(2;5)" office:value-type="float" office:value="3" calcext:value-type="float">
            <text:p>3</text:p>
          </table:table-cell>
          <table:table-cell table:style-name="ce175" table:formula="of:=RANDBETWEEN(2;5)" office:value-type="float" office:value="3" calcext:value-type="float">
            <text:p>3</text:p>
          </table:table-cell>
          <table:table-cell table:formula="of:=RANK([.AE8];[.AE3:.AE8])" office:value-type="float" office:value="3" calcext:value-type="float">
            <text:p>3</text:p>
          </table:table-cell>
          <table:table-cell table:style-name="ce83" table:formula="of:=RAND()" office:value-type="float" office:value="0.579141701229774" calcext:value-type="float">
            <text:p>0,57914170122977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9];[.Y1:.Y10])+2" office:value-type="float" office:value="10" calcext:value-type="float">
            <text:p>10</text:p>
          </table:table-cell>
          <table:table-cell table:style-name="ce83" table:formula="of:=RAND()" office:value-type="float" office:value="0.233256996292047" calcext:value-type="float">
            <text:p>0,233256996292047</text:p>
          </table:table-cell>
          <table:table-cell table:number-columns-repeated="998"/>
        </table:table-row>
        <table:table-row table:style-name="ro4">
          <table:table-cell table:number-columns-repeated="23"/>
          <table:table-cell table:formula="of:=RANK([.Y10];[.Y1:.Y10])+2" office:value-type="float" office:value="5" calcext:value-type="float">
            <text:p>5</text:p>
          </table:table-cell>
          <table:table-cell table:style-name="ce83" table:formula="of:=RAND()" office:value-type="float" office:value="0.90573167338478" calcext:value-type="float">
            <text:p>0,90573167338478</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9" calcext:value-type="float">
            <text:p>9</text:p>
          </table:table-cell>
          <table:table-cell table:style-name="ce83" table:formula="of:=RAND()" office:value-type="float" office:value="0.323211872188353" calcext:value-type="float">
            <text:p>0,323211872188353</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3948" calcext:value-type="string">
            <text:p>v3948</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13];[.Y12:.Y21])+2" office:value-type="float" office:value="4" calcext:value-type="float">
            <text:p>4</text:p>
          </table:table-cell>
          <table:table-cell table:style-name="ce83" table:formula="of:=RAND()" office:value-type="float" office:value="0.917877951741608" calcext:value-type="float">
            <text:p>0,917877951741608</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12]" office:value-type="string" office:string-value="AB" calcext:value-type="string">
            <text:p>AB</text:p>
          </table:table-cell>
          <table:table-cell table:style-name="ce96"/>
          <table:table-cell table:style-name="ce99" table:formula="of:=[.Q13]" office:value-type="string" office:string-value="v3948" calcext:value-type="string">
            <text:p>v3948</text:p>
          </table:table-cell>
          <table:table-cell table:style-name="ce83"/>
          <table:table-cell table:formula="of:=RANK([.Y14];[.Y12:.Y21])+2" office:value-type="float" office:value="11" calcext:value-type="float">
            <text:p>11</text:p>
          </table:table-cell>
          <table:table-cell table:style-name="ce83" table:formula="of:=RAND()" office:value-type="float" office:value="0.241223341014276" calcext:value-type="float">
            <text:p>0,241223341014276</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14];[.AE14:.AE19])" office:value-type="float" office:value="3" calcext:value-type="float">
            <text:p>3</text:p>
          </table:table-cell>
          <table:table-cell table:style-name="ce83" table:formula="of:=RAND()" office:value-type="float" office:value="0.829625274127585" calcext:value-type="float">
            <text:p>0,82962527412758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5]" office:value-type="string" office:string-value="√204" calcext:value-type="string">
            <text:p>√204</text:p>
          </table:table-cell>
          <table:table-cell table:style-name="ce41" office:value-type="string" calcext:value-type="string">
            <text:p>&lt;</text:p>
          </table:table-cell>
          <table:table-cell table:style-name="ce4" table:formula="of:=[.AD15]*4-3+RANDBETWEEN(0;3)+10" office:value-type="float" office:value="31" calcext:value-type="float">
            <text:p>31</text:p>
          </table:table-cell>
          <table:table-cell table:style-name="ce7" office:value-type="string" calcext:value-type="string">
            <text:p>÷</text:p>
          </table:table-cell>
          <table:table-cell table:style-name="ce9" table:formula="of:=[.X15]-1" office:value-type="float" office:value="11" calcext:value-type="float">
            <text:p>11</text:p>
          </table:table-cell>
          <table:table-cell table:style-name="ce10" office:value-type="string" calcext:value-type="string">
            <text:p>Q= <text:s text:c="7"/>R=</text:p>
          </table:table-cell>
          <table:table-cell table:style-name="ce167" table:formula="of:=&quot;x + &quot;&amp;[.AA15]" office:value-type="string" office:string-value="x + 7" calcext:value-type="string">
            <text:p>x + 7</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4" calcext:value-type="float">
            <text:p>14 cm²</text:p>
          </table:table-cell>
          <table:table-cell table:style-name="ce47" office:value-type="string" calcext:value-type="string">
            <text:p>h=</text:p>
          </table:table-cell>
          <table:table-cell table:style-name="ce171" table:formula="of:=RANDBETWEEN(1;20)" office:value-type="float" office:value="3" calcext:value-type="float">
            <text:p>3 cm</text:p>
          </table:table-cell>
          <table:table-cell table:style-name="ce172" office:value-type="string" calcext:value-type="string">
            <text:p>V = </text:p>
          </table:table-cell>
          <table:table-cell/>
          <table:table-cell table:style-name="ce147" table:formula="of:=ROUNDDOWN(SQRT([.Z15]))&amp;&quot;;&quot;&amp;(ROUNDDOWN(SQRT([.Z15]))+1)" office:value-type="string" office:string-value="14;15" calcext:value-type="string">
            <text:p>14;15</text:p>
          </table:table-cell>
          <table:table-cell table:style-name="ce57" table:formula="of:=&quot;Q=&quot;&amp;QUOTIENT([.E15];[.G15])&amp;&quot;  R=&quot;&amp;MOD([.E15];[.G15])" office:value-type="string" office:string-value="Q=2  R=9" calcext:value-type="string">
            <text:p>Q=2 <text:s/>R=9</text:p>
          </table:table-cell>
          <table:table-cell table:style-name="ce57" table:formula="of:=[.K15]+[.AA15]" office:value-type="float" office:value="-2" calcext:value-type="float">
            <text:p>-2</text:p>
          </table:table-cell>
          <table:table-cell table:style-name="ce174" table:formula="of:=[.N15]*[.P15]" office:value-type="float" office:value="42" calcext:value-type="float">
            <text:p>42 cm³</text:p>
          </table:table-cell>
          <table:table-cell/>
          <table:table-cell table:formula="of:=RANK([.Y15];[.Y12:.Y21])+2" office:value-type="float" office:value="12" calcext:value-type="float">
            <text:p>12</text:p>
          </table:table-cell>
          <table:table-cell table:style-name="ce83" table:formula="of:=RAND()" office:value-type="float" office:value="0.0911399685337724" calcext:value-type="float">
            <text:p>0,091139968533772</text:p>
          </table:table-cell>
          <table:table-cell table:formula="of:=([.AD15]*35-34)+RANDBETWEEN(0;34)" office:value-type="float" office:value="204" calcext:value-type="float">
            <text:p>204</text:p>
          </table:table-cell>
          <table:table-cell table:style-name="ce15" table:formula="of:=RANDBETWEEN(1;9)" office:value-type="float" office:value="7" calcext:value-type="float">
            <text:p>7</text:p>
          </table:table-cell>
          <table:table-cell table:style-name="ce175" table:formula="of:=RANDBETWEEN(2;5)" office:value-type="float" office:value="2" calcext:value-type="float">
            <text:p>2</text:p>
          </table:table-cell>
          <table:table-cell table:style-name="ce175" table:formula="of:=RANDBETWEEN(2;4)" office:value-type="float" office:value="3" calcext:value-type="float">
            <text:p>3</text:p>
          </table:table-cell>
          <table:table-cell table:formula="of:=RANK([.AE15];[.AE14:.AE19])" office:value-type="float" office:value="6" calcext:value-type="float">
            <text:p>6</text:p>
          </table:table-cell>
          <table:table-cell table:style-name="ce83" table:formula="of:=RAND()" office:value-type="float" office:value="0.0183191682014342" calcext:value-type="float">
            <text:p>0,01831916820143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6]" office:value-type="string" office:string-value="√133" calcext:value-type="string">
            <text:p>√133</text:p>
          </table:table-cell>
          <table:table-cell table:style-name="ce41" office:value-type="string" calcext:value-type="string">
            <text:p>&lt;</text:p>
          </table:table-cell>
          <table:table-cell table:style-name="ce4" table:formula="of:=[.AD16]*4-3+RANDBETWEEN(0;3)+10" office:value-type="float" office:value="25" calcext:value-type="float">
            <text:p>25</text:p>
          </table:table-cell>
          <table:table-cell table:style-name="ce7" office:value-type="string" calcext:value-type="string">
            <text:p>÷</text:p>
          </table:table-cell>
          <table:table-cell table:style-name="ce9" table:formula="of:=[.X16]-1" office:value-type="float" office:value="4" calcext:value-type="float">
            <text:p>4</text:p>
          </table:table-cell>
          <table:table-cell table:style-name="ce10" office:value-type="string" calcext:value-type="string">
            <text:p>Q= <text:s text:c="7"/>R=</text:p>
          </table:table-cell>
          <table:table-cell table:style-name="ce167" table:formula="of:=[.AB16]&amp;&quot;x + &quot;&amp;[.AA16]" office:value-type="string" office:string-value="2x + 6" calcext:value-type="string">
            <text:p>2x + 6</text:p>
          </table:table-cell>
          <table:table-cell table:style-name="ce149" office:value-type="string" calcext:value-type="string">
            <text:p>pour x =</text:p>
          </table:table-cell>
          <table:table-cell table:style-name="ce168" table:formula="of:=-RANDBETWEEN(0;9)" office:value-type="float" office:value="-7" calcext:value-type="float">
            <text:p>-7</text:p>
          </table:table-cell>
          <table:table-cell table:style-name="ce169"/>
          <table:table-cell table:style-name="ce50" office:value-type="string" calcext:value-type="string">
            <text:p>b=</text:p>
          </table:table-cell>
          <table:table-cell table:style-name="ce170" table:formula="of:=RANDBETWEEN(1;20)" office:value-type="float" office:value="16" calcext:value-type="float">
            <text:p>16 cm²</text:p>
          </table:table-cell>
          <table:table-cell table:style-name="ce47" office:value-type="string" calcext:value-type="string">
            <text:p>h=</text:p>
          </table:table-cell>
          <table:table-cell table:style-name="ce171" table:formula="of:=RANDBETWEEN(1;20)" office:value-type="float" office:value="19" calcext:value-type="float">
            <text:p>19 cm</text:p>
          </table:table-cell>
          <table:table-cell table:style-name="ce172" office:value-type="string" calcext:value-type="string">
            <text:p>V = </text:p>
          </table:table-cell>
          <table:table-cell/>
          <table:table-cell table:style-name="ce147" table:formula="of:=ROUNDDOWN(SQRT([.Z16]))&amp;&quot;;&quot;&amp;(ROUNDDOWN(SQRT([.Z16]))+1)" office:value-type="string" office:string-value="11;12" calcext:value-type="string">
            <text:p>11;12</text:p>
          </table:table-cell>
          <table:table-cell table:style-name="ce57" table:formula="of:=&quot;Q=&quot;&amp;QUOTIENT([.E16];[.G16])&amp;&quot;  R=&quot;&amp;MOD([.E16];[.G16])" office:value-type="string" office:string-value="Q=6  R=1" calcext:value-type="string">
            <text:p>Q=6 <text:s/>R=1</text:p>
          </table:table-cell>
          <table:table-cell table:style-name="ce57" table:formula="of:=[.AB16]*[.K16]+[.AA16]" office:value-type="float" office:value="-8" calcext:value-type="float">
            <text:p>-8</text:p>
          </table:table-cell>
          <table:table-cell table:style-name="ce174" table:formula="of:=[.N16]*[.P16]" office:value-type="float" office:value="304" calcext:value-type="float">
            <text:p>304 cm³</text:p>
          </table:table-cell>
          <table:table-cell/>
          <table:table-cell table:formula="of:=RANK([.Y16];[.Y12:.Y21])+2" office:value-type="float" office:value="5" calcext:value-type="float">
            <text:p>5</text:p>
          </table:table-cell>
          <table:table-cell table:style-name="ce83" table:formula="of:=RAND()" office:value-type="float" office:value="0.66205305766595" calcext:value-type="float">
            <text:p>0,66205305766595</text:p>
          </table:table-cell>
          <table:table-cell table:formula="of:=([.AD16]*35-34)+RANDBETWEEN(0;34)" office:value-type="float" office:value="133" calcext:value-type="float">
            <text:p>133</text:p>
          </table:table-cell>
          <table:table-cell table:style-name="ce15" table:formula="of:=RANDBETWEEN(1;9)" office:value-type="float" office:value="6" calcext:value-type="float">
            <text:p>6</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16];[.AE14:.AE19])" office:value-type="float" office:value="4" calcext:value-type="float">
            <text:p>4</text:p>
          </table:table-cell>
          <table:table-cell table:style-name="ce83" table:formula="of:=RAND()" office:value-type="float" office:value="0.446941226365483" calcext:value-type="float">
            <text:p>0,44694122636548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7]" office:value-type="string" office:string-value="√6" calcext:value-type="string">
            <text:p>√6</text:p>
          </table:table-cell>
          <table:table-cell table:style-name="ce41" office:value-type="string" calcext:value-type="string">
            <text:p>&lt;</text:p>
          </table:table-cell>
          <table:table-cell table:style-name="ce4" table:formula="of:=[.AD17]*4-3+RANDBETWEEN(0;3)+10" office:value-type="float" office:value="13" calcext:value-type="float">
            <text:p>13</text:p>
          </table:table-cell>
          <table:table-cell table:style-name="ce7" office:value-type="string" calcext:value-type="string">
            <text:p>÷</text:p>
          </table:table-cell>
          <table:table-cell table:style-name="ce9" table:formula="of:=[.X17]-1" office:value-type="float" office:value="9" calcext:value-type="float">
            <text:p>9</text:p>
          </table:table-cell>
          <table:table-cell table:style-name="ce10" office:value-type="string" calcext:value-type="string">
            <text:p>Q= <text:s text:c="7"/>R=</text:p>
          </table:table-cell>
          <table:table-cell table:style-name="ce167" table:formula="of:=&quot;-&quot;&amp;[.AB17]&amp;&quot;x - &quot;&amp;[.AA17]" office:value-type="string" office:string-value="-2x - 9" calcext:value-type="string">
            <text:p>-2x - 9</text:p>
          </table:table-cell>
          <table:table-cell table:style-name="ce149" office:value-type="string" calcext:value-type="string">
            <text:p>pour x =</text:p>
          </table:table-cell>
          <table:table-cell table:style-name="ce168" table:formula="of:=-RANDBETWEEN(0;9)" office:value-type="float" office:value="-0" calcext:value-type="float">
            <text:p>0</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6" calcext:value-type="float">
            <text:p>6 cm</text:p>
          </table:table-cell>
          <table:table-cell table:style-name="ce172" office:value-type="string" calcext:value-type="string">
            <text:p>V = </text:p>
          </table:table-cell>
          <table:table-cell/>
          <table:table-cell table:style-name="ce147" table:formula="of:=ROUNDDOWN(SQRT([.Z17]))&amp;&quot;;&quot;&amp;(ROUNDDOWN(SQRT([.Z17]))+1)" office:value-type="string" office:string-value="2;3" calcext:value-type="string">
            <text:p>2;3</text:p>
          </table:table-cell>
          <table:table-cell table:style-name="ce57" table:formula="of:=&quot;Q=&quot;&amp;QUOTIENT([.E17];[.G17])&amp;&quot;  R=&quot;&amp;MOD([.E17];[.G17])" office:value-type="string" office:string-value="Q=1  R=4" calcext:value-type="string">
            <text:p>Q=1 <text:s/>R=4</text:p>
          </table:table-cell>
          <table:table-cell table:style-name="ce57" table:formula="of:=-[.AB17]*[.K17]-[.AA17]" office:value-type="float" office:value="-9" calcext:value-type="float">
            <text:p>-9</text:p>
          </table:table-cell>
          <table:table-cell table:style-name="ce174" table:formula="of:=[.N17]*[.P17]" office:value-type="float" office:value="102" calcext:value-type="float">
            <text:p>102 cm³</text:p>
          </table:table-cell>
          <table:table-cell/>
          <table:table-cell table:formula="of:=RANK([.Y17];[.Y12:.Y21])+2" office:value-type="float" office:value="10" calcext:value-type="float">
            <text:p>10</text:p>
          </table:table-cell>
          <table:table-cell table:style-name="ce83" table:formula="of:=RAND()" office:value-type="float" office:value="0.291848816444104" calcext:value-type="float">
            <text:p>0,291848816444104</text:p>
          </table:table-cell>
          <table:table-cell table:formula="of:=([.AD17]*35-34)+RANDBETWEEN(0;34)" office:value-type="float" office:value="6" calcext:value-type="float">
            <text:p>6</text:p>
          </table:table-cell>
          <table:table-cell table:style-name="ce15" table:formula="of:=RANDBETWEEN(1;9)" office:value-type="float" office:value="9" calcext:value-type="float">
            <text:p>9</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17];[.AE14:.AE19])" office:value-type="float" office:value="1" calcext:value-type="float">
            <text:p>1</text:p>
          </table:table-cell>
          <table:table-cell table:style-name="ce83" table:formula="of:=RAND()" office:value-type="float" office:value="0.863635771468078" calcext:value-type="float">
            <text:p>0,86363577146807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8]" office:value-type="string" office:string-value="√39" calcext:value-type="string">
            <text:p>√39</text:p>
          </table:table-cell>
          <table:table-cell table:style-name="ce41" office:value-type="string" calcext:value-type="string">
            <text:p>&lt;</text:p>
          </table:table-cell>
          <table:table-cell table:style-name="ce4" table:formula="of:=[.AD18]*4-3+RANDBETWEEN(0;3)+10" office:value-type="float" office:value="15" calcext:value-type="float">
            <text:p>15</text:p>
          </table:table-cell>
          <table:table-cell table:style-name="ce7" office:value-type="string" calcext:value-type="string">
            <text:p>÷</text:p>
          </table:table-cell>
          <table:table-cell table:style-name="ce9" table:formula="of:=[.X18]-1" office:value-type="float" office:value="7" calcext:value-type="float">
            <text:p>7</text:p>
          </table:table-cell>
          <table:table-cell table:style-name="ce10" office:value-type="string" calcext:value-type="string">
            <text:p>Q= <text:s text:c="7"/>R=</text:p>
          </table:table-cell>
          <table:table-cell table:style-name="ce167" table:formula="of:=&quot;x² - x - &quot;&amp;[.AA18]" office:value-type="string" office:string-value="x² - x - 6" calcext:value-type="string">
            <text:p>x² - x - 6</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6" calcext:value-type="float">
            <text:p>16 cm²</text:p>
          </table:table-cell>
          <table:table-cell table:style-name="ce47" office:value-type="string" calcext:value-type="string">
            <text:p>h=</text:p>
          </table:table-cell>
          <table:table-cell table:style-name="ce171" table:formula="of:=RANDBETWEEN(1;20)" office:value-type="float" office:value="4" calcext:value-type="float">
            <text:p>4 cm</text:p>
          </table:table-cell>
          <table:table-cell table:style-name="ce172" office:value-type="string" calcext:value-type="string">
            <text:p>V = </text:p>
          </table:table-cell>
          <table:table-cell/>
          <table:table-cell table:style-name="ce147" table:formula="of:=ROUNDDOWN(SQRT([.Z18]))&amp;&quot;;&quot;&amp;(ROUNDDOWN(SQRT([.Z18]))+1)" office:value-type="string" office:string-value="6;7" calcext:value-type="string">
            <text:p>6;7</text:p>
          </table:table-cell>
          <table:table-cell table:style-name="ce57" table:formula="of:=&quot;Q=&quot;&amp;QUOTIENT([.E18];[.G18])&amp;&quot;  R=&quot;&amp;MOD([.E18];[.G18])" office:value-type="string" office:string-value="Q=2  R=1" calcext:value-type="string">
            <text:p>Q=2 <text:s/>R=1</text:p>
          </table:table-cell>
          <table:table-cell table:style-name="ce57" table:formula="of:=[.K18]^2-[.K18]-[.AA18]" office:value-type="float" office:value="84" calcext:value-type="float">
            <text:p>84</text:p>
          </table:table-cell>
          <table:table-cell table:style-name="ce174" table:formula="of:=[.N18]*[.P18]" office:value-type="float" office:value="64" calcext:value-type="float">
            <text:p>64 cm³</text:p>
          </table:table-cell>
          <table:table-cell/>
          <table:table-cell table:formula="of:=RANK([.Y18];[.Y12:.Y21])+2" office:value-type="float" office:value="8" calcext:value-type="float">
            <text:p>8</text:p>
          </table:table-cell>
          <table:table-cell table:style-name="ce83" table:formula="of:=RAND()" office:value-type="float" office:value="0.34978383039249" calcext:value-type="float">
            <text:p>0,34978383039249</text:p>
          </table:table-cell>
          <table:table-cell table:formula="of:=([.AD18]*35-34)+RANDBETWEEN(0;34)" office:value-type="float" office:value="39" calcext:value-type="float">
            <text:p>39</text:p>
          </table:table-cell>
          <table:table-cell table:style-name="ce15" table:formula="of:=RANDBETWEEN(1;9)" office:value-type="float" office:value="6" calcext:value-type="float">
            <text:p>6</text:p>
          </table:table-cell>
          <table:table-cell table:style-name="ce175" table:formula="of:=RANDBETWEEN(2;5)" office:value-type="float" office:value="5" calcext:value-type="float">
            <text:p>5</text:p>
          </table:table-cell>
          <table:table-cell table:style-name="ce175" table:formula="of:=RANDBETWEEN(2;5)" office:value-type="float" office:value="4" calcext:value-type="float">
            <text:p>4</text:p>
          </table:table-cell>
          <table:table-cell table:formula="of:=RANK([.AE18];[.AE14:.AE19])" office:value-type="float" office:value="2" calcext:value-type="float">
            <text:p>2</text:p>
          </table:table-cell>
          <table:table-cell table:style-name="ce83" table:formula="of:=RAND()" office:value-type="float" office:value="0.835872930694093" calcext:value-type="float">
            <text:p>0,83587293069409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9]" office:value-type="string" office:string-value="√162" calcext:value-type="string">
            <text:p>√162</text:p>
          </table:table-cell>
          <table:table-cell table:style-name="ce41" office:value-type="string" calcext:value-type="string">
            <text:p>&lt;</text:p>
          </table:table-cell>
          <table:table-cell table:style-name="ce4" table:formula="of:=[.AD19]*4-3+RANDBETWEEN(0;3)+10" office:value-type="float" office:value="29" calcext:value-type="float">
            <text:p>29</text:p>
          </table:table-cell>
          <table:table-cell table:style-name="ce7" office:value-type="string" calcext:value-type="string">
            <text:p>÷</text:p>
          </table:table-cell>
          <table:table-cell table:style-name="ce9" table:formula="of:=[.X19]-1" office:value-type="float" office:value="2" calcext:value-type="float">
            <text:p>2</text:p>
          </table:table-cell>
          <table:table-cell table:style-name="ce10" office:value-type="string" calcext:value-type="string">
            <text:p>Q= <text:s text:c="7"/>R=</text:p>
          </table:table-cell>
          <table:table-cell table:style-name="ce167" table:formula="of:=[.AC19]&amp;&quot;x² - &quot;&amp;[.AB19]&amp;&quot;x + &quot;&amp;[.AA19]" office:value-type="string" office:string-value="2x² - 4x + 5" calcext:value-type="string">
            <text:p>2x² - 4x + 5</text:p>
          </table:table-cell>
          <table:table-cell table:style-name="ce149" office:value-type="string" calcext:value-type="string">
            <text:p>pour x =</text:p>
          </table:table-cell>
          <table:table-cell table:style-name="ce168" table:formula="of:=-RANDBETWEEN(1;4)"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2" calcext:value-type="float">
            <text:p>2 cm²</text:p>
          </table:table-cell>
          <table:table-cell table:style-name="ce47" office:value-type="string" calcext:value-type="string">
            <text:p>h=</text:p>
          </table:table-cell>
          <table:table-cell table:style-name="ce171" table:formula="of:=RANDBETWEEN(1;20)" office:value-type="float" office:value="17" calcext:value-type="float">
            <text:p>17 cm</text:p>
          </table:table-cell>
          <table:table-cell table:style-name="ce172" office:value-type="string" calcext:value-type="string">
            <text:p>V = </text:p>
          </table:table-cell>
          <table:table-cell/>
          <table:table-cell table:style-name="ce147" table:formula="of:=ROUNDDOWN(SQRT([.Z19]))&amp;&quot;;&quot;&amp;(ROUNDDOWN(SQRT([.Z19]))+1)" office:value-type="string" office:string-value="12;13" calcext:value-type="string">
            <text:p>12;13</text:p>
          </table:table-cell>
          <table:table-cell table:style-name="ce57" table:formula="of:=&quot;Q=&quot;&amp;QUOTIENT([.E19];[.G19])&amp;&quot;  R=&quot;&amp;MOD([.E19];[.G19])" office:value-type="string" office:string-value="Q=14  R=1" calcext:value-type="string">
            <text:p>Q=14 <text:s/>R=1</text:p>
          </table:table-cell>
          <table:table-cell table:style-name="ce57" table:formula="of:=[.AC19]*[.K19]^2-[.AB19]*[.K19]+[.AA19]" office:value-type="float" office:value="11" calcext:value-type="float">
            <text:p>11</text:p>
          </table:table-cell>
          <table:table-cell table:style-name="ce174" table:formula="of:=[.N19]*[.P19]" office:value-type="float" office:value="34" calcext:value-type="float">
            <text:p>34 cm³</text:p>
          </table:table-cell>
          <table:table-cell/>
          <table:table-cell table:formula="of:=RANK([.Y19];[.Y12:.Y21])+2" office:value-type="float" office:value="3" calcext:value-type="float">
            <text:p>3</text:p>
          </table:table-cell>
          <table:table-cell table:style-name="ce83" table:formula="of:=RAND()" office:value-type="float" office:value="0.997316087990341" calcext:value-type="float">
            <text:p>0,997316087990341</text:p>
          </table:table-cell>
          <table:table-cell table:formula="of:=([.AD19]*35-34)+RANDBETWEEN(0;34)" office:value-type="float" office:value="162" calcext:value-type="float">
            <text:p>162</text:p>
          </table:table-cell>
          <table:table-cell table:style-name="ce15" table:formula="of:=RANDBETWEEN(1;9)" office:value-type="float" office:value="5" calcext:value-type="float">
            <text:p>5</text:p>
          </table:table-cell>
          <table:table-cell table:style-name="ce175" table:formula="of:=RANDBETWEEN(2;5)" office:value-type="float" office:value="4" calcext:value-type="float">
            <text:p>4</text:p>
          </table:table-cell>
          <table:table-cell table:style-name="ce175" table:formula="of:=RANDBETWEEN(2;5)" office:value-type="float" office:value="2" calcext:value-type="float">
            <text:p>2</text:p>
          </table:table-cell>
          <table:table-cell table:formula="of:=RANK([.AE19];[.AE14:.AE19])" office:value-type="float" office:value="5" calcext:value-type="float">
            <text:p>5</text:p>
          </table:table-cell>
          <table:table-cell table:style-name="ce83" table:formula="of:=RAND()" office:value-type="float" office:value="0.432339584479586" calcext:value-type="float">
            <text:p>0,432339584479586</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20];[.Y12:.Y21])+2" office:value-type="float" office:value="7" calcext:value-type="float">
            <text:p>7</text:p>
          </table:table-cell>
          <table:table-cell table:style-name="ce83" table:formula="of:=RAND()" office:value-type="float" office:value="0.421477784657614" calcext:value-type="float">
            <text:p>0,421477784657614</text:p>
          </table:table-cell>
          <table:table-cell table:number-columns-repeated="998"/>
        </table:table-row>
        <table:table-row table:style-name="ro4">
          <table:table-cell table:number-columns-repeated="23"/>
          <table:table-cell table:formula="of:=RANK([.Y21];[.Y12:.Y21])+2" office:value-type="float" office:value="6" calcext:value-type="float">
            <text:p>6</text:p>
          </table:table-cell>
          <table:table-cell table:style-name="ce83" table:formula="of:=RAND()" office:value-type="float" office:value="0.570718789755249" calcext:value-type="float">
            <text:p>0,570718789755249</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5" calcext:value-type="float">
            <text:p>5</text:p>
          </table:table-cell>
          <table:table-cell table:style-name="ce83" table:formula="of:=RAND()" office:value-type="float" office:value="0.601736114054608" calcext:value-type="float">
            <text:p>0,601736114054608</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3948" calcext:value-type="string">
            <text:p>v3948</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4];[.Y23:.Y32])+2" office:value-type="float" office:value="6" calcext:value-type="float">
            <text:p>6</text:p>
          </table:table-cell>
          <table:table-cell table:style-name="ce83" table:formula="of:=RAND()" office:value-type="float" office:value="0.599211848464583" calcext:value-type="float">
            <text:p>0,599211848464583</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23]" office:value-type="string" office:string-value="AC" calcext:value-type="string">
            <text:p>AC</text:p>
          </table:table-cell>
          <table:table-cell table:style-name="ce96"/>
          <table:table-cell table:style-name="ce99" table:formula="of:=[.Q24]" office:value-type="string" office:string-value="v3948" calcext:value-type="string">
            <text:p>v3948</text:p>
          </table:table-cell>
          <table:table-cell table:style-name="ce83"/>
          <table:table-cell table:formula="of:=RANK([.Y25];[.Y23:.Y32])+2" office:value-type="float" office:value="11" calcext:value-type="float">
            <text:p>11</text:p>
          </table:table-cell>
          <table:table-cell table:style-name="ce83" table:formula="of:=RAND()" office:value-type="float" office:value="0.251498403092646" calcext:value-type="float">
            <text:p>0,251498403092646</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25];[.AE25:.AE30])" office:value-type="float" office:value="4" calcext:value-type="float">
            <text:p>4</text:p>
          </table:table-cell>
          <table:table-cell table:style-name="ce83" table:formula="of:=RAND()" office:value-type="float" office:value="0.103097472592373" calcext:value-type="float">
            <text:p>0,10309747259237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6]" office:value-type="string" office:string-value="√34" calcext:value-type="string">
            <text:p>√34</text:p>
          </table:table-cell>
          <table:table-cell table:style-name="ce41" office:value-type="string" calcext:value-type="string">
            <text:p>&lt;</text:p>
          </table:table-cell>
          <table:table-cell table:style-name="ce4" table:formula="of:=[.AD26]*4-3+RANDBETWEEN(0;3)+10" office:value-type="float" office:value="14" calcext:value-type="float">
            <text:p>14</text:p>
          </table:table-cell>
          <table:table-cell table:style-name="ce7" office:value-type="string" calcext:value-type="string">
            <text:p>÷</text:p>
          </table:table-cell>
          <table:table-cell table:style-name="ce9" table:formula="of:=[.X26]-1" office:value-type="float" office:value="8" calcext:value-type="float">
            <text:p>8</text:p>
          </table:table-cell>
          <table:table-cell table:style-name="ce10" office:value-type="string" calcext:value-type="string">
            <text:p>Q= <text:s text:c="7"/>R=</text:p>
          </table:table-cell>
          <table:table-cell table:style-name="ce167" table:formula="of:=&quot;x + &quot;&amp;[.AA26]" office:value-type="string" office:string-value="x + 2" calcext:value-type="string">
            <text:p>x + 2</text:p>
          </table:table-cell>
          <table:table-cell table:style-name="ce149" office:value-type="string" calcext:value-type="string">
            <text:p>pour x =</text:p>
          </table:table-cell>
          <table:table-cell table:style-name="ce168" table:formula="of:=-RANDBETWEEN(0;9)"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13" calcext:value-type="float">
            <text:p>13 cm²</text:p>
          </table:table-cell>
          <table:table-cell table:style-name="ce47" office:value-type="string" calcext:value-type="string">
            <text:p>h=</text:p>
          </table:table-cell>
          <table:table-cell table:style-name="ce171" table:formula="of:=RANDBETWEEN(1;20)" office:value-type="float" office:value="20" calcext:value-type="float">
            <text:p>20 cm</text:p>
          </table:table-cell>
          <table:table-cell table:style-name="ce172" office:value-type="string" calcext:value-type="string">
            <text:p>V = </text:p>
          </table:table-cell>
          <table:table-cell/>
          <table:table-cell table:style-name="ce147" table:formula="of:=ROUNDDOWN(SQRT([.Z26]))&amp;&quot;;&quot;&amp;(ROUNDDOWN(SQRT([.Z26]))+1)" office:value-type="string" office:string-value="5;6" calcext:value-type="string">
            <text:p>5;6</text:p>
          </table:table-cell>
          <table:table-cell table:style-name="ce57" table:formula="of:=&quot;Q=&quot;&amp;QUOTIENT([.E26];[.G26])&amp;&quot;  R=&quot;&amp;MOD([.E26];[.G26])" office:value-type="string" office:string-value="Q=1  R=6" calcext:value-type="string">
            <text:p>Q=1 <text:s/>R=6</text:p>
          </table:table-cell>
          <table:table-cell table:style-name="ce57" table:formula="of:=[.K26]+[.AA26]" office:value-type="float" office:value="1" calcext:value-type="float">
            <text:p>1</text:p>
          </table:table-cell>
          <table:table-cell table:style-name="ce174" table:formula="of:=[.N26]*[.P26]" office:value-type="float" office:value="260" calcext:value-type="float">
            <text:p>260 cm³</text:p>
          </table:table-cell>
          <table:table-cell/>
          <table:table-cell table:formula="of:=RANK([.Y26];[.Y23:.Y32])+2" office:value-type="float" office:value="9" calcext:value-type="float">
            <text:p>9</text:p>
          </table:table-cell>
          <table:table-cell table:style-name="ce83" table:formula="of:=RAND()" office:value-type="float" office:value="0.353334434417521" calcext:value-type="float">
            <text:p>0,353334434417521</text:p>
          </table:table-cell>
          <table:table-cell table:formula="of:=([.AD26]*35-34)+RANDBETWEEN(0;34)" office:value-type="float" office:value="34" calcext:value-type="float">
            <text:p>34</text:p>
          </table:table-cell>
          <table:table-cell table:style-name="ce15" table:formula="of:=RANDBETWEEN(1;9)" office:value-type="float" office:value="2" calcext:value-type="float">
            <text:p>2</text:p>
          </table:table-cell>
          <table:table-cell table:style-name="ce175" table:formula="of:=RANDBETWEEN(2;5)" office:value-type="float" office:value="2" calcext:value-type="float">
            <text:p>2</text:p>
          </table:table-cell>
          <table:table-cell table:style-name="ce175" table:formula="of:=RANDBETWEEN(2;4)" office:value-type="float" office:value="3" calcext:value-type="float">
            <text:p>3</text:p>
          </table:table-cell>
          <table:table-cell table:formula="of:=RANK([.AE26];[.AE25:.AE30])" office:value-type="float" office:value="1" calcext:value-type="float">
            <text:p>1</text:p>
          </table:table-cell>
          <table:table-cell table:style-name="ce83" table:formula="of:=RAND()" office:value-type="float" office:value="0.875394089456793" calcext:value-type="float">
            <text:p>0,87539408945679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7]" office:value-type="string" office:string-value="√205" calcext:value-type="string">
            <text:p>√205</text:p>
          </table:table-cell>
          <table:table-cell table:style-name="ce41" office:value-type="string" calcext:value-type="string">
            <text:p>&lt;</text:p>
          </table:table-cell>
          <table:table-cell table:style-name="ce4" table:formula="of:=[.AD27]*4-3+RANDBETWEEN(0;3)+10" office:value-type="float" office:value="32" calcext:value-type="float">
            <text:p>32</text:p>
          </table:table-cell>
          <table:table-cell table:style-name="ce7" office:value-type="string" calcext:value-type="string">
            <text:p>÷</text:p>
          </table:table-cell>
          <table:table-cell table:style-name="ce9" table:formula="of:=[.X27]-1" office:value-type="float" office:value="3" calcext:value-type="float">
            <text:p>3</text:p>
          </table:table-cell>
          <table:table-cell table:style-name="ce10" office:value-type="string" calcext:value-type="string">
            <text:p>Q= <text:s text:c="7"/>R=</text:p>
          </table:table-cell>
          <table:table-cell table:style-name="ce167" table:formula="of:=[.AB27]&amp;&quot;x + &quot;&amp;[.AA27]" office:value-type="string" office:string-value="2x + 7" calcext:value-type="string">
            <text:p>2x + 7</text:p>
          </table:table-cell>
          <table:table-cell table:style-name="ce149" office:value-type="string" calcext:value-type="string">
            <text:p>pour x =</text:p>
          </table:table-cell>
          <table:table-cell table:style-name="ce168" table:formula="of:=-RANDBETWEEN(0;9)"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15" calcext:value-type="float">
            <text:p>15 cm</text:p>
          </table:table-cell>
          <table:table-cell table:style-name="ce172" office:value-type="string" calcext:value-type="string">
            <text:p>V = </text:p>
          </table:table-cell>
          <table:table-cell/>
          <table:table-cell table:style-name="ce147" table:formula="of:=ROUNDDOWN(SQRT([.Z27]))&amp;&quot;;&quot;&amp;(ROUNDDOWN(SQRT([.Z27]))+1)" office:value-type="string" office:string-value="14;15" calcext:value-type="string">
            <text:p>14;15</text:p>
          </table:table-cell>
          <table:table-cell table:style-name="ce57" table:formula="of:=&quot;Q=&quot;&amp;QUOTIENT([.E27];[.G27])&amp;&quot;  R=&quot;&amp;MOD([.E27];[.G27])" office:value-type="string" office:string-value="Q=10  R=2" calcext:value-type="string">
            <text:p>Q=10 <text:s/>R=2</text:p>
          </table:table-cell>
          <table:table-cell table:style-name="ce57" table:formula="of:=[.AB27]*[.K27]+[.AA27]" office:value-type="float" office:value="-1" calcext:value-type="float">
            <text:p>-1</text:p>
          </table:table-cell>
          <table:table-cell table:style-name="ce174" table:formula="of:=[.N27]*[.P27]" office:value-type="float" office:value="255" calcext:value-type="float">
            <text:p>255 cm³</text:p>
          </table:table-cell>
          <table:table-cell/>
          <table:table-cell table:formula="of:=RANK([.Y27];[.Y23:.Y32])+2" office:value-type="float" office:value="4" calcext:value-type="float">
            <text:p>4</text:p>
          </table:table-cell>
          <table:table-cell table:style-name="ce83" table:formula="of:=RAND()" office:value-type="float" office:value="0.634213690854756" calcext:value-type="float">
            <text:p>0,634213690854756</text:p>
          </table:table-cell>
          <table:table-cell table:formula="of:=([.AD27]*35-34)+RANDBETWEEN(0;34)" office:value-type="float" office:value="205" calcext:value-type="float">
            <text:p>205</text:p>
          </table:table-cell>
          <table:table-cell table:style-name="ce15" table:formula="of:=RANDBETWEEN(1;9)" office:value-type="float" office:value="7" calcext:value-type="float">
            <text:p>7</text:p>
          </table:table-cell>
          <table:table-cell table:style-name="ce175" table:formula="of:=RANDBETWEEN(2;5)" office:value-type="float" office:value="2" calcext:value-type="float">
            <text:p>2</text:p>
          </table:table-cell>
          <table:table-cell table:style-name="ce175" table:formula="of:=RANDBETWEEN(2;5)" office:value-type="float" office:value="4" calcext:value-type="float">
            <text:p>4</text:p>
          </table:table-cell>
          <table:table-cell table:formula="of:=RANK([.AE27];[.AE25:.AE30])" office:value-type="float" office:value="6" calcext:value-type="float">
            <text:p>6</text:p>
          </table:table-cell>
          <table:table-cell table:style-name="ce83" table:formula="of:=RAND()" office:value-type="float" office:value="0.0375813869716301" calcext:value-type="float">
            <text:p>0,0375813869716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8]" office:value-type="string" office:string-value="√147" calcext:value-type="string">
            <text:p>√147</text:p>
          </table:table-cell>
          <table:table-cell table:style-name="ce41" office:value-type="string" calcext:value-type="string">
            <text:p>&lt;</text:p>
          </table:table-cell>
          <table:table-cell table:style-name="ce4" table:formula="of:=[.AD28]*4-3+RANDBETWEEN(0;3)+10" office:value-type="float" office:value="30" calcext:value-type="float">
            <text:p>30</text:p>
          </table:table-cell>
          <table:table-cell table:style-name="ce7" office:value-type="string" calcext:value-type="string">
            <text:p>÷</text:p>
          </table:table-cell>
          <table:table-cell table:style-name="ce9" table:formula="of:=[.X28]-1" office:value-type="float" office:value="7" calcext:value-type="float">
            <text:p>7</text:p>
          </table:table-cell>
          <table:table-cell table:style-name="ce10" office:value-type="string" calcext:value-type="string">
            <text:p>Q= <text:s text:c="7"/>R=</text:p>
          </table:table-cell>
          <table:table-cell table:style-name="ce167" table:formula="of:=&quot;-&quot;&amp;[.AB28]&amp;&quot;x - &quot;&amp;[.AA28]" office:value-type="string" office:string-value="-2x - 1" calcext:value-type="string">
            <text:p>-2x - 1</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8" calcext:value-type="float">
            <text:p>8 cm²</text:p>
          </table:table-cell>
          <table:table-cell table:style-name="ce47" office:value-type="string" calcext:value-type="string">
            <text:p>h=</text:p>
          </table:table-cell>
          <table:table-cell table:style-name="ce171" table:formula="of:=RANDBETWEEN(1;20)" office:value-type="float" office:value="5" calcext:value-type="float">
            <text:p>5 cm</text:p>
          </table:table-cell>
          <table:table-cell table:style-name="ce172" office:value-type="string" calcext:value-type="string">
            <text:p>V = </text:p>
          </table:table-cell>
          <table:table-cell/>
          <table:table-cell table:style-name="ce147" table:formula="of:=ROUNDDOWN(SQRT([.Z28]))&amp;&quot;;&quot;&amp;(ROUNDDOWN(SQRT([.Z28]))+1)" office:value-type="string" office:string-value="12;13" calcext:value-type="string">
            <text:p>12;13</text:p>
          </table:table-cell>
          <table:table-cell table:style-name="ce57" table:formula="of:=&quot;Q=&quot;&amp;QUOTIENT([.E28];[.G28])&amp;&quot;  R=&quot;&amp;MOD([.E28];[.G28])" office:value-type="string" office:string-value="Q=4  R=2" calcext:value-type="string">
            <text:p>Q=4 <text:s/>R=2</text:p>
          </table:table-cell>
          <table:table-cell table:style-name="ce57" table:formula="of:=-[.AB28]*[.K28]-[.AA28]" office:value-type="float" office:value="9" calcext:value-type="float">
            <text:p>9</text:p>
          </table:table-cell>
          <table:table-cell table:style-name="ce174" table:formula="of:=[.N28]*[.P28]" office:value-type="float" office:value="40" calcext:value-type="float">
            <text:p>40 cm³</text:p>
          </table:table-cell>
          <table:table-cell/>
          <table:table-cell table:formula="of:=RANK([.Y28];[.Y23:.Y32])+2" office:value-type="float" office:value="8" calcext:value-type="float">
            <text:p>8</text:p>
          </table:table-cell>
          <table:table-cell table:style-name="ce83" table:formula="of:=RAND()" office:value-type="float" office:value="0.408884764007377" calcext:value-type="float">
            <text:p>0,408884764007377</text:p>
          </table:table-cell>
          <table:table-cell table:formula="of:=([.AD28]*35-34)+RANDBETWEEN(0;34)" office:value-type="float" office:value="147" calcext:value-type="float">
            <text:p>147</text:p>
          </table:table-cell>
          <table:table-cell table:style-name="ce15" table:formula="of:=RANDBETWEEN(1;9)" office:value-type="float" office:value="1" calcext:value-type="float">
            <text:p>1</text:p>
          </table:table-cell>
          <table:table-cell table:style-name="ce175" table:formula="of:=RANDBETWEEN(2;5)" office:value-type="float" office:value="2" calcext:value-type="float">
            <text:p>2</text:p>
          </table:table-cell>
          <table:table-cell table:style-name="ce175" table:formula="of:=RANDBETWEEN(2;5)" office:value-type="float" office:value="3" calcext:value-type="float">
            <text:p>3</text:p>
          </table:table-cell>
          <table:table-cell table:formula="of:=RANK([.AE28];[.AE25:.AE30])" office:value-type="float" office:value="5" calcext:value-type="float">
            <text:p>5</text:p>
          </table:table-cell>
          <table:table-cell table:style-name="ce83" table:formula="of:=RAND()" office:value-type="float" office:value="0.0855057421438056" calcext:value-type="float">
            <text:p>0,08550574214380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9]" office:value-type="string" office:string-value="√98" calcext:value-type="string">
            <text:p>√98</text:p>
          </table:table-cell>
          <table:table-cell table:style-name="ce41" office:value-type="string" calcext:value-type="string">
            <text:p>&lt;</text:p>
          </table:table-cell>
          <table:table-cell table:style-name="ce4" table:formula="of:=[.AD29]*4-3+RANDBETWEEN(0;3)+10" office:value-type="float" office:value="21" calcext:value-type="float">
            <text:p>21</text:p>
          </table:table-cell>
          <table:table-cell table:style-name="ce7" office:value-type="string" calcext:value-type="string">
            <text:p>÷</text:p>
          </table:table-cell>
          <table:table-cell table:style-name="ce9" table:formula="of:=[.X29]-1" office:value-type="float" office:value="6" calcext:value-type="float">
            <text:p>6</text:p>
          </table:table-cell>
          <table:table-cell table:style-name="ce10" office:value-type="string" calcext:value-type="string">
            <text:p>Q= <text:s text:c="7"/>R=</text:p>
          </table:table-cell>
          <table:table-cell table:style-name="ce167" table:formula="of:=&quot;x² - x - &quot;&amp;[.AA29]" office:value-type="string" office:string-value="x² - x - 2" calcext:value-type="string">
            <text:p>x² - x - 2</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6" calcext:value-type="float">
            <text:p>16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29]))&amp;&quot;;&quot;&amp;(ROUNDDOWN(SQRT([.Z29]))+1)" office:value-type="string" office:string-value="9;10" calcext:value-type="string">
            <text:p>9;10</text:p>
          </table:table-cell>
          <table:table-cell table:style-name="ce57" table:formula="of:=&quot;Q=&quot;&amp;QUOTIENT([.E29];[.G29])&amp;&quot;  R=&quot;&amp;MOD([.E29];[.G29])" office:value-type="string" office:string-value="Q=3  R=3" calcext:value-type="string">
            <text:p>Q=3 <text:s/>R=3</text:p>
          </table:table-cell>
          <table:table-cell table:style-name="ce57" table:formula="of:=[.K29]^2-[.K29]-[.AA29]" office:value-type="float" office:value="88" calcext:value-type="float">
            <text:p>88</text:p>
          </table:table-cell>
          <table:table-cell table:style-name="ce174" table:formula="of:=[.N29]*[.P29]" office:value-type="float" office:value="128" calcext:value-type="float">
            <text:p>128 cm³</text:p>
          </table:table-cell>
          <table:table-cell/>
          <table:table-cell table:formula="of:=RANK([.Y29];[.Y23:.Y32])+2" office:value-type="float" office:value="7" calcext:value-type="float">
            <text:p>7</text:p>
          </table:table-cell>
          <table:table-cell table:style-name="ce83" table:formula="of:=RAND()" office:value-type="float" office:value="0.585648639778539" calcext:value-type="float">
            <text:p>0,585648639778539</text:p>
          </table:table-cell>
          <table:table-cell table:formula="of:=([.AD29]*35-34)+RANDBETWEEN(0;34)" office:value-type="float" office:value="98" calcext:value-type="float">
            <text:p>98</text:p>
          </table:table-cell>
          <table:table-cell table:style-name="ce15" table:formula="of:=RANDBETWEEN(1;9)" office:value-type="float" office:value="2" calcext:value-type="float">
            <text:p>2</text:p>
          </table:table-cell>
          <table:table-cell table:style-name="ce175" table:formula="of:=RANDBETWEEN(2;5)" office:value-type="float" office:value="3" calcext:value-type="float">
            <text:p>3</text:p>
          </table:table-cell>
          <table:table-cell table:style-name="ce175" table:formula="of:=RANDBETWEEN(2;5)" office:value-type="float" office:value="4" calcext:value-type="float">
            <text:p>4</text:p>
          </table:table-cell>
          <table:table-cell table:formula="of:=RANK([.AE29];[.AE25:.AE30])" office:value-type="float" office:value="3" calcext:value-type="float">
            <text:p>3</text:p>
          </table:table-cell>
          <table:table-cell table:style-name="ce83" table:formula="of:=RAND()" office:value-type="float" office:value="0.678577297548484" calcext:value-type="float">
            <text:p>0,67857729754848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0]" office:value-type="string" office:string-value="√53" calcext:value-type="string">
            <text:p>√53</text:p>
          </table:table-cell>
          <table:table-cell table:style-name="ce41" office:value-type="string" calcext:value-type="string">
            <text:p>&lt;</text:p>
          </table:table-cell>
          <table:table-cell table:style-name="ce4" table:formula="of:=[.AD30]*4-3+RANDBETWEEN(0;3)+10" office:value-type="float" office:value="16" calcext:value-type="float">
            <text:p>16</text:p>
          </table:table-cell>
          <table:table-cell table:style-name="ce7" office:value-type="string" calcext:value-type="string">
            <text:p>÷</text:p>
          </table:table-cell>
          <table:table-cell table:style-name="ce9" table:formula="of:=[.X30]-1" office:value-type="float" office:value="2" calcext:value-type="float">
            <text:p>2</text:p>
          </table:table-cell>
          <table:table-cell table:style-name="ce10" office:value-type="string" calcext:value-type="string">
            <text:p>Q= <text:s text:c="7"/>R=</text:p>
          </table:table-cell>
          <table:table-cell table:style-name="ce167" table:formula="of:=[.AC30]&amp;&quot;x² - &quot;&amp;[.AB30]&amp;&quot;x + &quot;&amp;[.AA30]" office:value-type="string" office:string-value="3x² - 3x + 9" calcext:value-type="string">
            <text:p>3x² - 3x + 9</text:p>
          </table:table-cell>
          <table:table-cell table:style-name="ce149" office:value-type="string" calcext:value-type="string">
            <text:p>pour x =</text:p>
          </table:table-cell>
          <table:table-cell table:style-name="ce168" table:formula="of:=-RANDBETWEEN(1;4)"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2" calcext:value-type="float">
            <text:p>2 cm²</text:p>
          </table:table-cell>
          <table:table-cell table:style-name="ce47" office:value-type="string" calcext:value-type="string">
            <text:p>h=</text:p>
          </table:table-cell>
          <table:table-cell table:style-name="ce171" table:formula="of:=RANDBETWEEN(1;20)" office:value-type="float" office:value="16" calcext:value-type="float">
            <text:p>16 cm</text:p>
          </table:table-cell>
          <table:table-cell table:style-name="ce172" office:value-type="string" calcext:value-type="string">
            <text:p>V = </text:p>
          </table:table-cell>
          <table:table-cell/>
          <table:table-cell table:style-name="ce147" table:formula="of:=ROUNDDOWN(SQRT([.Z30]))&amp;&quot;;&quot;&amp;(ROUNDDOWN(SQRT([.Z30]))+1)" office:value-type="string" office:string-value="7;8" calcext:value-type="string">
            <text:p>7;8</text:p>
          </table:table-cell>
          <table:table-cell table:style-name="ce57" table:formula="of:=&quot;Q=&quot;&amp;QUOTIENT([.E30];[.G30])&amp;&quot;  R=&quot;&amp;MOD([.E30];[.G30])" office:value-type="string" office:string-value="Q=8  R=0" calcext:value-type="string">
            <text:p>Q=8 <text:s/>R=0</text:p>
          </table:table-cell>
          <table:table-cell table:style-name="ce57" table:formula="of:=[.AC30]*[.K30]^2-[.AB30]*[.K30]+[.AA30]" office:value-type="float" office:value="45" calcext:value-type="float">
            <text:p>45</text:p>
          </table:table-cell>
          <table:table-cell table:style-name="ce174" table:formula="of:=[.N30]*[.P30]" office:value-type="float" office:value="32" calcext:value-type="float">
            <text:p>32 cm³</text:p>
          </table:table-cell>
          <table:table-cell/>
          <table:table-cell table:formula="of:=RANK([.Y30];[.Y23:.Y32])+2" office:value-type="float" office:value="3" calcext:value-type="float">
            <text:p>3</text:p>
          </table:table-cell>
          <table:table-cell table:style-name="ce83" table:formula="of:=RAND()" office:value-type="float" office:value="0.941798238170326" calcext:value-type="float">
            <text:p>0,941798238170326</text:p>
          </table:table-cell>
          <table:table-cell table:formula="of:=([.AD30]*35-34)+RANDBETWEEN(0;34)" office:value-type="float" office:value="53" calcext:value-type="float">
            <text:p>53</text:p>
          </table:table-cell>
          <table:table-cell table:style-name="ce15" table:formula="of:=RANDBETWEEN(1;9)" office:value-type="float" office:value="9" calcext:value-type="float">
            <text:p>9</text:p>
          </table:table-cell>
          <table:table-cell table:style-name="ce175" table:formula="of:=RANDBETWEEN(2;5)" office:value-type="float" office:value="3" calcext:value-type="float">
            <text:p>3</text:p>
          </table:table-cell>
          <table:table-cell table:style-name="ce175" table:formula="of:=RANDBETWEEN(2;5)" office:value-type="float" office:value="3" calcext:value-type="float">
            <text:p>3</text:p>
          </table:table-cell>
          <table:table-cell table:formula="of:=RANK([.AE30];[.AE25:.AE30])" office:value-type="float" office:value="2" calcext:value-type="float">
            <text:p>2</text:p>
          </table:table-cell>
          <table:table-cell table:style-name="ce83" table:formula="of:=RAND()" office:value-type="float" office:value="0.865381818864432" calcext:value-type="float">
            <text:p>0,86538181886443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31];[.Y23:.Y32])+2" office:value-type="float" office:value="10" calcext:value-type="float">
            <text:p>10</text:p>
          </table:table-cell>
          <table:table-cell table:style-name="ce83" table:formula="of:=RAND()" office:value-type="float" office:value="0.313952325006583" calcext:value-type="float">
            <text:p>0,313952325006583</text:p>
          </table:table-cell>
          <table:table-cell table:number-columns-repeated="998"/>
        </table:table-row>
        <table:table-row table:style-name="ro4">
          <table:table-cell table:number-columns-repeated="23"/>
          <table:table-cell table:formula="of:=RANK([.Y32];[.Y23:.Y32])+2" office:value-type="float" office:value="12" calcext:value-type="float">
            <text:p>12</text:p>
          </table:table-cell>
          <table:table-cell table:style-name="ce83" table:formula="of:=RAND()" office:value-type="float" office:value="0.00583282132836399" calcext:value-type="float">
            <text:p>0,005832821328364</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10" calcext:value-type="float">
            <text:p>10</text:p>
          </table:table-cell>
          <table:table-cell table:style-name="ce83" table:formula="of:=RAND()" office:value-type="float" office:value="0.219574117171776" calcext:value-type="float">
            <text:p>0,21957411717177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3948" calcext:value-type="string">
            <text:p>v3948</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35];[.Y34:.Y43])+2" office:value-type="float" office:value="8" calcext:value-type="float">
            <text:p>8</text:p>
          </table:table-cell>
          <table:table-cell table:style-name="ce83" table:formula="of:=RAND()" office:value-type="float" office:value="0.352165747152452" calcext:value-type="float">
            <text:p>0,352165747152452</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34]" office:value-type="string" office:string-value="AD" calcext:value-type="string">
            <text:p>AD</text:p>
          </table:table-cell>
          <table:table-cell table:style-name="ce96"/>
          <table:table-cell table:style-name="ce99" table:formula="of:=[.Q35]" office:value-type="string" office:string-value="v3948" calcext:value-type="string">
            <text:p>v3948</text:p>
          </table:table-cell>
          <table:table-cell table:style-name="ce83"/>
          <table:table-cell table:formula="of:=RANK([.Y36];[.Y34:.Y43])+2" office:value-type="float" office:value="6" calcext:value-type="float">
            <text:p>6</text:p>
          </table:table-cell>
          <table:table-cell table:style-name="ce83" table:formula="of:=RAND()" office:value-type="float" office:value="0.574187684122793" calcext:value-type="float">
            <text:p>0,574187684122793</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36];[.AE36:.AE41])" office:value-type="float" office:value="2" calcext:value-type="float">
            <text:p>2</text:p>
          </table:table-cell>
          <table:table-cell table:style-name="ce83" table:formula="of:=RAND()" office:value-type="float" office:value="0.720343521307606" calcext:value-type="float">
            <text:p>0,72034352130760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7]" office:value-type="string" office:string-value="√159" calcext:value-type="string">
            <text:p>√159</text:p>
          </table:table-cell>
          <table:table-cell table:style-name="ce41" office:value-type="string" calcext:value-type="string">
            <text:p>&lt;</text:p>
          </table:table-cell>
          <table:table-cell table:style-name="ce4" table:formula="of:=[.AD37]*4-3+RANDBETWEEN(0;3)+10" office:value-type="float" office:value="29" calcext:value-type="float">
            <text:p>29</text:p>
          </table:table-cell>
          <table:table-cell table:style-name="ce7" office:value-type="string" calcext:value-type="string">
            <text:p>÷</text:p>
          </table:table-cell>
          <table:table-cell table:style-name="ce9" table:formula="of:=[.X37]-1" office:value-type="float" office:value="11" calcext:value-type="float">
            <text:p>11</text:p>
          </table:table-cell>
          <table:table-cell table:style-name="ce10" office:value-type="string" calcext:value-type="string">
            <text:p>Q= <text:s text:c="7"/>R=</text:p>
          </table:table-cell>
          <table:table-cell table:style-name="ce167" table:formula="of:=&quot;x + &quot;&amp;[.AA37]" office:value-type="string" office:string-value="x + 7" calcext:value-type="string">
            <text:p>x + 7</text:p>
          </table:table-cell>
          <table:table-cell table:style-name="ce149" office:value-type="string" calcext:value-type="string">
            <text:p>pour x =</text:p>
          </table:table-cell>
          <table:table-cell table:style-name="ce168" table:formula="of:=-RANDBETWEEN(0;9)"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11" calcext:value-type="float">
            <text:p>11 cm²</text:p>
          </table:table-cell>
          <table:table-cell table:style-name="ce47" office:value-type="string" calcext:value-type="string">
            <text:p>h=</text:p>
          </table:table-cell>
          <table:table-cell table:style-name="ce171" table:formula="of:=RANDBETWEEN(1;20)" office:value-type="float" office:value="4" calcext:value-type="float">
            <text:p>4 cm</text:p>
          </table:table-cell>
          <table:table-cell table:style-name="ce172" office:value-type="string" calcext:value-type="string">
            <text:p>V = </text:p>
          </table:table-cell>
          <table:table-cell/>
          <table:table-cell table:style-name="ce147" table:formula="of:=ROUNDDOWN(SQRT([.Z37]))&amp;&quot;;&quot;&amp;(ROUNDDOWN(SQRT([.Z37]))+1)" office:value-type="string" office:string-value="12;13" calcext:value-type="string">
            <text:p>12;13</text:p>
          </table:table-cell>
          <table:table-cell table:style-name="ce57" table:formula="of:=&quot;Q=&quot;&amp;QUOTIENT([.E37];[.G37])&amp;&quot;  R=&quot;&amp;MOD([.E37];[.G37])" office:value-type="string" office:string-value="Q=2  R=7" calcext:value-type="string">
            <text:p>Q=2 <text:s/>R=7</text:p>
          </table:table-cell>
          <table:table-cell table:style-name="ce57" table:formula="of:=[.K37]+[.AA37]" office:value-type="float" office:value="3" calcext:value-type="float">
            <text:p>3</text:p>
          </table:table-cell>
          <table:table-cell table:style-name="ce174" table:formula="of:=[.N37]*[.P37]" office:value-type="float" office:value="44" calcext:value-type="float">
            <text:p>44 cm³</text:p>
          </table:table-cell>
          <table:table-cell/>
          <table:table-cell table:formula="of:=RANK([.Y37];[.Y34:.Y43])+2" office:value-type="float" office:value="12" calcext:value-type="float">
            <text:p>12</text:p>
          </table:table-cell>
          <table:table-cell table:style-name="ce83" table:formula="of:=RAND()" office:value-type="float" office:value="0.0293244280942979" calcext:value-type="float">
            <text:p>0,029324428094298</text:p>
          </table:table-cell>
          <table:table-cell table:formula="of:=([.AD37]*35-34)+RANDBETWEEN(0;34)" office:value-type="float" office:value="159" calcext:value-type="float">
            <text:p>159</text:p>
          </table:table-cell>
          <table:table-cell table:style-name="ce15" table:formula="of:=RANDBETWEEN(1;9)" office:value-type="float" office:value="7" calcext:value-type="float">
            <text:p>7</text:p>
          </table:table-cell>
          <table:table-cell table:style-name="ce175" table:formula="of:=RANDBETWEEN(2;5)" office:value-type="float" office:value="2" calcext:value-type="float">
            <text:p>2</text:p>
          </table:table-cell>
          <table:table-cell table:style-name="ce175" table:formula="of:=RANDBETWEEN(2;4)" office:value-type="float" office:value="2" calcext:value-type="float">
            <text:p>2</text:p>
          </table:table-cell>
          <table:table-cell table:formula="of:=RANK([.AE37];[.AE36:.AE41])" office:value-type="float" office:value="5" calcext:value-type="float">
            <text:p>5</text:p>
          </table:table-cell>
          <table:table-cell table:style-name="ce83" table:formula="of:=RAND()" office:value-type="float" office:value="0.33013408266834" calcext:value-type="float">
            <text:p>0,3301340826683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8]" office:value-type="string" office:string-value="√97" calcext:value-type="string">
            <text:p>√97</text:p>
          </table:table-cell>
          <table:table-cell table:style-name="ce41" office:value-type="string" calcext:value-type="string">
            <text:p>&lt;</text:p>
          </table:table-cell>
          <table:table-cell table:style-name="ce4" table:formula="of:=[.AD38]*4-3+RANDBETWEEN(0;3)+10" office:value-type="float" office:value="19" calcext:value-type="float">
            <text:p>19</text:p>
          </table:table-cell>
          <table:table-cell table:style-name="ce7" office:value-type="string" calcext:value-type="string">
            <text:p>÷</text:p>
          </table:table-cell>
          <table:table-cell table:style-name="ce9" table:formula="of:=[.X38]-1" office:value-type="float" office:value="3" calcext:value-type="float">
            <text:p>3</text:p>
          </table:table-cell>
          <table:table-cell table:style-name="ce10" office:value-type="string" calcext:value-type="string">
            <text:p>Q= <text:s text:c="7"/>R=</text:p>
          </table:table-cell>
          <table:table-cell table:style-name="ce167" table:formula="of:=[.AB38]&amp;&quot;x + &quot;&amp;[.AA38]" office:value-type="string" office:string-value="4x + 7" calcext:value-type="string">
            <text:p>4x + 7</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20" calcext:value-type="float">
            <text:p>20 cm²</text:p>
          </table:table-cell>
          <table:table-cell table:style-name="ce47" office:value-type="string" calcext:value-type="string">
            <text:p>h=</text:p>
          </table:table-cell>
          <table:table-cell table:style-name="ce171" table:formula="of:=RANDBETWEEN(1;20)" office:value-type="float" office:value="7" calcext:value-type="float">
            <text:p>7 cm</text:p>
          </table:table-cell>
          <table:table-cell table:style-name="ce172" office:value-type="string" calcext:value-type="string">
            <text:p>V = </text:p>
          </table:table-cell>
          <table:table-cell/>
          <table:table-cell table:style-name="ce147" table:formula="of:=ROUNDDOWN(SQRT([.Z38]))&amp;&quot;;&quot;&amp;(ROUNDDOWN(SQRT([.Z38]))+1)" office:value-type="string" office:string-value="9;10" calcext:value-type="string">
            <text:p>9;10</text:p>
          </table:table-cell>
          <table:table-cell table:style-name="ce57" table:formula="of:=&quot;Q=&quot;&amp;QUOTIENT([.E38];[.G38])&amp;&quot;  R=&quot;&amp;MOD([.E38];[.G38])" office:value-type="string" office:string-value="Q=6  R=1" calcext:value-type="string">
            <text:p>Q=6 <text:s/>R=1</text:p>
          </table:table-cell>
          <table:table-cell table:style-name="ce57" table:formula="of:=[.AB38]*[.K38]+[.AA38]" office:value-type="float" office:value="-13" calcext:value-type="float">
            <text:p>-13</text:p>
          </table:table-cell>
          <table:table-cell table:style-name="ce174" table:formula="of:=[.N38]*[.P38]" office:value-type="float" office:value="140" calcext:value-type="float">
            <text:p>140 cm³</text:p>
          </table:table-cell>
          <table:table-cell/>
          <table:table-cell table:formula="of:=RANK([.Y38];[.Y34:.Y43])+2" office:value-type="float" office:value="4" calcext:value-type="float">
            <text:p>4</text:p>
          </table:table-cell>
          <table:table-cell table:style-name="ce83" table:formula="of:=RAND()" office:value-type="float" office:value="0.664574956247434" calcext:value-type="float">
            <text:p>0,664574956247434</text:p>
          </table:table-cell>
          <table:table-cell table:formula="of:=([.AD38]*35-34)+RANDBETWEEN(0;34)" office:value-type="float" office:value="97" calcext:value-type="float">
            <text:p>97</text:p>
          </table:table-cell>
          <table:table-cell table:style-name="ce15" table:formula="of:=RANDBETWEEN(1;9)" office:value-type="float" office:value="7" calcext:value-type="float">
            <text:p>7</text:p>
          </table:table-cell>
          <table:table-cell table:style-name="ce175" table:formula="of:=RANDBETWEEN(2;5)" office:value-type="float" office:value="4" calcext:value-type="float">
            <text:p>4</text:p>
          </table:table-cell>
          <table:table-cell table:style-name="ce175" table:formula="of:=RANDBETWEEN(2;5)" office:value-type="float" office:value="3" calcext:value-type="float">
            <text:p>3</text:p>
          </table:table-cell>
          <table:table-cell table:formula="of:=RANK([.AE38];[.AE36:.AE41])" office:value-type="float" office:value="3" calcext:value-type="float">
            <text:p>3</text:p>
          </table:table-cell>
          <table:table-cell table:style-name="ce83" table:formula="of:=RAND()" office:value-type="float" office:value="0.677138121200655" calcext:value-type="float">
            <text:p>0,67713812120065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9]" office:value-type="string" office:string-value="√125" calcext:value-type="string">
            <text:p>√125</text:p>
          </table:table-cell>
          <table:table-cell table:style-name="ce41" office:value-type="string" calcext:value-type="string">
            <text:p>&lt;</text:p>
          </table:table-cell>
          <table:table-cell table:style-name="ce4" table:formula="of:=[.AD39]*4-3+RANDBETWEEN(0;3)+10" office:value-type="float" office:value="25" calcext:value-type="float">
            <text:p>25</text:p>
          </table:table-cell>
          <table:table-cell table:style-name="ce7" office:value-type="string" calcext:value-type="string">
            <text:p>÷</text:p>
          </table:table-cell>
          <table:table-cell table:style-name="ce9" table:formula="of:=[.X39]-1" office:value-type="float" office:value="10" calcext:value-type="float">
            <text:p>10</text:p>
          </table:table-cell>
          <table:table-cell table:style-name="ce10" office:value-type="string" calcext:value-type="string">
            <text:p>Q= <text:s text:c="7"/>R=</text:p>
          </table:table-cell>
          <table:table-cell table:style-name="ce167" table:formula="of:=&quot;-&quot;&amp;[.AB39]&amp;&quot;x - &quot;&amp;[.AA39]" office:value-type="string" office:string-value="-4x - 7" calcext:value-type="string">
            <text:p>-4x - 7</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7" calcext:value-type="float">
            <text:p>7 cm²</text:p>
          </table:table-cell>
          <table:table-cell table:style-name="ce47" office:value-type="string" calcext:value-type="string">
            <text:p>h=</text:p>
          </table:table-cell>
          <table:table-cell table:style-name="ce171" table:formula="of:=RANDBETWEEN(1;20)" office:value-type="float" office:value="20" calcext:value-type="float">
            <text:p>20 cm</text:p>
          </table:table-cell>
          <table:table-cell table:style-name="ce172" office:value-type="string" calcext:value-type="string">
            <text:p>V = </text:p>
          </table:table-cell>
          <table:table-cell/>
          <table:table-cell table:style-name="ce147" table:formula="of:=ROUNDDOWN(SQRT([.Z39]))&amp;&quot;;&quot;&amp;(ROUNDDOWN(SQRT([.Z39]))+1)" office:value-type="string" office:string-value="11;12" calcext:value-type="string">
            <text:p>11;12</text:p>
          </table:table-cell>
          <table:table-cell table:style-name="ce57" table:formula="of:=&quot;Q=&quot;&amp;QUOTIENT([.E39];[.G39])&amp;&quot;  R=&quot;&amp;MOD([.E39];[.G39])" office:value-type="string" office:string-value="Q=2  R=5" calcext:value-type="string">
            <text:p>Q=2 <text:s/>R=5</text:p>
          </table:table-cell>
          <table:table-cell table:style-name="ce57" table:formula="of:=-[.AB39]*[.K39]-[.AA39]" office:value-type="float" office:value="29" calcext:value-type="float">
            <text:p>29</text:p>
          </table:table-cell>
          <table:table-cell table:style-name="ce174" table:formula="of:=[.N39]*[.P39]" office:value-type="float" office:value="140" calcext:value-type="float">
            <text:p>140 cm³</text:p>
          </table:table-cell>
          <table:table-cell/>
          <table:table-cell table:formula="of:=RANK([.Y39];[.Y34:.Y43])+2" office:value-type="float" office:value="11" calcext:value-type="float">
            <text:p>11</text:p>
          </table:table-cell>
          <table:table-cell table:style-name="ce83" table:formula="of:=RAND()" office:value-type="float" office:value="0.104340072765581" calcext:value-type="float">
            <text:p>0,104340072765581</text:p>
          </table:table-cell>
          <table:table-cell table:formula="of:=([.AD39]*35-34)+RANDBETWEEN(0;34)" office:value-type="float" office:value="125" calcext:value-type="float">
            <text:p>125</text:p>
          </table:table-cell>
          <table:table-cell table:style-name="ce15" table:formula="of:=RANDBETWEEN(1;9)" office:value-type="float" office:value="7" calcext:value-type="float">
            <text:p>7</text:p>
          </table:table-cell>
          <table:table-cell table:style-name="ce175" table:formula="of:=RANDBETWEEN(2;5)" office:value-type="float" office:value="4" calcext:value-type="float">
            <text:p>4</text:p>
          </table:table-cell>
          <table:table-cell table:style-name="ce175" table:formula="of:=RANDBETWEEN(2;5)" office:value-type="float" office:value="3" calcext:value-type="float">
            <text:p>3</text:p>
          </table:table-cell>
          <table:table-cell table:formula="of:=RANK([.AE39];[.AE36:.AE41])" office:value-type="float" office:value="4" calcext:value-type="float">
            <text:p>4</text:p>
          </table:table-cell>
          <table:table-cell table:style-name="ce83" table:formula="of:=RAND()" office:value-type="float" office:value="0.622790126044279" calcext:value-type="float">
            <text:p>0,62279012604427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40]" office:value-type="string" office:string-value="√29" calcext:value-type="string">
            <text:p>√29</text:p>
          </table:table-cell>
          <table:table-cell table:style-name="ce41" office:value-type="string" calcext:value-type="string">
            <text:p>&lt;</text:p>
          </table:table-cell>
          <table:table-cell table:style-name="ce4" table:formula="of:=[.AD40]*4-3+RANDBETWEEN(0;3)+10" office:value-type="float" office:value="13" calcext:value-type="float">
            <text:p>13</text:p>
          </table:table-cell>
          <table:table-cell table:style-name="ce7" office:value-type="string" calcext:value-type="string">
            <text:p>÷</text:p>
          </table:table-cell>
          <table:table-cell table:style-name="ce9" table:formula="of:=[.X40]-1" office:value-type="float" office:value="8" calcext:value-type="float">
            <text:p>8</text:p>
          </table:table-cell>
          <table:table-cell table:style-name="ce10" office:value-type="string" calcext:value-type="string">
            <text:p>Q= <text:s text:c="7"/>R=</text:p>
          </table:table-cell>
          <table:table-cell table:style-name="ce167" table:formula="of:=&quot;x² - x - &quot;&amp;[.AA40]" office:value-type="string" office:string-value="x² - x - 6" calcext:value-type="string">
            <text:p>x² - x - 6</text:p>
          </table:table-cell>
          <table:table-cell table:style-name="ce149" office:value-type="string" calcext:value-type="string">
            <text:p>pour x =</text:p>
          </table:table-cell>
          <table:table-cell table:style-name="ce168" table:formula="of:=-RANDBETWEEN(0;9)" office:value-type="float" office:value="-8" calcext:value-type="float">
            <text:p>-8</text:p>
          </table:table-cell>
          <table:table-cell table:style-name="ce169"/>
          <table:table-cell table:style-name="ce50" office:value-type="string" calcext:value-type="string">
            <text:p>b=</text:p>
          </table:table-cell>
          <table:table-cell table:style-name="ce170" table:formula="of:=RANDBETWEEN(1;20)" office:value-type="float" office:value="15" calcext:value-type="float">
            <text:p>15 cm²</text:p>
          </table:table-cell>
          <table:table-cell table:style-name="ce47" office:value-type="string" calcext:value-type="string">
            <text:p>h=</text:p>
          </table:table-cell>
          <table:table-cell table:style-name="ce171" table:formula="of:=RANDBETWEEN(1;20)" office:value-type="float" office:value="9" calcext:value-type="float">
            <text:p>9 cm</text:p>
          </table:table-cell>
          <table:table-cell table:style-name="ce172" office:value-type="string" calcext:value-type="string">
            <text:p>V = </text:p>
          </table:table-cell>
          <table:table-cell/>
          <table:table-cell table:style-name="ce147" table:formula="of:=ROUNDDOWN(SQRT([.Z40]))&amp;&quot;;&quot;&amp;(ROUNDDOWN(SQRT([.Z40]))+1)" office:value-type="string" office:string-value="5;6" calcext:value-type="string">
            <text:p>5;6</text:p>
          </table:table-cell>
          <table:table-cell table:style-name="ce57" table:formula="of:=&quot;Q=&quot;&amp;QUOTIENT([.E40];[.G40])&amp;&quot;  R=&quot;&amp;MOD([.E40];[.G40])" office:value-type="string" office:string-value="Q=1  R=5" calcext:value-type="string">
            <text:p>Q=1 <text:s/>R=5</text:p>
          </table:table-cell>
          <table:table-cell table:style-name="ce57" table:formula="of:=[.K40]^2-[.K40]-[.AA40]" office:value-type="float" office:value="66" calcext:value-type="float">
            <text:p>66</text:p>
          </table:table-cell>
          <table:table-cell table:style-name="ce174" table:formula="of:=[.N40]*[.P40]" office:value-type="float" office:value="135" calcext:value-type="float">
            <text:p>135 cm³</text:p>
          </table:table-cell>
          <table:table-cell/>
          <table:table-cell table:formula="of:=RANK([.Y40];[.Y34:.Y43])+2" office:value-type="float" office:value="9" calcext:value-type="float">
            <text:p>9</text:p>
          </table:table-cell>
          <table:table-cell table:style-name="ce83" table:formula="of:=RAND()" office:value-type="float" office:value="0.342410591775069" calcext:value-type="float">
            <text:p>0,342410591775069</text:p>
          </table:table-cell>
          <table:table-cell table:formula="of:=([.AD40]*35-34)+RANDBETWEEN(0;34)" office:value-type="float" office:value="29" calcext:value-type="float">
            <text:p>29</text:p>
          </table:table-cell>
          <table:table-cell table:style-name="ce15" table:formula="of:=RANDBETWEEN(1;9)" office:value-type="float" office:value="6" calcext:value-type="float">
            <text:p>6</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40];[.AE36:.AE41])" office:value-type="float" office:value="1" calcext:value-type="float">
            <text:p>1</text:p>
          </table:table-cell>
          <table:table-cell table:style-name="ce83" table:formula="of:=RAND()" office:value-type="float" office:value="0.946748633978897" calcext:value-type="float">
            <text:p>0,94674863397889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41]" office:value-type="string" office:string-value="√178" calcext:value-type="string">
            <text:p>√178</text:p>
          </table:table-cell>
          <table:table-cell table:style-name="ce41" office:value-type="string" calcext:value-type="string">
            <text:p>&lt;</text:p>
          </table:table-cell>
          <table:table-cell table:style-name="ce4" table:formula="of:=[.AD41]*4-3+RANDBETWEEN(0;3)+10" office:value-type="float" office:value="33" calcext:value-type="float">
            <text:p>33</text:p>
          </table:table-cell>
          <table:table-cell table:style-name="ce7" office:value-type="string" calcext:value-type="string">
            <text:p>÷</text:p>
          </table:table-cell>
          <table:table-cell table:style-name="ce9" table:formula="of:=[.X41]-1" office:value-type="float" office:value="2" calcext:value-type="float">
            <text:p>2</text:p>
          </table:table-cell>
          <table:table-cell table:style-name="ce10" office:value-type="string" calcext:value-type="string">
            <text:p>Q= <text:s text:c="7"/>R=</text:p>
          </table:table-cell>
          <table:table-cell table:style-name="ce167" table:formula="of:=[.AC41]&amp;&quot;x² - &quot;&amp;[.AB41]&amp;&quot;x + &quot;&amp;[.AA41]" office:value-type="string" office:string-value="2x² - 4x + 1" calcext:value-type="string">
            <text:p>2x² - 4x + 1</text:p>
          </table:table-cell>
          <table:table-cell table:style-name="ce149" office:value-type="string" calcext:value-type="string">
            <text:p>pour x =</text:p>
          </table:table-cell>
          <table:table-cell table:style-name="ce168" table:formula="of:=-RANDBETWEEN(1;4)"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16" calcext:value-type="float">
            <text:p>16 cm²</text:p>
          </table:table-cell>
          <table:table-cell table:style-name="ce47" office:value-type="string" calcext:value-type="string">
            <text:p>h=</text:p>
          </table:table-cell>
          <table:table-cell table:style-name="ce171" table:formula="of:=RANDBETWEEN(1;20)" office:value-type="float" office:value="5" calcext:value-type="float">
            <text:p>5 cm</text:p>
          </table:table-cell>
          <table:table-cell table:style-name="ce172" office:value-type="string" calcext:value-type="string">
            <text:p>V = </text:p>
          </table:table-cell>
          <table:table-cell/>
          <table:table-cell table:style-name="ce147" table:formula="of:=ROUNDDOWN(SQRT([.Z41]))&amp;&quot;;&quot;&amp;(ROUNDDOWN(SQRT([.Z41]))+1)" office:value-type="string" office:string-value="13;14" calcext:value-type="string">
            <text:p>13;14</text:p>
          </table:table-cell>
          <table:table-cell table:style-name="ce57" table:formula="of:=&quot;Q=&quot;&amp;QUOTIENT([.E41];[.G41])&amp;&quot;  R=&quot;&amp;MOD([.E41];[.G41])" office:value-type="string" office:string-value="Q=16  R=1" calcext:value-type="string">
            <text:p>Q=16 <text:s/>R=1</text:p>
          </table:table-cell>
          <table:table-cell table:style-name="ce57" table:formula="of:=[.AC41]*[.K41]^2-[.AB41]*[.K41]+[.AA41]" office:value-type="float" office:value="31" calcext:value-type="float">
            <text:p>31</text:p>
          </table:table-cell>
          <table:table-cell table:style-name="ce174" table:formula="of:=[.N41]*[.P41]" office:value-type="float" office:value="80" calcext:value-type="float">
            <text:p>80 cm³</text:p>
          </table:table-cell>
          <table:table-cell/>
          <table:table-cell table:formula="of:=RANK([.Y41];[.Y34:.Y43])+2" office:value-type="float" office:value="3" calcext:value-type="float">
            <text:p>3</text:p>
          </table:table-cell>
          <table:table-cell table:style-name="ce83" table:formula="of:=RAND()" office:value-type="float" office:value="0.834728867650131" calcext:value-type="float">
            <text:p>0,834728867650131</text:p>
          </table:table-cell>
          <table:table-cell table:formula="of:=([.AD41]*35-34)+RANDBETWEEN(0;34)" office:value-type="float" office:value="178" calcext:value-type="float">
            <text:p>178</text:p>
          </table:table-cell>
          <table:table-cell table:style-name="ce15" table:formula="of:=RANDBETWEEN(1;9)" office:value-type="float" office:value="1" calcext:value-type="float">
            <text:p>1</text:p>
          </table:table-cell>
          <table:table-cell table:style-name="ce175" table:formula="of:=RANDBETWEEN(2;5)" office:value-type="float" office:value="4" calcext:value-type="float">
            <text:p>4</text:p>
          </table:table-cell>
          <table:table-cell table:style-name="ce175" table:formula="of:=RANDBETWEEN(2;5)" office:value-type="float" office:value="2" calcext:value-type="float">
            <text:p>2</text:p>
          </table:table-cell>
          <table:table-cell table:formula="of:=RANK([.AE41];[.AE36:.AE41])" office:value-type="float" office:value="6" calcext:value-type="float">
            <text:p>6</text:p>
          </table:table-cell>
          <table:table-cell table:style-name="ce83" table:formula="of:=RAND()" office:value-type="float" office:value="0.134653838230544" calcext:value-type="float">
            <text:p>0,13465383823054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42];[.Y34:.Y43])+2" office:value-type="float" office:value="7" calcext:value-type="float">
            <text:p>7</text:p>
          </table:table-cell>
          <table:table-cell table:style-name="ce83" table:formula="of:=RAND()" office:value-type="float" office:value="0.455113541636911" calcext:value-type="float">
            <text:p>0,455113541636911</text:p>
          </table:table-cell>
          <table:table-cell table:number-columns-repeated="998"/>
        </table:table-row>
        <table:table-row table:style-name="ro4">
          <table:table-cell table:number-columns-repeated="23"/>
          <table:table-cell table:formula="of:=RANK([.Y43];[.Y34:.Y43])+2" office:value-type="float" office:value="5" calcext:value-type="float">
            <text:p>5</text:p>
          </table:table-cell>
          <table:table-cell table:style-name="ce83" table:formula="of:=RAND()" office:value-type="float" office:value="0.58262570778773" calcext:value-type="float">
            <text:p>0,58262570778773</text:p>
          </table:table-cell>
          <table:table-cell table:number-columns-repeated="998"/>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Ceinture Noire 2" table:style-name="ta7" table:print-ranges="'Ceinture Noire 2'.A1:'Ceinture Noire 2'.U44 'Ceinture Noire 2'.W1:'Ceinture Noire 2'.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7" draw:text-style-name="P2" svg:width="1.651cm" svg:height="0.749cm" svg:x="56.01cm" svg:y="0.247cm" draw:control="control10"/>
        </table:shapes>
        <table:table-column table:style-name="co128" table:default-cell-style-name="Default"/>
        <table:table-column table:style-name="co2" table:number-columns-repeated="2" table:default-cell-style-name="Default"/>
        <table:table-column table:style-name="co129" table:default-cell-style-name="Default"/>
        <table:table-column table:style-name="co27" table:default-cell-style-name="Default"/>
        <table:table-column table:style-name="co28" table:number-columns-repeated="2" table:default-cell-style-name="Default"/>
        <table:table-column table:style-name="co130" table:default-cell-style-name="Default"/>
        <table:table-column table:style-name="co54" table:default-cell-style-name="Default"/>
        <table:table-column table:style-name="co131" table:default-cell-style-name="Default"/>
        <table:table-column table:style-name="co29" table:default-cell-style-name="Default"/>
        <table:table-column table:style-name="co132" table:default-cell-style-name="Default"/>
        <table:table-column table:style-name="co27" table:default-cell-style-name="Default"/>
        <table:table-column table:style-name="co39" table:default-cell-style-name="Default"/>
        <table:table-column table:style-name="co22" table:default-cell-style-name="Default"/>
        <table:table-column table:style-name="co133" table:default-cell-style-name="Default"/>
        <table:table-column table:style-name="co88" table:default-cell-style-name="Default"/>
        <table:table-column table:style-name="co82" table:default-cell-style-name="Default"/>
        <table:table-column table:style-name="co74" table:default-cell-style-name="Default"/>
        <table:table-column table:style-name="co109" table:default-cell-style-name="Default"/>
        <table:table-column table:style-name="co134" table:default-cell-style-name="Default"/>
        <table:table-column table:style-name="co129" table:default-cell-style-name="Default"/>
        <table:table-column table:style-name="co135" table:default-cell-style-name="Default"/>
        <table:table-column table:style-name="co88" table:default-cell-style-name="Default"/>
        <table:table-column table:style-name="co136" table:default-cell-style-name="Default"/>
        <table:table-column table:style-name="co137" table:default-cell-style-name="Default"/>
        <table:table-column table:style-name="co62" table:default-cell-style-name="Default"/>
        <table:table-column table:style-name="co18" table:default-cell-style-name="Default"/>
        <table:table-column table:style-name="co60" table:default-cell-style-name="Default"/>
        <table:table-column table:style-name="co37" table:default-cell-style-name="Default"/>
        <table:table-column table:style-name="co20" table:default-cell-style-name="Default"/>
        <table:table-column table:style-name="co37" table:default-cell-style-name="Default"/>
        <table:table-column table:style-name="co48" table:default-cell-style-name="Default"/>
        <table:table-column table:style-name="co17" table:number-columns-repeated="991"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A</text:p>
          </table:table-cell>
          <table:table-cell table:style-name="ce23" table:number-columns-repeated="3"/>
          <table:table-cell table:number-columns-repeated="3"/>
          <table:table-cell table:formula="of:=RANK([.AC1];[.AC1:.AC10])+2" office:value-type="float" office:value="4" calcext:value-type="float">
            <text:p>4</text:p>
          </table:table-cell>
          <table:table-cell table:style-name="ce83" table:formula="of:=RAND()" office:value-type="float" office:value="0.732389250363735" calcext:value-type="float">
            <text:p>0,732389250363735</text:p>
          </table:table-cell>
          <table:table-cell table:number-columns-repeated="2"/>
          <table:table-cell table:formula="of:=RANK([.AG1];[.AG1:.AG9])" office:value-type="float" office:value="1" calcext:value-type="float">
            <text:p>1</text:p>
          </table:table-cell>
          <table:table-cell table:formula="of:=RAND()" office:value-type="float" office:value="0.677373495501611" calcext:value-type="float">
            <text:p>0,677373495501611</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quot;v&quot;&amp;ROUND(RAND()*10000;0)" office:value-type="string" office:string-value="v5672" calcext:value-type="string">
            <text:p>v5672</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2];[.AC1:.AC10])+2" office:value-type="float" office:value="11" calcext:value-type="float">
            <text:p>11</text:p>
          </table:table-cell>
          <table:table-cell table:style-name="ce83" table:formula="of:=RAND()" office:value-type="float" office:value="0.127675863305006" calcext:value-type="float">
            <text:p>0,127675863305006</text:p>
          </table:table-cell>
          <table:table-cell table:number-columns-repeated="2"/>
          <table:table-cell table:formula="of:=RANK([.AG2];[.AG1:.AG9])" office:value-type="float" office:value="7" calcext:value-type="float">
            <text:p>7</text:p>
          </table:table-cell>
          <table:table-cell table:formula="of:=RAND()" office:value-type="float" office:value="0.0989099725284992" calcext:value-type="float">
            <text:p>0,098909972528499</text:p>
          </table:table-cell>
          <table:table-cell table:number-columns-repeated="991"/>
        </table:table-row>
        <table:table-row table:style-name="ro1">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1]" office:value-type="string" office:string-value="AA" calcext:value-type="string">
            <text:p>AA</text:p>
          </table:table-cell>
          <table:table-cell table:style-name="ce96"/>
          <table:table-cell table:style-name="ce99" table:formula="of:=[.U2]" office:value-type="string" office:string-value="v5672" calcext:value-type="string">
            <text:p>v5672</text:p>
          </table:table-cell>
          <table:table-cell table:style-name="ce83"/>
          <table:table-cell table:formula="of:=RANK([.AC3];[.AC1:.AC10])+2" office:value-type="float" office:value="12" calcext:value-type="float">
            <text:p>12</text:p>
          </table:table-cell>
          <table:table-cell table:style-name="ce83" table:formula="of:=RAND()" office:value-type="float" office:value="0.0745315165582862" calcext:value-type="float">
            <text:p>0,074531516558286</text:p>
          </table:table-cell>
          <table:table-cell table:style-name="ce83" table:formula="of:=RANK([.AE3];[.AE3:.AE8])" office:value-type="float" office:value="4" calcext:value-type="float">
            <text:p>4</text:p>
          </table:table-cell>
          <table:table-cell table:style-name="ce83" table:formula="of:=RAND()" office:value-type="float" office:value="0.581915785580032" calcext:value-type="float">
            <text:p>0,581915785580032</text:p>
          </table:table-cell>
          <table:table-cell table:style-name="ce83" table:formula="of:=RANK([.AG3];[.AG1:.AG9])" office:value-type="float" office:value="5" calcext:value-type="float">
            <text:p>5</text:p>
          </table:table-cell>
          <table:table-cell table:formula="of:=RAND()" office:value-type="float" office:value="0.284741912521503" calcext:value-type="float">
            <text:p>0,284741912521503</text:p>
          </table:table-cell>
          <table:table-cell table:style-name="ce83" table:number-columns-repeated="991"/>
        </table:table-row>
        <table:table-row table:style-name="ro3">
          <table:table-cell table:style-name="ce51" table:formula="of:=[.AB4]-2" office:value-type="float" office:value="7" calcext:value-type="float">
            <text:p>7</text:p>
          </table:table-cell>
          <table:table-cell table:style-name="ce150" office:value-type="string" calcext:value-type="string">
            <text:p>h</text:p>
          </table:table-cell>
          <table:table-cell table:style-name="ce176" table:formula="of:=6*RANDBETWEEN(1;9)" office:value-type="float" office:value="36" calcext:value-type="float">
            <text:p>36</text:p>
          </table:table-cell>
          <table:table-cell table:style-name="ce42" office:value-type="string" calcext:value-type="string">
            <text:p>min = <text:s text:c="8"/>h</text:p>
          </table:table-cell>
          <table:table-cell table:style-name="ce4" table:formula="of:=RANDBETWEEN(2;5)*RANDBETWEEN(2;6)*RANDBETWEEN(2;4)" office:value-type="float" office:value="16" calcext:value-type="float">
            <text:p>16</text:p>
          </table:table-cell>
          <table:table-cell table:style-name="ce7" office:value-type="string" calcext:value-type="string">
            <text:p>et</text:p>
          </table:table-cell>
          <table:table-cell table:style-name="ce20" table:formula="of:=RANDBETWEEN(2;5)*RANDBETWEEN(2;6)*RANDBETWEEN(2;5)" office:value-type="float" office:value="30" calcext:value-type="float">
            <text:p>30</text:p>
          </table:table-cell>
          <table:table-cell table:style-name="ce10" office:value-type="string" calcext:value-type="string">
            <text:p>=</text:p>
          </table:table-cell>
          <table:table-cell table:style-name="ce177" table:formula="of:=RANDBETWEEN(2;30)" office:value-type="float" office:value="26" calcext:value-type="float">
            <text:p>26</text:p>
          </table:table-cell>
          <table:table-cell table:style-name="ce40" office:value-type="string" calcext:value-type="string">
            <text:p>;</text:p>
          </table:table-cell>
          <table:table-cell table:style-name="ce40" table:formula="of:=RANDBETWEEN(2;30)" office:value-type="float" office:value="14" calcext:value-type="float">
            <text:p>14</text:p>
          </table:table-cell>
          <table:table-cell table:style-name="ce40" office:value-type="string" calcext:value-type="string">
            <text:p>;</text:p>
          </table:table-cell>
          <table:table-cell table:style-name="ce40" table:formula="of:=QUOTIENT([.I4]+[.K4];3)*3+3*RANDBETWEEN(1;4)-[.I4]-[.K4]" office:value-type="float" office:value="11" calcext:value-type="float">
            <text:p>11</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18" calcext:value-type="float">
            <text:p>18 cm²</text:p>
          </table:table-cell>
          <table:table-cell table:style-name="ce179" office:value-type="string" calcext:value-type="string">
            <text:p>h=</text:p>
          </table:table-cell>
          <table:table-cell table:style-name="ce180" table:formula="of:=RANDBETWEEN(1;12)" office:value-type="float" office:value="9" calcext:value-type="float">
            <text:p>9 cm</text:p>
          </table:table-cell>
          <table:table-cell table:style-name="ce56" office:value-type="string" calcext:value-type="string">
            <text:p>V =</text:p>
          </table:table-cell>
          <table:table-cell/>
          <table:table-cell table:style-name="ce147" table:formula="of:=[.A4]+[.C4]/60&amp;&quot; h&quot;" office:value-type="string" office:string-value="7,6 h" calcext:value-type="string">
            <text:p>7,6 h</text:p>
          </table:table-cell>
          <table:table-cell table:style-name="ce48" table:formula="of:=GCD([.E4];[.G4])" office:value-type="float" office:value="2" calcext:value-type="float">
            <text:p>2</text:p>
          </table:table-cell>
          <table:table-cell table:style-name="ce181" table:formula="of:=&quot;e=&quot;&amp;(MAX([.I4];[.K4];[.M4];[.O4])-MIN([.I4];[.K4];[.M4];[.O4]))&amp;&quot;  m=&quot;&amp;MEDIAN([.I4];[.K4];[.M4];[.O4])&amp;&quot;  x=&quot;&amp;ROUND(AVERAGE([.I4];[.K4];[.M4];[.O4]);1)" office:value-type="string" office:string-value="e=15  m=14  x=17" calcext:value-type="string">
            <text:p>e=15 <text:s/>m=14 <text:s/>x=17</text:p>
          </table:table-cell>
          <table:table-cell table:style-name="ce57" table:formula="of:=[.R4]*[.T4]/3&amp;&quot; cm³&quot;" office:value-type="string" office:string-value="54 cm³" calcext:value-type="string">
            <text:p>54 cm³</text:p>
          </table:table-cell>
          <table:table-cell/>
          <table:table-cell table:formula="of:=RANK([.AC4];[.AC1:.AC10])+2" office:value-type="float" office:value="9" calcext:value-type="float">
            <text:p>9</text:p>
          </table:table-cell>
          <table:table-cell table:style-name="ce83" table:formula="of:=RAND()" office:value-type="float" office:value="0.478441987116419" calcext:value-type="float">
            <text:p>0,478441987116419</text:p>
          </table:table-cell>
          <table:table-cell table:formula="of:=RANK([.AE4];[.AE3:.AE8])" office:value-type="float" office:value="1" calcext:value-type="float">
            <text:p>1</text:p>
          </table:table-cell>
          <table:table-cell table:style-name="ce83" table:formula="of:=RAND()" office:value-type="float" office:value="0.695123941225275" calcext:value-type="float">
            <text:p>0,695123941225275</text:p>
          </table:table-cell>
          <table:table-cell table:formula="of:=RANK([.AG4];[.AG1:.AG9])" office:value-type="float" office:value="9" calcext:value-type="float">
            <text:p>9</text:p>
          </table:table-cell>
          <table:table-cell table:formula="of:=RAND()" office:value-type="float" office:value="0.078386725039687" calcext:value-type="float">
            <text:p>0,078386725039687</text:p>
          </table:table-cell>
          <table:table-cell table:number-columns-repeated="991"/>
        </table:table-row>
        <table:table-row table:style-name="ro3">
          <table:table-cell table:style-name="ce51" table:formula="of:=[.AB5]-2" office:value-type="float" office:value="6" calcext:value-type="float">
            <text:p>6</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4" table:formula="of:=RANDBETWEEN(2;5)*RANDBETWEEN(2;6)*RANDBETWEEN(2;4)" office:value-type="float" office:value="40" calcext:value-type="float">
            <text:p>40</text:p>
          </table:table-cell>
          <table:table-cell table:style-name="ce7" office:value-type="string" calcext:value-type="string">
            <text:p>et</text:p>
          </table:table-cell>
          <table:table-cell table:style-name="ce20" table:formula="of:=RANDBETWEEN(2;5)*RANDBETWEEN(2;6)*RANDBETWEEN(2;5)" office:value-type="float" office:value="18" calcext:value-type="float">
            <text:p>18</text:p>
          </table:table-cell>
          <table:table-cell table:style-name="ce10" office:value-type="string" calcext:value-type="string">
            <text:p>=</text:p>
          </table:table-cell>
          <table:table-cell table:style-name="ce177" table:formula="of:=RANDBETWEEN(2;30)" office:value-type="float" office:value="25" calcext:value-type="float">
            <text:p>25</text:p>
          </table:table-cell>
          <table:table-cell table:style-name="ce40" office:value-type="string" calcext:value-type="string">
            <text:p>;</text:p>
          </table:table-cell>
          <table:table-cell table:style-name="ce40" table:formula="of:=RANDBETWEEN(2;30)" office:value-type="float" office:value="29" calcext:value-type="float">
            <text:p>29</text:p>
          </table:table-cell>
          <table:table-cell table:style-name="ce40" office:value-type="string" calcext:value-type="string">
            <text:p>;</text:p>
          </table:table-cell>
          <table:table-cell table:style-name="ce40" table:formula="of:=QUOTIENT([.I5]+[.K5];3)*3+3*RANDBETWEEN(1;4)-[.I5]-[.K5]" office:value-type="float" office:value="6" calcext:value-type="float">
            <text:p>6</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1" calcext:value-type="float">
            <text:p>11 cm²</text:p>
          </table:table-cell>
          <table:table-cell table:style-name="ce179" office:value-type="string" calcext:value-type="string">
            <text:p>h=</text:p>
          </table:table-cell>
          <table:table-cell table:style-name="ce180" table:formula="of:=RANDBETWEEN(1;12)*3" office:value-type="float" office:value="3" calcext:value-type="float">
            <text:p>3 cm</text:p>
          </table:table-cell>
          <table:table-cell table:style-name="ce56" office:value-type="string" calcext:value-type="string">
            <text:p>V =</text:p>
          </table:table-cell>
          <table:table-cell/>
          <table:table-cell table:style-name="ce147" table:formula="of:=[.A5]+[.C5]/60&amp;&quot; h&quot;" office:value-type="string" office:string-value="6,5 h" calcext:value-type="string">
            <text:p>6,5 h</text:p>
          </table:table-cell>
          <table:table-cell table:style-name="ce48" table:formula="of:=GCD([.E5];[.G5])" office:value-type="float" office:value="2" calcext:value-type="float">
            <text:p>2</text:p>
          </table:table-cell>
          <table:table-cell table:style-name="ce181" table:formula="of:=&quot;e=&quot;&amp;(MAX([.I5];[.K5];[.M5];[.O5])-MIN([.I5];[.K5];[.M5];[.O5]))&amp;&quot;  m=&quot;&amp;MEDIAN([.I5];[.K5];[.M5];[.O5])&amp;&quot;  x=&quot;&amp;ROUND(AVERAGE([.I5];[.K5];[.M5];[.O5]);1)" office:value-type="string" office:string-value="e=23  m=25  x=20" calcext:value-type="string">
            <text:p>e=23 <text:s/>m=25 <text:s/>x=20</text:p>
          </table:table-cell>
          <table:table-cell table:style-name="ce57" table:formula="of:=[.R5]*[.T5]/3&amp;&quot; cm³&quot;" office:value-type="string" office:string-value="11 cm³" calcext:value-type="string">
            <text:p>11 cm³</text:p>
          </table:table-cell>
          <table:table-cell/>
          <table:table-cell table:formula="of:=RANK([.AC5];[.AC1:.AC10])+2" office:value-type="float" office:value="8" calcext:value-type="float">
            <text:p>8</text:p>
          </table:table-cell>
          <table:table-cell table:style-name="ce83" table:formula="of:=RAND()" office:value-type="float" office:value="0.58828947423594" calcext:value-type="float">
            <text:p>0,58828947423594</text:p>
          </table:table-cell>
          <table:table-cell table:formula="of:=RANK([.AE5];[.AE3:.AE8])" office:value-type="float" office:value="2" calcext:value-type="float">
            <text:p>2</text:p>
          </table:table-cell>
          <table:table-cell table:style-name="ce83" table:formula="of:=RAND()" office:value-type="float" office:value="0.667132798749558" calcext:value-type="float">
            <text:p>0,667132798749558</text:p>
          </table:table-cell>
          <table:table-cell table:formula="of:=RANK([.AG5];[.AG1:.AG9])" office:value-type="float" office:value="8" calcext:value-type="float">
            <text:p>8</text:p>
          </table:table-cell>
          <table:table-cell table:formula="of:=RAND()" office:value-type="float" office:value="0.0896932053331049" calcext:value-type="float">
            <text:p>0,089693205333105</text:p>
          </table:table-cell>
          <table:table-cell table:number-columns-repeated="991"/>
        </table:table-row>
        <table:table-row table:style-name="ro3">
          <table:table-cell table:style-name="ce51" table:formula="of:=[.AB6]-2+[.AF6]/10" office:value-type="float" office:value="1.4" calcext:value-type="float">
            <text:p>1,4</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24" calcext:value-type="float">
            <text:p>24</text:p>
          </table:table-cell>
          <table:table-cell table:style-name="ce7" office:value-type="string" calcext:value-type="string">
            <text:p>et</text:p>
          </table:table-cell>
          <table:table-cell table:style-name="ce20" table:formula="of:=RANDBETWEEN(2;5)*RANDBETWEEN(2;6)*RANDBETWEEN(2;5)" office:value-type="float" office:value="96" calcext:value-type="float">
            <text:p>96</text:p>
          </table:table-cell>
          <table:table-cell table:style-name="ce10" office:value-type="string" calcext:value-type="string">
            <text:p>=</text:p>
          </table:table-cell>
          <table:table-cell table:style-name="ce177" table:formula="of:=[.AB6]*2-1+RANDBETWEEN(0;1)" office:value-type="float" office:value="6" calcext:value-type="float">
            <text:p>6</text:p>
          </table:table-cell>
          <table:table-cell table:style-name="ce40" office:value-type="string" calcext:value-type="string">
            <text:p>;</text:p>
          </table:table-cell>
          <table:table-cell table:style-name="ce40" table:formula="of:=[.AF6]*2" office:value-type="float" office:value="8" calcext:value-type="float">
            <text:p>8</text:p>
          </table:table-cell>
          <table:table-cell table:style-name="ce40" office:value-type="string" calcext:value-type="string">
            <text:p>;</text:p>
          </table:table-cell>
          <table:table-cell table:style-name="ce40" table:formula="of:=[.AD6]*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19" calcext:value-type="float">
            <text:p>19</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3" calcext:value-type="float">
            <text:p>33 cm²</text:p>
          </table:table-cell>
          <table:table-cell table:style-name="ce179" office:value-type="string" calcext:value-type="string">
            <text:p>h=</text:p>
          </table:table-cell>
          <table:table-cell table:style-name="ce180" table:formula="of:=RANDBETWEEN(1;12)" office:value-type="float" office:value="3" calcext:value-type="float">
            <text:p>3 cm</text:p>
          </table:table-cell>
          <table:table-cell table:style-name="ce56" office:value-type="string" calcext:value-type="string">
            <text:p>V =</text:p>
          </table:table-cell>
          <table:table-cell/>
          <table:table-cell table:style-name="ce147" table:formula="of:=INT([.A6])&amp;&quot;h &quot;&amp;INT(([.A6]-INT([.A6]))*60)&amp;&quot;min&quot;" office:value-type="string" office:string-value="1h 24min" calcext:value-type="string">
            <text:p>1h 24min</text:p>
          </table:table-cell>
          <table:table-cell table:style-name="ce48" table:formula="of:=GCD([.E6];[.G6])" office:value-type="float" office:value="24" calcext:value-type="float">
            <text:p>24</text:p>
          </table:table-cell>
          <table:table-cell table:style-name="ce181" table:formula="of:=&quot;e=&quot;&amp;(MAX([.I6];[.K6];[.M6];[.O6])-MIN([.I6];[.K6];[.M6];[.O6]))&amp;&quot;  m=&quot;&amp;MEDIAN([.I6];[.K6];[.M6];[.O6])&amp;&quot;  x=&quot;&amp;ROUND(AVERAGE([.I6];[.K6];[.M6];[.O6]);1)" office:value-type="string" office:string-value="e=13  m=8,5  x=10,5" calcext:value-type="string">
            <text:p>e=13 <text:s/>m=8,5 <text:s/>x=10,5</text:p>
          </table:table-cell>
          <table:table-cell table:style-name="ce57" table:formula="of:=[.R6]*[.T6]/3&amp;&quot; cm³&quot;" office:value-type="string" office:string-value="33 cm³" calcext:value-type="string">
            <text:p>33 cm³</text:p>
          </table:table-cell>
          <table:table-cell/>
          <table:table-cell table:formula="of:=RANK([.AC6];[.AC1:.AC10])+2" office:value-type="float" office:value="3" calcext:value-type="float">
            <text:p>3</text:p>
          </table:table-cell>
          <table:table-cell table:style-name="ce83" table:formula="of:=RAND()" office:value-type="float" office:value="0.940163198116656" calcext:value-type="float">
            <text:p>0,940163198116656</text:p>
          </table:table-cell>
          <table:table-cell table:formula="of:=RANK([.AE6];[.AE3:.AE8])" office:value-type="float" office:value="3" calcext:value-type="float">
            <text:p>3</text:p>
          </table:table-cell>
          <table:table-cell table:style-name="ce83" table:formula="of:=RAND()" office:value-type="float" office:value="0.596231887483989" calcext:value-type="float">
            <text:p>0,596231887483989</text:p>
          </table:table-cell>
          <table:table-cell table:formula="of:=RANK([.AG6];[.AG1:.AG9])" office:value-type="float" office:value="4" calcext:value-type="float">
            <text:p>4</text:p>
          </table:table-cell>
          <table:table-cell table:formula="of:=RAND()" office:value-type="float" office:value="0.338434623138564" calcext:value-type="float">
            <text:p>0,338434623138564</text:p>
          </table:table-cell>
          <table:table-cell table:number-columns-repeated="991"/>
        </table:table-row>
        <table:table-row table:style-name="ro3">
          <table:table-cell table:style-name="ce51" table:formula="of:=[.AB7]-2+[.AF7]/10" office:value-type="float" office:value="5.3" calcext:value-type="float">
            <text:p>5,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20" calcext:value-type="float">
            <text:p>120</text:p>
          </table:table-cell>
          <table:table-cell table:style-name="ce7" office:value-type="string" calcext:value-type="string">
            <text:p>et</text:p>
          </table:table-cell>
          <table:table-cell table:style-name="ce20" table:formula="of:=RANDBETWEEN(2;5)*RANDBETWEEN(2;6)*RANDBETWEEN(2;5)" office:value-type="float" office:value="100" calcext:value-type="float">
            <text:p>100</text:p>
          </table:table-cell>
          <table:table-cell table:style-name="ce10" office:value-type="string" calcext:value-type="string">
            <text:p>=</text:p>
          </table:table-cell>
          <table:table-cell table:style-name="ce177" table:formula="of:=[.AB7]*2-1+RANDBETWEEN(0;1)" office:value-type="float" office:value="13" calcext:value-type="float">
            <text:p>13</text:p>
          </table:table-cell>
          <table:table-cell table:style-name="ce40" office:value-type="string" calcext:value-type="string">
            <text:p>;</text:p>
          </table:table-cell>
          <table:table-cell table:style-name="ce40" table:formula="of:=[.AF7]*2" office:value-type="float" office:value="6" calcext:value-type="float">
            <text:p>6</text:p>
          </table:table-cell>
          <table:table-cell table:style-name="ce40" office:value-type="string" calcext:value-type="string">
            <text:p>;</text:p>
          </table:table-cell>
          <table:table-cell table:style-name="ce40" table:formula="of:=[.AD7]*3" office:value-type="float" office:value="18" calcext:value-type="float">
            <text:p>18</text:p>
          </table:table-cell>
          <table:table-cell table:style-name="ce40" office:value-type="string" calcext:value-type="string">
            <text:p>;</text:p>
          </table:table-cell>
          <table:table-cell table:style-name="ce40" table:formula="of:=RANDBETWEEN(2;20)" office:value-type="float" office:value="13" calcext:value-type="float">
            <text:p>13</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2" calcext:value-type="float">
            <text:p>2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147" table:formula="of:=INT([.A7])&amp;&quot;h &quot;&amp;INT(([.A7]-INT([.A7]))*60)&amp;&quot;min&quot;" office:value-type="string" office:string-value="5h 18min" calcext:value-type="string">
            <text:p>5h 18min</text:p>
          </table:table-cell>
          <table:table-cell table:style-name="ce48" table:formula="of:=GCD([.E7];[.G7])" office:value-type="float" office:value="20" calcext:value-type="float">
            <text:p>20</text:p>
          </table:table-cell>
          <table:table-cell table:style-name="ce181" table:formula="of:=&quot;e=&quot;&amp;(MAX([.I7];[.K7];[.M7];[.O7])-MIN([.I7];[.K7];[.M7];[.O7]))&amp;&quot;  m=&quot;&amp;MEDIAN([.I7];[.K7];[.M7];[.O7])&amp;&quot;  x=&quot;&amp;ROUND(AVERAGE([.I7];[.K7];[.M7];[.O7]);1)" office:value-type="string" office:string-value="e=12  m=13  x=12,5" calcext:value-type="string">
            <text:p>e=12 <text:s/>m=13 <text:s/>x=12,5</text:p>
          </table:table-cell>
          <table:table-cell table:style-name="ce57" table:formula="of:=[.R7]*[.T7]/3&amp;&quot; cm³&quot;" office:value-type="string" office:string-value="22 cm³" calcext:value-type="string">
            <text:p>22 cm³</text:p>
          </table:table-cell>
          <table:table-cell/>
          <table:table-cell table:formula="of:=RANK([.AC7];[.AC1:.AC10])+2" office:value-type="float" office:value="7" calcext:value-type="float">
            <text:p>7</text:p>
          </table:table-cell>
          <table:table-cell table:style-name="ce83" table:formula="of:=RAND()" office:value-type="float" office:value="0.680947011044801" calcext:value-type="float">
            <text:p>0,680947011044801</text:p>
          </table:table-cell>
          <table:table-cell table:formula="of:=RANK([.AE7];[.AE3:.AE8])" office:value-type="float" office:value="6" calcext:value-type="float">
            <text:p>6</text:p>
          </table:table-cell>
          <table:table-cell table:style-name="ce83" table:formula="of:=RAND()" office:value-type="float" office:value="0.197472257252636" calcext:value-type="float">
            <text:p>0,197472257252636</text:p>
          </table:table-cell>
          <table:table-cell table:formula="of:=RANK([.AG7];[.AG1:.AG9])" office:value-type="float" office:value="3" calcext:value-type="float">
            <text:p>3</text:p>
          </table:table-cell>
          <table:table-cell table:formula="of:=RAND()" office:value-type="float" office:value="0.436040932447442" calcext:value-type="float">
            <text:p>0,436040932447442</text:p>
          </table:table-cell>
          <table:table-cell table:number-columns-repeated="991"/>
        </table:table-row>
        <table:table-row table:style-name="ro3">
          <table:table-cell table:style-name="ce51" table:formula="of:=[.AB8]-2+[.AF8]/10" office:value-type="float" office:value="4.2" calcext:value-type="float">
            <text:p>4,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48" calcext:value-type="float">
            <text:p>48</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177" table:formula="of:=[.AB8]*2-1+RANDBETWEEN(0;1)" office:value-type="float" office:value="12" calcext:value-type="float">
            <text:p>12</text:p>
          </table:table-cell>
          <table:table-cell table:style-name="ce40" office:value-type="string" calcext:value-type="string">
            <text:p>;</text:p>
          </table:table-cell>
          <table:table-cell table:style-name="ce40" table:formula="of:=[.AF8]*2" office:value-type="float" office:value="4" calcext:value-type="float">
            <text:p>4</text:p>
          </table:table-cell>
          <table:table-cell table:style-name="ce40" office:value-type="string" calcext:value-type="string">
            <text:p>;</text:p>
          </table:table-cell>
          <table:table-cell table:style-name="ce40" table:formula="of:=[.AD8]*3" office:value-type="float" office:value="15" calcext:value-type="float">
            <text:p>15</text:p>
          </table:table-cell>
          <table:table-cell table:style-name="ce40" office:value-type="string" calcext:value-type="string">
            <text:p>;</text:p>
          </table:table-cell>
          <table:table-cell table:style-name="ce40" table:formula="of:=RANDBETWEEN(2;20)" office:value-type="float" office:value="18" calcext:value-type="float">
            <text:p>18</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1" calcext:value-type="float">
            <text:p>11 cm²</text:p>
          </table:table-cell>
          <table:table-cell table:style-name="ce179" office:value-type="string" calcext:value-type="string">
            <text:p>h=</text:p>
          </table:table-cell>
          <table:table-cell table:style-name="ce180" table:formula="of:=RANDBETWEEN(1;12)" office:value-type="float" office:value="9" calcext:value-type="float">
            <text:p>9 cm</text:p>
          </table:table-cell>
          <table:table-cell table:style-name="ce56" office:value-type="string" calcext:value-type="string">
            <text:p>V =</text:p>
          </table:table-cell>
          <table:table-cell/>
          <table:table-cell table:style-name="ce147" table:formula="of:=INT([.A8])&amp;&quot;h &quot;&amp;INT(([.A8]-INT([.A8]))*60)&amp;&quot;min&quot;" office:value-type="string" office:string-value="4h 12min" calcext:value-type="string">
            <text:p>4h 12min</text:p>
          </table:table-cell>
          <table:table-cell table:style-name="ce48" table:formula="of:=GCD([.E8];[.G8])" office:value-type="float" office:value="48" calcext:value-type="float">
            <text:p>48</text:p>
          </table:table-cell>
          <table:table-cell table:style-name="ce181" table:formula="of:=&quot;e=&quot;&amp;(MAX([.I8];[.K8];[.M8];[.O8])-MIN([.I8];[.K8];[.M8];[.O8]))&amp;&quot;  m=&quot;&amp;MEDIAN([.I8];[.K8];[.M8];[.O8])&amp;&quot;  x=&quot;&amp;ROUND(AVERAGE([.I8];[.K8];[.M8];[.O8]);1)" office:value-type="string" office:string-value="e=14  m=13,5  x=12,3" calcext:value-type="string">
            <text:p>e=14 <text:s/>m=13,5 <text:s/>x=12,3</text:p>
          </table:table-cell>
          <table:table-cell table:style-name="ce57" table:formula="of:=[.R8]*[.T8]/3&amp;&quot; cm³&quot;" office:value-type="string" office:string-value="33 cm³" calcext:value-type="string">
            <text:p>33 cm³</text:p>
          </table:table-cell>
          <table:table-cell/>
          <table:table-cell table:formula="of:=RANK([.AC8];[.AC1:.AC10])+2" office:value-type="float" office:value="6" calcext:value-type="float">
            <text:p>6</text:p>
          </table:table-cell>
          <table:table-cell table:style-name="ce83" table:formula="of:=RAND()" office:value-type="float" office:value="0.708131471623992" calcext:value-type="float">
            <text:p>0,708131471623992</text:p>
          </table:table-cell>
          <table:table-cell table:formula="of:=RANK([.AE8];[.AE3:.AE8])" office:value-type="float" office:value="5" calcext:value-type="float">
            <text:p>5</text:p>
          </table:table-cell>
          <table:table-cell table:style-name="ce83" table:formula="of:=RAND()" office:value-type="float" office:value="0.52865495444663" calcext:value-type="float">
            <text:p>0,52865495444663</text:p>
          </table:table-cell>
          <table:table-cell table:formula="of:=RANK([.AG8];[.AG1:.AG9])" office:value-type="float" office:value="2" calcext:value-type="float">
            <text:p>2</text:p>
          </table:table-cell>
          <table:table-cell table:formula="of:=RAND()" office:value-type="float" office:value="0.633028797581588" calcext:value-type="float">
            <text:p>0,633028797581588</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9];[.AC1:.AC10])+2" office:value-type="float" office:value="10" calcext:value-type="float">
            <text:p>10</text:p>
          </table:table-cell>
          <table:table-cell table:style-name="ce83" table:formula="of:=RAND()" office:value-type="float" office:value="0.154973605171491" calcext:value-type="float">
            <text:p>0,154973605171491</text:p>
          </table:table-cell>
          <table:table-cell table:number-columns-repeated="2"/>
          <table:table-cell table:formula="of:=RANK([.AG9];[.AG1:.AG9])" office:value-type="float" office:value="6" calcext:value-type="float">
            <text:p>6</text:p>
          </table:table-cell>
          <table:table-cell table:formula="of:=RAND()" office:value-type="float" office:value="0.133833273685869" calcext:value-type="float">
            <text:p>0,133833273685869</text:p>
          </table:table-cell>
          <table:table-cell table:number-columns-repeated="991"/>
        </table:table-row>
        <table:table-row table:style-name="ro4">
          <table:table-cell table:number-columns-repeated="27"/>
          <table:table-cell table:formula="of:=RANK([.AC10];[.AC1:.AC10])+2" office:value-type="float" office:value="5" calcext:value-type="float">
            <text:p>5</text:p>
          </table:table-cell>
          <table:table-cell table:style-name="ce83" table:formula="of:=RAND()" office:value-type="float" office:value="0.710447072044965" calcext:value-type="float">
            <text:p>0,710447072044965</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B</text:p>
          </table:table-cell>
          <table:table-cell table:style-name="ce23" table:number-columns-repeated="3"/>
          <table:table-cell table:number-columns-repeated="3"/>
          <table:table-cell table:formula="of:=RANK([.AC12];[.AC12:.AC21])+2" office:value-type="float" office:value="3" calcext:value-type="float">
            <text:p>3</text:p>
          </table:table-cell>
          <table:table-cell table:style-name="ce83" table:formula="of:=RAND()" office:value-type="float" office:value="0.844915225037353" calcext:value-type="float">
            <text:p>0,844915225037353</text:p>
          </table:table-cell>
          <table:table-cell table:number-columns-repeated="2"/>
          <table:table-cell table:formula="of:=RANK([.AG12];[.AG12:.AG20])" office:value-type="float" office:value="9" calcext:value-type="float">
            <text:p>9</text:p>
          </table:table-cell>
          <table:table-cell table:formula="of:=RAND()" office:value-type="float" office:value="0.319643506178514" calcext:value-type="float">
            <text:p>0,319643506178514</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5672" calcext:value-type="string">
            <text:p>v5672</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13];[.AC12:.AC21])+2" office:value-type="float" office:value="5" calcext:value-type="float">
            <text:p>5</text:p>
          </table:table-cell>
          <table:table-cell table:style-name="ce83" table:formula="of:=RAND()" office:value-type="float" office:value="0.499249851529453" calcext:value-type="float">
            <text:p>0,499249851529453</text:p>
          </table:table-cell>
          <table:table-cell table:number-columns-repeated="2"/>
          <table:table-cell table:formula="of:=RANK([.AG13];[.AG12:.AG20])" office:value-type="float" office:value="7" calcext:value-type="float">
            <text:p>7</text:p>
          </table:table-cell>
          <table:table-cell table:formula="of:=RAND()" office:value-type="float" office:value="0.38196691406819" calcext:value-type="float">
            <text:p>0,38196691406819</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12]" office:value-type="string" office:string-value="AB" calcext:value-type="string">
            <text:p>AB</text:p>
          </table:table-cell>
          <table:table-cell table:style-name="ce96"/>
          <table:table-cell table:style-name="ce99" table:formula="of:=[.U13]" office:value-type="string" office:string-value="v5672" calcext:value-type="string">
            <text:p>v5672</text:p>
          </table:table-cell>
          <table:table-cell table:style-name="ce83"/>
          <table:table-cell table:formula="of:=RANK([.AC14];[.AC12:.AC21])+2" office:value-type="float" office:value="7" calcext:value-type="float">
            <text:p>7</text:p>
          </table:table-cell>
          <table:table-cell table:style-name="ce83" table:formula="of:=RAND()" office:value-type="float" office:value="0.433167333104995" calcext:value-type="float">
            <text:p>0,433167333104995</text:p>
          </table:table-cell>
          <table:table-cell table:style-name="ce83" table:formula="of:=RANK([.AE14];[.AE14:.AE19])" office:value-type="float" office:value="2" calcext:value-type="float">
            <text:p>2</text:p>
          </table:table-cell>
          <table:table-cell table:style-name="ce83" table:formula="of:=RAND()" office:value-type="float" office:value="0.522481787994116" calcext:value-type="float">
            <text:p>0,522481787994116</text:p>
          </table:table-cell>
          <table:table-cell table:style-name="ce83" table:formula="of:=RANK([.AG14];[.AG12:.AG20])" office:value-type="float" office:value="6" calcext:value-type="float">
            <text:p>6</text:p>
          </table:table-cell>
          <table:table-cell table:formula="of:=RAND()" office:value-type="float" office:value="0.400210490946151" calcext:value-type="float">
            <text:p>0,400210490946151</text:p>
          </table:table-cell>
          <table:table-cell table:number-columns-repeated="991"/>
        </table:table-row>
        <table:table-row table:style-name="ro3">
          <table:table-cell table:style-name="ce51" table:formula="of:=[.AB15]-2" office:value-type="float" office:value="2" calcext:value-type="float">
            <text:p>2</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4" table:formula="of:=RANDBETWEEN(2;5)*RANDBETWEEN(2;6)*RANDBETWEEN(2;4)" office:value-type="float" office:value="90" calcext:value-type="float">
            <text:p>90</text:p>
          </table:table-cell>
          <table:table-cell table:style-name="ce7" office:value-type="string" calcext:value-type="string">
            <text:p>et</text:p>
          </table:table-cell>
          <table:table-cell table:style-name="ce20" table:formula="of:=RANDBETWEEN(2;5)*RANDBETWEEN(2;6)*RANDBETWEEN(2;5)" office:value-type="float" office:value="60" calcext:value-type="float">
            <text:p>60</text:p>
          </table:table-cell>
          <table:table-cell table:style-name="ce10" office:value-type="string" calcext:value-type="string">
            <text:p>=</text:p>
          </table:table-cell>
          <table:table-cell table:style-name="ce177" table:formula="of:=RANDBETWEEN(2;30)" office:value-type="float" office:value="22" calcext:value-type="float">
            <text:p>22</text:p>
          </table:table-cell>
          <table:table-cell table:style-name="ce40" office:value-type="string" calcext:value-type="string">
            <text:p>;</text:p>
          </table:table-cell>
          <table:table-cell table:style-name="ce40" table:formula="of:=RANDBETWEEN(2;30)" office:value-type="float" office:value="5" calcext:value-type="float">
            <text:p>5</text:p>
          </table:table-cell>
          <table:table-cell table:style-name="ce40" office:value-type="string" calcext:value-type="string">
            <text:p>;</text:p>
          </table:table-cell>
          <table:table-cell table:style-name="ce40" table:formula="of:=QUOTIENT([.I15]+[.K15];3)*3+3*RANDBETWEEN(1;4)-[.I15]-[.K15]" office:value-type="float" office:value="9" calcext:value-type="float">
            <text:p>9</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3" calcext:value-type="float">
            <text:p>33 cm²</text:p>
          </table:table-cell>
          <table:table-cell table:style-name="ce179" office:value-type="string" calcext:value-type="string">
            <text:p>h=</text:p>
          </table:table-cell>
          <table:table-cell table:style-name="ce180" table:formula="of:=RANDBETWEEN(1;12)" office:value-type="float" office:value="6" calcext:value-type="float">
            <text:p>6 cm</text:p>
          </table:table-cell>
          <table:table-cell table:style-name="ce56" office:value-type="string" calcext:value-type="string">
            <text:p>V =</text:p>
          </table:table-cell>
          <table:table-cell/>
          <table:table-cell table:style-name="ce147" table:formula="of:=[.A15]+[.C15]/60&amp;&quot; h&quot;" office:value-type="string" office:string-value="2,8 h" calcext:value-type="string">
            <text:p>2,8 h</text:p>
          </table:table-cell>
          <table:table-cell table:style-name="ce48" table:formula="of:=GCD([.E15];[.G15])" office:value-type="float" office:value="30" calcext:value-type="float">
            <text:p>30</text:p>
          </table:table-cell>
          <table:table-cell table:style-name="ce181" table:formula="of:=&quot;e=&quot;&amp;(MAX([.I15];[.K15];[.M15];[.O15])-MIN([.I15];[.K15];[.M15];[.O15]))&amp;&quot;  m=&quot;&amp;MEDIAN([.I15];[.K15];[.M15];[.O15])&amp;&quot;  x=&quot;&amp;ROUND(AVERAGE([.I15];[.K15];[.M15];[.O15]);1)" office:value-type="string" office:string-value="e=17  m=9  x=12" calcext:value-type="string">
            <text:p>e=17 <text:s/>m=9 <text:s/>x=12</text:p>
          </table:table-cell>
          <table:table-cell table:style-name="ce57" table:formula="of:=[.R15]*[.T15]/3&amp;&quot; cm³&quot;" office:value-type="string" office:string-value="66 cm³" calcext:value-type="string">
            <text:p>66 cm³</text:p>
          </table:table-cell>
          <table:table-cell/>
          <table:table-cell table:formula="of:=RANK([.AC15];[.AC12:.AC21])+2" office:value-type="float" office:value="4" calcext:value-type="float">
            <text:p>4</text:p>
          </table:table-cell>
          <table:table-cell table:style-name="ce83" table:formula="of:=RAND()" office:value-type="float" office:value="0.832594870193569" calcext:value-type="float">
            <text:p>0,832594870193569</text:p>
          </table:table-cell>
          <table:table-cell table:formula="of:=RANK([.AE15];[.AE14:.AE19])" office:value-type="float" office:value="1" calcext:value-type="float">
            <text:p>1</text:p>
          </table:table-cell>
          <table:table-cell table:style-name="ce83" table:formula="of:=RAND()" office:value-type="float" office:value="0.800816768036238" calcext:value-type="float">
            <text:p>0,800816768036238</text:p>
          </table:table-cell>
          <table:table-cell table:formula="of:=RANK([.AG15];[.AG12:.AG20])" office:value-type="float" office:value="1" calcext:value-type="float">
            <text:p>1</text:p>
          </table:table-cell>
          <table:table-cell table:formula="of:=RAND()" office:value-type="float" office:value="0.816746559966072" calcext:value-type="float">
            <text:p>0,816746559966072</text:p>
          </table:table-cell>
          <table:table-cell table:number-columns-repeated="991"/>
        </table:table-row>
        <table:table-row table:style-name="ro3">
          <table:table-cell table:style-name="ce51" table:formula="of:=[.AB16]-2" office:value-type="float" office:value="8" calcext:value-type="float">
            <text:p>8</text:p>
          </table:table-cell>
          <table:table-cell table:style-name="ce150" office:value-type="string" calcext:value-type="string">
            <text:p>h</text:p>
          </table:table-cell>
          <table:table-cell table:style-name="ce176" table:formula="of:=6*RANDBETWEEN(1;9)" office:value-type="float" office:value="12" calcext:value-type="float">
            <text:p>12</text:p>
          </table:table-cell>
          <table:table-cell table:style-name="ce42" office:value-type="string" calcext:value-type="string">
            <text:p>min = <text:s text:c="8"/>h</text:p>
          </table:table-cell>
          <table:table-cell table:style-name="ce4" table:formula="of:=RANDBETWEEN(2;5)*RANDBETWEEN(2;6)*RANDBETWEEN(2;4)" office:value-type="float" office:value="80" calcext:value-type="float">
            <text:p>80</text:p>
          </table:table-cell>
          <table:table-cell table:style-name="ce7" office:value-type="string" calcext:value-type="string">
            <text:p>et</text:p>
          </table:table-cell>
          <table:table-cell table:style-name="ce20" table:formula="of:=RANDBETWEEN(2;5)*RANDBETWEEN(2;6)*RANDBETWEEN(2;5)" office:value-type="float" office:value="30" calcext:value-type="float">
            <text:p>30</text:p>
          </table:table-cell>
          <table:table-cell table:style-name="ce10" office:value-type="string" calcext:value-type="string">
            <text:p>=</text:p>
          </table:table-cell>
          <table:table-cell table:style-name="ce177" table:formula="of:=RANDBETWEEN(2;30)" office:value-type="float" office:value="15" calcext:value-type="float">
            <text:p>15</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40" office:value-type="string" calcext:value-type="string">
            <text:p>;</text:p>
          </table:table-cell>
          <table:table-cell table:style-name="ce40" table:formula="of:=QUOTIENT([.I16]+[.K16];3)*3+3*RANDBETWEEN(1;4)-[.I16]-[.K16]" office:value-type="float" office:value="3" calcext:value-type="float">
            <text:p>3</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8" calcext:value-type="float">
            <text:p>8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147" table:formula="of:=[.A16]+[.C16]/60&amp;&quot; h&quot;" office:value-type="string" office:string-value="8,2 h" calcext:value-type="string">
            <text:p>8,2 h</text:p>
          </table:table-cell>
          <table:table-cell table:style-name="ce48" table:formula="of:=GCD([.E16];[.G16])" office:value-type="float" office:value="10" calcext:value-type="float">
            <text:p>10</text:p>
          </table:table-cell>
          <table:table-cell table:style-name="ce181" table:formula="of:=&quot;e=&quot;&amp;(MAX([.I16];[.K16];[.M16];[.O16])-MIN([.I16];[.K16];[.M16];[.O16]))&amp;&quot;  m=&quot;&amp;MEDIAN([.I16];[.K16];[.M16];[.O16])&amp;&quot;  x=&quot;&amp;ROUND(AVERAGE([.I16];[.K16];[.M16];[.O16]);1)" office:value-type="string" office:string-value="e=12  m=6  x=8" calcext:value-type="string">
            <text:p>e=12 <text:s/>m=6 <text:s/>x=8</text:p>
          </table:table-cell>
          <table:table-cell table:style-name="ce57" table:formula="of:=[.R16]*[.T16]/3&amp;&quot; cm³&quot;" office:value-type="string" office:string-value="88 cm³" calcext:value-type="string">
            <text:p>88 cm³</text:p>
          </table:table-cell>
          <table:table-cell/>
          <table:table-cell table:formula="of:=RANK([.AC16];[.AC12:.AC21])+2" office:value-type="float" office:value="10" calcext:value-type="float">
            <text:p>10</text:p>
          </table:table-cell>
          <table:table-cell table:style-name="ce83" table:formula="of:=RAND()" office:value-type="float" office:value="0.217653162693658" calcext:value-type="float">
            <text:p>0,217653162693658</text:p>
          </table:table-cell>
          <table:table-cell table:formula="of:=RANK([.AE16];[.AE14:.AE19])" office:value-type="float" office:value="5" calcext:value-type="float">
            <text:p>5</text:p>
          </table:table-cell>
          <table:table-cell table:style-name="ce83" table:formula="of:=RAND()" office:value-type="float" office:value="0.369395019062012" calcext:value-type="float">
            <text:p>0,369395019062012</text:p>
          </table:table-cell>
          <table:table-cell table:formula="of:=RANK([.AG16];[.AG12:.AG20])" office:value-type="float" office:value="5" calcext:value-type="float">
            <text:p>5</text:p>
          </table:table-cell>
          <table:table-cell table:formula="of:=RAND()" office:value-type="float" office:value="0.415245377618307" calcext:value-type="float">
            <text:p>0,415245377618307</text:p>
          </table:table-cell>
          <table:table-cell table:number-columns-repeated="991"/>
        </table:table-row>
        <table:table-row table:style-name="ro3">
          <table:table-cell table:style-name="ce51" table:formula="of:=[.AB17]-2+[.AF17]/10" office:value-type="float" office:value="9.2" calcext:value-type="float">
            <text:p>9,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24" calcext:value-type="float">
            <text:p>24</text:p>
          </table:table-cell>
          <table:table-cell table:style-name="ce7" office:value-type="string" calcext:value-type="string">
            <text:p>et</text:p>
          </table:table-cell>
          <table:table-cell table:style-name="ce20" table:formula="of:=RANDBETWEEN(2;5)*RANDBETWEEN(2;6)*RANDBETWEEN(2;5)" office:value-type="float" office:value="150" calcext:value-type="float">
            <text:p>150</text:p>
          </table:table-cell>
          <table:table-cell table:style-name="ce10" office:value-type="string" calcext:value-type="string">
            <text:p>=</text:p>
          </table:table-cell>
          <table:table-cell table:style-name="ce177" table:formula="of:=[.AB17]*2-1+RANDBETWEEN(0;1)" office:value-type="float" office:value="21" calcext:value-type="float">
            <text:p>21</text:p>
          </table:table-cell>
          <table:table-cell table:style-name="ce40" office:value-type="string" calcext:value-type="string">
            <text:p>;</text:p>
          </table:table-cell>
          <table:table-cell table:style-name="ce40" table:formula="of:=[.AF17]*2" office:value-type="float" office:value="4" calcext:value-type="float">
            <text:p>4</text:p>
          </table:table-cell>
          <table:table-cell table:style-name="ce40" office:value-type="string" calcext:value-type="string">
            <text:p>;</text:p>
          </table:table-cell>
          <table:table-cell table:style-name="ce40" table:formula="of:=[.AD17]*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14" calcext:value-type="float">
            <text:p>14</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1" calcext:value-type="float">
            <text:p>21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147" table:formula="of:=INT([.A17])&amp;&quot;h &quot;&amp;INT(([.A17]-INT([.A17]))*60)&amp;&quot;min&quot;" office:value-type="string" office:string-value="9h 12min" calcext:value-type="string">
            <text:p>9h 12min</text:p>
          </table:table-cell>
          <table:table-cell table:style-name="ce48" table:formula="of:=GCD([.E17];[.G17])" office:value-type="float" office:value="6" calcext:value-type="float">
            <text:p>6</text:p>
          </table:table-cell>
          <table:table-cell table:style-name="ce181" table:formula="of:=&quot;e=&quot;&amp;(MAX([.I17];[.K17];[.M17];[.O17])-MIN([.I17];[.K17];[.M17];[.O17]))&amp;&quot;  m=&quot;&amp;MEDIAN([.I17];[.K17];[.M17];[.O17])&amp;&quot;  x=&quot;&amp;ROUND(AVERAGE([.I17];[.K17];[.M17];[.O17]);1)" office:value-type="string" office:string-value="e=17  m=13  x=12,8" calcext:value-type="string">
            <text:p>e=17 <text:s/>m=13 <text:s/>x=12,8</text:p>
          </table:table-cell>
          <table:table-cell table:style-name="ce57" table:formula="of:=[.R17]*[.T17]/3&amp;&quot; cm³&quot;" office:value-type="string" office:string-value="84 cm³" calcext:value-type="string">
            <text:p>84 cm³</text:p>
          </table:table-cell>
          <table:table-cell/>
          <table:table-cell table:formula="of:=RANK([.AC17];[.AC12:.AC21])+2" office:value-type="float" office:value="11" calcext:value-type="float">
            <text:p>11</text:p>
          </table:table-cell>
          <table:table-cell table:style-name="ce83" table:formula="of:=RAND()" office:value-type="float" office:value="0.183757495130857" calcext:value-type="float">
            <text:p>0,183757495130857</text:p>
          </table:table-cell>
          <table:table-cell table:formula="of:=RANK([.AE17];[.AE14:.AE19])" office:value-type="float" office:value="4" calcext:value-type="float">
            <text:p>4</text:p>
          </table:table-cell>
          <table:table-cell table:style-name="ce83" table:formula="of:=RAND()" office:value-type="float" office:value="0.423628834420747" calcext:value-type="float">
            <text:p>0,423628834420747</text:p>
          </table:table-cell>
          <table:table-cell table:formula="of:=RANK([.AG17];[.AG12:.AG20])" office:value-type="float" office:value="2" calcext:value-type="float">
            <text:p>2</text:p>
          </table:table-cell>
          <table:table-cell table:formula="of:=RAND()" office:value-type="float" office:value="0.814020280594563" calcext:value-type="float">
            <text:p>0,814020280594563</text:p>
          </table:table-cell>
          <table:table-cell table:number-columns-repeated="991"/>
        </table:table-row>
        <table:table-row table:style-name="ro3">
          <table:table-cell table:style-name="ce51" table:formula="of:=[.AB18]-2+[.AF18]/10" office:value-type="float" office:value="10.3" calcext:value-type="float">
            <text:p>10,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24" calcext:value-type="float">
            <text:p>24</text:p>
          </table:table-cell>
          <table:table-cell table:style-name="ce7" office:value-type="string" calcext:value-type="string">
            <text:p>et</text:p>
          </table:table-cell>
          <table:table-cell table:style-name="ce20" table:formula="of:=RANDBETWEEN(2;5)*RANDBETWEEN(2;6)*RANDBETWEEN(2;5)" office:value-type="float" office:value="60" calcext:value-type="float">
            <text:p>60</text:p>
          </table:table-cell>
          <table:table-cell table:style-name="ce10" office:value-type="string" calcext:value-type="string">
            <text:p>=</text:p>
          </table:table-cell>
          <table:table-cell table:style-name="ce177" table:formula="of:=[.AB18]*2-1+RANDBETWEEN(0;1)" office:value-type="float" office:value="23" calcext:value-type="float">
            <text:p>23</text:p>
          </table:table-cell>
          <table:table-cell table:style-name="ce40" office:value-type="string" calcext:value-type="string">
            <text:p>;</text:p>
          </table:table-cell>
          <table:table-cell table:style-name="ce40" table:formula="of:=[.AF18]*2" office:value-type="float" office:value="6" calcext:value-type="float">
            <text:p>6</text:p>
          </table:table-cell>
          <table:table-cell table:style-name="ce40" office:value-type="string" calcext:value-type="string">
            <text:p>;</text:p>
          </table:table-cell>
          <table:table-cell table:style-name="ce40" table:formula="of:=[.AD18]*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9" calcext:value-type="float">
            <text:p>9</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1" calcext:value-type="float">
            <text:p>11 cm²</text:p>
          </table:table-cell>
          <table:table-cell table:style-name="ce179" office:value-type="string" calcext:value-type="string">
            <text:p>h=</text:p>
          </table:table-cell>
          <table:table-cell table:style-name="ce180" table:formula="of:=RANDBETWEEN(1;12)*3" office:value-type="float" office:value="27" calcext:value-type="float">
            <text:p>27 cm</text:p>
          </table:table-cell>
          <table:table-cell table:style-name="ce56" office:value-type="string" calcext:value-type="string">
            <text:p>V =</text:p>
          </table:table-cell>
          <table:table-cell/>
          <table:table-cell table:style-name="ce147" table:formula="of:=INT([.A18])&amp;&quot;h &quot;&amp;INT(([.A18]-INT([.A18]))*60)&amp;&quot;min&quot;" office:value-type="string" office:string-value="10h 18min" calcext:value-type="string">
            <text:p>10h 18min</text:p>
          </table:table-cell>
          <table:table-cell table:style-name="ce48" table:formula="of:=GCD([.E18];[.G18])" office:value-type="float" office:value="12" calcext:value-type="float">
            <text:p>12</text:p>
          </table:table-cell>
          <table:table-cell table:style-name="ce181" table:formula="of:=&quot;e=&quot;&amp;(MAX([.I18];[.K18];[.M18];[.O18])-MIN([.I18];[.K18];[.M18];[.O18]))&amp;&quot;  m=&quot;&amp;MEDIAN([.I18];[.K18];[.M18];[.O18])&amp;&quot;  x=&quot;&amp;ROUND(AVERAGE([.I18];[.K18];[.M18];[.O18]);1)" office:value-type="string" office:string-value="e=17  m=9  x=11,8" calcext:value-type="string">
            <text:p>e=17 <text:s/>m=9 <text:s/>x=11,8</text:p>
          </table:table-cell>
          <table:table-cell table:style-name="ce57" table:formula="of:=[.R18]*[.T18]/3&amp;&quot; cm³&quot;" office:value-type="string" office:string-value="99 cm³" calcext:value-type="string">
            <text:p>99 cm³</text:p>
          </table:table-cell>
          <table:table-cell/>
          <table:table-cell table:formula="of:=RANK([.AC18];[.AC12:.AC21])+2" office:value-type="float" office:value="12" calcext:value-type="float">
            <text:p>12</text:p>
          </table:table-cell>
          <table:table-cell table:style-name="ce83" table:formula="of:=RAND()" office:value-type="float" office:value="0.0272527220792522" calcext:value-type="float">
            <text:p>0,027252722079252</text:p>
          </table:table-cell>
          <table:table-cell table:formula="of:=RANK([.AE18];[.AE14:.AE19])" office:value-type="float" office:value="3" calcext:value-type="float">
            <text:p>3</text:p>
          </table:table-cell>
          <table:table-cell table:style-name="ce83" table:formula="of:=RAND()" office:value-type="float" office:value="0.49618791165999" calcext:value-type="float">
            <text:p>0,49618791165999</text:p>
          </table:table-cell>
          <table:table-cell table:formula="of:=RANK([.AG18];[.AG12:.AG20])" office:value-type="float" office:value="3" calcext:value-type="float">
            <text:p>3</text:p>
          </table:table-cell>
          <table:table-cell table:formula="of:=RAND()" office:value-type="float" office:value="0.468303212811483" calcext:value-type="float">
            <text:p>0,468303212811483</text:p>
          </table:table-cell>
          <table:table-cell table:number-columns-repeated="991"/>
        </table:table-row>
        <table:table-row table:style-name="ro3">
          <table:table-cell table:style-name="ce51" table:formula="of:=[.AB19]-2+[.AF19]/10" office:value-type="float" office:value="4.8" calcext:value-type="float">
            <text:p>4,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6" calcext:value-type="float">
            <text:p>16</text:p>
          </table:table-cell>
          <table:table-cell table:style-name="ce7" office:value-type="string" calcext:value-type="string">
            <text:p>et</text:p>
          </table:table-cell>
          <table:table-cell table:style-name="ce20" table:formula="of:=RANDBETWEEN(2;5)*RANDBETWEEN(2;6)*RANDBETWEEN(2;5)" office:value-type="float" office:value="45" calcext:value-type="float">
            <text:p>45</text:p>
          </table:table-cell>
          <table:table-cell table:style-name="ce10" office:value-type="string" calcext:value-type="string">
            <text:p>=</text:p>
          </table:table-cell>
          <table:table-cell table:style-name="ce177" table:formula="of:=[.AB19]*2-1+RANDBETWEEN(0;1)" office:value-type="float" office:value="12" calcext:value-type="float">
            <text:p>12</text:p>
          </table:table-cell>
          <table:table-cell table:style-name="ce40" office:value-type="string" calcext:value-type="string">
            <text:p>;</text:p>
          </table:table-cell>
          <table:table-cell table:style-name="ce40" table:formula="of:=[.AF19]*2" office:value-type="float" office:value="16" calcext:value-type="float">
            <text:p>16</text:p>
          </table:table-cell>
          <table:table-cell table:style-name="ce40" office:value-type="string" calcext:value-type="string">
            <text:p>;</text:p>
          </table:table-cell>
          <table:table-cell table:style-name="ce40" table:formula="of:=[.AD19]*3" office:value-type="float" office:value="18" calcext:value-type="float">
            <text:p>18</text:p>
          </table:table-cell>
          <table:table-cell table:style-name="ce40" office:value-type="string" calcext:value-type="string">
            <text:p>;</text:p>
          </table:table-cell>
          <table:table-cell table:style-name="ce40" table:formula="of:=RANDBETWEEN(2;20)" office:value-type="float" office:value="15" calcext:value-type="float">
            <text:p>15</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6" calcext:value-type="float">
            <text:p>6 cm²</text:p>
          </table:table-cell>
          <table:table-cell table:style-name="ce179" office:value-type="string" calcext:value-type="string">
            <text:p>h=</text:p>
          </table:table-cell>
          <table:table-cell table:style-name="ce180" table:formula="of:=RANDBETWEEN(1;12)" office:value-type="float" office:value="7" calcext:value-type="float">
            <text:p>7 cm</text:p>
          </table:table-cell>
          <table:table-cell table:style-name="ce56" office:value-type="string" calcext:value-type="string">
            <text:p>V =</text:p>
          </table:table-cell>
          <table:table-cell/>
          <table:table-cell table:style-name="ce147" table:formula="of:=INT([.A19])&amp;&quot;h &quot;&amp;INT(([.A19]-INT([.A19]))*60)&amp;&quot;min&quot;" office:value-type="string" office:string-value="4h 48min" calcext:value-type="string">
            <text:p>4h 48min</text:p>
          </table:table-cell>
          <table:table-cell table:style-name="ce48" table:formula="of:=GCD([.E19];[.G19])" office:value-type="float" office:value="1" calcext:value-type="float">
            <text:p>1</text:p>
          </table:table-cell>
          <table:table-cell table:style-name="ce181" table:formula="of:=&quot;e=&quot;&amp;(MAX([.I19];[.K19];[.M19];[.O19])-MIN([.I19];[.K19];[.M19];[.O19]))&amp;&quot;  m=&quot;&amp;MEDIAN([.I19];[.K19];[.M19];[.O19])&amp;&quot;  x=&quot;&amp;ROUND(AVERAGE([.I19];[.K19];[.M19];[.O19]);1)" office:value-type="string" office:string-value="e=6  m=15,5  x=15,3" calcext:value-type="string">
            <text:p>e=6 <text:s/>m=15,5 <text:s/>x=15,3</text:p>
          </table:table-cell>
          <table:table-cell table:style-name="ce57" table:formula="of:=[.R19]*[.T19]/3&amp;&quot; cm³&quot;" office:value-type="string" office:string-value="14 cm³" calcext:value-type="string">
            <text:p>14 cm³</text:p>
          </table:table-cell>
          <table:table-cell/>
          <table:table-cell table:formula="of:=RANK([.AC19];[.AC12:.AC21])+2" office:value-type="float" office:value="6" calcext:value-type="float">
            <text:p>6</text:p>
          </table:table-cell>
          <table:table-cell table:style-name="ce83" table:formula="of:=RAND()" office:value-type="float" office:value="0.447597192676639" calcext:value-type="float">
            <text:p>0,447597192676639</text:p>
          </table:table-cell>
          <table:table-cell table:formula="of:=RANK([.AE19];[.AE14:.AE19])" office:value-type="float" office:value="6" calcext:value-type="float">
            <text:p>6</text:p>
          </table:table-cell>
          <table:table-cell table:style-name="ce83" table:formula="of:=RAND()" office:value-type="float" office:value="0.182505196304512" calcext:value-type="float">
            <text:p>0,182505196304512</text:p>
          </table:table-cell>
          <table:table-cell table:formula="of:=RANK([.AG19];[.AG12:.AG20])" office:value-type="float" office:value="8" calcext:value-type="float">
            <text:p>8</text:p>
          </table:table-cell>
          <table:table-cell table:formula="of:=RAND()" office:value-type="float" office:value="0.357549802613809" calcext:value-type="float">
            <text:p>0,357549802613809</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20];[.AC12:.AC21])+2" office:value-type="float" office:value="8" calcext:value-type="float">
            <text:p>8</text:p>
          </table:table-cell>
          <table:table-cell table:style-name="ce83" table:formula="of:=RAND()" office:value-type="float" office:value="0.42130176083388" calcext:value-type="float">
            <text:p>0,42130176083388</text:p>
          </table:table-cell>
          <table:table-cell table:number-columns-repeated="2"/>
          <table:table-cell table:formula="of:=RANK([.AG20];[.AG12:.AG20])" office:value-type="float" office:value="4" calcext:value-type="float">
            <text:p>4</text:p>
          </table:table-cell>
          <table:table-cell table:formula="of:=RAND()" office:value-type="float" office:value="0.458545281128614" calcext:value-type="float">
            <text:p>0,458545281128614</text:p>
          </table:table-cell>
          <table:table-cell table:number-columns-repeated="991"/>
        </table:table-row>
        <table:table-row table:style-name="ro4">
          <table:table-cell table:number-columns-repeated="27"/>
          <table:table-cell table:formula="of:=RANK([.AC21];[.AC12:.AC21])+2" office:value-type="float" office:value="9" calcext:value-type="float">
            <text:p>9</text:p>
          </table:table-cell>
          <table:table-cell table:style-name="ce83" table:formula="of:=RAND()" office:value-type="float" office:value="0.415730116336184" calcext:value-type="float">
            <text:p>0,415730116336184</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C</text:p>
          </table:table-cell>
          <table:table-cell table:style-name="ce23" table:number-columns-repeated="3"/>
          <table:table-cell table:number-columns-repeated="3"/>
          <table:table-cell table:formula="of:=RANK([.AC23];[.AC23:.AC32])+2" office:value-type="float" office:value="3" calcext:value-type="float">
            <text:p>3</text:p>
          </table:table-cell>
          <table:table-cell table:style-name="ce83" table:formula="of:=RAND()" office:value-type="float" office:value="0.968904008585777" calcext:value-type="float">
            <text:p>0,968904008585777</text:p>
          </table:table-cell>
          <table:table-cell table:number-columns-repeated="2"/>
          <table:table-cell table:formula="of:=RANK([.AG23];[.AG23:.AG31])" office:value-type="float" office:value="3" calcext:value-type="float">
            <text:p>3</text:p>
          </table:table-cell>
          <table:table-cell table:formula="of:=RAND()" office:value-type="float" office:value="0.337414042457446" calcext:value-type="float">
            <text:p>0,337414042457446</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5672" calcext:value-type="string">
            <text:p>v5672</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24];[.AC23:.AC32])+2" office:value-type="float" office:value="9" calcext:value-type="float">
            <text:p>9</text:p>
          </table:table-cell>
          <table:table-cell table:style-name="ce83" table:formula="of:=RAND()" office:value-type="float" office:value="0.270704640762066" calcext:value-type="float">
            <text:p>0,270704640762066</text:p>
          </table:table-cell>
          <table:table-cell table:number-columns-repeated="2"/>
          <table:table-cell table:formula="of:=RANK([.AG24];[.AG23:.AG31])" office:value-type="float" office:value="5" calcext:value-type="float">
            <text:p>5</text:p>
          </table:table-cell>
          <table:table-cell table:formula="of:=RAND()" office:value-type="float" office:value="0.308631268569345" calcext:value-type="float">
            <text:p>0,308631268569345</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23]" office:value-type="string" office:string-value="AC" calcext:value-type="string">
            <text:p>AC</text:p>
          </table:table-cell>
          <table:table-cell table:style-name="ce96"/>
          <table:table-cell table:style-name="ce99" table:formula="of:=[.U24]" office:value-type="string" office:string-value="v5672" calcext:value-type="string">
            <text:p>v5672</text:p>
          </table:table-cell>
          <table:table-cell table:style-name="ce83"/>
          <table:table-cell table:formula="of:=RANK([.AC25];[.AC23:.AC32])+2" office:value-type="float" office:value="7" calcext:value-type="float">
            <text:p>7</text:p>
          </table:table-cell>
          <table:table-cell table:style-name="ce83" table:formula="of:=RAND()" office:value-type="float" office:value="0.662997356023926" calcext:value-type="float">
            <text:p>0,662997356023926</text:p>
          </table:table-cell>
          <table:table-cell table:style-name="ce83" table:formula="of:=RANK([.AE25];[.AE25:.AE30])" office:value-type="float" office:value="5" calcext:value-type="float">
            <text:p>5</text:p>
          </table:table-cell>
          <table:table-cell table:style-name="ce83" table:formula="of:=RAND()" office:value-type="float" office:value="0.375181144827263" calcext:value-type="float">
            <text:p>0,375181144827263</text:p>
          </table:table-cell>
          <table:table-cell table:style-name="ce83" table:formula="of:=RANK([.AG25];[.AG23:.AG31])" office:value-type="float" office:value="9" calcext:value-type="float">
            <text:p>9</text:p>
          </table:table-cell>
          <table:table-cell table:formula="of:=RAND()" office:value-type="float" office:value="0.0278218469857005" calcext:value-type="float">
            <text:p>0,027821846985701</text:p>
          </table:table-cell>
          <table:table-cell table:number-columns-repeated="991"/>
        </table:table-row>
        <table:table-row table:style-name="ro3">
          <table:table-cell table:style-name="ce51" table:formula="of:=[.AB26]-2" office:value-type="float" office:value="2" calcext:value-type="float">
            <text:p>2</text:p>
          </table:table-cell>
          <table:table-cell table:style-name="ce150" office:value-type="string" calcext:value-type="string">
            <text:p>h</text:p>
          </table:table-cell>
          <table:table-cell table:style-name="ce176" table:formula="of:=6*RANDBETWEEN(1;9)" office:value-type="float" office:value="42" calcext:value-type="float">
            <text:p>42</text:p>
          </table:table-cell>
          <table:table-cell table:style-name="ce42" office:value-type="string" calcext:value-type="string">
            <text:p>min = <text:s text:c="8"/>h</text:p>
          </table:table-cell>
          <table:table-cell table:style-name="ce4" table:formula="of:=RANDBETWEEN(2;5)*RANDBETWEEN(2;6)*RANDBETWEEN(2;4)" office:value-type="float" office:value="60" calcext:value-type="float">
            <text:p>60</text:p>
          </table:table-cell>
          <table:table-cell table:style-name="ce7" office:value-type="string" calcext:value-type="string">
            <text:p>et</text:p>
          </table:table-cell>
          <table:table-cell table:style-name="ce20" table:formula="of:=RANDBETWEEN(2;5)*RANDBETWEEN(2;6)*RANDBETWEEN(2;5)" office:value-type="float" office:value="80" calcext:value-type="float">
            <text:p>80</text:p>
          </table:table-cell>
          <table:table-cell table:style-name="ce10" office:value-type="string" calcext:value-type="string">
            <text:p>=</text:p>
          </table:table-cell>
          <table:table-cell table:style-name="ce177" table:formula="of:=RANDBETWEEN(2;30)" office:value-type="float" office:value="30" calcext:value-type="float">
            <text:p>30</text:p>
          </table:table-cell>
          <table:table-cell table:style-name="ce40" office:value-type="string" calcext:value-type="string">
            <text:p>;</text:p>
          </table:table-cell>
          <table:table-cell table:style-name="ce40" table:formula="of:=RANDBETWEEN(2;30)" office:value-type="float" office:value="26" calcext:value-type="float">
            <text:p>26</text:p>
          </table:table-cell>
          <table:table-cell table:style-name="ce40" office:value-type="string" calcext:value-type="string">
            <text:p>;</text:p>
          </table:table-cell>
          <table:table-cell table:style-name="ce40" table:formula="of:=QUOTIENT([.I26]+[.K26];3)*3+3*RANDBETWEEN(1;4)-[.I26]-[.K26]" office:value-type="float" office:value="1" calcext:value-type="float">
            <text:p>1</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6" calcext:value-type="float">
            <text:p>6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147" table:formula="of:=[.A26]+[.C26]/60&amp;&quot; h&quot;" office:value-type="string" office:string-value="2,7 h" calcext:value-type="string">
            <text:p>2,7 h</text:p>
          </table:table-cell>
          <table:table-cell table:style-name="ce48" table:formula="of:=GCD([.E26];[.G26])" office:value-type="float" office:value="20" calcext:value-type="float">
            <text:p>20</text:p>
          </table:table-cell>
          <table:table-cell table:style-name="ce181" table:formula="of:=&quot;e=&quot;&amp;(MAX([.I26];[.K26];[.M26];[.O26])-MIN([.I26];[.K26];[.M26];[.O26]))&amp;&quot;  m=&quot;&amp;MEDIAN([.I26];[.K26];[.M26];[.O26])&amp;&quot;  x=&quot;&amp;ROUND(AVERAGE([.I26];[.K26];[.M26];[.O26]);1)" office:value-type="string" office:string-value="e=29  m=26  x=19" calcext:value-type="string">
            <text:p>e=29 <text:s/>m=26 <text:s/>x=19</text:p>
          </table:table-cell>
          <table:table-cell table:style-name="ce57" table:formula="of:=[.R26]*[.T26]/3&amp;&quot; cm³&quot;" office:value-type="string" office:string-value="10 cm³" calcext:value-type="string">
            <text:p>10 cm³</text:p>
          </table:table-cell>
          <table:table-cell/>
          <table:table-cell table:formula="of:=RANK([.AC26];[.AC23:.AC32])+2" office:value-type="float" office:value="4" calcext:value-type="float">
            <text:p>4</text:p>
          </table:table-cell>
          <table:table-cell table:style-name="ce83" table:formula="of:=RAND()" office:value-type="float" office:value="0.929230942446028" calcext:value-type="float">
            <text:p>0,929230942446028</text:p>
          </table:table-cell>
          <table:table-cell table:formula="of:=RANK([.AE26];[.AE25:.AE30])" office:value-type="float" office:value="1" calcext:value-type="float">
            <text:p>1</text:p>
          </table:table-cell>
          <table:table-cell table:style-name="ce83" table:formula="of:=RAND()" office:value-type="float" office:value="0.908868405941467" calcext:value-type="float">
            <text:p>0,908868405941467</text:p>
          </table:table-cell>
          <table:table-cell table:formula="of:=RANK([.AG26];[.AG23:.AG31])" office:value-type="float" office:value="2" calcext:value-type="float">
            <text:p>2</text:p>
          </table:table-cell>
          <table:table-cell table:formula="of:=RAND()" office:value-type="float" office:value="0.75319759847615" calcext:value-type="float">
            <text:p>0,75319759847615</text:p>
          </table:table-cell>
          <table:table-cell table:number-columns-repeated="991"/>
        </table:table-row>
        <table:table-row table:style-name="ro3">
          <table:table-cell table:style-name="ce51" table:formula="of:=[.AB27]-2"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4" table:formula="of:=RANDBETWEEN(2;5)*RANDBETWEEN(2;6)*RANDBETWEEN(2;4)" office:value-type="float" office:value="75" calcext:value-type="float">
            <text:p>75</text:p>
          </table:table-cell>
          <table:table-cell table:style-name="ce7" office:value-type="string" calcext:value-type="string">
            <text:p>et</text:p>
          </table:table-cell>
          <table:table-cell table:style-name="ce20" table:formula="of:=RANDBETWEEN(2;5)*RANDBETWEEN(2;6)*RANDBETWEEN(2;5)" office:value-type="float" office:value="36" calcext:value-type="float">
            <text:p>36</text:p>
          </table:table-cell>
          <table:table-cell table:style-name="ce10" office:value-type="string" calcext:value-type="string">
            <text:p>=</text:p>
          </table:table-cell>
          <table:table-cell table:style-name="ce177" table:formula="of:=RANDBETWEEN(2;30)" office:value-type="float" office:value="11" calcext:value-type="float">
            <text:p>11</text:p>
          </table:table-cell>
          <table:table-cell table:style-name="ce40" office:value-type="string" calcext:value-type="string">
            <text:p>;</text:p>
          </table:table-cell>
          <table:table-cell table:style-name="ce40" table:formula="of:=RANDBETWEEN(2;30)" office:value-type="float" office:value="16" calcext:value-type="float">
            <text:p>16</text:p>
          </table:table-cell>
          <table:table-cell table:style-name="ce40" office:value-type="string" calcext:value-type="string">
            <text:p>;</text:p>
          </table:table-cell>
          <table:table-cell table:style-name="ce40" table:formula="of:=QUOTIENT([.I27]+[.K27];3)*3+3*RANDBETWEEN(1;4)-[.I27]-[.K27]" office:value-type="float" office:value="12" calcext:value-type="float">
            <text:p>12</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3" calcext:value-type="float">
            <text:p>3 cm²</text:p>
          </table:table-cell>
          <table:table-cell table:style-name="ce179" office:value-type="string" calcext:value-type="string">
            <text:p>h=</text:p>
          </table:table-cell>
          <table:table-cell table:style-name="ce180" table:formula="of:=RANDBETWEEN(1;12)*3" office:value-type="float" office:value="21" calcext:value-type="float">
            <text:p>21 cm</text:p>
          </table:table-cell>
          <table:table-cell table:style-name="ce56" office:value-type="string" calcext:value-type="string">
            <text:p>V =</text:p>
          </table:table-cell>
          <table:table-cell/>
          <table:table-cell table:style-name="ce147" table:formula="of:=[.A27]+[.C27]/60&amp;&quot; h&quot;" office:value-type="string" office:string-value="4,8 h" calcext:value-type="string">
            <text:p>4,8 h</text:p>
          </table:table-cell>
          <table:table-cell table:style-name="ce48" table:formula="of:=GCD([.E27];[.G27])" office:value-type="float" office:value="3" calcext:value-type="float">
            <text:p>3</text:p>
          </table:table-cell>
          <table:table-cell table:style-name="ce181" table:formula="of:=&quot;e=&quot;&amp;(MAX([.I27];[.K27];[.M27];[.O27])-MIN([.I27];[.K27];[.M27];[.O27]))&amp;&quot;  m=&quot;&amp;MEDIAN([.I27];[.K27];[.M27];[.O27])&amp;&quot;  x=&quot;&amp;ROUND(AVERAGE([.I27];[.K27];[.M27];[.O27]);1)" office:value-type="string" office:string-value="e=5  m=12  x=13" calcext:value-type="string">
            <text:p>e=5 <text:s/>m=12 <text:s/>x=13</text:p>
          </table:table-cell>
          <table:table-cell table:style-name="ce57" table:formula="of:=[.R27]*[.T27]/3&amp;&quot; cm³&quot;" office:value-type="string" office:string-value="21 cm³" calcext:value-type="string">
            <text:p>21 cm³</text:p>
          </table:table-cell>
          <table:table-cell/>
          <table:table-cell table:formula="of:=RANK([.AC27];[.AC23:.AC32])+2" office:value-type="float" office:value="6" calcext:value-type="float">
            <text:p>6</text:p>
          </table:table-cell>
          <table:table-cell table:style-name="ce83" table:formula="of:=RAND()" office:value-type="float" office:value="0.823767919845343" calcext:value-type="float">
            <text:p>0,823767919845343</text:p>
          </table:table-cell>
          <table:table-cell table:formula="of:=RANK([.AE27];[.AE25:.AE30])" office:value-type="float" office:value="3" calcext:value-type="float">
            <text:p>3</text:p>
          </table:table-cell>
          <table:table-cell table:style-name="ce83" table:formula="of:=RAND()" office:value-type="float" office:value="0.520877280752007" calcext:value-type="float">
            <text:p>0,520877280752007</text:p>
          </table:table-cell>
          <table:table-cell table:formula="of:=RANK([.AG27];[.AG23:.AG31])" office:value-type="float" office:value="1" calcext:value-type="float">
            <text:p>1</text:p>
          </table:table-cell>
          <table:table-cell table:formula="of:=RAND()" office:value-type="float" office:value="0.897032004192073" calcext:value-type="float">
            <text:p>0,897032004192073</text:p>
          </table:table-cell>
          <table:table-cell table:number-columns-repeated="991"/>
        </table:table-row>
        <table:table-row table:style-name="ro3">
          <table:table-cell table:style-name="ce51" table:formula="of:=[.AB28]-2+[.AF28]/10" office:value-type="float" office:value="8.4" calcext:value-type="float">
            <text:p>8,4</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2" calcext:value-type="float">
            <text:p>32</text:p>
          </table:table-cell>
          <table:table-cell table:style-name="ce7" office:value-type="string" calcext:value-type="string">
            <text:p>et</text:p>
          </table:table-cell>
          <table:table-cell table:style-name="ce20" table:formula="of:=RANDBETWEEN(2;5)*RANDBETWEEN(2;6)*RANDBETWEEN(2;5)" office:value-type="float" office:value="60" calcext:value-type="float">
            <text:p>60</text:p>
          </table:table-cell>
          <table:table-cell table:style-name="ce10" office:value-type="string" calcext:value-type="string">
            <text:p>=</text:p>
          </table:table-cell>
          <table:table-cell table:style-name="ce177" table:formula="of:=[.AB28]*2-1+RANDBETWEEN(0;1)" office:value-type="float" office:value="19" calcext:value-type="float">
            <text:p>19</text:p>
          </table:table-cell>
          <table:table-cell table:style-name="ce40" office:value-type="string" calcext:value-type="string">
            <text:p>;</text:p>
          </table:table-cell>
          <table:table-cell table:style-name="ce40" table:formula="of:=[.AF28]*2" office:value-type="float" office:value="8" calcext:value-type="float">
            <text:p>8</text:p>
          </table:table-cell>
          <table:table-cell table:style-name="ce40" office:value-type="string" calcext:value-type="string">
            <text:p>;</text:p>
          </table:table-cell>
          <table:table-cell table:style-name="ce40" table:formula="of:=[.AD28]*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14" calcext:value-type="float">
            <text:p>14</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4" calcext:value-type="float">
            <text:p>24 cm²</text:p>
          </table:table-cell>
          <table:table-cell table:style-name="ce179" office:value-type="string" calcext:value-type="string">
            <text:p>h=</text:p>
          </table:table-cell>
          <table:table-cell table:style-name="ce180" table:formula="of:=RANDBETWEEN(1;12)" office:value-type="float" office:value="2" calcext:value-type="float">
            <text:p>2 cm</text:p>
          </table:table-cell>
          <table:table-cell table:style-name="ce56" office:value-type="string" calcext:value-type="string">
            <text:p>V =</text:p>
          </table:table-cell>
          <table:table-cell/>
          <table:table-cell table:style-name="ce147" table:formula="of:=INT([.A28])&amp;&quot;h &quot;&amp;INT(([.A28]-INT([.A28]))*60)&amp;&quot;min&quot;" office:value-type="string" office:string-value="8h 24min" calcext:value-type="string">
            <text:p>8h 24min</text:p>
          </table:table-cell>
          <table:table-cell table:style-name="ce48" table:formula="of:=GCD([.E28];[.G28])" office:value-type="float" office:value="4" calcext:value-type="float">
            <text:p>4</text:p>
          </table:table-cell>
          <table:table-cell table:style-name="ce181" table:formula="of:=&quot;e=&quot;&amp;(MAX([.I28];[.K28];[.M28];[.O28])-MIN([.I28];[.K28];[.M28];[.O28]))&amp;&quot;  m=&quot;&amp;MEDIAN([.I28];[.K28];[.M28];[.O28])&amp;&quot;  x=&quot;&amp;ROUND(AVERAGE([.I28];[.K28];[.M28];[.O28]);1)" office:value-type="string" office:string-value="e=11  m=13  x=13,3" calcext:value-type="string">
            <text:p>e=11 <text:s/>m=13 <text:s/>x=13,3</text:p>
          </table:table-cell>
          <table:table-cell table:style-name="ce57" table:formula="of:=[.R28]*[.T28]/3&amp;&quot; cm³&quot;" office:value-type="string" office:string-value="16 cm³" calcext:value-type="string">
            <text:p>16 cm³</text:p>
          </table:table-cell>
          <table:table-cell/>
          <table:table-cell table:formula="of:=RANK([.AC28];[.AC23:.AC32])+2" office:value-type="float" office:value="10" calcext:value-type="float">
            <text:p>10</text:p>
          </table:table-cell>
          <table:table-cell table:style-name="ce83" table:formula="of:=RAND()" office:value-type="float" office:value="0.263221707177787" calcext:value-type="float">
            <text:p>0,263221707177787</text:p>
          </table:table-cell>
          <table:table-cell table:formula="of:=RANK([.AE28];[.AE25:.AE30])" office:value-type="float" office:value="4" calcext:value-type="float">
            <text:p>4</text:p>
          </table:table-cell>
          <table:table-cell table:style-name="ce83" table:formula="of:=RAND()" office:value-type="float" office:value="0.382779412222055" calcext:value-type="float">
            <text:p>0,382779412222055</text:p>
          </table:table-cell>
          <table:table-cell table:formula="of:=RANK([.AG28];[.AG23:.AG31])" office:value-type="float" office:value="4" calcext:value-type="float">
            <text:p>4</text:p>
          </table:table-cell>
          <table:table-cell table:formula="of:=RAND()" office:value-type="float" office:value="0.325509122813771" calcext:value-type="float">
            <text:p>0,325509122813771</text:p>
          </table:table-cell>
          <table:table-cell table:number-columns-repeated="991"/>
        </table:table-row>
        <table:table-row table:style-name="ro3">
          <table:table-cell table:style-name="ce51" table:formula="of:=[.AB29]-2+[.AF29]/10" office:value-type="float" office:value="6.7" calcext:value-type="float">
            <text:p>6,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24" calcext:value-type="float">
            <text:p>24</text:p>
          </table:table-cell>
          <table:table-cell table:style-name="ce7" office:value-type="string" calcext:value-type="string">
            <text:p>et</text:p>
          </table:table-cell>
          <table:table-cell table:style-name="ce20" table:formula="of:=RANDBETWEEN(2;5)*RANDBETWEEN(2;6)*RANDBETWEEN(2;5)" office:value-type="float" office:value="20" calcext:value-type="float">
            <text:p>20</text:p>
          </table:table-cell>
          <table:table-cell table:style-name="ce10" office:value-type="string" calcext:value-type="string">
            <text:p>=</text:p>
          </table:table-cell>
          <table:table-cell table:style-name="ce177" table:formula="of:=[.AB29]*2-1+RANDBETWEEN(0;1)" office:value-type="float" office:value="16" calcext:value-type="float">
            <text:p>16</text:p>
          </table:table-cell>
          <table:table-cell table:style-name="ce40" office:value-type="string" calcext:value-type="string">
            <text:p>;</text:p>
          </table:table-cell>
          <table:table-cell table:style-name="ce40" table:formula="of:=[.AF29]*2" office:value-type="float" office:value="14" calcext:value-type="float">
            <text:p>14</text:p>
          </table:table-cell>
          <table:table-cell table:style-name="ce40" office:value-type="string" calcext:value-type="string">
            <text:p>;</text:p>
          </table:table-cell>
          <table:table-cell table:style-name="ce40" table:formula="of:=[.AD29]*3" office:value-type="float" office:value="6" calcext:value-type="float">
            <text:p>6</text:p>
          </table:table-cell>
          <table:table-cell table:style-name="ce40" office:value-type="string" calcext:value-type="string">
            <text:p>;</text:p>
          </table:table-cell>
          <table:table-cell table:style-name="ce40" table:formula="of:=RANDBETWEEN(2;20)" office:value-type="float" office:value="20" calcext:value-type="float">
            <text:p>20</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9" calcext:value-type="float">
            <text:p>9 cm²</text:p>
          </table:table-cell>
          <table:table-cell table:style-name="ce179" office:value-type="string" calcext:value-type="string">
            <text:p>h=</text:p>
          </table:table-cell>
          <table:table-cell table:style-name="ce180" table:formula="of:=RANDBETWEEN(1;12)*3" office:value-type="float" office:value="15" calcext:value-type="float">
            <text:p>15 cm</text:p>
          </table:table-cell>
          <table:table-cell table:style-name="ce56" office:value-type="string" calcext:value-type="string">
            <text:p>V =</text:p>
          </table:table-cell>
          <table:table-cell/>
          <table:table-cell table:style-name="ce147" table:formula="of:=INT([.A29])&amp;&quot;h &quot;&amp;INT(([.A29]-INT([.A29]))*60)&amp;&quot;min&quot;" office:value-type="string" office:string-value="6h 42min" calcext:value-type="string">
            <text:p>6h 42min</text:p>
          </table:table-cell>
          <table:table-cell table:style-name="ce48" table:formula="of:=GCD([.E29];[.G29])" office:value-type="float" office:value="4" calcext:value-type="float">
            <text:p>4</text:p>
          </table:table-cell>
          <table:table-cell table:style-name="ce181" table:formula="of:=&quot;e=&quot;&amp;(MAX([.I29];[.K29];[.M29];[.O29])-MIN([.I29];[.K29];[.M29];[.O29]))&amp;&quot;  m=&quot;&amp;MEDIAN([.I29];[.K29];[.M29];[.O29])&amp;&quot;  x=&quot;&amp;ROUND(AVERAGE([.I29];[.K29];[.M29];[.O29]);1)" office:value-type="string" office:string-value="e=14  m=15  x=14" calcext:value-type="string">
            <text:p>e=14 <text:s/>m=15 <text:s/>x=14</text:p>
          </table:table-cell>
          <table:table-cell table:style-name="ce57" table:formula="of:=[.R29]*[.T29]/3&amp;&quot; cm³&quot;" office:value-type="string" office:string-value="45 cm³" calcext:value-type="string">
            <text:p>45 cm³</text:p>
          </table:table-cell>
          <table:table-cell/>
          <table:table-cell table:formula="of:=RANK([.AC29];[.AC23:.AC32])+2" office:value-type="float" office:value="8" calcext:value-type="float">
            <text:p>8</text:p>
          </table:table-cell>
          <table:table-cell table:style-name="ce83" table:formula="of:=RAND()" office:value-type="float" office:value="0.559778527187922" calcext:value-type="float">
            <text:p>0,559778527187922</text:p>
          </table:table-cell>
          <table:table-cell table:formula="of:=RANK([.AE29];[.AE25:.AE30])" office:value-type="float" office:value="2" calcext:value-type="float">
            <text:p>2</text:p>
          </table:table-cell>
          <table:table-cell table:style-name="ce83" table:formula="of:=RAND()" office:value-type="float" office:value="0.58336684148121" calcext:value-type="float">
            <text:p>0,58336684148121</text:p>
          </table:table-cell>
          <table:table-cell table:formula="of:=RANK([.AG29];[.AG23:.AG31])" office:value-type="float" office:value="7" calcext:value-type="float">
            <text:p>7</text:p>
          </table:table-cell>
          <table:table-cell table:formula="of:=RAND()" office:value-type="float" office:value="0.0659470726096985" calcext:value-type="float">
            <text:p>0,065947072609699</text:p>
          </table:table-cell>
          <table:table-cell table:number-columns-repeated="991"/>
        </table:table-row>
        <table:table-row table:style-name="ro3">
          <table:table-cell table:style-name="ce51" table:formula="of:=[.AB30]-2+[.AF30]/10" office:value-type="float" office:value="3.6" calcext:value-type="float">
            <text:p>3,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2" calcext:value-type="float">
            <text:p>12</text:p>
          </table:table-cell>
          <table:table-cell table:style-name="ce7" office:value-type="string" calcext:value-type="string">
            <text:p>et</text:p>
          </table:table-cell>
          <table:table-cell table:style-name="ce20" table:formula="of:=RANDBETWEEN(2;5)*RANDBETWEEN(2;6)*RANDBETWEEN(2;5)" office:value-type="float" office:value="20" calcext:value-type="float">
            <text:p>20</text:p>
          </table:table-cell>
          <table:table-cell table:style-name="ce10" office:value-type="string" calcext:value-type="string">
            <text:p>=</text:p>
          </table:table-cell>
          <table:table-cell table:style-name="ce177" table:formula="of:=[.AB30]*2-1+RANDBETWEEN(0;1)" office:value-type="float" office:value="10" calcext:value-type="float">
            <text:p>10</text:p>
          </table:table-cell>
          <table:table-cell table:style-name="ce40" office:value-type="string" calcext:value-type="string">
            <text:p>;</text:p>
          </table:table-cell>
          <table:table-cell table:style-name="ce40" table:formula="of:=[.AF30]*2" office:value-type="float" office:value="12" calcext:value-type="float">
            <text:p>12</text:p>
          </table:table-cell>
          <table:table-cell table:style-name="ce40" office:value-type="string" calcext:value-type="string">
            <text:p>;</text:p>
          </table:table-cell>
          <table:table-cell table:style-name="ce40" table:formula="of:=[.AD30]*3" office:value-type="float" office:value="18" calcext:value-type="float">
            <text:p>18</text:p>
          </table:table-cell>
          <table:table-cell table:style-name="ce40" office:value-type="string" calcext:value-type="string">
            <text:p>;</text:p>
          </table:table-cell>
          <table:table-cell table:style-name="ce40" table:formula="of:=RANDBETWEEN(2;20)" office:value-type="float" office:value="19" calcext:value-type="float">
            <text:p>19</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9" calcext:value-type="float">
            <text:p>9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147" table:formula="of:=INT([.A30])&amp;&quot;h &quot;&amp;INT(([.A30]-INT([.A30]))*60)&amp;&quot;min&quot;" office:value-type="string" office:string-value="3h 36min" calcext:value-type="string">
            <text:p>3h 36min</text:p>
          </table:table-cell>
          <table:table-cell table:style-name="ce48" table:formula="of:=GCD([.E30];[.G30])" office:value-type="float" office:value="4" calcext:value-type="float">
            <text:p>4</text:p>
          </table:table-cell>
          <table:table-cell table:style-name="ce181" table:formula="of:=&quot;e=&quot;&amp;(MAX([.I30];[.K30];[.M30];[.O30])-MIN([.I30];[.K30];[.M30];[.O30]))&amp;&quot;  m=&quot;&amp;MEDIAN([.I30];[.K30];[.M30];[.O30])&amp;&quot;  x=&quot;&amp;ROUND(AVERAGE([.I30];[.K30];[.M30];[.O30]);1)" office:value-type="string" office:string-value="e=9  m=15  x=14,8" calcext:value-type="string">
            <text:p>e=9 <text:s/>m=15 <text:s/>x=14,8</text:p>
          </table:table-cell>
          <table:table-cell table:style-name="ce57" table:formula="of:=[.R30]*[.T30]/3&amp;&quot; cm³&quot;" office:value-type="string" office:string-value="36 cm³" calcext:value-type="string">
            <text:p>36 cm³</text:p>
          </table:table-cell>
          <table:table-cell/>
          <table:table-cell table:formula="of:=RANK([.AC30];[.AC23:.AC32])+2" office:value-type="float" office:value="5" calcext:value-type="float">
            <text:p>5</text:p>
          </table:table-cell>
          <table:table-cell table:style-name="ce83" table:formula="of:=RAND()" office:value-type="float" office:value="0.879082585720263" calcext:value-type="float">
            <text:p>0,879082585720263</text:p>
          </table:table-cell>
          <table:table-cell table:formula="of:=RANK([.AE30];[.AE25:.AE30])" office:value-type="float" office:value="6" calcext:value-type="float">
            <text:p>6</text:p>
          </table:table-cell>
          <table:table-cell table:style-name="ce83" table:formula="of:=RAND()" office:value-type="float" office:value="0.0853888500440818" calcext:value-type="float">
            <text:p>0,085388850044082</text:p>
          </table:table-cell>
          <table:table-cell table:formula="of:=RANK([.AG30];[.AG23:.AG31])" office:value-type="float" office:value="6" calcext:value-type="float">
            <text:p>6</text:p>
          </table:table-cell>
          <table:table-cell table:formula="of:=RAND()" office:value-type="float" office:value="0.278350244791941" calcext:value-type="float">
            <text:p>0,278350244791941</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31];[.AC23:.AC32])+2" office:value-type="float" office:value="11" calcext:value-type="float">
            <text:p>11</text:p>
          </table:table-cell>
          <table:table-cell table:style-name="ce83" table:formula="of:=RAND()" office:value-type="float" office:value="0.248426656805537" calcext:value-type="float">
            <text:p>0,248426656805537</text:p>
          </table:table-cell>
          <table:table-cell table:number-columns-repeated="2"/>
          <table:table-cell table:formula="of:=RANK([.AG31];[.AG23:.AG31])" office:value-type="float" office:value="8" calcext:value-type="float">
            <text:p>8</text:p>
          </table:table-cell>
          <table:table-cell table:formula="of:=RAND()" office:value-type="float" office:value="0.0575495082913384" calcext:value-type="float">
            <text:p>0,057549508291339</text:p>
          </table:table-cell>
          <table:table-cell table:number-columns-repeated="991"/>
        </table:table-row>
        <table:table-row table:style-name="ro4">
          <table:table-cell table:number-columns-repeated="27"/>
          <table:table-cell table:formula="of:=RANK([.AC32];[.AC23:.AC32])+2" office:value-type="float" office:value="12" calcext:value-type="float">
            <text:p>12</text:p>
          </table:table-cell>
          <table:table-cell table:style-name="ce83" table:formula="of:=RAND()" office:value-type="float" office:value="0.201441143688377" calcext:value-type="float">
            <text:p>0,201441143688377</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D</text:p>
          </table:table-cell>
          <table:table-cell table:style-name="ce23" table:number-columns-repeated="3"/>
          <table:table-cell table:number-columns-repeated="3"/>
          <table:table-cell table:formula="of:=RANK([.AC34];[.AC34:.AC43])+2" office:value-type="float" office:value="12" calcext:value-type="float">
            <text:p>12</text:p>
          </table:table-cell>
          <table:table-cell table:style-name="ce83" table:formula="of:=RAND()" office:value-type="float" office:value="0.109943812504073" calcext:value-type="float">
            <text:p>0,109943812504073</text:p>
          </table:table-cell>
          <table:table-cell table:number-columns-repeated="2"/>
          <table:table-cell table:formula="of:=RANK([.AG34];[.AG34:.AG42])" office:value-type="float" office:value="7" calcext:value-type="float">
            <text:p>7</text:p>
          </table:table-cell>
          <table:table-cell table:formula="of:=RAND()" office:value-type="float" office:value="0.553918218607172" calcext:value-type="float">
            <text:p>0,553918218607172</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5672" calcext:value-type="string">
            <text:p>v5672</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35];[.AC34:.AC43])+2" office:value-type="float" office:value="8" calcext:value-type="float">
            <text:p>8</text:p>
          </table:table-cell>
          <table:table-cell table:style-name="ce83" table:formula="of:=RAND()" office:value-type="float" office:value="0.384103633863094" calcext:value-type="float">
            <text:p>0,384103633863094</text:p>
          </table:table-cell>
          <table:table-cell table:number-columns-repeated="2"/>
          <table:table-cell table:formula="of:=RANK([.AG35];[.AG34:.AG42])" office:value-type="float" office:value="2" calcext:value-type="float">
            <text:p>2</text:p>
          </table:table-cell>
          <table:table-cell table:formula="of:=RAND()" office:value-type="float" office:value="0.700443139802547" calcext:value-type="float">
            <text:p>0,700443139802547</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34]" office:value-type="string" office:string-value="AD" calcext:value-type="string">
            <text:p>AD</text:p>
          </table:table-cell>
          <table:table-cell table:style-name="ce96"/>
          <table:table-cell table:style-name="ce99" table:formula="of:=[.U35]" office:value-type="string" office:string-value="v5672" calcext:value-type="string">
            <text:p>v5672</text:p>
          </table:table-cell>
          <table:table-cell table:style-name="ce83"/>
          <table:table-cell table:formula="of:=RANK([.AC36];[.AC34:.AC43])+2" office:value-type="float" office:value="5" calcext:value-type="float">
            <text:p>5</text:p>
          </table:table-cell>
          <table:table-cell table:style-name="ce83" table:formula="of:=RAND()" office:value-type="float" office:value="0.829930029412797" calcext:value-type="float">
            <text:p>0,829930029412797</text:p>
          </table:table-cell>
          <table:table-cell table:style-name="ce83" table:formula="of:=RANK([.AE36];[.AE36:.AE41])" office:value-type="float" office:value="6" calcext:value-type="float">
            <text:p>6</text:p>
          </table:table-cell>
          <table:table-cell table:style-name="ce83" table:formula="of:=RAND()" office:value-type="float" office:value="0.198666652311725" calcext:value-type="float">
            <text:p>0,198666652311725</text:p>
          </table:table-cell>
          <table:table-cell table:style-name="ce83" table:formula="of:=RANK([.AG36];[.AG34:.AG42])" office:value-type="float" office:value="8" calcext:value-type="float">
            <text:p>8</text:p>
          </table:table-cell>
          <table:table-cell table:formula="of:=RAND()" office:value-type="float" office:value="0.507736716596592" calcext:value-type="float">
            <text:p>0,507736716596592</text:p>
          </table:table-cell>
          <table:table-cell table:number-columns-repeated="991"/>
        </table:table-row>
        <table:table-row table:style-name="ro3">
          <table:table-cell table:style-name="ce51" table:formula="of:=[.AB37]-2" office:value-type="float" office:value="1" calcext:value-type="float">
            <text:p>1</text:p>
          </table:table-cell>
          <table:table-cell table:style-name="ce150" office:value-type="string" calcext:value-type="string">
            <text:p>h</text:p>
          </table:table-cell>
          <table:table-cell table:style-name="ce176" table:formula="of:=6*RANDBETWEEN(1;9)" office:value-type="float" office:value="36" calcext:value-type="float">
            <text:p>36</text:p>
          </table:table-cell>
          <table:table-cell table:style-name="ce42" office:value-type="string" calcext:value-type="string">
            <text:p>min = <text:s text:c="8"/>h</text:p>
          </table:table-cell>
          <table:table-cell table:style-name="ce4" table:formula="of:=RANDBETWEEN(2;5)*RANDBETWEEN(2;6)*RANDBETWEEN(2;4)" office:value-type="float" office:value="24" calcext:value-type="float">
            <text:p>24</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RANDBETWEEN(2;30)" office:value-type="float" office:value="20" calcext:value-type="float">
            <text:p>20</text:p>
          </table:table-cell>
          <table:table-cell table:style-name="ce40" office:value-type="string" calcext:value-type="string">
            <text:p>;</text:p>
          </table:table-cell>
          <table:table-cell table:style-name="ce40" table:formula="of:=RANDBETWEEN(2;30)" office:value-type="float" office:value="20" calcext:value-type="float">
            <text:p>20</text:p>
          </table:table-cell>
          <table:table-cell table:style-name="ce40" office:value-type="string" calcext:value-type="string">
            <text:p>;</text:p>
          </table:table-cell>
          <table:table-cell table:style-name="ce40" table:formula="of:=QUOTIENT([.I37]+[.K37];3)*3+3*RANDBETWEEN(1;4)-[.I37]-[.K37]" office:value-type="float" office:value="2" calcext:value-type="float">
            <text:p>2</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1" calcext:value-type="float">
            <text:p>21 cm²</text:p>
          </table:table-cell>
          <table:table-cell table:style-name="ce179" office:value-type="string" calcext:value-type="string">
            <text:p>h=</text:p>
          </table:table-cell>
          <table:table-cell table:style-name="ce180" table:formula="of:=RANDBETWEEN(1;12)" office:value-type="float" office:value="8" calcext:value-type="float">
            <text:p>8 cm</text:p>
          </table:table-cell>
          <table:table-cell table:style-name="ce56" office:value-type="string" calcext:value-type="string">
            <text:p>V =</text:p>
          </table:table-cell>
          <table:table-cell/>
          <table:table-cell table:style-name="ce147" table:formula="of:=[.A37]+[.C37]/60&amp;&quot; h&quot;" office:value-type="string" office:string-value="1,6 h" calcext:value-type="string">
            <text:p>1,6 h</text:p>
          </table:table-cell>
          <table:table-cell table:style-name="ce48" table:formula="of:=GCD([.E37];[.G37])" office:value-type="float" office:value="24" calcext:value-type="float">
            <text:p>24</text:p>
          </table:table-cell>
          <table:table-cell table:style-name="ce181" table:formula="of:=&quot;e=&quot;&amp;(MAX([.I37];[.K37];[.M37];[.O37])-MIN([.I37];[.K37];[.M37];[.O37]))&amp;&quot;  m=&quot;&amp;MEDIAN([.I37];[.K37];[.M37];[.O37])&amp;&quot;  x=&quot;&amp;ROUND(AVERAGE([.I37];[.K37];[.M37];[.O37]);1)" office:value-type="string" office:string-value="e=18  m=20  x=14" calcext:value-type="string">
            <text:p>e=18 <text:s/>m=20 <text:s/>x=14</text:p>
          </table:table-cell>
          <table:table-cell table:style-name="ce57" table:formula="of:=[.R37]*[.T37]/3&amp;&quot; cm³&quot;" office:value-type="string" office:string-value="56 cm³" calcext:value-type="string">
            <text:p>56 cm³</text:p>
          </table:table-cell>
          <table:table-cell/>
          <table:table-cell table:formula="of:=RANK([.AC37];[.AC34:.AC43])+2" office:value-type="float" office:value="3" calcext:value-type="float">
            <text:p>3</text:p>
          </table:table-cell>
          <table:table-cell table:style-name="ce83" table:formula="of:=RAND()" office:value-type="float" office:value="0.961750130615656" calcext:value-type="float">
            <text:p>0,961750130615656</text:p>
          </table:table-cell>
          <table:table-cell table:formula="of:=RANK([.AE37];[.AE36:.AE41])" office:value-type="float" office:value="4" calcext:value-type="float">
            <text:p>4</text:p>
          </table:table-cell>
          <table:table-cell table:style-name="ce83" table:formula="of:=RAND()" office:value-type="float" office:value="0.290364551135716" calcext:value-type="float">
            <text:p>0,290364551135716</text:p>
          </table:table-cell>
          <table:table-cell table:formula="of:=RANK([.AG37];[.AG34:.AG42])" office:value-type="float" office:value="4" calcext:value-type="float">
            <text:p>4</text:p>
          </table:table-cell>
          <table:table-cell table:formula="of:=RAND()" office:value-type="float" office:value="0.625535869974366" calcext:value-type="float">
            <text:p>0,625535869974366</text:p>
          </table:table-cell>
          <table:table-cell table:number-columns-repeated="991"/>
        </table:table-row>
        <table:table-row table:style-name="ro3">
          <table:table-cell table:style-name="ce51" table:formula="of:=[.AB38]-2"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24" calcext:value-type="float">
            <text:p>24</text:p>
          </table:table-cell>
          <table:table-cell table:style-name="ce42" office:value-type="string" calcext:value-type="string">
            <text:p>min = <text:s text:c="8"/>h</text:p>
          </table:table-cell>
          <table:table-cell table:style-name="ce4" table:formula="of:=RANDBETWEEN(2;5)*RANDBETWEEN(2;6)*RANDBETWEEN(2;4)" office:value-type="float" office:value="50" calcext:value-type="float">
            <text:p>50</text:p>
          </table:table-cell>
          <table:table-cell table:style-name="ce7" office:value-type="string" calcext:value-type="string">
            <text:p>et</text:p>
          </table:table-cell>
          <table:table-cell table:style-name="ce20" table:formula="of:=RANDBETWEEN(2;5)*RANDBETWEEN(2;6)*RANDBETWEEN(2;5)" office:value-type="float" office:value="36" calcext:value-type="float">
            <text:p>36</text:p>
          </table:table-cell>
          <table:table-cell table:style-name="ce10" office:value-type="string" calcext:value-type="string">
            <text:p>=</text:p>
          </table:table-cell>
          <table:table-cell table:style-name="ce177" table:formula="of:=RANDBETWEEN(2;30)" office:value-type="float" office:value="27" calcext:value-type="float">
            <text:p>27</text:p>
          </table:table-cell>
          <table:table-cell table:style-name="ce40" office:value-type="string" calcext:value-type="string">
            <text:p>;</text:p>
          </table:table-cell>
          <table:table-cell table:style-name="ce40" table:formula="of:=RANDBETWEEN(2;30)" office:value-type="float" office:value="28" calcext:value-type="float">
            <text:p>28</text:p>
          </table:table-cell>
          <table:table-cell table:style-name="ce40" office:value-type="string" calcext:value-type="string">
            <text:p>;</text:p>
          </table:table-cell>
          <table:table-cell table:style-name="ce40" table:formula="of:=QUOTIENT([.I38]+[.K38];3)*3+3*RANDBETWEEN(1;4)-[.I38]-[.K38]" office:value-type="float" office:value="8" calcext:value-type="float">
            <text:p>8</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2" calcext:value-type="float">
            <text:p>12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147" table:formula="of:=[.A38]+[.C38]/60&amp;&quot; h&quot;" office:value-type="string" office:string-value="4,4 h" calcext:value-type="string">
            <text:p>4,4 h</text:p>
          </table:table-cell>
          <table:table-cell table:style-name="ce48" table:formula="of:=GCD([.E38];[.G38])" office:value-type="float" office:value="2" calcext:value-type="float">
            <text:p>2</text:p>
          </table:table-cell>
          <table:table-cell table:style-name="ce181" table:formula="of:=&quot;e=&quot;&amp;(MAX([.I38];[.K38];[.M38];[.O38])-MIN([.I38];[.K38];[.M38];[.O38]))&amp;&quot;  m=&quot;&amp;MEDIAN([.I38];[.K38];[.M38];[.O38])&amp;&quot;  x=&quot;&amp;ROUND(AVERAGE([.I38];[.K38];[.M38];[.O38]);1)" office:value-type="string" office:string-value="e=20  m=27  x=21" calcext:value-type="string">
            <text:p>e=20 <text:s/>m=27 <text:s/>x=21</text:p>
          </table:table-cell>
          <table:table-cell table:style-name="ce57" table:formula="of:=[.R38]*[.T38]/3&amp;&quot; cm³&quot;" office:value-type="string" office:string-value="132 cm³" calcext:value-type="string">
            <text:p>132 cm³</text:p>
          </table:table-cell>
          <table:table-cell/>
          <table:table-cell table:formula="of:=RANK([.AC38];[.AC34:.AC43])+2" office:value-type="float" office:value="6" calcext:value-type="float">
            <text:p>6</text:p>
          </table:table-cell>
          <table:table-cell table:style-name="ce83" table:formula="of:=RAND()" office:value-type="float" office:value="0.600080113880501" calcext:value-type="float">
            <text:p>0,600080113880501</text:p>
          </table:table-cell>
          <table:table-cell table:formula="of:=RANK([.AE38];[.AE36:.AE41])" office:value-type="float" office:value="1" calcext:value-type="float">
            <text:p>1</text:p>
          </table:table-cell>
          <table:table-cell table:style-name="ce83" table:formula="of:=RAND()" office:value-type="float" office:value="0.951679129660323" calcext:value-type="float">
            <text:p>0,951679129660323</text:p>
          </table:table-cell>
          <table:table-cell table:formula="of:=RANK([.AG38];[.AG34:.AG42])" office:value-type="float" office:value="1" calcext:value-type="float">
            <text:p>1</text:p>
          </table:table-cell>
          <table:table-cell table:formula="of:=RAND()" office:value-type="float" office:value="0.733476076238157" calcext:value-type="float">
            <text:p>0,733476076238157</text:p>
          </table:table-cell>
          <table:table-cell table:number-columns-repeated="991"/>
        </table:table-row>
        <table:table-row table:style-name="ro3">
          <table:table-cell table:style-name="ce51" table:formula="of:=[.AB39]-2+[.AF39]/10" office:value-type="float" office:value="5.5" calcext:value-type="float">
            <text:p>5,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8" calcext:value-type="float">
            <text:p>18</text:p>
          </table:table-cell>
          <table:table-cell table:style-name="ce7" office:value-type="string" calcext:value-type="string">
            <text:p>et</text:p>
          </table:table-cell>
          <table:table-cell table:style-name="ce20" table:formula="of:=RANDBETWEEN(2;5)*RANDBETWEEN(2;6)*RANDBETWEEN(2;5)" office:value-type="float" office:value="40" calcext:value-type="float">
            <text:p>40</text:p>
          </table:table-cell>
          <table:table-cell table:style-name="ce10" office:value-type="string" calcext:value-type="string">
            <text:p>=</text:p>
          </table:table-cell>
          <table:table-cell table:style-name="ce177" table:formula="of:=[.AB39]*2-1+RANDBETWEEN(0;1)" office:value-type="float" office:value="13" calcext:value-type="float">
            <text:p>13</text:p>
          </table:table-cell>
          <table:table-cell table:style-name="ce40" office:value-type="string" calcext:value-type="string">
            <text:p>;</text:p>
          </table:table-cell>
          <table:table-cell table:style-name="ce40" table:formula="of:=[.AF39]*2" office:value-type="float" office:value="10" calcext:value-type="float">
            <text:p>10</text:p>
          </table:table-cell>
          <table:table-cell table:style-name="ce40" office:value-type="string" calcext:value-type="string">
            <text:p>;</text:p>
          </table:table-cell>
          <table:table-cell table:style-name="ce40" table:formula="of:=[.AD39]*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17" calcext:value-type="float">
            <text:p>17</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3" calcext:value-type="float">
            <text:p>33 cm²</text:p>
          </table:table-cell>
          <table:table-cell table:style-name="ce179" office:value-type="string" calcext:value-type="string">
            <text:p>h=</text:p>
          </table:table-cell>
          <table:table-cell table:style-name="ce180" table:formula="of:=RANDBETWEEN(1;12)" office:value-type="float" office:value="7" calcext:value-type="float">
            <text:p>7 cm</text:p>
          </table:table-cell>
          <table:table-cell table:style-name="ce56" office:value-type="string" calcext:value-type="string">
            <text:p>V =</text:p>
          </table:table-cell>
          <table:table-cell/>
          <table:table-cell table:style-name="ce147" table:formula="of:=INT([.A39])&amp;&quot;h &quot;&amp;INT(([.A39]-INT([.A39]))*60)&amp;&quot;min&quot;" office:value-type="string" office:string-value="5h 30min" calcext:value-type="string">
            <text:p>5h 30min</text:p>
          </table:table-cell>
          <table:table-cell table:style-name="ce48" table:formula="of:=GCD([.E39];[.G39])" office:value-type="float" office:value="2" calcext:value-type="float">
            <text:p>2</text:p>
          </table:table-cell>
          <table:table-cell table:style-name="ce181" table:formula="of:=&quot;e=&quot;&amp;(MAX([.I39];[.K39];[.M39];[.O39])-MIN([.I39];[.K39];[.M39];[.O39]))&amp;&quot;  m=&quot;&amp;MEDIAN([.I39];[.K39];[.M39];[.O39])&amp;&quot;  x=&quot;&amp;ROUND(AVERAGE([.I39];[.K39];[.M39];[.O39]);1)" office:value-type="string" office:string-value="e=8  m=11,5  x=12,3" calcext:value-type="string">
            <text:p>e=8 <text:s/>m=11,5 <text:s/>x=12,3</text:p>
          </table:table-cell>
          <table:table-cell table:style-name="ce57" table:formula="of:=[.R39]*[.T39]/3&amp;&quot; cm³&quot;" office:value-type="string" office:string-value="77 cm³" calcext:value-type="string">
            <text:p>77 cm³</text:p>
          </table:table-cell>
          <table:table-cell/>
          <table:table-cell table:formula="of:=RANK([.AC39];[.AC34:.AC43])+2" office:value-type="float" office:value="7" calcext:value-type="float">
            <text:p>7</text:p>
          </table:table-cell>
          <table:table-cell table:style-name="ce83" table:formula="of:=RAND()" office:value-type="float" office:value="0.42762629407778" calcext:value-type="float">
            <text:p>0,42762629407778</text:p>
          </table:table-cell>
          <table:table-cell table:formula="of:=RANK([.AE39];[.AE36:.AE41])" office:value-type="float" office:value="3" calcext:value-type="float">
            <text:p>3</text:p>
          </table:table-cell>
          <table:table-cell table:style-name="ce83" table:formula="of:=RAND()" office:value-type="float" office:value="0.520110827203061" calcext:value-type="float">
            <text:p>0,520110827203061</text:p>
          </table:table-cell>
          <table:table-cell table:formula="of:=RANK([.AG39];[.AG34:.AG42])" office:value-type="float" office:value="5" calcext:value-type="float">
            <text:p>5</text:p>
          </table:table-cell>
          <table:table-cell table:formula="of:=RAND()" office:value-type="float" office:value="0.616413104213842" calcext:value-type="float">
            <text:p>0,616413104213842</text:p>
          </table:table-cell>
          <table:table-cell table:number-columns-repeated="991"/>
        </table:table-row>
        <table:table-row table:style-name="ro3">
          <table:table-cell table:style-name="ce51" table:formula="of:=[.AB40]-2+[.AF40]/10" office:value-type="float" office:value="2.9" calcext:value-type="float">
            <text:p>2,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6" calcext:value-type="float">
            <text:p>16</text:p>
          </table:table-cell>
          <table:table-cell table:style-name="ce7" office:value-type="string" calcext:value-type="string">
            <text:p>et</text:p>
          </table:table-cell>
          <table:table-cell table:style-name="ce20" table:formula="of:=RANDBETWEEN(2;5)*RANDBETWEEN(2;6)*RANDBETWEEN(2;5)" office:value-type="float" office:value="45" calcext:value-type="float">
            <text:p>45</text:p>
          </table:table-cell>
          <table:table-cell table:style-name="ce10" office:value-type="string" calcext:value-type="string">
            <text:p>=</text:p>
          </table:table-cell>
          <table:table-cell table:style-name="ce177" table:formula="of:=[.AB40]*2-1+RANDBETWEEN(0;1)" office:value-type="float" office:value="8" calcext:value-type="float">
            <text:p>8</text:p>
          </table:table-cell>
          <table:table-cell table:style-name="ce40" office:value-type="string" calcext:value-type="string">
            <text:p>;</text:p>
          </table:table-cell>
          <table:table-cell table:style-name="ce40" table:formula="of:=[.AF40]*2" office:value-type="float" office:value="18" calcext:value-type="float">
            <text:p>18</text:p>
          </table:table-cell>
          <table:table-cell table:style-name="ce40" office:value-type="string" calcext:value-type="string">
            <text:p>;</text:p>
          </table:table-cell>
          <table:table-cell table:style-name="ce40" table:formula="of:=[.AD40]*3" office:value-type="float" office:value="15" calcext:value-type="float">
            <text:p>15</text:p>
          </table:table-cell>
          <table:table-cell table:style-name="ce40" office:value-type="string" calcext:value-type="string">
            <text:p>;</text:p>
          </table:table-cell>
          <table:table-cell table:style-name="ce40" table:formula="of:=RANDBETWEEN(2;20)" office:value-type="float" office:value="2" calcext:value-type="float">
            <text:p>2</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7" calcext:value-type="float">
            <text:p>7 cm²</text:p>
          </table:table-cell>
          <table:table-cell table:style-name="ce179" office:value-type="string" calcext:value-type="string">
            <text:p>h=</text:p>
          </table:table-cell>
          <table:table-cell table:style-name="ce180" table:formula="of:=RANDBETWEEN(1;12)*3" office:value-type="float" office:value="24" calcext:value-type="float">
            <text:p>24 cm</text:p>
          </table:table-cell>
          <table:table-cell table:style-name="ce56" office:value-type="string" calcext:value-type="string">
            <text:p>V =</text:p>
          </table:table-cell>
          <table:table-cell/>
          <table:table-cell table:style-name="ce147" table:formula="of:=INT([.A40])&amp;&quot;h &quot;&amp;INT(([.A40]-INT([.A40]))*60)&amp;&quot;min&quot;" office:value-type="string" office:string-value="2h 54min" calcext:value-type="string">
            <text:p>2h 54min</text:p>
          </table:table-cell>
          <table:table-cell table:style-name="ce48" table:formula="of:=GCD([.E40];[.G40])" office:value-type="float" office:value="1" calcext:value-type="float">
            <text:p>1</text:p>
          </table:table-cell>
          <table:table-cell table:style-name="ce181" table:formula="of:=&quot;e=&quot;&amp;(MAX([.I40];[.K40];[.M40];[.O40])-MIN([.I40];[.K40];[.M40];[.O40]))&amp;&quot;  m=&quot;&amp;MEDIAN([.I40];[.K40];[.M40];[.O40])&amp;&quot;  x=&quot;&amp;ROUND(AVERAGE([.I40];[.K40];[.M40];[.O40]);1)" office:value-type="string" office:string-value="e=16  m=11,5  x=10,8" calcext:value-type="string">
            <text:p>e=16 <text:s/>m=11,5 <text:s/>x=10,8</text:p>
          </table:table-cell>
          <table:table-cell table:style-name="ce57" table:formula="of:=[.R40]*[.T40]/3&amp;&quot; cm³&quot;" office:value-type="string" office:string-value="56 cm³" calcext:value-type="string">
            <text:p>56 cm³</text:p>
          </table:table-cell>
          <table:table-cell/>
          <table:table-cell table:formula="of:=RANK([.AC40];[.AC34:.AC43])+2" office:value-type="float" office:value="4" calcext:value-type="float">
            <text:p>4</text:p>
          </table:table-cell>
          <table:table-cell table:style-name="ce83" table:formula="of:=RAND()" office:value-type="float" office:value="0.925906419727007" calcext:value-type="float">
            <text:p>0,925906419727007</text:p>
          </table:table-cell>
          <table:table-cell table:formula="of:=RANK([.AE40];[.AE36:.AE41])" office:value-type="float" office:value="5" calcext:value-type="float">
            <text:p>5</text:p>
          </table:table-cell>
          <table:table-cell table:style-name="ce83" table:formula="of:=RAND()" office:value-type="float" office:value="0.213111703888387" calcext:value-type="float">
            <text:p>0,213111703888387</text:p>
          </table:table-cell>
          <table:table-cell table:formula="of:=RANK([.AG40];[.AG34:.AG42])" office:value-type="float" office:value="9" calcext:value-type="float">
            <text:p>9</text:p>
          </table:table-cell>
          <table:table-cell table:formula="of:=RAND()" office:value-type="float" office:value="0.128440336567424" calcext:value-type="float">
            <text:p>0,128440336567424</text:p>
          </table:table-cell>
          <table:table-cell table:number-columns-repeated="991"/>
        </table:table-row>
        <table:table-row table:style-name="ro3">
          <table:table-cell table:style-name="ce51" table:formula="of:=[.AB41]-2+[.AF41]/10" office:value-type="float" office:value="9.6" calcext:value-type="float">
            <text:p>9,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0" calcext:value-type="float">
            <text:p>30</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177" table:formula="of:=[.AB41]*2-1+RANDBETWEEN(0;1)" office:value-type="float" office:value="22" calcext:value-type="float">
            <text:p>22</text:p>
          </table:table-cell>
          <table:table-cell table:style-name="ce40" office:value-type="string" calcext:value-type="string">
            <text:p>;</text:p>
          </table:table-cell>
          <table:table-cell table:style-name="ce40" table:formula="of:=[.AF41]*2" office:value-type="float" office:value="12" calcext:value-type="float">
            <text:p>12</text:p>
          </table:table-cell>
          <table:table-cell table:style-name="ce40" office:value-type="string" calcext:value-type="string">
            <text:p>;</text:p>
          </table:table-cell>
          <table:table-cell table:style-name="ce40" table:formula="of:=[.AD41]*3" office:value-type="float" office:value="6" calcext:value-type="float">
            <text:p>6</text:p>
          </table:table-cell>
          <table:table-cell table:style-name="ce40" office:value-type="string" calcext:value-type="string">
            <text:p>;</text:p>
          </table:table-cell>
          <table:table-cell table:style-name="ce40" table:formula="of:=RANDBETWEEN(2;20)" office:value-type="float" office:value="6" calcext:value-type="float">
            <text:p>6</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1" calcext:value-type="float">
            <text:p>11 cm²</text:p>
          </table:table-cell>
          <table:table-cell table:style-name="ce179" office:value-type="string" calcext:value-type="string">
            <text:p>h=</text:p>
          </table:table-cell>
          <table:table-cell table:style-name="ce180" table:formula="of:=RANDBETWEEN(1;12)" office:value-type="float" office:value="4" calcext:value-type="float">
            <text:p>4 cm</text:p>
          </table:table-cell>
          <table:table-cell table:style-name="ce56" office:value-type="string" calcext:value-type="string">
            <text:p>V =</text:p>
          </table:table-cell>
          <table:table-cell/>
          <table:table-cell table:style-name="ce147" table:formula="of:=INT([.A41])&amp;&quot;h &quot;&amp;INT(([.A41]-INT([.A41]))*60)&amp;&quot;min&quot;" office:value-type="string" office:string-value="9h 36min" calcext:value-type="string">
            <text:p>9h 36min</text:p>
          </table:table-cell>
          <table:table-cell table:style-name="ce48" table:formula="of:=GCD([.E41];[.G41])" office:value-type="float" office:value="6" calcext:value-type="float">
            <text:p>6</text:p>
          </table:table-cell>
          <table:table-cell table:style-name="ce181" table:formula="of:=&quot;e=&quot;&amp;(MAX([.I41];[.K41];[.M41];[.O41])-MIN([.I41];[.K41];[.M41];[.O41]))&amp;&quot;  m=&quot;&amp;MEDIAN([.I41];[.K41];[.M41];[.O41])&amp;&quot;  x=&quot;&amp;ROUND(AVERAGE([.I41];[.K41];[.M41];[.O41]);1)" office:value-type="string" office:string-value="e=16  m=9  x=11,5" calcext:value-type="string">
            <text:p>e=16 <text:s/>m=9 <text:s/>x=11,5</text:p>
          </table:table-cell>
          <table:table-cell table:style-name="ce57" table:formula="of:=[.R41]*[.T41]/3&amp;&quot; cm³&quot;" office:value-type="string" office:string-value="14,6666666666667 cm³" calcext:value-type="string">
            <text:p>14,6666666666667 cm³</text:p>
          </table:table-cell>
          <table:table-cell/>
          <table:table-cell table:formula="of:=RANK([.AC41];[.AC34:.AC43])+2" office:value-type="float" office:value="11" calcext:value-type="float">
            <text:p>11</text:p>
          </table:table-cell>
          <table:table-cell table:style-name="ce83" table:formula="of:=RAND()" office:value-type="float" office:value="0.180590943748366" calcext:value-type="float">
            <text:p>0,180590943748366</text:p>
          </table:table-cell>
          <table:table-cell table:formula="of:=RANK([.AE41];[.AE36:.AE41])" office:value-type="float" office:value="2" calcext:value-type="float">
            <text:p>2</text:p>
          </table:table-cell>
          <table:table-cell table:style-name="ce83" table:formula="of:=RAND()" office:value-type="float" office:value="0.839894572220703" calcext:value-type="float">
            <text:p>0,839894572220703</text:p>
          </table:table-cell>
          <table:table-cell table:formula="of:=RANK([.AG41];[.AG34:.AG42])" office:value-type="float" office:value="6" calcext:value-type="float">
            <text:p>6</text:p>
          </table:table-cell>
          <table:table-cell table:formula="of:=RAND()" office:value-type="float" office:value="0.588820343124626" calcext:value-type="float">
            <text:p>0,588820343124626</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42];[.AC34:.AC43])+2" office:value-type="float" office:value="10" calcext:value-type="float">
            <text:p>10</text:p>
          </table:table-cell>
          <table:table-cell table:style-name="ce83" table:formula="of:=RAND()" office:value-type="float" office:value="0.292348842404326" calcext:value-type="float">
            <text:p>0,292348842404326</text:p>
          </table:table-cell>
          <table:table-cell table:number-columns-repeated="2"/>
          <table:table-cell table:formula="of:=RANK([.AG42];[.AG34:.AG42])" office:value-type="float" office:value="3" calcext:value-type="float">
            <text:p>3</text:p>
          </table:table-cell>
          <table:table-cell table:formula="of:=RAND()" office:value-type="float" office:value="0.678618514986737" calcext:value-type="float">
            <text:p>0,678618514986737</text:p>
          </table:table-cell>
          <table:table-cell table:number-columns-repeated="991"/>
        </table:table-row>
        <table:table-row table:style-name="ro4">
          <table:table-cell table:number-columns-repeated="27"/>
          <table:table-cell table:formula="of:=RANK([.AC43];[.AC34:.AC43])+2" office:value-type="float" office:value="9" calcext:value-type="float">
            <text:p>9</text:p>
          </table:table-cell>
          <table:table-cell table:style-name="ce83" table:formula="of:=RAND()" office:value-type="float" office:value="0.327233875696968" calcext:value-type="float">
            <text:p>0,327233875696968</text:p>
          </table:table-cell>
          <table:table-cell table:number-columns-repeated="995"/>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1er DAN" table:style-name="ta8" table:print-ranges="'1er DAN'.A1:'1er DAN'.P55 '1er DAN'.R1:'1er DAN'.U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8" draw:text-style-name="P2" svg:width="1.651cm" svg:height="0.749cm" svg:x="54.91cm" svg:y="0.297cm" draw:control="control11"/>
        </table:shapes>
        <table:table-column table:style-name="co87" table:default-cell-style-name="Default"/>
        <table:table-column table:style-name="co138" table:default-cell-style-name="Default"/>
        <table:table-column table:style-name="co139" table:default-cell-style-name="Default"/>
        <table:table-column table:style-name="co50" table:default-cell-style-name="Default"/>
        <table:table-column table:style-name="co140" table:default-cell-style-name="Default"/>
        <table:table-column table:style-name="co28" table:default-cell-style-name="Default"/>
        <table:table-column table:style-name="co15" table:default-cell-style-name="Default"/>
        <table:table-column table:style-name="co32" table:default-cell-style-name="Default"/>
        <table:table-column table:style-name="co113" table:default-cell-style-name="Default"/>
        <table:table-column table:style-name="co141" table:default-cell-style-name="Default"/>
        <table:table-column table:style-name="co38" table:default-cell-style-name="Default"/>
        <table:table-column table:style-name="co142" table:default-cell-style-name="Default"/>
        <table:table-column table:style-name="co130" table:default-cell-style-name="Default"/>
        <table:table-column table:style-name="co143" table:default-cell-style-name="Default"/>
        <table:table-column table:style-name="co119" table:default-cell-style-name="Default"/>
        <table:table-column table:style-name="co144" table:default-cell-style-name="Default"/>
        <table:table-column table:style-name="co145" table:default-cell-style-name="Default"/>
        <table:table-column table:style-name="co146" table:default-cell-style-name="Default"/>
        <table:table-column table:style-name="co13" table:default-cell-style-name="Default"/>
        <table:table-column table:style-name="co147" table:default-cell-style-name="Default"/>
        <table:table-column table:style-name="co137" table:default-cell-style-name="Default"/>
        <table:table-column table:style-name="co17" table:default-cell-style-name="Default"/>
        <table:table-column table:style-name="co18" table:default-cell-style-name="Default"/>
        <table:table-column table:style-name="co28" table:default-cell-style-name="Default"/>
        <table:table-column table:style-name="co148" table:default-cell-style-name="Default"/>
        <table:table-column table:style-name="co28" table:default-cell-style-name="Default"/>
        <table:table-column table:style-name="co17" table:number-columns-repeated="996"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3" table:formula="of:=RAND()" office:value-type="float" office:value="0.998629543112417" calcext:value-type="float">
            <text:p>0,998629543112417</text:p>
          </table:table-cell>
          <table:table-cell table:formula="of:=RANK([.Z1];[.Z1:.Z10])+2" office:value-type="float" office:value="4" calcext:value-type="float">
            <text:p>4</text:p>
          </table:table-cell>
          <table:table-cell table:style-name="ce83" table:formula="of:=RAND()" office:value-type="float" office:value="0.717520246716641" calcext:value-type="float">
            <text:p>0,717520246716641</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5152" calcext:value-type="string">
            <text:p>v5152</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X1:.X10])+2" office:value-type="float" office:value="12" calcext:value-type="float">
            <text:p>12</text:p>
          </table:table-cell>
          <table:table-cell table:style-name="ce83" table:formula="of:=RAND()" office:value-type="float" office:value="0.0604695332426728" calcext:value-type="float">
            <text:p>0,060469533242673</text:p>
          </table:table-cell>
          <table:table-cell table:formula="of:=RANK([.Z2];[.Z1:.Z10])+2" office:value-type="float" office:value="12" calcext:value-type="float">
            <text:p>12</text:p>
          </table:table-cell>
          <table:table-cell table:style-name="ce83" table:formula="of:=RAND()" office:value-type="float" office:value="0.0429896210537841" calcext:value-type="float">
            <text:p>0,042989621053784</text:p>
          </table:table-cell>
          <table:table-cell table:number-columns-repeated="996"/>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5152" calcext:value-type="string">
            <text:p>v5152</text:p>
          </table:table-cell>
          <table:table-cell table:style-name="ce83"/>
          <table:table-cell table:formula="of:=RANK([.X3];[.X1:.X10])+2" office:value-type="float" office:value="6" calcext:value-type="float">
            <text:p>6</text:p>
          </table:table-cell>
          <table:table-cell table:style-name="ce83" table:formula="of:=RAND()" office:value-type="float" office:value="0.793469697980459" calcext:value-type="float">
            <text:p>0,793469697980459</text:p>
          </table:table-cell>
          <table:table-cell table:formula="of:=RANK([.Z3];[.Z1:.Z10])+2" office:value-type="float" office:value="3" calcext:value-type="float">
            <text:p>3</text:p>
          </table:table-cell>
          <table:table-cell table:style-name="ce83" table:formula="of:=RAND()" office:value-type="float" office:value="0.836650479958375" calcext:value-type="float">
            <text:p>0,836650479958375</text:p>
          </table:table-cell>
          <table:table-cell table:style-name="ce83" table:number-columns-repeated="996"/>
        </table:table-row>
        <table:table-row table:style-name="ro3">
          <table:table-cell table:style-name="ce4" table:formula="of:=[.W4]" office:value-type="float" office:value="4" calcext:value-type="float">
            <text:p>4</text:p>
          </table:table-cell>
          <table:table-cell table:style-name="ce7" office:value-type="string" calcext:value-type="string">
            <text:p>×</text:p>
          </table:table-cell>
          <table:table-cell table:style-name="ce183" table:formula="of:=[.Y4]" office:value-type="float" office:value="5" calcext:value-type="float">
            <text:p>5 =</text:p>
          </table:table-cell>
          <table:table-cell table:style-name="ce10"/>
          <table:table-cell table:style-name="ce90" table:formula="of:=IF(RANDBETWEEN(0;1);&quot;(-&quot;&amp;RANDBETWEEN(2;20)&amp;&quot;)&quot;;RANDBETWEEN(2;20))" office:value-type="string" office:string-value="(-14)" calcext:value-type="string">
            <text:p>(-14)</text:p>
          </table:table-cell>
          <table:table-cell table:style-name="ce40" office:value-type="string" calcext:value-type="string">
            <text:p>+</text:p>
          </table:table-cell>
          <table:table-cell table:style-name="ce119" table:formula="of:=IF(RANDBETWEEN(0;1);&quot;(-&quot;&amp;RANDBETWEEN(2;20)&amp;&quot;)&quot;;RANDBETWEEN(2;20))" office:value-type="float" office:value="8" calcext:value-type="float">
            <text:p>8</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00" calcext:value-type="float">
            <text:p>100</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8.01" calcext:value-type="float">
            <text:p>8,01</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20" calcext:value-type="float">
            <text:p>20</text:p>
          </table:table-cell>
          <table:table-cell table:style-name="ce48" table:formula="of:=[.E4]+[.G4]" office:value-type="string" office:string-value="" calcext:value-type="error">
            <text:p>#VALEUR !</text:p>
          </table:table-cell>
          <table:table-cell table:style-name="ce106" table:formula="of:=[.K4]*[.I4]/100" office:value-type="float" office:value="30" calcext:value-type="float">
            <text:p>30</text:p>
          </table:table-cell>
          <table:table-cell table:style-name="ce57" table:formula="of:=[.M4]*[.O4]" office:value-type="float" office:value="801" calcext:value-type="float">
            <text:p>801</text:p>
          </table:table-cell>
          <table:table-cell/>
          <table:table-cell table:formula="of:=RANK([.X4];[.X1:.X10])+2" office:value-type="float" office:value="4" calcext:value-type="float">
            <text:p>4</text:p>
          </table:table-cell>
          <table:table-cell table:style-name="ce83" table:formula="of:=RAND()" office:value-type="float" office:value="0.854123268165962" calcext:value-type="float">
            <text:p>0,854123268165962</text:p>
          </table:table-cell>
          <table:table-cell table:formula="of:=RANK([.Z4];[.Z1:.Z10])+2" office:value-type="float" office:value="5" calcext:value-type="float">
            <text:p>5</text:p>
          </table:table-cell>
          <table:table-cell table:style-name="ce83" table:formula="of:=RAND()" office:value-type="float" office:value="0.702727491684148" calcext:value-type="float">
            <text:p>0,702727491684148</text:p>
          </table:table-cell>
          <table:table-cell table:number-columns-repeated="996"/>
        </table:table-row>
        <table:table-row table:style-name="ro3">
          <table:table-cell table:style-name="ce4" table:formula="of:=[.W5]" office:value-type="float" office:value="10" calcext:value-type="float">
            <text:p>10</text:p>
          </table:table-cell>
          <table:table-cell table:style-name="ce7" office:value-type="string" calcext:value-type="string">
            <text:p>×</text:p>
          </table:table-cell>
          <table:table-cell table:style-name="ce183" table:formula="of:=[.Y5]" office:value-type="float" office:value="8" calcext:value-type="float">
            <text:p>8 =</text:p>
          </table:table-cell>
          <table:table-cell table:style-name="ce10"/>
          <table:table-cell table:style-name="ce90" table:formula="of:=IF(RANDBETWEEN(0;1);&quot;(-&quot;&amp;RANDBETWEEN(2;20)&amp;&quot;)&quot;;RANDBETWEEN(2;20))" office:value-type="string" office:string-value="(-10)" calcext:value-type="string">
            <text:p>(-10)</text:p>
          </table:table-cell>
          <table:table-cell table:style-name="ce40" office:value-type="string" calcext:value-type="string">
            <text:p>+</text:p>
          </table:table-cell>
          <table:table-cell table:style-name="ce119" table:formula="of:=IF(RANDBETWEEN(0;1);&quot;(-&quot;&amp;RANDBETWEEN(2;20)&amp;&quot;)&quot;;RANDBETWEEN(2;20))" office:value-type="float" office:value="2" calcext:value-type="float">
            <text:p>2</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00" calcext:value-type="float">
            <text:p>200</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3.59" calcext:value-type="float">
            <text:p>3,59</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C5]" office:value-type="float" office:value="80" calcext:value-type="float">
            <text:p>80</text:p>
          </table:table-cell>
          <table:table-cell table:style-name="ce48" table:formula="of:=[.E5]+[.G5]" office:value-type="string" office:string-value="" calcext:value-type="error">
            <text:p>#VALEUR !</text:p>
          </table:table-cell>
          <table:table-cell table:style-name="ce106" table:formula="of:=[.K5]*[.I5]/100" office:value-type="float" office:value="80" calcext:value-type="float">
            <text:p>80</text:p>
          </table:table-cell>
          <table:table-cell table:style-name="ce57" table:formula="of:=[.M5]*[.O5]" office:value-type="float" office:value="35.9" calcext:value-type="float">
            <text:p>35,9</text:p>
          </table:table-cell>
          <table:table-cell/>
          <table:table-cell table:formula="of:=RANK([.X5];[.X1:.X10])+2" office:value-type="float" office:value="10" calcext:value-type="float">
            <text:p>10</text:p>
          </table:table-cell>
          <table:table-cell table:style-name="ce83" table:formula="of:=RAND()" office:value-type="float" office:value="0.230065773731654" calcext:value-type="float">
            <text:p>0,230065773731654</text:p>
          </table:table-cell>
          <table:table-cell table:formula="of:=RANK([.Z5];[.Z1:.Z10])+2" office:value-type="float" office:value="8" calcext:value-type="float">
            <text:p>8</text:p>
          </table:table-cell>
          <table:table-cell table:style-name="ce83" table:formula="of:=RAND()" office:value-type="float" office:value="0.334072766581068" calcext:value-type="float">
            <text:p>0,334072766581068</text:p>
          </table:table-cell>
          <table:table-cell table:number-columns-repeated="996"/>
        </table:table-row>
        <table:table-row table:style-name="ro3">
          <table:table-cell table:style-name="ce39" table:formula="of:=IF([.R6]=&quot;diviseur&quot;;RANDBETWEEN(2;9);RANDBETWEEN(2;6)*[.D6])"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6]=&quot;diviseur&quot;;[.A6]*RANDBETWEEN(2;11);RANDBETWEEN(2;25))" office:value-type="float" office:value="24" calcext:value-type="float">
            <text:p>24</text:p>
          </table:table-cell>
          <table:table-cell table:style-name="ce4" table:formula="of:=CHOOSE([.W6];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9" calcext:value-type="float">
            <text:p>9 :</text:p>
          </table:table-cell>
          <table:table-cell table:style-name="ce10"/>
          <table:table-cell table:style-name="ce129" table:formula="of:=[.W6]+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6];[$'Aide à la génération'.$A$2:$'Aide à la génération'.$A$11];[$'Aide à la génération'.$B$2:$'Aide à la génération'.$B$11])" office:value-type="string" office:string-value="7×6" calcext:value-type="string">
            <text:p>7×6</text:p>
          </table:table-cell>
          <table:table-cell table:style-name="ce57" table:formula="of:=&quot;mult &quot;&amp;[.K6]" office:value-type="string" office:string-value="mult 9" calcext:value-type="string">
            <text:p>mult 9</text:p>
          </table:table-cell>
          <table:table-cell table:style-name="ce57" table:formula="of:=[.M6]^2" office:value-type="float" office:value="225" calcext:value-type="float">
            <text:p>225</text:p>
          </table:table-cell>
          <table:table-cell/>
          <table:table-cell table:formula="of:=RANK([.X6];[.X1:.X10])+2" office:value-type="float" office:value="7" calcext:value-type="float">
            <text:p>7</text:p>
          </table:table-cell>
          <table:table-cell table:style-name="ce83" table:formula="of:=RAND()" office:value-type="float" office:value="0.705473610232621" calcext:value-type="float">
            <text:p>0,705473610232621</text:p>
          </table:table-cell>
          <table:table-cell table:formula="of:=RANK([.Z6];[.Z1:.Z10])+2" office:value-type="float" office:value="7" calcext:value-type="float">
            <text:p>7</text:p>
          </table:table-cell>
          <table:table-cell table:style-name="ce83" table:formula="of:=RAND()" office:value-type="float" office:value="0.511772791677661" calcext:value-type="float">
            <text:p>0,511772791677661</text:p>
          </table:table-cell>
          <table:table-cell table:number-columns-repeated="996"/>
        </table:table-row>
        <table:table-row table:style-name="ro3">
          <table:table-cell table:style-name="ce39" table:formula="of:=IF([.R7]=&quot;diviseur&quot;;RANDBETWEEN(2;9);RANDBETWEEN(2;6)*[.D7])" office:value-type="float" office:value="36" calcext:value-type="float">
            <text:p>3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7]=&quot;diviseur&quot;;[.A7]*RANDBETWEEN(2;11);RANDBETWEEN(2;25))" office:value-type="float" office:value="9" calcext:value-type="float">
            <text:p>9</text:p>
          </table:table-cell>
          <table:table-cell table:style-name="ce4" table:formula="of:=CHOOSE([.W7];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6" calcext:value-type="float">
            <text:p>6 :</text:p>
          </table:table-cell>
          <table:table-cell table:style-name="ce10"/>
          <table:table-cell table:style-name="ce129" table:formula="of:=[.W7]+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7];[$'Aide à la génération'.$A$2:$'Aide à la génération'.$A$11];[$'Aide à la génération'.$B$2:$'Aide à la génération'.$B$11])" office:value-type="string" office:string-value="9×6" calcext:value-type="string">
            <text:p>9×6</text:p>
          </table:table-cell>
          <table:table-cell table:style-name="ce57" table:formula="of:=&quot;mult &quot;&amp;[.K7]" office:value-type="string" office:string-value="mult 6" calcext:value-type="string">
            <text:p>mult 6</text:p>
          </table:table-cell>
          <table:table-cell table:style-name="ce57" table:formula="of:=[.M7]^2" office:value-type="float" office:value="289" calcext:value-type="float">
            <text:p>289</text:p>
          </table:table-cell>
          <table:table-cell/>
          <table:table-cell table:formula="of:=RANK([.X7];[.X1:.X10])+2" office:value-type="float" office:value="9" calcext:value-type="float">
            <text:p>9</text:p>
          </table:table-cell>
          <table:table-cell table:style-name="ce83" table:formula="of:=RAND()" office:value-type="float" office:value="0.567383917180205" calcext:value-type="float">
            <text:p>0,567383917180205</text:p>
          </table:table-cell>
          <table:table-cell table:formula="of:=RANK([.Z7];[.Z1:.Z10])+2" office:value-type="float" office:value="11" calcext:value-type="float">
            <text:p>11</text:p>
          </table:table-cell>
          <table:table-cell table:style-name="ce83" table:formula="of:=RAND()" office:value-type="float" office:value="0.0476197525686002" calcext:value-type="float">
            <text:p>0,0476197525686</text:p>
          </table:table-cell>
          <table:table-cell table:number-columns-repeated="996"/>
        </table:table-row>
        <table:table-row table:style-name="ro3">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183" table:formula="of:=ROUND(RAND()*50;RANDBETWEEN(0;1))" office:value-type="float" office:value="24.1" calcext:value-type="float">
            <text:p>24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14.6" calcext:value-type="float">
            <text:p>14,6</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32" calcext:value-type="float">
            <text:p>32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144" calcext:value-type="float">
            <text:p>144 :</text:p>
          </table:table-cell>
          <table:table-cell table:style-name="ce10"/>
          <table:table-cell/>
          <table:table-cell table:style-name="ce106" table:formula="of:=[.C8]/IF([.A8]=&quot;50 %&quot;;2;10)" office:value-type="float" office:value="12.05" calcext:value-type="float">
            <text:p>12,05</text:p>
          </table:table-cell>
          <table:table-cell table:style-name="ce48" table:formula="of:=[.G8]/IF([.E8]=&quot;50 %&quot;;2;10)" office:value-type="float" office:value="1.46" calcext:value-type="float">
            <text:p>1,46</text:p>
          </table:table-cell>
          <table:table-cell table:style-name="ce57" table:formula="of:=&quot;div &quot;&amp;[.K8]" office:value-type="string" office:string-value="div 32" calcext:value-type="string">
            <text:p>div 32</text:p>
          </table:table-cell>
          <table:table-cell table:style-name="ce57" table:formula="of:=&quot;div &quot;&amp;[.O8]" office:value-type="string" office:string-value="div 144" calcext:value-type="string">
            <text:p>div 144</text:p>
          </table:table-cell>
          <table:table-cell/>
          <table:table-cell table:formula="of:=RANK([.X8];[.X1:.X10])+2" office:value-type="float" office:value="8" calcext:value-type="float">
            <text:p>8</text:p>
          </table:table-cell>
          <table:table-cell table:style-name="ce83" table:formula="of:=RAND()" office:value-type="float" office:value="0.657435824880451" calcext:value-type="float">
            <text:p>0,657435824880451</text:p>
          </table:table-cell>
          <table:table-cell table:formula="of:=RANK([.Z8];[.Z1:.Z10])+2" office:value-type="float" office:value="6" calcext:value-type="float">
            <text:p>6</text:p>
          </table:table-cell>
          <table:table-cell table:style-name="ce83" table:formula="of:=RAND()" office:value-type="float" office:value="0.698252950686614" calcext:value-type="float">
            <text:p>0,698252950686614</text:p>
          </table:table-cell>
          <table:table-cell table:number-columns-repeated="996"/>
        </table:table-row>
        <table:table-row table:style-name="ro2">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5" calcext:value-type="float">
            <text:p>5</text:p>
          </table:table-cell>
          <table:table-cell table:style-name="ce83" table:formula="of:=RAND()" office:value-type="float" office:value="0.84685278138569" calcext:value-type="float">
            <text:p>0,84685278138569</text:p>
          </table:table-cell>
          <table:table-cell table:formula="of:=RANK([.Z9];[.Z1:.Z10])+2" office:value-type="float" office:value="10" calcext:value-type="float">
            <text:p>10</text:p>
          </table:table-cell>
          <table:table-cell table:style-name="ce83" table:formula="of:=RAND()" office:value-type="float" office:value="0.103485643666842" calcext:value-type="float">
            <text:p>0,103485643666842</text:p>
          </table:table-cell>
          <table:table-cell table:number-columns-repeated="996"/>
        </table:table-row>
        <table:table-row table:style-name="ro4">
          <table:table-cell table:number-columns-repeated="22"/>
          <table:table-cell table:formula="of:=RANK([.X10];[.X1:.X10])+2" office:value-type="float" office:value="11" calcext:value-type="float">
            <text:p>11</text:p>
          </table:table-cell>
          <table:table-cell table:style-name="ce83" table:formula="of:=RAND()" office:value-type="float" office:value="0.0818555237944772" calcext:value-type="float">
            <text:p>0,081855523794477</text:p>
          </table:table-cell>
          <table:table-cell table:formula="of:=RANK([.Z10];[.Z1:.Z10])+2" office:value-type="float" office:value="9" calcext:value-type="float">
            <text:p>9</text:p>
          </table:table-cell>
          <table:table-cell table:style-name="ce83" table:formula="of:=RAND()" office:value-type="float" office:value="0.18349108879803" calcext:value-type="float">
            <text:p>0,18349108879803</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83" table:formula="of:=RAND()" office:value-type="float" office:value="0.419222434447487" calcext:value-type="float">
            <text:p>0,419222434447487</text:p>
          </table:table-cell>
          <table:table-cell table:formula="of:=RANK([.Z12];[.Z12:.Z21])+2" office:value-type="float" office:value="4" calcext:value-type="float">
            <text:p>4</text:p>
          </table:table-cell>
          <table:table-cell table:style-name="ce83" table:formula="of:=RAND()" office:value-type="float" office:value="0.888025623500558" calcext:value-type="float">
            <text:p>0,888025623500558</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152" calcext:value-type="string">
            <text:p>v5152</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13];[.X12:.X21])+2" office:value-type="float" office:value="8" calcext:value-type="float">
            <text:p>8</text:p>
          </table:table-cell>
          <table:table-cell table:style-name="ce83" table:formula="of:=RAND()" office:value-type="float" office:value="0.45494888143718" calcext:value-type="float">
            <text:p>0,45494888143718</text:p>
          </table:table-cell>
          <table:table-cell table:formula="of:=RANK([.Z13];[.Z12:.Z21])+2" office:value-type="float" office:value="11" calcext:value-type="float">
            <text:p>11</text:p>
          </table:table-cell>
          <table:table-cell table:style-name="ce83" table:formula="of:=RAND()" office:value-type="float" office:value="0.0446294893542781" calcext:value-type="float">
            <text:p>0,044629489354278</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5152" calcext:value-type="string">
            <text:p>v5152</text:p>
          </table:table-cell>
          <table:table-cell table:style-name="ce83"/>
          <table:table-cell table:formula="of:=RANK([.X14];[.X12:.X21])+2" office:value-type="float" office:value="12" calcext:value-type="float">
            <text:p>12</text:p>
          </table:table-cell>
          <table:table-cell table:style-name="ce83" table:formula="of:=RAND()" office:value-type="float" office:value="0.0139132623986845" calcext:value-type="float">
            <text:p>0,013913262398685</text:p>
          </table:table-cell>
          <table:table-cell table:formula="of:=RANK([.Z14];[.Z12:.Z21])+2" office:value-type="float" office:value="3" calcext:value-type="float">
            <text:p>3</text:p>
          </table:table-cell>
          <table:table-cell table:style-name="ce83" table:formula="of:=RAND()" office:value-type="float" office:value="0.907019337770842" calcext:value-type="float">
            <text:p>0,907019337770842</text:p>
          </table:table-cell>
          <table:table-cell table:number-columns-repeated="996"/>
        </table:table-row>
        <table:table-row table:style-name="ro3">
          <table:table-cell table:style-name="ce4" table:formula="of:=[.W15]" office:value-type="float" office:value="7" calcext:value-type="float">
            <text:p>7</text:p>
          </table:table-cell>
          <table:table-cell table:style-name="ce7" office:value-type="string" calcext:value-type="string">
            <text:p>×</text:p>
          </table:table-cell>
          <table:table-cell table:style-name="ce183" table:formula="of:=[.Y15]" office:value-type="float" office:value="12" calcext:value-type="float">
            <text:p>12 =</text:p>
          </table:table-cell>
          <table:table-cell table:style-name="ce10"/>
          <table:table-cell table:style-name="ce90" table:formula="of:=IF(RANDBETWEEN(0;1);&quot;(-&quot;&amp;RANDBETWEEN(2;20)&amp;&quot;)&quot;;RANDBETWEEN(2;20))" office:value-type="float" office:value="7" calcext:value-type="float">
            <text:p>7</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3)" calcext:value-type="string">
            <text:p>(-13)</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28" calcext:value-type="float">
            <text:p>12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43.27" calcext:value-type="float">
            <text:p>43,27</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5]*[.C15]" office:value-type="float" office:value="84" calcext:value-type="float">
            <text:p>84</text:p>
          </table:table-cell>
          <table:table-cell table:style-name="ce48" table:formula="of:=[.E15]+[.G15]" office:value-type="string" office:string-value="" calcext:value-type="error">
            <text:p>#VALEUR !</text:p>
          </table:table-cell>
          <table:table-cell table:style-name="ce106" table:formula="of:=[.K15]*[.I15]/100" office:value-type="float" office:value="51.2" calcext:value-type="float">
            <text:p>51,2</text:p>
          </table:table-cell>
          <table:table-cell table:style-name="ce57" table:formula="of:=[.M15]*[.O15]" office:value-type="float" office:value="432.7" calcext:value-type="float">
            <text:p>432,7</text:p>
          </table:table-cell>
          <table:table-cell/>
          <table:table-cell table:formula="of:=RANK([.X15];[.X12:.X21])+2" office:value-type="float" office:value="7" calcext:value-type="float">
            <text:p>7</text:p>
          </table:table-cell>
          <table:table-cell table:style-name="ce83" table:formula="of:=RAND()" office:value-type="float" office:value="0.477475246020978" calcext:value-type="float">
            <text:p>0,477475246020978</text:p>
          </table:table-cell>
          <table:table-cell table:formula="of:=RANK([.Z15];[.Z12:.Z21])+2" office:value-type="float" office:value="12" calcext:value-type="float">
            <text:p>12</text:p>
          </table:table-cell>
          <table:table-cell table:style-name="ce83" table:formula="of:=RAND()" office:value-type="float" office:value="0.0310648889535289" calcext:value-type="float">
            <text:p>0,031064888953529</text:p>
          </table:table-cell>
          <table:table-cell table:number-columns-repeated="996"/>
        </table:table-row>
        <table:table-row table:style-name="ro3">
          <table:table-cell table:style-name="ce4" table:formula="of:=[.W16]" office:value-type="float" office:value="11" calcext:value-type="float">
            <text:p>11</text:p>
          </table:table-cell>
          <table:table-cell table:style-name="ce7" office:value-type="string" calcext:value-type="string">
            <text:p>×</text:p>
          </table:table-cell>
          <table:table-cell table:style-name="ce183" table:formula="of:=[.Y16]" office:value-type="float" office:value="10" calcext:value-type="float">
            <text:p>10 =</text:p>
          </table:table-cell>
          <table:table-cell table:style-name="ce10"/>
          <table:table-cell table:style-name="ce90" table:formula="of:=IF(RANDBETWEEN(0;1);&quot;(-&quot;&amp;RANDBETWEEN(2;20)&amp;&quot;)&quot;;RANDBETWEEN(2;20))" office:value-type="string" office:string-value="(-6)" calcext:value-type="string">
            <text:p>(-6)</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9)" calcext:value-type="string">
            <text:p>(-19)</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48" calcext:value-type="float">
            <text:p>34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4.88" calcext:value-type="float">
            <text:p>4,88</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6]*[.C16]" office:value-type="float" office:value="110" calcext:value-type="float">
            <text:p>110</text:p>
          </table:table-cell>
          <table:table-cell table:style-name="ce48" table:formula="of:=[.E16]+[.G16]" office:value-type="string" office:string-value="" calcext:value-type="error">
            <text:p>#VALEUR !</text:p>
          </table:table-cell>
          <table:table-cell table:style-name="ce106" table:formula="of:=[.K16]*[.I16]/100" office:value-type="float" office:value="139.2" calcext:value-type="float">
            <text:p>139,2</text:p>
          </table:table-cell>
          <table:table-cell table:style-name="ce57" table:formula="of:=[.M16]*[.O16]" office:value-type="float" office:value="488" calcext:value-type="float">
            <text:p>488</text:p>
          </table:table-cell>
          <table:table-cell/>
          <table:table-cell table:formula="of:=RANK([.X16];[.X12:.X21])+2" office:value-type="float" office:value="11" calcext:value-type="float">
            <text:p>11</text:p>
          </table:table-cell>
          <table:table-cell table:style-name="ce83" table:formula="of:=RAND()" office:value-type="float" office:value="0.0873490501475029" calcext:value-type="float">
            <text:p>0,087349050147503</text:p>
          </table:table-cell>
          <table:table-cell table:formula="of:=RANK([.Z16];[.Z12:.Z21])+2" office:value-type="float" office:value="10" calcext:value-type="float">
            <text:p>10</text:p>
          </table:table-cell>
          <table:table-cell table:style-name="ce83" table:formula="of:=RAND()" office:value-type="float" office:value="0.352000769854961" calcext:value-type="float">
            <text:p>0,352000769854961</text:p>
          </table:table-cell>
          <table:table-cell table:number-columns-repeated="996"/>
        </table:table-row>
        <table:table-row table:style-name="ro3">
          <table:table-cell table:style-name="ce39" table:formula="of:=IF([.R17]=&quot;diviseur&quot;;RANDBETWEEN(2;9);RANDBETWEEN(2;6)*[.D17])" office:value-type="float" office:value="8" calcext:value-type="float">
            <text:p>8</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17]=&quot;diviseur&quot;;[.A17]*RANDBETWEEN(2;11);RANDBETWEEN(2;25))" office:value-type="float" office:value="24" calcext:value-type="float">
            <text:p>24</text:p>
          </table:table-cell>
          <table:table-cell table:style-name="ce4" table:formula="of:=CHOOSE([.W17];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4" calcext:value-type="float">
            <text:p>14 :</text:p>
          </table:table-cell>
          <table:table-cell table:style-name="ce10"/>
          <table:table-cell table:style-name="ce129" table:formula="of:=[.W17]+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17];[$'Aide à la génération'.$A$2:$'Aide à la génération'.$A$11];[$'Aide à la génération'.$B$2:$'Aide à la génération'.$B$11])" office:value-type="string" office:string-value="8×4" calcext:value-type="string">
            <text:p>8×4</text:p>
          </table:table-cell>
          <table:table-cell table:style-name="ce57" table:formula="of:=&quot;mult &quot;&amp;[.K17]" office:value-type="string" office:string-value="mult 14" calcext:value-type="string">
            <text:p>mult 14</text:p>
          </table:table-cell>
          <table:table-cell table:style-name="ce57" table:formula="of:=[.M17]^2" office:value-type="float" office:value="324" calcext:value-type="float">
            <text:p>324</text:p>
          </table:table-cell>
          <table:table-cell/>
          <table:table-cell table:formula="of:=RANK([.X17];[.X12:.X21])+2" office:value-type="float" office:value="10" calcext:value-type="float">
            <text:p>10</text:p>
          </table:table-cell>
          <table:table-cell table:style-name="ce83" table:formula="of:=RAND()" office:value-type="float" office:value="0.119012892052299" calcext:value-type="float">
            <text:p>0,119012892052299</text:p>
          </table:table-cell>
          <table:table-cell table:formula="of:=RANK([.Z17];[.Z12:.Z21])+2" office:value-type="float" office:value="6" calcext:value-type="float">
            <text:p>6</text:p>
          </table:table-cell>
          <table:table-cell table:style-name="ce83" table:formula="of:=RAND()" office:value-type="float" office:value="0.490125463326381" calcext:value-type="float">
            <text:p>0,490125463326381</text:p>
          </table:table-cell>
          <table:table-cell table:number-columns-repeated="996"/>
        </table:table-row>
        <table:table-row table:style-name="ro3">
          <table:table-cell table:style-name="ce39" table:formula="of:=IF([.R18]=&quot;diviseur&quot;;RANDBETWEEN(2;9);RANDBETWEEN(2;6)*[.D18])"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18]=&quot;diviseur&quot;;[.A18]*RANDBETWEEN(2;11);RANDBETWEEN(2;25))" office:value-type="float" office:value="36" calcext:value-type="float">
            <text:p>36</text:p>
          </table:table-cell>
          <table:table-cell table:style-name="ce4" table:formula="of:=CHOOSE([.W18];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6" calcext:value-type="float">
            <text:p>16 :</text:p>
          </table:table-cell>
          <table:table-cell table:style-name="ce10"/>
          <table:table-cell table:style-name="ce129" table:formula="of:=[.W18]+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18];[$'Aide à la génération'.$A$2:$'Aide à la génération'.$A$11];[$'Aide à la génération'.$B$2:$'Aide à la génération'.$B$11])" office:value-type="string" office:string-value="7×5" calcext:value-type="string">
            <text:p>7×5</text:p>
          </table:table-cell>
          <table:table-cell table:style-name="ce57" table:formula="of:=&quot;mult &quot;&amp;[.K18]" office:value-type="string" office:string-value="mult 16" calcext:value-type="string">
            <text:p>mult 16</text:p>
          </table:table-cell>
          <table:table-cell table:style-name="ce57" table:formula="of:=[.M18]^2" office:value-type="float" office:value="121" calcext:value-type="float">
            <text:p>121</text:p>
          </table:table-cell>
          <table:table-cell/>
          <table:table-cell table:formula="of:=RANK([.X18];[.X12:.X21])+2" office:value-type="float" office:value="3" calcext:value-type="float">
            <text:p>3</text:p>
          </table:table-cell>
          <table:table-cell table:style-name="ce83" table:formula="of:=RAND()" office:value-type="float" office:value="0.942909125377727" calcext:value-type="float">
            <text:p>0,942909125377727</text:p>
          </table:table-cell>
          <table:table-cell table:formula="of:=RANK([.Z18];[.Z12:.Z21])+2" office:value-type="float" office:value="9" calcext:value-type="float">
            <text:p>9</text:p>
          </table:table-cell>
          <table:table-cell table:style-name="ce83" table:formula="of:=RAND()" office:value-type="float" office:value="0.368323099687566" calcext:value-type="float">
            <text:p>0,368323099687566</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5" calcext:value-type="float">
            <text:p>5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34.7" calcext:value-type="float">
            <text:p>34,7</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24" calcext:value-type="float">
            <text:p>24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45" calcext:value-type="float">
            <text:p>45 :</text:p>
          </table:table-cell>
          <table:table-cell table:style-name="ce10"/>
          <table:table-cell/>
          <table:table-cell table:style-name="ce106" table:formula="of:=[.C19]/IF([.A19]=&quot;50 %&quot;;2;10)" office:value-type="float" office:value="0.5" calcext:value-type="float">
            <text:p>,5</text:p>
          </table:table-cell>
          <table:table-cell table:style-name="ce48" table:formula="of:=[.G19]/IF([.E19]=&quot;50 %&quot;;2;10)" office:value-type="float" office:value="3.47" calcext:value-type="float">
            <text:p>3,47</text:p>
          </table:table-cell>
          <table:table-cell table:style-name="ce57" table:formula="of:=&quot;div &quot;&amp;[.K19]" office:value-type="string" office:string-value="div 24" calcext:value-type="string">
            <text:p>div 24</text:p>
          </table:table-cell>
          <table:table-cell table:style-name="ce57" table:formula="of:=&quot;div &quot;&amp;[.O19]" office:value-type="string" office:string-value="div 45" calcext:value-type="string">
            <text:p>div 45</text:p>
          </table:table-cell>
          <table:table-cell/>
          <table:table-cell table:formula="of:=RANK([.X19];[.X12:.X21])+2" office:value-type="float" office:value="4" calcext:value-type="float">
            <text:p>4</text:p>
          </table:table-cell>
          <table:table-cell table:style-name="ce83" table:formula="of:=RAND()" office:value-type="float" office:value="0.858764894384188" calcext:value-type="float">
            <text:p>0,858764894384188</text:p>
          </table:table-cell>
          <table:table-cell table:formula="of:=RANK([.Z19];[.Z12:.Z21])+2" office:value-type="float" office:value="5" calcext:value-type="float">
            <text:p>5</text:p>
          </table:table-cell>
          <table:table-cell table:style-name="ce83" table:formula="of:=RAND()" office:value-type="float" office:value="0.820395060189927" calcext:value-type="float">
            <text:p>0,82039506018992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5" calcext:value-type="float">
            <text:p>5</text:p>
          </table:table-cell>
          <table:table-cell table:style-name="ce83" table:formula="of:=RAND()" office:value-type="float" office:value="0.67053948646034" calcext:value-type="float">
            <text:p>0,67053948646034</text:p>
          </table:table-cell>
          <table:table-cell table:formula="of:=RANK([.Z20];[.Z12:.Z21])+2" office:value-type="float" office:value="8" calcext:value-type="float">
            <text:p>8</text:p>
          </table:table-cell>
          <table:table-cell table:style-name="ce83" table:formula="of:=RAND()" office:value-type="float" office:value="0.370137018516024" calcext:value-type="float">
            <text:p>0,370137018516024</text:p>
          </table:table-cell>
          <table:table-cell table:number-columns-repeated="996"/>
        </table:table-row>
        <table:table-row table:style-name="ro4">
          <table:table-cell table:number-columns-repeated="22"/>
          <table:table-cell table:formula="of:=RANK([.X21];[.X12:.X21])+2" office:value-type="float" office:value="6" calcext:value-type="float">
            <text:p>6</text:p>
          </table:table-cell>
          <table:table-cell table:style-name="ce83" table:formula="of:=RAND()" office:value-type="float" office:value="0.536509041092885" calcext:value-type="float">
            <text:p>0,536509041092885</text:p>
          </table:table-cell>
          <table:table-cell table:formula="of:=RANK([.Z21];[.Z12:.Z21])+2" office:value-type="float" office:value="7" calcext:value-type="float">
            <text:p>7</text:p>
          </table:table-cell>
          <table:table-cell table:style-name="ce83" table:formula="of:=RAND()" office:value-type="float" office:value="0.480315829464758" calcext:value-type="float">
            <text:p>0,480315829464758</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5" calcext:value-type="float">
            <text:p>5</text:p>
          </table:table-cell>
          <table:table-cell table:style-name="ce83" table:formula="of:=RAND()" office:value-type="float" office:value="0.767880972420684" calcext:value-type="float">
            <text:p>0,767880972420684</text:p>
          </table:table-cell>
          <table:table-cell table:formula="of:=RANK([.Z23];[.Z23:.Z32])+2" office:value-type="float" office:value="8" calcext:value-type="float">
            <text:p>8</text:p>
          </table:table-cell>
          <table:table-cell table:style-name="ce83" table:formula="of:=RAND()" office:value-type="float" office:value="0.228176383899736" calcext:value-type="float">
            <text:p>0,228176383899736</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152" calcext:value-type="string">
            <text:p>v5152</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4];[.X23:.X32])+2" office:value-type="float" office:value="8" calcext:value-type="float">
            <text:p>8</text:p>
          </table:table-cell>
          <table:table-cell table:style-name="ce83" table:formula="of:=RAND()" office:value-type="float" office:value="0.540399904563656" calcext:value-type="float">
            <text:p>0,540399904563656</text:p>
          </table:table-cell>
          <table:table-cell table:formula="of:=RANK([.Z24];[.Z23:.Z32])+2" office:value-type="float" office:value="10" calcext:value-type="float">
            <text:p>10</text:p>
          </table:table-cell>
          <table:table-cell table:style-name="ce83" table:formula="of:=RAND()" office:value-type="float" office:value="0.210794281140528" calcext:value-type="float">
            <text:p>0,210794281140528</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5152" calcext:value-type="string">
            <text:p>v5152</text:p>
          </table:table-cell>
          <table:table-cell table:style-name="ce83"/>
          <table:table-cell table:formula="of:=RANK([.X25];[.X23:.X32])+2" office:value-type="float" office:value="12" calcext:value-type="float">
            <text:p>12</text:p>
          </table:table-cell>
          <table:table-cell table:style-name="ce83" table:formula="of:=RAND()" office:value-type="float" office:value="0.290277871609432" calcext:value-type="float">
            <text:p>0,290277871609432</text:p>
          </table:table-cell>
          <table:table-cell table:formula="of:=RANK([.Z25];[.Z23:.Z32])+2" office:value-type="float" office:value="11" calcext:value-type="float">
            <text:p>11</text:p>
          </table:table-cell>
          <table:table-cell table:style-name="ce83" table:formula="of:=RAND()" office:value-type="float" office:value="0.173163424644177" calcext:value-type="float">
            <text:p>0,173163424644177</text:p>
          </table:table-cell>
          <table:table-cell table:number-columns-repeated="996"/>
        </table:table-row>
        <table:table-row table:style-name="ro3">
          <table:table-cell table:style-name="ce4" table:formula="of:=[.W26]" office:value-type="float" office:value="11" calcext:value-type="float">
            <text:p>11</text:p>
          </table:table-cell>
          <table:table-cell table:style-name="ce7" office:value-type="string" calcext:value-type="string">
            <text:p>×</text:p>
          </table:table-cell>
          <table:table-cell table:style-name="ce183" table:formula="of:=[.Y26]" office:value-type="float" office:value="12" calcext:value-type="float">
            <text:p>12 =</text:p>
          </table:table-cell>
          <table:table-cell table:style-name="ce10"/>
          <table:table-cell table:style-name="ce90" table:formula="of:=IF(RANDBETWEEN(0;1);&quot;(-&quot;&amp;RANDBETWEEN(2;20)&amp;&quot;)&quot;;RANDBETWEEN(2;20))" office:value-type="float" office:value="10" calcext:value-type="float">
            <text:p>10</text:p>
          </table:table-cell>
          <table:table-cell table:style-name="ce40" office:value-type="string" calcext:value-type="string">
            <text:p>+</text:p>
          </table:table-cell>
          <table:table-cell table:style-name="ce119" table:formula="of:=IF(RANDBETWEEN(0;1);&quot;(-&quot;&amp;RANDBETWEEN(2;20)&amp;&quot;)&quot;;RANDBETWEEN(2;20))" office:value-type="float" office:value="9" calcext:value-type="float">
            <text:p>9</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80" calcext:value-type="float">
            <text:p>80</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876.8" calcext:value-type="float">
            <text:p>876,8</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132" calcext:value-type="float">
            <text:p>132</text:p>
          </table:table-cell>
          <table:table-cell table:style-name="ce48" table:formula="of:=[.E26]+[.G26]" office:value-type="float" office:value="19" calcext:value-type="float">
            <text:p>19</text:p>
          </table:table-cell>
          <table:table-cell table:style-name="ce106" table:formula="of:=[.K26]*[.I26]/100" office:value-type="float" office:value="24" calcext:value-type="float">
            <text:p>24</text:p>
          </table:table-cell>
          <table:table-cell table:style-name="ce57" table:formula="of:=[.M26]*[.O26]" office:value-type="float" office:value="8768" calcext:value-type="float">
            <text:p>8768</text:p>
          </table:table-cell>
          <table:table-cell/>
          <table:table-cell table:formula="of:=RANK([.X26];[.X23:.X32])+2" office:value-type="float" office:value="11" calcext:value-type="float">
            <text:p>11</text:p>
          </table:table-cell>
          <table:table-cell table:style-name="ce83" table:formula="of:=RAND()" office:value-type="float" office:value="0.325954913999477" calcext:value-type="float">
            <text:p>0,325954913999477</text:p>
          </table:table-cell>
          <table:table-cell table:formula="of:=RANK([.Z26];[.Z23:.Z32])+2" office:value-type="float" office:value="12" calcext:value-type="float">
            <text:p>12</text:p>
          </table:table-cell>
          <table:table-cell table:style-name="ce83" table:formula="of:=RAND()" office:value-type="float" office:value="0.137081883144164" calcext:value-type="float">
            <text:p>0,137081883144164</text:p>
          </table:table-cell>
          <table:table-cell table:number-columns-repeated="996"/>
        </table:table-row>
        <table:table-row table:style-name="ro3">
          <table:table-cell table:style-name="ce4" table:formula="of:=[.W27]" office:value-type="float" office:value="10" calcext:value-type="float">
            <text:p>10</text:p>
          </table:table-cell>
          <table:table-cell table:style-name="ce7" office:value-type="string" calcext:value-type="string">
            <text:p>×</text:p>
          </table:table-cell>
          <table:table-cell table:style-name="ce183" table:formula="of:=[.Y27]" office:value-type="float" office:value="9" calcext:value-type="float">
            <text:p>9 =</text:p>
          </table:table-cell>
          <table:table-cell table:style-name="ce10"/>
          <table:table-cell table:style-name="ce90" table:formula="of:=IF(RANDBETWEEN(0;1);&quot;(-&quot;&amp;RANDBETWEEN(2;20)&amp;&quot;)&quot;;RANDBETWEEN(2;20))" office:value-type="string" office:string-value="(-10)" calcext:value-type="string">
            <text:p>(-10)</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6)" calcext:value-type="string">
            <text:p>(-6)</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68" calcext:value-type="float">
            <text:p>36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728.63" calcext:value-type="float">
            <text:p>728,63</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7]*[.C27]" office:value-type="float" office:value="90" calcext:value-type="float">
            <text:p>90</text:p>
          </table:table-cell>
          <table:table-cell table:style-name="ce48" table:formula="of:=[.E27]+[.G27]" office:value-type="string" office:string-value="" calcext:value-type="error">
            <text:p>#VALEUR !</text:p>
          </table:table-cell>
          <table:table-cell table:style-name="ce106" table:formula="of:=[.K27]*[.I27]/100" office:value-type="float" office:value="73.6" calcext:value-type="float">
            <text:p>73,6</text:p>
          </table:table-cell>
          <table:table-cell table:style-name="ce57" table:formula="of:=[.M27]*[.O27]" office:value-type="float" office:value="728630" calcext:value-type="float">
            <text:p>728630</text:p>
          </table:table-cell>
          <table:table-cell/>
          <table:table-cell table:formula="of:=RANK([.X27];[.X23:.X32])+2" office:value-type="float" office:value="10" calcext:value-type="float">
            <text:p>10</text:p>
          </table:table-cell>
          <table:table-cell table:style-name="ce83" table:formula="of:=RAND()" office:value-type="float" office:value="0.422500921068276" calcext:value-type="float">
            <text:p>0,422500921068276</text:p>
          </table:table-cell>
          <table:table-cell table:formula="of:=RANK([.Z27];[.Z23:.Z32])+2" office:value-type="float" office:value="9" calcext:value-type="float">
            <text:p>9</text:p>
          </table:table-cell>
          <table:table-cell table:style-name="ce83" table:formula="of:=RAND()" office:value-type="float" office:value="0.218104857389812" calcext:value-type="float">
            <text:p>0,218104857389812</text:p>
          </table:table-cell>
          <table:table-cell table:number-columns-repeated="996"/>
        </table:table-row>
        <table:table-row table:style-name="ro3">
          <table:table-cell table:style-name="ce39" table:formula="of:=IF([.R28]=&quot;diviseur&quot;;RANDBETWEEN(2;9);RANDBETWEEN(2;6)*[.D28])" office:value-type="float" office:value="2" calcext:value-type="float">
            <text:p>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28]=&quot;diviseur&quot;;[.A28]*RANDBETWEEN(2;11);RANDBETWEEN(2;25))" office:value-type="float" office:value="6" calcext:value-type="float">
            <text:p>6</text:p>
          </table:table-cell>
          <table:table-cell table:style-name="ce4" table:formula="of:=CHOOSE([.W28];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4" calcext:value-type="float">
            <text:p>14 :</text:p>
          </table:table-cell>
          <table:table-cell table:style-name="ce10"/>
          <table:table-cell table:style-name="ce129" table:formula="of:=[.W28]+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28];[$'Aide à la génération'.$A$2:$'Aide à la génération'.$A$11];[$'Aide à la génération'.$B$2:$'Aide à la génération'.$B$11])" office:value-type="string" office:string-value="8×7" calcext:value-type="string">
            <text:p>8×7</text:p>
          </table:table-cell>
          <table:table-cell table:style-name="ce57" table:formula="of:=&quot;mult &quot;&amp;[.K28]" office:value-type="string" office:string-value="mult 14" calcext:value-type="string">
            <text:p>mult 14</text:p>
          </table:table-cell>
          <table:table-cell table:style-name="ce57" table:formula="of:=[.M28]^2" office:value-type="float" office:value="144" calcext:value-type="float">
            <text:p>144</text:p>
          </table:table-cell>
          <table:table-cell/>
          <table:table-cell table:formula="of:=RANK([.X28];[.X23:.X32])+2" office:value-type="float" office:value="4" calcext:value-type="float">
            <text:p>4</text:p>
          </table:table-cell>
          <table:table-cell table:style-name="ce83" table:formula="of:=RAND()" office:value-type="float" office:value="0.783040139807227" calcext:value-type="float">
            <text:p>0,783040139807227</text:p>
          </table:table-cell>
          <table:table-cell table:formula="of:=RANK([.Z28];[.Z23:.Z32])+2" office:value-type="float" office:value="4" calcext:value-type="float">
            <text:p>4</text:p>
          </table:table-cell>
          <table:table-cell table:style-name="ce83" table:formula="of:=RAND()" office:value-type="float" office:value="0.905660834855948" calcext:value-type="float">
            <text:p>0,905660834855948</text:p>
          </table:table-cell>
          <table:table-cell table:number-columns-repeated="996"/>
        </table:table-row>
        <table:table-row table:style-name="ro3">
          <table:table-cell table:style-name="ce39" table:formula="of:=IF([.R29]=&quot;diviseur&quot;;RANDBETWEEN(2;9);RANDBETWEEN(2;6)*[.D29])" office:value-type="float" office:value="2" calcext:value-type="float">
            <text:p>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29]=&quot;diviseur&quot;;[.A29]*RANDBETWEEN(2;11);RANDBETWEEN(2;25))" office:value-type="float" office:value="22" calcext:value-type="float">
            <text:p>22</text:p>
          </table:table-cell>
          <table:table-cell table:style-name="ce4" table:formula="of:=CHOOSE([.W29];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7" calcext:value-type="float">
            <text:p>17 :</text:p>
          </table:table-cell>
          <table:table-cell table:style-name="ce10"/>
          <table:table-cell table:style-name="ce129" table:formula="of:=[.W29]+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29];[$'Aide à la génération'.$A$2:$'Aide à la génération'.$A$11];[$'Aide à la génération'.$B$2:$'Aide à la génération'.$B$11])" office:value-type="string" office:string-value="7×5" calcext:value-type="string">
            <text:p>7×5</text:p>
          </table:table-cell>
          <table:table-cell table:style-name="ce57" table:formula="of:=&quot;mult &quot;&amp;[.K29]" office:value-type="string" office:string-value="mult 17" calcext:value-type="string">
            <text:p>mult 17</text:p>
          </table:table-cell>
          <table:table-cell table:style-name="ce57" table:formula="of:=[.M29]^2" office:value-type="float" office:value="121" calcext:value-type="float">
            <text:p>121</text:p>
          </table:table-cell>
          <table:table-cell/>
          <table:table-cell table:formula="of:=RANK([.X29];[.X23:.X32])+2" office:value-type="float" office:value="3" calcext:value-type="float">
            <text:p>3</text:p>
          </table:table-cell>
          <table:table-cell table:style-name="ce83" table:formula="of:=RAND()" office:value-type="float" office:value="0.853879370503089" calcext:value-type="float">
            <text:p>0,853879370503089</text:p>
          </table:table-cell>
          <table:table-cell table:formula="of:=RANK([.Z29];[.Z23:.Z32])+2" office:value-type="float" office:value="3" calcext:value-type="float">
            <text:p>3</text:p>
          </table:table-cell>
          <table:table-cell table:style-name="ce83" table:formula="of:=RAND()" office:value-type="float" office:value="0.934511594055508" calcext:value-type="float">
            <text:p>0,934511594055508</text:p>
          </table:table-cell>
          <table:table-cell table:number-columns-repeated="996"/>
        </table:table-row>
        <table:table-row table:style-name="ro3">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183" table:formula="of:=ROUND(RAND()*50;RANDBETWEEN(0;1))" office:value-type="float" office:value="18.8" calcext:value-type="float">
            <text:p>19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42.8" calcext:value-type="float">
            <text:p>42,8</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24" calcext:value-type="float">
            <text:p>24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36" calcext:value-type="float">
            <text:p>36 :</text:p>
          </table:table-cell>
          <table:table-cell table:style-name="ce10"/>
          <table:table-cell/>
          <table:table-cell table:style-name="ce106" table:formula="of:=[.C30]/IF([.A30]=&quot;50 %&quot;;2;10)" office:value-type="float" office:value="9.4" calcext:value-type="float">
            <text:p>9,4</text:p>
          </table:table-cell>
          <table:table-cell table:style-name="ce48" table:formula="of:=[.G30]/IF([.E30]=&quot;50 %&quot;;2;10)" office:value-type="float" office:value="4.28" calcext:value-type="float">
            <text:p>4,28</text:p>
          </table:table-cell>
          <table:table-cell table:style-name="ce57" table:formula="of:=&quot;div &quot;&amp;[.K30]" office:value-type="string" office:string-value="div 24" calcext:value-type="string">
            <text:p>div 24</text:p>
          </table:table-cell>
          <table:table-cell table:style-name="ce57" table:formula="of:=&quot;div &quot;&amp;[.O30]" office:value-type="string" office:string-value="div 36" calcext:value-type="string">
            <text:p>div 36</text:p>
          </table:table-cell>
          <table:table-cell/>
          <table:table-cell table:formula="of:=RANK([.X30];[.X23:.X32])+2" office:value-type="float" office:value="6" calcext:value-type="float">
            <text:p>6</text:p>
          </table:table-cell>
          <table:table-cell table:style-name="ce83" table:formula="of:=RAND()" office:value-type="float" office:value="0.663875439463517" calcext:value-type="float">
            <text:p>0,663875439463517</text:p>
          </table:table-cell>
          <table:table-cell table:formula="of:=RANK([.Z30];[.Z23:.Z32])+2" office:value-type="float" office:value="6" calcext:value-type="float">
            <text:p>6</text:p>
          </table:table-cell>
          <table:table-cell table:style-name="ce83" table:formula="of:=RAND()" office:value-type="float" office:value="0.288560530765717" calcext:value-type="float">
            <text:p>0,28856053076571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7" calcext:value-type="float">
            <text:p>7</text:p>
          </table:table-cell>
          <table:table-cell table:style-name="ce83" table:formula="of:=RAND()" office:value-type="float" office:value="0.605231401701092" calcext:value-type="float">
            <text:p>0,605231401701092</text:p>
          </table:table-cell>
          <table:table-cell table:formula="of:=RANK([.Z31];[.Z23:.Z32])+2" office:value-type="float" office:value="5" calcext:value-type="float">
            <text:p>5</text:p>
          </table:table-cell>
          <table:table-cell table:style-name="ce83" table:formula="of:=RAND()" office:value-type="float" office:value="0.708884895649887" calcext:value-type="float">
            <text:p>0,708884895649887</text:p>
          </table:table-cell>
          <table:table-cell table:number-columns-repeated="996"/>
        </table:table-row>
        <table:table-row table:style-name="ro4">
          <table:table-cell table:number-columns-repeated="22"/>
          <table:table-cell table:formula="of:=RANK([.X32];[.X23:.X32])+2" office:value-type="float" office:value="9" calcext:value-type="float">
            <text:p>9</text:p>
          </table:table-cell>
          <table:table-cell table:style-name="ce83" table:formula="of:=RAND()" office:value-type="float" office:value="0.523567973260267" calcext:value-type="float">
            <text:p>0,523567973260267</text:p>
          </table:table-cell>
          <table:table-cell table:formula="of:=RANK([.Z32];[.Z23:.Z32])+2" office:value-type="float" office:value="7" calcext:value-type="float">
            <text:p>7</text:p>
          </table:table-cell>
          <table:table-cell table:style-name="ce83" table:formula="of:=RAND()" office:value-type="float" office:value="0.230735201292131" calcext:value-type="float">
            <text:p>0,230735201292131</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3" calcext:value-type="float">
            <text:p>3</text:p>
          </table:table-cell>
          <table:table-cell table:style-name="ce83" table:formula="of:=RAND()" office:value-type="float" office:value="0.88959892829983" calcext:value-type="float">
            <text:p>0,88959892829983</text:p>
          </table:table-cell>
          <table:table-cell table:formula="of:=RANK([.Z34];[.Z34:.Z43])+2" office:value-type="float" office:value="7" calcext:value-type="float">
            <text:p>7</text:p>
          </table:table-cell>
          <table:table-cell table:style-name="ce83" table:formula="of:=RAND()" office:value-type="float" office:value="0.602350158110694" calcext:value-type="float">
            <text:p>0,602350158110694</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152" calcext:value-type="string">
            <text:p>v5152</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83" table:formula="of:=RAND()" office:value-type="float" office:value="0.0269956229768339" calcext:value-type="float">
            <text:p>0,026995622976834</text:p>
          </table:table-cell>
          <table:table-cell table:formula="of:=RANK([.Z35];[.Z34:.Z43])+2" office:value-type="float" office:value="6" calcext:value-type="float">
            <text:p>6</text:p>
          </table:table-cell>
          <table:table-cell table:style-name="ce83" table:formula="of:=RAND()" office:value-type="float" office:value="0.619736771966314" calcext:value-type="float">
            <text:p>0,619736771966314</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5152" calcext:value-type="string">
            <text:p>v5152</text:p>
          </table:table-cell>
          <table:table-cell table:style-name="ce83"/>
          <table:table-cell table:formula="of:=RANK([.X36];[.X34:.X43])+2" office:value-type="float" office:value="7" calcext:value-type="float">
            <text:p>7</text:p>
          </table:table-cell>
          <table:table-cell table:style-name="ce83" table:formula="of:=RAND()" office:value-type="float" office:value="0.422733099250045" calcext:value-type="float">
            <text:p>0,422733099250045</text:p>
          </table:table-cell>
          <table:table-cell table:formula="of:=RANK([.Z36];[.Z34:.Z43])+2" office:value-type="float" office:value="8" calcext:value-type="float">
            <text:p>8</text:p>
          </table:table-cell>
          <table:table-cell table:style-name="ce83" table:formula="of:=RAND()" office:value-type="float" office:value="0.346545639253469" calcext:value-type="float">
            <text:p>0,346545639253469</text:p>
          </table:table-cell>
          <table:table-cell table:number-columns-repeated="996"/>
        </table:table-row>
        <table:table-row table:style-name="ro3">
          <table:table-cell table:style-name="ce4" table:formula="of:=[.W37]" office:value-type="float" office:value="5" calcext:value-type="float">
            <text:p>5</text:p>
          </table:table-cell>
          <table:table-cell table:style-name="ce7" office:value-type="string" calcext:value-type="string">
            <text:p>×</text:p>
          </table:table-cell>
          <table:table-cell table:style-name="ce183" table:formula="of:=[.Y37]" office:value-type="float" office:value="12" calcext:value-type="float">
            <text:p>12 =</text:p>
          </table:table-cell>
          <table:table-cell table:style-name="ce10"/>
          <table:table-cell table:style-name="ce90" table:formula="of:=IF(RANDBETWEEN(0;1);&quot;(-&quot;&amp;RANDBETWEEN(2;20)&amp;&quot;)&quot;;RANDBETWEEN(2;20))" office:value-type="float" office:value="7" calcext:value-type="float">
            <text:p>7</text:p>
          </table:table-cell>
          <table:table-cell table:style-name="ce40" office:value-type="string" calcext:value-type="string">
            <text:p>+</text:p>
          </table:table-cell>
          <table:table-cell table:style-name="ce119" table:formula="of:=IF(RANDBETWEEN(0;1);&quot;(-&quot;&amp;RANDBETWEEN(2;20)&amp;&quot;)&quot;;RANDBETWEEN(2;20))" office:value-type="float" office:value="6" calcext:value-type="float">
            <text:p>6</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88" calcext:value-type="float">
            <text:p>38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413.42" calcext:value-type="float">
            <text:p>413,42</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60" calcext:value-type="float">
            <text:p>60</text:p>
          </table:table-cell>
          <table:table-cell table:style-name="ce48" table:formula="of:=[.E37]+[.G37]" office:value-type="float" office:value="13" calcext:value-type="float">
            <text:p>13</text:p>
          </table:table-cell>
          <table:table-cell table:style-name="ce106" table:formula="of:=[.K37]*[.I37]/100" office:value-type="float" office:value="38.8" calcext:value-type="float">
            <text:p>38,8</text:p>
          </table:table-cell>
          <table:table-cell table:style-name="ce57" table:formula="of:=[.M37]*[.O37]" office:value-type="float" office:value="4134.2" calcext:value-type="float">
            <text:p>4134,2</text:p>
          </table:table-cell>
          <table:table-cell/>
          <table:table-cell table:formula="of:=RANK([.X37];[.X34:.X43])+2" office:value-type="float" office:value="5" calcext:value-type="float">
            <text:p>5</text:p>
          </table:table-cell>
          <table:table-cell table:style-name="ce83" table:formula="of:=RAND()" office:value-type="float" office:value="0.638559560706674" calcext:value-type="float">
            <text:p>0,638559560706674</text:p>
          </table:table-cell>
          <table:table-cell table:formula="of:=RANK([.Z37];[.Z34:.Z43])+2" office:value-type="float" office:value="12" calcext:value-type="float">
            <text:p>12</text:p>
          </table:table-cell>
          <table:table-cell table:style-name="ce83" table:formula="of:=RAND()" office:value-type="float" office:value="0.0303583777574868" calcext:value-type="float">
            <text:p>0,030358377757487</text:p>
          </table:table-cell>
          <table:table-cell table:number-columns-repeated="996"/>
        </table:table-row>
        <table:table-row table:style-name="ro3">
          <table:table-cell table:style-name="ce4" table:formula="of:=[.W38]" office:value-type="float" office:value="9" calcext:value-type="float">
            <text:p>9</text:p>
          </table:table-cell>
          <table:table-cell table:style-name="ce7" office:value-type="string" calcext:value-type="string">
            <text:p>×</text:p>
          </table:table-cell>
          <table:table-cell table:style-name="ce183" table:formula="of:=[.Y38]" office:value-type="float" office:value="11" calcext:value-type="float">
            <text:p>11 =</text:p>
          </table:table-cell>
          <table:table-cell table:style-name="ce10"/>
          <table:table-cell table:style-name="ce90" table:formula="of:=IF(RANDBETWEEN(0;1);&quot;(-&quot;&amp;RANDBETWEEN(2;20)&amp;&quot;)&quot;;RANDBETWEEN(2;20))" office:value-type="float" office:value="8" calcext:value-type="float">
            <text:p>8</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9)" calcext:value-type="string">
            <text:p>(-19)</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64" calcext:value-type="float">
            <text:p>16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1.3" calcext:value-type="float">
            <text:p>1,3</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8]*[.C38]" office:value-type="float" office:value="99" calcext:value-type="float">
            <text:p>99</text:p>
          </table:table-cell>
          <table:table-cell table:style-name="ce48" table:formula="of:=[.E38]+[.G38]" office:value-type="string" office:string-value="" calcext:value-type="error">
            <text:p>#VALEUR !</text:p>
          </table:table-cell>
          <table:table-cell table:style-name="ce106" table:formula="of:=[.K38]*[.I38]/100" office:value-type="float" office:value="32.8" calcext:value-type="float">
            <text:p>32,8</text:p>
          </table:table-cell>
          <table:table-cell table:style-name="ce57" table:formula="of:=[.M38]*[.O38]" office:value-type="float" office:value="13" calcext:value-type="float">
            <text:p>13</text:p>
          </table:table-cell>
          <table:table-cell/>
          <table:table-cell table:formula="of:=RANK([.X38];[.X34:.X43])+2" office:value-type="float" office:value="9" calcext:value-type="float">
            <text:p>9</text:p>
          </table:table-cell>
          <table:table-cell table:style-name="ce83" table:formula="of:=RAND()" office:value-type="float" office:value="0.0622282128744991" calcext:value-type="float">
            <text:p>0,062228212874499</text:p>
          </table:table-cell>
          <table:table-cell table:formula="of:=RANK([.Z38];[.Z34:.Z43])+2" office:value-type="float" office:value="11" calcext:value-type="float">
            <text:p>11</text:p>
          </table:table-cell>
          <table:table-cell table:style-name="ce83" table:formula="of:=RAND()" office:value-type="float" office:value="0.0596692711956726" calcext:value-type="float">
            <text:p>0,059669271195673</text:p>
          </table:table-cell>
          <table:table-cell table:number-columns-repeated="996"/>
        </table:table-row>
        <table:table-row table:style-name="ro3">
          <table:table-cell table:style-name="ce39" table:formula="of:=IF([.R39]=&quot;diviseur&quot;;RANDBETWEEN(2;9);RANDBETWEEN(2;6)*[.D39])"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39]=&quot;diviseur&quot;;[.A39]*RANDBETWEEN(2;11);RANDBETWEEN(2;25))" office:value-type="float" office:value="15" calcext:value-type="float">
            <text:p>15</text:p>
          </table:table-cell>
          <table:table-cell table:style-name="ce4" table:formula="of:=CHOOSE([.W39];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5" calcext:value-type="float">
            <text:p>15 :</text:p>
          </table:table-cell>
          <table:table-cell table:style-name="ce10"/>
          <table:table-cell table:style-name="ce129" table:formula="of:=[.W39]+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39];[$'Aide à la génération'.$A$2:$'Aide à la génération'.$A$11];[$'Aide à la génération'.$B$2:$'Aide à la génération'.$B$11])" office:value-type="string" office:string-value="7×7" calcext:value-type="string">
            <text:p>7×7</text:p>
          </table:table-cell>
          <table:table-cell table:style-name="ce57" table:formula="of:=&quot;mult &quot;&amp;[.K39]" office:value-type="string" office:string-value="mult 15" calcext:value-type="string">
            <text:p>mult 15</text:p>
          </table:table-cell>
          <table:table-cell table:style-name="ce57" table:formula="of:=[.M39]^2" office:value-type="float" office:value="400" calcext:value-type="float">
            <text:p>400</text:p>
          </table:table-cell>
          <table:table-cell/>
          <table:table-cell table:formula="of:=RANK([.X39];[.X34:.X43])+2" office:value-type="float" office:value="12" calcext:value-type="float">
            <text:p>12</text:p>
          </table:table-cell>
          <table:table-cell table:style-name="ce83" table:formula="of:=RAND()" office:value-type="float" office:value="0.00972720808626838" calcext:value-type="float">
            <text:p>0,009727208086268</text:p>
          </table:table-cell>
          <table:table-cell table:formula="of:=RANK([.Z39];[.Z34:.Z43])+2" office:value-type="float" office:value="10" calcext:value-type="float">
            <text:p>10</text:p>
          </table:table-cell>
          <table:table-cell table:style-name="ce83" table:formula="of:=RAND()" office:value-type="float" office:value="0.085294449980749" calcext:value-type="float">
            <text:p>0,085294449980749</text:p>
          </table:table-cell>
          <table:table-cell table:number-columns-repeated="996"/>
        </table:table-row>
        <table:table-row table:style-name="ro3">
          <table:table-cell table:style-name="ce39" table:formula="of:=IF([.R40]=&quot;diviseur&quot;;RANDBETWEEN(2;9);RANDBETWEEN(2;6)*[.D40])" office:value-type="float" office:value="16" calcext:value-type="float">
            <text:p>1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40]=&quot;diviseur&quot;;[.A40]*RANDBETWEEN(2;11);RANDBETWEEN(2;25))" office:value-type="float" office:value="8" calcext:value-type="float">
            <text:p>8</text:p>
          </table:table-cell>
          <table:table-cell table:style-name="ce4" table:formula="of:=CHOOSE([.W40];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6" calcext:value-type="float">
            <text:p>6 :</text:p>
          </table:table-cell>
          <table:table-cell table:style-name="ce10"/>
          <table:table-cell table:style-name="ce129" table:formula="of:=[.W40]+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40];[$'Aide à la génération'.$A$2:$'Aide à la génération'.$A$11];[$'Aide à la génération'.$B$2:$'Aide à la génération'.$B$11])" office:value-type="string" office:string-value="8×7" calcext:value-type="string">
            <text:p>8×7</text:p>
          </table:table-cell>
          <table:table-cell table:style-name="ce57" table:formula="of:=&quot;mult &quot;&amp;[.K40]" office:value-type="string" office:string-value="mult 6" calcext:value-type="string">
            <text:p>mult 6</text:p>
          </table:table-cell>
          <table:table-cell table:style-name="ce57" table:formula="of:=[.M40]^2" office:value-type="float" office:value="144" calcext:value-type="float">
            <text:p>144</text:p>
          </table:table-cell>
          <table:table-cell/>
          <table:table-cell table:formula="of:=RANK([.X40];[.X34:.X43])+2" office:value-type="float" office:value="4" calcext:value-type="float">
            <text:p>4</text:p>
          </table:table-cell>
          <table:table-cell table:style-name="ce83" table:formula="of:=RAND()" office:value-type="float" office:value="0.87407066665715" calcext:value-type="float">
            <text:p>0,87407066665715</text:p>
          </table:table-cell>
          <table:table-cell table:formula="of:=RANK([.Z40];[.Z34:.Z43])+2" office:value-type="float" office:value="5" calcext:value-type="float">
            <text:p>5</text:p>
          </table:table-cell>
          <table:table-cell table:style-name="ce83" table:formula="of:=RAND()" office:value-type="float" office:value="0.657904257503708" calcext:value-type="float">
            <text:p>0,657904257503708</text:p>
          </table:table-cell>
          <table:table-cell table:number-columns-repeated="996"/>
        </table:table-row>
        <table:table-row table:style-name="ro3">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183" table:formula="of:=ROUND(RAND()*50;RANDBETWEEN(0;1))" office:value-type="float" office:value="42.3" calcext:value-type="float">
            <text:p>42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48" calcext:value-type="float">
            <text:p>48</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108" calcext:value-type="float">
            <text:p>108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150" calcext:value-type="float">
            <text:p>150 :</text:p>
          </table:table-cell>
          <table:table-cell table:style-name="ce10"/>
          <table:table-cell/>
          <table:table-cell table:style-name="ce106" table:formula="of:=[.C41]/IF([.A41]=&quot;50 %&quot;;2;10)" office:value-type="float" office:value="21.15" calcext:value-type="float">
            <text:p>21,15</text:p>
          </table:table-cell>
          <table:table-cell table:style-name="ce48" table:formula="of:=[.G41]/IF([.E41]=&quot;50 %&quot;;2;10)" office:value-type="float" office:value="4.8" calcext:value-type="float">
            <text:p>4,8</text:p>
          </table:table-cell>
          <table:table-cell table:style-name="ce57" table:formula="of:=&quot;div &quot;&amp;[.K41]" office:value-type="string" office:string-value="div 108" calcext:value-type="string">
            <text:p>div 108</text:p>
          </table:table-cell>
          <table:table-cell table:style-name="ce57" table:formula="of:=&quot;div &quot;&amp;[.O41]" office:value-type="string" office:string-value="div 150" calcext:value-type="string">
            <text:p>div 150</text:p>
          </table:table-cell>
          <table:table-cell/>
          <table:table-cell table:formula="of:=RANK([.X41];[.X34:.X43])+2" office:value-type="float" office:value="8" calcext:value-type="float">
            <text:p>8</text:p>
          </table:table-cell>
          <table:table-cell table:style-name="ce83" table:formula="of:=RAND()" office:value-type="float" office:value="0.347013281064337" calcext:value-type="float">
            <text:p>0,347013281064337</text:p>
          </table:table-cell>
          <table:table-cell table:formula="of:=RANK([.Z41];[.Z34:.Z43])+2" office:value-type="float" office:value="9" calcext:value-type="float">
            <text:p>9</text:p>
          </table:table-cell>
          <table:table-cell table:style-name="ce83" table:formula="of:=RAND()" office:value-type="float" office:value="0.257399779880607" calcext:value-type="float">
            <text:p>0,25739977988060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6" calcext:value-type="float">
            <text:p>6</text:p>
          </table:table-cell>
          <table:table-cell table:style-name="ce83" table:formula="of:=RAND()" office:value-type="float" office:value="0.527193221702048" calcext:value-type="float">
            <text:p>0,527193221702048</text:p>
          </table:table-cell>
          <table:table-cell table:formula="of:=RANK([.Z42];[.Z34:.Z43])+2" office:value-type="float" office:value="4" calcext:value-type="float">
            <text:p>4</text:p>
          </table:table-cell>
          <table:table-cell table:style-name="ce83" table:formula="of:=RAND()" office:value-type="float" office:value="0.74658431309813" calcext:value-type="float">
            <text:p>0,74658431309813</text:p>
          </table:table-cell>
          <table:table-cell table:number-columns-repeated="996"/>
        </table:table-row>
        <table:table-row table:style-name="ro4">
          <table:table-cell table:number-columns-repeated="22"/>
          <table:table-cell table:formula="of:=RANK([.X43];[.X34:.X43])+2" office:value-type="float" office:value="10" calcext:value-type="float">
            <text:p>10</text:p>
          </table:table-cell>
          <table:table-cell table:style-name="ce83" table:formula="of:=RAND()" office:value-type="float" office:value="0.0483127949518727" calcext:value-type="float">
            <text:p>0,048312794951873</text:p>
          </table:table-cell>
          <table:table-cell table:formula="of:=RANK([.Z43];[.Z34:.Z43])+2" office:value-type="float" office:value="3" calcext:value-type="float">
            <text:p>3</text:p>
          </table:table-cell>
          <table:table-cell table:style-name="ce83" table:formula="of:=RAND()" office:value-type="float" office:value="0.935366603928747" calcext:value-type="float">
            <text:p>0,935366603928747</text:p>
          </table:table-cell>
          <table:table-cell table:number-columns-repeated="996"/>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2e DAN" table:style-name="ta8" table:print-ranges="'2e DAN'.A1:'2e DAN'.T55 '2e DAN'.V1:'2e DAN'.Y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8" draw:text-style-name="P2" svg:width="1.651cm" svg:height="0.749cm" svg:x="54.193cm" svg:y="0.277cm" draw:control="control12"/>
        </table:shapes>
        <table:table-column table:style-name="co149" table:default-cell-style-name="Default"/>
        <table:table-column table:style-name="co2" table:default-cell-style-name="Default"/>
        <table:table-column table:style-name="co31" table:default-cell-style-name="Default"/>
        <table:table-column table:style-name="co2" table:default-cell-style-name="Default"/>
        <table:table-column table:style-name="co31" table:default-cell-style-name="Default"/>
        <table:table-column table:style-name="co2" table:default-cell-style-name="Default"/>
        <table:table-column table:style-name="co31" table:default-cell-style-name="Default"/>
        <table:table-column table:style-name="co50" table:default-cell-style-name="Default"/>
        <table:table-column table:style-name="co150" table:default-cell-style-name="Default"/>
        <table:table-column table:style-name="co13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6" table:default-cell-style-name="Default"/>
        <table:table-column table:style-name="co82" table:default-cell-style-name="Default"/>
        <table:table-column table:style-name="co155" table:default-cell-style-name="Default"/>
        <table:table-column table:style-name="co143" table:default-cell-style-name="Default"/>
        <table:table-column table:style-name="co156" table:default-cell-style-name="Default"/>
        <table:table-column table:style-name="co13" table:default-cell-style-name="Default"/>
        <table:table-column table:style-name="co71" table:default-cell-style-name="Default"/>
        <table:table-column table:style-name="co157" table:default-cell-style-name="Default"/>
        <table:table-column table:style-name="co158" table:default-cell-style-name="Default"/>
        <table:table-column table:style-name="co147" table:default-cell-style-name="Default"/>
        <table:table-column table:style-name="co159" table:default-cell-style-name="Default"/>
        <table:table-column table:style-name="co17" table:default-cell-style-name="Default"/>
        <table:table-column table:style-name="co18" table:default-cell-style-name="Default"/>
        <table:table-column table:style-name="co123" table:default-cell-style-name="Default"/>
        <table:table-column table:style-name="co160" table:default-cell-style-name="Default"/>
        <table:table-column table:style-name="co161" table:number-columns-repeated="2" table:default-cell-style-name="Default"/>
        <table:table-column table:style-name="co17" table:number-columns-repeated="993" table:default-cell-style-name="Default"/>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4" calcext:value-type="float">
            <text:p>4</text:p>
          </table:table-cell>
          <table:table-cell table:style-name="ce83" table:formula="of:=RAND()" office:value-type="float" office:value="0.573268740568155" calcext:value-type="float">
            <text:p>0,573268740568155</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3105" calcext:value-type="string">
            <text:p>v310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AB1:.AB10])+2" office:value-type="float" office:value="6" calcext:value-type="float">
            <text:p>6</text:p>
          </table:table-cell>
          <table:table-cell table:style-name="ce83" table:formula="of:=RAND()" office:value-type="float" office:value="0.502053612688521" calcext:value-type="float">
            <text:p>0,502053612688521</text:p>
          </table:table-cell>
          <table:table-cell table:number-columns-repeated="996"/>
        </table:table-row>
        <table:table-row table:style-name="ro1">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1]" office:value-type="string" office:string-value="AA" calcext:value-type="string">
            <text:p>AA</text:p>
          </table:table-cell>
          <table:table-cell table:style-name="ce96"/>
          <table:table-cell table:style-name="ce99" table:formula="of:=[.T2]" office:value-type="string" office:string-value="v3105" calcext:value-type="string">
            <text:p>v3105</text:p>
          </table:table-cell>
          <table:table-cell table:style-name="ce83"/>
          <table:table-cell table:formula="of:=RANK([.AB3];[.AB1:.AB10])+2" office:value-type="float" office:value="10" calcext:value-type="float">
            <text:p>10</text:p>
          </table:table-cell>
          <table:table-cell table:style-name="ce83" table:formula="of:=RAND()" office:value-type="float" office:value="0.11816311154111" calcext:value-type="float">
            <text:p>0,11816311154111</text:p>
          </table:table-cell>
          <table:table-cell/>
          <table:table-cell table:style-name="ce83" table:number-columns-repeated="995"/>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30" calcext:value-type="float">
            <text:p>3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3.72" calcext:value-type="float">
            <text:p>3,72</text:p>
          </table:table-cell>
          <table:table-cell table:style-name="ce40" table:formula="of:=CHOOSE([.AA4];&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AA4]&lt;5;&quot;m&quot;;IF(AND([.AA4]&gt;4;[.AA4]&lt;9);&quot;L&quot;;&quot;g&quot;))" office:value-type="string" office:string-value="L" calcext:value-type="string">
            <text:p>L</text:p>
          </table:table-cell>
          <table:table-cell table:style-name="ce4" table:formula="of:=([.AA4]+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38.4" calcext:value-type="float">
            <text:p>38,4</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4]" office:value-type="string" office:string-value="fact 30" calcext:value-type="string">
            <text:p>fact 30</text:p>
          </table:table-cell>
          <table:table-cell table:style-name="ce193" table:formula="of:=[.I4]*(CHOOSE([.AA4];0;0.01;0.001;1000;0.001;100;0.1;0.01;1000;0.1;0.001;10))&amp;&quot; &quot;&amp;[.L4]" office:value-type="string" office:string-value="0,372 L" calcext:value-type="string">
            <text:p>0,372 L</text:p>
          </table:table-cell>
          <table:table-cell table:style-name="ce57" table:formula="of:=[.AA4]+3" office:value-type="float" office:value="10" calcext:value-type="float">
            <text:p>10</text:p>
          </table:table-cell>
          <table:table-cell table:style-name="ce193" table:formula="of:=[.Q4]/[.S4]" office:value-type="float" office:value="0.0384" calcext:value-type="float">
            <text:p>0,0384</text:p>
          </table:table-cell>
          <table:table-cell/>
          <table:table-cell table:formula="of:=RANK([.AB4];[.AB1:.AB10])+2" office:value-type="float" office:value="7" calcext:value-type="float">
            <text:p>7</text:p>
          </table:table-cell>
          <table:table-cell table:style-name="ce83" table:formula="of:=RAND()" office:value-type="float" office:value="0.484466354677326" calcext:value-type="float">
            <text:p>0,484466354677326</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4)" office:value-type="float" office:value="2" calcext:value-type="float">
            <text:p>2</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24" calcext:value-type="float">
            <text:p>24</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38.3" calcext:value-type="float">
            <text:p>38,3</text:p>
          </table:table-cell>
          <table:table-cell table:style-name="ce40" table:formula="of:=CHOOSE([.AA5];&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AA5]&lt;5;&quot;m&quot;;IF(AND([.AA5]&gt;4;[.AA5]&lt;9);&quot;L&quot;;&quot;g&quot;))" office:value-type="string" office:string-value="g" calcext:value-type="string">
            <text:p>g</text:p>
          </table:table-cell>
          <table:table-cell table:style-name="ce4" table:formula="of:=([.AA5]+3)^2" office:value-type="float" office:value="196" calcext:value-type="float">
            <text:p>19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913.12" calcext:value-type="float">
            <text:p>913,12</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5]" office:value-type="string" office:string-value="fact 24" calcext:value-type="string">
            <text:p>fact 24</text:p>
          </table:table-cell>
          <table:table-cell table:style-name="ce193" table:formula="of:=[.I5]*(CHOOSE([.AA5];0;0.01;0.001;1000;0.001;100;0.1;0.01;1000;0.1;0.001;10))&amp;&quot; &quot;&amp;[.L5]" office:value-type="string" office:string-value="0,0383 g" calcext:value-type="string">
            <text:p>0,0383 g</text:p>
          </table:table-cell>
          <table:table-cell table:style-name="ce57" table:formula="of:=[.AA5]+3" office:value-type="float" office:value="14" calcext:value-type="float">
            <text:p>14</text:p>
          </table:table-cell>
          <table:table-cell table:style-name="ce193" table:formula="of:=[.Q5]/[.S5]" office:value-type="float" office:value="91.312" calcext:value-type="float">
            <text:p>91,312</text:p>
          </table:table-cell>
          <table:table-cell/>
          <table:table-cell table:formula="of:=RANK([.AB5];[.AB1:.AB10])+2" office:value-type="float" office:value="11" calcext:value-type="float">
            <text:p>11</text:p>
          </table:table-cell>
          <table:table-cell table:style-name="ce83" table:formula="of:=RAND()" office:value-type="float" office:value="0.0819476261038117" calcext:value-type="float">
            <text:p>0,081947626103812</text:p>
          </table:table-cell>
          <table:table-cell table:style-name="ce140" table:formula="of:=RANDBETWEEN(2;13)" office:value-type="float" office:value="2" calcext:value-type="float">
            <text:p>2</text:p>
          </table:table-cell>
          <table:table-cell table:style-name="ce141" table:formula="of:=RANDBETWEEN(2;5)" office:value-type="float" office:value="2" calcext:value-type="float">
            <text:p>2</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11)" calcext:value-type="string">
            <text:p>(-11)</text:p>
          </table:table-cell>
          <table:table-cell table:style-name="ce10" office:value-type="string" calcext:value-type="string">
            <text:p>=</text:p>
          </table:table-cell>
          <table:table-cell table:style-name="ce4" table:formula="of:=ROUND(RAND()*CHOOSE(RANDBETWEEN(1;3);10;100;1000);RANDBETWEEN(1;3))" office:value-type="float" office:value="4.712" calcext:value-type="float">
            <text:p>4,712</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639" calcext:value-type="float">
            <text:p>639</text:p>
          </table:table-cell>
          <table:table-cell table:style-name="ce40" table:formula="of:=CHOOSE([.AA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6]+IF([.B6]=&quot;+&quot;;[.C6];-[.C6])+IF([.D6]=&quot;+&quot;;[.E6];-[.E6])" office:value-type="float" office:value="-23" calcext:value-type="float">
            <text:p>-23</text:p>
          </table:table-cell>
          <table:table-cell table:style-name="ce193" table:formula="of:=[.I6]*[.K6]" office:value-type="string" office:string-value="" calcext:value-type="error">
            <text:p>#VALEUR !</text:p>
          </table:table-cell>
          <table:table-cell table:style-name="ce57" table:formula="of:=[.M6]*[.O6]" office:value-type="float" office:value="0.4712" calcext:value-type="float">
            <text:p>0,4712</text:p>
          </table:table-cell>
          <table:table-cell table:style-name="ce193" table:formula="of:=[.Q6]*CHOOSE([.AA6];0;0.01;0.0001;0.000001;1000000;10000;100;0.000001;0.0001;0.01;100;10000;1000000)&amp;&quot; &quot;&amp;[.T6]" office:value-type="string" office:string-value="6390000 m²" calcext:value-type="string">
            <text:p>6390000 m²</text:p>
          </table:table-cell>
          <table:table-cell/>
          <table:table-cell table:formula="of:=RANK([.AB6];[.AB1:.AB10])+2" office:value-type="float" office:value="12" calcext:value-type="float">
            <text:p>12</text:p>
          </table:table-cell>
          <table:table-cell table:style-name="ce83" table:formula="of:=RAND()" office:value-type="float" office:value="0.0632077133077066" calcext:value-type="float">
            <text:p>0,063207713307707</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4" table:formula="of:=RANDBETWEEN(2;12)*IF(ROUND(RAND());1;-1)" office:value-type="float" office:value="12" calcext:value-type="float">
            <text:p>12</text:p>
          </table:table-cell>
          <table:table-cell table:style-name="ce7" office:value-type="string" calcext:value-type="string">
            <text:p>×</text:p>
          </table:table-cell>
          <table:table-cell table:style-name="ce116" table:formula="of:=IF(ROUND(RAND());RANDBETWEEN(2;12);&quot;(-&quot;&amp;RANDBETWEEN(2;12)&amp;&quot;)&quot;)"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26.9" calcext:value-type="float">
            <text:p>26,9</text:p>
          </table:table-cell>
          <table:table-cell table:style-name="ce7" office:value-type="string" calcext:value-type="string">
            <text:p>×</text:p>
          </table:table-cell>
          <table:table-cell table:style-name="ce190" table:formula="of:=CHOOSE(INT(RAND()*3)+1;0.1;0.01;0.001)" office:value-type="float" office:value="0.001" calcext:value-type="float">
            <text:p>0,001 =</text:p>
          </table:table-cell>
          <table:table-cell table:style-name="ce10"/>
          <table:table-cell table:style-name="ce51" table:formula="of:=ROUNDUP(RAND()*1000/CHOOSE(RANDBETWEEN(1;4);1;10;100;1000);RANDBETWEEN(-2;2))" office:value-type="float" office:value="46.62" calcext:value-type="float">
            <text:p>46,62</text:p>
          </table:table-cell>
          <table:table-cell table:style-name="ce40" table:formula="of:=CHOOSE([.AA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7]+IF([.B7]=&quot;+&quot;;[.C7];-[.C7])+IF([.D7]=&quot;+&quot;;[.E7];-[.E7])+IF([.F7]=&quot;+&quot;;[.G7];-[.G7])" office:value-type="float" office:value="-51" calcext:value-type="float">
            <text:p>-51</text:p>
          </table:table-cell>
          <table:table-cell table:style-name="ce193" table:formula="of:=[.I7]*[.K7]" office:value-type="float" office:value="36" calcext:value-type="float">
            <text:p>36</text:p>
          </table:table-cell>
          <table:table-cell table:style-name="ce57" table:formula="of:=[.M7]*[.O7]" office:value-type="float" office:value="0.0269" calcext:value-type="float">
            <text:p>0,0269</text:p>
          </table:table-cell>
          <table:table-cell table:style-name="ce193" table:formula="of:=[.Q7]*CHOOSE([.AA7];0;0.01;0.0001;0.000001;1000000;10000;100;0.000001;0.0001;0.01;100;10000;1000000)&amp;&quot; &quot;&amp;[.T7]" office:value-type="string" office:string-value="0,004662 m²" calcext:value-type="string">
            <text:p>0,004662 m²</text:p>
          </table:table-cell>
          <table:table-cell/>
          <table:table-cell table:formula="of:=RANK([.AB7];[.AB1:.AB10])+2" office:value-type="float" office:value="9" calcext:value-type="float">
            <text:p>9</text:p>
          </table:table-cell>
          <table:table-cell table:style-name="ce83" table:formula="of:=RAND()" office:value-type="float" office:value="0.141752150076786" calcext:value-type="float">
            <text:p>0,141752150076786</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AC8]&amp;&quot;x + &quot;&amp;[.AD8]" office:value-type="string" office:string-value="2x + 3" calcext:value-type="string">
            <text:p>2x + 3</text:p>
          </table:table-cell>
          <table:table-cell table:style-name="ce137" office:value-type="string" calcext:value-type="string">
            <text:p>pour x =</text:p>
          </table:table-cell>
          <table:table-cell table:style-name="ce187" table:formula="of:=RANDBETWEEN(0;9)" office:value-type="float" office:value="5" calcext:value-type="float">
            <text:p>5 :</text:p>
          </table:table-cell>
          <table:table-cell table:style-name="ce56"/>
          <table:table-cell table:style-name="ce136" table:formula="of:=&quot;x² + x + &quot;&amp;[.AE8]" office:value-type="string" office:string-value="x² + x + 5" calcext:value-type="string">
            <text:p>x² + x + 5</text:p>
          </table:table-cell>
          <table:table-cell table:style-name="ce189" office:value-type="string" calcext:value-type="string">
            <text:p>pour</text:p>
          </table:table-cell>
          <table:table-cell table:style-name="ce191" table:formula="of:=RANDBETWEEN(0;5)" office:value-type="float" office:value="4" calcext:value-type="float">
            <text:p>x=4 :</text:p>
          </table:table-cell>
          <table:table-cell table:style-name="ce56"/>
          <table:table-cell table:style-name="ce136" table:formula="of:=[.AC7]&amp;&quot;x² - &quot;&amp;[.AD7]&amp;&quot;x + &quot;&amp;[.AE7]" office:value-type="string" office:string-value="2x² - 4x + 5" calcext:value-type="string">
            <text:p>2x² - 4x + 5</text:p>
          </table:table-cell>
          <table:table-cell table:style-name="ce137" office:value-type="string" calcext:value-type="string">
            <text:p>pour</text:p>
          </table:table-cell>
          <table:table-cell table:style-name="ce191" table:formula="of:=RANDBETWEEN(0;5)" office:value-type="float" office:value="1" calcext:value-type="float">
            <text:p>x=1 :</text:p>
          </table:table-cell>
          <table:table-cell table:style-name="ce56"/>
          <table:table-cell/>
          <table:table-cell table:style-name="ce27" table:formula="of:=[.A8]+IF([.B8]=&quot;+&quot;;[.C8];-[.C8])+IF([.D8]=&quot;+&quot;;[.E8];-[.E8])+IF([.F8]=&quot;+&quot;;[.G8];-[.G8])" office:value-type="float" office:value="-46" calcext:value-type="float">
            <text:p>-46</text:p>
          </table:table-cell>
          <table:table-cell table:style-name="ce193" table:formula="of:=[.K8]*[.AC8]+[.AD8]" office:value-type="float" office:value="13" calcext:value-type="float">
            <text:p>13</text:p>
          </table:table-cell>
          <table:table-cell table:style-name="ce57" table:formula="of:=[.O8]^2+[.O8]+[.AE8]" office:value-type="float" office:value="25" calcext:value-type="float">
            <text:p>25</text:p>
          </table:table-cell>
          <table:table-cell table:style-name="ce181" table:formula="of:=[.AC7]*[.S8]^2+[.AD7]*[.S8]+[.AE7]" office:value-type="float" office:value="11" calcext:value-type="float">
            <text:p>11</text:p>
          </table:table-cell>
          <table:table-cell/>
          <table:table-cell table:formula="of:=RANK([.AB8];[.AB1:.AB10])+2" office:value-type="float" office:value="8" calcext:value-type="float">
            <text:p>8</text:p>
          </table:table-cell>
          <table:table-cell table:style-name="ce83" table:formula="of:=RAND()" office:value-type="float" office:value="0.331028846973229" calcext:value-type="float">
            <text:p>0,331028846973229</text:p>
          </table:table-cell>
          <table:table-cell table:style-name="ce140" table:formula="of:=RANDBETWEEN(2;13)" office:value-type="float" office:value="2" calcext:value-type="float">
            <text:p>2</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5" calcext:value-type="float">
            <text:p>5</text:p>
          </table:table-cell>
          <table:table-cell table:style-name="ce83" table:formula="of:=RAND()" office:value-type="float" office:value="0.525540009007213" calcext:value-type="float">
            <text:p>0,525540009007213</text:p>
          </table:table-cell>
          <table:table-cell table:number-columns-repeated="996"/>
        </table:table-row>
        <table:table-row table:style-name="ro4">
          <table:table-cell table:number-columns-repeated="26"/>
          <table:table-cell table:formula="of:=RANK([.AB10];[.AB1:.AB10])+2" office:value-type="float" office:value="3" calcext:value-type="float">
            <text:p>3</text:p>
          </table:table-cell>
          <table:table-cell table:style-name="ce83" table:formula="of:=RAND()" office:value-type="float" office:value="0.833300246589856" calcext:value-type="float">
            <text:p>0,833300246589856</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8" calcext:value-type="float">
            <text:p>8</text:p>
          </table:table-cell>
          <table:table-cell table:style-name="ce83" table:formula="of:=RAND()" office:value-type="float" office:value="0.363893681553584" calcext:value-type="float">
            <text:p>0,363893681553584</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3105" calcext:value-type="string">
            <text:p>v310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13];[.AB12:.AB21])+2" office:value-type="float" office:value="7" calcext:value-type="float">
            <text:p>7</text:p>
          </table:table-cell>
          <table:table-cell table:style-name="ce83" table:formula="of:=RAND()" office:value-type="float" office:value="0.443019355779134" calcext:value-type="float">
            <text:p>0,443019355779134</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12]" office:value-type="string" office:string-value="AB" calcext:value-type="string">
            <text:p>AB</text:p>
          </table:table-cell>
          <table:table-cell table:style-name="ce96"/>
          <table:table-cell table:style-name="ce99" table:formula="of:=[.T13]" office:value-type="string" office:string-value="v3105" calcext:value-type="string">
            <text:p>v3105</text:p>
          </table:table-cell>
          <table:table-cell table:style-name="ce83"/>
          <table:table-cell table:formula="of:=RANK([.AB14];[.AB12:.AB21])+2" office:value-type="float" office:value="9" calcext:value-type="float">
            <text:p>9</text:p>
          </table:table-cell>
          <table:table-cell table:style-name="ce83" table:formula="of:=RAND()" office:value-type="float" office:value="0.310644635864127" calcext:value-type="float">
            <text:p>0,310644635864127</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120" calcext:value-type="float">
            <text:p>12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15];&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AA15]&lt;5;&quot;m&quot;;IF(AND([.AA15]&gt;4;[.AA15]&lt;9);&quot;L&quot;;&quot;g&quot;))" office:value-type="string" office:string-value="m" calcext:value-type="string">
            <text:p>m</text:p>
          </table:table-cell>
          <table:table-cell table:style-name="ce4" table:formula="of:=([.AA15]+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5.75" calcext:value-type="float">
            <text:p>5,75</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15]" office:value-type="string" office:string-value="fact 120" calcext:value-type="string">
            <text:p>fact 120</text:p>
          </table:table-cell>
          <table:table-cell table:style-name="ce193" table:formula="of:=[.I15]*(CHOOSE([.AA15];0;0.01;0.001;1000;0.001;100;0.1;0.01;1000;0.1;0.001;10))&amp;&quot; &quot;&amp;[.L15]" office:value-type="string" office:string-value="10000 m" calcext:value-type="string">
            <text:p>10000 m</text:p>
          </table:table-cell>
          <table:table-cell table:style-name="ce57" table:formula="of:=[.AA15]+3" office:value-type="float" office:value="7" calcext:value-type="float">
            <text:p>7</text:p>
          </table:table-cell>
          <table:table-cell table:style-name="ce193" table:formula="of:=[.Q15]/[.S15]" office:value-type="float" office:value="0.575" calcext:value-type="float">
            <text:p>0,575</text:p>
          </table:table-cell>
          <table:table-cell/>
          <table:table-cell table:formula="of:=RANK([.AB15];[.AB12:.AB21])+2" office:value-type="float" office:value="4" calcext:value-type="float">
            <text:p>4</text:p>
          </table:table-cell>
          <table:table-cell table:style-name="ce83" table:formula="of:=RAND()" office:value-type="float" office:value="0.798296142022706" calcext:value-type="float">
            <text:p>0,798296142022706</text:p>
          </table:table-cell>
          <table:table-cell table:style-name="ce140" table:formula="of:=RANDBETWEEN(2;13)" office:value-type="float" office:value="13" calcext:value-type="float">
            <text:p>13</text:p>
          </table:table-cell>
          <table:table-cell table:style-name="ce141" table:formula="of:=RANDBETWEEN(2;5)" office:value-type="float" office:value="3" calcext:value-type="float">
            <text:p>3</text:p>
          </table:table-cell>
          <table:table-cell table:style-name="ce141" table:formula="of:=RANDBETWEEN(2;4)" office:value-type="float" office:value="4" calcext:value-type="float">
            <text:p>4</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125" calcext:value-type="float">
            <text:p>125</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3.7" calcext:value-type="float">
            <text:p>3,7</text:p>
          </table:table-cell>
          <table:table-cell table:style-name="ce40" table:formula="of:=CHOOSE([.AA16];&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16]&lt;5;&quot;m&quot;;IF(AND([.AA16]&gt;4;[.AA16]&lt;9);&quot;L&quot;;&quot;g&quot;))" office:value-type="string" office:string-value="L" calcext:value-type="string">
            <text:p>L</text:p>
          </table:table-cell>
          <table:table-cell table:style-name="ce4" table:formula="of:=([.AA16]+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7.5" calcext:value-type="float">
            <text:p>7,5</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16]" office:value-type="string" office:string-value="fact 125" calcext:value-type="string">
            <text:p>fact 125</text:p>
          </table:table-cell>
          <table:table-cell table:style-name="ce193" table:formula="of:=[.I16]*(CHOOSE([.AA16];0;0.01;0.001;1000;0.001;100;0.1;0.01;1000;0.1;0.001;10))&amp;&quot; &quot;&amp;[.L16]" office:value-type="string" office:string-value="0,0037 L" calcext:value-type="string">
            <text:p>0,0037 L</text:p>
          </table:table-cell>
          <table:table-cell table:style-name="ce57" table:formula="of:=[.AA16]+3" office:value-type="float" office:value="8" calcext:value-type="float">
            <text:p>8</text:p>
          </table:table-cell>
          <table:table-cell table:style-name="ce193" table:formula="of:=[.Q16]/[.S16]" office:value-type="float" office:value="0.0075" calcext:value-type="float">
            <text:p>0,0075</text:p>
          </table:table-cell>
          <table:table-cell/>
          <table:table-cell table:formula="of:=RANK([.AB16];[.AB12:.AB21])+2" office:value-type="float" office:value="5" calcext:value-type="float">
            <text:p>5</text:p>
          </table:table-cell>
          <table:table-cell table:style-name="ce83" table:formula="of:=RAND()" office:value-type="float" office:value="0.581079644432516" calcext:value-type="float">
            <text:p>0,581079644432516</text:p>
          </table:table-cell>
          <table:table-cell table:style-name="ce140" table:formula="of:=RANDBETWEEN(2;13)" office:value-type="float" office:value="10" calcext:value-type="float">
            <text:p>10</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31.49" calcext:value-type="float">
            <text:p>31,49</text:p>
          </table:table-cell>
          <table:table-cell table:style-name="ce7" office:value-type="string" calcext:value-type="string">
            <text:p>×</text:p>
          </table:table-cell>
          <table:table-cell table:style-name="ce190" table:formula="of:=CHOOSE(INT(RAND()*3)+1;0.1;0.01;0.001)" office:value-type="float" office:value="0.001" calcext:value-type="float">
            <text:p>0,001 =</text:p>
          </table:table-cell>
          <table:table-cell table:style-name="ce10"/>
          <table:table-cell table:style-name="ce51" table:formula="of:=ROUNDUP(RAND()*1000/CHOOSE(RANDBETWEEN(1;4);1;10;100;1000);RANDBETWEEN(-2;2))" office:value-type="float" office:value="255" calcext:value-type="float">
            <text:p>255</text:p>
          </table:table-cell>
          <table:table-cell table:style-name="ce40" table:formula="of:=CHOOSE([.AA17];&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17]+IF([.B17]=&quot;+&quot;;[.C17];-[.C17])+IF([.D17]=&quot;+&quot;;[.E17];-[.E17])" office:value-type="float" office:value="0" calcext:value-type="float">
            <text:p>0</text:p>
          </table:table-cell>
          <table:table-cell table:style-name="ce193" table:formula="of:=[.I17]*[.K17]" office:value-type="float" office:value="-81" calcext:value-type="float">
            <text:p>-81</text:p>
          </table:table-cell>
          <table:table-cell table:style-name="ce57" table:formula="of:=[.M17]*[.O17]" office:value-type="float" office:value="0.03149" calcext:value-type="float">
            <text:p>0,03149</text:p>
          </table:table-cell>
          <table:table-cell table:style-name="ce193" table:formula="of:=[.Q17]*CHOOSE([.AA17];0;0.01;0.0001;0.000001;1000000;10000;100;0.000001;0.0001;0.01;100;10000;1000000)&amp;&quot; &quot;&amp;[.T17]" office:value-type="string" office:string-value="2,55 m²" calcext:value-type="string">
            <text:p>2,55 m²</text:p>
          </table:table-cell>
          <table:table-cell/>
          <table:table-cell table:formula="of:=RANK([.AB17];[.AB12:.AB21])+2" office:value-type="float" office:value="10" calcext:value-type="float">
            <text:p>10</text:p>
          </table:table-cell>
          <table:table-cell table:style-name="ce83" table:formula="of:=RAND()" office:value-type="float" office:value="0.26255150163764" calcext:value-type="float">
            <text:p>0,26255150163764</text:p>
          </table:table-cell>
          <table:table-cell table:style-name="ce140" table:formula="of:=RANDBETWEEN(2;13)" office:value-type="float" office:value="9" calcext:value-type="float">
            <text:p>9</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4" table:formula="of:=RANDBETWEEN(2;12)*IF(ROUND(RAND());1;-1)"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RANDBETWEEN(1;3);10;100;1000);RANDBETWEEN(1;3))" office:value-type="float" office:value="25.9" calcext:value-type="float">
            <text:p>25,9</text:p>
          </table:table-cell>
          <table:table-cell table:style-name="ce7" office:value-type="string" calcext:value-type="string">
            <text:p>×</text:p>
          </table:table-cell>
          <table:table-cell table:style-name="ce190" table:formula="of:=CHOOSE(INT(RAND()*3)+1;0.1;0.01;0.001)" office:value-type="float" office:value="0.01" calcext:value-type="float">
            <text:p>0,01 =</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1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18]+IF([.B18]=&quot;+&quot;;[.C18];-[.C18])+IF([.D18]=&quot;+&quot;;[.E18];-[.E18])+IF([.F18]=&quot;+&quot;;[.G18];-[.G18])" office:value-type="float" office:value="44" calcext:value-type="float">
            <text:p>44</text:p>
          </table:table-cell>
          <table:table-cell table:style-name="ce193" table:formula="of:=[.I18]*[.K18]" office:value-type="string" office:string-value="" calcext:value-type="error">
            <text:p>#VALEUR !</text:p>
          </table:table-cell>
          <table:table-cell table:style-name="ce57" table:formula="of:=[.M18]*[.O18]" office:value-type="float" office:value="0.259" calcext:value-type="float">
            <text:p>0,259</text:p>
          </table:table-cell>
          <table:table-cell table:style-name="ce193" table:formula="of:=[.Q18]*CHOOSE([.AA18];0;0.01;0.0001;0.000001;1000000;10000;100;0.000001;0.0001;0.01;100;10000;1000000)&amp;&quot; &quot;&amp;[.T18]" office:value-type="string" office:string-value="0,01 m²" calcext:value-type="string">
            <text:p>0,01 m²</text:p>
          </table:table-cell>
          <table:table-cell/>
          <table:table-cell table:formula="of:=RANK([.AB18];[.AB12:.AB21])+2" office:value-type="float" office:value="3" calcext:value-type="float">
            <text:p>3</text:p>
          </table:table-cell>
          <table:table-cell table:style-name="ce83" table:formula="of:=RAND()" office:value-type="float" office:value="0.988376184310622" calcext:value-type="float">
            <text:p>0,988376184310622</text:p>
          </table:table-cell>
          <table:table-cell table:style-name="ce140" table:formula="of:=RANDBETWEEN(2;13)" office:value-type="float" office:value="2" calcext:value-type="float">
            <text:p>2</text:p>
          </table:table-cell>
          <table:table-cell table:style-name="ce141" table:formula="of:=RANDBETWEEN(2;5)" office:value-type="float" office:value="5" calcext:value-type="float">
            <text:p>5</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10" office:value-type="string" calcext:value-type="string">
            <text:p>=</text:p>
          </table:table-cell>
          <table:table-cell table:style-name="ce136" table:formula="of:=[.AC19]&amp;&quot;x + &quot;&amp;[.AD19]" office:value-type="string" office:string-value="12x + 3" calcext:value-type="string">
            <text:p>12x + 3</text:p>
          </table:table-cell>
          <table:table-cell table:style-name="ce137" office:value-type="string" calcext:value-type="string">
            <text:p>pour x =</text:p>
          </table:table-cell>
          <table:table-cell table:style-name="ce187" table:formula="of:=RANDBETWEEN(0;9)" office:value-type="float" office:value="2" calcext:value-type="float">
            <text:p>2 :</text:p>
          </table:table-cell>
          <table:table-cell table:style-name="ce56"/>
          <table:table-cell table:style-name="ce136" table:formula="of:=&quot;x² + x + &quot;&amp;[.AE19]" office:value-type="string" office:string-value="x² + x + 5" calcext:value-type="string">
            <text:p>x² + x + 5</text:p>
          </table:table-cell>
          <table:table-cell table:style-name="ce189" office:value-type="string" calcext:value-type="string">
            <text:p>pour</text:p>
          </table:table-cell>
          <table:table-cell table:style-name="ce191" table:formula="of:=RANDBETWEEN(0;5)" office:value-type="float" office:value="5" calcext:value-type="float">
            <text:p>x=5 :</text:p>
          </table:table-cell>
          <table:table-cell table:style-name="ce56"/>
          <table:table-cell table:style-name="ce136" table:formula="of:=[.AC18]&amp;&quot;x² - &quot;&amp;[.AD18]&amp;&quot;x + &quot;&amp;[.AE18]" office:value-type="string" office:string-value="2x² - 5x + 2" calcext:value-type="string">
            <text:p>2x² - 5x + 2</text:p>
          </table:table-cell>
          <table:table-cell table:style-name="ce137" office:value-type="string" calcext:value-type="string">
            <text:p>pour</text:p>
          </table:table-cell>
          <table:table-cell table:style-name="ce191" table:formula="of:=RANDBETWEEN(0;5)" office:value-type="float" office:value="0" calcext:value-type="float">
            <text:p>x=0 :</text:p>
          </table:table-cell>
          <table:table-cell table:style-name="ce56"/>
          <table:table-cell/>
          <table:table-cell table:style-name="ce27" table:formula="of:=[.A19]+IF([.B19]=&quot;+&quot;;[.C19];-[.C19])+IF([.D19]=&quot;+&quot;;[.E19];-[.E19])+IF([.F19]=&quot;+&quot;;[.G19];-[.G19])" office:value-type="float" office:value="55" calcext:value-type="float">
            <text:p>55</text:p>
          </table:table-cell>
          <table:table-cell table:style-name="ce193" table:formula="of:=[.K19]*[.AC19]+[.AD19]" office:value-type="float" office:value="27" calcext:value-type="float">
            <text:p>27</text:p>
          </table:table-cell>
          <table:table-cell table:style-name="ce57" table:formula="of:=[.O19]^2+[.O19]+[.AE19]" office:value-type="float" office:value="35" calcext:value-type="float">
            <text:p>35</text:p>
          </table:table-cell>
          <table:table-cell table:style-name="ce181" table:formula="of:=[.AC18]*[.S19]^2+[.AD18]*[.S19]+[.AE18]" office:value-type="float" office:value="2" calcext:value-type="float">
            <text:p>2</text:p>
          </table:table-cell>
          <table:table-cell/>
          <table:table-cell table:formula="of:=RANK([.AB19];[.AB12:.AB21])+2" office:value-type="float" office:value="6" calcext:value-type="float">
            <text:p>6</text:p>
          </table:table-cell>
          <table:table-cell table:style-name="ce83" table:formula="of:=RAND()" office:value-type="float" office:value="0.496866825657255" calcext:value-type="float">
            <text:p>0,496866825657255</text:p>
          </table:table-cell>
          <table:table-cell table:style-name="ce140" table:formula="of:=RANDBETWEEN(2;13)" office:value-type="float" office:value="12" calcext:value-type="float">
            <text:p>12</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11" calcext:value-type="float">
            <text:p>11</text:p>
          </table:table-cell>
          <table:table-cell table:style-name="ce83" table:formula="of:=RAND()" office:value-type="float" office:value="0.15598333647817" calcext:value-type="float">
            <text:p>0,15598333647817</text:p>
          </table:table-cell>
          <table:table-cell table:number-columns-repeated="996"/>
        </table:table-row>
        <table:table-row table:style-name="ro4">
          <table:table-cell table:number-columns-repeated="26"/>
          <table:table-cell table:formula="of:=RANK([.AB21];[.AB12:.AB21])+2" office:value-type="float" office:value="12" calcext:value-type="float">
            <text:p>12</text:p>
          </table:table-cell>
          <table:table-cell table:style-name="ce83" table:formula="of:=RAND()" office:value-type="float" office:value="0.123836907917995" calcext:value-type="float">
            <text:p>0,123836907917995</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10" calcext:value-type="float">
            <text:p>10</text:p>
          </table:table-cell>
          <table:table-cell table:style-name="ce83" table:formula="of:=RAND()" office:value-type="float" office:value="0.334504663715984" calcext:value-type="float">
            <text:p>0,334504663715984</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3105" calcext:value-type="string">
            <text:p>v310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4];[.AB23:.AB32])+2" office:value-type="float" office:value="8" calcext:value-type="float">
            <text:p>8</text:p>
          </table:table-cell>
          <table:table-cell table:style-name="ce83" table:formula="of:=RAND()" office:value-type="float" office:value="0.567346317543434" calcext:value-type="float">
            <text:p>0,567346317543434</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23]" office:value-type="string" office:string-value="AC" calcext:value-type="string">
            <text:p>AC</text:p>
          </table:table-cell>
          <table:table-cell table:style-name="ce96"/>
          <table:table-cell table:style-name="ce99" table:formula="of:=[.T24]" office:value-type="string" office:string-value="v3105" calcext:value-type="string">
            <text:p>v3105</text:p>
          </table:table-cell>
          <table:table-cell table:style-name="ce83"/>
          <table:table-cell table:formula="of:=RANK([.AB25];[.AB23:.AB32])+2" office:value-type="float" office:value="9" calcext:value-type="float">
            <text:p>9</text:p>
          </table:table-cell>
          <table:table-cell table:style-name="ce83" table:formula="of:=RAND()" office:value-type="float" office:value="0.359557367426148" calcext:value-type="float">
            <text:p>0,359557367426148</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50" calcext:value-type="float">
            <text:p>5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26];&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26]&lt;5;&quot;m&quot;;IF(AND([.AA26]&gt;4;[.AA26]&lt;9);&quot;L&quot;;&quot;g&quot;))" office:value-type="string" office:string-value="L" calcext:value-type="string">
            <text:p>L</text:p>
          </table:table-cell>
          <table:table-cell table:style-name="ce4" table:formula="of:=([.AA26]+3)^2"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63.35" calcext:value-type="float">
            <text:p>63,35</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26]" office:value-type="string" office:string-value="fact 50" calcext:value-type="string">
            <text:p>fact 50</text:p>
          </table:table-cell>
          <table:table-cell table:style-name="ce193" table:formula="of:=[.I26]*(CHOOSE([.AA26];0;0.01;0.001;1000;0.001;100;0.1;0.01;1000;0.1;0.001;10))&amp;&quot; &quot;&amp;[.L26]" office:value-type="string" office:string-value="0,01 L" calcext:value-type="string">
            <text:p>0,01 L</text:p>
          </table:table-cell>
          <table:table-cell table:style-name="ce57" table:formula="of:=[.AA26]+3" office:value-type="float" office:value="8" calcext:value-type="float">
            <text:p>8</text:p>
          </table:table-cell>
          <table:table-cell table:style-name="ce193" table:formula="of:=[.Q26]/[.S26]" office:value-type="float" office:value="0.06335" calcext:value-type="float">
            <text:p>0,06335</text:p>
          </table:table-cell>
          <table:table-cell/>
          <table:table-cell table:formula="of:=RANK([.AB26];[.AB23:.AB32])+2" office:value-type="float" office:value="5" calcext:value-type="float">
            <text:p>5</text:p>
          </table:table-cell>
          <table:table-cell table:style-name="ce83" table:formula="of:=RAND()" office:value-type="float" office:value="0.78583128282685" calcext:value-type="float">
            <text:p>0,78583128282685</text:p>
          </table:table-cell>
          <table:table-cell table:style-name="ce140" table:formula="of:=RANDBETWEEN(2;13)" office:value-type="float" office:value="5" calcext:value-type="float">
            <text:p>5</text:p>
          </table:table-cell>
          <table:table-cell table:style-name="ce141" table:formula="of:=RANDBETWEEN(2;5)" office:value-type="float" office:value="3" calcext:value-type="float">
            <text:p>3</text:p>
          </table:table-cell>
          <table:table-cell table:style-name="ce141" table:formula="of:=RANDBETWEEN(2;4)" office:value-type="float" office:value="4" calcext:value-type="float">
            <text:p>4</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210" calcext:value-type="float">
            <text:p>210</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82" calcext:value-type="float">
            <text:p>82</text:p>
          </table:table-cell>
          <table:table-cell table:style-name="ce40" table:formula="of:=CHOOSE([.AA2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AA27]&lt;5;&quot;m&quot;;IF(AND([.AA27]&gt;4;[.AA27]&lt;9);&quot;L&quot;;&quot;g&quot;))" office:value-type="string" office:string-value="m" calcext:value-type="string">
            <text:p>m</text:p>
          </table:table-cell>
          <table:table-cell table:style-name="ce4" table:formula="of:=([.AA27]+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724.17" calcext:value-type="float">
            <text:p>724,17</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27]" office:value-type="string" office:string-value="fact 210" calcext:value-type="string">
            <text:p>fact 210</text:p>
          </table:table-cell>
          <table:table-cell table:style-name="ce193" table:formula="of:=[.I27]*(CHOOSE([.AA27];0;0.01;0.001;1000;0.001;100;0.1;0.01;1000;0.1;0.001;10))&amp;&quot; &quot;&amp;[.L27]" office:value-type="string" office:string-value="82000 m" calcext:value-type="string">
            <text:p>82000 m</text:p>
          </table:table-cell>
          <table:table-cell table:style-name="ce57" table:formula="of:=[.AA27]+3" office:value-type="float" office:value="7" calcext:value-type="float">
            <text:p>7</text:p>
          </table:table-cell>
          <table:table-cell table:style-name="ce193" table:formula="of:=[.Q27]/[.S27]" office:value-type="float" office:value="7.2417" calcext:value-type="float">
            <text:p>7,2417</text:p>
          </table:table-cell>
          <table:table-cell/>
          <table:table-cell table:formula="of:=RANK([.AB27];[.AB23:.AB32])+2" office:value-type="float" office:value="4" calcext:value-type="float">
            <text:p>4</text:p>
          </table:table-cell>
          <table:table-cell table:style-name="ce83" table:formula="of:=RAND()" office:value-type="float" office:value="0.81490680267133" calcext:value-type="float">
            <text:p>0,81490680267133</text:p>
          </table:table-cell>
          <table:table-cell table:style-name="ce140" table:formula="of:=RANDBETWEEN(2;13)" office:value-type="float" office:value="6" calcext:value-type="float">
            <text:p>6</text:p>
          </table:table-cell>
          <table:table-cell table:style-name="ce141" table:formula="of:=RANDBETWEEN(2;5)" office:value-type="float" office:value="4" calcext:value-type="float">
            <text:p>4</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6" calcext:value-type="float">
            <text:p>6</text:p>
          </table:table-cell>
          <table:table-cell table:style-name="ce7" office:value-type="string" calcext:value-type="string">
            <text:p>×</text:p>
          </table:table-cell>
          <table:table-cell table:style-name="ce116" table:formula="of:=IF(ROUND(RAND());RANDBETWEEN(2;12);&quot;(-&quot;&amp;RANDBETWEEN(2;12)&amp;&quot;)&quot;)"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99.511" calcext:value-type="float">
            <text:p>99,511</text:p>
          </table:table-cell>
          <table:table-cell table:style-name="ce7" office:value-type="string" calcext:value-type="string">
            <text:p>×</text:p>
          </table:table-cell>
          <table:table-cell table:style-name="ce190" table:formula="of:=CHOOSE(INT(RAND()*3)+1;0.1;0.01;0.001)" office:value-type="float" office:value="0.01" calcext:value-type="float">
            <text:p>0,01 =</text:p>
          </table:table-cell>
          <table:table-cell table:style-name="ce10"/>
          <table:table-cell table:style-name="ce51" table:formula="of:=ROUNDUP(RAND()*1000/CHOOSE(RANDBETWEEN(1;4);1;10;100;1000);RANDBETWEEN(-2;2))" office:value-type="float" office:value="129.9" calcext:value-type="float">
            <text:p>129,9</text:p>
          </table:table-cell>
          <table:table-cell table:style-name="ce40" table:formula="of:=CHOOSE([.AA2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28]+IF([.B28]=&quot;+&quot;;[.C28];-[.C28])+IF([.D28]=&quot;+&quot;;[.E28];-[.E28])" office:value-type="float" office:value="30" calcext:value-type="float">
            <text:p>30</text:p>
          </table:table-cell>
          <table:table-cell table:style-name="ce193" table:formula="of:=[.I28]*[.K28]" office:value-type="float" office:value="60" calcext:value-type="float">
            <text:p>60</text:p>
          </table:table-cell>
          <table:table-cell table:style-name="ce57" table:formula="of:=[.M28]*[.O28]" office:value-type="float" office:value="0.99511" calcext:value-type="float">
            <text:p>0,99511</text:p>
          </table:table-cell>
          <table:table-cell table:style-name="ce193" table:formula="of:=[.Q28]*CHOOSE([.AA28];0;0.01;0.0001;0.000001;1000000;10000;100;0.000001;0.0001;0.01;100;10000;1000000)&amp;&quot; &quot;&amp;[.T28]" office:value-type="string" office:string-value="1299000 m²" calcext:value-type="string">
            <text:p>1299000 m²</text:p>
          </table:table-cell>
          <table:table-cell/>
          <table:table-cell table:formula="of:=RANK([.AB28];[.AB23:.AB32])+2" office:value-type="float" office:value="6" calcext:value-type="float">
            <text:p>6</text:p>
          </table:table-cell>
          <table:table-cell table:style-name="ce83" table:formula="of:=RAND()" office:value-type="float" office:value="0.685065017590173" calcext:value-type="float">
            <text:p>0,685065017590173</text:p>
          </table:table-cell>
          <table:table-cell table:style-name="ce140" table:formula="of:=RANDBETWEEN(2;13)" office:value-type="float" office:value="6" calcext:value-type="float">
            <text:p>6</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4" table:formula="of:=RANDBETWEEN(2;12)*IF(ROUND(RAND());1;-1)" office:value-type="float" office:value="-8" calcext:value-type="float">
            <text:p>-8</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4" table:formula="of:=ROUND(RAND()*CHOOSE(RANDBETWEEN(1;3);10;100;1000);RANDBETWEEN(1;3))" office:value-type="float" office:value="146.078" calcext:value-type="float">
            <text:p>146,078</text:p>
          </table:table-cell>
          <table:table-cell table:style-name="ce7" office:value-type="string" calcext:value-type="string">
            <text:p>×</text:p>
          </table:table-cell>
          <table:table-cell table:style-name="ce190" table:formula="of:=CHOOSE(INT(RAND()*3)+1;0.1;0.01;0.001)" office:value-type="float" office:value="0.01" calcext:value-type="float">
            <text:p>0,01 =</text:p>
          </table:table-cell>
          <table:table-cell table:style-name="ce10"/>
          <table:table-cell table:style-name="ce51" table:formula="of:=ROUNDUP(RAND()*1000/CHOOSE(RANDBETWEEN(1;4);1;10;100;1000);RANDBETWEEN(-2;2))" office:value-type="float" office:value="46" calcext:value-type="float">
            <text:p>46</text:p>
          </table:table-cell>
          <table:table-cell table:style-name="ce40" table:formula="of:=CHOOSE([.AA2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29]+IF([.B29]=&quot;+&quot;;[.C29];-[.C29])+IF([.D29]=&quot;+&quot;;[.E29];-[.E29])+IF([.F29]=&quot;+&quot;;[.G29];-[.G29])" office:value-type="float" office:value="29" calcext:value-type="float">
            <text:p>29</text:p>
          </table:table-cell>
          <table:table-cell table:style-name="ce193" table:formula="of:=[.I29]*[.K29]" office:value-type="string" office:string-value="" calcext:value-type="error">
            <text:p>#VALEUR !</text:p>
          </table:table-cell>
          <table:table-cell table:style-name="ce57" table:formula="of:=[.M29]*[.O29]" office:value-type="float" office:value="1.46078" calcext:value-type="float">
            <text:p>1,46078</text:p>
          </table:table-cell>
          <table:table-cell table:style-name="ce193" table:formula="of:=[.Q29]*CHOOSE([.AA29];0;0.01;0.0001;0.000001;1000000;10000;100;0.000001;0.0001;0.01;100;10000;1000000)&amp;&quot; &quot;&amp;[.T29]" office:value-type="string" office:string-value="4600 m²" calcext:value-type="string">
            <text:p>4600 m²</text:p>
          </table:table-cell>
          <table:table-cell/>
          <table:table-cell table:formula="of:=RANK([.AB29];[.AB23:.AB32])+2" office:value-type="float" office:value="11" calcext:value-type="float">
            <text:p>11</text:p>
          </table:table-cell>
          <table:table-cell table:style-name="ce83" table:formula="of:=RAND()" office:value-type="float" office:value="0.321325170102847" calcext:value-type="float">
            <text:p>0,321325170102847</text:p>
          </table:table-cell>
          <table:table-cell table:style-name="ce140" table:formula="of:=RANDBETWEEN(2;13)" office:value-type="float" office:value="12" calcext:value-type="float">
            <text:p>12</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136" table:formula="of:=[.AC30]&amp;&quot;x + &quot;&amp;[.AD30]" office:value-type="string" office:string-value="12x + 5" calcext:value-type="string">
            <text:p>12x + 5</text:p>
          </table:table-cell>
          <table:table-cell table:style-name="ce137" office:value-type="string" calcext:value-type="string">
            <text:p>pour x =</text:p>
          </table:table-cell>
          <table:table-cell table:style-name="ce187" table:formula="of:=RANDBETWEEN(0;9)" office:value-type="float" office:value="2" calcext:value-type="float">
            <text:p>2 :</text:p>
          </table:table-cell>
          <table:table-cell table:style-name="ce56"/>
          <table:table-cell table:style-name="ce136" table:formula="of:=&quot;x² + x + &quot;&amp;[.AE30]" office:value-type="string" office:string-value="x² + x + 2" calcext:value-type="string">
            <text:p>x² + x + 2</text:p>
          </table:table-cell>
          <table:table-cell table:style-name="ce189" office:value-type="string" calcext:value-type="string">
            <text:p>pour</text:p>
          </table:table-cell>
          <table:table-cell table:style-name="ce191" table:formula="of:=RANDBETWEEN(0;5)" office:value-type="float" office:value="1" calcext:value-type="float">
            <text:p>x=1 :</text:p>
          </table:table-cell>
          <table:table-cell table:style-name="ce56"/>
          <table:table-cell table:style-name="ce136" table:formula="of:=[.AC29]&amp;&quot;x² - &quot;&amp;[.AD29]&amp;&quot;x + &quot;&amp;[.AE29]" office:value-type="string" office:string-value="12x² - 2x + 4" calcext:value-type="string">
            <text:p>12x² - 2x + 4</text:p>
          </table:table-cell>
          <table:table-cell table:style-name="ce137" office:value-type="string" calcext:value-type="string">
            <text:p>pour</text:p>
          </table:table-cell>
          <table:table-cell table:style-name="ce191" table:formula="of:=RANDBETWEEN(0;5)" office:value-type="float" office:value="1" calcext:value-type="float">
            <text:p>x=1 :</text:p>
          </table:table-cell>
          <table:table-cell table:style-name="ce56"/>
          <table:table-cell/>
          <table:table-cell table:style-name="ce27" table:formula="of:=[.A30]+IF([.B30]=&quot;+&quot;;[.C30];-[.C30])+IF([.D30]=&quot;+&quot;;[.E30];-[.E30])+IF([.F30]=&quot;+&quot;;[.G30];-[.G30])" office:value-type="float" office:value="38" calcext:value-type="float">
            <text:p>38</text:p>
          </table:table-cell>
          <table:table-cell table:style-name="ce193" table:formula="of:=[.K30]*[.AC30]+[.AD30]" office:value-type="float" office:value="29" calcext:value-type="float">
            <text:p>29</text:p>
          </table:table-cell>
          <table:table-cell table:style-name="ce57" table:formula="of:=[.O30]^2+[.O30]+[.AE30]" office:value-type="float" office:value="4" calcext:value-type="float">
            <text:p>4</text:p>
          </table:table-cell>
          <table:table-cell table:style-name="ce181" table:formula="of:=[.AC29]*[.S30]^2+[.AD29]*[.S30]+[.AE29]" office:value-type="float" office:value="18" calcext:value-type="float">
            <text:p>18</text:p>
          </table:table-cell>
          <table:table-cell/>
          <table:table-cell table:formula="of:=RANK([.AB30];[.AB23:.AB32])+2" office:value-type="float" office:value="7" calcext:value-type="float">
            <text:p>7</text:p>
          </table:table-cell>
          <table:table-cell table:style-name="ce83" table:formula="of:=RAND()" office:value-type="float" office:value="0.639650283203148" calcext:value-type="float">
            <text:p>0,639650283203148</text:p>
          </table:table-cell>
          <table:table-cell table:style-name="ce140" table:formula="of:=RANDBETWEEN(2;13)" office:value-type="float" office:value="12" calcext:value-type="float">
            <text:p>12</text:p>
          </table:table-cell>
          <table:table-cell table:style-name="ce141" table:formula="of:=RANDBETWEEN(2;5)" office:value-type="float" office:value="5" calcext:value-type="float">
            <text:p>5</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12" calcext:value-type="float">
            <text:p>12</text:p>
          </table:table-cell>
          <table:table-cell table:style-name="ce83" table:formula="of:=RAND()" office:value-type="float" office:value="0.00653757527577407" calcext:value-type="float">
            <text:p>0,006537575275774</text:p>
          </table:table-cell>
          <table:table-cell table:number-columns-repeated="996"/>
        </table:table-row>
        <table:table-row table:style-name="ro4">
          <table:table-cell table:number-columns-repeated="26"/>
          <table:table-cell table:formula="of:=RANK([.AB32];[.AB23:.AB32])+2" office:value-type="float" office:value="3" calcext:value-type="float">
            <text:p>3</text:p>
          </table:table-cell>
          <table:table-cell table:style-name="ce83" table:formula="of:=RAND()" office:value-type="float" office:value="0.851402458080684" calcext:value-type="float">
            <text:p>0,851402458080684</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9" calcext:value-type="float">
            <text:p>9</text:p>
          </table:table-cell>
          <table:table-cell table:style-name="ce83" table:formula="of:=RAND()" office:value-type="float" office:value="0.409987955882154" calcext:value-type="float">
            <text:p>0,409987955882154</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3105" calcext:value-type="string">
            <text:p>v310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35];[.AB34:.AB43])+2" office:value-type="float" office:value="11" calcext:value-type="float">
            <text:p>11</text:p>
          </table:table-cell>
          <table:table-cell table:style-name="ce83" table:formula="of:=RAND()" office:value-type="float" office:value="0.146138316722655" calcext:value-type="float">
            <text:p>0,146138316722655</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34]" office:value-type="string" office:string-value="AD" calcext:value-type="string">
            <text:p>AD</text:p>
          </table:table-cell>
          <table:table-cell table:style-name="ce96"/>
          <table:table-cell table:style-name="ce99" table:formula="of:=[.T35]" office:value-type="string" office:string-value="v3105" calcext:value-type="string">
            <text:p>v3105</text:p>
          </table:table-cell>
          <table:table-cell table:style-name="ce83"/>
          <table:table-cell table:formula="of:=RANK([.AB36];[.AB34:.AB43])+2" office:value-type="float" office:value="12" calcext:value-type="float">
            <text:p>12</text:p>
          </table:table-cell>
          <table:table-cell table:style-name="ce83" table:formula="of:=RAND()" office:value-type="float" office:value="0.0212496945865281" calcext:value-type="float">
            <text:p>0,021249694586528</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96" calcext:value-type="float">
            <text:p>96</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628.38" calcext:value-type="float">
            <text:p>628,38</text:p>
          </table:table-cell>
          <table:table-cell table:style-name="ce40" table:formula="of:=CHOOSE([.AA37];&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AA37]&lt;5;&quot;m&quot;;IF(AND([.AA37]&gt;4;[.AA37]&lt;9);&quot;L&quot;;&quot;g&quot;))" office:value-type="string" office:string-value="L" calcext:value-type="string">
            <text:p>L</text:p>
          </table:table-cell>
          <table:table-cell table:style-name="ce4" table:formula="of:=([.AA37]+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0.6" calcext:value-type="float">
            <text:p>0,6</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37]" office:value-type="string" office:string-value="fact 96" calcext:value-type="string">
            <text:p>fact 96</text:p>
          </table:table-cell>
          <table:table-cell table:style-name="ce193" table:formula="of:=[.I37]*(CHOOSE([.AA37];0;0.01;0.001;1000;0.001;100;0.1;0.01;1000;0.1;0.001;10))&amp;&quot; &quot;&amp;[.L37]" office:value-type="string" office:string-value="62,838 L" calcext:value-type="string">
            <text:p>62,838 L</text:p>
          </table:table-cell>
          <table:table-cell table:style-name="ce57" table:formula="of:=[.AA37]+3" office:value-type="float" office:value="10" calcext:value-type="float">
            <text:p>10</text:p>
          </table:table-cell>
          <table:table-cell table:style-name="ce193" table:formula="of:=[.Q37]/[.S37]" office:value-type="float" office:value="0.006" calcext:value-type="float">
            <text:p>0,006</text:p>
          </table:table-cell>
          <table:table-cell/>
          <table:table-cell table:formula="of:=RANK([.AB37];[.AB34:.AB43])+2" office:value-type="float" office:value="7" calcext:value-type="float">
            <text:p>7</text:p>
          </table:table-cell>
          <table:table-cell table:style-name="ce83" table:formula="of:=RAND()" office:value-type="float" office:value="0.48301515714345" calcext:value-type="float">
            <text:p>0,48301515714345</text:p>
          </table:table-cell>
          <table:table-cell table:style-name="ce140" table:formula="of:=RANDBETWEEN(2;13)" office:value-type="float" office:value="10" calcext:value-type="float">
            <text:p>10</text:p>
          </table:table-cell>
          <table:table-cell table:style-name="ce141" table:formula="of:=RANDBETWEEN(2;5)" office:value-type="float" office:value="5" calcext:value-type="float">
            <text:p>5</text:p>
          </table:table-cell>
          <table:table-cell table:style-name="ce141" table:formula="of:=RANDBETWEEN(2;4)" office:value-type="float" office:value="3" calcext:value-type="float">
            <text:p>3</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60" calcext:value-type="float">
            <text:p>60</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35" calcext:value-type="float">
            <text:p>35</text:p>
          </table:table-cell>
          <table:table-cell table:style-name="ce40" table:formula="of:=CHOOSE([.AA38];&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AA38]&lt;5;&quot;m&quot;;IF(AND([.AA38]&gt;4;[.AA38]&lt;9);&quot;L&quot;;&quot;g&quot;))" office:value-type="string" office:string-value="g" calcext:value-type="string">
            <text:p>g</text:p>
          </table:table-cell>
          <table:table-cell table:style-name="ce4" table:formula="of:=([.AA38]+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144.95" calcext:value-type="float">
            <text:p>144,95</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38]" office:value-type="string" office:string-value="fact 60" calcext:value-type="string">
            <text:p>fact 60</text:p>
          </table:table-cell>
          <table:table-cell table:style-name="ce193" table:formula="of:=[.I38]*(CHOOSE([.AA38];0;0.01;0.001;1000;0.001;100;0.1;0.01;1000;0.1;0.001;10))&amp;&quot; &quot;&amp;[.L38]" office:value-type="string" office:string-value="3,5 g" calcext:value-type="string">
            <text:p>3,5 g</text:p>
          </table:table-cell>
          <table:table-cell table:style-name="ce57" table:formula="of:=[.AA38]+3" office:value-type="float" office:value="13" calcext:value-type="float">
            <text:p>13</text:p>
          </table:table-cell>
          <table:table-cell table:style-name="ce193" table:formula="of:=[.Q38]/[.S38]" office:value-type="float" office:value="0.14495" calcext:value-type="float">
            <text:p>0,14495</text:p>
          </table:table-cell>
          <table:table-cell/>
          <table:table-cell table:formula="of:=RANK([.AB38];[.AB34:.AB43])+2" office:value-type="float" office:value="10" calcext:value-type="float">
            <text:p>10</text:p>
          </table:table-cell>
          <table:table-cell table:style-name="ce83" table:formula="of:=RAND()" office:value-type="float" office:value="0.241021899873904" calcext:value-type="float">
            <text:p>0,241021899873904</text:p>
          </table:table-cell>
          <table:table-cell table:style-name="ce140" table:formula="of:=RANDBETWEEN(2;13)" office:value-type="float" office:value="4" calcext:value-type="float">
            <text:p>4</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8" calcext:value-type="float">
            <text:p>8</text:p>
          </table:table-cell>
          <table:table-cell table:style-name="ce7" office:value-type="string" calcext:value-type="string">
            <text:p>×</text:p>
          </table:table-cell>
          <table:table-cell table:style-name="ce116" table:formula="of:=IF(ROUND(RAND());RANDBETWEEN(2;12);&quot;(-&quot;&amp;RANDBETWEEN(2;12)&amp;&quot;)&quot;)"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8.4" calcext:value-type="float">
            <text:p>8,4</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1" calcext:value-type="float">
            <text:p>1</text:p>
          </table:table-cell>
          <table:table-cell table:style-name="ce40" table:formula="of:=CHOOSE([.AA39];&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39]+IF([.B39]=&quot;+&quot;;[.C39];-[.C39])+IF([.D39]=&quot;+&quot;;[.E39];-[.E39])" office:value-type="float" office:value="17" calcext:value-type="float">
            <text:p>17</text:p>
          </table:table-cell>
          <table:table-cell table:style-name="ce193" table:formula="of:=[.I39]*[.K39]" office:value-type="float" office:value="24" calcext:value-type="float">
            <text:p>24</text:p>
          </table:table-cell>
          <table:table-cell table:style-name="ce57" table:formula="of:=[.M39]*[.O39]" office:value-type="float" office:value="0.84" calcext:value-type="float">
            <text:p>0,84</text:p>
          </table:table-cell>
          <table:table-cell table:style-name="ce193" table:formula="of:=[.Q39]*CHOOSE([.AA39];0;0.01;0.0001;0.000001;1000000;10000;100;0.000001;0.0001;0.01;100;10000;1000000)&amp;&quot; &quot;&amp;[.T39]" office:value-type="string" office:string-value="0,0001 m²" calcext:value-type="string">
            <text:p>0,0001 m²</text:p>
          </table:table-cell>
          <table:table-cell/>
          <table:table-cell table:formula="of:=RANK([.AB39];[.AB34:.AB43])+2" office:value-type="float" office:value="3" calcext:value-type="float">
            <text:p>3</text:p>
          </table:table-cell>
          <table:table-cell table:style-name="ce83" table:formula="of:=RAND()" office:value-type="float" office:value="0.917851937662996" calcext:value-type="float">
            <text:p>0,917851937662996</text:p>
          </table:table-cell>
          <table:table-cell table:style-name="ce140" table:formula="of:=RANDBETWEEN(2;13)" office:value-type="float" office:value="11" calcext:value-type="float">
            <text:p>11</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style-name="ce4" table:formula="of:=RANDBETWEEN(2;12)*IF(ROUND(RAND());1;-1)" office:value-type="float" office:value="-6" calcext:value-type="float">
            <text:p>-6</text:p>
          </table:table-cell>
          <table:table-cell table:style-name="ce7" office:value-type="string" calcext:value-type="string">
            <text:p>×</text:p>
          </table:table-cell>
          <table:table-cell table:style-name="ce116" table:formula="of:=IF(ROUND(RAND());RANDBETWEEN(2;12);&quot;(-&quot;&amp;RANDBETWEEN(2;12)&amp;&quot;)&quot;)"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1.1" calcext:value-type="float">
            <text:p>1,1</text:p>
          </table:table-cell>
          <table:table-cell table:style-name="ce7" office:value-type="string" calcext:value-type="string">
            <text:p>×</text:p>
          </table:table-cell>
          <table:table-cell table:style-name="ce190" table:formula="of:=CHOOSE(INT(RAND()*3)+1;0.1;0.01;0.001)" office:value-type="float" office:value="0.01" calcext:value-type="float">
            <text:p>0,01 =</text:p>
          </table:table-cell>
          <table:table-cell table:style-name="ce10"/>
          <table:table-cell table:style-name="ce51" table:formula="of:=ROUNDUP(RAND()*1000/CHOOSE(RANDBETWEEN(1;4);1;10;100;1000);RANDBETWEEN(-2;2))" office:value-type="float" office:value="42.7" calcext:value-type="float">
            <text:p>42,7</text:p>
          </table:table-cell>
          <table:table-cell table:style-name="ce40" table:formula="of:=CHOOSE([.AA40];&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40]+IF([.B40]=&quot;+&quot;;[.C40];-[.C40])+IF([.D40]=&quot;+&quot;;[.E40];-[.E40])+IF([.F40]=&quot;+&quot;;[.G40];-[.G40])" office:value-type="float" office:value="-81" calcext:value-type="float">
            <text:p>-81</text:p>
          </table:table-cell>
          <table:table-cell table:style-name="ce193" table:formula="of:=[.I40]*[.K40]" office:value-type="float" office:value="-72" calcext:value-type="float">
            <text:p>-72</text:p>
          </table:table-cell>
          <table:table-cell table:style-name="ce57" table:formula="of:=[.M40]*[.O40]" office:value-type="float" office:value="0.011" calcext:value-type="float">
            <text:p>0,011</text:p>
          </table:table-cell>
          <table:table-cell table:style-name="ce193" table:formula="of:=[.Q40]*CHOOSE([.AA40];0;0.01;0.0001;0.000001;1000000;10000;100;0.000001;0.0001;0.01;100;10000;1000000)&amp;&quot; &quot;&amp;[.T40]" office:value-type="string" office:string-value="0,0000427 m²" calcext:value-type="string">
            <text:p>0,0000427 m²</text:p>
          </table:table-cell>
          <table:table-cell/>
          <table:table-cell table:formula="of:=RANK([.AB40];[.AB34:.AB43])+2" office:value-type="float" office:value="8" calcext:value-type="float">
            <text:p>8</text:p>
          </table:table-cell>
          <table:table-cell table:style-name="ce83" table:formula="of:=RAND()" office:value-type="float" office:value="0.455795904474697" calcext:value-type="float">
            <text:p>0,455795904474697</text:p>
          </table:table-cell>
          <table:table-cell table:style-name="ce140" table:formula="of:=RANDBETWEEN(2;13)" office:value-type="float" office:value="6" calcext:value-type="float">
            <text:p>6</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136" table:formula="of:=[.AC41]&amp;&quot;x + &quot;&amp;[.AD41]" office:value-type="string" office:string-value="3x + 4" calcext:value-type="string">
            <text:p>3x + 4</text:p>
          </table:table-cell>
          <table:table-cell table:style-name="ce137" office:value-type="string" calcext:value-type="string">
            <text:p>pour x =</text:p>
          </table:table-cell>
          <table:table-cell table:style-name="ce187" table:formula="of:=RANDBETWEEN(0;9)" office:value-type="float" office:value="7" calcext:value-type="float">
            <text:p>7 :</text:p>
          </table:table-cell>
          <table:table-cell table:style-name="ce56"/>
          <table:table-cell table:style-name="ce136" table:formula="of:=&quot;x² + x + &quot;&amp;[.AE41]" office:value-type="string" office:string-value="x² + x + 5" calcext:value-type="string">
            <text:p>x² + x + 5</text:p>
          </table:table-cell>
          <table:table-cell table:style-name="ce189" office:value-type="string" calcext:value-type="string">
            <text:p>pour</text:p>
          </table:table-cell>
          <table:table-cell table:style-name="ce191" table:formula="of:=RANDBETWEEN(0;5)" office:value-type="float" office:value="4" calcext:value-type="float">
            <text:p>x=4 :</text:p>
          </table:table-cell>
          <table:table-cell table:style-name="ce56"/>
          <table:table-cell table:style-name="ce136" table:formula="of:=[.AC40]&amp;&quot;x² - &quot;&amp;[.AD40]&amp;&quot;x + &quot;&amp;[.AE40]" office:value-type="string" office:string-value="6x² - 4x + 2" calcext:value-type="string">
            <text:p>6x² - 4x + 2</text:p>
          </table:table-cell>
          <table:table-cell table:style-name="ce137" office:value-type="string" calcext:value-type="string">
            <text:p>pour</text:p>
          </table:table-cell>
          <table:table-cell table:style-name="ce191" table:formula="of:=RANDBETWEEN(0;5)" office:value-type="float" office:value="2" calcext:value-type="float">
            <text:p>x=2 :</text:p>
          </table:table-cell>
          <table:table-cell table:style-name="ce56"/>
          <table:table-cell/>
          <table:table-cell table:style-name="ce27" table:formula="of:=[.A41]+IF([.B41]=&quot;+&quot;;[.C41];-[.C41])+IF([.D41]=&quot;+&quot;;[.E41];-[.E41])+IF([.F41]=&quot;+&quot;;[.G41];-[.G41])" office:value-type="float" office:value="-57" calcext:value-type="float">
            <text:p>-57</text:p>
          </table:table-cell>
          <table:table-cell table:style-name="ce193" table:formula="of:=[.K41]*[.AC41]+[.AD41]" office:value-type="float" office:value="25" calcext:value-type="float">
            <text:p>25</text:p>
          </table:table-cell>
          <table:table-cell table:style-name="ce57" table:formula="of:=[.O41]^2+[.O41]+[.AE41]" office:value-type="float" office:value="25" calcext:value-type="float">
            <text:p>25</text:p>
          </table:table-cell>
          <table:table-cell table:style-name="ce181" table:formula="of:=[.AC40]*[.S41]^2+[.AD40]*[.S41]+[.AE40]" office:value-type="float" office:value="34" calcext:value-type="float">
            <text:p>34</text:p>
          </table:table-cell>
          <table:table-cell/>
          <table:table-cell table:formula="of:=RANK([.AB41];[.AB34:.AB43])+2" office:value-type="float" office:value="5" calcext:value-type="float">
            <text:p>5</text:p>
          </table:table-cell>
          <table:table-cell table:style-name="ce83" table:formula="of:=RAND()" office:value-type="float" office:value="0.846029831773572" calcext:value-type="float">
            <text:p>0,846029831773572</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6" calcext:value-type="float">
            <text:p>6</text:p>
          </table:table-cell>
          <table:table-cell table:style-name="ce83" table:formula="of:=RAND()" office:value-type="float" office:value="0.784365316252424" calcext:value-type="float">
            <text:p>0,784365316252424</text:p>
          </table:table-cell>
          <table:table-cell table:number-columns-repeated="996"/>
        </table:table-row>
        <table:table-row table:style-name="ro4">
          <table:table-cell table:number-columns-repeated="26"/>
          <table:table-cell table:formula="of:=RANK([.AB43];[.AB34:.AB43])+2" office:value-type="float" office:value="4" calcext:value-type="float">
            <text:p>4</text:p>
          </table:table-cell>
          <table:table-cell table:style-name="ce83" table:formula="of:=RAND()" office:value-type="float" office:value="0.894925583687195" calcext:value-type="float">
            <text:p>0,894925583687195</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3e DAN" table:style-name="ta8" table:print-ranges="'3e DAN'.A1:'3e DAN'.P55 '3e DAN'.R1:'3e DAN'.U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3" form:id="control1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8" draw:text-style-name="P2" svg:width="1.651cm" svg:height="0.774cm" svg:x="53.721cm" svg:y="0.32cm" draw:control="control13"/>
        </table:shapes>
        <table:table-column table:style-name="co128" table:default-cell-style-name="Default"/>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28" table:default-cell-style-name="Default"/>
        <table:table-column table:style-name="co162" table:default-cell-style-name="Default"/>
        <table:table-column table:style-name="co32" table:default-cell-style-name="Default"/>
        <table:table-column table:style-name="co166" table:default-cell-style-name="Default"/>
        <table:table-column table:style-name="co73" table:default-cell-style-name="Default"/>
        <table:table-column table:style-name="co167" table:default-cell-style-name="Default"/>
        <table:table-column table:style-name="co168" table:default-cell-style-name="Default"/>
        <table:table-column table:style-name="co72" table:default-cell-style-name="Default"/>
        <table:table-column table:style-name="co156" table:default-cell-style-name="Default"/>
        <table:table-column table:style-name="co94" table:default-cell-style-name="Default"/>
        <table:table-column table:style-name="co13" table:default-cell-style-name="Default"/>
        <table:table-column table:style-name="co17" table:default-cell-style-name="Default"/>
        <table:table-column table:style-name="co169" table:default-cell-style-name="Default"/>
        <table:table-column table:style-name="co170" table:default-cell-style-name="Default"/>
        <table:table-column table:style-name="co155" table:default-cell-style-name="Default"/>
        <table:table-column table:style-name="co171" table:default-cell-style-name="Default"/>
        <table:table-column table:style-name="co17" table:default-cell-style-name="Default"/>
        <table:table-column table:style-name="co18" table:default-cell-style-name="Default"/>
        <table:table-column table:style-name="co163" table:default-cell-style-name="Default"/>
        <table:table-column table:style-name="co172" table:number-columns-repeated="4" table:default-cell-style-name="Default"/>
        <table:table-column table:style-name="co173" table:default-cell-style-name="Default"/>
        <table:table-column table:style-name="co17" table:number-columns-repeated="993"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9" calcext:value-type="float">
            <text:p>9</text:p>
          </table:table-cell>
          <table:table-cell table:style-name="ce83" table:formula="of:=RAND()" office:value-type="float" office:value="0.317055057149705" calcext:value-type="float">
            <text:p>0,31705505714970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5927" calcext:value-type="string">
            <text:p>v5927</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X1:.X10])+2" office:value-type="float" office:value="6" calcext:value-type="float">
            <text:p>6</text:p>
          </table:table-cell>
          <table:table-cell table:style-name="ce83" table:formula="of:=RAND()" office:value-type="float" office:value="0.748795800763627" calcext:value-type="float">
            <text:p>0,748795800763627</text:p>
          </table:table-cell>
          <table:table-cell table:number-columns-repeated="998"/>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5927" calcext:value-type="string">
            <text:p>v5927</text:p>
          </table:table-cell>
          <table:table-cell table:style-name="ce83"/>
          <table:table-cell table:formula="of:=RANK([.X3];[.X1:.X10])+2" office:value-type="float" office:value="12" calcext:value-type="float">
            <text:p>12</text:p>
          </table:table-cell>
          <table:table-cell table:style-name="ce83" table:formula="of:=RAND()" office:value-type="float" office:value="0.127464850097687" calcext:value-type="float">
            <text:p>0,127464850097687</text:p>
          </table:table-cell>
          <table:table-cell/>
          <table:table-cell table:style-name="ce83" table:number-columns-repeated="997"/>
        </table:table-row>
        <table:table-row table:style-name="ro3">
          <table:table-cell table:style-name="ce51" table:formula="of:=ROUND(RAND()*10;RANDBETWEEN(0;3))" office:value-type="float" office:value="7.3" calcext:value-type="float">
            <text:p>7,3</text:p>
          </table:table-cell>
          <table:table-cell table:style-name="ce40" office:value-type="string" calcext:value-type="string">
            <text:p>×10</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style-name="ce144" table:formula="of:=&quot;réduire  &quot;&amp;[.Z4]&amp;&quot;x+&quot;&amp;[.AA4]&amp;&quot;+&quot;&amp;[.AB4]&amp;&quot;x&quot;" office:value-type="string" office:string-value="réduire  2x+3+8x" calcext:value-type="string" table:number-columns-spanned="3" table:number-rows-spanned="1">
            <text:p>réduire <text:s/>2x+3+8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4]" office:value-type="string" office:string-value="√179" calcext:value-type="string">
            <text:p>√179</text:p>
          </table:table-cell>
          <table:table-cell table:style-name="ce41" office:value-type="string" calcext:value-type="string">
            <text:p>&lt;</text:p>
          </table:table-cell>
          <table:table-cell table:style-name="ce51" table:formula="of:=ROUNDUP(RAND()*1000/CHOOSE(RANDBETWEEN(1;4);1;10;100;1000);RANDBETWEEN(-2;2))" office:value-type="float" office:value="60" calcext:value-type="float">
            <text:p>60</text:p>
          </table:table-cell>
          <table:table-cell table:style-name="ce40" table:formula="of:=CHOOSE([.W4];&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0^([.C4])" office:value-type="float" office:value="730" calcext:value-type="float">
            <text:p>730</text:p>
          </table:table-cell>
          <table:table-cell table:style-name="ce48" table:formula="of:=([.Z4]+[.AB4])&amp;&quot;x+&quot;&amp;[.AA4]" office:value-type="string" office:string-value="10x+3" calcext:value-type="string">
            <text:p>10x+3</text:p>
          </table:table-cell>
          <table:table-cell table:style-name="ce147" table:formula="of:=ROUNDDOWN(SQRT([.AC4]))&amp;&quot;;&quot;&amp;(ROUNDDOWN(SQRT([.AC4]))+1)" office:value-type="string" office:string-value="13;14" calcext:value-type="string">
            <text:p>13;14</text:p>
          </table:table-cell>
          <table:table-cell table:style-name="ce156" table:formula="of:=[.M4]*CHOOSE([.W4];0;0.000000001;0.000001;0.001;1000000000;1000000;1000;0.1;0.01;0.001;0.0001;0.00001;0.000001)&amp;&quot; &quot;&amp;[.P4]" office:value-type="string" office:string-value="0,006 m³" calcext:value-type="string">
            <text:p>0,006 m³</text:p>
          </table:table-cell>
          <table:table-cell/>
          <table:table-cell table:formula="of:=RANK([.X4];[.X1:.X10])+2" office:value-type="float" office:value="11" calcext:value-type="float">
            <text:p>11</text:p>
          </table:table-cell>
          <table:table-cell table:style-name="ce83" table:formula="of:=RAND()" office:value-type="float" office:value="0.239298432972544" calcext:value-type="float">
            <text:p>0,239298432972544</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formula="of:=RANDBETWEEN(2;200)" office:value-type="float" office:value="179" calcext:value-type="float">
            <text:p>179</text:p>
          </table:table-cell>
          <table:table-cell table:number-columns-repeated="993"/>
        </table:table-row>
        <table:table-row table:style-name="ro3">
          <table:table-cell table:style-name="ce51" table:formula="of:=ROUND(RAND()*10;RANDBETWEEN(0;3))" office:value-type="float" office:value="3.808" calcext:value-type="float">
            <text:p>3,808</text:p>
          </table:table-cell>
          <table:table-cell table:style-name="ce40" office:value-type="string" calcext:value-type="string">
            <text:p>×11</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style-name="ce145" table:formula="of:=&quot;réduire  &quot;&amp;[.Z5]&amp;&quot;x²+&quot;&amp;[.AA5]&amp;&quot;x+&quot;&amp;[.AB5]&amp;&quot;x²+&quot;&amp;[.Y5]" office:value-type="string" office:string-value="réduire  2x²+7x+8x²+2" calcext:value-type="string" table:number-columns-spanned="3" table:number-rows-spanned="1">
            <text:p>réduire <text:s/>2x²+7x+8x²+2</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5]" office:value-type="string" office:string-value="√200" calcext:value-type="string">
            <text:p>√200</text:p>
          </table:table-cell>
          <table:table-cell table:style-name="ce41" office:value-type="string" calcext:value-type="string">
            <text:p>&lt;</text:p>
          </table:table-cell>
          <table:table-cell table:style-name="ce51" table:formula="of:=ROUNDUP(RAND()*1000/CHOOSE(RANDBETWEEN(1;4);1;10;100;1000);RANDBETWEEN(-2;2))" office:value-type="float" office:value="5.2" calcext:value-type="float">
            <text:p>5,2</text:p>
          </table:table-cell>
          <table:table-cell table:style-name="ce40" table:formula="of:=CHOOSE([.W5];&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5]*10^([.C5])" office:value-type="float" office:value="0.003808" calcext:value-type="float">
            <text:p>0,003808</text:p>
          </table:table-cell>
          <table:table-cell table:style-name="ce48" table:formula="of:=([.Z5]+[.AB5])&amp;&quot;x²+&quot;&amp;([.Y5]+[.AA5])&amp;&quot;x&quot;" office:value-type="string" office:string-value="10x²+9x" calcext:value-type="string">
            <text:p>10x²+9x</text:p>
          </table:table-cell>
          <table:table-cell table:style-name="ce147" table:formula="of:=ROUNDDOWN(SQRT([.AC5]))&amp;&quot;;&quot;&amp;(ROUNDDOWN(SQRT([.AC5]))+1)" office:value-type="string" office:string-value="14;15" calcext:value-type="string">
            <text:p>14;15</text:p>
          </table:table-cell>
          <table:table-cell table:style-name="ce156" table:formula="of:=[.M5]*CHOOSE([.W5];0;0.000000001;0.000001;0.001;1000000000;1000000;1000;0.1;0.01;0.001;0.0001;0.00001;0.000001)&amp;&quot; &quot;&amp;[.P5]" office:value-type="string" office:string-value="5200 m³" calcext:value-type="string">
            <text:p>5200 m³</text:p>
          </table:table-cell>
          <table:table-cell/>
          <table:table-cell table:formula="of:=RANK([.X5];[.X1:.X10])+2" office:value-type="float" office:value="7" calcext:value-type="float">
            <text:p>7</text:p>
          </table:table-cell>
          <table:table-cell table:style-name="ce83" table:formula="of:=RAND()" office:value-type="float" office:value="0.55056145382975" calcext:value-type="float">
            <text:p>0,55056145382975</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formula="of:=RANDBETWEEN(2;200)" office:value-type="float" office:value="200" calcext:value-type="float">
            <text:p>200</text:p>
          </table:table-cell>
          <table:table-cell table:number-columns-repeated="993"/>
        </table:table-row>
        <table:table-row table:style-name="ro3">
          <table:table-cell table:style-name="ce51" table:formula="of:=ROUNDUP(RAND()*10000;RANDBETWEEN(-3;0))/CHOOSE(RANDBETWEEN(1;5);0.01;0.0001;10000;100000;1000000)" office:value-type="float" office:value="0.03" calcext:value-type="float">
            <text:p>0,03</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6]&amp;&quot;(x+&quot;&amp;[.Z6]&amp;&quot;)&quot;" office:value-type="string" office:string-value="8(x+5)" calcext:value-type="string">
            <text:p>8(x+5)</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2" calcext:value-type="float">
            <text:p>12</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36" calcext:value-type="float">
            <text:p>36</text:p>
          </table:table-cell>
          <table:table-cell table:style-name="ce56" office:value-type="string" calcext:value-type="string">
            <text:p>=</text:p>
          </table:table-cell>
          <table:table-cell/>
          <table:table-cell table:style-name="ce198" table:formula="of:=[.A6]" office:value-type="float" office:value="0.03" calcext:value-type="float">
            <text:p>3,00E-002</text:p>
          </table:table-cell>
          <table:table-cell table:style-name="ce147" table:formula="of:=[.Y6]&amp;&quot;x+&quot;&amp;([.Y6]*[.Z6])" office:value-type="string" office:string-value="8x+40" calcext:value-type="string">
            <text:p>8x+40</text:p>
          </table:table-cell>
          <table:table-cell table:style-name="ce57" table:formula="of:=&quot;Q=&quot;&amp;QUOTIENT([.I6];[.K6])&amp;&quot;  R=&quot;&amp;MOD([.I6];[.K6])" office:value-type="string" office:string-value="Q=3  R=0" calcext:value-type="string">
            <text:p>Q=3 <text:s/>R=0</text:p>
          </table:table-cell>
          <table:table-cell table:style-name="ce147" table:formula="of:=[.M6]*[.O6]" office:value-type="float" office:value="27" calcext:value-type="float">
            <text:p>27</text:p>
          </table:table-cell>
          <table:table-cell/>
          <table:table-cell table:formula="of:=RANK([.X6];[.X1:.X10])+2" office:value-type="float" office:value="5" calcext:value-type="float">
            <text:p>5</text:p>
          </table:table-cell>
          <table:table-cell table:style-name="ce83" table:formula="of:=RAND()" office:value-type="float" office:value="0.923098915611808" calcext:value-type="float">
            <text:p>0,923098915611808</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1" table:formula="of:=ROUNDUP(RAND()*10000;RANDBETWEEN(-3;0))/CHOOSE(RANDBETWEEN(1;5);0.01;0.0001;10000;100000;1000000)" office:value-type="float" office:value="0.8566" calcext:value-type="float">
            <text:p>0,8566</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7]&amp;&quot;(&quot;&amp;[.Z7]&amp;&quot;x+&quot;&amp;[.AA7]&amp;&quot;)&quot;" office:value-type="string" office:string-value="4(7x+3)" calcext:value-type="string">
            <text:p>4(7x+3)</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36" calcext:value-type="float">
            <text:p>36</text:p>
          </table:table-cell>
          <table:table-cell table:style-name="ce56" office:value-type="string" calcext:value-type="string">
            <text:p>=</text:p>
          </table:table-cell>
          <table:table-cell/>
          <table:table-cell table:style-name="ce198" table:formula="of:=[.A7]" office:value-type="float" office:value="0.8566" calcext:value-type="float">
            <text:p>8,57E-001</text:p>
          </table:table-cell>
          <table:table-cell table:style-name="ce147" table:formula="of:=[.Y7]*[.Z7]&amp;&quot;x+&quot;&amp;[.Y7]*[.AA7]" office:value-type="string" office:string-value="28x+12" calcext:value-type="string">
            <text:p>28x+12</text:p>
          </table:table-cell>
          <table:table-cell table:style-name="ce57" table:formula="of:=&quot;Q=&quot;&amp;QUOTIENT([.I7];[.K7])&amp;&quot;  R=&quot;&amp;MOD([.I7];[.K7])" office:value-type="string" office:string-value="Q=2  R=5" calcext:value-type="string">
            <text:p>Q=2 <text:s/>R=5</text:p>
          </table:table-cell>
          <table:table-cell table:style-name="ce147" table:formula="of:=[.M7]*[.O7]" office:value-type="float" office:value="9" calcext:value-type="float">
            <text:p>9</text:p>
          </table:table-cell>
          <table:table-cell/>
          <table:table-cell table:formula="of:=RANK([.X7];[.X1:.X10])+2" office:value-type="float" office:value="8" calcext:value-type="float">
            <text:p>8</text:p>
          </table:table-cell>
          <table:table-cell table:style-name="ce83" table:formula="of:=RAND()" office:value-type="float" office:value="0.53568637155902" calcext:value-type="float">
            <text:p>0,53568637155902</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number-columns-repeated="994"/>
        </table:table-row>
        <table:table-row table:style-name="ro3">
          <table:table-cell table:style-name="ce51" table:formula="of:=RANDBETWEEN(1;10)"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54" calcext:value-type="float">
            <text:p>54</text:p>
          </table:table-cell>
          <table:table-cell table:style-name="ce42" office:value-type="string" calcext:value-type="string">
            <text:p>min = <text:s text:c="8"/>h</text:p>
          </table:table-cell>
          <table:table-cell table:style-name="ce51" table:formula="of:=RANDBETWEEN(11;99)/10" office:value-type="float" office:value="7.6" calcext:value-type="float">
            <text:p>7,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24" calcext:value-type="float">
            <text:p>PGCD 24</text:p>
          </table:table-cell>
          <table:table-cell table:style-name="ce7" office:value-type="string" calcext:value-type="string">
            <text:p>et</text:p>
          </table:table-cell>
          <table:table-cell table:style-name="ce20" table:formula="of:=RANDBETWEEN(2;5)*RANDBETWEEN(2;6)*RANDBETWEEN(2;5)" office:value-type="float" office:value="36" calcext:value-type="float">
            <text:p>36</text:p>
          </table:table-cell>
          <table:table-cell table:style-name="ce10" office:value-type="string" calcext:value-type="string">
            <text:p>=</text:p>
          </table:table-cell>
          <table:table-cell table:style-name="ce90" table:formula="of:=IF(RANDBETWEEN(0;1);&quot;(-&quot;&amp;RANDBETWEEN(2;10)&amp;&quot;)&quot;;RANDBETWEEN(2;10))" office:value-type="string" office:string-value="(-9)" calcext:value-type="string">
            <text:p>(-9)</text:p>
          </table:table-cell>
          <table:table-cell table:style-name="ce196" table:formula="of:=RANDBETWEEN(2;10)" office:value-type="float" office:value="6" calcext:value-type="float">
            <text:p>× 6 ×</text:p>
          </table:table-cell>
          <table:table-cell table:style-name="ce197" table:formula="of:=IF(RANDBETWEEN(0;1);&quot;(-&quot;&amp;RANDBETWEEN(2;10)&amp;&quot;)&quot;;RANDBETWEEN(2;10))" office:value-type="float" office:value="5" calcext:value-type="float">
            <text:p>×5</text:p>
          </table:table-cell>
          <table:table-cell table:style-name="ce10" office:value-type="string" calcext:value-type="string">
            <text:p>=</text:p>
          </table:table-cell>
          <table:table-cell/>
          <table:table-cell table:style-name="ce147" table:formula="of:=[.A8]+[.C8]/60&amp;&quot; h&quot;" office:value-type="string" office:string-value="4,9 h" calcext:value-type="string">
            <text:p>4,9 h</text:p>
          </table:table-cell>
          <table:table-cell table:style-name="ce199" table:formula="of:=[.E8]" office:value-type="time" office:time-value="PT182H24M00S" calcext:value-type="time">
            <text:p>14:24</text:p>
          </table:table-cell>
          <table:table-cell table:style-name="ce57" table:formula="of:=GCD([.I8];[.K8])" office:value-type="float" office:value="12" calcext:value-type="float">
            <text:p>12</text:p>
          </table:table-cell>
          <table:table-cell table:style-name="ce57" table:formula="of:=[.M8]*[.N8]*[.O8]" office:value-type="string" office:string-value="" calcext:value-type="error">
            <text:p>#VALEUR !</text:p>
          </table:table-cell>
          <table:table-cell/>
          <table:table-cell table:formula="of:=RANK([.X8];[.X1:.X10])+2" office:value-type="float" office:value="3" calcext:value-type="float">
            <text:p>3</text:p>
          </table:table-cell>
          <table:table-cell table:style-name="ce83" table:formula="of:=RAND()" office:value-type="float" office:value="0.9644425550811" calcext:value-type="float">
            <text:p>0,9644425550811</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83" table:formula="of:=RAND()" office:value-type="float" office:value="0.27778437881674" calcext:value-type="float">
            <text:p>0,27778437881674</text:p>
          </table:table-cell>
          <table:table-cell table:number-columns-repeated="998"/>
        </table:table-row>
        <table:table-row table:style-name="ro4">
          <table:table-cell table:number-columns-repeated="22"/>
          <table:table-cell table:formula="of:=RANK([.X10];[.X1:.X10])+2" office:value-type="float" office:value="4" calcext:value-type="float">
            <text:p>4</text:p>
          </table:table-cell>
          <table:table-cell table:style-name="ce83" table:formula="of:=RAND()" office:value-type="float" office:value="0.945506544255243" calcext:value-type="float">
            <text:p>0,945506544255243</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83" table:formula="of:=RAND()" office:value-type="float" office:value="0.229426321021535" calcext:value-type="float">
            <text:p>0,22942632102153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927" calcext:value-type="string">
            <text:p>v5927</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13];[.X12:.X21])+2" office:value-type="float" office:value="11" calcext:value-type="float">
            <text:p>11</text:p>
          </table:table-cell>
          <table:table-cell table:style-name="ce83" table:formula="of:=RAND()" office:value-type="float" office:value="0.166096472229074" calcext:value-type="float">
            <text:p>0,166096472229074</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5927" calcext:value-type="string">
            <text:p>v5927</text:p>
          </table:table-cell>
          <table:table-cell table:style-name="ce83"/>
          <table:table-cell table:formula="of:=RANK([.X14];[.X12:.X21])+2" office:value-type="float" office:value="12" calcext:value-type="float">
            <text:p>12</text:p>
          </table:table-cell>
          <table:table-cell table:style-name="ce83" table:formula="of:=RAND()" office:value-type="float" office:value="0.0879700239186447" calcext:value-type="float">
            <text:p>0,087970023918645</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2.78" calcext:value-type="float">
            <text:p>2,78</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style-name="ce144" table:formula="of:=&quot;réduire  &quot;&amp;[.Z15]&amp;&quot;x+&quot;&amp;[.AA15]&amp;&quot;+&quot;&amp;[.AB15]&amp;&quot;x&quot;" office:value-type="string" office:string-value="réduire  4x+4+4x" calcext:value-type="string" table:number-columns-spanned="3" table:number-rows-spanned="1">
            <text:p>réduire <text:s/>4x+4+4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15]" office:value-type="string" office:string-value="√22" calcext:value-type="string">
            <text:p>√22</text:p>
          </table:table-cell>
          <table:table-cell table:style-name="ce41" office:value-type="string" calcext:value-type="string">
            <text:p>&lt;</text:p>
          </table:table-cell>
          <table:table-cell table:style-name="ce51" table:formula="of:=ROUNDUP(RAND()*1000/CHOOSE(RANDBETWEEN(1;4);1;10;100;1000);RANDBETWEEN(-2;2))" office:value-type="float" office:value="100" calcext:value-type="float">
            <text:p>100</text:p>
          </table:table-cell>
          <table:table-cell table:style-name="ce40" table:formula="of:=CHOOSE([.W15];&quot;&quot;;&quot;mm³&quot;;&quot;cm³&quot;;&quot;dm³&quot;;&quot;km³&quot;;&quot;hm³&quot;;&quot;da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5]*10^([.C15])" office:value-type="float" office:value="27800" calcext:value-type="float">
            <text:p>27 800</text:p>
          </table:table-cell>
          <table:table-cell table:style-name="ce48" table:formula="of:=([.Z15]+[.AB15])&amp;&quot;x+&quot;&amp;[.AA15]" office:value-type="string" office:string-value="8x+4" calcext:value-type="string">
            <text:p>8x+4</text:p>
          </table:table-cell>
          <table:table-cell table:style-name="ce147" table:formula="of:=ROUNDDOWN(SQRT([.AC15]))&amp;&quot;;&quot;&amp;(ROUNDDOWN(SQRT([.AC15]))+1)" office:value-type="string" office:string-value="4;5" calcext:value-type="string">
            <text:p>4;5</text:p>
          </table:table-cell>
          <table:table-cell table:style-name="ce156" table:formula="of:=[.M15]*CHOOSE([.W15];0;0.000000001;0.000001;0.001;1000000000;1000000;1000;0.1;0.01;0.001;0.0001;0.00001;0.000001)&amp;&quot; &quot;&amp;[.P15]" office:value-type="string" office:string-value="100000000000 m³" calcext:value-type="string">
            <text:p>100000000000 m³</text:p>
          </table:table-cell>
          <table:table-cell/>
          <table:table-cell table:formula="of:=RANK([.X15];[.X12:.X21])+2" office:value-type="float" office:value="5" calcext:value-type="float">
            <text:p>5</text:p>
          </table:table-cell>
          <table:table-cell table:style-name="ce83" table:formula="of:=RAND()" office:value-type="float" office:value="0.673544235308818" calcext:value-type="float">
            <text:p>0,673544235308818</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formula="of:=RANDBETWEEN(2;200)" office:value-type="float" office:value="22" calcext:value-type="float">
            <text:p>22</text:p>
          </table:table-cell>
          <table:table-cell table:number-columns-repeated="993"/>
        </table:table-row>
        <table:table-row table:style-name="ro3">
          <table:table-cell table:style-name="ce51" table:formula="of:=ROUND(RAND()*10;RANDBETWEEN(0;3))" office:value-type="float" office:value="3" calcext:value-type="float">
            <text:p>3</text:p>
          </table:table-cell>
          <table:table-cell table:style-name="ce40" office:value-type="string" calcext:value-type="string">
            <text:p>×11</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style-name="ce145" table:formula="of:=&quot;réduire  &quot;&amp;[.Z16]&amp;&quot;x²+&quot;&amp;[.AA16]&amp;&quot;x+&quot;&amp;[.AB16]&amp;&quot;x²+&quot;&amp;[.Y16]" office:value-type="string" office:string-value="réduire  7x²+6x+3x²+6" calcext:value-type="string" table:number-columns-spanned="3" table:number-rows-spanned="1">
            <text:p>réduire <text:s/>7x²+6x+3x²+6</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16]" office:value-type="string" office:string-value="√103" calcext:value-type="string">
            <text:p>√103</text:p>
          </table:table-cell>
          <table:table-cell table:style-name="ce41" office:value-type="string" calcext:value-type="string">
            <text:p>&lt;</text:p>
          </table:table-cell>
          <table:table-cell table:style-name="ce51" table:formula="of:=ROUNDUP(RAND()*1000/CHOOSE(RANDBETWEEN(1;4);1;10;100;1000);RANDBETWEEN(-2;2))" office:value-type="float" office:value="60" calcext:value-type="float">
            <text:p>60</text:p>
          </table:table-cell>
          <table:table-cell table:style-name="ce40" table:formula="of:=CHOOSE([.W16];&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6]*10^([.C16])" office:value-type="float" office:value="3000" calcext:value-type="float">
            <text:p>3 000</text:p>
          </table:table-cell>
          <table:table-cell table:style-name="ce48" table:formula="of:=([.Z16]+[.AB16])&amp;&quot;x²+&quot;&amp;([.Y16]+[.AA16])&amp;&quot;x&quot;" office:value-type="string" office:string-value="10x²+12x" calcext:value-type="string">
            <text:p>10x²+12x</text:p>
          </table:table-cell>
          <table:table-cell table:style-name="ce147" table:formula="of:=ROUNDDOWN(SQRT([.AC16]))&amp;&quot;;&quot;&amp;(ROUNDDOWN(SQRT([.AC16]))+1)" office:value-type="string" office:string-value="10;11" calcext:value-type="string">
            <text:p>10;11</text:p>
          </table:table-cell>
          <table:table-cell table:style-name="ce156" table:formula="of:=[.M16]*CHOOSE([.W16];0;0.000000001;0.000001;0.001;1000000000;1000000;1000;0.1;0.01;0.001;0.0001;0.00001;0.000001)&amp;&quot; &quot;&amp;[.P16]" office:value-type="string" office:string-value="60000 m³" calcext:value-type="string">
            <text:p>60000 m³</text:p>
          </table:table-cell>
          <table:table-cell/>
          <table:table-cell table:formula="of:=RANK([.X16];[.X12:.X21])+2" office:value-type="float" office:value="7" calcext:value-type="float">
            <text:p>7</text:p>
          </table:table-cell>
          <table:table-cell table:style-name="ce83" table:formula="of:=RAND()" office:value-type="float" office:value="0.448423608101788" calcext:value-type="float">
            <text:p>0,448423608101788</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formula="of:=RANDBETWEEN(2;200)" office:value-type="float" office:value="103" calcext:value-type="float">
            <text:p>103</text:p>
          </table:table-cell>
          <table:table-cell table:number-columns-repeated="993"/>
        </table:table-row>
        <table:table-row table:style-name="ro3">
          <table:table-cell table:style-name="ce51" table:formula="of:=ROUNDUP(RAND()*10000;RANDBETWEEN(-3;0))/CHOOSE(RANDBETWEEN(1;5);0.01;0.0001;10000;100000;1000000)" office:value-type="float" office:value="0.857" calcext:value-type="float">
            <text:p>0,857</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17]&amp;&quot;(x+&quot;&amp;[.Z17]&amp;&quot;)&quot;" office:value-type="string" office:string-value="3(x+2)" calcext:value-type="string">
            <text:p>3(x+2)</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12" calcext:value-type="float">
            <text:p>12</text:p>
          </table:table-cell>
          <table:table-cell table:style-name="ce56" office:value-type="string" calcext:value-type="string">
            <text:p>=</text:p>
          </table:table-cell>
          <table:table-cell/>
          <table:table-cell table:style-name="ce198" table:formula="of:=[.A17]" office:value-type="float" office:value="0.857" calcext:value-type="float">
            <text:p>8,57E-001</text:p>
          </table:table-cell>
          <table:table-cell table:style-name="ce147" table:formula="of:=[.Y17]&amp;&quot;x+&quot;&amp;([.Y17]*[.Z17])" office:value-type="string" office:string-value="3x+6" calcext:value-type="string">
            <text:p>3x+6</text:p>
          </table:table-cell>
          <table:table-cell table:style-name="ce57" table:formula="of:=&quot;Q=&quot;&amp;QUOTIENT([.I17];[.K17])&amp;&quot;  R=&quot;&amp;MOD([.I17];[.K17])" office:value-type="string" office:string-value="Q=3  R=6" calcext:value-type="string">
            <text:p>Q=3 <text:s/>R=6</text:p>
          </table:table-cell>
          <table:table-cell table:style-name="ce147" table:formula="of:=[.M17]*[.O17]" office:value-type="float" office:value="3" calcext:value-type="float">
            <text:p>3</text:p>
          </table:table-cell>
          <table:table-cell/>
          <table:table-cell table:formula="of:=RANK([.X17];[.X12:.X21])+2" office:value-type="float" office:value="6" calcext:value-type="float">
            <text:p>6</text:p>
          </table:table-cell>
          <table:table-cell table:style-name="ce83" table:formula="of:=RAND()" office:value-type="float" office:value="0.522049595308963" calcext:value-type="float">
            <text:p>0,522049595308963</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number-columns-repeated="994"/>
        </table:table-row>
        <table:table-row table:style-name="ro3">
          <table:table-cell table:style-name="ce51" table:formula="of:=ROUNDUP(RAND()*10000;RANDBETWEEN(-3;0))/CHOOSE(RANDBETWEEN(1;5);0.01;0.0001;10000;100000;1000000)" office:value-type="float" office:value="0.07922" calcext:value-type="float">
            <text:p>0,07922</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18]&amp;&quot;(&quot;&amp;[.Z18]&amp;&quot;x+&quot;&amp;[.AA18]&amp;&quot;)&quot;" office:value-type="string" office:string-value="9(8x+9)" calcext:value-type="string">
            <text:p>9(8x+9)</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28" calcext:value-type="float">
            <text:p>28</text:p>
          </table:table-cell>
          <table:table-cell table:style-name="ce56" office:value-type="string" calcext:value-type="string">
            <text:p>=</text:p>
          </table:table-cell>
          <table:table-cell/>
          <table:table-cell table:style-name="ce198" table:formula="of:=[.A18]" office:value-type="float" office:value="0.07922" calcext:value-type="float">
            <text:p>7,92E-002</text:p>
          </table:table-cell>
          <table:table-cell table:style-name="ce147" table:formula="of:=[.Y18]*[.Z18]&amp;&quot;x+&quot;&amp;[.Y18]*[.AA18]" office:value-type="string" office:string-value="72x+81" calcext:value-type="string">
            <text:p>72x+81</text:p>
          </table:table-cell>
          <table:table-cell table:style-name="ce57" table:formula="of:=&quot;Q=&quot;&amp;QUOTIENT([.I18];[.K18])&amp;&quot;  R=&quot;&amp;MOD([.I18];[.K18])" office:value-type="string" office:string-value="Q=7  R=0" calcext:value-type="string">
            <text:p>Q=7 <text:s/>R=0</text:p>
          </table:table-cell>
          <table:table-cell table:style-name="ce147" table:formula="of:=[.M18]*[.O18]" office:value-type="float" office:value="7" calcext:value-type="float">
            <text:p>7</text:p>
          </table:table-cell>
          <table:table-cell/>
          <table:table-cell table:formula="of:=RANK([.X18];[.X12:.X21])+2" office:value-type="float" office:value="3" calcext:value-type="float">
            <text:p>3</text:p>
          </table:table-cell>
          <table:table-cell table:style-name="ce83" table:formula="of:=RAND()" office:value-type="float" office:value="0.902406446781157" calcext:value-type="float">
            <text:p>0,902406446781157</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51" table:formula="of:=RANDBETWEEN(11;99)/10" office:value-type="float" office:value="5.1" calcext:value-type="float">
            <text:p>5,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24" calcext:value-type="float">
            <text:p>PGCD 24</text:p>
          </table:table-cell>
          <table:table-cell table:style-name="ce7" office:value-type="string" calcext:value-type="string">
            <text:p>et</text:p>
          </table:table-cell>
          <table:table-cell table:style-name="ce20" table:formula="of:=RANDBETWEEN(2;5)*RANDBETWEEN(2;6)*RANDBETWEEN(2;5)" office:value-type="float" office:value="18" calcext:value-type="float">
            <text:p>18</text:p>
          </table:table-cell>
          <table:table-cell table:style-name="ce10" office:value-type="string" calcext:value-type="string">
            <text:p>=</text:p>
          </table:table-cell>
          <table:table-cell table:style-name="ce90" table:formula="of:=IF(RANDBETWEEN(0;1);&quot;(-&quot;&amp;RANDBETWEEN(2;10)&amp;&quot;)&quot;;RANDBETWEEN(2;10))" office:value-type="string" office:string-value="(-8)" calcext:value-type="string">
            <text:p>(-8)</text:p>
          </table:table-cell>
          <table:table-cell table:style-name="ce196" table:formula="of:=RANDBETWEEN(2;10)" office:value-type="float" office:value="4" calcext:value-type="float">
            <text:p>× 4 ×</text:p>
          </table:table-cell>
          <table:table-cell table:style-name="ce197" table:formula="of:=IF(RANDBETWEEN(0;1);&quot;(-&quot;&amp;RANDBETWEEN(2;10)&amp;&quot;)&quot;;RANDBETWEEN(2;10))" office:value-type="string" office:string-value="(-2)" calcext:value-type="string">
            <text:p>(-2)</text:p>
          </table:table-cell>
          <table:table-cell table:style-name="ce10" office:value-type="string" calcext:value-type="string">
            <text:p>=</text:p>
          </table:table-cell>
          <table:table-cell/>
          <table:table-cell table:style-name="ce147" table:formula="of:=[.A19]+[.C19]/60&amp;&quot; h&quot;" office:value-type="string" office:string-value="8,8 h" calcext:value-type="string">
            <text:p>8,8 h</text:p>
          </table:table-cell>
          <table:table-cell table:style-name="ce199" table:formula="of:=[.E19]" office:value-type="time" office:time-value="PT122H24M00S" calcext:value-type="time">
            <text:p>02:24</text:p>
          </table:table-cell>
          <table:table-cell table:style-name="ce57" table:formula="of:=GCD([.I19];[.K19])" office:value-type="float" office:value="6" calcext:value-type="float">
            <text:p>6</text:p>
          </table:table-cell>
          <table:table-cell table:style-name="ce57" table:formula="of:=[.M19]*[.N19]*[.O19]" office:value-type="string" office:string-value="" calcext:value-type="error">
            <text:p>#VALEUR !</text:p>
          </table:table-cell>
          <table:table-cell/>
          <table:table-cell table:formula="of:=RANK([.X19];[.X12:.X21])+2" office:value-type="float" office:value="8" calcext:value-type="float">
            <text:p>8</text:p>
          </table:table-cell>
          <table:table-cell table:style-name="ce83" table:formula="of:=RAND()" office:value-type="float" office:value="0.299269339590694" calcext:value-type="float">
            <text:p>0,299269339590694</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0" calcext:value-type="float">
            <text:p>10</text:p>
          </table:table-cell>
          <table:table-cell table:style-name="ce83" table:formula="of:=RAND()" office:value-type="float" office:value="0.189241647391732" calcext:value-type="float">
            <text:p>0,189241647391732</text:p>
          </table:table-cell>
          <table:table-cell table:number-columns-repeated="998"/>
        </table:table-row>
        <table:table-row table:style-name="ro4">
          <table:table-cell table:number-columns-repeated="22"/>
          <table:table-cell table:formula="of:=RANK([.X21];[.X12:.X21])+2" office:value-type="float" office:value="4" calcext:value-type="float">
            <text:p>4</text:p>
          </table:table-cell>
          <table:table-cell table:style-name="ce83" table:formula="of:=RAND()" office:value-type="float" office:value="0.754273300962569" calcext:value-type="float">
            <text:p>0,754273300962569</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83" table:formula="of:=RAND()" office:value-type="float" office:value="0.673958577536007" calcext:value-type="float">
            <text:p>0,67395857753600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927" calcext:value-type="string">
            <text:p>v5927</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4];[.X23:.X32])+2" office:value-type="float" office:value="12" calcext:value-type="float">
            <text:p>12</text:p>
          </table:table-cell>
          <table:table-cell table:style-name="ce83" table:formula="of:=RAND()" office:value-type="float" office:value="0.0194317196189859" calcext:value-type="float">
            <text:p>0,019431719618986</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5927" calcext:value-type="string">
            <text:p>v5927</text:p>
          </table:table-cell>
          <table:table-cell table:style-name="ce83"/>
          <table:table-cell table:formula="of:=RANK([.X25];[.X23:.X32])+2" office:value-type="float" office:value="5" calcext:value-type="float">
            <text:p>5</text:p>
          </table:table-cell>
          <table:table-cell table:style-name="ce83" table:formula="of:=RAND()" office:value-type="float" office:value="0.605681917182652" calcext:value-type="float">
            <text:p>0,605681917182652</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6.073" calcext:value-type="float">
            <text:p>6,073</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style-name="ce144" table:formula="of:=&quot;réduire  &quot;&amp;[.Z26]&amp;&quot;x+&quot;&amp;[.AA26]&amp;&quot;+&quot;&amp;[.AB26]&amp;&quot;x&quot;" office:value-type="string" office:string-value="réduire  8x+5+4x" calcext:value-type="string" table:number-columns-spanned="3" table:number-rows-spanned="1">
            <text:p>réduire <text:s/>8x+5+4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26]" office:value-type="string" office:string-value="√12" calcext:value-type="string">
            <text:p>√12</text:p>
          </table:table-cell>
          <table:table-cell table:style-name="ce41" office:value-type="string" calcext:value-type="string">
            <text:p>&lt;</text:p>
          </table:table-cell>
          <table:table-cell table:style-name="ce51" table:formula="of:=ROUNDUP(RAND()*1000/CHOOSE(RANDBETWEEN(1;4);1;10;100;1000);RANDBETWEEN(-2;2))" office:value-type="float" office:value="800" calcext:value-type="float">
            <text:p>800</text:p>
          </table:table-cell>
          <table:table-cell table:style-name="ce40" table:formula="of:=CHOOSE([.W26];&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6]*10^([.C26])" office:value-type="float" office:value="60730" calcext:value-type="float">
            <text:p>60 730</text:p>
          </table:table-cell>
          <table:table-cell table:style-name="ce48" table:formula="of:=([.Z26]+[.AB26])&amp;&quot;x+&quot;&amp;[.AA26]" office:value-type="string" office:string-value="12x+5" calcext:value-type="string">
            <text:p>12x+5</text:p>
          </table:table-cell>
          <table:table-cell table:style-name="ce147" table:formula="of:=ROUNDDOWN(SQRT([.AC26]))&amp;&quot;;&quot;&amp;(ROUNDDOWN(SQRT([.AC26]))+1)" office:value-type="string" office:string-value="3;4" calcext:value-type="string">
            <text:p>3;4</text:p>
          </table:table-cell>
          <table:table-cell table:style-name="ce156" table:formula="of:=[.M26]*CHOOSE([.W26];0;0.000000001;0.000001;0.001;1000000000;1000000;1000;0.1;0.01;0.001;0.0001;0.00001;0.000001)&amp;&quot; &quot;&amp;[.P26]" office:value-type="string" office:string-value="800000 m³" calcext:value-type="string">
            <text:p>800000 m³</text:p>
          </table:table-cell>
          <table:table-cell/>
          <table:table-cell table:formula="of:=RANK([.X26];[.X23:.X32])+2" office:value-type="float" office:value="7" calcext:value-type="float">
            <text:p>7</text:p>
          </table:table-cell>
          <table:table-cell table:style-name="ce83" table:formula="of:=RAND()" office:value-type="float" office:value="0.548673800640609" calcext:value-type="float">
            <text:p>0,548673800640609</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formula="of:=RANDBETWEEN(2;200)" office:value-type="float" office:value="12" calcext:value-type="float">
            <text:p>12</text:p>
          </table:table-cell>
          <table:table-cell table:number-columns-repeated="993"/>
        </table:table-row>
        <table:table-row table:style-name="ro3">
          <table:table-cell table:style-name="ce51" table:formula="of:=ROUND(RAND()*10;RANDBETWEEN(0;3))" office:value-type="float" office:value="0" calcext:value-type="float">
            <text:p>0</text:p>
          </table:table-cell>
          <table:table-cell table:style-name="ce40" office:value-type="string" calcext:value-type="string">
            <text:p>×11</text:p>
          </table:table-cell>
          <table:table-cell table:style-name="ce143" table:formula="of:=RANDBETWEEN(-6;6)" office:value-type="float" office:value="0" calcext:value-type="float">
            <text:p>0</text:p>
          </table:table-cell>
          <table:table-cell table:style-name="ce42" office:value-type="string" calcext:value-type="string">
            <text:p>=</text:p>
          </table:table-cell>
          <table:table-cell table:style-name="ce145" table:formula="of:=&quot;réduire  &quot;&amp;[.Z27]&amp;&quot;x²+&quot;&amp;[.AA27]&amp;&quot;x+&quot;&amp;[.AB27]&amp;&quot;x²+&quot;&amp;[.Y27]" office:value-type="string" office:string-value="réduire  7x²+6x+8x²+4" calcext:value-type="string" table:number-columns-spanned="3" table:number-rows-spanned="1">
            <text:p>réduire <text:s/>7x²+6x+8x²+4</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27]" office:value-type="string" office:string-value="√106" calcext:value-type="string">
            <text:p>√106</text:p>
          </table:table-cell>
          <table:table-cell table:style-name="ce41" office:value-type="string" calcext:value-type="string">
            <text:p>&lt;</text:p>
          </table:table-cell>
          <table:table-cell table:style-name="ce51" table:formula="of:=ROUNDUP(RAND()*1000/CHOOSE(RANDBETWEEN(1;4);1;10;100;1000);RANDBETWEEN(-2;2))" office:value-type="float" office:value="2.5" calcext:value-type="float">
            <text:p>2,5</text:p>
          </table:table-cell>
          <table:table-cell table:style-name="ce40" table:formula="of:=CHOOSE([.W27];&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7]*10^([.C27])" office:value-type="float" office:value="0" calcext:value-type="float">
            <text:p>0</text:p>
          </table:table-cell>
          <table:table-cell table:style-name="ce48" table:formula="of:=([.Z27]+[.AB27])&amp;&quot;x²+&quot;&amp;([.Y27]+[.AA27])&amp;&quot;x&quot;" office:value-type="string" office:string-value="15x²+10x" calcext:value-type="string">
            <text:p>15x²+10x</text:p>
          </table:table-cell>
          <table:table-cell table:style-name="ce147" table:formula="of:=ROUNDDOWN(SQRT([.AC27]))&amp;&quot;;&quot;&amp;(ROUNDDOWN(SQRT([.AC27]))+1)" office:value-type="string" office:string-value="10;11" calcext:value-type="string">
            <text:p>10;11</text:p>
          </table:table-cell>
          <table:table-cell table:style-name="ce156" table:formula="of:=[.M27]*CHOOSE([.W27];0;0.000000001;0.000001;0.001;1000000000;1000000;1000;0.1;0.01;0.001;0.0001;0.00001;0.000001)&amp;&quot; &quot;&amp;[.P27]" office:value-type="string" office:string-value="0,00025 m³" calcext:value-type="string">
            <text:p>0,00025 m³</text:p>
          </table:table-cell>
          <table:table-cell/>
          <table:table-cell table:formula="of:=RANK([.X27];[.X23:.X32])+2" office:value-type="float" office:value="11" calcext:value-type="float">
            <text:p>11</text:p>
          </table:table-cell>
          <table:table-cell table:style-name="ce83" table:formula="of:=RAND()" office:value-type="float" office:value="0.0813824444398005" calcext:value-type="float">
            <text:p>0,081382444439801</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formula="of:=RANDBETWEEN(2;200)" office:value-type="float" office:value="106" calcext:value-type="float">
            <text:p>106</text:p>
          </table:table-cell>
          <table:table-cell table:number-columns-repeated="993"/>
        </table:table-row>
        <table:table-row table:style-name="ro3">
          <table:table-cell table:style-name="ce51" table:formula="of:=ROUNDUP(RAND()*10000;RANDBETWEEN(-3;0))/CHOOSE(RANDBETWEEN(1;5);0.01;0.0001;10000;100000;1000000)" office:value-type="float" office:value="0.6359" calcext:value-type="float">
            <text:p>0,6359</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28]&amp;&quot;(x+&quot;&amp;[.Z28]&amp;&quot;)&quot;" office:value-type="string" office:string-value="8(x+6)" calcext:value-type="string">
            <text:p>8(x+6)</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12" calcext:value-type="float">
            <text:p>12</text:p>
          </table:table-cell>
          <table:table-cell table:style-name="ce56" office:value-type="string" calcext:value-type="string">
            <text:p>=</text:p>
          </table:table-cell>
          <table:table-cell/>
          <table:table-cell table:style-name="ce198" table:formula="of:=[.A28]" office:value-type="float" office:value="0.6359" calcext:value-type="float">
            <text:p>6,36E-001</text:p>
          </table:table-cell>
          <table:table-cell table:style-name="ce147" table:formula="of:=[.Y28]&amp;&quot;x+&quot;&amp;([.Y28]*[.Z28])" office:value-type="string" office:string-value="8x+48" calcext:value-type="string">
            <text:p>8x+48</text:p>
          </table:table-cell>
          <table:table-cell table:style-name="ce57" table:formula="of:=&quot;Q=&quot;&amp;QUOTIENT([.I28];[.K28])&amp;&quot;  R=&quot;&amp;MOD([.I28];[.K28])" office:value-type="string" office:string-value="Q=2  R=2" calcext:value-type="string">
            <text:p>Q=2 <text:s/>R=2</text:p>
          </table:table-cell>
          <table:table-cell table:style-name="ce147" table:formula="of:=[.M28]*[.O28]" office:value-type="float" office:value="9" calcext:value-type="float">
            <text:p>9</text:p>
          </table:table-cell>
          <table:table-cell/>
          <table:table-cell table:formula="of:=RANK([.X28];[.X23:.X32])+2" office:value-type="float" office:value="9" calcext:value-type="float">
            <text:p>9</text:p>
          </table:table-cell>
          <table:table-cell table:style-name="ce83" table:formula="of:=RAND()" office:value-type="float" office:value="0.167262367705687" calcext:value-type="float">
            <text:p>0,167262367705687</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number-columns-repeated="994"/>
        </table:table-row>
        <table:table-row table:style-name="ro3">
          <table:table-cell table:style-name="ce51" table:formula="of:=ROUNDUP(RAND()*10000;RANDBETWEEN(-3;0))/CHOOSE(RANDBETWEEN(1;5);0.01;0.0001;10000;100000;1000000)" office:value-type="float" office:value="0.01" calcext:value-type="float">
            <text:p>0,01</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29]&amp;&quot;(&quot;&amp;[.Z29]&amp;&quot;x+&quot;&amp;[.AA29]&amp;&quot;)&quot;" office:value-type="string" office:string-value="7(3x+3)" calcext:value-type="string">
            <text:p>7(3x+3)</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16" calcext:value-type="float">
            <text:p>16</text:p>
          </table:table-cell>
          <table:table-cell table:style-name="ce56" office:value-type="string" calcext:value-type="string">
            <text:p>=</text:p>
          </table:table-cell>
          <table:table-cell/>
          <table:table-cell table:style-name="ce198" table:formula="of:=[.A29]" office:value-type="float" office:value="0.01" calcext:value-type="float">
            <text:p>1,00E-002</text:p>
          </table:table-cell>
          <table:table-cell table:style-name="ce147" table:formula="of:=[.Y29]*[.Z29]&amp;&quot;x+&quot;&amp;[.Y29]*[.AA29]" office:value-type="string" office:string-value="21x+21" calcext:value-type="string">
            <text:p>21x+21</text:p>
          </table:table-cell>
          <table:table-cell table:style-name="ce57" table:formula="of:=&quot;Q=&quot;&amp;QUOTIENT([.I29];[.K29])&amp;&quot;  R=&quot;&amp;MOD([.I29];[.K29])" office:value-type="string" office:string-value="Q=2  R=2" calcext:value-type="string">
            <text:p>Q=2 <text:s/>R=2</text:p>
          </table:table-cell>
          <table:table-cell table:style-name="ce147" table:formula="of:=[.M29]*[.O29]" office:value-type="float" office:value="12" calcext:value-type="float">
            <text:p>12</text:p>
          </table:table-cell>
          <table:table-cell/>
          <table:table-cell table:formula="of:=RANK([.X29];[.X23:.X32])+2" office:value-type="float" office:value="8" calcext:value-type="float">
            <text:p>8</text:p>
          </table:table-cell>
          <table:table-cell table:style-name="ce83" table:formula="of:=RAND()" office:value-type="float" office:value="0.489429158196529" calcext:value-type="float">
            <text:p>0,489429158196529</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1" table:formula="of:=RANDBETWEEN(1;10)" office:value-type="float" office:value="10" calcext:value-type="float">
            <text:p>10</text:p>
          </table:table-cell>
          <table:table-cell table:style-name="ce150" office:value-type="string" calcext:value-type="string">
            <text:p>h</text:p>
          </table:table-cell>
          <table:table-cell table:style-name="ce176" table:formula="of:=6*RANDBETWEEN(1;9)" office:value-type="float" office:value="12" calcext:value-type="float">
            <text:p>12</text:p>
          </table:table-cell>
          <table:table-cell table:style-name="ce42" office:value-type="string" calcext:value-type="string">
            <text:p>min = <text:s text:c="8"/>h</text:p>
          </table:table-cell>
          <table:table-cell table:style-name="ce51" table:formula="of:=RANDBETWEEN(11;99)/10" office:value-type="float" office:value="3.5" calcext:value-type="float">
            <text:p>3,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100" calcext:value-type="float">
            <text:p>PGCD 100</text:p>
          </table:table-cell>
          <table:table-cell table:style-name="ce7" office:value-type="string" calcext:value-type="string">
            <text:p>et</text:p>
          </table:table-cell>
          <table:table-cell table:style-name="ce20" table:formula="of:=RANDBETWEEN(2;5)*RANDBETWEEN(2;6)*RANDBETWEEN(2;5)" office:value-type="float" office:value="60" calcext:value-type="float">
            <text:p>60</text:p>
          </table:table-cell>
          <table:table-cell table:style-name="ce10" office:value-type="string" calcext:value-type="string">
            <text:p>=</text:p>
          </table:table-cell>
          <table:table-cell table:style-name="ce90" table:formula="of:=IF(RANDBETWEEN(0;1);&quot;(-&quot;&amp;RANDBETWEEN(2;10)&amp;&quot;)&quot;;RANDBETWEEN(2;10))" office:value-type="float" office:value="6" calcext:value-type="float">
            <text:p>6</text:p>
          </table:table-cell>
          <table:table-cell table:style-name="ce196" table:formula="of:=RANDBETWEEN(2;10)" office:value-type="float" office:value="5" calcext:value-type="float">
            <text:p>× 5 ×</text:p>
          </table:table-cell>
          <table:table-cell table:style-name="ce197" table:formula="of:=IF(RANDBETWEEN(0;1);&quot;(-&quot;&amp;RANDBETWEEN(2;10)&amp;&quot;)&quot;;RANDBETWEEN(2;10))" office:value-type="float" office:value="8" calcext:value-type="float">
            <text:p>×8</text:p>
          </table:table-cell>
          <table:table-cell table:style-name="ce10" office:value-type="string" calcext:value-type="string">
            <text:p>=</text:p>
          </table:table-cell>
          <table:table-cell/>
          <table:table-cell table:style-name="ce147" table:formula="of:=[.A30]+[.C30]/60&amp;&quot; h&quot;" office:value-type="string" office:string-value="10,2 h" calcext:value-type="string">
            <text:p>10,2 h</text:p>
          </table:table-cell>
          <table:table-cell table:style-name="ce199" table:formula="of:=[.E30]" office:value-type="time" office:time-value="PT84H00M00S" calcext:value-type="time">
            <text:p>12:00</text:p>
          </table:table-cell>
          <table:table-cell table:style-name="ce57" table:formula="of:=GCD([.I30];[.K30])" office:value-type="float" office:value="20" calcext:value-type="float">
            <text:p>20</text:p>
          </table:table-cell>
          <table:table-cell table:style-name="ce57" table:formula="of:=[.M30]*[.N30]*[.O30]" office:value-type="float" office:value="240" calcext:value-type="float">
            <text:p>240</text:p>
          </table:table-cell>
          <table:table-cell/>
          <table:table-cell table:formula="of:=RANK([.X30];[.X23:.X32])+2" office:value-type="float" office:value="10" calcext:value-type="float">
            <text:p>10</text:p>
          </table:table-cell>
          <table:table-cell table:style-name="ce83" table:formula="of:=RAND()" office:value-type="float" office:value="0.0986668998795172" calcext:value-type="float">
            <text:p>0,098666899879517</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3" calcext:value-type="float">
            <text:p>3</text:p>
          </table:table-cell>
          <table:table-cell table:style-name="ce83" table:formula="of:=RAND()" office:value-type="float" office:value="0.849620100573495" calcext:value-type="float">
            <text:p>0,849620100573495</text:p>
          </table:table-cell>
          <table:table-cell table:number-columns-repeated="998"/>
        </table:table-row>
        <table:table-row table:style-name="ro4">
          <table:table-cell table:number-columns-repeated="22"/>
          <table:table-cell table:formula="of:=RANK([.X32];[.X23:.X32])+2" office:value-type="float" office:value="6" calcext:value-type="float">
            <text:p>6</text:p>
          </table:table-cell>
          <table:table-cell table:style-name="ce83" table:formula="of:=RAND()" office:value-type="float" office:value="0.55127439037309" calcext:value-type="float">
            <text:p>0,55127439037309</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3" table:formula="of:=RAND()" office:value-type="float" office:value="0.963777134412388" calcext:value-type="float">
            <text:p>0,963777134412388</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927" calcext:value-type="string">
            <text:p>v5927</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35];[.X34:.X43])+2" office:value-type="float" office:value="3" calcext:value-type="float">
            <text:p>3</text:p>
          </table:table-cell>
          <table:table-cell table:style-name="ce83" table:formula="of:=RAND()" office:value-type="float" office:value="0.976100424887642" calcext:value-type="float">
            <text:p>0,976100424887642</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5927" calcext:value-type="string">
            <text:p>v5927</text:p>
          </table:table-cell>
          <table:table-cell table:style-name="ce83"/>
          <table:table-cell table:formula="of:=RANK([.X36];[.X34:.X43])+2" office:value-type="float" office:value="9" calcext:value-type="float">
            <text:p>9</text:p>
          </table:table-cell>
          <table:table-cell table:style-name="ce83" table:formula="of:=RAND()" office:value-type="float" office:value="0.349139474351319" calcext:value-type="float">
            <text:p>0,349139474351319</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7.21" calcext:value-type="float">
            <text:p>7,21</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style-name="ce144" table:formula="of:=&quot;réduire  &quot;&amp;[.Z37]&amp;&quot;x+&quot;&amp;[.AA37]&amp;&quot;+&quot;&amp;[.AB37]&amp;&quot;x&quot;" office:value-type="string" office:string-value="réduire  7x+3+5x" calcext:value-type="string" table:number-columns-spanned="3" table:number-rows-spanned="1">
            <text:p>réduire <text:s/>7x+3+5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37]" office:value-type="string" office:string-value="√5" calcext:value-type="string">
            <text:p>√5</text:p>
          </table:table-cell>
          <table:table-cell table:style-name="ce41" office:value-type="string" calcext:value-type="string">
            <text:p>&lt;</text:p>
          </table:table-cell>
          <table:table-cell table:style-name="ce51" table:formula="of:=ROUNDUP(RAND()*1000/CHOOSE(RANDBETWEEN(1;4);1;10;100;1000);RANDBETWEEN(-2;2))" office:value-type="float" office:value="64.1" calcext:value-type="float">
            <text:p>64,1</text:p>
          </table:table-cell>
          <table:table-cell table:style-name="ce40" table:formula="of:=CHOOSE([.W37];&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7]*10^([.C37])" office:value-type="float" office:value="0.000721" calcext:value-type="float">
            <text:p>0,000721</text:p>
          </table:table-cell>
          <table:table-cell table:style-name="ce48" table:formula="of:=([.Z37]+[.AB37])&amp;&quot;x+&quot;&amp;[.AA37]" office:value-type="string" office:string-value="12x+3" calcext:value-type="string">
            <text:p>12x+3</text:p>
          </table:table-cell>
          <table:table-cell table:style-name="ce147" table:formula="of:=ROUNDDOWN(SQRT([.AC37]))&amp;&quot;;&quot;&amp;(ROUNDDOWN(SQRT([.AC37]))+1)" office:value-type="string" office:string-value="2;3" calcext:value-type="string">
            <text:p>2;3</text:p>
          </table:table-cell>
          <table:table-cell table:style-name="ce156" table:formula="of:=[.M37]*CHOOSE([.W37];0;0.000000001;0.000001;0.001;1000000000;1000000;1000;0.1;0.01;0.001;0.0001;0.00001;0.000001)&amp;&quot; &quot;&amp;[.P37]" office:value-type="string" office:string-value="64100 m³" calcext:value-type="string">
            <text:p>64100 m³</text:p>
          </table:table-cell>
          <table:table-cell/>
          <table:table-cell table:formula="of:=RANK([.X37];[.X34:.X43])+2" office:value-type="float" office:value="7" calcext:value-type="float">
            <text:p>7</text:p>
          </table:table-cell>
          <table:table-cell table:style-name="ce83" table:formula="of:=RAND()" office:value-type="float" office:value="0.481774894753" calcext:value-type="float">
            <text:p>0,481774894753</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formula="of:=RANDBETWEEN(2;200)" office:value-type="float" office:value="5" calcext:value-type="float">
            <text:p>5</text:p>
          </table:table-cell>
          <table:table-cell table:number-columns-repeated="993"/>
        </table:table-row>
        <table:table-row table:style-name="ro3">
          <table:table-cell table:style-name="ce51" table:formula="of:=ROUND(RAND()*10;RANDBETWEEN(0;3))" office:value-type="float" office:value="8.19" calcext:value-type="float">
            <text:p>8,19</text:p>
          </table:table-cell>
          <table:table-cell table:style-name="ce40" office:value-type="string" calcext:value-type="string">
            <text:p>×11</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style-name="ce145" table:formula="of:=&quot;réduire  &quot;&amp;[.Z38]&amp;&quot;x²+&quot;&amp;[.AA38]&amp;&quot;x+&quot;&amp;[.AB38]&amp;&quot;x²+&quot;&amp;[.Y38]" office:value-type="string" office:string-value="réduire  5x²+4x+6x²+9" calcext:value-type="string" table:number-columns-spanned="3" table:number-rows-spanned="1">
            <text:p>réduire <text:s/>5x²+4x+6x²+9</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38]" office:value-type="string" office:string-value="√192" calcext:value-type="string">
            <text:p>√192</text:p>
          </table:table-cell>
          <table:table-cell table:style-name="ce41" office:value-type="string" calcext:value-type="string">
            <text:p>&lt;</text:p>
          </table:table-cell>
          <table:table-cell table:style-name="ce51" table:formula="of:=ROUNDUP(RAND()*1000/CHOOSE(RANDBETWEEN(1;4);1;10;100;1000);RANDBETWEEN(-2;2))" office:value-type="float" office:value="700" calcext:value-type="float">
            <text:p>700</text:p>
          </table:table-cell>
          <table:table-cell table:style-name="ce40" table:formula="of:=CHOOSE([.W38];&quot;&quot;;&quot;mm³&quot;;&quot;cm³&quot;;&quot;dm³&quot;;&quot;km³&quot;;&quot;hm³&quot;;&quot;da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8]*10^([.C38])" office:value-type="float" office:value="0.000819" calcext:value-type="float">
            <text:p>0,000819</text:p>
          </table:table-cell>
          <table:table-cell table:style-name="ce48" table:formula="of:=([.Z38]+[.AB38])&amp;&quot;x²+&quot;&amp;([.Y38]+[.AA38])&amp;&quot;x&quot;" office:value-type="string" office:string-value="11x²+13x" calcext:value-type="string">
            <text:p>11x²+13x</text:p>
          </table:table-cell>
          <table:table-cell table:style-name="ce147" table:formula="of:=ROUNDDOWN(SQRT([.AC38]))&amp;&quot;;&quot;&amp;(ROUNDDOWN(SQRT([.AC38]))+1)" office:value-type="string" office:string-value="13;14" calcext:value-type="string">
            <text:p>13;14</text:p>
          </table:table-cell>
          <table:table-cell table:style-name="ce156" table:formula="of:=[.M38]*CHOOSE([.W38];0;0.000000001;0.000001;0.001;1000000000;1000000;1000;0.1;0.01;0.001;0.0001;0.00001;0.000001)&amp;&quot; &quot;&amp;[.P38]" office:value-type="string" office:string-value="700000000000 m³" calcext:value-type="string">
            <text:p>700000000000 m³</text:p>
          </table:table-cell>
          <table:table-cell/>
          <table:table-cell table:formula="of:=RANK([.X38];[.X34:.X43])+2" office:value-type="float" office:value="5" calcext:value-type="float">
            <text:p>5</text:p>
          </table:table-cell>
          <table:table-cell table:style-name="ce83" table:formula="of:=RAND()" office:value-type="float" office:value="0.680485852752572" calcext:value-type="float">
            <text:p>0,680485852752572</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formula="of:=RANDBETWEEN(2;200)" office:value-type="float" office:value="192" calcext:value-type="float">
            <text:p>192</text:p>
          </table:table-cell>
          <table:table-cell table:number-columns-repeated="993"/>
        </table:table-row>
        <table:table-row table:style-name="ro3">
          <table:table-cell table:style-name="ce51" table:formula="of:=ROUNDUP(RAND()*10000;RANDBETWEEN(-3;0))/CHOOSE(RANDBETWEEN(1;5);0.01;0.0001;10000;100000;1000000)" office:value-type="float" office:value="420000" calcext:value-type="float">
            <text:p>420000</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39]&amp;&quot;(x+&quot;&amp;[.Z39]&amp;&quot;)&quot;" office:value-type="string" office:string-value="9(x+7)" calcext:value-type="string">
            <text:p>9(x+7)</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56" calcext:value-type="float">
            <text:p>56</text:p>
          </table:table-cell>
          <table:table-cell table:style-name="ce56" office:value-type="string" calcext:value-type="string">
            <text:p>=</text:p>
          </table:table-cell>
          <table:table-cell/>
          <table:table-cell table:style-name="ce198" table:formula="of:=[.A39]" office:value-type="float" office:value="420000" calcext:value-type="float">
            <text:p>4,20E+005</text:p>
          </table:table-cell>
          <table:table-cell table:style-name="ce147" table:formula="of:=[.Y39]&amp;&quot;x+&quot;&amp;([.Y39]*[.Z39])" office:value-type="string" office:string-value="9x+63" calcext:value-type="string">
            <text:p>9x+63</text:p>
          </table:table-cell>
          <table:table-cell table:style-name="ce57" table:formula="of:=&quot;Q=&quot;&amp;QUOTIENT([.I39];[.K39])&amp;&quot;  R=&quot;&amp;MOD([.I39];[.K39])" office:value-type="string" office:string-value="Q=6  R=0" calcext:value-type="string">
            <text:p>Q=6 <text:s/>R=0</text:p>
          </table:table-cell>
          <table:table-cell table:style-name="ce147" table:formula="of:=[.M39]*[.O39]" office:value-type="float" office:value="14" calcext:value-type="float">
            <text:p>14</text:p>
          </table:table-cell>
          <table:table-cell/>
          <table:table-cell table:formula="of:=RANK([.X39];[.X34:.X43])+2" office:value-type="float" office:value="12" calcext:value-type="float">
            <text:p>12</text:p>
          </table:table-cell>
          <table:table-cell table:style-name="ce83" table:formula="of:=RAND()" office:value-type="float" office:value="0.00951331531057605" calcext:value-type="float">
            <text:p>0,009513315310576</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number-columns-repeated="994"/>
        </table:table-row>
        <table:table-row table:style-name="ro3">
          <table:table-cell table:style-name="ce51" table:formula="of:=ROUNDUP(RAND()*10000;RANDBETWEEN(-3;0))/CHOOSE(RANDBETWEEN(1;5);0.01;0.0001;10000;100000;1000000)" office:value-type="float" office:value="0.1" calcext:value-type="float">
            <text:p>0,1</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40]&amp;&quot;(&quot;&amp;[.Z40]&amp;&quot;x+&quot;&amp;[.AA40]&amp;&quot;)&quot;" office:value-type="string" office:string-value="7(3x+8)" calcext:value-type="string">
            <text:p>7(3x+8)</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56" calcext:value-type="float">
            <text:p>56</text:p>
          </table:table-cell>
          <table:table-cell table:style-name="ce56" office:value-type="string" calcext:value-type="string">
            <text:p>=</text:p>
          </table:table-cell>
          <table:table-cell/>
          <table:table-cell table:style-name="ce198" table:formula="of:=[.A40]" office:value-type="float" office:value="0.1" calcext:value-type="float">
            <text:p>1,00E-001</text:p>
          </table:table-cell>
          <table:table-cell table:style-name="ce147" table:formula="of:=[.Y40]*[.Z40]&amp;&quot;x+&quot;&amp;[.Y40]*[.AA40]" office:value-type="string" office:string-value="21x+56" calcext:value-type="string">
            <text:p>21x+56</text:p>
          </table:table-cell>
          <table:table-cell table:style-name="ce57" table:formula="of:=&quot;Q=&quot;&amp;QUOTIENT([.I40];[.K40])&amp;&quot;  R=&quot;&amp;MOD([.I40];[.K40])" office:value-type="string" office:string-value="Q=3  R=2" calcext:value-type="string">
            <text:p>Q=3 <text:s/>R=2</text:p>
          </table:table-cell>
          <table:table-cell table:style-name="ce147" table:formula="of:=[.M40]*[.O40]" office:value-type="float" office:value="42" calcext:value-type="float">
            <text:p>42</text:p>
          </table:table-cell>
          <table:table-cell/>
          <table:table-cell table:formula="of:=RANK([.X40];[.X34:.X43])+2" office:value-type="float" office:value="11" calcext:value-type="float">
            <text:p>11</text:p>
          </table:table-cell>
          <table:table-cell table:style-name="ce83" table:formula="of:=RAND()" office:value-type="float" office:value="0.159803465616331" calcext:value-type="float">
            <text:p>0,159803465616331</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number-columns-repeated="994"/>
        </table:table-row>
        <table:table-row table:style-name="ro3">
          <table:table-cell table:style-name="ce51" table:formula="of:=RANDBETWEEN(1;10)" office:value-type="float" office:value="7" calcext:value-type="float">
            <text:p>7</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51" table:formula="of:=RANDBETWEEN(11;99)/10" office:value-type="float" office:value="2.6" calcext:value-type="float">
            <text:p>2,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60" calcext:value-type="float">
            <text:p>PGCD 60</text:p>
          </table:table-cell>
          <table:table-cell table:style-name="ce7" office:value-type="string" calcext:value-type="string">
            <text:p>et</text:p>
          </table:table-cell>
          <table:table-cell table:style-name="ce20" table:formula="of:=RANDBETWEEN(2;5)*RANDBETWEEN(2;6)*RANDBETWEEN(2;5)" office:value-type="float" office:value="72" calcext:value-type="float">
            <text:p>72</text:p>
          </table:table-cell>
          <table:table-cell table:style-name="ce10" office:value-type="string" calcext:value-type="string">
            <text:p>=</text:p>
          </table:table-cell>
          <table:table-cell table:style-name="ce90" table:formula="of:=IF(RANDBETWEEN(0;1);&quot;(-&quot;&amp;RANDBETWEEN(2;10)&amp;&quot;)&quot;;RANDBETWEEN(2;10))" office:value-type="string" office:string-value="(-4)" calcext:value-type="string">
            <text:p>(-4)</text:p>
          </table:table-cell>
          <table:table-cell table:style-name="ce196" table:formula="of:=RANDBETWEEN(2;10)" office:value-type="float" office:value="9" calcext:value-type="float">
            <text:p>× 9 ×</text:p>
          </table:table-cell>
          <table:table-cell table:style-name="ce197" table:formula="of:=IF(RANDBETWEEN(0;1);&quot;(-&quot;&amp;RANDBETWEEN(2;10)&amp;&quot;)&quot;;RANDBETWEEN(2;10))" office:value-type="float" office:value="4" calcext:value-type="float">
            <text:p>×4</text:p>
          </table:table-cell>
          <table:table-cell table:style-name="ce10" office:value-type="string" calcext:value-type="string">
            <text:p>=</text:p>
          </table:table-cell>
          <table:table-cell/>
          <table:table-cell table:style-name="ce147" table:formula="of:=[.A41]+[.C41]/60&amp;&quot; h&quot;" office:value-type="string" office:string-value="7,8 h" calcext:value-type="string">
            <text:p>7,8 h</text:p>
          </table:table-cell>
          <table:table-cell table:style-name="ce199" table:formula="of:=[.E41]" office:value-type="time" office:time-value="PT62H24M00S" calcext:value-type="time">
            <text:p>14:24</text:p>
          </table:table-cell>
          <table:table-cell table:style-name="ce57" table:formula="of:=GCD([.I41];[.K41])" office:value-type="float" office:value="12" calcext:value-type="float">
            <text:p>12</text:p>
          </table:table-cell>
          <table:table-cell table:style-name="ce57" table:formula="of:=[.M41]*[.N41]*[.O41]" office:value-type="string" office:string-value="" calcext:value-type="error">
            <text:p>#VALEUR !</text:p>
          </table:table-cell>
          <table:table-cell/>
          <table:table-cell table:formula="of:=RANK([.X41];[.X34:.X43])+2" office:value-type="float" office:value="8" calcext:value-type="float">
            <text:p>8</text:p>
          </table:table-cell>
          <table:table-cell table:style-name="ce83" table:formula="of:=RAND()" office:value-type="float" office:value="0.428048396624616" calcext:value-type="float">
            <text:p>0,428048396624616</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6" calcext:value-type="float">
            <text:p>6</text:p>
          </table:table-cell>
          <table:table-cell table:style-name="ce83" table:formula="of:=RAND()" office:value-type="float" office:value="0.588983102749744" calcext:value-type="float">
            <text:p>0,588983102749744</text:p>
          </table:table-cell>
          <table:table-cell table:number-columns-repeated="998"/>
        </table:table-row>
        <table:table-row table:style-name="ro4">
          <table:table-cell table:number-columns-repeated="22"/>
          <table:table-cell table:formula="of:=RANK([.X43];[.X34:.X43])+2" office:value-type="float" office:value="10" calcext:value-type="float">
            <text:p>10</text:p>
          </table:table-cell>
          <table:table-cell table:style-name="ce83" table:formula="of:=RAND()" office:value-type="float" office:value="0.222431002806582" calcext:value-type="float">
            <text:p>0,222431002806582</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4" form:id="control14"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control draw:z-index="0" draw:style-name="gr9" draw:text-style-name="P2" svg:width="3.796cm" svg:height="1.407cm" svg:x="19.77cm" svg:y="0.611cm" draw:control="control14"/>
          <draw:frame draw:z-index="1" draw:style-name="gr10" draw:text-style-name="P4" svg:width="16.678cm" svg:height="10.158cm" svg:x="1.928cm" svg:y="0.956c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 ou sur le bouton ci-contre qui génère x fiches pour chaque ceinture.</text:span></text:p>
            </draw:text-box>
          </draw:frame>
        </table:shapes>
        <table:table-column table:style-name="co17" table:default-cell-style-name="Default"/>
        <table:table-column table:style-name="co17" table:number-columns-repeated="8" table:default-cell-style-name="ce83"/>
        <table:table-column table:style-name="co17" table:default-cell-style-name="Default"/>
        <table:table-row table:style-name="ro4">
          <table:table-cell/>
          <table:table-cell table:style-name="Default" table:number-columns-repeated="8"/>
          <table:table-cell/>
        </table:table-row>
        <table:table-row table:style-name="ro7">
          <table:table-cell/>
          <table:table-cell table:style-name="ce227"/>
          <table:table-cell table:number-columns-repeated="8"/>
        </table:table-row>
        <table:table-row table:style-name="ro4" table:number-rows-repeated="4">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row table:style-name="ro4" table:number-rows-repeated="12">
          <table:table-cell table:number-columns-repeated="10"/>
        </table:table-row>
        <table:table-row table:style-name="ro4">
          <table:table-cell table:number-columns-repeated="10"/>
        </table:table-row>
      </table:table>
      <table:table table:name="Aide à la génération" table:style-name="ta9" table:print="false">
        <table:table-column table:style-name="co17"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3"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4"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Wingdings" svg:font-family="Wingdings" style:font-adornments="Normal" style:font-charset="x-symbol"/>
    <style:font-face style:name="Calibri" svg:font-family="Calibri" style:font-adornments="Regular"/>
    <style:font-face style:name="Liberation Sans3" svg:font-family="'Liberation Sans'"/>
    <style:font-face style:name="Liberation Sans1" svg:font-family="'Liberation Sans'" style:font-adornments="Regular"/>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6" number:min-decimal-places="1" number:min-integer-digits="1" number:decimal-replacement="" number:grouping="true"/>
    </number:number-style>
    <number:number-style style:name="N134">
      <number:number number:decimal-places="4" number:min-decimal-places="1" number:min-integer-digits="1" number:decimal-replacement="" number:grouping="true"/>
    </number:number-style>
    <number:number-style style:name="N135">
      <number:number number:decimal-places="1" number:min-decimal-places="1" number:min-integer-digits="1" number:grouping="true"/>
    </number:number-style>
    <number:number-style style:name="N136">
      <number:number number:decimal-places="2" number:min-decimal-places="0" number:min-integer-digits="1" number:decimal-replacement="" number:grouping="true"/>
    </number:number-style>
    <number:number-style style:name="N137">
      <number:number number:decimal-places="4" number:min-decimal-places="0" number:min-integer-digits="1" number:decimal-replacement="" number:grouping="true"/>
    </number:number-style>
    <number:number-style style:name="N138">
      <number:number number:decimal-places="6" number:min-decimal-places="0" number:min-integer-digits="1" number:decimal-replacement="" number:grouping="true"/>
    </number:number-style>
    <number:number-style style:name="N139">
      <number:number number:decimal-places="10" number:min-decimal-places="10" number:min-integer-digits="1" number:grouping="true"/>
    </number:number-style>
    <number:number-style style:name="N140">
      <number:number number:decimal-places="6" number:min-decimal-places="6" number:min-integer-digits="0" number:grouping="true"/>
    </number:number-style>
    <number:number-style style:name="N141">
      <number:scientific-number number:decimal-places="4" number:min-decimal-places="4" number:min-integer-digits="1" number:min-exponent-digits="1" number:exponent-interval="1" number:forced-exponent-sign="true"/>
    </number:number-style>
    <number:number-style style:name="N142">
      <number:scientific-number number:decimal-places="0" number:min-decimal-places="0" number:min-integer-digits="1" number:min-exponent-digits="1" number:exponent-interval="1" number:forced-exponent-sign="true"/>
      <number:text>,</number:text>
    </number:number-style>
    <number:currency-style style:name="N144P0" style:volatile="true">
      <number:number number:decimal-places="2" number: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number:min-decimal-places="0" number:min-integer-digits="0" number:min-exponent-digits="3" number:exponent-interval="1" number:forced-exponent-sign="true"/>
    </number:number-style>
    <number:number-style style:name="N146">
      <number:scientific-number number:decimal-places="7" number:min-decimal-places="0" number:min-integer-digits="0" number:min-exponent-digits="1" number:exponent-interval="1" number:forced-exponent-sign="true"/>
    </number:number-style>
    <number:number-style style:name="N147">
      <number:fraction number:min-numerator-digits="1" loext:max-numerator-digits="1" number:min-denominator-digits="1" number:max-denominator-value="9"/>
    </number:number-style>
    <number:number-style style:name="N148">
      <number:number number:decimal-places="8" number:min-decimal-places="0" number:min-integer-digits="1" number:decimal-replacement="" number:grouping="true"/>
    </number:number-style>
    <number:number-style style:name="N149">
      <number:number number:decimal-places="10" number:min-decimal-places="0" number:min-integer-digits="1" number:decimal-replacement="" number:grouping="true"/>
    </number:number-style>
    <number:number-style style:name="N150">
      <number:number number:decimal-places="3" number:min-decimal-places="0" number:min-integer-digits="0" number:decimal-replacement="" number:grouping="true"/>
    </number:number-style>
    <number:number-style style:name="N151">
      <number:number number:decimal-places="2" number:min-decimal-places="0" number:min-integer-digits="0" number:decimal-replacement="" number:grouping="true"/>
    </number:number-style>
    <number:number-style style:name="N152">
      <number:number number:decimal-places="0" number:min-decimal-places="0" number:min-integer-digits="1"/>
      <number:text> cm²</number:text>
    </number:number-style>
    <number:number-style style:name="N153">
      <number:number number:decimal-places="0" number:min-decimal-places="0" number:min-integer-digits="1"/>
      <number:text> cm</number:text>
    </number:number-style>
    <number:number-style style:name="N154">
      <number:number number:decimal-places="0" number:min-decimal-places="0" number:min-integer-digits="1"/>
      <number:text> cm3</number:text>
    </number:number-style>
    <number:number-style style:name="N155">
      <number:number number:decimal-places="0" number:min-decimal-places="0" number:min-integer-digits="1"/>
      <number:text> cm³</number:text>
    </number:number-style>
    <number:number-style style:name="N156">
      <number:number number:decimal-places="4" number:min-decimal-places="4" number:min-integer-digits="1"/>
      <number:text>×10^+</number:text>
    </number:number-style>
    <number:number-style style:name="N157">
      <number:number number:decimal-places="0" number:min-decimal-places="0" number:min-integer-digits="1"/>
      <number:text> =</number:text>
    </number:number-style>
    <number:number-style style:name="N158">
      <number:number number:decimal-places="0" number:min-decimal-places="0" number:min-integer-digits="1"/>
      <number:text> :</number:text>
    </number:number-style>
    <number:number-style style:name="N159">
      <number:text>x=</number:text>
      <number:number number:decimal-places="0" number:min-decimal-places="0" number:min-integer-digits="1"/>
    </number:number-style>
    <number:number-style style:name="N160">
      <number:text>x=</number:text>
      <number:number number:decimal-places="0" number:min-decimal-places="0" number:min-integer-digits="1"/>
      <number:text> :</number:text>
    </number:number-style>
    <number:number-style style:name="N161">
      <number:text>×10</number:text>
      <number:number number:decimal-places="0" number:min-decimal-places="0" number:min-integer-digits="1"/>
    </number:number-style>
    <number:number-style style:name="N162">
      <number:text>PGCD </number:text>
      <number:number number:decimal-places="0" number:min-decimal-places="0" number:min-integer-digits="1"/>
    </number:number-style>
    <number:number-style style:name="N163">
      <number:text>×</number:text>
      <number:number number:decimal-places="0" number:min-decimal-places="0" number:min-integer-digits="1"/>
    </number:number-style>
    <number:number-style style:name="N164">
      <number:text>×</number:text>
      <number:number number:decimal-places="0" number:min-decimal-places="0" number:min-integer-digits="1"/>
      <number:text>×</number:text>
    </number:number-style>
    <number:number-style style:name="N165">
      <number:text>× </number:text>
      <number:number number:decimal-places="0" number:min-decimal-places="0" number:min-integer-digits="1"/>
      <number:text> ×</number:text>
    </number:number-style>
    <number:number-style style:name="N166">
      <number:number number:decimal-places="0" number:min-decimal-places="0" number:min-integer-digits="1"/>
      <number:text>=</number:text>
    </number:number-style>
    <number:number-style style:name="N167">
      <number:number number:decimal-places="3" number:min-decimal-places="0" number:min-integer-digits="1" number:decimal-replacement=""/>
      <number:text> =</number:text>
    </number:number-style>
    <number:number-style style:name="N168">
      <number:number number:decimal-places="0" number:min-decimal-places="0" number:min-integer-digits="1"/>
      <number:text>°</number:text>
    </number:number-style>
    <number:percentage-style style:name="N169">
      <number:number number:decimal-places="1" number:min-decimal-places="0" number:min-integer-digits="1" number:decimal-replacement=""/>
      <number:text> %</number:text>
    </number:percentage-style>
    <number:number-style style:name="N170">
      <number:number number:decimal-places="0" number:min-decimal-places="0" number:min-integer-digits="1"/>
      <number:text>π cm³</number:text>
    </number:number-style>
    <number:number-style style:name="N171">
      <number:fraction number:min-integer-digits="0" loext:integer-fraction-delimiter=" cm³" number:min-numerator-digits="1" loext:max-numerator-digits="1" number:min-denominator-digits="1" number:max-denominator-value="9"/>
    </number:number-style>
    <number:number-style style:name="N172">
      <number:number number:min-integer-digits="1"/>
      <number:text> &lt;</number:text>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7">00/00/0000</text:date>, <text:time style:data-style-name="N2" text:time-value="22:14:12.7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ébastien COGEZ</meta:initial-creator>
    <meta:creation-date>2018-07-25T10:06:58.889000000</meta:creation-date>
    <dc:date>2021-09-07T22:14:50.585000000</dc:date>
    <dc:creator>Sébastien COGEZ</dc:creator>
    <meta:editing-duration>PT23H7M35S</meta:editing-duration>
    <meta:editing-cycles>103</meta:editing-cycles>
    <meta:generator>LibreOffice/7.1.5.2$Windows_X86_64 LibreOffice_project/85f04e9f809797b8199d13c421bd8a2b025d52b5</meta:generator>
    <dc:title>Générateur de Calcul Mental 6e 2018</dc:title>
    <meta:document-statistic meta:table-count="15" meta:cell-count="8240" meta:object-count="15"/>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Function FacteursPremiers(Nb as Double)
Dim Decomp as String, Facteur as Long, Expo as Long, Div as Double
   ' 24 secondes avec 909091*909091
   Facteur = 2         
   If nb &lt; 2 Then Exit Function
   Do
      Div = nb/Facteur
      If Div = Fix(Div) Then
         expo = expo + 1
         nb = Div
      Else
         If Expo &gt; 0 Then  Decomp = Decomp &amp; " * " &amp; Facteur &amp; IIf(Expo = 1, "","^" &amp; Expo)
         Facteur = Facteur + 2 + (Facteur = 2)
         If Facteur * Facteur &gt; nb or Facteur &gt; 1000000 Then Exit Do
         Expo = 0
      End If
   Loop
   'If Facteur &gt; 1000000 Then MsgBox "Je ne suis pas sûr que " &amp; nb &amp; " soit premier, mais je n'ai pas trouvé de diviseur inférieur à 1 000 000"
   FacteursPremiers = Mid(Decomp &amp; IIf(nb = 1, "","*" &amp; nb), 4)
End Function

sub Main
	Dim oDoc As Object, oSheet As Object, oCell As Object
	Dim nbCs As Integer
	Dim nbtpp As Integer
	oDoc=ThisComponent
	oSheet=oDoc.Sheets(13)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B", "P", "R", "U", "W", "Z", nbCs, nbtpp)
	Generer(1,"Z", "P", "R", "U", "W", "Z", nbCs, nbtpp)
	Generer(2,"Z", "P", "R", "U", "W", "Z", nbCs, nbtpp)
	Generer(3,"Z", "P", "R", "U", "W", "Z", nbCs,nbtpp)
	Generer(4,"AB", "R", "T", "W", "Y", "AB", nbCs, nbtpp)
	Generer(5,"AF", "U", "W", "Z", "AB", "AF", nbCs, nbtpp)
	Generer(6,"AE", "Q", "S", "V", "X", "AE", nbCs,nbtpp)
	Generer(7,"AF", "S", "U", "X", "Z", "AF", nbCs, nbtpp)
	Generer(8,"AE", "Q", "S", "V", "X", "AE", nbCs, nbtpp)
	Generer(9,"AG", "U", "W", "Z", "AB", "AG", nbCs,nbtpp)
	Generer(10,"Z", "P", "R", "U", "W", "X", nbCs,nbtpp+1)
	Generer(11,"AE", "T", "V", "Y", "AA", "AB", nbCs,nbtpp+1)
	Generer(12,"AC", "P", "R", "U", "W", "X", nbCs,nbtpp+1)
	oCell.setString("Génération de "&amp; nbCs &amp; " versions par ceinture terminée")
	oDoc.CurrentController.ActiveSheet = oSheet
End sub

sub GenererBlanche
	Generer(0,"AB", "P", "R", "U", "W", "Z", 0,0)
End sub
sub GenererJaune
	Generer(1,"Z", "P", "R", "U", "W", "Z", 0,0)
End sub
sub GenererOrange
	Generer(2,"Z", "P", "R", "U", "W", "Z", 0,0)
End sub
sub GenererVerte
	Generer(3,"Z", "P", "R", "U", "W", "Z", 0,0)
End sub
sub GenererBleue1
	Generer(4,"AB", "R", "T", "W", "Y", "AB", 0,0)
End sub
sub GenererBleue2
	Generer(5,"AF", "U", "W", "Z", "AB", "AF", 0,0)
End sub
sub GenererMarron1
	Generer(6,"AE", "Q", "S", "V", "X", "AE", 0,0)
End sub
sub GenererMarron2
	Generer(7,"AF", "S", "U", "X", "Z", "AF", 0,0)
End sub
sub GenererNoire1
	Generer(8,"AE", "Q", "S", "V", "X", "AE", 0,0)
End sub
sub GenererNoire2
	Generer(9,"AG", "U", "W", "Z", "AB", "AG", 0,0)
End sub
sub GenererDAN1
	Generer(10,"Z", "P", "R", "U", "W", "X", 0,0)
End sub
sub GenererDAN2
	Generer(11,"AE", "T", "V", "Y", "AA", "AB", 0,0)
End sub
sub GenererDAN3
	Generer(12,"AC", "P", "R", "U", "W", "X", 0,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Dim nbtpp As Integer
if nbt &gt; 0 Then
	nbtpp = nbt
else
	nbtpp = InputBox("Combien de test voulez-vous générer par page ? (3 par page pour le passage, 4 pour l'entrainement)","Question importante !","4")
End If
oDoc=ThisComponent
oSheet=oDoc.Sheets(feuille)
ThisComponent.EnableAutomaticCalculation(False)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oDoc.CurrentController.Select(rng)
CopyAddress = rng.RangeAddress
rem Copie de la plage
rem get access to the document
document   = ThisComponent.CurrentController.Frame
ThisComponent.CurrentController.Frame.ContainerWindow.setFocus
dispatcher = createUnoService("com.sun.star.frame.DispatchHelper")
rem dispatcher.executeDispatch(document, ".uno:Copy", "", 0, Array())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S$2"

dispatcher.executeDispatch(document, ".uno:GoToCell", "", 0, args1())

rem ----------------------------------------------------------------------
dim args2(0) as new com.sun.star.beans.PropertyValue
args2(0).Name = "ToPoint"
args2(0).Value = "$S$2:$V$8"

dispatcher.executeDispatch(document, ".uno:GoToCell", "", 0, args2())

rem ----------------------------------------------------------------------
dispatcher.executeDispatch(document, ".uno:Copy", "", 0, Array())

rem ----------------------------------------------------------------------
dim args4(0) as new com.sun.star.beans.PropertyValue
args4(0).Name = "ToPoint"
args4(0).Value = "$AF$2"

dispatcher.executeDispatch(document, ".uno:GoToCell", "", 0, args4())

rem ----------------------------------------------------------------------
dim args5(5) as new com.sun.star.beans.PropertyValue
args5(0).Name = "Flags"
args5(0).Value = "SVDT"
args5(1).Name = "FormulaCommand"
args5(1).Value = 0
args5(2).Name = "SkipEmptyCells"
args5(2).Value = false
args5(3).Name = "Transpose"
args5(3).Value = false
args5(4).Name = "AsLink"
args5(4).Value = false
args5(5).Name = "MoveMode"
args5(5).Value = 4

dispatcher.executeDispatch(document, ".uno:InsertContents", "", 0, args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